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style:use-window-font-color="true"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inter" table:style-name="ta1">
        <table:table-column table:style-name="co1" table:number-columns-repeated="1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>
            <text:p>MM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6433">
            <text:p>1.66433</text:p>
          </table:table-cell>
          <table:table-cell office:value-type="float" office:value="0.000107">
            <text:p>0.000107</text:p>
          </table:table-cell>
          <table:table-cell office:value-type="float" office:value="1.664271">
            <text:p>1.664271</text:p>
          </table:table-cell>
          <table:table-cell office:value-type="float" office:value="1.664224">
            <text:p>1.664224</text:p>
          </table:table-cell>
          <table:table-cell office:value-type="float" office:value="1.66413">
            <text:p>1.66413</text:p>
          </table:table-cell>
          <table:table-cell office:value-type="float" office:value="1.664371">
            <text:p>1.664371</text:p>
          </table:table-cell>
          <table:table-cell office:value-type="float" office:value="1.664481">
            <text:p>1.664481</text:p>
          </table:table-cell>
          <table:table-cell office:value-type="float" office:value="1.66447">
            <text:p>1.66447</text:p>
          </table:table-cell>
          <table:table-cell office:value-type="float" office:value="1.664401">
            <text:p>1.664401</text:p>
          </table:table-cell>
          <table:table-cell office:value-type="float" office:value="1.664246">
            <text:p>1.664246</text:p>
          </table:table-cell>
          <table:table-cell office:value-type="float" office:value="1.66432">
            <text:p>1.66432</text:p>
          </table:table-cell>
          <table:table-cell office:value-type="float" office:value="1.664386">
            <text:p>1.66438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23118">
            <text:p>1.723118</text:p>
          </table:table-cell>
          <table:table-cell office:value-type="float" office:value="0.000274">
            <text:p>0.000274</text:p>
          </table:table-cell>
          <table:table-cell office:value-type="float" office:value="1.723455">
            <text:p>1.723455</text:p>
          </table:table-cell>
          <table:table-cell office:value-type="float" office:value="1.722856">
            <text:p>1.722856</text:p>
          </table:table-cell>
          <table:table-cell office:value-type="float" office:value="1.723062">
            <text:p>1.723062</text:p>
          </table:table-cell>
          <table:table-cell office:value-type="float" office:value="1.723152">
            <text:p>1.723152</text:p>
          </table:table-cell>
          <table:table-cell office:value-type="float" office:value="1.722837">
            <text:p>1.722837</text:p>
          </table:table-cell>
          <table:table-cell office:value-type="float" office:value="1.723358">
            <text:p>1.723358</text:p>
          </table:table-cell>
          <table:table-cell office:value-type="float" office:value="1.723268">
            <text:p>1.723268</text:p>
          </table:table-cell>
          <table:table-cell office:value-type="float" office:value="1.723536">
            <text:p>1.723536</text:p>
          </table:table-cell>
          <table:table-cell office:value-type="float" office:value="1.723004">
            <text:p>1.723004</text:p>
          </table:table-cell>
          <table:table-cell office:value-type="float" office:value="1.722652">
            <text:p>1.7226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922921">
            <text:p>2.922921</text:p>
          </table:table-cell>
          <table:table-cell office:value-type="float" office:value="0.000413">
            <text:p>0.000413</text:p>
          </table:table-cell>
          <table:table-cell office:value-type="float" office:value="2.922317">
            <text:p>2.922317</text:p>
          </table:table-cell>
          <table:table-cell office:value-type="float" office:value="2.923078">
            <text:p>2.923078</text:p>
          </table:table-cell>
          <table:table-cell office:value-type="float" office:value="2.92324">
            <text:p>2.92324</text:p>
          </table:table-cell>
          <table:table-cell office:value-type="float" office:value="2.922571">
            <text:p>2.922571</text:p>
          </table:table-cell>
          <table:table-cell office:value-type="float" office:value="2.922552">
            <text:p>2.922552</text:p>
          </table:table-cell>
          <table:table-cell office:value-type="float" office:value="2.923455">
            <text:p>2.923455</text:p>
          </table:table-cell>
          <table:table-cell office:value-type="float" office:value="2.922594">
            <text:p>2.922594</text:p>
          </table:table-cell>
          <table:table-cell office:value-type="float" office:value="2.922823">
            <text:p>2.922823</text:p>
          </table:table-cell>
          <table:table-cell office:value-type="float" office:value="2.923666">
            <text:p>2.923666</text:p>
          </table:table-cell>
          <table:table-cell office:value-type="float" office:value="2.922911">
            <text:p>2.92291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35607">
            <text:p>6.535607</text:p>
          </table:table-cell>
          <table:table-cell office:value-type="float" office:value="0.001975">
            <text:p>0.001975</text:p>
          </table:table-cell>
          <table:table-cell office:value-type="float" office:value="6.532448">
            <text:p>6.532448</text:p>
          </table:table-cell>
          <table:table-cell office:value-type="float" office:value="6.534783">
            <text:p>6.534783</text:p>
          </table:table-cell>
          <table:table-cell office:value-type="float" office:value="6.537087">
            <text:p>6.537087</text:p>
          </table:table-cell>
          <table:table-cell office:value-type="float" office:value="6.537441">
            <text:p>6.537441</text:p>
          </table:table-cell>
          <table:table-cell office:value-type="float" office:value="6.539364">
            <text:p>6.539364</text:p>
          </table:table-cell>
          <table:table-cell office:value-type="float" office:value="6.535244">
            <text:p>6.535244</text:p>
          </table:table-cell>
          <table:table-cell office:value-type="float" office:value="6.533257">
            <text:p>6.533257</text:p>
          </table:table-cell>
          <table:table-cell office:value-type="float" office:value="6.534729">
            <text:p>6.534729</text:p>
          </table:table-cell>
          <table:table-cell office:value-type="float" office:value="6.53689">
            <text:p>6.53689</text:p>
          </table:table-cell>
          <table:table-cell office:value-type="float" office:value="6.534831">
            <text:p>6.5348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631633">
            <text:p>15.631633</text:p>
          </table:table-cell>
          <table:table-cell office:value-type="float" office:value="0.003634">
            <text:p>0.003634</text:p>
          </table:table-cell>
          <table:table-cell office:value-type="float" office:value="15.63169">
            <text:p>15.63169</text:p>
          </table:table-cell>
          <table:table-cell office:value-type="float" office:value="15.627619">
            <text:p>15.627619</text:p>
          </table:table-cell>
          <table:table-cell office:value-type="float" office:value="15.638417">
            <text:p>15.638417</text:p>
          </table:table-cell>
          <table:table-cell office:value-type="float" office:value="15.632322">
            <text:p>15.632322</text:p>
          </table:table-cell>
          <table:table-cell office:value-type="float" office:value="15.628218">
            <text:p>15.628218</text:p>
          </table:table-cell>
          <table:table-cell office:value-type="float" office:value="15.632422">
            <text:p>15.632422</text:p>
          </table:table-cell>
          <table:table-cell office:value-type="float" office:value="15.635577">
            <text:p>15.635577</text:p>
          </table:table-cell>
          <table:table-cell office:value-type="float" office:value="15.63471">
            <text:p>15.63471</text:p>
          </table:table-cell>
          <table:table-cell office:value-type="float" office:value="15.627026">
            <text:p>15.627026</text:p>
          </table:table-cell>
          <table:table-cell office:value-type="float" office:value="15.628331">
            <text:p>15.62833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582496">
            <text:p>4.582496</text:p>
          </table:table-cell>
          <table:table-cell office:value-type="float" office:value="0.010018">
            <text:p>0.010018</text:p>
          </table:table-cell>
          <table:table-cell office:value-type="float" office:value="4.587725">
            <text:p>4.587725</text:p>
          </table:table-cell>
          <table:table-cell office:value-type="float" office:value="4.571563">
            <text:p>4.571563</text:p>
          </table:table-cell>
          <table:table-cell office:value-type="float" office:value="4.571651">
            <text:p>4.571651</text:p>
          </table:table-cell>
          <table:table-cell office:value-type="float" office:value="4.57054">
            <text:p>4.57054</text:p>
          </table:table-cell>
          <table:table-cell office:value-type="float" office:value="4.572792">
            <text:p>4.572792</text:p>
          </table:table-cell>
          <table:table-cell office:value-type="float" office:value="4.577377">
            <text:p>4.577377</text:p>
          </table:table-cell>
          <table:table-cell office:value-type="float" office:value="4.594451">
            <text:p>4.594451</text:p>
          </table:table-cell>
          <table:table-cell office:value-type="float" office:value="4.592581">
            <text:p>4.592581</text:p>
          </table:table-cell>
          <table:table-cell office:value-type="float" office:value="4.59466">
            <text:p>4.59466</text:p>
          </table:table-cell>
          <table:table-cell office:value-type="float" office:value="4.591619">
            <text:p>4.5916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42738">
            <text:p>8.42738</text:p>
          </table:table-cell>
          <table:table-cell office:value-type="float" office:value="0.017741">
            <text:p>0.017741</text:p>
          </table:table-cell>
          <table:table-cell office:value-type="float" office:value="8.432274">
            <text:p>8.432274</text:p>
          </table:table-cell>
          <table:table-cell office:value-type="float" office:value="8.426985">
            <text:p>8.426985</text:p>
          </table:table-cell>
          <table:table-cell office:value-type="float" office:value="8.443729">
            <text:p>8.443729</text:p>
          </table:table-cell>
          <table:table-cell office:value-type="float" office:value="8.430236">
            <text:p>8.430236</text:p>
          </table:table-cell>
          <table:table-cell office:value-type="float" office:value="8.450466">
            <text:p>8.450466</text:p>
          </table:table-cell>
          <table:table-cell office:value-type="float" office:value="8.38717">
            <text:p>8.38717</text:p>
          </table:table-cell>
          <table:table-cell office:value-type="float" office:value="8.443024">
            <text:p>8.443024</text:p>
          </table:table-cell>
          <table:table-cell office:value-type="float" office:value="8.433391">
            <text:p>8.433391</text:p>
          </table:table-cell>
          <table:table-cell office:value-type="float" office:value="8.410211">
            <text:p>8.410211</text:p>
          </table:table-cell>
          <table:table-cell office:value-type="float" office:value="8.41631">
            <text:p>8.4163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0073">
            <text:p>7.250073</text:p>
          </table:table-cell>
          <table:table-cell office:value-type="float" office:value="0.01598">
            <text:p>0.01598</text:p>
          </table:table-cell>
          <table:table-cell office:value-type="float" office:value="7.251741">
            <text:p>7.251741</text:p>
          </table:table-cell>
          <table:table-cell office:value-type="float" office:value="7.242616">
            <text:p>7.242616</text:p>
          </table:table-cell>
          <table:table-cell office:value-type="float" office:value="7.253388">
            <text:p>7.253388</text:p>
          </table:table-cell>
          <table:table-cell office:value-type="float" office:value="7.233343">
            <text:p>7.233343</text:p>
          </table:table-cell>
          <table:table-cell office:value-type="float" office:value="7.253312">
            <text:p>7.253312</text:p>
          </table:table-cell>
          <table:table-cell office:value-type="float" office:value="7.230169">
            <text:p>7.230169</text:p>
          </table:table-cell>
          <table:table-cell office:value-type="float" office:value="7.263896">
            <text:p>7.263896</text:p>
          </table:table-cell>
          <table:table-cell office:value-type="float" office:value="7.261757">
            <text:p>7.261757</text:p>
          </table:table-cell>
          <table:table-cell office:value-type="float" office:value="7.228642">
            <text:p>7.228642</text:p>
          </table:table-cell>
          <table:table-cell office:value-type="float" office:value="7.281866">
            <text:p>7.2818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582666">
            <text:p>5.582666</text:p>
          </table:table-cell>
          <table:table-cell office:value-type="float" office:value="0.027341">
            <text:p>0.027341</text:p>
          </table:table-cell>
          <table:table-cell office:value-type="float" office:value="5.653123">
            <text:p>5.653123</text:p>
          </table:table-cell>
          <table:table-cell office:value-type="float" office:value="5.570291">
            <text:p>5.570291</text:p>
          </table:table-cell>
          <table:table-cell office:value-type="float" office:value="5.566236">
            <text:p>5.566236</text:p>
          </table:table-cell>
          <table:table-cell office:value-type="float" office:value="5.57101">
            <text:p>5.57101</text:p>
          </table:table-cell>
          <table:table-cell office:value-type="float" office:value="5.576192">
            <text:p>5.576192</text:p>
          </table:table-cell>
          <table:table-cell office:value-type="float" office:value="5.562673">
            <text:p>5.562673</text:p>
          </table:table-cell>
          <table:table-cell office:value-type="float" office:value="5.577131">
            <text:p>5.577131</text:p>
          </table:table-cell>
          <table:table-cell office:value-type="float" office:value="5.611496">
            <text:p>5.611496</text:p>
          </table:table-cell>
          <table:table-cell office:value-type="float" office:value="5.581273">
            <text:p>5.581273</text:p>
          </table:table-cell>
          <table:table-cell office:value-type="float" office:value="5.557232">
            <text:p>5.55723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960158">
            <text:p>4.960158</text:p>
          </table:table-cell>
          <table:table-cell office:value-type="float" office:value="0.018686">
            <text:p>0.018686</text:p>
          </table:table-cell>
          <table:table-cell office:value-type="float" office:value="4.952557">
            <text:p>4.952557</text:p>
          </table:table-cell>
          <table:table-cell office:value-type="float" office:value="4.951503">
            <text:p>4.951503</text:p>
          </table:table-cell>
          <table:table-cell office:value-type="float" office:value="4.969303">
            <text:p>4.969303</text:p>
          </table:table-cell>
          <table:table-cell office:value-type="float" office:value="4.979043">
            <text:p>4.979043</text:p>
          </table:table-cell>
          <table:table-cell office:value-type="float" office:value="4.963239">
            <text:p>4.963239</text:p>
          </table:table-cell>
          <table:table-cell office:value-type="float" office:value="4.976897">
            <text:p>4.976897</text:p>
          </table:table-cell>
          <table:table-cell office:value-type="float" office:value="4.924841">
            <text:p>4.924841</text:p>
          </table:table-cell>
          <table:table-cell office:value-type="float" office:value="4.988854">
            <text:p>4.988854</text:p>
          </table:table-cell>
          <table:table-cell office:value-type="float" office:value="4.958773">
            <text:p>4.958773</text:p>
          </table:table-cell>
          <table:table-cell office:value-type="float" office:value="4.936572">
            <text:p>4.936572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315057">
            <text:p>20.315057</text:p>
          </table:table-cell>
          <table:table-cell office:value-type="float" office:value="1.104394">
            <text:p>1.104394</text:p>
          </table:table-cell>
          <table:table-cell office:value-type="float" office:value="20.018672">
            <text:p>20.018672</text:p>
          </table:table-cell>
          <table:table-cell office:value-type="float" office:value="20.64101">
            <text:p>20.64101</text:p>
          </table:table-cell>
          <table:table-cell office:value-type="float" office:value="20.780678">
            <text:p>20.780678</text:p>
          </table:table-cell>
          <table:table-cell office:value-type="float" office:value="18.582208">
            <text:p>18.582208</text:p>
          </table:table-cell>
          <table:table-cell office:value-type="float" office:value="22.365302">
            <text:p>22.365302</text:p>
          </table:table-cell>
          <table:table-cell office:value-type="float" office:value="19.023061">
            <text:p>19.023061</text:p>
          </table:table-cell>
          <table:table-cell office:value-type="float" office:value="19.46138">
            <text:p>19.46138</text:p>
          </table:table-cell>
          <table:table-cell office:value-type="float" office:value="19.9525">
            <text:p>19.9525</text:p>
          </table:table-cell>
          <table:table-cell office:value-type="float" office:value="20.609416">
            <text:p>20.609416</text:p>
          </table:table-cell>
          <table:table-cell office:value-type="float" office:value="21.716341">
            <text:p>21.7163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303995">
            <text:p>27.303995</text:p>
          </table:table-cell>
          <table:table-cell office:value-type="float" office:value="0.298605">
            <text:p>0.298605</text:p>
          </table:table-cell>
          <table:table-cell office:value-type="float" office:value="27.017141">
            <text:p>27.017141</text:p>
          </table:table-cell>
          <table:table-cell office:value-type="float" office:value="27.253847">
            <text:p>27.253847</text:p>
          </table:table-cell>
          <table:table-cell office:value-type="float" office:value="27.129311">
            <text:p>27.129311</text:p>
          </table:table-cell>
          <table:table-cell office:value-type="float" office:value="27.186981">
            <text:p>27.186981</text:p>
          </table:table-cell>
          <table:table-cell office:value-type="float" office:value="26.982122">
            <text:p>26.982122</text:p>
          </table:table-cell>
          <table:table-cell office:value-type="float" office:value="27.487039">
            <text:p>27.487039</text:p>
          </table:table-cell>
          <table:table-cell office:value-type="float" office:value="28.020882">
            <text:p>28.020882</text:p>
          </table:table-cell>
          <table:table-cell office:value-type="float" office:value="27.133505">
            <text:p>27.133505</text:p>
          </table:table-cell>
          <table:table-cell office:value-type="float" office:value="27.244129">
            <text:p>27.244129</text:p>
          </table:table-cell>
          <table:table-cell office:value-type="float" office:value="27.58499">
            <text:p>27.5849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418552">
            <text:p>35.418552</text:p>
          </table:table-cell>
          <table:table-cell office:value-type="float" office:value="0.828563">
            <text:p>0.828563</text:p>
          </table:table-cell>
          <table:table-cell office:value-type="float" office:value="37.296269">
            <text:p>37.296269</text:p>
          </table:table-cell>
          <table:table-cell office:value-type="float" office:value="35.753417">
            <text:p>35.753417</text:p>
          </table:table-cell>
          <table:table-cell office:value-type="float" office:value="35.184736">
            <text:p>35.184736</text:p>
          </table:table-cell>
          <table:table-cell office:value-type="float" office:value="35.369484">
            <text:p>35.369484</text:p>
          </table:table-cell>
          <table:table-cell office:value-type="float" office:value="34.595873">
            <text:p>34.595873</text:p>
          </table:table-cell>
          <table:table-cell office:value-type="float" office:value="34.537563">
            <text:p>34.537563</text:p>
          </table:table-cell>
          <table:table-cell office:value-type="float" office:value="35.107297">
            <text:p>35.107297</text:p>
          </table:table-cell>
          <table:table-cell office:value-type="float" office:value="34.983069">
            <text:p>34.983069</text:p>
          </table:table-cell>
          <table:table-cell office:value-type="float" office:value="36.483609">
            <text:p>36.483609</text:p>
          </table:table-cell>
          <table:table-cell office:value-type="float" office:value="34.874198">
            <text:p>34.87419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.949268">
            <text:p>28.949268</text:p>
          </table:table-cell>
          <table:table-cell office:value-type="float" office:value="0.738974">
            <text:p>0.738974</text:p>
          </table:table-cell>
          <table:table-cell office:value-type="float" office:value="29.642957">
            <text:p>29.642957</text:p>
          </table:table-cell>
          <table:table-cell office:value-type="float" office:value="28.739417">
            <text:p>28.739417</text:p>
          </table:table-cell>
          <table:table-cell office:value-type="float" office:value="28.803017">
            <text:p>28.803017</text:p>
          </table:table-cell>
          <table:table-cell office:value-type="float" office:value="28.264644">
            <text:p>28.264644</text:p>
          </table:table-cell>
          <table:table-cell office:value-type="float" office:value="28.923811">
            <text:p>28.923811</text:p>
          </table:table-cell>
          <table:table-cell office:value-type="float" office:value="29.168264">
            <text:p>29.168264</text:p>
          </table:table-cell>
          <table:table-cell office:value-type="float" office:value="27.583851">
            <text:p>27.583851</text:p>
          </table:table-cell>
          <table:table-cell office:value-type="float" office:value="28.672794">
            <text:p>28.672794</text:p>
          </table:table-cell>
          <table:table-cell office:value-type="float" office:value="29.197209">
            <text:p>29.197209</text:p>
          </table:table-cell>
          <table:table-cell office:value-type="float" office:value="30.496716">
            <text:p>30.4967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.636372">
            <text:p>21.636372</text:p>
          </table:table-cell>
          <table:table-cell office:value-type="float" office:value="0.442757">
            <text:p>0.442757</text:p>
          </table:table-cell>
          <table:table-cell office:value-type="float" office:value="21.578131">
            <text:p>21.578131</text:p>
          </table:table-cell>
          <table:table-cell office:value-type="float" office:value="20.790839">
            <text:p>20.790839</text:p>
          </table:table-cell>
          <table:table-cell office:value-type="float" office:value="21.768321">
            <text:p>21.768321</text:p>
          </table:table-cell>
          <table:table-cell office:value-type="float" office:value="21.623067">
            <text:p>21.623067</text:p>
          </table:table-cell>
          <table:table-cell office:value-type="float" office:value="22.304085">
            <text:p>22.304085</text:p>
          </table:table-cell>
          <table:table-cell office:value-type="float" office:value="21.739655">
            <text:p>21.739655</text:p>
          </table:table-cell>
          <table:table-cell office:value-type="float" office:value="21.307848">
            <text:p>21.307848</text:p>
          </table:table-cell>
          <table:table-cell office:value-type="float" office:value="21.656539">
            <text:p>21.656539</text:p>
          </table:table-cell>
          <table:table-cell office:value-type="float" office:value="21.246438">
            <text:p>21.246438</text:p>
          </table:table-cell>
          <table:table-cell office:value-type="float" office:value="22.348791">
            <text:p>22.34879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97908">
            <text:p>1.297908</text:p>
          </table:table-cell>
          <table:table-cell office:value-type="float" office:value="0.002229">
            <text:p>0.002229</text:p>
          </table:table-cell>
          <table:table-cell office:value-type="float" office:value="1.300457">
            <text:p>1.300457</text:p>
          </table:table-cell>
          <table:table-cell office:value-type="float" office:value="1.295277">
            <text:p>1.295277</text:p>
          </table:table-cell>
          <table:table-cell office:value-type="float" office:value="1.298203">
            <text:p>1.298203</text:p>
          </table:table-cell>
          <table:table-cell office:value-type="float" office:value="1.298941">
            <text:p>1.298941</text:p>
          </table:table-cell>
          <table:table-cell office:value-type="float" office:value="1.296337">
            <text:p>1.296337</text:p>
          </table:table-cell>
          <table:table-cell office:value-type="float" office:value="1.299978">
            <text:p>1.299978</text:p>
          </table:table-cell>
          <table:table-cell office:value-type="float" office:value="1.29473">
            <text:p>1.29473</text:p>
          </table:table-cell>
          <table:table-cell office:value-type="float" office:value="1.296415">
            <text:p>1.296415</text:p>
          </table:table-cell>
          <table:table-cell office:value-type="float" office:value="1.301796">
            <text:p>1.301796</text:p>
          </table:table-cell>
          <table:table-cell office:value-type="float" office:value="1.296945">
            <text:p>1.2969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352882">
            <text:p>1.352882</text:p>
          </table:table-cell>
          <table:table-cell office:value-type="float" office:value="0.000806">
            <text:p>0.000806</text:p>
          </table:table-cell>
          <table:table-cell office:value-type="float" office:value="1.352361">
            <text:p>1.352361</text:p>
          </table:table-cell>
          <table:table-cell office:value-type="float" office:value="1.353499">
            <text:p>1.353499</text:p>
          </table:table-cell>
          <table:table-cell office:value-type="float" office:value="1.35359">
            <text:p>1.35359</text:p>
          </table:table-cell>
          <table:table-cell office:value-type="float" office:value="1.353779">
            <text:p>1.353779</text:p>
          </table:table-cell>
          <table:table-cell office:value-type="float" office:value="1.351938">
            <text:p>1.351938</text:p>
          </table:table-cell>
          <table:table-cell office:value-type="float" office:value="1.353771">
            <text:p>1.353771</text:p>
          </table:table-cell>
          <table:table-cell office:value-type="float" office:value="1.352061">
            <text:p>1.352061</text:p>
          </table:table-cell>
          <table:table-cell office:value-type="float" office:value="1.353677">
            <text:p>1.353677</text:p>
          </table:table-cell>
          <table:table-cell office:value-type="float" office:value="1.352406">
            <text:p>1.352406</text:p>
          </table:table-cell>
          <table:table-cell office:value-type="float" office:value="1.351733">
            <text:p>1.3517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510137">
            <text:p>2.510137</text:p>
          </table:table-cell>
          <table:table-cell office:value-type="float" office:value="0.00014">
            <text:p>0.00014</text:p>
          </table:table-cell>
          <table:table-cell office:value-type="float" office:value="2.51005">
            <text:p>2.51005</text:p>
          </table:table-cell>
          <table:table-cell office:value-type="float" office:value="2.51024">
            <text:p>2.51024</text:p>
          </table:table-cell>
          <table:table-cell office:value-type="float" office:value="2.510189">
            <text:p>2.510189</text:p>
          </table:table-cell>
          <table:table-cell office:value-type="float" office:value="2.509946">
            <text:p>2.509946</text:p>
          </table:table-cell>
          <table:table-cell office:value-type="float" office:value="2.510157">
            <text:p>2.510157</text:p>
          </table:table-cell>
          <table:table-cell office:value-type="float" office:value="2.510058">
            <text:p>2.510058</text:p>
          </table:table-cell>
          <table:table-cell office:value-type="float" office:value="2.510235">
            <text:p>2.510235</text:p>
          </table:table-cell>
          <table:table-cell office:value-type="float" office:value="2.510039">
            <text:p>2.510039</text:p>
          </table:table-cell>
          <table:table-cell office:value-type="float" office:value="2.510446">
            <text:p>2.510446</text:p>
          </table:table-cell>
          <table:table-cell office:value-type="float" office:value="2.510008">
            <text:p>2.5100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485168">
            <text:p>2.485168</text:p>
          </table:table-cell>
          <table:table-cell office:value-type="float" office:value="0.000005">
            <text:p>0.000005</text:p>
          </table:table-cell>
          <table:table-cell office:value-type="float" office:value="2.485171">
            <text:p>2.485171</text:p>
          </table:table-cell>
          <table:table-cell office:value-type="float" office:value="2.485174">
            <text:p>2.485174</text:p>
          </table:table-cell>
          <table:table-cell table:number-columns-repeated="2" office:value-type="float" office:value="2.48516">
            <text:p>2.48516</text:p>
          </table:table-cell>
          <table:table-cell office:value-type="float" office:value="2.485165">
            <text:p>2.485165</text:p>
          </table:table-cell>
          <table:table-cell office:value-type="float" office:value="2.485167">
            <text:p>2.485167</text:p>
          </table:table-cell>
          <table:table-cell office:value-type="float" office:value="2.485163">
            <text:p>2.485163</text:p>
          </table:table-cell>
          <table:table-cell office:value-type="float" office:value="2.485172">
            <text:p>2.485172</text:p>
          </table:table-cell>
          <table:table-cell office:value-type="float" office:value="2.485176">
            <text:p>2.485176</text:p>
          </table:table-cell>
          <table:table-cell office:value-type="float" office:value="2.485168">
            <text:p>2.48516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495277">
            <text:p>2.495277</text:p>
          </table:table-cell>
          <table:table-cell office:value-type="float" office:value="0.001062">
            <text:p>0.001062</text:p>
          </table:table-cell>
          <table:table-cell office:value-type="float" office:value="2.49509">
            <text:p>2.49509</text:p>
          </table:table-cell>
          <table:table-cell office:value-type="float" office:value="2.495023">
            <text:p>2.495023</text:p>
          </table:table-cell>
          <table:table-cell office:value-type="float" office:value="2.497495">
            <text:p>2.497495</text:p>
          </table:table-cell>
          <table:table-cell office:value-type="float" office:value="2.495564">
            <text:p>2.495564</text:p>
          </table:table-cell>
          <table:table-cell office:value-type="float" office:value="2.494575">
            <text:p>2.494575</text:p>
          </table:table-cell>
          <table:table-cell office:value-type="float" office:value="2.493569">
            <text:p>2.493569</text:p>
          </table:table-cell>
          <table:table-cell office:value-type="float" office:value="2.496444">
            <text:p>2.496444</text:p>
          </table:table-cell>
          <table:table-cell office:value-type="float" office:value="2.49579">
            <text:p>2.49579</text:p>
          </table:table-cell>
          <table:table-cell office:value-type="float" office:value="2.494958">
            <text:p>2.494958</text:p>
          </table:table-cell>
          <table:table-cell office:value-type="float" office:value="2.494261">
            <text:p>2.49426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string">
            <text:p>IC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8566">
            <text:p>0.068566</text:p>
          </table:table-cell>
          <table:table-cell office:value-type="float" office:value="0.000007">
            <text:p>0.000007</text:p>
          </table:table-cell>
          <table:table-cell office:value-type="float" office:value="0.068557">
            <text:p>0.068557</text:p>
          </table:table-cell>
          <table:table-cell office:value-type="float" office:value="0.068559">
            <text:p>0.068559</text:p>
          </table:table-cell>
          <table:table-cell office:value-type="float" office:value="0.068569">
            <text:p>0.068569</text:p>
          </table:table-cell>
          <table:table-cell table:number-columns-repeated="2" office:value-type="float" office:value="0.068564">
            <text:p>0.068564</text:p>
          </table:table-cell>
          <table:table-cell office:value-type="float" office:value="0.068561">
            <text:p>0.068561</text:p>
          </table:table-cell>
          <table:table-cell office:value-type="float" office:value="0.068556">
            <text:p>0.068556</text:p>
          </table:table-cell>
          <table:table-cell office:value-type="float" office:value="0.068574">
            <text:p>0.068574</text:p>
          </table:table-cell>
          <table:table-cell office:value-type="float" office:value="0.068577">
            <text:p>0.068577</text:p>
          </table:table-cell>
          <table:table-cell office:value-type="float" office:value="0.068573">
            <text:p>0.0685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62272">
            <text:p>0.062272</text:p>
          </table:table-cell>
          <table:table-cell office:value-type="float" office:value="0.000011">
            <text:p>0.000011</text:p>
          </table:table-cell>
          <table:table-cell office:value-type="float" office:value="0.062266">
            <text:p>0.062266</text:p>
          </table:table-cell>
          <table:table-cell office:value-type="float" office:value="0.062268">
            <text:p>0.062268</text:p>
          </table:table-cell>
          <table:table-cell office:value-type="float" office:value="0.062259">
            <text:p>0.062259</text:p>
          </table:table-cell>
          <table:table-cell office:value-type="float" office:value="0.06227">
            <text:p>0.06227</text:p>
          </table:table-cell>
          <table:table-cell office:value-type="float" office:value="0.062274">
            <text:p>0.062274</text:p>
          </table:table-cell>
          <table:table-cell office:value-type="float" office:value="0.062253">
            <text:p>0.062253</text:p>
          </table:table-cell>
          <table:table-cell office:value-type="float" office:value="0.062276">
            <text:p>0.062276</text:p>
          </table:table-cell>
          <table:table-cell office:value-type="float" office:value="0.062287">
            <text:p>0.062287</text:p>
          </table:table-cell>
          <table:table-cell office:value-type="float" office:value="0.062273">
            <text:p>0.062273</text:p>
          </table:table-cell>
          <table:table-cell office:value-type="float" office:value="0.06229">
            <text:p>0.062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5672">
            <text:p>0.115672</text:p>
          </table:table-cell>
          <table:table-cell office:value-type="float" office:value="0.000069">
            <text:p>0.000069</text:p>
          </table:table-cell>
          <table:table-cell office:value-type="float" office:value="0.115645">
            <text:p>0.115645</text:p>
          </table:table-cell>
          <table:table-cell office:value-type="float" office:value="0.11562">
            <text:p>0.11562</text:p>
          </table:table-cell>
          <table:table-cell office:value-type="float" office:value="0.11582">
            <text:p>0.11582</text:p>
          </table:table-cell>
          <table:table-cell office:value-type="float" office:value="0.11564">
            <text:p>0.11564</text:p>
          </table:table-cell>
          <table:table-cell office:value-type="float" office:value="0.115668">
            <text:p>0.115668</text:p>
          </table:table-cell>
          <table:table-cell office:value-type="float" office:value="0.115751">
            <text:p>0.115751</text:p>
          </table:table-cell>
          <table:table-cell office:value-type="float" office:value="0.115595">
            <text:p>0.115595</text:p>
          </table:table-cell>
          <table:table-cell office:value-type="float" office:value="0.115593">
            <text:p>0.115593</text:p>
          </table:table-cell>
          <table:table-cell office:value-type="float" office:value="0.115723">
            <text:p>0.115723</text:p>
          </table:table-cell>
          <table:table-cell office:value-type="float" office:value="0.115663">
            <text:p>0.1156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0995">
            <text:p>0.30995</text:p>
          </table:table-cell>
          <table:table-cell office:value-type="float" office:value="0.000353">
            <text:p>0.000353</text:p>
          </table:table-cell>
          <table:table-cell office:value-type="float" office:value="0.309068">
            <text:p>0.309068</text:p>
          </table:table-cell>
          <table:table-cell office:value-type="float" office:value="0.309939">
            <text:p>0.309939</text:p>
          </table:table-cell>
          <table:table-cell office:value-type="float" office:value="0.310075">
            <text:p>0.310075</text:p>
          </table:table-cell>
          <table:table-cell office:value-type="float" office:value="0.30992">
            <text:p>0.30992</text:p>
          </table:table-cell>
          <table:table-cell office:value-type="float" office:value="0.309852">
            <text:p>0.309852</text:p>
          </table:table-cell>
          <table:table-cell office:value-type="float" office:value="0.309968">
            <text:p>0.309968</text:p>
          </table:table-cell>
          <table:table-cell office:value-type="float" office:value="0.310448">
            <text:p>0.310448</text:p>
          </table:table-cell>
          <table:table-cell office:value-type="float" office:value="0.310064">
            <text:p>0.310064</text:p>
          </table:table-cell>
          <table:table-cell office:value-type="float" office:value="0.310354">
            <text:p>0.310354</text:p>
          </table:table-cell>
          <table:table-cell office:value-type="float" office:value="0.309816">
            <text:p>0.30981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7313">
            <text:p>0.817313</text:p>
          </table:table-cell>
          <table:table-cell office:value-type="float" office:value="0.000178">
            <text:p>0.000178</text:p>
          </table:table-cell>
          <table:table-cell office:value-type="float" office:value="0.817354">
            <text:p>0.817354</text:p>
          </table:table-cell>
          <table:table-cell office:value-type="float" office:value="0.817006">
            <text:p>0.817006</text:p>
          </table:table-cell>
          <table:table-cell office:value-type="float" office:value="0.817374">
            <text:p>0.817374</text:p>
          </table:table-cell>
          <table:table-cell office:value-type="float" office:value="0.817435">
            <text:p>0.817435</text:p>
          </table:table-cell>
          <table:table-cell office:value-type="float" office:value="0.817312">
            <text:p>0.817312</text:p>
          </table:table-cell>
          <table:table-cell office:value-type="float" office:value="0.817155">
            <text:p>0.817155</text:p>
          </table:table-cell>
          <table:table-cell office:value-type="float" office:value="0.817252">
            <text:p>0.817252</text:p>
          </table:table-cell>
          <table:table-cell office:value-type="float" office:value="0.817689">
            <text:p>0.817689</text:p>
          </table:table-cell>
          <table:table-cell office:value-type="float" office:value="0.817158">
            <text:p>0.817158</text:p>
          </table:table-cell>
          <table:table-cell office:value-type="float" office:value="0.817395">
            <text:p>0.81739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8568">
            <text:p>0.158568</text:p>
          </table:table-cell>
          <table:table-cell office:value-type="float" office:value="0.000702">
            <text:p>0.000702</text:p>
          </table:table-cell>
          <table:table-cell office:value-type="float" office:value="0.158336">
            <text:p>0.158336</text:p>
          </table:table-cell>
          <table:table-cell office:value-type="float" office:value="0.159137">
            <text:p>0.159137</text:p>
          </table:table-cell>
          <table:table-cell office:value-type="float" office:value="0.159087">
            <text:p>0.159087</text:p>
          </table:table-cell>
          <table:table-cell office:value-type="float" office:value="0.157024">
            <text:p>0.157024</text:p>
          </table:table-cell>
          <table:table-cell office:value-type="float" office:value="0.15891">
            <text:p>0.15891</text:p>
          </table:table-cell>
          <table:table-cell office:value-type="float" office:value="0.158764">
            <text:p>0.158764</text:p>
          </table:table-cell>
          <table:table-cell office:value-type="float" office:value="0.159723">
            <text:p>0.159723</text:p>
          </table:table-cell>
          <table:table-cell office:value-type="float" office:value="0.158408">
            <text:p>0.158408</text:p>
          </table:table-cell>
          <table:table-cell office:value-type="float" office:value="0.158036">
            <text:p>0.158036</text:p>
          </table:table-cell>
          <table:table-cell office:value-type="float" office:value="0.158257">
            <text:p>0.1582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38415">
            <text:p>0.138415</text:p>
          </table:table-cell>
          <table:table-cell office:value-type="float" office:value="0.001789">
            <text:p>0.001789</text:p>
          </table:table-cell>
          <table:table-cell office:value-type="float" office:value="0.137941">
            <text:p>0.137941</text:p>
          </table:table-cell>
          <table:table-cell office:value-type="float" office:value="0.135821">
            <text:p>0.135821</text:p>
          </table:table-cell>
          <table:table-cell office:value-type="float" office:value="0.138007">
            <text:p>0.138007</text:p>
          </table:table-cell>
          <table:table-cell office:value-type="float" office:value="0.137277">
            <text:p>0.137277</text:p>
          </table:table-cell>
          <table:table-cell office:value-type="float" office:value="0.140272">
            <text:p>0.140272</text:p>
          </table:table-cell>
          <table:table-cell office:value-type="float" office:value="0.140675">
            <text:p>0.140675</text:p>
          </table:table-cell>
          <table:table-cell office:value-type="float" office:value="0.137153">
            <text:p>0.137153</text:p>
          </table:table-cell>
          <table:table-cell office:value-type="float" office:value="0.136247">
            <text:p>0.136247</text:p>
          </table:table-cell>
          <table:table-cell office:value-type="float" office:value="0.141093">
            <text:p>0.141093</text:p>
          </table:table-cell>
          <table:table-cell office:value-type="float" office:value="0.139661">
            <text:p>0.1396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9502">
            <text:p>0.149502</text:p>
          </table:table-cell>
          <table:table-cell office:value-type="float" office:value="0.000896">
            <text:p>0.000896</text:p>
          </table:table-cell>
          <table:table-cell office:value-type="float" office:value="0.150568">
            <text:p>0.150568</text:p>
          </table:table-cell>
          <table:table-cell office:value-type="float" office:value="0.149983">
            <text:p>0.149983</text:p>
          </table:table-cell>
          <table:table-cell office:value-type="float" office:value="0.149385">
            <text:p>0.149385</text:p>
          </table:table-cell>
          <table:table-cell office:value-type="float" office:value="0.150101">
            <text:p>0.150101</text:p>
          </table:table-cell>
          <table:table-cell office:value-type="float" office:value="0.149435">
            <text:p>0.149435</text:p>
          </table:table-cell>
          <table:table-cell office:value-type="float" office:value="0.150023">
            <text:p>0.150023</text:p>
          </table:table-cell>
          <table:table-cell office:value-type="float" office:value="0.147311">
            <text:p>0.147311</text:p>
          </table:table-cell>
          <table:table-cell office:value-type="float" office:value="0.15026">
            <text:p>0.15026</text:p>
          </table:table-cell>
          <table:table-cell office:value-type="float" office:value="0.148783">
            <text:p>0.148783</text:p>
          </table:table-cell>
          <table:table-cell office:value-type="float" office:value="0.14917">
            <text:p>0.1491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77139">
            <text:p>0.177139</text:p>
          </table:table-cell>
          <table:table-cell office:value-type="float" office:value="0.002111">
            <text:p>0.002111</text:p>
          </table:table-cell>
          <table:table-cell office:value-type="float" office:value="0.178079">
            <text:p>0.178079</text:p>
          </table:table-cell>
          <table:table-cell office:value-type="float" office:value="0.174196">
            <text:p>0.174196</text:p>
          </table:table-cell>
          <table:table-cell office:value-type="float" office:value="0.178944">
            <text:p>0.178944</text:p>
          </table:table-cell>
          <table:table-cell office:value-type="float" office:value="0.179947">
            <text:p>0.179947</text:p>
          </table:table-cell>
          <table:table-cell office:value-type="float" office:value="0.177342">
            <text:p>0.177342</text:p>
          </table:table-cell>
          <table:table-cell office:value-type="float" office:value="0.174999">
            <text:p>0.174999</text:p>
          </table:table-cell>
          <table:table-cell office:value-type="float" office:value="0.17996">
            <text:p>0.17996</text:p>
          </table:table-cell>
          <table:table-cell office:value-type="float" office:value="0.17423">
            <text:p>0.17423</text:p>
          </table:table-cell>
          <table:table-cell office:value-type="float" office:value="0.178008">
            <text:p>0.178008</text:p>
          </table:table-cell>
          <table:table-cell office:value-type="float" office:value="0.17569">
            <text:p>0.1756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86784">
            <text:p>0.186784</text:p>
          </table:table-cell>
          <table:table-cell office:value-type="float" office:value="0.000969">
            <text:p>0.000969</text:p>
          </table:table-cell>
          <table:table-cell office:value-type="float" office:value="0.186755">
            <text:p>0.186755</text:p>
          </table:table-cell>
          <table:table-cell office:value-type="float" office:value="0.184943">
            <text:p>0.184943</text:p>
          </table:table-cell>
          <table:table-cell office:value-type="float" office:value="0.185776">
            <text:p>0.185776</text:p>
          </table:table-cell>
          <table:table-cell office:value-type="float" office:value="0.187245">
            <text:p>0.187245</text:p>
          </table:table-cell>
          <table:table-cell office:value-type="float" office:value="0.187723">
            <text:p>0.187723</text:p>
          </table:table-cell>
          <table:table-cell office:value-type="float" office:value="0.186532">
            <text:p>0.186532</text:p>
          </table:table-cell>
          <table:table-cell office:value-type="float" office:value="0.187218">
            <text:p>0.187218</text:p>
          </table:table-cell>
          <table:table-cell office:value-type="float" office:value="0.186726">
            <text:p>0.186726</text:p>
          </table:table-cell>
          <table:table-cell office:value-type="float" office:value="0.186291">
            <text:p>0.186291</text:p>
          </table:table-cell>
          <table:table-cell office:value-type="float" office:value="0.188627">
            <text:p>0.188627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9792">
            <text:p>0.149792</text:p>
          </table:table-cell>
          <table:table-cell office:value-type="float" office:value="0.001643">
            <text:p>0.001643</text:p>
          </table:table-cell>
          <table:table-cell office:value-type="float" office:value="0.152614">
            <text:p>0.152614</text:p>
          </table:table-cell>
          <table:table-cell office:value-type="float" office:value="0.149271">
            <text:p>0.149271</text:p>
          </table:table-cell>
          <table:table-cell office:value-type="float" office:value="0.153311">
            <text:p>0.153311</text:p>
          </table:table-cell>
          <table:table-cell office:value-type="float" office:value="0.148678">
            <text:p>0.148678</text:p>
          </table:table-cell>
          <table:table-cell office:value-type="float" office:value="0.149941">
            <text:p>0.149941</text:p>
          </table:table-cell>
          <table:table-cell office:value-type="float" office:value="0.14874">
            <text:p>0.14874</text:p>
          </table:table-cell>
          <table:table-cell office:value-type="float" office:value="0.148683">
            <text:p>0.148683</text:p>
          </table:table-cell>
          <table:table-cell office:value-type="float" office:value="0.148771">
            <text:p>0.148771</text:p>
          </table:table-cell>
          <table:table-cell office:value-type="float" office:value="0.149378">
            <text:p>0.149378</text:p>
          </table:table-cell>
          <table:table-cell office:value-type="float" office:value="0.148536">
            <text:p>0.1485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41089">
            <text:p>0.341089</text:p>
          </table:table-cell>
          <table:table-cell office:value-type="float" office:value="0.000444">
            <text:p>0.000444</text:p>
          </table:table-cell>
          <table:table-cell office:value-type="float" office:value="0.340867">
            <text:p>0.340867</text:p>
          </table:table-cell>
          <table:table-cell office:value-type="float" office:value="0.341791">
            <text:p>0.341791</text:p>
          </table:table-cell>
          <table:table-cell office:value-type="float" office:value="0.340949">
            <text:p>0.340949</text:p>
          </table:table-cell>
          <table:table-cell office:value-type="float" office:value="0.340805">
            <text:p>0.340805</text:p>
          </table:table-cell>
          <table:table-cell office:value-type="float" office:value="0.340823">
            <text:p>0.340823</text:p>
          </table:table-cell>
          <table:table-cell office:value-type="float" office:value="0.34087">
            <text:p>0.34087</text:p>
          </table:table-cell>
          <table:table-cell office:value-type="float" office:value="0.340657">
            <text:p>0.340657</text:p>
          </table:table-cell>
          <table:table-cell office:value-type="float" office:value="0.341537">
            <text:p>0.341537</text:p>
          </table:table-cell>
          <table:table-cell office:value-type="float" office:value="0.340686">
            <text:p>0.340686</text:p>
          </table:table-cell>
          <table:table-cell office:value-type="float" office:value="0.341904">
            <text:p>0.3419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26585">
            <text:p>0.326585</text:p>
          </table:table-cell>
          <table:table-cell office:value-type="float" office:value="0.000062">
            <text:p>0.000062</text:p>
          </table:table-cell>
          <table:table-cell office:value-type="float" office:value="0.326509">
            <text:p>0.326509</text:p>
          </table:table-cell>
          <table:table-cell office:value-type="float" office:value="0.326649">
            <text:p>0.326649</text:p>
          </table:table-cell>
          <table:table-cell office:value-type="float" office:value="0.326626">
            <text:p>0.326626</text:p>
          </table:table-cell>
          <table:table-cell office:value-type="float" office:value="0.326509">
            <text:p>0.326509</text:p>
          </table:table-cell>
          <table:table-cell office:value-type="float" office:value="0.326713">
            <text:p>0.326713</text:p>
          </table:table-cell>
          <table:table-cell office:value-type="float" office:value="0.326604">
            <text:p>0.326604</text:p>
          </table:table-cell>
          <table:table-cell office:value-type="float" office:value="0.326582">
            <text:p>0.326582</text:p>
          </table:table-cell>
          <table:table-cell office:value-type="float" office:value="0.32654">
            <text:p>0.32654</text:p>
          </table:table-cell>
          <table:table-cell office:value-type="float" office:value="0.326574">
            <text:p>0.326574</text:p>
          </table:table-cell>
          <table:table-cell office:value-type="float" office:value="0.326544">
            <text:p>0.3265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9811">
            <text:p>0.279811</text:p>
          </table:table-cell>
          <table:table-cell office:value-type="float" office:value="0.000111">
            <text:p>0.000111</text:p>
          </table:table-cell>
          <table:table-cell office:value-type="float" office:value="0.279775">
            <text:p>0.279775</text:p>
          </table:table-cell>
          <table:table-cell office:value-type="float" office:value="0.279774">
            <text:p>0.279774</text:p>
          </table:table-cell>
          <table:table-cell office:value-type="float" office:value="0.279734">
            <text:p>0.279734</text:p>
          </table:table-cell>
          <table:table-cell office:value-type="float" office:value="0.279758">
            <text:p>0.279758</text:p>
          </table:table-cell>
          <table:table-cell office:value-type="float" office:value="0.279795">
            <text:p>0.279795</text:p>
          </table:table-cell>
          <table:table-cell office:value-type="float" office:value="0.279695">
            <text:p>0.279695</text:p>
          </table:table-cell>
          <table:table-cell office:value-type="float" office:value="0.280037">
            <text:p>0.280037</text:p>
          </table:table-cell>
          <table:table-cell office:value-type="float" office:value="0.279744">
            <text:p>0.279744</text:p>
          </table:table-cell>
          <table:table-cell office:value-type="float" office:value="0.280016">
            <text:p>0.280016</text:p>
          </table:table-cell>
          <table:table-cell office:value-type="float" office:value="0.279783">
            <text:p>0.2797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5909">
            <text:p>0.255909</text:p>
          </table:table-cell>
          <table:table-cell office:value-type="float" office:value="0.000058">
            <text:p>0.000058</text:p>
          </table:table-cell>
          <table:table-cell office:value-type="float" office:value="0.255803">
            <text:p>0.255803</text:p>
          </table:table-cell>
          <table:table-cell office:value-type="float" office:value="0.25596">
            <text:p>0.25596</text:p>
          </table:table-cell>
          <table:table-cell office:value-type="float" office:value="0.255919">
            <text:p>0.255919</text:p>
          </table:table-cell>
          <table:table-cell office:value-type="float" office:value="0.255893">
            <text:p>0.255893</text:p>
          </table:table-cell>
          <table:table-cell office:value-type="float" office:value="0.256004">
            <text:p>0.256004</text:p>
          </table:table-cell>
          <table:table-cell office:value-type="float" office:value="0.255851">
            <text:p>0.255851</text:p>
          </table:table-cell>
          <table:table-cell office:value-type="float" office:value="0.255982">
            <text:p>0.255982</text:p>
          </table:table-cell>
          <table:table-cell office:value-type="float" office:value="0.255903">
            <text:p>0.255903</text:p>
          </table:table-cell>
          <table:table-cell office:value-type="float" office:value="0.255914">
            <text:p>0.255914</text:p>
          </table:table-cell>
          <table:table-cell office:value-type="float" office:value="0.255865">
            <text:p>0.25586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4556">
            <text:p>0.034556</text:p>
          </table:table-cell>
          <table:table-cell office:value-type="float" office:value="0.000886">
            <text:p>0.000886</text:p>
          </table:table-cell>
          <table:table-cell office:value-type="float" office:value="0.034237">
            <text:p>0.034237</text:p>
          </table:table-cell>
          <table:table-cell office:value-type="float" office:value="0.034023">
            <text:p>0.034023</text:p>
          </table:table-cell>
          <table:table-cell office:value-type="float" office:value="0.033464">
            <text:p>0.033464</text:p>
          </table:table-cell>
          <table:table-cell office:value-type="float" office:value="0.034847">
            <text:p>0.034847</text:p>
          </table:table-cell>
          <table:table-cell office:value-type="float" office:value="0.03517">
            <text:p>0.03517</text:p>
          </table:table-cell>
          <table:table-cell office:value-type="float" office:value="0.034741">
            <text:p>0.034741</text:p>
          </table:table-cell>
          <table:table-cell office:value-type="float" office:value="0.036351">
            <text:p>0.036351</text:p>
          </table:table-cell>
          <table:table-cell office:value-type="float" office:value="0.035238">
            <text:p>0.035238</text:p>
          </table:table-cell>
          <table:table-cell office:value-type="float" office:value="0.033121">
            <text:p>0.033121</text:p>
          </table:table-cell>
          <table:table-cell office:value-type="float" office:value="0.034366">
            <text:p>0.0343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62094">
            <text:p>0.062094</text:p>
          </table:table-cell>
          <table:table-cell office:value-type="float" office:value="0.000061">
            <text:p>0.000061</text:p>
          </table:table-cell>
          <table:table-cell office:value-type="float" office:value="0.062056">
            <text:p>0.062056</text:p>
          </table:table-cell>
          <table:table-cell office:value-type="float" office:value="0.062023">
            <text:p>0.062023</text:p>
          </table:table-cell>
          <table:table-cell office:value-type="float" office:value="0.062007">
            <text:p>0.062007</text:p>
          </table:table-cell>
          <table:table-cell office:value-type="float" office:value="0.062124">
            <text:p>0.062124</text:p>
          </table:table-cell>
          <table:table-cell office:value-type="float" office:value="0.06207">
            <text:p>0.06207</text:p>
          </table:table-cell>
          <table:table-cell office:value-type="float" office:value="0.062149">
            <text:p>0.062149</text:p>
          </table:table-cell>
          <table:table-cell office:value-type="float" office:value="0.062064">
            <text:p>0.062064</text:p>
          </table:table-cell>
          <table:table-cell office:value-type="float" office:value="0.06215">
            <text:p>0.06215</text:p>
          </table:table-cell>
          <table:table-cell office:value-type="float" office:value="0.062086">
            <text:p>0.062086</text:p>
          </table:table-cell>
          <table:table-cell office:value-type="float" office:value="0.062212">
            <text:p>0.0622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21977">
            <text:p>0.121977</text:p>
          </table:table-cell>
          <table:table-cell office:value-type="float" office:value="0.000018">
            <text:p>0.000018</text:p>
          </table:table-cell>
          <table:table-cell office:value-type="float" office:value="0.122004">
            <text:p>0.122004</text:p>
          </table:table-cell>
          <table:table-cell office:value-type="float" office:value="0.121982">
            <text:p>0.121982</text:p>
          </table:table-cell>
          <table:table-cell office:value-type="float" office:value="0.121962">
            <text:p>0.121962</text:p>
          </table:table-cell>
          <table:table-cell office:value-type="float" office:value="0.121981">
            <text:p>0.121981</text:p>
          </table:table-cell>
          <table:table-cell office:value-type="float" office:value="0.121951">
            <text:p>0.121951</text:p>
          </table:table-cell>
          <table:table-cell office:value-type="float" office:value="0.121963">
            <text:p>0.121963</text:p>
          </table:table-cell>
          <table:table-cell office:value-type="float" office:value="0.12196">
            <text:p>0.12196</text:p>
          </table:table-cell>
          <table:table-cell office:value-type="float" office:value="0.121972">
            <text:p>0.121972</text:p>
          </table:table-cell>
          <table:table-cell office:value-type="float" office:value="0.122007">
            <text:p>0.122007</text:p>
          </table:table-cell>
          <table:table-cell office:value-type="float" office:value="0.121987">
            <text:p>0.1219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23415">
            <text:p>0.123415</text:p>
          </table:table-cell>
          <table:table-cell office:value-type="float" office:value="0.000017">
            <text:p>0.000017</text:p>
          </table:table-cell>
          <table:table-cell office:value-type="float" office:value="0.123411">
            <text:p>0.123411</text:p>
          </table:table-cell>
          <table:table-cell office:value-type="float" office:value="0.123433">
            <text:p>0.123433</text:p>
          </table:table-cell>
          <table:table-cell office:value-type="float" office:value="0.123411">
            <text:p>0.123411</text:p>
          </table:table-cell>
          <table:table-cell office:value-type="float" office:value="0.123392">
            <text:p>0.123392</text:p>
          </table:table-cell>
          <table:table-cell office:value-type="float" office:value="0.123421">
            <text:p>0.123421</text:p>
          </table:table-cell>
          <table:table-cell office:value-type="float" office:value="0.12344">
            <text:p>0.12344</text:p>
          </table:table-cell>
          <table:table-cell office:value-type="float" office:value="0.123405">
            <text:p>0.123405</text:p>
          </table:table-cell>
          <table:table-cell office:value-type="float" office:value="0.123444">
            <text:p>0.123444</text:p>
          </table:table-cell>
          <table:table-cell office:value-type="float" office:value="0.123394">
            <text:p>0.123394</text:p>
          </table:table-cell>
          <table:table-cell office:value-type="float" office:value="0.123404">
            <text:p>0.12340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0365">
            <text:p>0.150365</text:p>
          </table:table-cell>
          <table:table-cell office:value-type="float" office:value="0.000171">
            <text:p>0.000171</text:p>
          </table:table-cell>
          <table:table-cell office:value-type="float" office:value="0.150493">
            <text:p>0.150493</text:p>
          </table:table-cell>
          <table:table-cell office:value-type="float" office:value="0.150579">
            <text:p>0.150579</text:p>
          </table:table-cell>
          <table:table-cell office:value-type="float" office:value="0.150577">
            <text:p>0.150577</text:p>
          </table:table-cell>
          <table:table-cell office:value-type="float" office:value="0.150483">
            <text:p>0.150483</text:p>
          </table:table-cell>
          <table:table-cell office:value-type="float" office:value="0.150213">
            <text:p>0.150213</text:p>
          </table:table-cell>
          <table:table-cell office:value-type="float" office:value="0.150117">
            <text:p>0.150117</text:p>
          </table:table-cell>
          <table:table-cell office:value-type="float" office:value="0.150472">
            <text:p>0.150472</text:p>
          </table:table-cell>
          <table:table-cell office:value-type="float" office:value="0.150194">
            <text:p>0.150194</text:p>
          </table:table-cell>
          <table:table-cell office:value-type="float" office:value="0.150376">
            <text:p>0.150376</text:p>
          </table:table-cell>
          <table:table-cell office:value-type="float" office:value="0.150149">
            <text:p>0.150149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string">
            <text:p>BS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3825">
            <text:p>0.073825</text:p>
          </table:table-cell>
          <table:table-cell office:value-type="float" office:value="0.000043">
            <text:p>0.000043</text:p>
          </table:table-cell>
          <table:table-cell office:value-type="float" office:value="0.073789">
            <text:p>0.073789</text:p>
          </table:table-cell>
          <table:table-cell office:value-type="float" office:value="0.073871">
            <text:p>0.073871</text:p>
          </table:table-cell>
          <table:table-cell office:value-type="float" office:value="0.07381">
            <text:p>0.07381</text:p>
          </table:table-cell>
          <table:table-cell office:value-type="float" office:value="0.073867">
            <text:p>0.073867</text:p>
          </table:table-cell>
          <table:table-cell office:value-type="float" office:value="0.073771">
            <text:p>0.073771</text:p>
          </table:table-cell>
          <table:table-cell office:value-type="float" office:value="0.073833">
            <text:p>0.073833</text:p>
          </table:table-cell>
          <table:table-cell office:value-type="float" office:value="0.073795">
            <text:p>0.073795</text:p>
          </table:table-cell>
          <table:table-cell office:value-type="float" office:value="0.073851">
            <text:p>0.073851</text:p>
          </table:table-cell>
          <table:table-cell office:value-type="float" office:value="0.073769">
            <text:p>0.073769</text:p>
          </table:table-cell>
          <table:table-cell office:value-type="float" office:value="0.0739">
            <text:p>0.07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03177">
            <text:p>0.303177</text:p>
          </table:table-cell>
          <table:table-cell office:value-type="float" office:value="0.000029">
            <text:p>0.000029</text:p>
          </table:table-cell>
          <table:table-cell office:value-type="float" office:value="0.303158">
            <text:p>0.303158</text:p>
          </table:table-cell>
          <table:table-cell office:value-type="float" office:value="0.303197">
            <text:p>0.303197</text:p>
          </table:table-cell>
          <table:table-cell office:value-type="float" office:value="0.303216">
            <text:p>0.303216</text:p>
          </table:table-cell>
          <table:table-cell office:value-type="float" office:value="0.303193">
            <text:p>0.303193</text:p>
          </table:table-cell>
          <table:table-cell office:value-type="float" office:value="0.303189">
            <text:p>0.303189</text:p>
          </table:table-cell>
          <table:table-cell office:value-type="float" office:value="0.303168">
            <text:p>0.303168</text:p>
          </table:table-cell>
          <table:table-cell office:value-type="float" office:value="0.303153">
            <text:p>0.303153</text:p>
          </table:table-cell>
          <table:table-cell office:value-type="float" office:value="0.303171">
            <text:p>0.303171</text:p>
          </table:table-cell>
          <table:table-cell office:value-type="float" office:value="0.30321">
            <text:p>0.30321</text:p>
          </table:table-cell>
          <table:table-cell office:value-type="float" office:value="0.303113">
            <text:p>0.30311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99344">
            <text:p>0.299344</text:p>
          </table:table-cell>
          <table:table-cell office:value-type="float" office:value="0.000035">
            <text:p>0.000035</text:p>
          </table:table-cell>
          <table:table-cell office:value-type="float" office:value="0.299354">
            <text:p>0.299354</text:p>
          </table:table-cell>
          <table:table-cell office:value-type="float" office:value="0.299332">
            <text:p>0.299332</text:p>
          </table:table-cell>
          <table:table-cell office:value-type="float" office:value="0.299319">
            <text:p>0.299319</text:p>
          </table:table-cell>
          <table:table-cell office:value-type="float" office:value="0.29935">
            <text:p>0.29935</text:p>
          </table:table-cell>
          <table:table-cell office:value-type="float" office:value="0.299297">
            <text:p>0.299297</text:p>
          </table:table-cell>
          <table:table-cell office:value-type="float" office:value="0.299412">
            <text:p>0.299412</text:p>
          </table:table-cell>
          <table:table-cell office:value-type="float" office:value="0.299348">
            <text:p>0.299348</text:p>
          </table:table-cell>
          <table:table-cell office:value-type="float" office:value="0.299388">
            <text:p>0.299388</text:p>
          </table:table-cell>
          <table:table-cell office:value-type="float" office:value="0.299293">
            <text:p>0.299293</text:p>
          </table:table-cell>
          <table:table-cell office:value-type="float" office:value="0.299346">
            <text:p>0.2993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85791">
            <text:p>0.585791</text:p>
          </table:table-cell>
          <table:table-cell office:value-type="float" office:value="0.000031">
            <text:p>0.000031</text:p>
          </table:table-cell>
          <table:table-cell office:value-type="float" office:value="0.585808">
            <text:p>0.585808</text:p>
          </table:table-cell>
          <table:table-cell office:value-type="float" office:value="0.585789">
            <text:p>0.585789</text:p>
          </table:table-cell>
          <table:table-cell office:value-type="float" office:value="0.585734">
            <text:p>0.585734</text:p>
          </table:table-cell>
          <table:table-cell office:value-type="float" office:value="0.585776">
            <text:p>0.585776</text:p>
          </table:table-cell>
          <table:table-cell office:value-type="float" office:value="0.585769">
            <text:p>0.585769</text:p>
          </table:table-cell>
          <table:table-cell office:value-type="float" office:value="0.585821">
            <text:p>0.585821</text:p>
          </table:table-cell>
          <table:table-cell office:value-type="float" office:value="0.585812">
            <text:p>0.585812</text:p>
          </table:table-cell>
          <table:table-cell office:value-type="float" office:value="0.585832">
            <text:p>0.585832</text:p>
          </table:table-cell>
          <table:table-cell office:value-type="float" office:value="0.585749">
            <text:p>0.585749</text:p>
          </table:table-cell>
          <table:table-cell office:value-type="float" office:value="0.585818">
            <text:p>0.5858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86638">
            <text:p>1.186638</text:p>
          </table:table-cell>
          <table:table-cell office:value-type="float" office:value="0.000068">
            <text:p>0.000068</text:p>
          </table:table-cell>
          <table:table-cell office:value-type="float" office:value="1.186695">
            <text:p>1.186695</text:p>
          </table:table-cell>
          <table:table-cell office:value-type="float" office:value="1.186513">
            <text:p>1.186513</text:p>
          </table:table-cell>
          <table:table-cell office:value-type="float" office:value="1.186616">
            <text:p>1.186616</text:p>
          </table:table-cell>
          <table:table-cell office:value-type="float" office:value="1.186708">
            <text:p>1.186708</text:p>
          </table:table-cell>
          <table:table-cell office:value-type="float" office:value="1.186745">
            <text:p>1.186745</text:p>
          </table:table-cell>
          <table:table-cell office:value-type="float" office:value="1.186688">
            <text:p>1.186688</text:p>
          </table:table-cell>
          <table:table-cell office:value-type="float" office:value="1.186617">
            <text:p>1.186617</text:p>
          </table:table-cell>
          <table:table-cell office:value-type="float" office:value="1.186559">
            <text:p>1.186559</text:p>
          </table:table-cell>
          <table:table-cell office:value-type="float" office:value="1.186623">
            <text:p>1.186623</text:p>
          </table:table-cell>
          <table:table-cell office:value-type="float" office:value="1.186615">
            <text:p>1.18661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43622">
            <text:p>0.343622</text:p>
          </table:table-cell>
          <table:table-cell office:value-type="float" office:value="0.002445">
            <text:p>0.002445</text:p>
          </table:table-cell>
          <table:table-cell office:value-type="float" office:value="0.339755">
            <text:p>0.339755</text:p>
          </table:table-cell>
          <table:table-cell office:value-type="float" office:value="0.342836">
            <text:p>0.342836</text:p>
          </table:table-cell>
          <table:table-cell office:value-type="float" office:value="0.347962">
            <text:p>0.347962</text:p>
          </table:table-cell>
          <table:table-cell office:value-type="float" office:value="0.346295">
            <text:p>0.346295</text:p>
          </table:table-cell>
          <table:table-cell office:value-type="float" office:value="0.342324">
            <text:p>0.342324</text:p>
          </table:table-cell>
          <table:table-cell office:value-type="float" office:value="0.341924">
            <text:p>0.341924</text:p>
          </table:table-cell>
          <table:table-cell office:value-type="float" office:value="0.341753">
            <text:p>0.341753</text:p>
          </table:table-cell>
          <table:table-cell office:value-type="float" office:value="0.344574">
            <text:p>0.344574</text:p>
          </table:table-cell>
          <table:table-cell office:value-type="float" office:value="0.346404">
            <text:p>0.346404</text:p>
          </table:table-cell>
          <table:table-cell office:value-type="float" office:value="0.342397">
            <text:p>0.3423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95804">
            <text:p>0.395804</text:p>
          </table:table-cell>
          <table:table-cell office:value-type="float" office:value="0.002555">
            <text:p>0.002555</text:p>
          </table:table-cell>
          <table:table-cell office:value-type="float" office:value="0.394288">
            <text:p>0.394288</text:p>
          </table:table-cell>
          <table:table-cell office:value-type="float" office:value="0.396605">
            <text:p>0.396605</text:p>
          </table:table-cell>
          <table:table-cell office:value-type="float" office:value="0.393304">
            <text:p>0.393304</text:p>
          </table:table-cell>
          <table:table-cell office:value-type="float" office:value="0.392985">
            <text:p>0.392985</text:p>
          </table:table-cell>
          <table:table-cell office:value-type="float" office:value="0.398631">
            <text:p>0.398631</text:p>
          </table:table-cell>
          <table:table-cell office:value-type="float" office:value="0.398928">
            <text:p>0.398928</text:p>
          </table:table-cell>
          <table:table-cell office:value-type="float" office:value="0.398125">
            <text:p>0.398125</text:p>
          </table:table-cell>
          <table:table-cell office:value-type="float" office:value="0.391892">
            <text:p>0.391892</text:p>
          </table:table-cell>
          <table:table-cell office:value-type="float" office:value="0.398678">
            <text:p>0.398678</text:p>
          </table:table-cell>
          <table:table-cell office:value-type="float" office:value="0.394603">
            <text:p>0.39460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3764">
            <text:p>0.443764</text:p>
          </table:table-cell>
          <table:table-cell office:value-type="float" office:value="0.001422">
            <text:p>0.001422</text:p>
          </table:table-cell>
          <table:table-cell office:value-type="float" office:value="0.443407">
            <text:p>0.443407</text:p>
          </table:table-cell>
          <table:table-cell office:value-type="float" office:value="0.442724">
            <text:p>0.442724</text:p>
          </table:table-cell>
          <table:table-cell office:value-type="float" office:value="0.444842">
            <text:p>0.444842</text:p>
          </table:table-cell>
          <table:table-cell office:value-type="float" office:value="0.444477">
            <text:p>0.444477</text:p>
          </table:table-cell>
          <table:table-cell office:value-type="float" office:value="0.446563">
            <text:p>0.446563</text:p>
          </table:table-cell>
          <table:table-cell office:value-type="float" office:value="0.442239">
            <text:p>0.442239</text:p>
          </table:table-cell>
          <table:table-cell office:value-type="float" office:value="0.442071">
            <text:p>0.442071</text:p>
          </table:table-cell>
          <table:table-cell office:value-type="float" office:value="0.442565">
            <text:p>0.442565</text:p>
          </table:table-cell>
          <table:table-cell office:value-type="float" office:value="0.445405">
            <text:p>0.445405</text:p>
          </table:table-cell>
          <table:table-cell office:value-type="float" office:value="0.443342">
            <text:p>0.4433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37365">
            <text:p>0.637365</text:p>
          </table:table-cell>
          <table:table-cell office:value-type="float" office:value="0.005001">
            <text:p>0.005001</text:p>
          </table:table-cell>
          <table:table-cell office:value-type="float" office:value="0.642865">
            <text:p>0.642865</text:p>
          </table:table-cell>
          <table:table-cell office:value-type="float" office:value="0.630206">
            <text:p>0.630206</text:p>
          </table:table-cell>
          <table:table-cell office:value-type="float" office:value="0.640053">
            <text:p>0.640053</text:p>
          </table:table-cell>
          <table:table-cell office:value-type="float" office:value="0.639404">
            <text:p>0.639404</text:p>
          </table:table-cell>
          <table:table-cell office:value-type="float" office:value="0.633386">
            <text:p>0.633386</text:p>
          </table:table-cell>
          <table:table-cell office:value-type="float" office:value="0.643299">
            <text:p>0.643299</text:p>
          </table:table-cell>
          <table:table-cell office:value-type="float" office:value="0.641422">
            <text:p>0.641422</text:p>
          </table:table-cell>
          <table:table-cell office:value-type="float" office:value="0.629994">
            <text:p>0.629994</text:p>
          </table:table-cell>
          <table:table-cell office:value-type="float" office:value="0.632393">
            <text:p>0.632393</text:p>
          </table:table-cell>
          <table:table-cell office:value-type="float" office:value="0.640633">
            <text:p>0.64063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15235">
            <text:p>1.015235</text:p>
          </table:table-cell>
          <table:table-cell office:value-type="float" office:value="0.001491">
            <text:p>0.001491</text:p>
          </table:table-cell>
          <table:table-cell office:value-type="float" office:value="1.0161">
            <text:p>1.0161</text:p>
          </table:table-cell>
          <table:table-cell office:value-type="float" office:value="1.018063">
            <text:p>1.018063</text:p>
          </table:table-cell>
          <table:table-cell office:value-type="float" office:value="1.013693">
            <text:p>1.013693</text:p>
          </table:table-cell>
          <table:table-cell office:value-type="float" office:value="1.016015">
            <text:p>1.016015</text:p>
          </table:table-cell>
          <table:table-cell office:value-type="float" office:value="1.014415">
            <text:p>1.014415</text:p>
          </table:table-cell>
          <table:table-cell office:value-type="float" office:value="1.014153">
            <text:p>1.014153</text:p>
          </table:table-cell>
          <table:table-cell office:value-type="float" office:value="1.015919">
            <text:p>1.015919</text:p>
          </table:table-cell>
          <table:table-cell office:value-type="float" office:value="1.012798">
            <text:p>1.012798</text:p>
          </table:table-cell>
          <table:table-cell office:value-type="float" office:value="1.014598">
            <text:p>1.014598</text:p>
          </table:table-cell>
          <table:table-cell office:value-type="float" office:value="1.016596">
            <text:p>1.016596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38329">
            <text:p>1.838329</text:p>
          </table:table-cell>
          <table:table-cell office:value-type="float" office:value="0.023262">
            <text:p>0.023262</text:p>
          </table:table-cell>
          <table:table-cell office:value-type="float" office:value="1.908033">
            <text:p>1.908033</text:p>
          </table:table-cell>
          <table:table-cell office:value-type="float" office:value="1.833141">
            <text:p>1.833141</text:p>
          </table:table-cell>
          <table:table-cell office:value-type="float" office:value="1.829409">
            <text:p>1.829409</text:p>
          </table:table-cell>
          <table:table-cell office:value-type="float" office:value="1.830865">
            <text:p>1.830865</text:p>
          </table:table-cell>
          <table:table-cell office:value-type="float" office:value="1.829843">
            <text:p>1.829843</text:p>
          </table:table-cell>
          <table:table-cell office:value-type="float" office:value="1.829205">
            <text:p>1.829205</text:p>
          </table:table-cell>
          <table:table-cell office:value-type="float" office:value="1.830269">
            <text:p>1.830269</text:p>
          </table:table-cell>
          <table:table-cell office:value-type="float" office:value="1.829763">
            <text:p>1.829763</text:p>
          </table:table-cell>
          <table:table-cell office:value-type="float" office:value="1.831792">
            <text:p>1.831792</text:p>
          </table:table-cell>
          <table:table-cell office:value-type="float" office:value="1.830966">
            <text:p>1.8309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029343">
            <text:p>3.029343</text:p>
          </table:table-cell>
          <table:table-cell office:value-type="float" office:value="0.001">
            <text:p>0.001</text:p>
          </table:table-cell>
          <table:table-cell office:value-type="float" office:value="3.029403">
            <text:p>3.029403</text:p>
          </table:table-cell>
          <table:table-cell office:value-type="float" office:value="3.028789">
            <text:p>3.028789</text:p>
          </table:table-cell>
          <table:table-cell office:value-type="float" office:value="3.028649">
            <text:p>3.028649</text:p>
          </table:table-cell>
          <table:table-cell office:value-type="float" office:value="3.029537">
            <text:p>3.029537</text:p>
          </table:table-cell>
          <table:table-cell office:value-type="float" office:value="3.028734">
            <text:p>3.028734</text:p>
          </table:table-cell>
          <table:table-cell office:value-type="float" office:value="3.028747">
            <text:p>3.028747</text:p>
          </table:table-cell>
          <table:table-cell office:value-type="float" office:value="3.028311">
            <text:p>3.028311</text:p>
          </table:table-cell>
          <table:table-cell office:value-type="float" office:value="3.029814">
            <text:p>3.029814</text:p>
          </table:table-cell>
          <table:table-cell office:value-type="float" office:value="3.032018">
            <text:p>3.032018</text:p>
          </table:table-cell>
          <table:table-cell office:value-type="float" office:value="3.029423">
            <text:p>3.0294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136296">
            <text:p>3.136296</text:p>
          </table:table-cell>
          <table:table-cell office:value-type="float" office:value="0.000784">
            <text:p>0.000784</text:p>
          </table:table-cell>
          <table:table-cell office:value-type="float" office:value="3.136305">
            <text:p>3.136305</text:p>
          </table:table-cell>
          <table:table-cell office:value-type="float" office:value="3.136542">
            <text:p>3.136542</text:p>
          </table:table-cell>
          <table:table-cell office:value-type="float" office:value="3.136199">
            <text:p>3.136199</text:p>
          </table:table-cell>
          <table:table-cell office:value-type="float" office:value="3.136325">
            <text:p>3.136325</text:p>
          </table:table-cell>
          <table:table-cell office:value-type="float" office:value="3.13634">
            <text:p>3.13634</text:p>
          </table:table-cell>
          <table:table-cell office:value-type="float" office:value="3.135885">
            <text:p>3.135885</text:p>
          </table:table-cell>
          <table:table-cell office:value-type="float" office:value="3.138417">
            <text:p>3.138417</text:p>
          </table:table-cell>
          <table:table-cell office:value-type="float" office:value="3.135873">
            <text:p>3.135873</text:p>
          </table:table-cell>
          <table:table-cell office:value-type="float" office:value="3.135714">
            <text:p>3.135714</text:p>
          </table:table-cell>
          <table:table-cell office:value-type="float" office:value="3.135356">
            <text:p>3.13535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058769">
            <text:p>3.058769</text:p>
          </table:table-cell>
          <table:table-cell office:value-type="float" office:value="0.000718">
            <text:p>0.000718</text:p>
          </table:table-cell>
          <table:table-cell office:value-type="float" office:value="3.059254">
            <text:p>3.059254</text:p>
          </table:table-cell>
          <table:table-cell office:value-type="float" office:value="3.058339">
            <text:p>3.058339</text:p>
          </table:table-cell>
          <table:table-cell office:value-type="float" office:value="3.05809">
            <text:p>3.05809</text:p>
          </table:table-cell>
          <table:table-cell office:value-type="float" office:value="3.059069">
            <text:p>3.059069</text:p>
          </table:table-cell>
          <table:table-cell office:value-type="float" office:value="3.058263">
            <text:p>3.058263</text:p>
          </table:table-cell>
          <table:table-cell office:value-type="float" office:value="3.058979">
            <text:p>3.058979</text:p>
          </table:table-cell>
          <table:table-cell office:value-type="float" office:value="3.058511">
            <text:p>3.058511</text:p>
          </table:table-cell>
          <table:table-cell office:value-type="float" office:value="3.060532">
            <text:p>3.060532</text:p>
          </table:table-cell>
          <table:table-cell office:value-type="float" office:value="3.057932">
            <text:p>3.057932</text:p>
          </table:table-cell>
          <table:table-cell office:value-type="float" office:value="3.058724">
            <text:p>3.05872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58125">
            <text:p>2.758125</text:p>
          </table:table-cell>
          <table:table-cell office:value-type="float" office:value="0.000646">
            <text:p>0.000646</text:p>
          </table:table-cell>
          <table:table-cell office:value-type="float" office:value="2.759142">
            <text:p>2.759142</text:p>
          </table:table-cell>
          <table:table-cell office:value-type="float" office:value="2.758496">
            <text:p>2.758496</text:p>
          </table:table-cell>
          <table:table-cell office:value-type="float" office:value="2.75787">
            <text:p>2.75787</text:p>
          </table:table-cell>
          <table:table-cell office:value-type="float" office:value="2.75832">
            <text:p>2.75832</text:p>
          </table:table-cell>
          <table:table-cell office:value-type="float" office:value="2.757208">
            <text:p>2.757208</text:p>
          </table:table-cell>
          <table:table-cell office:value-type="float" office:value="2.758183">
            <text:p>2.758183</text:p>
          </table:table-cell>
          <table:table-cell office:value-type="float" office:value="2.757591">
            <text:p>2.757591</text:p>
          </table:table-cell>
          <table:table-cell office:value-type="float" office:value="2.759232">
            <text:p>2.759232</text:p>
          </table:table-cell>
          <table:table-cell office:value-type="float" office:value="2.757672">
            <text:p>2.757672</text:p>
          </table:table-cell>
          <table:table-cell office:value-type="float" office:value="2.757541">
            <text:p>2.75754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8565">
            <text:p>0.058565</text:p>
          </table:table-cell>
          <table:table-cell office:value-type="float" office:value="0.002388">
            <text:p>0.002388</text:p>
          </table:table-cell>
          <table:table-cell office:value-type="float" office:value="0.065728">
            <text:p>0.065728</text:p>
          </table:table-cell>
          <table:table-cell office:value-type="float" office:value="0.057772">
            <text:p>0.057772</text:p>
          </table:table-cell>
          <table:table-cell office:value-type="float" office:value="0.057764">
            <text:p>0.057764</text:p>
          </table:table-cell>
          <table:table-cell office:value-type="float" office:value="0.057773">
            <text:p>0.057773</text:p>
          </table:table-cell>
          <table:table-cell office:value-type="float" office:value="0.057766">
            <text:p>0.057766</text:p>
          </table:table-cell>
          <table:table-cell office:value-type="float" office:value="0.057776">
            <text:p>0.057776</text:p>
          </table:table-cell>
          <table:table-cell office:value-type="float" office:value="0.057764">
            <text:p>0.057764</text:p>
          </table:table-cell>
          <table:table-cell office:value-type="float" office:value="0.057771">
            <text:p>0.057771</text:p>
          </table:table-cell>
          <table:table-cell office:value-type="float" office:value="0.057768">
            <text:p>0.057768</text:p>
          </table:table-cell>
          <table:table-cell office:value-type="float" office:value="0.057773">
            <text:p>0.0577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7293">
            <text:p>0.057293</text:p>
          </table:table-cell>
          <table:table-cell office:value-type="float" office:value="0.000011">
            <text:p>0.000011</text:p>
          </table:table-cell>
          <table:table-cell office:value-type="float" office:value="0.057305">
            <text:p>0.057305</text:p>
          </table:table-cell>
          <table:table-cell office:value-type="float" office:value="0.05728">
            <text:p>0.05728</text:p>
          </table:table-cell>
          <table:table-cell office:value-type="float" office:value="0.057304">
            <text:p>0.057304</text:p>
          </table:table-cell>
          <table:table-cell office:value-type="float" office:value="0.057283">
            <text:p>0.057283</text:p>
          </table:table-cell>
          <table:table-cell office:value-type="float" office:value="0.057303">
            <text:p>0.057303</text:p>
          </table:table-cell>
          <table:table-cell office:value-type="float" office:value="0.057281">
            <text:p>0.057281</text:p>
          </table:table-cell>
          <table:table-cell office:value-type="float" office:value="0.057302">
            <text:p>0.057302</text:p>
          </table:table-cell>
          <table:table-cell office:value-type="float" office:value="0.057287">
            <text:p>0.057287</text:p>
          </table:table-cell>
          <table:table-cell office:value-type="float" office:value="0.057306">
            <text:p>0.057306</text:p>
          </table:table-cell>
          <table:table-cell office:value-type="float" office:value="0.057283">
            <text:p>0.0572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0478">
            <text:p>0.060478</text:p>
          </table:table-cell>
          <table:table-cell office:value-type="float" office:value="0.000004">
            <text:p>0.000004</text:p>
          </table:table-cell>
          <table:table-cell office:value-type="float" office:value="0.060486">
            <text:p>0.060486</text:p>
          </table:table-cell>
          <table:table-cell office:value-type="float" office:value="0.060476">
            <text:p>0.060476</text:p>
          </table:table-cell>
          <table:table-cell office:value-type="float" office:value="0.060477">
            <text:p>0.060477</text:p>
          </table:table-cell>
          <table:table-cell office:value-type="float" office:value="0.060475">
            <text:p>0.060475</text:p>
          </table:table-cell>
          <table:table-cell office:value-type="float" office:value="0.06048">
            <text:p>0.06048</text:p>
          </table:table-cell>
          <table:table-cell office:value-type="float" office:value="0.060475">
            <text:p>0.060475</text:p>
          </table:table-cell>
          <table:table-cell office:value-type="float" office:value="0.060474">
            <text:p>0.060474</text:p>
          </table:table-cell>
          <table:table-cell office:value-type="float" office:value="0.060473">
            <text:p>0.060473</text:p>
          </table:table-cell>
          <table:table-cell office:value-type="float" office:value="0.060481">
            <text:p>0.060481</text:p>
          </table:table-cell>
          <table:table-cell office:value-type="float" office:value="0.060478">
            <text:p>0.0604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80153">
            <text:p>0.080153</text:p>
          </table:table-cell>
          <table:table-cell office:value-type="float" office:value="0.000044">
            <text:p>0.000044</text:p>
          </table:table-cell>
          <table:table-cell office:value-type="float" office:value="0.080183">
            <text:p>0.080183</text:p>
          </table:table-cell>
          <table:table-cell office:value-type="float" office:value="0.080133">
            <text:p>0.080133</text:p>
          </table:table-cell>
          <table:table-cell office:value-type="float" office:value="0.080191">
            <text:p>0.080191</text:p>
          </table:table-cell>
          <table:table-cell office:value-type="float" office:value="0.080091">
            <text:p>0.080091</text:p>
          </table:table-cell>
          <table:table-cell office:value-type="float" office:value="0.080213">
            <text:p>0.080213</text:p>
          </table:table-cell>
          <table:table-cell office:value-type="float" office:value="0.080084">
            <text:p>0.080084</text:p>
          </table:table-cell>
          <table:table-cell office:value-type="float" office:value="0.080218">
            <text:p>0.080218</text:p>
          </table:table-cell>
          <table:table-cell office:value-type="float" office:value="0.080137">
            <text:p>0.080137</text:p>
          </table:table-cell>
          <table:table-cell office:value-type="float" office:value="0.080151">
            <text:p>0.080151</text:p>
          </table:table-cell>
          <table:table-cell office:value-type="float" office:value="0.080134">
            <text:p>0.08013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71696">
            <text:p>0.171696</text:p>
          </table:table-cell>
          <table:table-cell office:value-type="float" office:value="0.001641">
            <text:p>0.001641</text:p>
          </table:table-cell>
          <table:table-cell office:value-type="float" office:value="0.173553">
            <text:p>0.173553</text:p>
          </table:table-cell>
          <table:table-cell office:value-type="float" office:value="0.169698">
            <text:p>0.169698</text:p>
          </table:table-cell>
          <table:table-cell office:value-type="float" office:value="0.173341">
            <text:p>0.173341</text:p>
          </table:table-cell>
          <table:table-cell office:value-type="float" office:value="0.170054">
            <text:p>0.170054</text:p>
          </table:table-cell>
          <table:table-cell office:value-type="float" office:value="0.173372">
            <text:p>0.173372</text:p>
          </table:table-cell>
          <table:table-cell office:value-type="float" office:value="0.170608">
            <text:p>0.170608</text:p>
          </table:table-cell>
          <table:table-cell office:value-type="float" office:value="0.173072">
            <text:p>0.173072</text:p>
          </table:table-cell>
          <table:table-cell office:value-type="float" office:value="0.170064">
            <text:p>0.170064</text:p>
          </table:table-cell>
          <table:table-cell office:value-type="float" office:value="0.17326">
            <text:p>0.17326</text:p>
          </table:table-cell>
          <table:table-cell office:value-type="float" office:value="0.169941">
            <text:p>0.1699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SOR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97201">
            <text:p>0.397201</text:p>
          </table:table-cell>
          <table:table-cell office:value-type="float" office:value="0.000091">
            <text:p>0.000091</text:p>
          </table:table-cell>
          <table:table-cell office:value-type="float" office:value="0.397069">
            <text:p>0.397069</text:p>
          </table:table-cell>
          <table:table-cell office:value-type="float" office:value="0.397227">
            <text:p>0.397227</text:p>
          </table:table-cell>
          <table:table-cell office:value-type="float" office:value="0.39715">
            <text:p>0.39715</text:p>
          </table:table-cell>
          <table:table-cell office:value-type="float" office:value="0.397217">
            <text:p>0.397217</text:p>
          </table:table-cell>
          <table:table-cell office:value-type="float" office:value="0.397197">
            <text:p>0.397197</text:p>
          </table:table-cell>
          <table:table-cell office:value-type="float" office:value="0.397065">
            <text:p>0.397065</text:p>
          </table:table-cell>
          <table:table-cell office:value-type="float" office:value="0.397157">
            <text:p>0.397157</text:p>
          </table:table-cell>
          <table:table-cell office:value-type="float" office:value="0.397303">
            <text:p>0.397303</text:p>
          </table:table-cell>
          <table:table-cell office:value-type="float" office:value="0.397259">
            <text:p>0.397259</text:p>
          </table:table-cell>
          <table:table-cell office:value-type="float" office:value="0.397371">
            <text:p>0.3973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78264">
            <text:p>0.378264</text:p>
          </table:table-cell>
          <table:table-cell office:value-type="float" office:value="0.000061">
            <text:p>0.000061</text:p>
          </table:table-cell>
          <table:table-cell office:value-type="float" office:value="0.37816">
            <text:p>0.37816</text:p>
          </table:table-cell>
          <table:table-cell office:value-type="float" office:value="0.3782">
            <text:p>0.3782</text:p>
          </table:table-cell>
          <table:table-cell office:value-type="float" office:value="0.378234">
            <text:p>0.378234</text:p>
          </table:table-cell>
          <table:table-cell office:value-type="float" office:value="0.378313">
            <text:p>0.378313</text:p>
          </table:table-cell>
          <table:table-cell office:value-type="float" office:value="0.378262">
            <text:p>0.378262</text:p>
          </table:table-cell>
          <table:table-cell office:value-type="float" office:value="0.378228">
            <text:p>0.378228</text:p>
          </table:table-cell>
          <table:table-cell office:value-type="float" office:value="0.378326">
            <text:p>0.378326</text:p>
          </table:table-cell>
          <table:table-cell office:value-type="float" office:value="0.378375">
            <text:p>0.378375</text:p>
          </table:table-cell>
          <table:table-cell office:value-type="float" office:value="0.378302">
            <text:p>0.378302</text:p>
          </table:table-cell>
          <table:table-cell office:value-type="float" office:value="0.378244">
            <text:p>0.37824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1051">
            <text:p>0.421051</text:p>
          </table:table-cell>
          <table:table-cell office:value-type="float" office:value="0.000057">
            <text:p>0.000057</text:p>
          </table:table-cell>
          <table:table-cell office:value-type="float" office:value="0.420986">
            <text:p>0.420986</text:p>
          </table:table-cell>
          <table:table-cell office:value-type="float" office:value="0.421008">
            <text:p>0.421008</text:p>
          </table:table-cell>
          <table:table-cell office:value-type="float" office:value="0.421155">
            <text:p>0.421155</text:p>
          </table:table-cell>
          <table:table-cell office:value-type="float" office:value="0.421017">
            <text:p>0.421017</text:p>
          </table:table-cell>
          <table:table-cell office:value-type="float" office:value="0.421066">
            <text:p>0.421066</text:p>
          </table:table-cell>
          <table:table-cell office:value-type="float" office:value="0.420979">
            <text:p>0.420979</text:p>
          </table:table-cell>
          <table:table-cell office:value-type="float" office:value="0.421081">
            <text:p>0.421081</text:p>
          </table:table-cell>
          <table:table-cell office:value-type="float" office:value="0.42103">
            <text:p>0.42103</text:p>
          </table:table-cell>
          <table:table-cell office:value-type="float" office:value="0.421052">
            <text:p>0.421052</text:p>
          </table:table-cell>
          <table:table-cell office:value-type="float" office:value="0.421139">
            <text:p>0.4211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51915">
            <text:p>0.951915</text:p>
          </table:table-cell>
          <table:table-cell office:value-type="float" office:value="0.000072">
            <text:p>0.000072</text:p>
          </table:table-cell>
          <table:table-cell office:value-type="float" office:value="0.951975">
            <text:p>0.951975</text:p>
          </table:table-cell>
          <table:table-cell office:value-type="float" office:value="0.952001">
            <text:p>0.952001</text:p>
          </table:table-cell>
          <table:table-cell office:value-type="float" office:value="0.951759">
            <text:p>0.951759</text:p>
          </table:table-cell>
          <table:table-cell office:value-type="float" office:value="0.951861">
            <text:p>0.951861</text:p>
          </table:table-cell>
          <table:table-cell office:value-type="float" office:value="0.951918">
            <text:p>0.951918</text:p>
          </table:table-cell>
          <table:table-cell office:value-type="float" office:value="0.952021">
            <text:p>0.952021</text:p>
          </table:table-cell>
          <table:table-cell office:value-type="float" office:value="0.951934">
            <text:p>0.951934</text:p>
          </table:table-cell>
          <table:table-cell office:value-type="float" office:value="0.951877">
            <text:p>0.951877</text:p>
          </table:table-cell>
          <table:table-cell office:value-type="float" office:value="0.951903">
            <text:p>0.951903</text:p>
          </table:table-cell>
          <table:table-cell office:value-type="float" office:value="0.951897">
            <text:p>0.95189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948147">
            <text:p>1.948147</text:p>
          </table:table-cell>
          <table:table-cell office:value-type="float" office:value="0.000122">
            <text:p>0.000122</text:p>
          </table:table-cell>
          <table:table-cell office:value-type="float" office:value="1.948401">
            <text:p>1.948401</text:p>
          </table:table-cell>
          <table:table-cell office:value-type="float" office:value="1.948313">
            <text:p>1.948313</text:p>
          </table:table-cell>
          <table:table-cell office:value-type="float" office:value="1.948035">
            <text:p>1.948035</text:p>
          </table:table-cell>
          <table:table-cell office:value-type="float" office:value="1.947998">
            <text:p>1.947998</text:p>
          </table:table-cell>
          <table:table-cell office:value-type="float" office:value="1.948154">
            <text:p>1.948154</text:p>
          </table:table-cell>
          <table:table-cell office:value-type="float" office:value="1.948208">
            <text:p>1.948208</text:p>
          </table:table-cell>
          <table:table-cell office:value-type="float" office:value="1.948094">
            <text:p>1.948094</text:p>
          </table:table-cell>
          <table:table-cell office:value-type="float" office:value="1.948138">
            <text:p>1.948138</text:p>
          </table:table-cell>
          <table:table-cell office:value-type="float" office:value="1.948037">
            <text:p>1.948037</text:p>
          </table:table-cell>
          <table:table-cell office:value-type="float" office:value="1.948092">
            <text:p>1.948092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315">
            <text:p>0.88315</text:p>
          </table:table-cell>
          <table:table-cell office:value-type="float" office:value="0.003202">
            <text:p>0.003202</text:p>
          </table:table-cell>
          <table:table-cell office:value-type="float" office:value="0.879926">
            <text:p>0.879926</text:p>
          </table:table-cell>
          <table:table-cell office:value-type="float" office:value="0.889157">
            <text:p>0.889157</text:p>
          </table:table-cell>
          <table:table-cell office:value-type="float" office:value="0.882065">
            <text:p>0.882065</text:p>
          </table:table-cell>
          <table:table-cell office:value-type="float" office:value="0.882653">
            <text:p>0.882653</text:p>
          </table:table-cell>
          <table:table-cell office:value-type="float" office:value="0.880771">
            <text:p>0.880771</text:p>
          </table:table-cell>
          <table:table-cell office:value-type="float" office:value="0.883783">
            <text:p>0.883783</text:p>
          </table:table-cell>
          <table:table-cell office:value-type="float" office:value="0.888768">
            <text:p>0.888768</text:p>
          </table:table-cell>
          <table:table-cell office:value-type="float" office:value="0.879099">
            <text:p>0.879099</text:p>
          </table:table-cell>
          <table:table-cell office:value-type="float" office:value="0.882791">
            <text:p>0.882791</text:p>
          </table:table-cell>
          <table:table-cell office:value-type="float" office:value="0.882483">
            <text:p>0.8824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00449">
            <text:p>1.000449</text:p>
          </table:table-cell>
          <table:table-cell office:value-type="float" office:value="0.004132">
            <text:p>0.004132</text:p>
          </table:table-cell>
          <table:table-cell office:value-type="float" office:value="1.009603">
            <text:p>1.009603</text:p>
          </table:table-cell>
          <table:table-cell office:value-type="float" office:value="1.000274">
            <text:p>1.000274</text:p>
          </table:table-cell>
          <table:table-cell office:value-type="float" office:value="1.000034">
            <text:p>1.000034</text:p>
          </table:table-cell>
          <table:table-cell office:value-type="float" office:value="1.004858">
            <text:p>1.004858</text:p>
          </table:table-cell>
          <table:table-cell office:value-type="float" office:value="1.000262">
            <text:p>1.000262</text:p>
          </table:table-cell>
          <table:table-cell office:value-type="float" office:value="1.001098">
            <text:p>1.001098</text:p>
          </table:table-cell>
          <table:table-cell office:value-type="float" office:value="0.999688">
            <text:p>0.999688</text:p>
          </table:table-cell>
          <table:table-cell office:value-type="float" office:value="0.993844">
            <text:p>0.993844</text:p>
          </table:table-cell>
          <table:table-cell office:value-type="float" office:value="0.998867">
            <text:p>0.998867</text:p>
          </table:table-cell>
          <table:table-cell office:value-type="float" office:value="0.995957">
            <text:p>0.99595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26966">
            <text:p>0.926966</text:p>
          </table:table-cell>
          <table:table-cell office:value-type="float" office:value="0.005242">
            <text:p>0.005242</text:p>
          </table:table-cell>
          <table:table-cell office:value-type="float" office:value="0.925997">
            <text:p>0.925997</text:p>
          </table:table-cell>
          <table:table-cell office:value-type="float" office:value="0.925341">
            <text:p>0.925341</text:p>
          </table:table-cell>
          <table:table-cell office:value-type="float" office:value="0.916351">
            <text:p>0.916351</text:p>
          </table:table-cell>
          <table:table-cell office:value-type="float" office:value="0.927302">
            <text:p>0.927302</text:p>
          </table:table-cell>
          <table:table-cell office:value-type="float" office:value="0.927889">
            <text:p>0.927889</text:p>
          </table:table-cell>
          <table:table-cell office:value-type="float" office:value="0.925945">
            <text:p>0.925945</text:p>
          </table:table-cell>
          <table:table-cell office:value-type="float" office:value="0.924661">
            <text:p>0.924661</text:p>
          </table:table-cell>
          <table:table-cell office:value-type="float" office:value="0.931538">
            <text:p>0.931538</text:p>
          </table:table-cell>
          <table:table-cell office:value-type="float" office:value="0.926275">
            <text:p>0.926275</text:p>
          </table:table-cell>
          <table:table-cell office:value-type="float" office:value="0.93836">
            <text:p>0.9383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037844">
            <text:p>1.037844</text:p>
          </table:table-cell>
          <table:table-cell office:value-type="float" office:value="0.004447">
            <text:p>0.004447</text:p>
          </table:table-cell>
          <table:table-cell office:value-type="float" office:value="1.037403">
            <text:p>1.037403</text:p>
          </table:table-cell>
          <table:table-cell office:value-type="float" office:value="1.032194">
            <text:p>1.032194</text:p>
          </table:table-cell>
          <table:table-cell office:value-type="float" office:value="1.03521">
            <text:p>1.03521</text:p>
          </table:table-cell>
          <table:table-cell office:value-type="float" office:value="1.03669">
            <text:p>1.03669</text:p>
          </table:table-cell>
          <table:table-cell office:value-type="float" office:value="1.049282">
            <text:p>1.049282</text:p>
          </table:table-cell>
          <table:table-cell office:value-type="float" office:value="1.040995">
            <text:p>1.040995</text:p>
          </table:table-cell>
          <table:table-cell office:value-type="float" office:value="1.035177">
            <text:p>1.035177</text:p>
          </table:table-cell>
          <table:table-cell office:value-type="float" office:value="1.03484">
            <text:p>1.03484</text:p>
          </table:table-cell>
          <table:table-cell office:value-type="float" office:value="1.038339">
            <text:p>1.038339</text:p>
          </table:table-cell>
          <table:table-cell office:value-type="float" office:value="1.038307">
            <text:p>1.03830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57874">
            <text:p>1.57874</text:p>
          </table:table-cell>
          <table:table-cell office:value-type="float" office:value="0.001827">
            <text:p>0.001827</text:p>
          </table:table-cell>
          <table:table-cell office:value-type="float" office:value="1.581582">
            <text:p>1.581582</text:p>
          </table:table-cell>
          <table:table-cell office:value-type="float" office:value="1.577001">
            <text:p>1.577001</text:p>
          </table:table-cell>
          <table:table-cell office:value-type="float" office:value="1.577336">
            <text:p>1.577336</text:p>
          </table:table-cell>
          <table:table-cell office:value-type="float" office:value="1.575378">
            <text:p>1.575378</text:p>
          </table:table-cell>
          <table:table-cell office:value-type="float" office:value="1.579086">
            <text:p>1.579086</text:p>
          </table:table-cell>
          <table:table-cell office:value-type="float" office:value="1.580951">
            <text:p>1.580951</text:p>
          </table:table-cell>
          <table:table-cell office:value-type="float" office:value="1.577639">
            <text:p>1.577639</text:p>
          </table:table-cell>
          <table:table-cell office:value-type="float" office:value="1.578599">
            <text:p>1.578599</text:p>
          </table:table-cell>
          <table:table-cell office:value-type="float" office:value="1.579997">
            <text:p>1.579997</text:p>
          </table:table-cell>
          <table:table-cell office:value-type="float" office:value="1.57983">
            <text:p>1.57983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138">
            <text:p>0.88138</text:p>
          </table:table-cell>
          <table:table-cell office:value-type="float" office:value="0.022851">
            <text:p>0.022851</text:p>
          </table:table-cell>
          <table:table-cell office:value-type="float" office:value="0.846741">
            <text:p>0.846741</text:p>
          </table:table-cell>
          <table:table-cell office:value-type="float" office:value="0.876756">
            <text:p>0.876756</text:p>
          </table:table-cell>
          <table:table-cell office:value-type="float" office:value="0.869654">
            <text:p>0.869654</text:p>
          </table:table-cell>
          <table:table-cell office:value-type="float" office:value="0.885297">
            <text:p>0.885297</text:p>
          </table:table-cell>
          <table:table-cell office:value-type="float" office:value="0.864734">
            <text:p>0.864734</text:p>
          </table:table-cell>
          <table:table-cell office:value-type="float" office:value="0.87641">
            <text:p>0.87641</text:p>
          </table:table-cell>
          <table:table-cell office:value-type="float" office:value="0.928163">
            <text:p>0.928163</text:p>
          </table:table-cell>
          <table:table-cell office:value-type="float" office:value="0.868365">
            <text:p>0.868365</text:p>
          </table:table-cell>
          <table:table-cell office:value-type="float" office:value="0.881834">
            <text:p>0.881834</text:p>
          </table:table-cell>
          <table:table-cell office:value-type="float" office:value="0.915842">
            <text:p>0.91584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617605">
            <text:p>1.617605</text:p>
          </table:table-cell>
          <table:table-cell office:value-type="float" office:value="0.004657">
            <text:p>0.004657</text:p>
          </table:table-cell>
          <table:table-cell office:value-type="float" office:value="1.61297">
            <text:p>1.61297</text:p>
          </table:table-cell>
          <table:table-cell office:value-type="float" office:value="1.624634">
            <text:p>1.624634</text:p>
          </table:table-cell>
          <table:table-cell office:value-type="float" office:value="1.620605">
            <text:p>1.620605</text:p>
          </table:table-cell>
          <table:table-cell office:value-type="float" office:value="1.615157">
            <text:p>1.615157</text:p>
          </table:table-cell>
          <table:table-cell office:value-type="float" office:value="1.618553">
            <text:p>1.618553</text:p>
          </table:table-cell>
          <table:table-cell office:value-type="float" office:value="1.611901">
            <text:p>1.611901</text:p>
          </table:table-cell>
          <table:table-cell office:value-type="float" office:value="1.617174">
            <text:p>1.617174</text:p>
          </table:table-cell>
          <table:table-cell office:value-type="float" office:value="1.614372">
            <text:p>1.614372</text:p>
          </table:table-cell>
          <table:table-cell office:value-type="float" office:value="1.62634">
            <text:p>1.62634</text:p>
          </table:table-cell>
          <table:table-cell office:value-type="float" office:value="1.614339">
            <text:p>1.6143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34588">
            <text:p>1.234588</text:p>
          </table:table-cell>
          <table:table-cell office:value-type="float" office:value="0.00269">
            <text:p>0.00269</text:p>
          </table:table-cell>
          <table:table-cell office:value-type="float" office:value="1.23092">
            <text:p>1.23092</text:p>
          </table:table-cell>
          <table:table-cell office:value-type="float" office:value="1.236871">
            <text:p>1.236871</text:p>
          </table:table-cell>
          <table:table-cell office:value-type="float" office:value="1.23255">
            <text:p>1.23255</text:p>
          </table:table-cell>
          <table:table-cell office:value-type="float" office:value="1.233812">
            <text:p>1.233812</text:p>
          </table:table-cell>
          <table:table-cell office:value-type="float" office:value="1.232268">
            <text:p>1.232268</text:p>
          </table:table-cell>
          <table:table-cell office:value-type="float" office:value="1.239019">
            <text:p>1.239019</text:p>
          </table:table-cell>
          <table:table-cell office:value-type="float" office:value="1.234481">
            <text:p>1.234481</text:p>
          </table:table-cell>
          <table:table-cell office:value-type="float" office:value="1.231734">
            <text:p>1.231734</text:p>
          </table:table-cell>
          <table:table-cell office:value-type="float" office:value="1.235876">
            <text:p>1.235876</text:p>
          </table:table-cell>
          <table:table-cell office:value-type="float" office:value="1.238347">
            <text:p>1.23834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91226">
            <text:p>1.291226</text:p>
          </table:table-cell>
          <table:table-cell office:value-type="float" office:value="0.002819">
            <text:p>0.002819</text:p>
          </table:table-cell>
          <table:table-cell office:value-type="float" office:value="1.285349">
            <text:p>1.285349</text:p>
          </table:table-cell>
          <table:table-cell office:value-type="float" office:value="1.295022">
            <text:p>1.295022</text:p>
          </table:table-cell>
          <table:table-cell office:value-type="float" office:value="1.293093">
            <text:p>1.293093</text:p>
          </table:table-cell>
          <table:table-cell office:value-type="float" office:value="1.290863">
            <text:p>1.290863</text:p>
          </table:table-cell>
          <table:table-cell office:value-type="float" office:value="1.290683">
            <text:p>1.290683</text:p>
          </table:table-cell>
          <table:table-cell office:value-type="float" office:value="1.291547">
            <text:p>1.291547</text:p>
          </table:table-cell>
          <table:table-cell office:value-type="float" office:value="1.28785">
            <text:p>1.28785</text:p>
          </table:table-cell>
          <table:table-cell office:value-type="float" office:value="1.293206">
            <text:p>1.293206</text:p>
          </table:table-cell>
          <table:table-cell office:value-type="float" office:value="1.29442">
            <text:p>1.29442</text:p>
          </table:table-cell>
          <table:table-cell office:value-type="float" office:value="1.290227">
            <text:p>1.2902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79016">
            <text:p>1.079016</text:p>
          </table:table-cell>
          <table:table-cell office:value-type="float" office:value="0.01194">
            <text:p>0.01194</text:p>
          </table:table-cell>
          <table:table-cell office:value-type="float" office:value="1.089115">
            <text:p>1.089115</text:p>
          </table:table-cell>
          <table:table-cell office:value-type="float" office:value="1.073846">
            <text:p>1.073846</text:p>
          </table:table-cell>
          <table:table-cell office:value-type="float" office:value="1.105362">
            <text:p>1.105362</text:p>
          </table:table-cell>
          <table:table-cell office:value-type="float" office:value="1.075017">
            <text:p>1.075017</text:p>
          </table:table-cell>
          <table:table-cell office:value-type="float" office:value="1.091243">
            <text:p>1.091243</text:p>
          </table:table-cell>
          <table:table-cell office:value-type="float" office:value="1.079164">
            <text:p>1.079164</text:p>
          </table:table-cell>
          <table:table-cell office:value-type="float" office:value="1.069412">
            <text:p>1.069412</text:p>
          </table:table-cell>
          <table:table-cell office:value-type="float" office:value="1.07037">
            <text:p>1.07037</text:p>
          </table:table-cell>
          <table:table-cell office:value-type="float" office:value="1.063776">
            <text:p>1.063776</text:p>
          </table:table-cell>
          <table:table-cell office:value-type="float" office:value="1.072855">
            <text:p>1.07285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568">
            <text:p>0.630568</text:p>
          </table:table-cell>
          <table:table-cell office:value-type="float" office:value="0.039717">
            <text:p>0.039717</text:p>
          </table:table-cell>
          <table:table-cell office:value-type="float" office:value="0.62885">
            <text:p>0.62885</text:p>
          </table:table-cell>
          <table:table-cell office:value-type="float" office:value="0.645781">
            <text:p>0.645781</text:p>
          </table:table-cell>
          <table:table-cell office:value-type="float" office:value="0.545732">
            <text:p>0.545732</text:p>
          </table:table-cell>
          <table:table-cell office:value-type="float" office:value="0.664176">
            <text:p>0.664176</text:p>
          </table:table-cell>
          <table:table-cell office:value-type="float" office:value="0.5882">
            <text:p>0.5882</text:p>
          </table:table-cell>
          <table:table-cell office:value-type="float" office:value="0.669181">
            <text:p>0.669181</text:p>
          </table:table-cell>
          <table:table-cell office:value-type="float" office:value="0.611848">
            <text:p>0.611848</text:p>
          </table:table-cell>
          <table:table-cell office:value-type="float" office:value="0.688047">
            <text:p>0.688047</text:p>
          </table:table-cell>
          <table:table-cell office:value-type="float" office:value="0.620328">
            <text:p>0.620328</text:p>
          </table:table-cell>
          <table:table-cell office:value-type="float" office:value="0.64354">
            <text:p>0.6435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2038">
            <text:p>0.332038</text:p>
          </table:table-cell>
          <table:table-cell office:value-type="float" office:value="0.018538">
            <text:p>0.018538</text:p>
          </table:table-cell>
          <table:table-cell office:value-type="float" office:value="0.32825">
            <text:p>0.32825</text:p>
          </table:table-cell>
          <table:table-cell office:value-type="float" office:value="0.286623">
            <text:p>0.286623</text:p>
          </table:table-cell>
          <table:table-cell office:value-type="float" office:value="0.346724">
            <text:p>0.346724</text:p>
          </table:table-cell>
          <table:table-cell office:value-type="float" office:value="0.33614">
            <text:p>0.33614</text:p>
          </table:table-cell>
          <table:table-cell office:value-type="float" office:value="0.315602">
            <text:p>0.315602</text:p>
          </table:table-cell>
          <table:table-cell office:value-type="float" office:value="0.346457">
            <text:p>0.346457</text:p>
          </table:table-cell>
          <table:table-cell office:value-type="float" office:value="0.343221">
            <text:p>0.343221</text:p>
          </table:table-cell>
          <table:table-cell office:value-type="float" office:value="0.323428">
            <text:p>0.323428</text:p>
          </table:table-cell>
          <table:table-cell office:value-type="float" office:value="0.348394">
            <text:p>0.348394</text:p>
          </table:table-cell>
          <table:table-cell office:value-type="float" office:value="0.345539">
            <text:p>0.34553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69438">
            <text:p>0.369438</text:p>
          </table:table-cell>
          <table:table-cell office:value-type="float" office:value="0.000201">
            <text:p>0.000201</text:p>
          </table:table-cell>
          <table:table-cell office:value-type="float" office:value="0.369525">
            <text:p>0.369525</text:p>
          </table:table-cell>
          <table:table-cell office:value-type="float" office:value="0.369014">
            <text:p>0.369014</text:p>
          </table:table-cell>
          <table:table-cell office:value-type="float" office:value="0.369518">
            <text:p>0.369518</text:p>
          </table:table-cell>
          <table:table-cell office:value-type="float" office:value="0.369447">
            <text:p>0.369447</text:p>
          </table:table-cell>
          <table:table-cell office:value-type="float" office:value="0.369558">
            <text:p>0.369558</text:p>
          </table:table-cell>
          <table:table-cell office:value-type="float" office:value="0.36944">
            <text:p>0.36944</text:p>
          </table:table-cell>
          <table:table-cell office:value-type="float" office:value="0.369683">
            <text:p>0.369683</text:p>
          </table:table-cell>
          <table:table-cell office:value-type="float" office:value="0.369549">
            <text:p>0.369549</text:p>
          </table:table-cell>
          <table:table-cell office:value-type="float" office:value="0.369547">
            <text:p>0.369547</text:p>
          </table:table-cell>
          <table:table-cell office:value-type="float" office:value="0.369102">
            <text:p>0.36910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08211">
            <text:p>0.408211</text:p>
          </table:table-cell>
          <table:table-cell office:value-type="float" office:value="0.000777">
            <text:p>0.000777</text:p>
          </table:table-cell>
          <table:table-cell office:value-type="float" office:value="0.409042">
            <text:p>0.409042</text:p>
          </table:table-cell>
          <table:table-cell office:value-type="float" office:value="0.407777">
            <text:p>0.407777</text:p>
          </table:table-cell>
          <table:table-cell office:value-type="float" office:value="0.408607">
            <text:p>0.408607</text:p>
          </table:table-cell>
          <table:table-cell office:value-type="float" office:value="0.408355">
            <text:p>0.408355</text:p>
          </table:table-cell>
          <table:table-cell office:value-type="float" office:value="0.408591">
            <text:p>0.408591</text:p>
          </table:table-cell>
          <table:table-cell office:value-type="float" office:value="0.408262">
            <text:p>0.408262</text:p>
          </table:table-cell>
          <table:table-cell office:value-type="float" office:value="0.408752">
            <text:p>0.408752</text:p>
          </table:table-cell>
          <table:table-cell office:value-type="float" office:value="0.407013">
            <text:p>0.407013</text:p>
          </table:table-cell>
          <table:table-cell office:value-type="float" office:value="0.409048">
            <text:p>0.409048</text:p>
          </table:table-cell>
          <table:table-cell office:value-type="float" office:value="0.40666">
            <text:p>0.4066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04425">
            <text:p>0.804425</text:p>
          </table:table-cell>
          <table:table-cell office:value-type="float" office:value="0.001118">
            <text:p>0.001118</text:p>
          </table:table-cell>
          <table:table-cell office:value-type="float" office:value="0.805153">
            <text:p>0.805153</text:p>
          </table:table-cell>
          <table:table-cell office:value-type="float" office:value="0.805859">
            <text:p>0.805859</text:p>
          </table:table-cell>
          <table:table-cell office:value-type="float" office:value="0.804689">
            <text:p>0.804689</text:p>
          </table:table-cell>
          <table:table-cell office:value-type="float" office:value="0.802996">
            <text:p>0.802996</text:p>
          </table:table-cell>
          <table:table-cell office:value-type="float" office:value="0.805533">
            <text:p>0.805533</text:p>
          </table:table-cell>
          <table:table-cell office:value-type="float" office:value="0.804225">
            <text:p>0.804225</text:p>
          </table:table-cell>
          <table:table-cell office:value-type="float" office:value="0.80433">
            <text:p>0.80433</text:p>
          </table:table-cell>
          <table:table-cell office:value-type="float" office:value="0.80276">
            <text:p>0.80276</text:p>
          </table:table-cell>
          <table:table-cell office:value-type="float" office:value="0.805719">
            <text:p>0.805719</text:p>
          </table:table-cell>
          <table:table-cell office:value-type="float" office:value="0.802985">
            <text:p>0.802985</text:p>
          </table:table-cell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3"/>
        </table:table-row>
        <table:table-row table:style-name="ro3">
          <table:table-cell office:value-type="string">
            <text:p>vload and vstore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office:value-type="string">
            <text:p>mm</text:p>
          </table:table-cell>
          <table:table-cell table:style-name="ce1" office:value-type="float" office:value="1.662473">
            <text:p>1.662473</text:p>
          </table:table-cell>
          <table:table-cell office:value-type="float" office:value="0.000174">
            <text:p>0.000174</text:p>
          </table:table-cell>
          <table:table-cell office:value-type="float" office:value="1.662404">
            <text:p>1.662404</text:p>
          </table:table-cell>
          <table:table-cell office:value-type="float" office:value="1.662618">
            <text:p>1.662618</text:p>
          </table:table-cell>
          <table:table-cell office:value-type="float" office:value="1.662339">
            <text:p>1.662339</text:p>
          </table:table-cell>
          <table:table-cell office:value-type="float" office:value="1.662347">
            <text:p>1.662347</text:p>
          </table:table-cell>
          <table:table-cell office:value-type="float" office:value="1.662607">
            <text:p>1.662607</text:p>
          </table:table-cell>
          <table:table-cell office:value-type="float" office:value="1.662455">
            <text:p>1.662455</text:p>
          </table:table-cell>
          <table:table-cell office:value-type="float" office:value="1.662569">
            <text:p>1.662569</text:p>
          </table:table-cell>
          <table:table-cell office:value-type="float" office:value="1.662502">
            <text:p>1.662502</text:p>
          </table:table-cell>
          <table:table-cell office:value-type="float" office:value="1.662118">
            <text:p>1.662118</text:p>
          </table:table-cell>
          <table:table-cell office:value-type="float" office:value="1.662771">
            <text:p>1.66277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22048">
            <text:p>1.722048</text:p>
          </table:table-cell>
          <table:table-cell office:value-type="float" office:value="0.000156">
            <text:p>0.000156</text:p>
          </table:table-cell>
          <table:table-cell office:value-type="float" office:value="1.722008">
            <text:p>1.722008</text:p>
          </table:table-cell>
          <table:table-cell office:value-type="float" office:value="1.722162">
            <text:p>1.722162</text:p>
          </table:table-cell>
          <table:table-cell office:value-type="float" office:value="1.722144">
            <text:p>1.722144</text:p>
          </table:table-cell>
          <table:table-cell office:value-type="float" office:value="1.721834">
            <text:p>1.721834</text:p>
          </table:table-cell>
          <table:table-cell office:value-type="float" office:value="1.722111">
            <text:p>1.722111</text:p>
          </table:table-cell>
          <table:table-cell office:value-type="float" office:value="1.721835">
            <text:p>1.721835</text:p>
          </table:table-cell>
          <table:table-cell office:value-type="float" office:value="1.722314">
            <text:p>1.722314</text:p>
          </table:table-cell>
          <table:table-cell office:value-type="float" office:value="1.722148">
            <text:p>1.722148</text:p>
          </table:table-cell>
          <table:table-cell office:value-type="float" office:value="1.721845">
            <text:p>1.721845</text:p>
          </table:table-cell>
          <table:table-cell office:value-type="float" office:value="1.722079">
            <text:p>1.722079</text:p>
          </table:table-cell>
          <table:table-cell table:formula="of:=([.B104]/[.B105])" office:value-type="float" office:value="0.965404564797264">
            <text:p>0.9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92248">
            <text:p>2.92248</text:p>
          </table:table-cell>
          <table:table-cell office:value-type="float" office:value="0.00057">
            <text:p>0.00057</text:p>
          </table:table-cell>
          <table:table-cell office:value-type="float" office:value="2.923029">
            <text:p>2.923029</text:p>
          </table:table-cell>
          <table:table-cell office:value-type="float" office:value="2.921537">
            <text:p>2.921537</text:p>
          </table:table-cell>
          <table:table-cell office:value-type="float" office:value="2.922974">
            <text:p>2.922974</text:p>
          </table:table-cell>
          <table:table-cell office:value-type="float" office:value="2.922254">
            <text:p>2.922254</text:p>
          </table:table-cell>
          <table:table-cell office:value-type="float" office:value="2.922619">
            <text:p>2.922619</text:p>
          </table:table-cell>
          <table:table-cell office:value-type="float" office:value="2.921761">
            <text:p>2.921761</text:p>
          </table:table-cell>
          <table:table-cell office:value-type="float" office:value="2.922726">
            <text:p>2.922726</text:p>
          </table:table-cell>
          <table:table-cell office:value-type="float" office:value="2.92218">
            <text:p>2.92218</text:p>
          </table:table-cell>
          <table:table-cell office:value-type="float" office:value="2.922231">
            <text:p>2.922231</text:p>
          </table:table-cell>
          <table:table-cell office:value-type="float" office:value="2.923487">
            <text:p>2.923487</text:p>
          </table:table-cell>
          <table:table-cell table:formula="of:=([.B104]/[.B106])" office:value-type="float" office:value="0.568856929730913">
            <text:p>0.5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35028">
            <text:p>6.535028</text:p>
          </table:table-cell>
          <table:table-cell office:value-type="float" office:value="0.001952">
            <text:p>0.001952</text:p>
          </table:table-cell>
          <table:table-cell office:value-type="float" office:value="6.536018">
            <text:p>6.536018</text:p>
          </table:table-cell>
          <table:table-cell office:value-type="float" office:value="6.532697">
            <text:p>6.532697</text:p>
          </table:table-cell>
          <table:table-cell office:value-type="float" office:value="6.532811">
            <text:p>6.532811</text:p>
          </table:table-cell>
          <table:table-cell office:value-type="float" office:value="6.534727">
            <text:p>6.534727</text:p>
          </table:table-cell>
          <table:table-cell office:value-type="float" office:value="6.53891">
            <text:p>6.53891</text:p>
          </table:table-cell>
          <table:table-cell office:value-type="float" office:value="6.534872">
            <text:p>6.534872</text:p>
          </table:table-cell>
          <table:table-cell office:value-type="float" office:value="6.53297">
            <text:p>6.53297</text:p>
          </table:table-cell>
          <table:table-cell office:value-type="float" office:value="6.535141">
            <text:p>6.535141</text:p>
          </table:table-cell>
          <table:table-cell office:value-type="float" office:value="6.537679">
            <text:p>6.537679</text:p>
          </table:table-cell>
          <table:table-cell office:value-type="float" office:value="6.534455">
            <text:p>6.534455</text:p>
          </table:table-cell>
          <table:table-cell table:formula="of:=([.B104]/[.B107])" office:value-type="float" office:value="0.254394166329509">
            <text:p>0.2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633245">
            <text:p>15.633245</text:p>
          </table:table-cell>
          <table:table-cell office:value-type="float" office:value="0.003353">
            <text:p>0.003353</text:p>
          </table:table-cell>
          <table:table-cell office:value-type="float" office:value="15.630074">
            <text:p>15.630074</text:p>
          </table:table-cell>
          <table:table-cell office:value-type="float" office:value="15.629421">
            <text:p>15.629421</text:p>
          </table:table-cell>
          <table:table-cell office:value-type="float" office:value="15.637293">
            <text:p>15.637293</text:p>
          </table:table-cell>
          <table:table-cell office:value-type="float" office:value="15.631331">
            <text:p>15.631331</text:p>
          </table:table-cell>
          <table:table-cell office:value-type="float" office:value="15.639679">
            <text:p>15.639679</text:p>
          </table:table-cell>
          <table:table-cell office:value-type="float" office:value="15.633927">
            <text:p>15.633927</text:p>
          </table:table-cell>
          <table:table-cell office:value-type="float" office:value="15.633095">
            <text:p>15.633095</text:p>
          </table:table-cell>
          <table:table-cell office:value-type="float" office:value="15.633439">
            <text:p>15.633439</text:p>
          </table:table-cell>
          <table:table-cell office:value-type="float" office:value="15.635492">
            <text:p>15.635492</text:p>
          </table:table-cell>
          <table:table-cell office:value-type="float" office:value="15.628693">
            <text:p>15.628693</text:p>
          </table:table-cell>
          <table:table-cell table:formula="of:=([.B104]/[.B108])" office:value-type="float" office:value="0.106342157370399">
            <text:p>0.11</text:p>
          </table:table-cell>
          <table:table-cell table:number-columns-repeated="3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6401">
            <text:p>20.66401</text:p>
          </table:table-cell>
          <table:table-cell office:value-type="float" office:value="1.419245">
            <text:p>1.419245</text:p>
          </table:table-cell>
          <table:table-cell office:value-type="float" office:value="19.955689">
            <text:p>19.955689</text:p>
          </table:table-cell>
          <table:table-cell office:value-type="float" office:value="21.885609">
            <text:p>21.885609</text:p>
          </table:table-cell>
          <table:table-cell office:value-type="float" office:value="21.343109">
            <text:p>21.343109</text:p>
          </table:table-cell>
          <table:table-cell office:value-type="float" office:value="19.171326">
            <text:p>19.171326</text:p>
          </table:table-cell>
          <table:table-cell office:value-type="float" office:value="21.905001">
            <text:p>21.905001</text:p>
          </table:table-cell>
          <table:table-cell office:value-type="float" office:value="19.476911">
            <text:p>19.476911</text:p>
          </table:table-cell>
          <table:table-cell office:value-type="float" office:value="18.090889">
            <text:p>18.090889</text:p>
          </table:table-cell>
          <table:table-cell office:value-type="float" office:value="22.968377">
            <text:p>22.968377</text:p>
          </table:table-cell>
          <table:table-cell office:value-type="float" office:value="21.393948">
            <text:p>21.393948</text:p>
          </table:table-cell>
          <table:table-cell office:value-type="float" office:value="20.449244">
            <text:p>20.44924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472634">
            <text:p>19.472634</text:p>
          </table:table-cell>
          <table:table-cell office:value-type="float" office:value="0.466183">
            <text:p>0.466183</text:p>
          </table:table-cell>
          <table:table-cell office:value-type="float" office:value="19.433832">
            <text:p>19.433832</text:p>
          </table:table-cell>
          <table:table-cell office:value-type="float" office:value="19.425513">
            <text:p>19.425513</text:p>
          </table:table-cell>
          <table:table-cell office:value-type="float" office:value="19.339505">
            <text:p>19.339505</text:p>
          </table:table-cell>
          <table:table-cell office:value-type="float" office:value="20.674248">
            <text:p>20.674248</text:p>
          </table:table-cell>
          <table:table-cell office:value-type="float" office:value="19.370537">
            <text:p>19.370537</text:p>
          </table:table-cell>
          <table:table-cell office:value-type="float" office:value="18.814777">
            <text:p>18.814777</text:p>
          </table:table-cell>
          <table:table-cell office:value-type="float" office:value="19.303941">
            <text:p>19.303941</text:p>
          </table:table-cell>
          <table:table-cell office:value-type="float" office:value="19.183515">
            <text:p>19.183515</text:p>
          </table:table-cell>
          <table:table-cell office:value-type="float" office:value="19.340197">
            <text:p>19.340197</text:p>
          </table:table-cell>
          <table:table-cell office:value-type="float" office:value="19.840271">
            <text:p>19.840271</text:p>
          </table:table-cell>
          <table:table-cell table:formula="of:=([.B116]/[.B117])" office:value-type="float" office:value="1.06118206709991">
            <text:p>1.0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705638">
            <text:p>13.705638</text:p>
          </table:table-cell>
          <table:table-cell office:value-type="float" office:value="0.273323">
            <text:p>0.273323</text:p>
          </table:table-cell>
          <table:table-cell office:value-type="float" office:value="13.523984">
            <text:p>13.523984</text:p>
          </table:table-cell>
          <table:table-cell office:value-type="float" office:value="13.97162">
            <text:p>13.97162</text:p>
          </table:table-cell>
          <table:table-cell office:value-type="float" office:value="13.616517">
            <text:p>13.616517</text:p>
          </table:table-cell>
          <table:table-cell office:value-type="float" office:value="14.309623">
            <text:p>14.309623</text:p>
          </table:table-cell>
          <table:table-cell office:value-type="float" office:value="13.566557">
            <text:p>13.566557</text:p>
          </table:table-cell>
          <table:table-cell office:value-type="float" office:value="14.001776">
            <text:p>14.001776</text:p>
          </table:table-cell>
          <table:table-cell office:value-type="float" office:value="13.639393">
            <text:p>13.639393</text:p>
          </table:table-cell>
          <table:table-cell office:value-type="float" office:value="13.491311">
            <text:p>13.491311</text:p>
          </table:table-cell>
          <table:table-cell office:value-type="float" office:value="13.473729">
            <text:p>13.473729</text:p>
          </table:table-cell>
          <table:table-cell office:value-type="float" office:value="13.461871">
            <text:p>13.461871</text:p>
          </table:table-cell>
          <table:table-cell table:formula="of:=([.B116]/[.B118])" office:value-type="float" office:value="1.50770142914908">
            <text:p>1.5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184035">
            <text:p>10.184035</text:p>
          </table:table-cell>
          <table:table-cell office:value-type="float" office:value="0.430593">
            <text:p>0.430593</text:p>
          </table:table-cell>
          <table:table-cell office:value-type="float" office:value="10.203285">
            <text:p>10.203285</text:p>
          </table:table-cell>
          <table:table-cell office:value-type="float" office:value="10.594567">
            <text:p>10.594567</text:p>
          </table:table-cell>
          <table:table-cell office:value-type="float" office:value="9.436712">
            <text:p>9.436712</text:p>
          </table:table-cell>
          <table:table-cell office:value-type="float" office:value="9.855422">
            <text:p>9.855422</text:p>
          </table:table-cell>
          <table:table-cell office:value-type="float" office:value="10.64922">
            <text:p>10.64922</text:p>
          </table:table-cell>
          <table:table-cell office:value-type="float" office:value="10.085089">
            <text:p>10.085089</text:p>
          </table:table-cell>
          <table:table-cell office:value-type="float" office:value="9.836107">
            <text:p>9.836107</text:p>
          </table:table-cell>
          <table:table-cell office:value-type="float" office:value="10.842847">
            <text:p>10.842847</text:p>
          </table:table-cell>
          <table:table-cell office:value-type="float" office:value="9.824339">
            <text:p>9.824339</text:p>
          </table:table-cell>
          <table:table-cell office:value-type="float" office:value="10.512763">
            <text:p>10.512763</text:p>
          </table:table-cell>
          <table:table-cell table:formula="of:=([.B116]/[.B119])" office:value-type="float" office:value="2.02905920884993">
            <text:p>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5.228754">
            <text:p>5.228754</text:p>
          </table:table-cell>
          <table:table-cell office:value-type="float" office:value="0.102995">
            <text:p>0.102995</text:p>
          </table:table-cell>
          <table:table-cell office:value-type="float" office:value="5.188786">
            <text:p>5.188786</text:p>
          </table:table-cell>
          <table:table-cell office:value-type="float" office:value="5.371747">
            <text:p>5.371747</text:p>
          </table:table-cell>
          <table:table-cell office:value-type="float" office:value="5.338367">
            <text:p>5.338367</text:p>
          </table:table-cell>
          <table:table-cell office:value-type="float" office:value="5.209442">
            <text:p>5.209442</text:p>
          </table:table-cell>
          <table:table-cell office:value-type="float" office:value="4.966139">
            <text:p>4.966139</text:p>
          </table:table-cell>
          <table:table-cell office:value-type="float" office:value="5.208105">
            <text:p>5.208105</text:p>
          </table:table-cell>
          <table:table-cell office:value-type="float" office:value="5.253712">
            <text:p>5.253712</text:p>
          </table:table-cell>
          <table:table-cell office:value-type="float" office:value="5.24058">
            <text:p>5.24058</text:p>
          </table:table-cell>
          <table:table-cell office:value-type="float" office:value="5.261631">
            <text:p>5.261631</text:p>
          </table:table-cell>
          <table:table-cell office:value-type="float" office:value="5.249035">
            <text:p>5.249035</text:p>
          </table:table-cell>
          <table:table-cell table:formula="of:=([.B116]/[.B120])" office:value-type="float" office:value="3.95199506421606">
            <text:p>3.95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98854">
            <text:p>1.298854</text:p>
          </table:table-cell>
          <table:table-cell office:value-type="float" office:value="0.00186">
            <text:p>0.00186</text:p>
          </table:table-cell>
          <table:table-cell office:value-type="float" office:value="1.301306">
            <text:p>1.301306</text:p>
          </table:table-cell>
          <table:table-cell office:value-type="float" office:value="1.298636">
            <text:p>1.298636</text:p>
          </table:table-cell>
          <table:table-cell office:value-type="float" office:value="1.299643">
            <text:p>1.299643</text:p>
          </table:table-cell>
          <table:table-cell office:value-type="float" office:value="1.298785">
            <text:p>1.298785</text:p>
          </table:table-cell>
          <table:table-cell office:value-type="float" office:value="1.299207">
            <text:p>1.299207</text:p>
          </table:table-cell>
          <table:table-cell office:value-type="float" office:value="1.296241">
            <text:p>1.296241</text:p>
          </table:table-cell>
          <table:table-cell office:value-type="float" office:value="1.302081">
            <text:p>1.302081</text:p>
          </table:table-cell>
          <table:table-cell office:value-type="float" office:value="1.298182">
            <text:p>1.298182</text:p>
          </table:table-cell>
          <table:table-cell office:value-type="float" office:value="1.295678">
            <text:p>1.295678</text:p>
          </table:table-cell>
          <table:table-cell office:value-type="float" office:value="1.298784">
            <text:p>1.29878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69094">
            <text:p>1.269094</text:p>
          </table:table-cell>
          <table:table-cell office:value-type="float" office:value="0.000436">
            <text:p>0.000436</text:p>
          </table:table-cell>
          <table:table-cell office:value-type="float" office:value="1.268459">
            <text:p>1.268459</text:p>
          </table:table-cell>
          <table:table-cell office:value-type="float" office:value="1.269396">
            <text:p>1.269396</text:p>
          </table:table-cell>
          <table:table-cell office:value-type="float" office:value="1.269077">
            <text:p>1.269077</text:p>
          </table:table-cell>
          <table:table-cell office:value-type="float" office:value="1.269256">
            <text:p>1.269256</text:p>
          </table:table-cell>
          <table:table-cell office:value-type="float" office:value="1.268483">
            <text:p>1.268483</text:p>
          </table:table-cell>
          <table:table-cell office:value-type="float" office:value="1.269405">
            <text:p>1.269405</text:p>
          </table:table-cell>
          <table:table-cell office:value-type="float" office:value="1.269722">
            <text:p>1.269722</text:p>
          </table:table-cell>
          <table:table-cell office:value-type="float" office:value="1.269576">
            <text:p>1.269576</text:p>
          </table:table-cell>
          <table:table-cell office:value-type="float" office:value="1.268989">
            <text:p>1.268989</text:p>
          </table:table-cell>
          <table:table-cell office:value-type="float" office:value="1.268572">
            <text:p>1.268572</text:p>
          </table:table-cell>
          <table:table-cell table:formula="of:=([.B122]/[.B123])" office:value-type="float" office:value="1.02344979962083">
            <text:p>1.0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25476">
            <text:p>1.225476</text:p>
          </table:table-cell>
          <table:table-cell office:value-type="float" office:value="0.005144">
            <text:p>0.005144</text:p>
          </table:table-cell>
          <table:table-cell office:value-type="float" office:value="1.216071">
            <text:p>1.216071</text:p>
          </table:table-cell>
          <table:table-cell office:value-type="float" office:value="1.231508">
            <text:p>1.231508</text:p>
          </table:table-cell>
          <table:table-cell office:value-type="float" office:value="1.218504">
            <text:p>1.218504</text:p>
          </table:table-cell>
          <table:table-cell office:value-type="float" office:value="1.225036">
            <text:p>1.225036</text:p>
          </table:table-cell>
          <table:table-cell office:value-type="float" office:value="1.224399">
            <text:p>1.224399</text:p>
          </table:table-cell>
          <table:table-cell office:value-type="float" office:value="1.226107">
            <text:p>1.226107</text:p>
          </table:table-cell>
          <table:table-cell office:value-type="float" office:value="1.222892">
            <text:p>1.222892</text:p>
          </table:table-cell>
          <table:table-cell office:value-type="float" office:value="1.232774">
            <text:p>1.232774</text:p>
          </table:table-cell>
          <table:table-cell office:value-type="float" office:value="1.230761">
            <text:p>1.230761</text:p>
          </table:table-cell>
          <table:table-cell office:value-type="float" office:value="1.226711">
            <text:p>1.226711</text:p>
          </table:table-cell>
          <table:table-cell table:formula="of:=([.B122]/[.B124])" office:value-type="float" office:value="1.05987714161681">
            <text:p>1.0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187619">
            <text:p>1.187619</text:p>
          </table:table-cell>
          <table:table-cell office:value-type="float" office:value="0.001613">
            <text:p>0.001613</text:p>
          </table:table-cell>
          <table:table-cell office:value-type="float" office:value="1.186779">
            <text:p>1.186779</text:p>
          </table:table-cell>
          <table:table-cell office:value-type="float" office:value="1.188131">
            <text:p>1.188131</text:p>
          </table:table-cell>
          <table:table-cell office:value-type="float" office:value="1.18722">
            <text:p>1.18722</text:p>
          </table:table-cell>
          <table:table-cell office:value-type="float" office:value="1.187041">
            <text:p>1.187041</text:p>
          </table:table-cell>
          <table:table-cell office:value-type="float" office:value="1.187988">
            <text:p>1.187988</text:p>
          </table:table-cell>
          <table:table-cell office:value-type="float" office:value="1.186039">
            <text:p>1.186039</text:p>
          </table:table-cell>
          <table:table-cell office:value-type="float" office:value="1.191453">
            <text:p>1.191453</text:p>
          </table:table-cell>
          <table:table-cell office:value-type="float" office:value="1.189116">
            <text:p>1.189116</text:p>
          </table:table-cell>
          <table:table-cell office:value-type="float" office:value="1.186927">
            <text:p>1.186927</text:p>
          </table:table-cell>
          <table:table-cell office:value-type="float" office:value="1.1855">
            <text:p>1.1855</text:p>
          </table:table-cell>
          <table:table-cell table:formula="of:=([.B122]/[.B125])" office:value-type="float" office:value="1.09366219300971">
            <text:p>1.0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1.008776">
            <text:p>1.008776</text:p>
          </table:table-cell>
          <table:table-cell office:value-type="float" office:value="0.004532">
            <text:p>0.004532</text:p>
          </table:table-cell>
          <table:table-cell office:value-type="float" office:value="1.008002">
            <text:p>1.008002</text:p>
          </table:table-cell>
          <table:table-cell office:value-type="float" office:value="1.018527">
            <text:p>1.018527</text:p>
          </table:table-cell>
          <table:table-cell office:value-type="float" office:value="1.005467">
            <text:p>1.005467</text:p>
          </table:table-cell>
          <table:table-cell office:value-type="float" office:value="1.011655">
            <text:p>1.011655</text:p>
          </table:table-cell>
          <table:table-cell office:value-type="float" office:value="1.003658">
            <text:p>1.003658</text:p>
          </table:table-cell>
          <table:table-cell office:value-type="float" office:value="1.009883">
            <text:p>1.009883</text:p>
          </table:table-cell>
          <table:table-cell office:value-type="float" office:value="1.010612">
            <text:p>1.010612</text:p>
          </table:table-cell>
          <table:table-cell office:value-type="float" office:value="1.012043">
            <text:p>1.012043</text:p>
          </table:table-cell>
          <table:table-cell office:value-type="float" office:value="1.005082">
            <text:p>1.005082</text:p>
          </table:table-cell>
          <table:table-cell office:value-type="float" office:value="1.002828">
            <text:p>1.002828</text:p>
          </table:table-cell>
          <table:table-cell table:formula="of:=([.B122]/[.B126])" office:value-type="float" office:value="1.28755442238911">
            <text:p>1.29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IC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8703">
            <text:p>0.068703</text:p>
          </table:table-cell>
          <table:table-cell office:value-type="float" office:value="0.000009">
            <text:p>0.000009</text:p>
          </table:table-cell>
          <table:table-cell office:value-type="float" office:value="0.068709">
            <text:p>0.068709</text:p>
          </table:table-cell>
          <table:table-cell office:value-type="float" office:value="0.068695">
            <text:p>0.068695</text:p>
          </table:table-cell>
          <table:table-cell office:value-type="float" office:value="0.068689">
            <text:p>0.068689</text:p>
          </table:table-cell>
          <table:table-cell office:value-type="float" office:value="0.068691">
            <text:p>0.068691</text:p>
          </table:table-cell>
          <table:table-cell office:value-type="float" office:value="0.068707">
            <text:p>0.068707</text:p>
          </table:table-cell>
          <table:table-cell office:value-type="float" office:value="0.06871">
            <text:p>0.06871</text:p>
          </table:table-cell>
          <table:table-cell office:value-type="float" office:value="0.068701">
            <text:p>0.068701</text:p>
          </table:table-cell>
          <table:table-cell office:value-type="float" office:value="0.068707">
            <text:p>0.068707</text:p>
          </table:table-cell>
          <table:table-cell office:value-type="float" office:value="0.068721">
            <text:p>0.068721</text:p>
          </table:table-cell>
          <table:table-cell office:value-type="float" office:value="0.068704">
            <text:p>0.06870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62336">
            <text:p>0.062336</text:p>
          </table:table-cell>
          <table:table-cell office:value-type="float" office:value="0.000013">
            <text:p>0.000013</text:p>
          </table:table-cell>
          <table:table-cell office:value-type="float" office:value="0.062326">
            <text:p>0.062326</text:p>
          </table:table-cell>
          <table:table-cell office:value-type="float" office:value="0.062336">
            <text:p>0.062336</text:p>
          </table:table-cell>
          <table:table-cell office:value-type="float" office:value="0.062342">
            <text:p>0.062342</text:p>
          </table:table-cell>
          <table:table-cell office:value-type="float" office:value="0.062351">
            <text:p>0.062351</text:p>
          </table:table-cell>
          <table:table-cell office:value-type="float" office:value="0.062316">
            <text:p>0.062316</text:p>
          </table:table-cell>
          <table:table-cell office:value-type="float" office:value="0.062325">
            <text:p>0.062325</text:p>
          </table:table-cell>
          <table:table-cell office:value-type="float" office:value="0.062332">
            <text:p>0.062332</text:p>
          </table:table-cell>
          <table:table-cell office:value-type="float" office:value="0.062345">
            <text:p>0.062345</text:p>
          </table:table-cell>
          <table:table-cell office:value-type="float" office:value="0.062326">
            <text:p>0.062326</text:p>
          </table:table-cell>
          <table:table-cell office:value-type="float" office:value="0.062359">
            <text:p>0.062359</text:p>
          </table:table-cell>
          <table:table-cell table:formula="of:=([.B130]/[.B131])" office:value-type="float" office:value="1.10214001540041">
            <text:p>1.1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6017">
            <text:p>0.116017</text:p>
          </table:table-cell>
          <table:table-cell office:value-type="float" office:value="0.000048">
            <text:p>0.000048</text:p>
          </table:table-cell>
          <table:table-cell office:value-type="float" office:value="0.11599">
            <text:p>0.11599</text:p>
          </table:table-cell>
          <table:table-cell office:value-type="float" office:value="0.116014">
            <text:p>0.116014</text:p>
          </table:table-cell>
          <table:table-cell office:value-type="float" office:value="0.116026">
            <text:p>0.116026</text:p>
          </table:table-cell>
          <table:table-cell office:value-type="float" office:value="0.116022">
            <text:p>0.116022</text:p>
          </table:table-cell>
          <table:table-cell office:value-type="float" office:value="0.116132">
            <text:p>0.116132</text:p>
          </table:table-cell>
          <table:table-cell office:value-type="float" office:value="0.116069">
            <text:p>0.116069</text:p>
          </table:table-cell>
          <table:table-cell office:value-type="float" office:value="0.115981">
            <text:p>0.115981</text:p>
          </table:table-cell>
          <table:table-cell office:value-type="float" office:value="0.115959">
            <text:p>0.115959</text:p>
          </table:table-cell>
          <table:table-cell office:value-type="float" office:value="0.116003">
            <text:p>0.116003</text:p>
          </table:table-cell>
          <table:table-cell office:value-type="float" office:value="0.115978">
            <text:p>0.115978</text:p>
          </table:table-cell>
          <table:table-cell table:formula="of:=([.B130]/[.B132])" office:value-type="float" office:value="0.592180456312437">
            <text:p>0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10799">
            <text:p>0.310799</text:p>
          </table:table-cell>
          <table:table-cell office:value-type="float" office:value="0.000184">
            <text:p>0.000184</text:p>
          </table:table-cell>
          <table:table-cell office:value-type="float" office:value="0.310688">
            <text:p>0.310688</text:p>
          </table:table-cell>
          <table:table-cell office:value-type="float" office:value="0.310905">
            <text:p>0.310905</text:p>
          </table:table-cell>
          <table:table-cell office:value-type="float" office:value="0.310861">
            <text:p>0.310861</text:p>
          </table:table-cell>
          <table:table-cell office:value-type="float" office:value="0.310702">
            <text:p>0.310702</text:p>
          </table:table-cell>
          <table:table-cell office:value-type="float" office:value="0.310969">
            <text:p>0.310969</text:p>
          </table:table-cell>
          <table:table-cell office:value-type="float" office:value="0.311108">
            <text:p>0.311108</text:p>
          </table:table-cell>
          <table:table-cell office:value-type="float" office:value="0.310997">
            <text:p>0.310997</text:p>
          </table:table-cell>
          <table:table-cell office:value-type="float" office:value="0.310578">
            <text:p>0.310578</text:p>
          </table:table-cell>
          <table:table-cell office:value-type="float" office:value="0.310577">
            <text:p>0.310577</text:p>
          </table:table-cell>
          <table:table-cell office:value-type="float" office:value="0.310601">
            <text:p>0.310601</text:p>
          </table:table-cell>
          <table:table-cell table:formula="of:=([.B130]/[.B133])" office:value-type="float" office:value="0.221052834790331">
            <text:p>0.2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17331">
            <text:p>0.817331</text:p>
          </table:table-cell>
          <table:table-cell office:value-type="float" office:value="0.000187">
            <text:p>0.000187</text:p>
          </table:table-cell>
          <table:table-cell office:value-type="float" office:value="0.817495">
            <text:p>0.817495</text:p>
          </table:table-cell>
          <table:table-cell office:value-type="float" office:value="0.817062">
            <text:p>0.817062</text:p>
          </table:table-cell>
          <table:table-cell office:value-type="float" office:value="0.817559">
            <text:p>0.817559</text:p>
          </table:table-cell>
          <table:table-cell office:value-type="float" office:value="0.817427">
            <text:p>0.817427</text:p>
          </table:table-cell>
          <table:table-cell office:value-type="float" office:value="0.817423">
            <text:p>0.817423</text:p>
          </table:table-cell>
          <table:table-cell office:value-type="float" office:value="0.817261">
            <text:p>0.817261</text:p>
          </table:table-cell>
          <table:table-cell office:value-type="float" office:value="0.816972">
            <text:p>0.816972</text:p>
          </table:table-cell>
          <table:table-cell office:value-type="float" office:value="0.81722">
            <text:p>0.81722</text:p>
          </table:table-cell>
          <table:table-cell office:value-type="float" office:value="0.817374">
            <text:p>0.817374</text:p>
          </table:table-cell>
          <table:table-cell office:value-type="float" office:value="0.817517">
            <text:p>0.817517</text:p>
          </table:table-cell>
          <table:table-cell table:formula="of:=([.B130]/[.B134])" office:value-type="float" office:value="0.0840577440473933">
            <text:p>0.08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8513">
            <text:p>0.158513</text:p>
          </table:table-cell>
          <table:table-cell office:value-type="float" office:value="0.00062">
            <text:p>0.00062</text:p>
          </table:table-cell>
          <table:table-cell office:value-type="float" office:value="0.158911">
            <text:p>0.158911</text:p>
          </table:table-cell>
          <table:table-cell office:value-type="float" office:value="0.159105">
            <text:p>0.159105</text:p>
          </table:table-cell>
          <table:table-cell office:value-type="float" office:value="0.158058">
            <text:p>0.158058</text:p>
          </table:table-cell>
          <table:table-cell office:value-type="float" office:value="0.158056">
            <text:p>0.158056</text:p>
          </table:table-cell>
          <table:table-cell office:value-type="float" office:value="0.158514">
            <text:p>0.158514</text:p>
          </table:table-cell>
          <table:table-cell office:value-type="float" office:value="0.159552">
            <text:p>0.159552</text:p>
          </table:table-cell>
          <table:table-cell office:value-type="float" office:value="0.158148">
            <text:p>0.158148</text:p>
          </table:table-cell>
          <table:table-cell office:value-type="float" office:value="0.157258">
            <text:p>0.157258</text:p>
          </table:table-cell>
          <table:table-cell office:value-type="float" office:value="0.158723">
            <text:p>0.158723</text:p>
          </table:table-cell>
          <table:table-cell office:value-type="float" office:value="0.158806">
            <text:p>0.1588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75837">
            <text:p>0.475837</text:p>
          </table:table-cell>
          <table:table-cell office:value-type="float" office:value="0.000598">
            <text:p>0.000598</text:p>
          </table:table-cell>
          <table:table-cell office:value-type="float" office:value="0.475206">
            <text:p>0.475206</text:p>
          </table:table-cell>
          <table:table-cell office:value-type="float" office:value="0.476356">
            <text:p>0.476356</text:p>
          </table:table-cell>
          <table:table-cell office:value-type="float" office:value="0.476241">
            <text:p>0.476241</text:p>
          </table:table-cell>
          <table:table-cell office:value-type="float" office:value="0.474916">
            <text:p>0.474916</text:p>
          </table:table-cell>
          <table:table-cell office:value-type="float" office:value="0.475672">
            <text:p>0.475672</text:p>
          </table:table-cell>
          <table:table-cell office:value-type="float" office:value="0.475237">
            <text:p>0.475237</text:p>
          </table:table-cell>
          <table:table-cell office:value-type="float" office:value="0.475731">
            <text:p>0.475731</text:p>
          </table:table-cell>
          <table:table-cell office:value-type="float" office:value="0.476395">
            <text:p>0.476395</text:p>
          </table:table-cell>
          <table:table-cell office:value-type="float" office:value="0.476919">
            <text:p>0.476919</text:p>
          </table:table-cell>
          <table:table-cell office:value-type="float" office:value="0.475695">
            <text:p>0.475695</text:p>
          </table:table-cell>
          <table:table-cell table:formula="of:=([.B136]/[.B137])" office:value-type="float" office:value="0.333124578374527">
            <text:p>0.3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24909">
            <text:p>0.324909</text:p>
          </table:table-cell>
          <table:table-cell office:value-type="float" office:value="0.000842">
            <text:p>0.000842</text:p>
          </table:table-cell>
          <table:table-cell office:value-type="float" office:value="0.324325">
            <text:p>0.324325</text:p>
          </table:table-cell>
          <table:table-cell office:value-type="float" office:value="0.326136">
            <text:p>0.326136</text:p>
          </table:table-cell>
          <table:table-cell office:value-type="float" office:value="0.323405">
            <text:p>0.323405</text:p>
          </table:table-cell>
          <table:table-cell office:value-type="float" office:value="0.325575">
            <text:p>0.325575</text:p>
          </table:table-cell>
          <table:table-cell office:value-type="float" office:value="0.324172">
            <text:p>0.324172</text:p>
          </table:table-cell>
          <table:table-cell office:value-type="float" office:value="0.325233">
            <text:p>0.325233</text:p>
          </table:table-cell>
          <table:table-cell office:value-type="float" office:value="0.325231">
            <text:p>0.325231</text:p>
          </table:table-cell>
          <table:table-cell office:value-type="float" office:value="0.326066">
            <text:p>0.326066</text:p>
          </table:table-cell>
          <table:table-cell office:value-type="float" office:value="0.324656">
            <text:p>0.324656</text:p>
          </table:table-cell>
          <table:table-cell office:value-type="float" office:value="0.324291">
            <text:p>0.324291</text:p>
          </table:table-cell>
          <table:table-cell table:formula="of:=([.B136]/[.B138])" office:value-type="float" office:value="0.487868910987384">
            <text:p>0.4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0632">
            <text:p>0.250632</text:p>
          </table:table-cell>
          <table:table-cell office:value-type="float" office:value="0.001623">
            <text:p>0.001623</text:p>
          </table:table-cell>
          <table:table-cell office:value-type="float" office:value="0.251351">
            <text:p>0.251351</text:p>
          </table:table-cell>
          <table:table-cell office:value-type="float" office:value="0.254397">
            <text:p>0.254397</text:p>
          </table:table-cell>
          <table:table-cell office:value-type="float" office:value="0.250942">
            <text:p>0.250942</text:p>
          </table:table-cell>
          <table:table-cell office:value-type="float" office:value="0.250964">
            <text:p>0.250964</text:p>
          </table:table-cell>
          <table:table-cell office:value-type="float" office:value="0.248021">
            <text:p>0.248021</text:p>
          </table:table-cell>
          <table:table-cell office:value-type="float" office:value="0.250788">
            <text:p>0.250788</text:p>
          </table:table-cell>
          <table:table-cell office:value-type="float" office:value="0.249082">
            <text:p>0.249082</text:p>
          </table:table-cell>
          <table:table-cell office:value-type="float" office:value="0.251313">
            <text:p>0.251313</text:p>
          </table:table-cell>
          <table:table-cell office:value-type="float" office:value="0.249487">
            <text:p>0.249487</text:p>
          </table:table-cell>
          <table:table-cell office:value-type="float" office:value="0.24998">
            <text:p>0.24998</text:p>
          </table:table-cell>
          <table:table-cell table:formula="of:=([.B136]/[.B139])" office:value-type="float" office:value="0.632453158415526">
            <text:p>0.6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157695">
            <text:p>0.157695</text:p>
          </table:table-cell>
          <table:table-cell office:value-type="float" office:value="0.000854">
            <text:p>0.000854</text:p>
          </table:table-cell>
          <table:table-cell office:value-type="float" office:value="0.15863">
            <text:p>0.15863</text:p>
          </table:table-cell>
          <table:table-cell office:value-type="float" office:value="0.157807">
            <text:p>0.157807</text:p>
          </table:table-cell>
          <table:table-cell office:value-type="float" office:value="0.157864">
            <text:p>0.157864</text:p>
          </table:table-cell>
          <table:table-cell office:value-type="float" office:value="0.15848">
            <text:p>0.15848</text:p>
          </table:table-cell>
          <table:table-cell office:value-type="float" office:value="0.158052">
            <text:p>0.158052</text:p>
          </table:table-cell>
          <table:table-cell office:value-type="float" office:value="0.157043">
            <text:p>0.157043</text:p>
          </table:table-cell>
          <table:table-cell office:value-type="float" office:value="0.155811">
            <text:p>0.155811</text:p>
          </table:table-cell>
          <table:table-cell office:value-type="float" office:value="0.158518">
            <text:p>0.158518</text:p>
          </table:table-cell>
          <table:table-cell office:value-type="float" office:value="0.156751">
            <text:p>0.156751</text:p>
          </table:table-cell>
          <table:table-cell office:value-type="float" office:value="0.157991">
            <text:p>0.157991</text:p>
          </table:table-cell>
          <table:table-cell table:formula="of:=([.B136]/[.B140])" office:value-type="float" office:value="1.00518722851073">
            <text:p>1.01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2377">
            <text:p>0.172377</text:p>
          </table:table-cell>
          <table:table-cell office:value-type="float" office:value="0.001639">
            <text:p>0.001639</text:p>
          </table:table-cell>
          <table:table-cell office:value-type="float" office:value="0.17586">
            <text:p>0.17586</text:p>
          </table:table-cell>
          <table:table-cell office:value-type="float" office:value="0.173496">
            <text:p>0.173496</text:p>
          </table:table-cell>
          <table:table-cell office:value-type="float" office:value="0.172743">
            <text:p>0.172743</text:p>
          </table:table-cell>
          <table:table-cell office:value-type="float" office:value="0.172725">
            <text:p>0.172725</text:p>
          </table:table-cell>
          <table:table-cell office:value-type="float" office:value="0.170485">
            <text:p>0.170485</text:p>
          </table:table-cell>
          <table:table-cell office:value-type="float" office:value="0.170709">
            <text:p>0.170709</text:p>
          </table:table-cell>
          <table:table-cell office:value-type="float" office:value="0.173449">
            <text:p>0.173449</text:p>
          </table:table-cell>
          <table:table-cell office:value-type="float" office:value="0.171096">
            <text:p>0.171096</text:p>
          </table:table-cell>
          <table:table-cell office:value-type="float" office:value="0.170405">
            <text:p>0.170405</text:p>
          </table:table-cell>
          <table:table-cell office:value-type="float" office:value="0.172801">
            <text:p>0.17280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20558">
            <text:p>0.820558</text:p>
          </table:table-cell>
          <table:table-cell office:value-type="float" office:value="0.000346">
            <text:p>0.000346</text:p>
          </table:table-cell>
          <table:table-cell office:value-type="float" office:value="0.820468">
            <text:p>0.820468</text:p>
          </table:table-cell>
          <table:table-cell office:value-type="float" office:value="0.820491">
            <text:p>0.820491</text:p>
          </table:table-cell>
          <table:table-cell office:value-type="float" office:value="0.820558">
            <text:p>0.820558</text:p>
          </table:table-cell>
          <table:table-cell office:value-type="float" office:value="0.820342">
            <text:p>0.820342</text:p>
          </table:table-cell>
          <table:table-cell office:value-type="float" office:value="0.820161">
            <text:p>0.820161</text:p>
          </table:table-cell>
          <table:table-cell office:value-type="float" office:value="0.821089">
            <text:p>0.821089</text:p>
          </table:table-cell>
          <table:table-cell office:value-type="float" office:value="0.82033">
            <text:p>0.82033</text:p>
          </table:table-cell>
          <table:table-cell office:value-type="float" office:value="0.82129">
            <text:p>0.82129</text:p>
          </table:table-cell>
          <table:table-cell office:value-type="float" office:value="0.820236">
            <text:p>0.820236</text:p>
          </table:table-cell>
          <table:table-cell office:value-type="float" office:value="0.820614">
            <text:p>0.820614</text:p>
          </table:table-cell>
          <table:table-cell table:formula="of:=([.B142]/[.B143])" office:value-type="float" office:value="0.210072901610855">
            <text:p>0.2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7832">
            <text:p>0.227832</text:p>
          </table:table-cell>
          <table:table-cell office:value-type="float" office:value="0.000171">
            <text:p>0.000171</text:p>
          </table:table-cell>
          <table:table-cell office:value-type="float" office:value="0.22775">
            <text:p>0.22775</text:p>
          </table:table-cell>
          <table:table-cell office:value-type="float" office:value="0.22779">
            <text:p>0.22779</text:p>
          </table:table-cell>
          <table:table-cell office:value-type="float" office:value="0.228108">
            <text:p>0.228108</text:p>
          </table:table-cell>
          <table:table-cell office:value-type="float" office:value="0.227816">
            <text:p>0.227816</text:p>
          </table:table-cell>
          <table:table-cell office:value-type="float" office:value="0.227652">
            <text:p>0.227652</text:p>
          </table:table-cell>
          <table:table-cell office:value-type="float" office:value="0.227846">
            <text:p>0.227846</text:p>
          </table:table-cell>
          <table:table-cell office:value-type="float" office:value="0.228191">
            <text:p>0.228191</text:p>
          </table:table-cell>
          <table:table-cell office:value-type="float" office:value="0.227797">
            <text:p>0.227797</text:p>
          </table:table-cell>
          <table:table-cell office:value-type="float" office:value="0.227667">
            <text:p>0.227667</text:p>
          </table:table-cell>
          <table:table-cell office:value-type="float" office:value="0.2277">
            <text:p>0.2277</text:p>
          </table:table-cell>
          <table:table-cell table:formula="of:=([.B142]/[.B144])" office:value-type="float" office:value="0.756596966185611">
            <text:p>0.7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0303">
            <text:p>0.10303</text:p>
          </table:table-cell>
          <table:table-cell office:value-type="float" office:value="0.000118">
            <text:p>0.000118</text:p>
          </table:table-cell>
          <table:table-cell office:value-type="float" office:value="0.103034">
            <text:p>0.103034</text:p>
          </table:table-cell>
          <table:table-cell office:value-type="float" office:value="0.103179">
            <text:p>0.103179</text:p>
          </table:table-cell>
          <table:table-cell office:value-type="float" office:value="0.103095">
            <text:p>0.103095</text:p>
          </table:table-cell>
          <table:table-cell office:value-type="float" office:value="0.103084">
            <text:p>0.103084</text:p>
          </table:table-cell>
          <table:table-cell office:value-type="float" office:value="0.102971">
            <text:p>0.102971</text:p>
          </table:table-cell>
          <table:table-cell office:value-type="float" office:value="0.103002">
            <text:p>0.103002</text:p>
          </table:table-cell>
          <table:table-cell office:value-type="float" office:value="0.102966">
            <text:p>0.102966</text:p>
          </table:table-cell>
          <table:table-cell office:value-type="float" office:value="0.102861">
            <text:p>0.102861</text:p>
          </table:table-cell>
          <table:table-cell office:value-type="float" office:value="0.102864">
            <text:p>0.102864</text:p>
          </table:table-cell>
          <table:table-cell office:value-type="float" office:value="0.103242">
            <text:p>0.103242</text:p>
          </table:table-cell>
          <table:table-cell table:formula="of:=([.B142]/[.B144])" office:value-type="float" office:value="0.756596966185611">
            <text:p>0.7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0.078505">
            <text:p>0.078505</text:p>
          </table:table-cell>
          <table:table-cell office:value-type="float" office:value="0.000157">
            <text:p>0.000157</text:p>
          </table:table-cell>
          <table:table-cell office:value-type="float" office:value="0.078498">
            <text:p>0.078498</text:p>
          </table:table-cell>
          <table:table-cell office:value-type="float" office:value="0.078618">
            <text:p>0.078618</text:p>
          </table:table-cell>
          <table:table-cell office:value-type="float" office:value="0.078583">
            <text:p>0.078583</text:p>
          </table:table-cell>
          <table:table-cell office:value-type="float" office:value="0.078617">
            <text:p>0.078617</text:p>
          </table:table-cell>
          <table:table-cell office:value-type="float" office:value="0.078297">
            <text:p>0.078297</text:p>
          </table:table-cell>
          <table:table-cell office:value-type="float" office:value="0.078654">
            <text:p>0.078654</text:p>
          </table:table-cell>
          <table:table-cell office:value-type="float" office:value="0.0782">
            <text:p>0.0782</text:p>
          </table:table-cell>
          <table:table-cell office:value-type="float" office:value="0.078711">
            <text:p>0.078711</text:p>
          </table:table-cell>
          <table:table-cell office:value-type="float" office:value="0.078473">
            <text:p>0.078473</text:p>
          </table:table-cell>
          <table:table-cell office:value-type="float" office:value="0.078394">
            <text:p>0.078394</text:p>
          </table:table-cell>
          <table:table-cell table:formula="of:=([.B142]/[.B146])" office:value-type="float" office:value="2.19574549391758">
            <text:p>2.20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4625">
            <text:p>0.034625</text:p>
          </table:table-cell>
          <table:table-cell office:value-type="float" office:value="0.000972">
            <text:p>0.000972</text:p>
          </table:table-cell>
          <table:table-cell office:value-type="float" office:value="0.035628">
            <text:p>0.035628</text:p>
          </table:table-cell>
          <table:table-cell office:value-type="float" office:value="0.033615">
            <text:p>0.033615</text:p>
          </table:table-cell>
          <table:table-cell office:value-type="float" office:value="0.034738">
            <text:p>0.034738</text:p>
          </table:table-cell>
          <table:table-cell office:value-type="float" office:value="0.03443">
            <text:p>0.03443</text:p>
          </table:table-cell>
          <table:table-cell office:value-type="float" office:value="0.034568">
            <text:p>0.034568</text:p>
          </table:table-cell>
          <table:table-cell office:value-type="float" office:value="0.034798">
            <text:p>0.034798</text:p>
          </table:table-cell>
          <table:table-cell office:value-type="float" office:value="0.035883">
            <text:p>0.035883</text:p>
          </table:table-cell>
          <table:table-cell office:value-type="float" office:value="0.036041">
            <text:p>0.036041</text:p>
          </table:table-cell>
          <table:table-cell office:value-type="float" office:value="0.033508">
            <text:p>0.033508</text:p>
          </table:table-cell>
          <table:table-cell office:value-type="float" office:value="0.033041">
            <text:p>0.03304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.019788">
            <text:p>0.019788</text:p>
          </table:table-cell>
          <table:table-cell office:value-type="float" office:value="0.000151">
            <text:p>0.000151</text:p>
          </table:table-cell>
          <table:table-cell office:value-type="float" office:value="0.019703">
            <text:p>0.019703</text:p>
          </table:table-cell>
          <table:table-cell office:value-type="float" office:value="0.019573">
            <text:p>0.019573</text:p>
          </table:table-cell>
          <table:table-cell office:value-type="float" office:value="0.019733">
            <text:p>0.019733</text:p>
          </table:table-cell>
          <table:table-cell office:value-type="float" office:value="0.019932">
            <text:p>0.019932</text:p>
          </table:table-cell>
          <table:table-cell office:value-type="float" office:value="0.019821">
            <text:p>0.019821</text:p>
          </table:table-cell>
          <table:table-cell office:value-type="float" office:value="0.019649">
            <text:p>0.019649</text:p>
          </table:table-cell>
          <table:table-cell office:value-type="float" office:value="0.019747">
            <text:p>0.019747</text:p>
          </table:table-cell>
          <table:table-cell office:value-type="float" office:value="0.019952">
            <text:p>0.019952</text:p>
          </table:table-cell>
          <table:table-cell office:value-type="float" office:value="0.020089">
            <text:p>0.020089</text:p>
          </table:table-cell>
          <table:table-cell office:value-type="float" office:value="0.019676">
            <text:p>0.019676</text:p>
          </table:table-cell>
          <table:table-cell table:formula="of:=([.B148]/[.B149])" office:value-type="float" office:value="1.74979785728724">
            <text:p>1.7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8126">
            <text:p>0.028126</text:p>
          </table:table-cell>
          <table:table-cell office:value-type="float" office:value="0.000176">
            <text:p>0.000176</text:p>
          </table:table-cell>
          <table:table-cell office:value-type="float" office:value="0.028285">
            <text:p>0.028285</text:p>
          </table:table-cell>
          <table:table-cell office:value-type="float" office:value="0.028007">
            <text:p>0.028007</text:p>
          </table:table-cell>
          <table:table-cell office:value-type="float" office:value="0.027999">
            <text:p>0.027999</text:p>
          </table:table-cell>
          <table:table-cell office:value-type="float" office:value="0.028">
            <text:p>0.028</text:p>
          </table:table-cell>
          <table:table-cell office:value-type="float" office:value="0.028163">
            <text:p>0.028163</text:p>
          </table:table-cell>
          <table:table-cell office:value-type="float" office:value="0.028379">
            <text:p>0.028379</text:p>
          </table:table-cell>
          <table:table-cell office:value-type="float" office:value="0.027782">
            <text:p>0.027782</text:p>
          </table:table-cell>
          <table:table-cell office:value-type="float" office:value="0.028356">
            <text:p>0.028356</text:p>
          </table:table-cell>
          <table:table-cell office:value-type="float" office:value="0.028125">
            <text:p>0.028125</text:p>
          </table:table-cell>
          <table:table-cell office:value-type="float" office:value="0.028166">
            <text:p>0.028166</text:p>
          </table:table-cell>
          <table:table-cell table:formula="of:=([.B148]/[.B150])" office:value-type="float" office:value="1.23106733982792">
            <text:p>1.2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0385">
            <text:p>0.050385</text:p>
          </table:table-cell>
          <table:table-cell office:value-type="float" office:value="0.001263">
            <text:p>0.001263</text:p>
          </table:table-cell>
          <table:table-cell office:value-type="float" office:value="0.050942">
            <text:p>0.050942</text:p>
          </table:table-cell>
          <table:table-cell office:value-type="float" office:value="0.052912">
            <text:p>0.052912</text:p>
          </table:table-cell>
          <table:table-cell office:value-type="float" office:value="0.050546">
            <text:p>0.050546</text:p>
          </table:table-cell>
          <table:table-cell office:value-type="float" office:value="0.05025">
            <text:p>0.05025</text:p>
          </table:table-cell>
          <table:table-cell office:value-type="float" office:value="0.048458">
            <text:p>0.048458</text:p>
          </table:table-cell>
          <table:table-cell office:value-type="float" office:value="0.052047">
            <text:p>0.052047</text:p>
          </table:table-cell>
          <table:table-cell office:value-type="float" office:value="0.049152">
            <text:p>0.049152</text:p>
          </table:table-cell>
          <table:table-cell office:value-type="float" office:value="0.049485">
            <text:p>0.049485</text:p>
          </table:table-cell>
          <table:table-cell office:value-type="float" office:value="0.049752">
            <text:p>0.049752</text:p>
          </table:table-cell>
          <table:table-cell office:value-type="float" office:value="0.050309">
            <text:p>0.050309</text:p>
          </table:table-cell>
          <table:table-cell table:formula="of:=([.B148]/[.B151])" office:value-type="float" office:value="0.687208494591644">
            <text:p>0.6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86287">
            <text:p>0.086287</text:p>
          </table:table-cell>
          <table:table-cell office:value-type="float" office:value="0.001049">
            <text:p>0.001049</text:p>
          </table:table-cell>
          <table:table-cell office:value-type="float" office:value="0.084206">
            <text:p>0.084206</text:p>
          </table:table-cell>
          <table:table-cell office:value-type="float" office:value="0.085635">
            <text:p>0.085635</text:p>
          </table:table-cell>
          <table:table-cell office:value-type="float" office:value="0.086396">
            <text:p>0.086396</text:p>
          </table:table-cell>
          <table:table-cell office:value-type="float" office:value="0.084776">
            <text:p>0.084776</text:p>
          </table:table-cell>
          <table:table-cell office:value-type="float" office:value="0.086412">
            <text:p>0.086412</text:p>
          </table:table-cell>
          <table:table-cell office:value-type="float" office:value="0.087051">
            <text:p>0.087051</text:p>
          </table:table-cell>
          <table:table-cell office:value-type="float" office:value="0.087253">
            <text:p>0.087253</text:p>
          </table:table-cell>
          <table:table-cell office:value-type="float" office:value="0.087607">
            <text:p>0.087607</text:p>
          </table:table-cell>
          <table:table-cell office:value-type="float" office:value="0.087104">
            <text:p>0.087104</text:p>
          </table:table-cell>
          <table:table-cell office:value-type="float" office:value="0.086427">
            <text:p>0.086427</text:p>
          </table:table-cell>
          <table:table-cell table:formula="of:=([.B148]/[.B152])" office:value-type="float" office:value="0.401277133287749">
            <text:p>0.40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074091">
            <text:p>0.074091</text:p>
          </table:table-cell>
          <table:table-cell office:value-type="float" office:value="0.000028">
            <text:p>0.000028</text:p>
          </table:table-cell>
          <table:table-cell office:value-type="float" office:value="0.074119">
            <text:p>0.074119</text:p>
          </table:table-cell>
          <table:table-cell office:value-type="float" office:value="0.074112">
            <text:p>0.074112</text:p>
          </table:table-cell>
          <table:table-cell office:value-type="float" office:value="0.074143">
            <text:p>0.074143</text:p>
          </table:table-cell>
          <table:table-cell office:value-type="float" office:value="0.074078">
            <text:p>0.074078</text:p>
          </table:table-cell>
          <table:table-cell office:value-type="float" office:value="0.074071">
            <text:p>0.074071</text:p>
          </table:table-cell>
          <table:table-cell office:value-type="float" office:value="0.0741">
            <text:p>0.0741</text:p>
          </table:table-cell>
          <table:table-cell office:value-type="float" office:value="0.074035">
            <text:p>0.074035</text:p>
          </table:table-cell>
          <table:table-cell office:value-type="float" office:value="0.074093">
            <text:p>0.074093</text:p>
          </table:table-cell>
          <table:table-cell office:value-type="float" office:value="0.074089">
            <text:p>0.074089</text:p>
          </table:table-cell>
          <table:table-cell office:value-type="float" office:value="0.07407">
            <text:p>0.0740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03408">
            <text:p>0.303408</text:p>
          </table:table-cell>
          <table:table-cell office:value-type="float" office:value="0.000018">
            <text:p>0.000018</text:p>
          </table:table-cell>
          <table:table-cell office:value-type="float" office:value="0.303409">
            <text:p>0.303409</text:p>
          </table:table-cell>
          <table:table-cell office:value-type="float" office:value="0.303418">
            <text:p>0.303418</text:p>
          </table:table-cell>
          <table:table-cell office:value-type="float" office:value="0.303404">
            <text:p>0.303404</text:p>
          </table:table-cell>
          <table:table-cell office:value-type="float" office:value="0.303374">
            <text:p>0.303374</text:p>
          </table:table-cell>
          <table:table-cell office:value-type="float" office:value="0.303391">
            <text:p>0.303391</text:p>
          </table:table-cell>
          <table:table-cell office:value-type="float" office:value="0.303423">
            <text:p>0.303423</text:p>
          </table:table-cell>
          <table:table-cell office:value-type="float" office:value="0.303404">
            <text:p>0.303404</text:p>
          </table:table-cell>
          <table:table-cell office:value-type="float" office:value="0.30343">
            <text:p>0.30343</text:p>
          </table:table-cell>
          <table:table-cell office:value-type="float" office:value="0.303391">
            <text:p>0.303391</text:p>
          </table:table-cell>
          <table:table-cell office:value-type="float" office:value="0.303433">
            <text:p>0.303433</text:p>
          </table:table-cell>
          <table:table-cell table:formula="of:=([.B155]/[.B156])" office:value-type="float" office:value="0.244195934187628">
            <text:p>0.2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99626">
            <text:p>0.299626</text:p>
          </table:table-cell>
          <table:table-cell office:value-type="float" office:value="0.000034">
            <text:p>0.000034</text:p>
          </table:table-cell>
          <table:table-cell office:value-type="float" office:value="0.299678">
            <text:p>0.299678</text:p>
          </table:table-cell>
          <table:table-cell office:value-type="float" office:value="0.299626">
            <text:p>0.299626</text:p>
          </table:table-cell>
          <table:table-cell office:value-type="float" office:value="0.299637">
            <text:p>0.299637</text:p>
          </table:table-cell>
          <table:table-cell office:value-type="float" office:value="0.299598">
            <text:p>0.299598</text:p>
          </table:table-cell>
          <table:table-cell office:value-type="float" office:value="0.299671">
            <text:p>0.299671</text:p>
          </table:table-cell>
          <table:table-cell office:value-type="float" office:value="0.299657">
            <text:p>0.299657</text:p>
          </table:table-cell>
          <table:table-cell office:value-type="float" office:value="0.299585">
            <text:p>0.299585</text:p>
          </table:table-cell>
          <table:table-cell office:value-type="float" office:value="0.299602">
            <text:p>0.299602</text:p>
          </table:table-cell>
          <table:table-cell office:value-type="float" office:value="0.299578">
            <text:p>0.299578</text:p>
          </table:table-cell>
          <table:table-cell office:value-type="float" office:value="0.299633">
            <text:p>0.299633</text:p>
          </table:table-cell>
          <table:table-cell table:formula="of:=([.B155]/[.B157])" office:value-type="float" office:value="0.247278273581064">
            <text:p>0.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86005">
            <text:p>0.586005</text:p>
          </table:table-cell>
          <table:table-cell office:value-type="float" office:value="0.00004">
            <text:p>0.00004</text:p>
          </table:table-cell>
          <table:table-cell office:value-type="float" office:value="0.586028">
            <text:p>0.586028</text:p>
          </table:table-cell>
          <table:table-cell office:value-type="float" office:value="0.585991">
            <text:p>0.585991</text:p>
          </table:table-cell>
          <table:table-cell office:value-type="float" office:value="0.58604">
            <text:p>0.58604</text:p>
          </table:table-cell>
          <table:table-cell office:value-type="float" office:value="0.586044">
            <text:p>0.586044</text:p>
          </table:table-cell>
          <table:table-cell office:value-type="float" office:value="0.585948">
            <text:p>0.585948</text:p>
          </table:table-cell>
          <table:table-cell office:value-type="float" office:value="0.586055">
            <text:p>0.586055</text:p>
          </table:table-cell>
          <table:table-cell office:value-type="float" office:value="0.58599">
            <text:p>0.58599</text:p>
          </table:table-cell>
          <table:table-cell office:value-type="float" office:value="0.586028">
            <text:p>0.586028</text:p>
          </table:table-cell>
          <table:table-cell office:value-type="float" office:value="0.585929">
            <text:p>0.585929</text:p>
          </table:table-cell>
          <table:table-cell office:value-type="float" office:value="0.585996">
            <text:p>0.585996</text:p>
          </table:table-cell>
          <table:table-cell table:formula="of:=([.B155]/[.B158])" office:value-type="float" office:value="0.126434074794584">
            <text:p>0.1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87373">
            <text:p>1.187373</text:p>
          </table:table-cell>
          <table:table-cell office:value-type="float" office:value="0.00014">
            <text:p>0.00014</text:p>
          </table:table-cell>
          <table:table-cell office:value-type="float" office:value="1.187446">
            <text:p>1.187446</text:p>
          </table:table-cell>
          <table:table-cell office:value-type="float" office:value="1.187364">
            <text:p>1.187364</text:p>
          </table:table-cell>
          <table:table-cell office:value-type="float" office:value="1.187475">
            <text:p>1.187475</text:p>
          </table:table-cell>
          <table:table-cell office:value-type="float" office:value="1.187232">
            <text:p>1.187232</text:p>
          </table:table-cell>
          <table:table-cell office:value-type="float" office:value="1.187045">
            <text:p>1.187045</text:p>
          </table:table-cell>
          <table:table-cell office:value-type="float" office:value="1.187366">
            <text:p>1.187366</text:p>
          </table:table-cell>
          <table:table-cell office:value-type="float" office:value="1.187419">
            <text:p>1.187419</text:p>
          </table:table-cell>
          <table:table-cell office:value-type="float" office:value="1.187334">
            <text:p>1.187334</text:p>
          </table:table-cell>
          <table:table-cell office:value-type="float" office:value="1.187553">
            <text:p>1.187553</text:p>
          </table:table-cell>
          <table:table-cell office:value-type="float" office:value="1.1875">
            <text:p>1.1875</text:p>
          </table:table-cell>
          <table:table-cell table:formula="of:=([.B155]/[.B159])" office:value-type="float" office:value="0.0623990944715772">
            <text:p>0.06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343675">
            <text:p>0.343675</text:p>
          </table:table-cell>
          <table:table-cell office:value-type="float" office:value="0.003497">
            <text:p>0.003497</text:p>
          </table:table-cell>
          <table:table-cell office:value-type="float" office:value="0.336688">
            <text:p>0.336688</text:p>
          </table:table-cell>
          <table:table-cell office:value-type="float" office:value="0.346266">
            <text:p>0.346266</text:p>
          </table:table-cell>
          <table:table-cell office:value-type="float" office:value="0.345851">
            <text:p>0.345851</text:p>
          </table:table-cell>
          <table:table-cell office:value-type="float" office:value="0.346367">
            <text:p>0.346367</text:p>
          </table:table-cell>
          <table:table-cell office:value-type="float" office:value="0.3413">
            <text:p>0.3413</text:p>
          </table:table-cell>
          <table:table-cell office:value-type="float" office:value="0.346855">
            <text:p>0.346855</text:p>
          </table:table-cell>
          <table:table-cell office:value-type="float" office:value="0.347926">
            <text:p>0.347926</text:p>
          </table:table-cell>
          <table:table-cell office:value-type="float" office:value="0.341696">
            <text:p>0.341696</text:p>
          </table:table-cell>
          <table:table-cell office:value-type="float" office:value="0.344215">
            <text:p>0.344215</text:p>
          </table:table-cell>
          <table:table-cell office:value-type="float" office:value="0.339587">
            <text:p>0.33958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45312">
            <text:p>0.545312</text:p>
          </table:table-cell>
          <table:table-cell office:value-type="float" office:value="0.004185">
            <text:p>0.004185</text:p>
          </table:table-cell>
          <table:table-cell office:value-type="float" office:value="0.548109">
            <text:p>0.548109</text:p>
          </table:table-cell>
          <table:table-cell office:value-type="float" office:value="0.537534">
            <text:p>0.537534</text:p>
          </table:table-cell>
          <table:table-cell office:value-type="float" office:value="0.541562">
            <text:p>0.541562</text:p>
          </table:table-cell>
          <table:table-cell office:value-type="float" office:value="0.547964">
            <text:p>0.547964</text:p>
          </table:table-cell>
          <table:table-cell office:value-type="float" office:value="0.541626">
            <text:p>0.541626</text:p>
          </table:table-cell>
          <table:table-cell office:value-type="float" office:value="0.553518">
            <text:p>0.553518</text:p>
          </table:table-cell>
          <table:table-cell office:value-type="float" office:value="0.544583">
            <text:p>0.544583</text:p>
          </table:table-cell>
          <table:table-cell office:value-type="float" office:value="0.544951">
            <text:p>0.544951</text:p>
          </table:table-cell>
          <table:table-cell office:value-type="float" office:value="0.546062">
            <text:p>0.546062</text:p>
          </table:table-cell>
          <table:table-cell office:value-type="float" office:value="0.547206">
            <text:p>0.547206</text:p>
          </table:table-cell>
          <table:table-cell table:formula="of:=([.B161]/[.B162])" office:value-type="float" office:value="0.63023553488645">
            <text:p>0.6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87922">
            <text:p>0.687922</text:p>
          </table:table-cell>
          <table:table-cell office:value-type="float" office:value="0.00206">
            <text:p>0.00206</text:p>
          </table:table-cell>
          <table:table-cell office:value-type="float" office:value="0.686915">
            <text:p>0.686915</text:p>
          </table:table-cell>
          <table:table-cell office:value-type="float" office:value="0.689708">
            <text:p>0.689708</text:p>
          </table:table-cell>
          <table:table-cell office:value-type="float" office:value="0.690976">
            <text:p>0.690976</text:p>
          </table:table-cell>
          <table:table-cell office:value-type="float" office:value="0.686361">
            <text:p>0.686361</text:p>
          </table:table-cell>
          <table:table-cell office:value-type="float" office:value="0.684293">
            <text:p>0.684293</text:p>
          </table:table-cell>
          <table:table-cell office:value-type="float" office:value="0.685604">
            <text:p>0.685604</text:p>
          </table:table-cell>
          <table:table-cell office:value-type="float" office:value="0.689123">
            <text:p>0.689123</text:p>
          </table:table-cell>
          <table:table-cell office:value-type="float" office:value="0.68795">
            <text:p>0.68795</text:p>
          </table:table-cell>
          <table:table-cell office:value-type="float" office:value="0.690465">
            <text:p>0.690465</text:p>
          </table:table-cell>
          <table:table-cell office:value-type="float" office:value="0.687825">
            <text:p>0.687825</text:p>
          </table:table-cell>
          <table:table-cell table:formula="of:=([.B161]/[.B163])" office:value-type="float" office:value="0.499584255191722">
            <text:p>0.5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7191">
            <text:p>0.97191</text:p>
          </table:table-cell>
          <table:table-cell office:value-type="float" office:value="0.014302">
            <text:p>0.014302</text:p>
          </table:table-cell>
          <table:table-cell office:value-type="float" office:value="0.952364">
            <text:p>0.952364</text:p>
          </table:table-cell>
          <table:table-cell office:value-type="float" office:value="0.979974">
            <text:p>0.979974</text:p>
          </table:table-cell>
          <table:table-cell office:value-type="float" office:value="0.980957">
            <text:p>0.980957</text:p>
          </table:table-cell>
          <table:table-cell office:value-type="float" office:value="0.980816">
            <text:p>0.980816</text:p>
          </table:table-cell>
          <table:table-cell office:value-type="float" office:value="0.982065">
            <text:p>0.982065</text:p>
          </table:table-cell>
          <table:table-cell office:value-type="float" office:value="0.981141">
            <text:p>0.981141</text:p>
          </table:table-cell>
          <table:table-cell office:value-type="float" office:value="0.981152">
            <text:p>0.981152</text:p>
          </table:table-cell>
          <table:table-cell office:value-type="float" office:value="0.940751">
            <text:p>0.940751</text:p>
          </table:table-cell>
          <table:table-cell office:value-type="float" office:value="0.960329">
            <text:p>0.960329</text:p>
          </table:table-cell>
          <table:table-cell office:value-type="float" office:value="0.979551">
            <text:p>0.979551</text:p>
          </table:table-cell>
          <table:table-cell table:formula="of:=([.B161]/[.B164])" office:value-type="float" office:value="0.353607844347728">
            <text:p>0.3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79419">
            <text:p>0.979419</text:p>
          </table:table-cell>
          <table:table-cell office:value-type="float" office:value="0.006852">
            <text:p>0.006852</text:p>
          </table:table-cell>
          <table:table-cell office:value-type="float" office:value="0.987063">
            <text:p>0.987063</text:p>
          </table:table-cell>
          <table:table-cell office:value-type="float" office:value="0.980963">
            <text:p>0.980963</text:p>
          </table:table-cell>
          <table:table-cell office:value-type="float" office:value="0.973002">
            <text:p>0.973002</text:p>
          </table:table-cell>
          <table:table-cell office:value-type="float" office:value="0.983112">
            <text:p>0.983112</text:p>
          </table:table-cell>
          <table:table-cell office:value-type="float" office:value="0.983174">
            <text:p>0.983174</text:p>
          </table:table-cell>
          <table:table-cell office:value-type="float" office:value="0.963925">
            <text:p>0.963925</text:p>
          </table:table-cell>
          <table:table-cell office:value-type="float" office:value="0.978403">
            <text:p>0.978403</text:p>
          </table:table-cell>
          <table:table-cell office:value-type="float" office:value="0.983501">
            <text:p>0.983501</text:p>
          </table:table-cell>
          <table:table-cell office:value-type="float" office:value="0.986829">
            <text:p>0.986829</text:p>
          </table:table-cell>
          <table:table-cell office:value-type="float" office:value="0.974218">
            <text:p>0.974218</text:p>
          </table:table-cell>
          <table:table-cell table:formula="of:=([.B161]/[.B165])" office:value-type="float" office:value="0.350896807188752">
            <text:p>0.35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3206">
            <text:p>1.83206</text:p>
          </table:table-cell>
          <table:table-cell office:value-type="float" office:value="0.007107">
            <text:p>0.007107</text:p>
          </table:table-cell>
          <table:table-cell office:value-type="float" office:value="1.852828">
            <text:p>1.852828</text:p>
          </table:table-cell>
          <table:table-cell office:value-type="float" office:value="1.830945">
            <text:p>1.830945</text:p>
          </table:table-cell>
          <table:table-cell office:value-type="float" office:value="1.831622">
            <text:p>1.831622</text:p>
          </table:table-cell>
          <table:table-cell office:value-type="float" office:value="1.830923">
            <text:p>1.830923</text:p>
          </table:table-cell>
          <table:table-cell office:value-type="float" office:value="1.832155">
            <text:p>1.832155</text:p>
          </table:table-cell>
          <table:table-cell office:value-type="float" office:value="1.827221">
            <text:p>1.827221</text:p>
          </table:table-cell>
          <table:table-cell office:value-type="float" office:value="1.827447">
            <text:p>1.827447</text:p>
          </table:table-cell>
          <table:table-cell office:value-type="float" office:value="1.828364">
            <text:p>1.828364</text:p>
          </table:table-cell>
          <table:table-cell office:value-type="float" office:value="1.829366">
            <text:p>1.829366</text:p>
          </table:table-cell>
          <table:table-cell office:value-type="float" office:value="1.829728">
            <text:p>1.82972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529446">
            <text:p>5.529446</text:p>
          </table:table-cell>
          <table:table-cell office:value-type="float" office:value="0.012261">
            <text:p>0.012261</text:p>
          </table:table-cell>
          <table:table-cell office:value-type="float" office:value="5.525363">
            <text:p>5.525363</text:p>
          </table:table-cell>
          <table:table-cell office:value-type="float" office:value="5.527025">
            <text:p>5.527025</text:p>
          </table:table-cell>
          <table:table-cell office:value-type="float" office:value="5.524401">
            <text:p>5.524401</text:p>
          </table:table-cell>
          <table:table-cell office:value-type="float" office:value="5.524592">
            <text:p>5.524592</text:p>
          </table:table-cell>
          <table:table-cell office:value-type="float" office:value="5.526987">
            <text:p>5.526987</text:p>
          </table:table-cell>
          <table:table-cell office:value-type="float" office:value="5.525783">
            <text:p>5.525783</text:p>
          </table:table-cell>
          <table:table-cell office:value-type="float" office:value="5.524697">
            <text:p>5.524697</text:p>
          </table:table-cell>
          <table:table-cell office:value-type="float" office:value="5.566128">
            <text:p>5.566128</text:p>
          </table:table-cell>
          <table:table-cell office:value-type="float" office:value="5.524509">
            <text:p>5.524509</text:p>
          </table:table-cell>
          <table:table-cell office:value-type="float" office:value="5.524978">
            <text:p>5.524978</text:p>
          </table:table-cell>
          <table:table-cell table:formula="of:=([.B167]/[.B168])" office:value-type="float" office:value="0.331327948586531">
            <text:p>0.3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037586">
            <text:p>3.037586</text:p>
          </table:table-cell>
          <table:table-cell office:value-type="float" office:value="0.000371">
            <text:p>0.000371</text:p>
          </table:table-cell>
          <table:table-cell office:value-type="float" office:value="3.037606">
            <text:p>3.037606</text:p>
          </table:table-cell>
          <table:table-cell office:value-type="float" office:value="3.037105">
            <text:p>3.037105</text:p>
          </table:table-cell>
          <table:table-cell office:value-type="float" office:value="3.037379">
            <text:p>3.037379</text:p>
          </table:table-cell>
          <table:table-cell office:value-type="float" office:value="3.037779">
            <text:p>3.037779</text:p>
          </table:table-cell>
          <table:table-cell office:value-type="float" office:value="3.038239">
            <text:p>3.038239</text:p>
          </table:table-cell>
          <table:table-cell office:value-type="float" office:value="3.037936">
            <text:p>3.037936</text:p>
          </table:table-cell>
          <table:table-cell office:value-type="float" office:value="3.037304">
            <text:p>3.037304</text:p>
          </table:table-cell>
          <table:table-cell office:value-type="float" office:value="3.037852">
            <text:p>3.037852</text:p>
          </table:table-cell>
          <table:table-cell office:value-type="float" office:value="3.037676">
            <text:p>3.037676</text:p>
          </table:table-cell>
          <table:table-cell office:value-type="float" office:value="3.036986">
            <text:p>3.036986</text:p>
          </table:table-cell>
          <table:table-cell table:formula="of:=([.B167]/[.B169])" office:value-type="float" office:value="0.603130248822585">
            <text:p>0.6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761888">
            <text:p>2.761888</text:p>
          </table:table-cell>
          <table:table-cell office:value-type="float" office:value="0.001079">
            <text:p>0.001079</text:p>
          </table:table-cell>
          <table:table-cell office:value-type="float" office:value="2.764307">
            <text:p>2.764307</text:p>
          </table:table-cell>
          <table:table-cell office:value-type="float" office:value="2.761541">
            <text:p>2.761541</text:p>
          </table:table-cell>
          <table:table-cell office:value-type="float" office:value="2.761898">
            <text:p>2.761898</text:p>
          </table:table-cell>
          <table:table-cell office:value-type="float" office:value="2.760395">
            <text:p>2.760395</text:p>
          </table:table-cell>
          <table:table-cell office:value-type="float" office:value="2.761964">
            <text:p>2.761964</text:p>
          </table:table-cell>
          <table:table-cell office:value-type="float" office:value="2.761718">
            <text:p>2.761718</text:p>
          </table:table-cell>
          <table:table-cell office:value-type="float" office:value="2.760527">
            <text:p>2.760527</text:p>
          </table:table-cell>
          <table:table-cell office:value-type="float" office:value="2.761839">
            <text:p>2.761839</text:p>
          </table:table-cell>
          <table:table-cell office:value-type="float" office:value="2.763101">
            <text:p>2.763101</text:p>
          </table:table-cell>
          <table:table-cell office:value-type="float" office:value="2.761589">
            <text:p>2.761589</text:p>
          </table:table-cell>
          <table:table-cell table:formula="of:=([.B167]/[.B170])" office:value-type="float" office:value="0.663336094729403">
            <text:p>0.6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493353">
            <text:p>2.493353</text:p>
          </table:table-cell>
          <table:table-cell office:value-type="float" office:value="0.000553">
            <text:p>0.000553</text:p>
          </table:table-cell>
          <table:table-cell office:value-type="float" office:value="2.493818">
            <text:p>2.493818</text:p>
          </table:table-cell>
          <table:table-cell office:value-type="float" office:value="2.493157">
            <text:p>2.493157</text:p>
          </table:table-cell>
          <table:table-cell office:value-type="float" office:value="2.493338">
            <text:p>2.493338</text:p>
          </table:table-cell>
          <table:table-cell office:value-type="float" office:value="2.493321">
            <text:p>2.493321</text:p>
          </table:table-cell>
          <table:table-cell office:value-type="float" office:value="2.493111">
            <text:p>2.493111</text:p>
          </table:table-cell>
          <table:table-cell office:value-type="float" office:value="2.49341">
            <text:p>2.49341</text:p>
          </table:table-cell>
          <table:table-cell office:value-type="float" office:value="2.49296">
            <text:p>2.49296</text:p>
          </table:table-cell>
          <table:table-cell office:value-type="float" office:value="2.492532">
            <text:p>2.492532</text:p>
          </table:table-cell>
          <table:table-cell office:value-type="float" office:value="2.493158">
            <text:p>2.493158</text:p>
          </table:table-cell>
          <table:table-cell office:value-type="float" office:value="2.494721">
            <text:p>2.494721</text:p>
          </table:table-cell>
          <table:table-cell table:formula="of:=([.B167]/[.B171])" office:value-type="float" office:value="0.734777626754014">
            <text:p>0.7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8154">
            <text:p>0.058154</text:p>
          </table:table-cell>
          <table:table-cell office:value-type="float" office:value="0.001159">
            <text:p>0.001159</text:p>
          </table:table-cell>
          <table:table-cell office:value-type="float" office:value="0.06163">
            <text:p>0.06163</text:p>
          </table:table-cell>
          <table:table-cell office:value-type="float" office:value="0.057771">
            <text:p>0.057771</text:p>
          </table:table-cell>
          <table:table-cell office:value-type="float" office:value="0.057763">
            <text:p>0.057763</text:p>
          </table:table-cell>
          <table:table-cell office:value-type="float" office:value="0.057773">
            <text:p>0.057773</text:p>
          </table:table-cell>
          <table:table-cell office:value-type="float" office:value="0.057763">
            <text:p>0.057763</text:p>
          </table:table-cell>
          <table:table-cell office:value-type="float" office:value="0.057772">
            <text:p>0.057772</text:p>
          </table:table-cell>
          <table:table-cell office:value-type="float" office:value="0.057764">
            <text:p>0.057764</text:p>
          </table:table-cell>
          <table:table-cell office:value-type="float" office:value="0.057773">
            <text:p>0.057773</text:p>
          </table:table-cell>
          <table:table-cell office:value-type="float" office:value="0.057761">
            <text:p>0.057761</text:p>
          </table:table-cell>
          <table:table-cell office:value-type="float" office:value="0.057772">
            <text:p>0.05777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57161">
            <text:p>0.057161</text:p>
          </table:table-cell>
          <table:table-cell office:value-type="float" office:value="0.000013">
            <text:p>0.000013</text:p>
          </table:table-cell>
          <table:table-cell office:value-type="float" office:value="0.057177">
            <text:p>0.057177</text:p>
          </table:table-cell>
          <table:table-cell office:value-type="float" office:value="0.05715">
            <text:p>0.05715</text:p>
          </table:table-cell>
          <table:table-cell office:value-type="float" office:value="0.057169">
            <text:p>0.057169</text:p>
          </table:table-cell>
          <table:table-cell office:value-type="float" office:value="0.057145">
            <text:p>0.057145</text:p>
          </table:table-cell>
          <table:table-cell office:value-type="float" office:value="0.05717">
            <text:p>0.05717</text:p>
          </table:table-cell>
          <table:table-cell office:value-type="float" office:value="0.05715">
            <text:p>0.05715</text:p>
          </table:table-cell>
          <table:table-cell office:value-type="float" office:value="0.057175">
            <text:p>0.057175</text:p>
          </table:table-cell>
          <table:table-cell office:value-type="float" office:value="0.057148">
            <text:p>0.057148</text:p>
          </table:table-cell>
          <table:table-cell office:value-type="float" office:value="0.057177">
            <text:p>0.057177</text:p>
          </table:table-cell>
          <table:table-cell office:value-type="float" office:value="0.057145">
            <text:p>0.057145</text:p>
          </table:table-cell>
          <table:table-cell table:formula="of:=([.B173]/[.B174])" office:value-type="float" office:value="1.01737198439495">
            <text:p>1.0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9318">
            <text:p>0.059318</text:p>
          </table:table-cell>
          <table:table-cell office:value-type="float" office:value="0.000017">
            <text:p>0.000017</text:p>
          </table:table-cell>
          <table:table-cell office:value-type="float" office:value="0.05934">
            <text:p>0.05934</text:p>
          </table:table-cell>
          <table:table-cell office:value-type="float" office:value="0.059306">
            <text:p>0.059306</text:p>
          </table:table-cell>
          <table:table-cell office:value-type="float" office:value="0.059327">
            <text:p>0.059327</text:p>
          </table:table-cell>
          <table:table-cell office:value-type="float" office:value="0.059296">
            <text:p>0.059296</text:p>
          </table:table-cell>
          <table:table-cell office:value-type="float" office:value="0.059334">
            <text:p>0.059334</text:p>
          </table:table-cell>
          <table:table-cell office:value-type="float" office:value="0.059304">
            <text:p>0.059304</text:p>
          </table:table-cell>
          <table:table-cell office:value-type="float" office:value="0.059327">
            <text:p>0.059327</text:p>
          </table:table-cell>
          <table:table-cell office:value-type="float" office:value="0.059297">
            <text:p>0.059297</text:p>
          </table:table-cell>
          <table:table-cell office:value-type="float" office:value="0.05934">
            <text:p>0.05934</text:p>
          </table:table-cell>
          <table:table-cell office:value-type="float" office:value="0.059305">
            <text:p>0.059305</text:p>
          </table:table-cell>
          <table:table-cell table:formula="of:=([.B173]/[.B175])" office:value-type="float" office:value="0.980376951346977">
            <text:p>0.9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2251">
            <text:p>0.072251</text:p>
          </table:table-cell>
          <table:table-cell office:value-type="float" office:value="0.000195">
            <text:p>0.000195</text:p>
          </table:table-cell>
          <table:table-cell office:value-type="float" office:value="0.072416">
            <text:p>0.072416</text:p>
          </table:table-cell>
          <table:table-cell office:value-type="float" office:value="0.072086">
            <text:p>0.072086</text:p>
          </table:table-cell>
          <table:table-cell office:value-type="float" office:value="0.072469">
            <text:p>0.072469</text:p>
          </table:table-cell>
          <table:table-cell office:value-type="float" office:value="0.072053">
            <text:p>0.072053</text:p>
          </table:table-cell>
          <table:table-cell office:value-type="float" office:value="0.07245">
            <text:p>0.07245</text:p>
          </table:table-cell>
          <table:table-cell office:value-type="float" office:value="0.072064">
            <text:p>0.072064</text:p>
          </table:table-cell>
          <table:table-cell office:value-type="float" office:value="0.072465">
            <text:p>0.072465</text:p>
          </table:table-cell>
          <table:table-cell office:value-type="float" office:value="0.072033">
            <text:p>0.072033</text:p>
          </table:table-cell>
          <table:table-cell office:value-type="float" office:value="0.072425">
            <text:p>0.072425</text:p>
          </table:table-cell>
          <table:table-cell office:value-type="float" office:value="0.07205">
            <text:p>0.07205</text:p>
          </table:table-cell>
          <table:table-cell table:formula="of:=([.B173]/[.B176])" office:value-type="float" office:value="0.80488851365379">
            <text:p>0.8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764">
            <text:p>0.159764</text:p>
          </table:table-cell>
          <table:table-cell office:value-type="float" office:value="0.002224">
            <text:p>0.002224</text:p>
          </table:table-cell>
          <table:table-cell office:value-type="float" office:value="0.162306">
            <text:p>0.162306</text:p>
          </table:table-cell>
          <table:table-cell office:value-type="float" office:value="0.157573">
            <text:p>0.157573</text:p>
          </table:table-cell>
          <table:table-cell office:value-type="float" office:value="0.161848">
            <text:p>0.161848</text:p>
          </table:table-cell>
          <table:table-cell office:value-type="float" office:value="0.157751">
            <text:p>0.157751</text:p>
          </table:table-cell>
          <table:table-cell office:value-type="float" office:value="0.162928">
            <text:p>0.162928</text:p>
          </table:table-cell>
          <table:table-cell office:value-type="float" office:value="0.158074">
            <text:p>0.158074</text:p>
          </table:table-cell>
          <table:table-cell office:value-type="float" office:value="0.161822">
            <text:p>0.161822</text:p>
          </table:table-cell>
          <table:table-cell office:value-type="float" office:value="0.157453">
            <text:p>0.157453</text:p>
          </table:table-cell>
          <table:table-cell office:value-type="float" office:value="0.160673">
            <text:p>0.160673</text:p>
          </table:table-cell>
          <table:table-cell office:value-type="float" office:value="0.157211">
            <text:p>0.157211</text:p>
          </table:table-cell>
          <table:table-cell table:formula="of:=([.B173]/[.B177])" office:value-type="float" office:value="0.363999399113693">
            <text:p>0.36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OR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981">
            <text:p>0.3981</text:p>
          </table:table-cell>
          <table:table-cell office:value-type="float" office:value="0.000068">
            <text:p>0.000068</text:p>
          </table:table-cell>
          <table:table-cell office:value-type="float" office:value="0.397981">
            <text:p>0.397981</text:p>
          </table:table-cell>
          <table:table-cell office:value-type="float" office:value="0.398122">
            <text:p>0.398122</text:p>
          </table:table-cell>
          <table:table-cell office:value-type="float" office:value="0.398006">
            <text:p>0.398006</text:p>
          </table:table-cell>
          <table:table-cell office:value-type="float" office:value="0.398034">
            <text:p>0.398034</text:p>
          </table:table-cell>
          <table:table-cell office:value-type="float" office:value="0.398118">
            <text:p>0.398118</text:p>
          </table:table-cell>
          <table:table-cell office:value-type="float" office:value="0.398099">
            <text:p>0.398099</text:p>
          </table:table-cell>
          <table:table-cell office:value-type="float" office:value="0.398195">
            <text:p>0.398195</text:p>
          </table:table-cell>
          <table:table-cell office:value-type="float" office:value="0.398132">
            <text:p>0.398132</text:p>
          </table:table-cell>
          <table:table-cell office:value-type="float" office:value="0.398129">
            <text:p>0.398129</text:p>
          </table:table-cell>
          <table:table-cell office:value-type="float" office:value="0.398186">
            <text:p>0.39818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379307">
            <text:p>0.379307</text:p>
          </table:table-cell>
          <table:table-cell office:value-type="float" office:value="0.00007">
            <text:p>0.00007</text:p>
          </table:table-cell>
          <table:table-cell office:value-type="float" office:value="0.379222">
            <text:p>0.379222</text:p>
          </table:table-cell>
          <table:table-cell office:value-type="float" office:value="0.37919">
            <text:p>0.37919</text:p>
          </table:table-cell>
          <table:table-cell office:value-type="float" office:value="0.379239">
            <text:p>0.379239</text:p>
          </table:table-cell>
          <table:table-cell office:value-type="float" office:value="0.379319">
            <text:p>0.379319</text:p>
          </table:table-cell>
          <table:table-cell office:value-type="float" office:value="0.379335">
            <text:p>0.379335</text:p>
          </table:table-cell>
          <table:table-cell office:value-type="float" office:value="0.379271">
            <text:p>0.379271</text:p>
          </table:table-cell>
          <table:table-cell office:value-type="float" office:value="0.379392">
            <text:p>0.379392</text:p>
          </table:table-cell>
          <table:table-cell office:value-type="float" office:value="0.379374">
            <text:p>0.379374</text:p>
          </table:table-cell>
          <table:table-cell office:value-type="float" office:value="0.379404">
            <text:p>0.379404</text:p>
          </table:table-cell>
          <table:table-cell office:value-type="float" office:value="0.379327">
            <text:p>0.379327</text:p>
          </table:table-cell>
          <table:table-cell table:formula="of:=([.B180]/[.B181])" office:value-type="float" office:value="1.04954561872046">
            <text:p>1.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1961">
            <text:p>0.421961</text:p>
          </table:table-cell>
          <table:table-cell office:value-type="float" office:value="0.000063">
            <text:p>0.000063</text:p>
          </table:table-cell>
          <table:table-cell office:value-type="float" office:value="0.421899">
            <text:p>0.421899</text:p>
          </table:table-cell>
          <table:table-cell office:value-type="float" office:value="0.422027">
            <text:p>0.422027</text:p>
          </table:table-cell>
          <table:table-cell office:value-type="float" office:value="0.42198">
            <text:p>0.42198</text:p>
          </table:table-cell>
          <table:table-cell office:value-type="float" office:value="0.421952">
            <text:p>0.421952</text:p>
          </table:table-cell>
          <table:table-cell office:value-type="float" office:value="0.421819">
            <text:p>0.421819</text:p>
          </table:table-cell>
          <table:table-cell office:value-type="float" office:value="0.421928">
            <text:p>0.421928</text:p>
          </table:table-cell>
          <table:table-cell office:value-type="float" office:value="0.422011">
            <text:p>0.422011</text:p>
          </table:table-cell>
          <table:table-cell office:value-type="float" office:value="0.421986">
            <text:p>0.421986</text:p>
          </table:table-cell>
          <table:table-cell office:value-type="float" office:value="0.421974">
            <text:p>0.421974</text:p>
          </table:table-cell>
          <table:table-cell office:value-type="float" office:value="0.422038">
            <text:p>0.422038</text:p>
          </table:table-cell>
          <table:table-cell table:formula="of:=([.B180]/[.B182])" office:value-type="float" office:value="0.943452119982653">
            <text:p>0.9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15668">
            <text:p>0.915668</text:p>
          </table:table-cell>
          <table:table-cell office:value-type="float" office:value="0.000062">
            <text:p>0.000062</text:p>
          </table:table-cell>
          <table:table-cell office:value-type="float" office:value="0.915699">
            <text:p>0.915699</text:p>
          </table:table-cell>
          <table:table-cell office:value-type="float" office:value="0.915798">
            <text:p>0.915798</text:p>
          </table:table-cell>
          <table:table-cell office:value-type="float" office:value="0.915611">
            <text:p>0.915611</text:p>
          </table:table-cell>
          <table:table-cell office:value-type="float" office:value="0.91559">
            <text:p>0.91559</text:p>
          </table:table-cell>
          <table:table-cell office:value-type="float" office:value="0.915694">
            <text:p>0.915694</text:p>
          </table:table-cell>
          <table:table-cell office:value-type="float" office:value="0.915642">
            <text:p>0.915642</text:p>
          </table:table-cell>
          <table:table-cell office:value-type="float" office:value="0.915623">
            <text:p>0.915623</text:p>
          </table:table-cell>
          <table:table-cell office:value-type="float" office:value="0.915604">
            <text:p>0.915604</text:p>
          </table:table-cell>
          <table:table-cell office:value-type="float" office:value="0.915702">
            <text:p>0.915702</text:p>
          </table:table-cell>
          <table:table-cell office:value-type="float" office:value="0.915721">
            <text:p>0.915721</text:p>
          </table:table-cell>
          <table:table-cell table:formula="of:=([.B180]/[.B183])" office:value-type="float" office:value="0.434764565322803">
            <text:p>0.4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939667">
            <text:p>1.939667</text:p>
          </table:table-cell>
          <table:table-cell office:value-type="float" office:value="0.000083">
            <text:p>0.000083</text:p>
          </table:table-cell>
          <table:table-cell office:value-type="float" office:value="1.939672">
            <text:p>1.939672</text:p>
          </table:table-cell>
          <table:table-cell office:value-type="float" office:value="1.939573">
            <text:p>1.939573</text:p>
          </table:table-cell>
          <table:table-cell office:value-type="float" office:value="1.939632">
            <text:p>1.939632</text:p>
          </table:table-cell>
          <table:table-cell office:value-type="float" office:value="1.93977">
            <text:p>1.93977</text:p>
          </table:table-cell>
          <table:table-cell office:value-type="float" office:value="1.939734">
            <text:p>1.939734</text:p>
          </table:table-cell>
          <table:table-cell office:value-type="float" office:value="1.939827">
            <text:p>1.939827</text:p>
          </table:table-cell>
          <table:table-cell office:value-type="float" office:value="1.939666">
            <text:p>1.939666</text:p>
          </table:table-cell>
          <table:table-cell office:value-type="float" office:value="1.939549">
            <text:p>1.939549</text:p>
          </table:table-cell>
          <table:table-cell office:value-type="float" office:value="1.939642">
            <text:p>1.939642</text:p>
          </table:table-cell>
          <table:table-cell office:value-type="float" office:value="1.939611">
            <text:p>1.939611</text:p>
          </table:table-cell>
          <table:table-cell table:formula="of:=([.B180]/[.B184])" office:value-type="float" office:value="0.205241415150126">
            <text:p>0.21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1209">
            <text:p>0.901209</text:p>
          </table:table-cell>
          <table:table-cell office:value-type="float" office:value="0.005452">
            <text:p>0.005452</text:p>
          </table:table-cell>
          <table:table-cell office:value-type="float" office:value="0.904305">
            <text:p>0.904305</text:p>
          </table:table-cell>
          <table:table-cell office:value-type="float" office:value="0.895297">
            <text:p>0.895297</text:p>
          </table:table-cell>
          <table:table-cell office:value-type="float" office:value="0.90327">
            <text:p>0.90327</text:p>
          </table:table-cell>
          <table:table-cell office:value-type="float" office:value="0.890644">
            <text:p>0.890644</text:p>
          </table:table-cell>
          <table:table-cell office:value-type="float" office:value="0.905609">
            <text:p>0.905609</text:p>
          </table:table-cell>
          <table:table-cell office:value-type="float" office:value="0.89813">
            <text:p>0.89813</text:p>
          </table:table-cell>
          <table:table-cell office:value-type="float" office:value="0.906529">
            <text:p>0.906529</text:p>
          </table:table-cell>
          <table:table-cell office:value-type="float" office:value="0.9015">
            <text:p>0.9015</text:p>
          </table:table-cell>
          <table:table-cell office:value-type="float" office:value="0.909321">
            <text:p>0.909321</text:p>
          </table:table-cell>
          <table:table-cell office:value-type="float" office:value="0.897487">
            <text:p>0.89748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377089">
            <text:p>2.377089</text:p>
          </table:table-cell>
          <table:table-cell office:value-type="float" office:value="0.003023">
            <text:p>0.003023</text:p>
          </table:table-cell>
          <table:table-cell office:value-type="float" office:value="2.37879">
            <text:p>2.37879</text:p>
          </table:table-cell>
          <table:table-cell office:value-type="float" office:value="2.374378">
            <text:p>2.374378</text:p>
          </table:table-cell>
          <table:table-cell office:value-type="float" office:value="2.377715">
            <text:p>2.377715</text:p>
          </table:table-cell>
          <table:table-cell office:value-type="float" office:value="2.379961">
            <text:p>2.379961</text:p>
          </table:table-cell>
          <table:table-cell office:value-type="float" office:value="2.380455">
            <text:p>2.380455</text:p>
          </table:table-cell>
          <table:table-cell office:value-type="float" office:value="2.372219">
            <text:p>2.372219</text:p>
          </table:table-cell>
          <table:table-cell office:value-type="float" office:value="2.374541">
            <text:p>2.374541</text:p>
          </table:table-cell>
          <table:table-cell office:value-type="float" office:value="2.381899">
            <text:p>2.381899</text:p>
          </table:table-cell>
          <table:table-cell office:value-type="float" office:value="2.376596">
            <text:p>2.376596</text:p>
          </table:table-cell>
          <table:table-cell office:value-type="float" office:value="2.37434">
            <text:p>2.37434</text:p>
          </table:table-cell>
          <table:table-cell table:formula="of:=([.B186]/[.B187])" office:value-type="float" office:value="0.379122952485161">
            <text:p>0.3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133384">
            <text:p>2.133384</text:p>
          </table:table-cell>
          <table:table-cell office:value-type="float" office:value="0.004024">
            <text:p>0.004024</text:p>
          </table:table-cell>
          <table:table-cell office:value-type="float" office:value="2.135274">
            <text:p>2.135274</text:p>
          </table:table-cell>
          <table:table-cell office:value-type="float" office:value="2.135213">
            <text:p>2.135213</text:p>
          </table:table-cell>
          <table:table-cell office:value-type="float" office:value="2.134224">
            <text:p>2.134224</text:p>
          </table:table-cell>
          <table:table-cell office:value-type="float" office:value="2.124796">
            <text:p>2.124796</text:p>
          </table:table-cell>
          <table:table-cell office:value-type="float" office:value="2.137759">
            <text:p>2.137759</text:p>
          </table:table-cell>
          <table:table-cell office:value-type="float" office:value="2.132244">
            <text:p>2.132244</text:p>
          </table:table-cell>
          <table:table-cell office:value-type="float" office:value="2.136694">
            <text:p>2.136694</text:p>
          </table:table-cell>
          <table:table-cell office:value-type="float" office:value="2.127014">
            <text:p>2.127014</text:p>
          </table:table-cell>
          <table:table-cell office:value-type="float" office:value="2.136072">
            <text:p>2.136072</text:p>
          </table:table-cell>
          <table:table-cell office:value-type="float" office:value="2.134553">
            <text:p>2.134553</text:p>
          </table:table-cell>
          <table:table-cell table:formula="of:=([.B186]/[.B188])" office:value-type="float" office:value="0.422431685997458">
            <text:p>0.4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0947">
            <text:p>2.0947</text:p>
          </table:table-cell>
          <table:table-cell office:value-type="float" office:value="0.003264">
            <text:p>0.003264</text:p>
          </table:table-cell>
          <table:table-cell office:value-type="float" office:value="2.100069">
            <text:p>2.100069</text:p>
          </table:table-cell>
          <table:table-cell office:value-type="float" office:value="2.091073">
            <text:p>2.091073</text:p>
          </table:table-cell>
          <table:table-cell office:value-type="float" office:value="2.092867">
            <text:p>2.092867</text:p>
          </table:table-cell>
          <table:table-cell office:value-type="float" office:value="2.094109">
            <text:p>2.094109</text:p>
          </table:table-cell>
          <table:table-cell office:value-type="float" office:value="2.093644">
            <text:p>2.093644</text:p>
          </table:table-cell>
          <table:table-cell office:value-type="float" office:value="2.092256">
            <text:p>2.092256</text:p>
          </table:table-cell>
          <table:table-cell office:value-type="float" office:value="2.097393">
            <text:p>2.097393</text:p>
          </table:table-cell>
          <table:table-cell office:value-type="float" office:value="2.097416">
            <text:p>2.097416</text:p>
          </table:table-cell>
          <table:table-cell office:value-type="float" office:value="2.098467">
            <text:p>2.098467</text:p>
          </table:table-cell>
          <table:table-cell office:value-type="float" office:value="2.089707">
            <text:p>2.089707</text:p>
          </table:table-cell>
          <table:table-cell table:formula="of:=([.B186]/[.B189])" office:value-type="float" office:value="0.430232968921564">
            <text:p>0.4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802076">
            <text:p>1.802076</text:p>
          </table:table-cell>
          <table:table-cell office:value-type="float" office:value="0.002115">
            <text:p>0.002115</text:p>
          </table:table-cell>
          <table:table-cell office:value-type="float" office:value="1.800799">
            <text:p>1.800799</text:p>
          </table:table-cell>
          <table:table-cell office:value-type="float" office:value="1.800038">
            <text:p>1.800038</text:p>
          </table:table-cell>
          <table:table-cell office:value-type="float" office:value="1.800453">
            <text:p>1.800453</text:p>
          </table:table-cell>
          <table:table-cell office:value-type="float" office:value="1.800472">
            <text:p>1.800472</text:p>
          </table:table-cell>
          <table:table-cell office:value-type="float" office:value="1.801307">
            <text:p>1.801307</text:p>
          </table:table-cell>
          <table:table-cell office:value-type="float" office:value="1.802213">
            <text:p>1.802213</text:p>
          </table:table-cell>
          <table:table-cell office:value-type="float" office:value="1.804361">
            <text:p>1.804361</text:p>
          </table:table-cell>
          <table:table-cell office:value-type="float" office:value="1.800204">
            <text:p>1.800204</text:p>
          </table:table-cell>
          <table:table-cell office:value-type="float" office:value="1.806339">
            <text:p>1.806339</text:p>
          </table:table-cell>
          <table:table-cell office:value-type="float" office:value="1.804573">
            <text:p>1.804573</text:p>
          </table:table-cell>
          <table:table-cell table:formula="of:=([.B186]/[.B190])" office:value-type="float" office:value="0.500094890559555">
            <text:p>0.50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5044">
            <text:p>0.875044</text:p>
          </table:table-cell>
          <table:table-cell office:value-type="float" office:value="0.021033">
            <text:p>0.021033</text:p>
          </table:table-cell>
          <table:table-cell office:value-type="float" office:value="0.896652">
            <text:p>0.896652</text:p>
          </table:table-cell>
          <table:table-cell office:value-type="float" office:value="0.896063">
            <text:p>0.896063</text:p>
          </table:table-cell>
          <table:table-cell office:value-type="float" office:value="0.844432">
            <text:p>0.844432</text:p>
          </table:table-cell>
          <table:table-cell office:value-type="float" office:value="0.852012">
            <text:p>0.852012</text:p>
          </table:table-cell>
          <table:table-cell office:value-type="float" office:value="0.849002">
            <text:p>0.849002</text:p>
          </table:table-cell>
          <table:table-cell office:value-type="float" office:value="0.891466">
            <text:p>0.891466</text:p>
          </table:table-cell>
          <table:table-cell office:value-type="float" office:value="0.896187">
            <text:p>0.896187</text:p>
          </table:table-cell>
          <table:table-cell office:value-type="float" office:value="0.889535">
            <text:p>0.889535</text:p>
          </table:table-cell>
          <table:table-cell office:value-type="float" office:value="0.880395">
            <text:p>0.880395</text:p>
          </table:table-cell>
          <table:table-cell office:value-type="float" office:value="0.8547">
            <text:p>0.854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607867">
            <text:p>1.607867</text:p>
          </table:table-cell>
          <table:table-cell office:value-type="float" office:value="0.003592">
            <text:p>0.003592</text:p>
          </table:table-cell>
          <table:table-cell office:value-type="float" office:value="1.608273">
            <text:p>1.608273</text:p>
          </table:table-cell>
          <table:table-cell office:value-type="float" office:value="1.612147">
            <text:p>1.612147</text:p>
          </table:table-cell>
          <table:table-cell office:value-type="float" office:value="1.604686">
            <text:p>1.604686</text:p>
          </table:table-cell>
          <table:table-cell office:value-type="float" office:value="1.603918">
            <text:p>1.603918</text:p>
          </table:table-cell>
          <table:table-cell office:value-type="float" office:value="1.601087">
            <text:p>1.601087</text:p>
          </table:table-cell>
          <table:table-cell office:value-type="float" office:value="1.607142">
            <text:p>1.607142</text:p>
          </table:table-cell>
          <table:table-cell office:value-type="float" office:value="1.609514">
            <text:p>1.609514</text:p>
          </table:table-cell>
          <table:table-cell office:value-type="float" office:value="1.61353">
            <text:p>1.61353</text:p>
          </table:table-cell>
          <table:table-cell office:value-type="float" office:value="1.609023">
            <text:p>1.609023</text:p>
          </table:table-cell>
          <table:table-cell office:value-type="float" office:value="1.609348">
            <text:p>1.609348</text:p>
          </table:table-cell>
          <table:table-cell table:formula="of:=([.B192]/[.B193])" office:value-type="float" office:value="0.54422660580757">
            <text:p>0.5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817847">
            <text:p>0.817847</text:p>
          </table:table-cell>
          <table:table-cell office:value-type="float" office:value="0.020216">
            <text:p>0.020216</text:p>
          </table:table-cell>
          <table:table-cell office:value-type="float" office:value="0.846403">
            <text:p>0.846403</text:p>
          </table:table-cell>
          <table:table-cell office:value-type="float" office:value="0.830021">
            <text:p>0.830021</text:p>
          </table:table-cell>
          <table:table-cell office:value-type="float" office:value="0.829164">
            <text:p>0.829164</text:p>
          </table:table-cell>
          <table:table-cell office:value-type="float" office:value="0.830194">
            <text:p>0.830194</text:p>
          </table:table-cell>
          <table:table-cell office:value-type="float" office:value="0.826472">
            <text:p>0.826472</text:p>
          </table:table-cell>
          <table:table-cell office:value-type="float" office:value="0.784191">
            <text:p>0.784191</text:p>
          </table:table-cell>
          <table:table-cell office:value-type="float" office:value="0.807531">
            <text:p>0.807531</text:p>
          </table:table-cell>
          <table:table-cell office:value-type="float" office:value="0.781482">
            <text:p>0.781482</text:p>
          </table:table-cell>
          <table:table-cell office:value-type="float" office:value="0.812017">
            <text:p>0.812017</text:p>
          </table:table-cell>
          <table:table-cell office:value-type="float" office:value="0.83099">
            <text:p>0.83099</text:p>
          </table:table-cell>
          <table:table-cell table:formula="of:=([.B192]/[.B194])" office:value-type="float" office:value="1.0699360638359">
            <text:p>1.0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037">
            <text:p>0.82037</text:p>
          </table:table-cell>
          <table:table-cell office:value-type="float" office:value="0.015558">
            <text:p>0.015558</text:p>
          </table:table-cell>
          <table:table-cell office:value-type="float" office:value="0.820204">
            <text:p>0.820204</text:p>
          </table:table-cell>
          <table:table-cell office:value-type="float" office:value="0.840587">
            <text:p>0.840587</text:p>
          </table:table-cell>
          <table:table-cell office:value-type="float" office:value="0.839594">
            <text:p>0.839594</text:p>
          </table:table-cell>
          <table:table-cell office:value-type="float" office:value="0.810409">
            <text:p>0.810409</text:p>
          </table:table-cell>
          <table:table-cell office:value-type="float" office:value="0.80306">
            <text:p>0.80306</text:p>
          </table:table-cell>
          <table:table-cell office:value-type="float" office:value="0.812613">
            <text:p>0.812613</text:p>
          </table:table-cell>
          <table:table-cell office:value-type="float" office:value="0.835581">
            <text:p>0.835581</text:p>
          </table:table-cell>
          <table:table-cell office:value-type="float" office:value="0.837319">
            <text:p>0.837319</text:p>
          </table:table-cell>
          <table:table-cell office:value-type="float" office:value="0.801192">
            <text:p>0.801192</text:p>
          </table:table-cell>
          <table:table-cell office:value-type="float" office:value="0.803141">
            <text:p>0.803141</text:p>
          </table:table-cell>
          <table:table-cell table:formula="of:=([.B192]/[.B195])" office:value-type="float" office:value="1.06664553798896">
            <text:p>1.0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3057">
            <text:p>0.823057</text:p>
          </table:table-cell>
          <table:table-cell office:value-type="float" office:value="0.032865">
            <text:p>0.032865</text:p>
          </table:table-cell>
          <table:table-cell office:value-type="float" office:value="0.847072">
            <text:p>0.847072</text:p>
          </table:table-cell>
          <table:table-cell office:value-type="float" office:value="0.812494">
            <text:p>0.812494</text:p>
          </table:table-cell>
          <table:table-cell office:value-type="float" office:value="0.77994">
            <text:p>0.77994</text:p>
          </table:table-cell>
          <table:table-cell office:value-type="float" office:value="0.836217">
            <text:p>0.836217</text:p>
          </table:table-cell>
          <table:table-cell office:value-type="float" office:value="0.816363">
            <text:p>0.816363</text:p>
          </table:table-cell>
          <table:table-cell office:value-type="float" office:value="0.79673">
            <text:p>0.79673</text:p>
          </table:table-cell>
          <table:table-cell office:value-type="float" office:value="0.876448">
            <text:p>0.876448</text:p>
          </table:table-cell>
          <table:table-cell office:value-type="float" office:value="0.777371">
            <text:p>0.777371</text:p>
          </table:table-cell>
          <table:table-cell office:value-type="float" office:value="0.816311">
            <text:p>0.816311</text:p>
          </table:table-cell>
          <table:table-cell office:value-type="float" office:value="0.871627">
            <text:p>0.871627</text:p>
          </table:table-cell>
          <table:table-cell table:formula="of:=([.B192]/[.B196])" office:value-type="float" office:value="1.06316330460709">
            <text:p>1.06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523">
            <text:p>0.636523</text:p>
          </table:table-cell>
          <table:table-cell office:value-type="float" office:value="0.041028">
            <text:p>0.041028</text:p>
          </table:table-cell>
          <table:table-cell office:value-type="float" office:value="0.630143">
            <text:p>0.630143</text:p>
          </table:table-cell>
          <table:table-cell office:value-type="float" office:value="0.670581">
            <text:p>0.670581</text:p>
          </table:table-cell>
          <table:table-cell office:value-type="float" office:value="0.594872">
            <text:p>0.594872</text:p>
          </table:table-cell>
          <table:table-cell office:value-type="float" office:value="0.693668">
            <text:p>0.693668</text:p>
          </table:table-cell>
          <table:table-cell office:value-type="float" office:value="0.597276">
            <text:p>0.597276</text:p>
          </table:table-cell>
          <table:table-cell office:value-type="float" office:value="0.690053">
            <text:p>0.690053</text:p>
          </table:table-cell>
          <table:table-cell office:value-type="float" office:value="0.572834">
            <text:p>0.572834</text:p>
          </table:table-cell>
          <table:table-cell office:value-type="float" office:value="0.640826">
            <text:p>0.640826</text:p>
          </table:table-cell>
          <table:table-cell office:value-type="float" office:value="0.604704">
            <text:p>0.604704</text:p>
          </table:table-cell>
          <table:table-cell office:value-type="float" office:value="0.67027">
            <text:p>0.6702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86233">
            <text:p>0.286233</text:p>
          </table:table-cell>
          <table:table-cell office:value-type="float" office:value="0.023977">
            <text:p>0.023977</text:p>
          </table:table-cell>
          <table:table-cell office:value-type="float" office:value="0.290194">
            <text:p>0.290194</text:p>
          </table:table-cell>
          <table:table-cell office:value-type="float" office:value="0.253187">
            <text:p>0.253187</text:p>
          </table:table-cell>
          <table:table-cell office:value-type="float" office:value="0.312761">
            <text:p>0.312761</text:p>
          </table:table-cell>
          <table:table-cell office:value-type="float" office:value="0.282955">
            <text:p>0.282955</text:p>
          </table:table-cell>
          <table:table-cell office:value-type="float" office:value="0.2824">
            <text:p>0.2824</text:p>
          </table:table-cell>
          <table:table-cell office:value-type="float" office:value="0.28734">
            <text:p>0.28734</text:p>
          </table:table-cell>
          <table:table-cell office:value-type="float" office:value="0.305689">
            <text:p>0.305689</text:p>
          </table:table-cell>
          <table:table-cell office:value-type="float" office:value="0.296119">
            <text:p>0.296119</text:p>
          </table:table-cell>
          <table:table-cell office:value-type="float" office:value="0.235725">
            <text:p>0.235725</text:p>
          </table:table-cell>
          <table:table-cell office:value-type="float" office:value="0.315958">
            <text:p>0.315958</text:p>
          </table:table-cell>
          <table:table-cell table:formula="of:=([.B198]/[.B199])" office:value-type="float" office:value="2.22379320343916">
            <text:p>2.2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0.146712">
            <text:p>0.146712</text:p>
          </table:table-cell>
          <table:table-cell office:value-type="float" office:value="0.000437">
            <text:p>0.000437</text:p>
          </table:table-cell>
          <table:table-cell office:value-type="float" office:value="0.146615">
            <text:p>0.146615</text:p>
          </table:table-cell>
          <table:table-cell office:value-type="float" office:value="0.145812">
            <text:p>0.145812</text:p>
          </table:table-cell>
          <table:table-cell office:value-type="float" office:value="0.146949">
            <text:p>0.146949</text:p>
          </table:table-cell>
          <table:table-cell office:value-type="float" office:value="0.146353">
            <text:p>0.146353</text:p>
          </table:table-cell>
          <table:table-cell office:value-type="float" office:value="0.147354">
            <text:p>0.147354</text:p>
          </table:table-cell>
          <table:table-cell office:value-type="float" office:value="0.146856">
            <text:p>0.146856</text:p>
          </table:table-cell>
          <table:table-cell office:value-type="float" office:value="0.146836">
            <text:p>0.146836</text:p>
          </table:table-cell>
          <table:table-cell office:value-type="float" office:value="0.146763">
            <text:p>0.146763</text:p>
          </table:table-cell>
          <table:table-cell office:value-type="float" office:value="0.147261">
            <text:p>0.147261</text:p>
          </table:table-cell>
          <table:table-cell office:value-type="float" office:value="0.146318">
            <text:p>0.146318</text:p>
          </table:table-cell>
          <table:table-cell table:formula="of:=([.B198]/[.B200])" office:value-type="float" office:value="4.33858852718251">
            <text:p>4.3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6994">
            <text:p>0.26994</text:p>
          </table:table-cell>
          <table:table-cell office:value-type="float" office:value="0.001725">
            <text:p>0.001725</text:p>
          </table:table-cell>
          <table:table-cell office:value-type="float" office:value="0.271004">
            <text:p>0.271004</text:p>
          </table:table-cell>
          <table:table-cell office:value-type="float" office:value="0.267467">
            <text:p>0.267467</text:p>
          </table:table-cell>
          <table:table-cell office:value-type="float" office:value="0.271085">
            <text:p>0.271085</text:p>
          </table:table-cell>
          <table:table-cell office:value-type="float" office:value="0.271407">
            <text:p>0.271407</text:p>
          </table:table-cell>
          <table:table-cell office:value-type="float" office:value="0.270834">
            <text:p>0.270834</text:p>
          </table:table-cell>
          <table:table-cell office:value-type="float" office:value="0.267309">
            <text:p>0.267309</text:p>
          </table:table-cell>
          <table:table-cell office:value-type="float" office:value="0.271266">
            <text:p>0.271266</text:p>
          </table:table-cell>
          <table:table-cell office:value-type="float" office:value="0.267183">
            <text:p>0.267183</text:p>
          </table:table-cell>
          <table:table-cell office:value-type="float" office:value="0.271005">
            <text:p>0.271005</text:p>
          </table:table-cell>
          <table:table-cell office:value-type="float" office:value="0.270841">
            <text:p>0.270841</text:p>
          </table:table-cell>
          <table:table-cell table:formula="of:=([.B198]/[.B201])" office:value-type="float" office:value="2.35801659628065">
            <text:p>2.3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5508">
            <text:p>0.875508</text:p>
          </table:table-cell>
          <table:table-cell office:value-type="float" office:value="0.0062">
            <text:p>0.0062</text:p>
          </table:table-cell>
          <table:table-cell office:value-type="float" office:value="0.868737">
            <text:p>0.868737</text:p>
          </table:table-cell>
          <table:table-cell office:value-type="float" office:value="0.870748">
            <text:p>0.870748</text:p>
          </table:table-cell>
          <table:table-cell office:value-type="float" office:value="0.86893">
            <text:p>0.86893</text:p>
          </table:table-cell>
          <table:table-cell office:value-type="float" office:value="0.869519">
            <text:p>0.869519</text:p>
          </table:table-cell>
          <table:table-cell office:value-type="float" office:value="0.868778">
            <text:p>0.868778</text:p>
          </table:table-cell>
          <table:table-cell office:value-type="float" office:value="0.882108">
            <text:p>0.882108</text:p>
          </table:table-cell>
          <table:table-cell office:value-type="float" office:value="0.880915">
            <text:p>0.880915</text:p>
          </table:table-cell>
          <table:table-cell office:value-type="float" office:value="0.881136">
            <text:p>0.881136</text:p>
          </table:table-cell>
          <table:table-cell office:value-type="float" office:value="0.882104">
            <text:p>0.882104</text:p>
          </table:table-cell>
          <table:table-cell office:value-type="float" office:value="0.8821">
            <text:p>0.8821</text:p>
          </table:table-cell>
          <table:table-cell table:formula="of:=([.B198]/[.B202])" office:value-type="float" office:value="0.727032762693202">
            <text:p>0.73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Bigger dataset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1.66149">
            <text:p>1.66149</text:p>
          </table:table-cell>
          <table:table-cell office:value-type="float" office:value="0.000138">
            <text:p>0.000138</text:p>
          </table:table-cell>
          <table:table-cell office:value-type="float" office:value="1.661392">
            <text:p>1.661392</text:p>
          </table:table-cell>
          <table:table-cell office:value-type="float" office:value="1.661397">
            <text:p>1.661397</text:p>
          </table:table-cell>
          <table:table-cell office:value-type="float" office:value="1.66139">
            <text:p>1.66139</text:p>
          </table:table-cell>
          <table:table-cell office:value-type="float" office:value="1.66175">
            <text:p>1.66175</text:p>
          </table:table-cell>
          <table:table-cell office:value-type="float" office:value="1.66166">
            <text:p>1.66166</text:p>
          </table:table-cell>
          <table:table-cell office:value-type="float" office:value="1.661393">
            <text:p>1.661393</text:p>
          </table:table-cell>
          <table:table-cell office:value-type="float" office:value="1.661296">
            <text:p>1.661296</text:p>
          </table:table-cell>
          <table:table-cell office:value-type="float" office:value="1.661451">
            <text:p>1.661451</text:p>
          </table:table-cell>
          <table:table-cell office:value-type="float" office:value="1.661595">
            <text:p>1.661595</text:p>
          </table:table-cell>
          <table:table-cell office:value-type="float" office:value="1.661574">
            <text:p>1.66157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2203">
            <text:p>1.72203</text:p>
          </table:table-cell>
          <table:table-cell office:value-type="float" office:value="0.000296">
            <text:p>0.000296</text:p>
          </table:table-cell>
          <table:table-cell office:value-type="float" office:value="1.722638">
            <text:p>1.722638</text:p>
          </table:table-cell>
          <table:table-cell office:value-type="float" office:value="1.721822">
            <text:p>1.721822</text:p>
          </table:table-cell>
          <table:table-cell office:value-type="float" office:value="1.722092">
            <text:p>1.722092</text:p>
          </table:table-cell>
          <table:table-cell office:value-type="float" office:value="1.721798">
            <text:p>1.721798</text:p>
          </table:table-cell>
          <table:table-cell office:value-type="float" office:value="1.722287">
            <text:p>1.722287</text:p>
          </table:table-cell>
          <table:table-cell office:value-type="float" office:value="1.722138">
            <text:p>1.722138</text:p>
          </table:table-cell>
          <table:table-cell office:value-type="float" office:value="1.721505">
            <text:p>1.721505</text:p>
          </table:table-cell>
          <table:table-cell office:value-type="float" office:value="1.722112">
            <text:p>1.722112</text:p>
          </table:table-cell>
          <table:table-cell office:value-type="float" office:value="1.722077">
            <text:p>1.722077</text:p>
          </table:table-cell>
          <table:table-cell office:value-type="float" office:value="1.721827">
            <text:p>1.721827</text:p>
          </table:table-cell>
          <table:table-cell table:formula="of:=([.B206]/[.B207])" office:value-type="float" office:value="0.96484381805195">
            <text:p>0.9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922667">
            <text:p>2.922667</text:p>
          </table:table-cell>
          <table:table-cell office:value-type="float" office:value="0.000427">
            <text:p>0.000427</text:p>
          </table:table-cell>
          <table:table-cell office:value-type="float" office:value="2.923451">
            <text:p>2.923451</text:p>
          </table:table-cell>
          <table:table-cell office:value-type="float" office:value="2.921751">
            <text:p>2.921751</text:p>
          </table:table-cell>
          <table:table-cell office:value-type="float" office:value="2.92294">
            <text:p>2.92294</text:p>
          </table:table-cell>
          <table:table-cell office:value-type="float" office:value="2.922749">
            <text:p>2.922749</text:p>
          </table:table-cell>
          <table:table-cell office:value-type="float" office:value="2.923003">
            <text:p>2.923003</text:p>
          </table:table-cell>
          <table:table-cell office:value-type="float" office:value="2.922854">
            <text:p>2.922854</text:p>
          </table:table-cell>
          <table:table-cell office:value-type="float" office:value="2.922489">
            <text:p>2.922489</text:p>
          </table:table-cell>
          <table:table-cell office:value-type="float" office:value="2.922492">
            <text:p>2.922492</text:p>
          </table:table-cell>
          <table:table-cell office:value-type="float" office:value="2.922453">
            <text:p>2.922453</text:p>
          </table:table-cell>
          <table:table-cell office:value-type="float" office:value="2.92249">
            <text:p>2.92249</text:p>
          </table:table-cell>
          <table:table-cell table:formula="of:=([.B206]/[.B208])" office:value-type="float" office:value="0.56848419611266">
            <text:p>0.5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37754">
            <text:p>6.537754</text:p>
          </table:table-cell>
          <table:table-cell office:value-type="float" office:value="0.000992">
            <text:p>0.000992</text:p>
          </table:table-cell>
          <table:table-cell office:value-type="float" office:value="6.539253">
            <text:p>6.539253</text:p>
          </table:table-cell>
          <table:table-cell office:value-type="float" office:value="6.536698">
            <text:p>6.536698</text:p>
          </table:table-cell>
          <table:table-cell office:value-type="float" office:value="6.538535">
            <text:p>6.538535</text:p>
          </table:table-cell>
          <table:table-cell office:value-type="float" office:value="6.536647">
            <text:p>6.536647</text:p>
          </table:table-cell>
          <table:table-cell office:value-type="float" office:value="6.537816">
            <text:p>6.537816</text:p>
          </table:table-cell>
          <table:table-cell office:value-type="float" office:value="6.53603">
            <text:p>6.53603</text:p>
          </table:table-cell>
          <table:table-cell office:value-type="float" office:value="6.53812">
            <text:p>6.53812</text:p>
          </table:table-cell>
          <table:table-cell office:value-type="float" office:value="6.53793">
            <text:p>6.53793</text:p>
          </table:table-cell>
          <table:table-cell office:value-type="float" office:value="6.537544">
            <text:p>6.537544</text:p>
          </table:table-cell>
          <table:table-cell office:value-type="float" office:value="6.538964">
            <text:p>6.538964</text:p>
          </table:table-cell>
          <table:table-cell table:formula="of:=([.B206]/[.B209])" office:value-type="float" office:value="0.254137735987007">
            <text:p>0.2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633055">
            <text:p>15.633055</text:p>
          </table:table-cell>
          <table:table-cell office:value-type="float" office:value="0.002293">
            <text:p>0.002293</text:p>
          </table:table-cell>
          <table:table-cell office:value-type="float" office:value="15.629945">
            <text:p>15.629945</text:p>
          </table:table-cell>
          <table:table-cell office:value-type="float" office:value="15.634334">
            <text:p>15.634334</text:p>
          </table:table-cell>
          <table:table-cell office:value-type="float" office:value="15.629178">
            <text:p>15.629178</text:p>
          </table:table-cell>
          <table:table-cell office:value-type="float" office:value="15.635124">
            <text:p>15.635124</text:p>
          </table:table-cell>
          <table:table-cell office:value-type="float" office:value="15.633649">
            <text:p>15.633649</text:p>
          </table:table-cell>
          <table:table-cell office:value-type="float" office:value="15.632655">
            <text:p>15.632655</text:p>
          </table:table-cell>
          <table:table-cell office:value-type="float" office:value="15.633008">
            <text:p>15.633008</text:p>
          </table:table-cell>
          <table:table-cell office:value-type="float" office:value="15.637622">
            <text:p>15.637622</text:p>
          </table:table-cell>
          <table:table-cell office:value-type="float" office:value="15.632582">
            <text:p>15.632582</text:p>
          </table:table-cell>
          <table:table-cell office:value-type="float" office:value="15.632454">
            <text:p>15.632454</text:p>
          </table:table-cell>
          <table:table-cell table:formula="of:=([.B206]/[.B210])" office:value-type="float" office:value="0.10628057024043">
            <text:p>0.11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577682">
            <text:p>4.577682</text:p>
          </table:table-cell>
          <table:table-cell office:value-type="float" office:value="0.011071">
            <text:p>0.011071</text:p>
          </table:table-cell>
          <table:table-cell office:value-type="float" office:value="4.57451">
            <text:p>4.57451</text:p>
          </table:table-cell>
          <table:table-cell office:value-type="float" office:value="4.589341">
            <text:p>4.589341</text:p>
          </table:table-cell>
          <table:table-cell office:value-type="float" office:value="4.562379">
            <text:p>4.562379</text:p>
          </table:table-cell>
          <table:table-cell office:value-type="float" office:value="4.564679">
            <text:p>4.564679</text:p>
          </table:table-cell>
          <table:table-cell office:value-type="float" office:value="4.590862">
            <text:p>4.590862</text:p>
          </table:table-cell>
          <table:table-cell office:value-type="float" office:value="4.573312">
            <text:p>4.573312</text:p>
          </table:table-cell>
          <table:table-cell office:value-type="float" office:value="4.569804">
            <text:p>4.569804</text:p>
          </table:table-cell>
          <table:table-cell office:value-type="float" office:value="4.585383">
            <text:p>4.585383</text:p>
          </table:table-cell>
          <table:table-cell office:value-type="float" office:value="4.571034">
            <text:p>4.571034</text:p>
          </table:table-cell>
          <table:table-cell office:value-type="float" office:value="4.595519">
            <text:p>4.59551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131412">
            <text:p>14.131412</text:p>
          </table:table-cell>
          <table:table-cell office:value-type="float" office:value="0.043954">
            <text:p>0.043954</text:p>
          </table:table-cell>
          <table:table-cell office:value-type="float" office:value="14.207203">
            <text:p>14.207203</text:p>
          </table:table-cell>
          <table:table-cell office:value-type="float" office:value="14.121307">
            <text:p>14.121307</text:p>
          </table:table-cell>
          <table:table-cell office:value-type="float" office:value="14.124039">
            <text:p>14.124039</text:p>
          </table:table-cell>
          <table:table-cell office:value-type="float" office:value="14.136449">
            <text:p>14.136449</text:p>
          </table:table-cell>
          <table:table-cell office:value-type="float" office:value="14.198938">
            <text:p>14.198938</text:p>
          </table:table-cell>
          <table:table-cell office:value-type="float" office:value="14.123379">
            <text:p>14.123379</text:p>
          </table:table-cell>
          <table:table-cell office:value-type="float" office:value="14.149519">
            <text:p>14.149519</text:p>
          </table:table-cell>
          <table:table-cell office:value-type="float" office:value="14.107765">
            <text:p>14.107765</text:p>
          </table:table-cell>
          <table:table-cell office:value-type="float" office:value="14.050376">
            <text:p>14.050376</text:p>
          </table:table-cell>
          <table:table-cell office:value-type="float" office:value="14.095147">
            <text:p>14.095147</text:p>
          </table:table-cell>
          <table:table-cell table:formula="of:=([.B212]/[.B213])" office:value-type="float" office:value="0.323936631385455">
            <text:p>0.3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955766">
            <text:p>9.955766</text:p>
          </table:table-cell>
          <table:table-cell office:value-type="float" office:value="0.031829">
            <text:p>0.031829</text:p>
          </table:table-cell>
          <table:table-cell office:value-type="float" office:value="9.975673">
            <text:p>9.975673</text:p>
          </table:table-cell>
          <table:table-cell office:value-type="float" office:value="9.979358">
            <text:p>9.979358</text:p>
          </table:table-cell>
          <table:table-cell office:value-type="float" office:value="9.960816">
            <text:p>9.960816</text:p>
          </table:table-cell>
          <table:table-cell office:value-type="float" office:value="10.018977">
            <text:p>10.018977</text:p>
          </table:table-cell>
          <table:table-cell office:value-type="float" office:value="9.96352">
            <text:p>9.96352</text:p>
          </table:table-cell>
          <table:table-cell office:value-type="float" office:value="9.933877">
            <text:p>9.933877</text:p>
          </table:table-cell>
          <table:table-cell office:value-type="float" office:value="9.915094">
            <text:p>9.915094</text:p>
          </table:table-cell>
          <table:table-cell office:value-type="float" office:value="9.935298">
            <text:p>9.935298</text:p>
          </table:table-cell>
          <table:table-cell office:value-type="float" office:value="9.96817">
            <text:p>9.96817</text:p>
          </table:table-cell>
          <table:table-cell office:value-type="float" office:value="9.906873">
            <text:p>9.906873</text:p>
          </table:table-cell>
          <table:table-cell table:formula="of:=([.B212]/[.B214])" office:value-type="float" office:value="0.45980208855853">
            <text:p>0.4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708423">
            <text:p>6.708423</text:p>
          </table:table-cell>
          <table:table-cell office:value-type="float" office:value="0.013166">
            <text:p>0.013166</text:p>
          </table:table-cell>
          <table:table-cell office:value-type="float" office:value="6.716069">
            <text:p>6.716069</text:p>
          </table:table-cell>
          <table:table-cell office:value-type="float" office:value="6.701951">
            <text:p>6.701951</text:p>
          </table:table-cell>
          <table:table-cell office:value-type="float" office:value="6.700204">
            <text:p>6.700204</text:p>
          </table:table-cell>
          <table:table-cell office:value-type="float" office:value="6.702164">
            <text:p>6.702164</text:p>
          </table:table-cell>
          <table:table-cell office:value-type="float" office:value="6.702974">
            <text:p>6.702974</text:p>
          </table:table-cell>
          <table:table-cell office:value-type="float" office:value="6.743123">
            <text:p>6.743123</text:p>
          </table:table-cell>
          <table:table-cell office:value-type="float" office:value="6.71132">
            <text:p>6.71132</text:p>
          </table:table-cell>
          <table:table-cell office:value-type="float" office:value="6.710193">
            <text:p>6.710193</text:p>
          </table:table-cell>
          <table:table-cell office:value-type="float" office:value="6.692256">
            <text:p>6.692256</text:p>
          </table:table-cell>
          <table:table-cell office:value-type="float" office:value="6.703979">
            <text:p>6.703979</text:p>
          </table:table-cell>
          <table:table-cell table:formula="of:=([.B212]/[.B215])" office:value-type="float" office:value="0.682378257900553">
            <text:p>0.6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141335">
            <text:p>8.141335</text:p>
          </table:table-cell>
          <table:table-cell office:value-type="float" office:value="0.054294">
            <text:p>0.054294</text:p>
          </table:table-cell>
          <table:table-cell office:value-type="float" office:value="8.227475">
            <text:p>8.227475</text:p>
          </table:table-cell>
          <table:table-cell office:value-type="float" office:value="8.118305">
            <text:p>8.118305</text:p>
          </table:table-cell>
          <table:table-cell office:value-type="float" office:value="8.219827">
            <text:p>8.219827</text:p>
          </table:table-cell>
          <table:table-cell office:value-type="float" office:value="8.097037">
            <text:p>8.097037</text:p>
          </table:table-cell>
          <table:table-cell office:value-type="float" office:value="8.143147">
            <text:p>8.143147</text:p>
          </table:table-cell>
          <table:table-cell office:value-type="float" office:value="8.049343">
            <text:p>8.049343</text:p>
          </table:table-cell>
          <table:table-cell office:value-type="float" office:value="8.110396">
            <text:p>8.110396</text:p>
          </table:table-cell>
          <table:table-cell office:value-type="float" office:value="8.178977">
            <text:p>8.178977</text:p>
          </table:table-cell>
          <table:table-cell office:value-type="float" office:value="8.099287">
            <text:p>8.099287</text:p>
          </table:table-cell>
          <table:table-cell office:value-type="float" office:value="8.16956">
            <text:p>8.16956</text:p>
          </table:table-cell>
          <table:table-cell table:formula="of:=([.B212]/[.B216])" office:value-type="float" office:value="0.562276579946655">
            <text:p>0.56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95731">
            <text:p>20.495731</text:p>
          </table:table-cell>
          <table:table-cell office:value-type="float" office:value="1.180991">
            <text:p>1.180991</text:p>
          </table:table-cell>
          <table:table-cell office:value-type="float" office:value="22.216858">
            <text:p>22.216858</text:p>
          </table:table-cell>
          <table:table-cell office:value-type="float" office:value="21.367744">
            <text:p>21.367744</text:p>
          </table:table-cell>
          <table:table-cell office:value-type="float" office:value="21.581743">
            <text:p>21.581743</text:p>
          </table:table-cell>
          <table:table-cell office:value-type="float" office:value="21.1281">
            <text:p>21.1281</text:p>
          </table:table-cell>
          <table:table-cell office:value-type="float" office:value="20.513705">
            <text:p>20.513705</text:p>
          </table:table-cell>
          <table:table-cell office:value-type="float" office:value="18.109431">
            <text:p>18.109431</text:p>
          </table:table-cell>
          <table:table-cell office:value-type="float" office:value="20.796615">
            <text:p>20.796615</text:p>
          </table:table-cell>
          <table:table-cell office:value-type="float" office:value="18.884394">
            <text:p>18.884394</text:p>
          </table:table-cell>
          <table:table-cell office:value-type="float" office:value="20.001142">
            <text:p>20.001142</text:p>
          </table:table-cell>
          <table:table-cell office:value-type="float" office:value="20.357578">
            <text:p>20.35757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306079">
            <text:p>19.306079</text:p>
          </table:table-cell>
          <table:table-cell office:value-type="float" office:value="0.153575">
            <text:p>0.153575</text:p>
          </table:table-cell>
          <table:table-cell office:value-type="float" office:value="19.21394">
            <text:p>19.21394</text:p>
          </table:table-cell>
          <table:table-cell office:value-type="float" office:value="18.92985">
            <text:p>18.92985</text:p>
          </table:table-cell>
          <table:table-cell office:value-type="float" office:value="19.46812">
            <text:p>19.46812</text:p>
          </table:table-cell>
          <table:table-cell office:value-type="float" office:value="19.438207">
            <text:p>19.438207</text:p>
          </table:table-cell>
          <table:table-cell office:value-type="float" office:value="19.266166">
            <text:p>19.266166</text:p>
          </table:table-cell>
          <table:table-cell office:value-type="float" office:value="19.363269">
            <text:p>19.363269</text:p>
          </table:table-cell>
          <table:table-cell office:value-type="float" office:value="19.332895">
            <text:p>19.332895</text:p>
          </table:table-cell>
          <table:table-cell office:value-type="float" office:value="19.213604">
            <text:p>19.213604</text:p>
          </table:table-cell>
          <table:table-cell office:value-type="float" office:value="19.457324">
            <text:p>19.457324</text:p>
          </table:table-cell>
          <table:table-cell office:value-type="float" office:value="19.377419">
            <text:p>19.377419</text:p>
          </table:table-cell>
          <table:table-cell table:formula="of:=([.B218]/[.B219])" office:value-type="float" office:value="1.06162059111019">
            <text:p>1.0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526171">
            <text:p>13.526171</text:p>
          </table:table-cell>
          <table:table-cell office:value-type="float" office:value="0.413994">
            <text:p>0.413994</text:p>
          </table:table-cell>
          <table:table-cell office:value-type="float" office:value="14.027283">
            <text:p>14.027283</text:p>
          </table:table-cell>
          <table:table-cell office:value-type="float" office:value="13.425526">
            <text:p>13.425526</text:p>
          </table:table-cell>
          <table:table-cell office:value-type="float" office:value="13.87139">
            <text:p>13.87139</text:p>
          </table:table-cell>
          <table:table-cell office:value-type="float" office:value="13.249103">
            <text:p>13.249103</text:p>
          </table:table-cell>
          <table:table-cell office:value-type="float" office:value="13.376952">
            <text:p>13.376952</text:p>
          </table:table-cell>
          <table:table-cell office:value-type="float" office:value="12.977543">
            <text:p>12.977543</text:p>
          </table:table-cell>
          <table:table-cell office:value-type="float" office:value="12.877163">
            <text:p>12.877163</text:p>
          </table:table-cell>
          <table:table-cell office:value-type="float" office:value="14.054041">
            <text:p>14.054041</text:p>
          </table:table-cell>
          <table:table-cell office:value-type="float" office:value="13.994805">
            <text:p>13.994805</text:p>
          </table:table-cell>
          <table:table-cell office:value-type="float" office:value="13.407901">
            <text:p>13.407901</text:p>
          </table:table-cell>
          <table:table-cell table:formula="of:=([.B218]/[.B220])" office:value-type="float" office:value="1.51526481514983">
            <text:p>1.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175278">
            <text:p>10.175278</text:p>
          </table:table-cell>
          <table:table-cell office:value-type="float" office:value="0.381263">
            <text:p>0.381263</text:p>
          </table:table-cell>
          <table:table-cell office:value-type="float" office:value="9.941345">
            <text:p>9.941345</text:p>
          </table:table-cell>
          <table:table-cell office:value-type="float" office:value="10.48593">
            <text:p>10.48593</text:p>
          </table:table-cell>
          <table:table-cell office:value-type="float" office:value="10.437427">
            <text:p>10.437427</text:p>
          </table:table-cell>
          <table:table-cell office:value-type="float" office:value="10.292094">
            <text:p>10.292094</text:p>
          </table:table-cell>
          <table:table-cell office:value-type="float" office:value="9.660477">
            <text:p>9.660477</text:p>
          </table:table-cell>
          <table:table-cell office:value-type="float" office:value="10.73311">
            <text:p>10.73311</text:p>
          </table:table-cell>
          <table:table-cell office:value-type="float" office:value="10.671486">
            <text:p>10.671486</text:p>
          </table:table-cell>
          <table:table-cell office:value-type="float" office:value="9.652548">
            <text:p>9.652548</text:p>
          </table:table-cell>
          <table:table-cell office:value-type="float" office:value="9.858962">
            <text:p>9.858962</text:p>
          </table:table-cell>
          <table:table-cell office:value-type="float" office:value="10.019401">
            <text:p>10.019401</text:p>
          </table:table-cell>
          <table:table-cell table:formula="of:=([.B218]/[.B221])" office:value-type="float" office:value="2.01426742345516">
            <text:p>2.0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5.167291">
            <text:p>5.167291</text:p>
          </table:table-cell>
          <table:table-cell office:value-type="float" office:value="0.117313">
            <text:p>0.117313</text:p>
          </table:table-cell>
          <table:table-cell office:value-type="float" office:value="5.060755">
            <text:p>5.060755</text:p>
          </table:table-cell>
          <table:table-cell office:value-type="float" office:value="5.330495">
            <text:p>5.330495</text:p>
          </table:table-cell>
          <table:table-cell office:value-type="float" office:value="5.057322">
            <text:p>5.057322</text:p>
          </table:table-cell>
          <table:table-cell office:value-type="float" office:value="5.162012">
            <text:p>5.162012</text:p>
          </table:table-cell>
          <table:table-cell office:value-type="float" office:value="5.299418">
            <text:p>5.299418</text:p>
          </table:table-cell>
          <table:table-cell office:value-type="float" office:value="5.239917">
            <text:p>5.239917</text:p>
          </table:table-cell>
          <table:table-cell office:value-type="float" office:value="5.150668">
            <text:p>5.150668</text:p>
          </table:table-cell>
          <table:table-cell office:value-type="float" office:value="4.928429">
            <text:p>4.928429</text:p>
          </table:table-cell>
          <table:table-cell office:value-type="float" office:value="5.194744">
            <text:p>5.194744</text:p>
          </table:table-cell>
          <table:table-cell office:value-type="float" office:value="5.249148">
            <text:p>5.249148</text:p>
          </table:table-cell>
          <table:table-cell table:formula="of:=([.B218]/[.B222])" office:value-type="float" office:value="3.96643637836538">
            <text:p>3.97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99703">
            <text:p>1.299703</text:p>
          </table:table-cell>
          <table:table-cell office:value-type="float" office:value="0.001762">
            <text:p>0.001762</text:p>
          </table:table-cell>
          <table:table-cell office:value-type="float" office:value="1.29974">
            <text:p>1.29974</text:p>
          </table:table-cell>
          <table:table-cell office:value-type="float" office:value="1.301112">
            <text:p>1.301112</text:p>
          </table:table-cell>
          <table:table-cell office:value-type="float" office:value="1.298056">
            <text:p>1.298056</text:p>
          </table:table-cell>
          <table:table-cell office:value-type="float" office:value="1.299049">
            <text:p>1.299049</text:p>
          </table:table-cell>
          <table:table-cell office:value-type="float" office:value="1.29904">
            <text:p>1.29904</text:p>
          </table:table-cell>
          <table:table-cell office:value-type="float" office:value="1.298343">
            <text:p>1.298343</text:p>
          </table:table-cell>
          <table:table-cell office:value-type="float" office:value="1.298162">
            <text:p>1.298162</text:p>
          </table:table-cell>
          <table:table-cell office:value-type="float" office:value="1.299538">
            <text:p>1.299538</text:p>
          </table:table-cell>
          <table:table-cell office:value-type="float" office:value="1.299681">
            <text:p>1.299681</text:p>
          </table:table-cell>
          <table:table-cell office:value-type="float" office:value="1.304311">
            <text:p>1.30431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68506">
            <text:p>1.268506</text:p>
          </table:table-cell>
          <table:table-cell office:value-type="float" office:value="0.00073">
            <text:p>0.00073</text:p>
          </table:table-cell>
          <table:table-cell office:value-type="float" office:value="1.268265">
            <text:p>1.268265</text:p>
          </table:table-cell>
          <table:table-cell office:value-type="float" office:value="1.268251">
            <text:p>1.268251</text:p>
          </table:table-cell>
          <table:table-cell office:value-type="float" office:value="1.268393">
            <text:p>1.268393</text:p>
          </table:table-cell>
          <table:table-cell office:value-type="float" office:value="1.269964">
            <text:p>1.269964</text:p>
          </table:table-cell>
          <table:table-cell office:value-type="float" office:value="1.267146">
            <text:p>1.267146</text:p>
          </table:table-cell>
          <table:table-cell office:value-type="float" office:value="1.267708">
            <text:p>1.267708</text:p>
          </table:table-cell>
          <table:table-cell office:value-type="float" office:value="1.268996">
            <text:p>1.268996</text:p>
          </table:table-cell>
          <table:table-cell office:value-type="float" office:value="1.268925">
            <text:p>1.268925</text:p>
          </table:table-cell>
          <table:table-cell office:value-type="float" office:value="1.268497">
            <text:p>1.268497</text:p>
          </table:table-cell>
          <table:table-cell office:value-type="float" office:value="1.268914">
            <text:p>1.268914</text:p>
          </table:table-cell>
          <table:table-cell table:formula="of:=([.B224]/[.B225])" office:value-type="float" office:value="1.02459349817817">
            <text:p>1.0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24393">
            <text:p>1.224393</text:p>
          </table:table-cell>
          <table:table-cell office:value-type="float" office:value="0.00364">
            <text:p>0.00364</text:p>
          </table:table-cell>
          <table:table-cell office:value-type="float" office:value="1.217218">
            <text:p>1.217218</text:p>
          </table:table-cell>
          <table:table-cell office:value-type="float" office:value="1.222912">
            <text:p>1.222912</text:p>
          </table:table-cell>
          <table:table-cell office:value-type="float" office:value="1.230347">
            <text:p>1.230347</text:p>
          </table:table-cell>
          <table:table-cell office:value-type="float" office:value="1.228668">
            <text:p>1.228668</text:p>
          </table:table-cell>
          <table:table-cell office:value-type="float" office:value="1.224117">
            <text:p>1.224117</text:p>
          </table:table-cell>
          <table:table-cell office:value-type="float" office:value="1.224877">
            <text:p>1.224877</text:p>
          </table:table-cell>
          <table:table-cell office:value-type="float" office:value="1.221048">
            <text:p>1.221048</text:p>
          </table:table-cell>
          <table:table-cell office:value-type="float" office:value="1.227833">
            <text:p>1.227833</text:p>
          </table:table-cell>
          <table:table-cell office:value-type="float" office:value="1.22354">
            <text:p>1.22354</text:p>
          </table:table-cell>
          <table:table-cell office:value-type="float" office:value="1.223373">
            <text:p>1.223373</text:p>
          </table:table-cell>
          <table:table-cell table:formula="of:=([.B224]/[.B226])" office:value-type="float" office:value="1.06150802887635">
            <text:p>1.0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188154">
            <text:p>1.188154</text:p>
          </table:table-cell>
          <table:table-cell office:value-type="float" office:value="0.004682">
            <text:p>0.004682</text:p>
          </table:table-cell>
          <table:table-cell office:value-type="float" office:value="1.193428">
            <text:p>1.193428</text:p>
          </table:table-cell>
          <table:table-cell office:value-type="float" office:value="1.179475">
            <text:p>1.179475</text:p>
          </table:table-cell>
          <table:table-cell office:value-type="float" office:value="1.194105">
            <text:p>1.194105</text:p>
          </table:table-cell>
          <table:table-cell office:value-type="float" office:value="1.183504">
            <text:p>1.183504</text:p>
          </table:table-cell>
          <table:table-cell office:value-type="float" office:value="1.187087">
            <text:p>1.187087</text:p>
          </table:table-cell>
          <table:table-cell office:value-type="float" office:value="1.183113">
            <text:p>1.183113</text:p>
          </table:table-cell>
          <table:table-cell office:value-type="float" office:value="1.190031">
            <text:p>1.190031</text:p>
          </table:table-cell>
          <table:table-cell office:value-type="float" office:value="1.193291">
            <text:p>1.193291</text:p>
          </table:table-cell>
          <table:table-cell office:value-type="float" office:value="1.187795">
            <text:p>1.187795</text:p>
          </table:table-cell>
          <table:table-cell office:value-type="float" office:value="1.189711">
            <text:p>1.189711</text:p>
          </table:table-cell>
          <table:table-cell table:formula="of:=([.B224]/[.B227])" office:value-type="float" office:value="1.09388429446015">
            <text:p>1.0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1.005251">
            <text:p>1.005251</text:p>
          </table:table-cell>
          <table:table-cell office:value-type="float" office:value="0.003878">
            <text:p>0.003878</text:p>
          </table:table-cell>
          <table:table-cell office:value-type="float" office:value="1.008351">
            <text:p>1.008351</text:p>
          </table:table-cell>
          <table:table-cell office:value-type="float" office:value="1.006411">
            <text:p>1.006411</text:p>
          </table:table-cell>
          <table:table-cell office:value-type="float" office:value="1.00842">
            <text:p>1.00842</text:p>
          </table:table-cell>
          <table:table-cell office:value-type="float" office:value="1.000432">
            <text:p>1.000432</text:p>
          </table:table-cell>
          <table:table-cell office:value-type="float" office:value="1.000021">
            <text:p>1.000021</text:p>
          </table:table-cell>
          <table:table-cell office:value-type="float" office:value="1.007403">
            <text:p>1.007403</text:p>
          </table:table-cell>
          <table:table-cell office:value-type="float" office:value="1.003805">
            <text:p>1.003805</text:p>
          </table:table-cell>
          <table:table-cell office:value-type="float" office:value="1.007957">
            <text:p>1.007957</text:p>
          </table:table-cell>
          <table:table-cell office:value-type="float" office:value="1.010533">
            <text:p>1.010533</text:p>
          </table:table-cell>
          <table:table-cell office:value-type="float" office:value="0.999179">
            <text:p>0.999179</text:p>
          </table:table-cell>
          <table:table-cell table:formula="of:=([.B224]/[.B228])" office:value-type="float" office:value="1.29291390906351">
            <text:p>1.2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 table:number-columns-repeated="2"/>
          <table:table-cell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</table:table-row>
        <table:table-row table:style-name="ro1">
          <table:table-cell office:value-type="string">
            <text:p>vec2</text:p>
          </table:table-cell>
          <table:table-cell table:style-name="ce4" table:formula="of:=([.N207])" office:value-type="float" office:value="0.96484381805195">
            <text:p>0.96</text:p>
          </table:table-cell>
          <table:table-cell table:style-name="ce4" table:formula="of:=([.N213])" office:value-type="float" office:value="0.323936631385455">
            <text:p>0.32</text:p>
          </table:table-cell>
          <table:table-cell table:style-name="ce4" table:formula="of:=([.N219])" office:value-type="float" office:value="1.06162059111019">
            <text:p>1.06</text:p>
          </table:table-cell>
          <table:table-cell table:style-name="ce4" table:formula="of:=([.N225])" office:value-type="float" office:value="1.02459349817817">
            <text:p>1.02</text:p>
          </table:table-cell>
          <table:table-cell/>
          <table:table-cell office:value-type="string">
            <text:p>vec2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1.06">
            <text:p>1.06</text:p>
          </table:table-cell>
          <table:table-cell office:value-type="float" office:value="1.02">
            <text:p>1.02</text:p>
          </table:table-cell>
          <table:table-cell/>
          <table:table-cell office:value-type="string">
            <text:p>K20</text:p>
          </table:table-cell>
          <table:table-cell table:style-name="Default" office:value-type="float" office:value="0.96">
            <text:p>0.96</text:p>
          </table:table-cell>
          <table:table-cell office:value-type="float" office:value="0.57">
            <text:p>0.57</text:p>
          </table:table-cell>
          <table:table-cell office:value-type="float" office:value="0.25">
            <text:p>0.25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vec4</text:p>
          </table:table-cell>
          <table:table-cell table:style-name="ce4" table:formula="of:=([.N208])" office:value-type="float" office:value="0.56848419611266">
            <text:p>0.57</text:p>
          </table:table-cell>
          <table:table-cell table:style-name="ce4" table:formula="of:=([.N214])" office:value-type="float" office:value="0.45980208855853">
            <text:p>0.46</text:p>
          </table:table-cell>
          <table:table-cell table:style-name="ce4" table:formula="of:=([.N220])" office:value-type="float" office:value="1.51526481514983">
            <text:p>1.52</text:p>
          </table:table-cell>
          <table:table-cell table:style-name="ce4" table:formula="of:=([.N226])" office:value-type="float" office:value="1.06150802887635">
            <text:p>1.06</text:p>
          </table:table-cell>
          <table:table-cell/>
          <table:table-cell office:value-type="string">
            <text:p>vec4</text:p>
          </table:table-cell>
          <table:table-cell office:value-type="float" office:value="0.57">
            <text:p>0.57</text:p>
          </table:table-cell>
          <table:table-cell office:value-type="float" office:value="0.46">
            <text:p>0.46</text:p>
          </table:table-cell>
          <table:table-cell office:value-type="float" office:value="1.52">
            <text:p>1.52</text:p>
          </table:table-cell>
          <table:table-cell office:value-type="float" office:value="1.06">
            <text:p>1.06</text:p>
          </table:table-cell>
          <table:table-cell/>
          <table:table-cell office:value-type="string">
            <text:p>MIC</text:p>
          </table:table-cell>
          <table:table-cell table:style-name="Default" office:value-type="float" office:value="0.32">
            <text:p>0.32</text:p>
          </table:table-cell>
          <table:table-cell office:value-type="float" office:value="0.46">
            <text:p>0.46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vec8</text:p>
          </table:table-cell>
          <table:table-cell table:style-name="ce4" table:formula="of:=([.N209])" office:value-type="float" office:value="0.254137735987007">
            <text:p>0.25</text:p>
          </table:table-cell>
          <table:table-cell table:style-name="ce4" table:formula="of:=([.N215])" office:value-type="float" office:value="0.682378257900553">
            <text:p>0.68</text:p>
          </table:table-cell>
          <table:table-cell table:style-name="ce4" table:formula="of:=([.N221])" office:value-type="float" office:value="2.01426742345516">
            <text:p>2.01</text:p>
          </table:table-cell>
          <table:table-cell table:style-name="ce4" table:formula="of:=([.N227])" office:value-type="float" office:value="1.09388429446015">
            <text:p>1.09</text:p>
          </table:table-cell>
          <table:table-cell/>
          <table:table-cell office:value-type="string">
            <text:p>vec8</text:p>
          </table:table-cell>
          <table:table-cell office:value-type="float" office:value="0.25">
            <text:p>0.25</text:p>
          </table:table-cell>
          <table:table-cell office:value-type="float" office:value="0.68">
            <text:p>0.68</text:p>
          </table:table-cell>
          <table:table-cell office:value-type="float" office:value="2.01">
            <text:p>2.01</text:p>
          </table:table-cell>
          <table:table-cell office:value-type="float" office:value="1.09">
            <text:p>1.09</text:p>
          </table:table-cell>
          <table:table-cell/>
          <table:table-cell office:value-type="string">
            <text:p>SNB</text:p>
          </table:table-cell>
          <table:table-cell table:style-name="Default" office:value-type="float" office:value="1.06">
            <text:p>1.06</text:p>
          </table:table-cell>
          <table:table-cell office:value-type="float" office:value="1.52">
            <text:p>1.52</text:p>
          </table:table-cell>
          <table:table-cell office:value-type="float" office:value="2.01">
            <text:p>2.01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string">
            <text:p>vec16</text:p>
          </table:table-cell>
          <table:table-cell table:style-name="ce4" table:formula="of:=([.N210])" office:value-type="float" office:value="0.10628057024043">
            <text:p>0.11</text:p>
          </table:table-cell>
          <table:table-cell table:style-name="ce4" table:formula="of:=([.N216])" office:value-type="float" office:value="0.562276579946655">
            <text:p>0.56</text:p>
          </table:table-cell>
          <table:table-cell table:style-name="ce4" table:formula="of:=([.N222])" office:value-type="float" office:value="3.96643637836538">
            <text:p>3.97</text:p>
          </table:table-cell>
          <table:table-cell table:style-name="ce4" table:formula="of:=([.N228])" office:value-type="float" office:value="1.29291390906351">
            <text:p>1.29</text:p>
          </table:table-cell>
          <table:table-cell/>
          <table:table-cell office:value-type="string">
            <text:p>vec16</text:p>
          </table:table-cell>
          <table:table-cell office:value-type="float" office:value="0.11">
            <text:p>0.11</text:p>
          </table:table-cell>
          <table:table-cell office:value-type="float" office:value="0.56">
            <text:p>0.56</text:p>
          </table:table-cell>
          <table:table-cell office:value-type="float" office:value="3.97">
            <text:p>3.97</text:p>
          </table:table-cell>
          <table:table-cell office:value-type="float" office:value="1.29">
            <text:p>1.29</text:p>
          </table:table-cell>
          <table:table-cell/>
          <table:table-cell office:value-type="string">
            <text:p>Tahiti</text:p>
          </table:table-cell>
          <table:table-cell table:style-name="Default" office:value-type="float" office:value="1.02">
            <text:p>1.02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office:value-type="float" office:value="1.29">
            <text:p>1.2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C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80854">
            <text:p>1.880854</text:p>
          </table:table-cell>
          <table:table-cell office:value-type="float" office:value="0.00012">
            <text:p>0.00012</text:p>
          </table:table-cell>
          <table:table-cell office:value-type="float" office:value="1.880623">
            <text:p>1.880623</text:p>
          </table:table-cell>
          <table:table-cell office:value-type="float" office:value="1.881004">
            <text:p>1.881004</text:p>
          </table:table-cell>
          <table:table-cell office:value-type="float" office:value="1.880856">
            <text:p>1.880856</text:p>
          </table:table-cell>
          <table:table-cell office:value-type="float" office:value="1.880825">
            <text:p>1.880825</text:p>
          </table:table-cell>
          <table:table-cell office:value-type="float" office:value="1.880895">
            <text:p>1.880895</text:p>
          </table:table-cell>
          <table:table-cell office:value-type="float" office:value="1.881045">
            <text:p>1.881045</text:p>
          </table:table-cell>
          <table:table-cell office:value-type="float" office:value="1.880937">
            <text:p>1.880937</text:p>
          </table:table-cell>
          <table:table-cell office:value-type="float" office:value="1.880851">
            <text:p>1.880851</text:p>
          </table:table-cell>
          <table:table-cell office:value-type="float" office:value="1.880745">
            <text:p>1.880745</text:p>
          </table:table-cell>
          <table:table-cell office:value-type="float" office:value="1.880754">
            <text:p>1.88075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.593599">
            <text:p>2.593599</text:p>
          </table:table-cell>
          <table:table-cell office:value-type="float" office:value="0.000338">
            <text:p>0.000338</text:p>
          </table:table-cell>
          <table:table-cell office:value-type="float" office:value="2.593374">
            <text:p>2.593374</text:p>
          </table:table-cell>
          <table:table-cell office:value-type="float" office:value="2.59374">
            <text:p>2.59374</text:p>
          </table:table-cell>
          <table:table-cell office:value-type="float" office:value="2.592996">
            <text:p>2.592996</text:p>
          </table:table-cell>
          <table:table-cell office:value-type="float" office:value="2.593187">
            <text:p>2.593187</text:p>
          </table:table-cell>
          <table:table-cell office:value-type="float" office:value="2.594146">
            <text:p>2.594146</text:p>
          </table:table-cell>
          <table:table-cell office:value-type="float" office:value="2.593535">
            <text:p>2.593535</text:p>
          </table:table-cell>
          <table:table-cell office:value-type="float" office:value="2.593772">
            <text:p>2.593772</text:p>
          </table:table-cell>
          <table:table-cell office:value-type="float" office:value="2.593715">
            <text:p>2.593715</text:p>
          </table:table-cell>
          <table:table-cell office:value-type="float" office:value="2.594028">
            <text:p>2.594028</text:p>
          </table:table-cell>
          <table:table-cell office:value-type="float" office:value="2.593499">
            <text:p>2.593499</text:p>
          </table:table-cell>
          <table:table-cell table:formula="of:=([.B236]/[.B237])" office:value-type="float" office:value="0.725190748454175">
            <text:p>0.7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754487">
            <text:p>4.754487</text:p>
          </table:table-cell>
          <table:table-cell office:value-type="float" office:value="0.000697">
            <text:p>0.000697</text:p>
          </table:table-cell>
          <table:table-cell office:value-type="float" office:value="4.753589">
            <text:p>4.753589</text:p>
          </table:table-cell>
          <table:table-cell office:value-type="float" office:value="4.754006">
            <text:p>4.754006</text:p>
          </table:table-cell>
          <table:table-cell office:value-type="float" office:value="4.75554">
            <text:p>4.75554</text:p>
          </table:table-cell>
          <table:table-cell office:value-type="float" office:value="4.755491">
            <text:p>4.755491</text:p>
          </table:table-cell>
          <table:table-cell office:value-type="float" office:value="4.755134">
            <text:p>4.755134</text:p>
          </table:table-cell>
          <table:table-cell office:value-type="float" office:value="4.754469">
            <text:p>4.754469</text:p>
          </table:table-cell>
          <table:table-cell office:value-type="float" office:value="4.754289">
            <text:p>4.754289</text:p>
          </table:table-cell>
          <table:table-cell office:value-type="float" office:value="4.754566">
            <text:p>4.754566</text:p>
          </table:table-cell>
          <table:table-cell office:value-type="float" office:value="4.754414">
            <text:p>4.754414</text:p>
          </table:table-cell>
          <table:table-cell office:value-type="float" office:value="4.753377">
            <text:p>4.753377</text:p>
          </table:table-cell>
          <table:table-cell table:formula="of:=([.B236]/[.B238])" office:value-type="float" office:value="0.395595571088952">
            <text:p>0.4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726839">
            <text:p>12.726839</text:p>
          </table:table-cell>
          <table:table-cell office:value-type="float" office:value="0.001277">
            <text:p>0.001277</text:p>
          </table:table-cell>
          <table:table-cell office:value-type="float" office:value="12.726323">
            <text:p>12.726323</text:p>
          </table:table-cell>
          <table:table-cell office:value-type="float" office:value="12.726112">
            <text:p>12.726112</text:p>
          </table:table-cell>
          <table:table-cell office:value-type="float" office:value="12.726522">
            <text:p>12.726522</text:p>
          </table:table-cell>
          <table:table-cell office:value-type="float" office:value="12.727995">
            <text:p>12.727995</text:p>
          </table:table-cell>
          <table:table-cell office:value-type="float" office:value="12.726895">
            <text:p>12.726895</text:p>
          </table:table-cell>
          <table:table-cell office:value-type="float" office:value="12.730188">
            <text:p>12.730188</text:p>
          </table:table-cell>
          <table:table-cell office:value-type="float" office:value="12.726615">
            <text:p>12.726615</text:p>
          </table:table-cell>
          <table:table-cell office:value-type="float" office:value="12.726091">
            <text:p>12.726091</text:p>
          </table:table-cell>
          <table:table-cell office:value-type="float" office:value="12.726139">
            <text:p>12.726139</text:p>
          </table:table-cell>
          <table:table-cell office:value-type="float" office:value="12.725515">
            <text:p>12.725515</text:p>
          </table:table-cell>
          <table:table-cell table:formula="of:=([.B236]/[.B239])" office:value-type="float" office:value="0.147786422064426">
            <text:p>0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.452354">
            <text:p>32.452354</text:p>
          </table:table-cell>
          <table:table-cell office:value-type="float" office:value="0.004652">
            <text:p>0.004652</text:p>
          </table:table-cell>
          <table:table-cell office:value-type="float" office:value="32.456158">
            <text:p>32.456158</text:p>
          </table:table-cell>
          <table:table-cell office:value-type="float" office:value="32.452654">
            <text:p>32.452654</text:p>
          </table:table-cell>
          <table:table-cell office:value-type="float" office:value="32.44618">
            <text:p>32.44618</text:p>
          </table:table-cell>
          <table:table-cell office:value-type="float" office:value="32.448821">
            <text:p>32.448821</text:p>
          </table:table-cell>
          <table:table-cell office:value-type="float" office:value="32.450371">
            <text:p>32.450371</text:p>
          </table:table-cell>
          <table:table-cell office:value-type="float" office:value="32.460358">
            <text:p>32.460358</text:p>
          </table:table-cell>
          <table:table-cell office:value-type="float" office:value="32.458598">
            <text:p>32.458598</text:p>
          </table:table-cell>
          <table:table-cell office:value-type="float" office:value="32.44633">
            <text:p>32.44633</text:p>
          </table:table-cell>
          <table:table-cell office:value-type="float" office:value="32.450061">
            <text:p>32.450061</text:p>
          </table:table-cell>
          <table:table-cell office:value-type="float" office:value="32.454013">
            <text:p>32.454013</text:p>
          </table:table-cell>
          <table:table-cell table:formula="of:=([.B236]/[.B240])" office:value-type="float" office:value="0.0579573980981472">
            <text:p>0.06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534525">
            <text:p>3.534525</text:p>
          </table:table-cell>
          <table:table-cell office:value-type="float" office:value="0.004446">
            <text:p>0.004446</text:p>
          </table:table-cell>
          <table:table-cell office:value-type="float" office:value="3.539666">
            <text:p>3.539666</text:p>
          </table:table-cell>
          <table:table-cell office:value-type="float" office:value="3.524902">
            <text:p>3.524902</text:p>
          </table:table-cell>
          <table:table-cell office:value-type="float" office:value="3.534845">
            <text:p>3.534845</text:p>
          </table:table-cell>
          <table:table-cell office:value-type="float" office:value="3.534116">
            <text:p>3.534116</text:p>
          </table:table-cell>
          <table:table-cell office:value-type="float" office:value="3.533701">
            <text:p>3.533701</text:p>
          </table:table-cell>
          <table:table-cell office:value-type="float" office:value="3.53195">
            <text:p>3.53195</text:p>
          </table:table-cell>
          <table:table-cell office:value-type="float" office:value="3.531855">
            <text:p>3.531855</text:p>
          </table:table-cell>
          <table:table-cell office:value-type="float" office:value="3.536896">
            <text:p>3.536896</text:p>
          </table:table-cell>
          <table:table-cell office:value-type="float" office:value="3.535191">
            <text:p>3.535191</text:p>
          </table:table-cell>
          <table:table-cell office:value-type="float" office:value="3.542129">
            <text:p>3.54212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.599896">
            <text:p>17.599896</text:p>
          </table:table-cell>
          <table:table-cell office:value-type="float" office:value="0.015293">
            <text:p>0.015293</text:p>
          </table:table-cell>
          <table:table-cell office:value-type="float" office:value="17.591494">
            <text:p>17.591494</text:p>
          </table:table-cell>
          <table:table-cell office:value-type="float" office:value="17.620059">
            <text:p>17.620059</text:p>
          </table:table-cell>
          <table:table-cell office:value-type="float" office:value="17.578799">
            <text:p>17.578799</text:p>
          </table:table-cell>
          <table:table-cell office:value-type="float" office:value="17.592112">
            <text:p>17.592112</text:p>
          </table:table-cell>
          <table:table-cell office:value-type="float" office:value="17.605981">
            <text:p>17.605981</text:p>
          </table:table-cell>
          <table:table-cell office:value-type="float" office:value="17.617931">
            <text:p>17.617931</text:p>
          </table:table-cell>
          <table:table-cell office:value-type="float" office:value="17.622524">
            <text:p>17.622524</text:p>
          </table:table-cell>
          <table:table-cell office:value-type="float" office:value="17.601182">
            <text:p>17.601182</text:p>
          </table:table-cell>
          <table:table-cell office:value-type="float" office:value="17.583352">
            <text:p>17.583352</text:p>
          </table:table-cell>
          <table:table-cell office:value-type="float" office:value="17.585529">
            <text:p>17.585529</text:p>
          </table:table-cell>
          <table:table-cell table:formula="of:=([.B242]/[.B243])" office:value-type="float" office:value="0.200826470792782">
            <text:p>0.2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21621">
            <text:p>11.21621</text:p>
          </table:table-cell>
          <table:table-cell office:value-type="float" office:value="0.009055">
            <text:p>0.009055</text:p>
          </table:table-cell>
          <table:table-cell office:value-type="float" office:value="11.216649">
            <text:p>11.216649</text:p>
          </table:table-cell>
          <table:table-cell office:value-type="float" office:value="11.212045">
            <text:p>11.212045</text:p>
          </table:table-cell>
          <table:table-cell office:value-type="float" office:value="11.23113">
            <text:p>11.23113</text:p>
          </table:table-cell>
          <table:table-cell office:value-type="float" office:value="11.215134">
            <text:p>11.215134</text:p>
          </table:table-cell>
          <table:table-cell office:value-type="float" office:value="11.202057">
            <text:p>11.202057</text:p>
          </table:table-cell>
          <table:table-cell office:value-type="float" office:value="11.217358">
            <text:p>11.217358</text:p>
          </table:table-cell>
          <table:table-cell office:value-type="float" office:value="11.230878">
            <text:p>11.230878</text:p>
          </table:table-cell>
          <table:table-cell office:value-type="float" office:value="11.220362">
            <text:p>11.220362</text:p>
          </table:table-cell>
          <table:table-cell office:value-type="float" office:value="11.205273">
            <text:p>11.205273</text:p>
          </table:table-cell>
          <table:table-cell office:value-type="float" office:value="11.211212">
            <text:p>11.211212</text:p>
          </table:table-cell>
          <table:table-cell table:formula="of:=([.B242]/[.B244])" office:value-type="float" office:value="0.315126499949626">
            <text:p>0.3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064277">
            <text:p>8.064277</text:p>
          </table:table-cell>
          <table:table-cell office:value-type="float" office:value="0.00911">
            <text:p>0.00911</text:p>
          </table:table-cell>
          <table:table-cell office:value-type="float" office:value="8.07354">
            <text:p>8.07354</text:p>
          </table:table-cell>
          <table:table-cell office:value-type="float" office:value="8.051176">
            <text:p>8.051176</text:p>
          </table:table-cell>
          <table:table-cell office:value-type="float" office:value="8.049621">
            <text:p>8.049621</text:p>
          </table:table-cell>
          <table:table-cell office:value-type="float" office:value="8.067431">
            <text:p>8.067431</text:p>
          </table:table-cell>
          <table:table-cell office:value-type="float" office:value="8.056356">
            <text:p>8.056356</text:p>
          </table:table-cell>
          <table:table-cell office:value-type="float" office:value="8.057806">
            <text:p>8.057806</text:p>
          </table:table-cell>
          <table:table-cell office:value-type="float" office:value="8.070885">
            <text:p>8.070885</text:p>
          </table:table-cell>
          <table:table-cell office:value-type="float" office:value="8.074936">
            <text:p>8.074936</text:p>
          </table:table-cell>
          <table:table-cell office:value-type="float" office:value="8.072536">
            <text:p>8.072536</text:p>
          </table:table-cell>
          <table:table-cell office:value-type="float" office:value="8.068478">
            <text:p>8.068478</text:p>
          </table:table-cell>
          <table:table-cell table:formula="of:=([.B242]/[.B245])" office:value-type="float" office:value="0.438294096296543">
            <text:p>0.4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5.278947">
            <text:p>5.278947</text:p>
          </table:table-cell>
          <table:table-cell office:value-type="float" office:value="0.007535">
            <text:p>0.007535</text:p>
          </table:table-cell>
          <table:table-cell office:value-type="float" office:value="5.263516">
            <text:p>5.263516</text:p>
          </table:table-cell>
          <table:table-cell office:value-type="float" office:value="5.289293">
            <text:p>5.289293</text:p>
          </table:table-cell>
          <table:table-cell office:value-type="float" office:value="5.282777">
            <text:p>5.282777</text:p>
          </table:table-cell>
          <table:table-cell office:value-type="float" office:value="5.275901">
            <text:p>5.275901</text:p>
          </table:table-cell>
          <table:table-cell office:value-type="float" office:value="5.272374">
            <text:p>5.272374</text:p>
          </table:table-cell>
          <table:table-cell office:value-type="float" office:value="5.283837">
            <text:p>5.283837</text:p>
          </table:table-cell>
          <table:table-cell office:value-type="float" office:value="5.285106">
            <text:p>5.285106</text:p>
          </table:table-cell>
          <table:table-cell office:value-type="float" office:value="5.272722">
            <text:p>5.272722</text:p>
          </table:table-cell>
          <table:table-cell office:value-type="float" office:value="5.277691">
            <text:p>5.277691</text:p>
          </table:table-cell>
          <table:table-cell office:value-type="float" office:value="5.286252">
            <text:p>5.286252</text:p>
          </table:table-cell>
          <table:table-cell table:formula="of:=([.B242]/[.B246])" office:value-type="float" office:value="0.669551143438265">
            <text:p>0.67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.143932">
            <text:p>5.143932</text:p>
          </table:table-cell>
          <table:table-cell office:value-type="float" office:value="0.004751">
            <text:p>0.004751</text:p>
          </table:table-cell>
          <table:table-cell office:value-type="float" office:value="5.144453">
            <text:p>5.144453</text:p>
          </table:table-cell>
          <table:table-cell office:value-type="float" office:value="5.142336">
            <text:p>5.142336</text:p>
          </table:table-cell>
          <table:table-cell office:value-type="float" office:value="5.140351">
            <text:p>5.140351</text:p>
          </table:table-cell>
          <table:table-cell office:value-type="float" office:value="5.142836">
            <text:p>5.142836</text:p>
          </table:table-cell>
          <table:table-cell office:value-type="float" office:value="5.140104">
            <text:p>5.140104</text:p>
          </table:table-cell>
          <table:table-cell office:value-type="float" office:value="5.143849">
            <text:p>5.143849</text:p>
          </table:table-cell>
          <table:table-cell office:value-type="float" office:value="5.157366">
            <text:p>5.157366</text:p>
          </table:table-cell>
          <table:table-cell office:value-type="float" office:value="5.142808">
            <text:p>5.142808</text:p>
          </table:table-cell>
          <table:table-cell office:value-type="float" office:value="5.140491">
            <text:p>5.140491</text:p>
          </table:table-cell>
          <table:table-cell office:value-type="float" office:value="5.144729">
            <text:p>5.14472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703562">
            <text:p>10.703562</text:p>
          </table:table-cell>
          <table:table-cell office:value-type="float" office:value="0.005792">
            <text:p>0.005792</text:p>
          </table:table-cell>
          <table:table-cell office:value-type="float" office:value="10.700866">
            <text:p>10.700866</text:p>
          </table:table-cell>
          <table:table-cell office:value-type="float" office:value="10.700266">
            <text:p>10.700266</text:p>
          </table:table-cell>
          <table:table-cell office:value-type="float" office:value="10.702939">
            <text:p>10.702939</text:p>
          </table:table-cell>
          <table:table-cell office:value-type="float" office:value="10.718767">
            <text:p>10.718767</text:p>
          </table:table-cell>
          <table:table-cell office:value-type="float" office:value="10.706352">
            <text:p>10.706352</text:p>
          </table:table-cell>
          <table:table-cell office:value-type="float" office:value="10.700625">
            <text:p>10.700625</text:p>
          </table:table-cell>
          <table:table-cell office:value-type="float" office:value="10.707247">
            <text:p>10.707247</text:p>
          </table:table-cell>
          <table:table-cell office:value-type="float" office:value="10.700809">
            <text:p>10.700809</text:p>
          </table:table-cell>
          <table:table-cell office:value-type="float" office:value="10.70034">
            <text:p>10.70034</text:p>
          </table:table-cell>
          <table:table-cell office:value-type="float" office:value="10.697414">
            <text:p>10.697414</text:p>
          </table:table-cell>
          <table:table-cell table:formula="of:=([.B248]/[.B249])" office:value-type="float" office:value="0.480581324235801">
            <text:p>0.4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49658">
            <text:p>7.549658</text:p>
          </table:table-cell>
          <table:table-cell office:value-type="float" office:value="0.002425">
            <text:p>0.002425</text:p>
          </table:table-cell>
          <table:table-cell office:value-type="float" office:value="7.546192">
            <text:p>7.546192</text:p>
          </table:table-cell>
          <table:table-cell office:value-type="float" office:value="7.550519">
            <text:p>7.550519</text:p>
          </table:table-cell>
          <table:table-cell office:value-type="float" office:value="7.547144">
            <text:p>7.547144</text:p>
          </table:table-cell>
          <table:table-cell office:value-type="float" office:value="7.548547">
            <text:p>7.548547</text:p>
          </table:table-cell>
          <table:table-cell office:value-type="float" office:value="7.550147">
            <text:p>7.550147</text:p>
          </table:table-cell>
          <table:table-cell office:value-type="float" office:value="7.549688">
            <text:p>7.549688</text:p>
          </table:table-cell>
          <table:table-cell office:value-type="float" office:value="7.55325">
            <text:p>7.55325</text:p>
          </table:table-cell>
          <table:table-cell office:value-type="float" office:value="7.554313">
            <text:p>7.554313</text:p>
          </table:table-cell>
          <table:table-cell office:value-type="float" office:value="7.547901">
            <text:p>7.547901</text:p>
          </table:table-cell>
          <table:table-cell office:value-type="float" office:value="7.54888">
            <text:p>7.54888</text:p>
          </table:table-cell>
          <table:table-cell table:formula="of:=([.B248]/[.B250])" office:value-type="float" office:value="0.681346360325196">
            <text:p>0.6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219244">
            <text:p>3.219244</text:p>
          </table:table-cell>
          <table:table-cell office:value-type="float" office:value="0.001845">
            <text:p>0.001845</text:p>
          </table:table-cell>
          <table:table-cell office:value-type="float" office:value="3.216996">
            <text:p>3.216996</text:p>
          </table:table-cell>
          <table:table-cell office:value-type="float" office:value="3.217214">
            <text:p>3.217214</text:p>
          </table:table-cell>
          <table:table-cell office:value-type="float" office:value="3.221942">
            <text:p>3.221942</text:p>
          </table:table-cell>
          <table:table-cell office:value-type="float" office:value="3.218805">
            <text:p>3.218805</text:p>
          </table:table-cell>
          <table:table-cell office:value-type="float" office:value="3.218198">
            <text:p>3.218198</text:p>
          </table:table-cell>
          <table:table-cell office:value-type="float" office:value="3.219693">
            <text:p>3.219693</text:p>
          </table:table-cell>
          <table:table-cell office:value-type="float" office:value="3.221664">
            <text:p>3.221664</text:p>
          </table:table-cell>
          <table:table-cell office:value-type="float" office:value="3.221916">
            <text:p>3.221916</text:p>
          </table:table-cell>
          <table:table-cell office:value-type="float" office:value="3.217829">
            <text:p>3.217829</text:p>
          </table:table-cell>
          <table:table-cell office:value-type="float" office:value="3.218187">
            <text:p>3.218187</text:p>
          </table:table-cell>
          <table:table-cell table:formula="of:=([.B248]/[.B250])" office:value-type="float" office:value="0.681346360325196">
            <text:p>0.6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2.401768">
            <text:p>2.401768</text:p>
          </table:table-cell>
          <table:table-cell office:value-type="float" office:value="0.000731">
            <text:p>0.000731</text:p>
          </table:table-cell>
          <table:table-cell office:value-type="float" office:value="2.401983">
            <text:p>2.401983</text:p>
          </table:table-cell>
          <table:table-cell office:value-type="float" office:value="2.403436">
            <text:p>2.403436</text:p>
          </table:table-cell>
          <table:table-cell office:value-type="float" office:value="2.401768">
            <text:p>2.401768</text:p>
          </table:table-cell>
          <table:table-cell office:value-type="float" office:value="2.401273">
            <text:p>2.401273</text:p>
          </table:table-cell>
          <table:table-cell office:value-type="float" office:value="2.401296">
            <text:p>2.401296</text:p>
          </table:table-cell>
          <table:table-cell office:value-type="float" office:value="2.401159">
            <text:p>2.401159</text:p>
          </table:table-cell>
          <table:table-cell office:value-type="float" office:value="2.400918">
            <text:p>2.400918</text:p>
          </table:table-cell>
          <table:table-cell office:value-type="float" office:value="2.401205">
            <text:p>2.401205</text:p>
          </table:table-cell>
          <table:table-cell office:value-type="float" office:value="2.402203">
            <text:p>2.402203</text:p>
          </table:table-cell>
          <table:table-cell office:value-type="float" office:value="2.402437">
            <text:p>2.402437</text:p>
          </table:table-cell>
          <table:table-cell table:formula="of:=([.B248]/[.B252])" office:value-type="float" office:value="2.14172726091779">
            <text:p>2.14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729">
            <text:p>1.04729</text:p>
          </table:table-cell>
          <table:table-cell office:value-type="float" office:value="0.000666">
            <text:p>0.000666</text:p>
          </table:table-cell>
          <table:table-cell office:value-type="float" office:value="1.048368">
            <text:p>1.048368</text:p>
          </table:table-cell>
          <table:table-cell office:value-type="float" office:value="1.046878">
            <text:p>1.046878</text:p>
          </table:table-cell>
          <table:table-cell office:value-type="float" office:value="1.047187">
            <text:p>1.047187</text:p>
          </table:table-cell>
          <table:table-cell office:value-type="float" office:value="1.047005">
            <text:p>1.047005</text:p>
          </table:table-cell>
          <table:table-cell office:value-type="float" office:value="1.046974">
            <text:p>1.046974</text:p>
          </table:table-cell>
          <table:table-cell office:value-type="float" office:value="1.046887">
            <text:p>1.046887</text:p>
          </table:table-cell>
          <table:table-cell office:value-type="float" office:value="1.047078">
            <text:p>1.047078</text:p>
          </table:table-cell>
          <table:table-cell office:value-type="float" office:value="1.046887">
            <text:p>1.046887</text:p>
          </table:table-cell>
          <table:table-cell office:value-type="float" office:value="1.046822">
            <text:p>1.046822</text:p>
          </table:table-cell>
          <table:table-cell office:value-type="float" office:value="1.048813">
            <text:p>1.04881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.702766">
            <text:p>0.702766</text:p>
          </table:table-cell>
          <table:table-cell office:value-type="float" office:value="0.00009">
            <text:p>0.00009</text:p>
          </table:table-cell>
          <table:table-cell office:value-type="float" office:value="0.702807">
            <text:p>0.702807</text:p>
          </table:table-cell>
          <table:table-cell office:value-type="float" office:value="0.702728">
            <text:p>0.702728</text:p>
          </table:table-cell>
          <table:table-cell office:value-type="float" office:value="0.702766">
            <text:p>0.702766</text:p>
          </table:table-cell>
          <table:table-cell office:value-type="float" office:value="0.702667">
            <text:p>0.702667</text:p>
          </table:table-cell>
          <table:table-cell office:value-type="float" office:value="0.702912">
            <text:p>0.702912</text:p>
          </table:table-cell>
          <table:table-cell office:value-type="float" office:value="0.702808">
            <text:p>0.702808</text:p>
          </table:table-cell>
          <table:table-cell office:value-type="float" office:value="0.70263">
            <text:p>0.70263</text:p>
          </table:table-cell>
          <table:table-cell office:value-type="float" office:value="0.70286">
            <text:p>0.70286</text:p>
          </table:table-cell>
          <table:table-cell office:value-type="float" office:value="0.702828">
            <text:p>0.702828</text:p>
          </table:table-cell>
          <table:table-cell office:value-type="float" office:value="0.702651">
            <text:p>0.702651</text:p>
          </table:table-cell>
          <table:table-cell table:formula="of:=([.B254]/[.B255])" office:value-type="float" office:value="1.49023999453588">
            <text:p>1.4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193">
            <text:p>0.47193</text:p>
          </table:table-cell>
          <table:table-cell office:value-type="float" office:value="0.006474">
            <text:p>0.006474</text:p>
          </table:table-cell>
          <table:table-cell office:value-type="float" office:value="0.476054">
            <text:p>0.476054</text:p>
          </table:table-cell>
          <table:table-cell office:value-type="float" office:value="0.475219">
            <text:p>0.475219</text:p>
          </table:table-cell>
          <table:table-cell office:value-type="float" office:value="0.475964">
            <text:p>0.475964</text:p>
          </table:table-cell>
          <table:table-cell office:value-type="float" office:value="0.478141">
            <text:p>0.478141</text:p>
          </table:table-cell>
          <table:table-cell office:value-type="float" office:value="0.468312">
            <text:p>0.468312</text:p>
          </table:table-cell>
          <table:table-cell office:value-type="float" office:value="0.479785">
            <text:p>0.479785</text:p>
          </table:table-cell>
          <table:table-cell office:value-type="float" office:value="0.458589">
            <text:p>0.458589</text:p>
          </table:table-cell>
          <table:table-cell office:value-type="float" office:value="0.463554">
            <text:p>0.463554</text:p>
          </table:table-cell>
          <table:table-cell office:value-type="float" office:value="0.469238">
            <text:p>0.469238</text:p>
          </table:table-cell>
          <table:table-cell office:value-type="float" office:value="0.474443">
            <text:p>0.474443</text:p>
          </table:table-cell>
          <table:table-cell table:formula="of:=([.B254]/[.B256])" office:value-type="float" office:value="2.21916385904689">
            <text:p>2.2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16506">
            <text:p>0.916506</text:p>
          </table:table-cell>
          <table:table-cell office:value-type="float" office:value="0.016887">
            <text:p>0.016887</text:p>
          </table:table-cell>
          <table:table-cell office:value-type="float" office:value="0.919504">
            <text:p>0.919504</text:p>
          </table:table-cell>
          <table:table-cell office:value-type="float" office:value="0.930905">
            <text:p>0.930905</text:p>
          </table:table-cell>
          <table:table-cell office:value-type="float" office:value="0.945507">
            <text:p>0.945507</text:p>
          </table:table-cell>
          <table:table-cell office:value-type="float" office:value="0.91792">
            <text:p>0.91792</text:p>
          </table:table-cell>
          <table:table-cell office:value-type="float" office:value="0.897267">
            <text:p>0.897267</text:p>
          </table:table-cell>
          <table:table-cell office:value-type="float" office:value="0.912828">
            <text:p>0.912828</text:p>
          </table:table-cell>
          <table:table-cell office:value-type="float" office:value="0.910048">
            <text:p>0.910048</text:p>
          </table:table-cell>
          <table:table-cell office:value-type="float" office:value="0.888214">
            <text:p>0.888214</text:p>
          </table:table-cell>
          <table:table-cell office:value-type="float" office:value="0.937525">
            <text:p>0.937525</text:p>
          </table:table-cell>
          <table:table-cell office:value-type="float" office:value="0.905339">
            <text:p>0.905339</text:p>
          </table:table-cell>
          <table:table-cell table:formula="of:=([.B254]/[.B257])" office:value-type="float" office:value="1.14269846569471">
            <text:p>1.1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995352">
            <text:p>1.995352</text:p>
          </table:table-cell>
          <table:table-cell office:value-type="float" office:value="0.053879">
            <text:p>0.053879</text:p>
          </table:table-cell>
          <table:table-cell office:value-type="float" office:value="2.080635">
            <text:p>2.080635</text:p>
          </table:table-cell>
          <table:table-cell office:value-type="float" office:value="2.014876">
            <text:p>2.014876</text:p>
          </table:table-cell>
          <table:table-cell office:value-type="float" office:value="1.961357">
            <text:p>1.961357</text:p>
          </table:table-cell>
          <table:table-cell office:value-type="float" office:value="2.043675">
            <text:p>2.043675</text:p>
          </table:table-cell>
          <table:table-cell office:value-type="float" office:value="1.939328">
            <text:p>1.939328</text:p>
          </table:table-cell>
          <table:table-cell office:value-type="float" office:value="1.905639">
            <text:p>1.905639</text:p>
          </table:table-cell>
          <table:table-cell office:value-type="float" office:value="2.063143">
            <text:p>2.063143</text:p>
          </table:table-cell>
          <table:table-cell office:value-type="float" office:value="2.013575">
            <text:p>2.013575</text:p>
          </table:table-cell>
          <table:table-cell office:value-type="float" office:value="1.964089">
            <text:p>1.964089</text:p>
          </table:table-cell>
          <table:table-cell office:value-type="float" office:value="1.967201">
            <text:p>1.967201</text:p>
          </table:table-cell>
          <table:table-cell table:formula="of:=([.B254]/[.B258])" office:value-type="float" office:value="0.524864785762111">
            <text:p>0.52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 table:number-columns-repeated="2"/>
          <table:table-cell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</table:table-row>
        <table:table-row table:style-name="ro1">
          <table:table-cell office:value-type="string">
            <text:p>vec2</text:p>
          </table:table-cell>
          <table:table-cell table:style-name="ce4" table:formula="of:=([.N237])" office:value-type="float" office:value="0.725190748454175">
            <text:p>0.73</text:p>
          </table:table-cell>
          <table:table-cell table:style-name="ce4" table:formula="of:=([.N243])" office:value-type="float" office:value="0.200826470792782">
            <text:p>0.20</text:p>
          </table:table-cell>
          <table:table-cell table:style-name="ce4" table:formula="of:=([.N249])" office:value-type="float" office:value="0.480581324235801">
            <text:p>0.48</text:p>
          </table:table-cell>
          <table:table-cell table:style-name="ce4" table:formula="of:=([.N255])" office:value-type="float" office:value="1.49023999453588">
            <text:p>1.49</text:p>
          </table:table-cell>
          <table:table-cell/>
          <table:table-cell office:value-type="string">
            <text:p>vec2</text:p>
          </table:table-cell>
          <table:table-cell office:value-type="float" office:value="1.04">
            <text:p>1.04</text:p>
          </table:table-cell>
          <table:table-cell office:value-type="float" office:value="0.32">
            <text:p>0.32</text:p>
          </table:table-cell>
          <table:table-cell office:value-type="float" office:value="0.21">
            <text:p>0.21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K20</text:p>
          </table:table-cell>
          <table:table-cell table:style-name="Default" office:value-type="float" office:value="1.04">
            <text:p>1.04</text:p>
          </table:table-cell>
          <table:table-cell office:value-type="float" office:value="0.61">
            <text:p>0.61</text:p>
          </table:table-cell>
          <table:table-cell office:value-type="float" office:value="0.23">
            <text:p>0.23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vec4</text:p>
          </table:table-cell>
          <table:table-cell table:style-name="ce4" table:formula="of:=([.N238])" office:value-type="float" office:value="0.395595571088952">
            <text:p>0.40</text:p>
          </table:table-cell>
          <table:table-cell table:style-name="ce4" table:formula="of:=([.N244])" office:value-type="float" office:value="0.315126499949626">
            <text:p>0.32</text:p>
          </table:table-cell>
          <table:table-cell table:style-name="ce4" table:formula="of:=([.N250])" office:value-type="float" office:value="0.681346360325196">
            <text:p>0.68</text:p>
          </table:table-cell>
          <table:table-cell table:style-name="ce4" table:formula="of:=([.N256])" office:value-type="float" office:value="2.21916385904689">
            <text:p>2.22</text:p>
          </table:table-cell>
          <table:table-cell/>
          <table:table-cell office:value-type="string">
            <text:p>vec4</text:p>
          </table:table-cell>
          <table:table-cell office:value-type="float" office:value="0.61">
            <text:p>0.61</text:p>
          </table:table-cell>
          <table:table-cell office:value-type="float" office:value="0.47">
            <text:p>0.47</text:p>
          </table:table-cell>
          <table:table-cell office:value-type="float" office:value="0.75">
            <text:p>0.75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MIC</text:p>
          </table:table-cell>
          <table:table-cell table:style-name="Default"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vec8</text:p>
          </table:table-cell>
          <table:table-cell table:style-name="ce4" table:formula="of:=([.N239])" office:value-type="float" office:value="0.147786422064426">
            <text:p>0.15</text:p>
          </table:table-cell>
          <table:table-cell table:style-name="ce4" table:formula="of:=([.N245])" office:value-type="float" office:value="0.438294096296543">
            <text:p>0.44</text:p>
          </table:table-cell>
          <table:table-cell table:style-name="ce4" table:formula="of:=([.N251])" office:value-type="float" office:value="0.681346360325196">
            <text:p>0.68</text:p>
          </table:table-cell>
          <table:table-cell table:style-name="ce4" table:formula="of:=([.N257])" office:value-type="float" office:value="1.14269846569471">
            <text:p>1.14</text:p>
          </table:table-cell>
          <table:table-cell/>
          <table:table-cell office:value-type="string">
            <text:p>vec8</text:p>
          </table:table-cell>
          <table:table-cell office:value-type="float" office:value="0.23">
            <text:p>0.23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94">
            <text:p>0.94</text:p>
          </table:table-cell>
          <table:table-cell/>
          <table:table-cell office:value-type="string">
            <text:p>SNB</text:p>
          </table:table-cell>
          <table:table-cell table:style-name="Default" office:value-type="float" office:value="0.21">
            <text:p>0.21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2.22">
            <text:p>2.22</text:p>
          </table:table-cell>
        </table:table-row>
        <table:table-row table:style-name="ro1">
          <table:table-cell office:value-type="string">
            <text:p>vec16</text:p>
          </table:table-cell>
          <table:table-cell table:style-name="ce4" table:formula="of:=([.N240])" office:value-type="float" office:value="0.0579573980981472">
            <text:p>0.06</text:p>
          </table:table-cell>
          <table:table-cell table:style-name="ce4" table:formula="of:=([.N246])" office:value-type="float" office:value="0.669551143438265">
            <text:p>0.67</text:p>
          </table:table-cell>
          <table:table-cell table:style-name="ce4" table:formula="of:=([.N252])" office:value-type="float" office:value="2.14172726091779">
            <text:p>2.14</text:p>
          </table:table-cell>
          <table:table-cell table:style-name="ce4" table:formula="of:=([.N258])" office:value-type="float" office:value="0.524864785762111">
            <text:p>0.52</text:p>
          </table:table-cell>
          <table:table-cell/>
          <table:table-cell office:value-type="string">
            <text:p>vec16</text:p>
          </table:table-cell>
          <table:table-cell office:value-type="float" office:value="0.09">
            <text:p>0.09</text:p>
          </table:table-cell>
          <table:table-cell office:value-type="float" office:value="0.95">
            <text:p>0.95</text:p>
          </table:table-cell>
          <table:table-cell office:value-type="float" office:value="2.22">
            <text:p>2.22</text:p>
          </table:table-cell>
          <table:table-cell office:value-type="float" office:value="0.52">
            <text:p>0.52</text:p>
          </table:table-cell>
          <table:table-cell/>
          <table:table-cell office:value-type="string">
            <text:p>Tahiti</text:p>
          </table:table-cell>
          <table:table-cell table:style-name="Default" office:value-type="float" office:value="1.63">
            <text:p>1.63</text:p>
          </table:table-cell>
          <table:table-cell office:value-type="float" office:value="1.71">
            <text:p>1.71</text:p>
          </table:table-cell>
          <table:table-cell office:value-type="float" office:value="0.94">
            <text:p>0.94</text:p>
          </table:table-cell>
          <table:table-cell office:value-type="float" office:value="0.52">
            <text:p>0.52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115841">
            <text:p>0.115841</text:p>
          </table:table-cell>
          <table:table-cell office:value-type="float" office:value="0.000005">
            <text:p>0.000005</text:p>
          </table:table-cell>
          <table:table-cell office:value-type="float" office:value="0.11585">
            <text:p>0.11585</text:p>
          </table:table-cell>
          <table:table-cell office:value-type="float" office:value="0.11584">
            <text:p>0.11584</text:p>
          </table:table-cell>
          <table:table-cell office:value-type="float" office:value="0.115837">
            <text:p>0.115837</text:p>
          </table:table-cell>
          <table:table-cell table:number-columns-repeated="2" office:value-type="float" office:value="0.115844">
            <text:p>0.115844</text:p>
          </table:table-cell>
          <table:table-cell office:value-type="float" office:value="0.115843">
            <text:p>0.115843</text:p>
          </table:table-cell>
          <table:table-cell office:value-type="float" office:value="0.115836">
            <text:p>0.115836</text:p>
          </table:table-cell>
          <table:table-cell office:value-type="float" office:value="0.115832">
            <text:p>0.115832</text:p>
          </table:table-cell>
          <table:table-cell office:value-type="float" office:value="0.115839">
            <text:p>0.115839</text:p>
          </table:table-cell>
          <table:table-cell office:value-type="float" office:value="0.115849">
            <text:p>0.11584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81521">
            <text:p>0.481521</text:p>
          </table:table-cell>
          <table:table-cell office:value-type="float" office:value="0.000007">
            <text:p>0.000007</text:p>
          </table:table-cell>
          <table:table-cell office:value-type="float" office:value="0.481526">
            <text:p>0.481526</text:p>
          </table:table-cell>
          <table:table-cell office:value-type="float" office:value="0.481518">
            <text:p>0.481518</text:p>
          </table:table-cell>
          <table:table-cell office:value-type="float" office:value="0.481538">
            <text:p>0.481538</text:p>
          </table:table-cell>
          <table:table-cell office:value-type="float" office:value="0.481515">
            <text:p>0.481515</text:p>
          </table:table-cell>
          <table:table-cell office:value-type="float" office:value="0.481523">
            <text:p>0.481523</text:p>
          </table:table-cell>
          <table:table-cell office:value-type="float" office:value="0.481529">
            <text:p>0.481529</text:p>
          </table:table-cell>
          <table:table-cell office:value-type="float" office:value="0.481522">
            <text:p>0.481522</text:p>
          </table:table-cell>
          <table:table-cell office:value-type="float" office:value="0.481518">
            <text:p>0.481518</text:p>
          </table:table-cell>
          <table:table-cell table:number-columns-repeated="2" office:value-type="float" office:value="0.481513">
            <text:p>0.481513</text:p>
          </table:table-cell>
          <table:table-cell table:formula="of:=([.B268]/[.B269])" office:value-type="float" office:value="0.240573100653969">
            <text:p>0.2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3676">
            <text:p>0.473676</text:p>
          </table:table-cell>
          <table:table-cell office:value-type="float" office:value="0.000048">
            <text:p>0.000048</text:p>
          </table:table-cell>
          <table:table-cell office:value-type="float" office:value="0.473706">
            <text:p>0.473706</text:p>
          </table:table-cell>
          <table:table-cell office:value-type="float" office:value="0.473709">
            <text:p>0.473709</text:p>
          </table:table-cell>
          <table:table-cell office:value-type="float" office:value="0.473664">
            <text:p>0.473664</text:p>
          </table:table-cell>
          <table:table-cell office:value-type="float" office:value="0.473752">
            <text:p>0.473752</text:p>
          </table:table-cell>
          <table:table-cell office:value-type="float" office:value="0.473738">
            <text:p>0.473738</text:p>
          </table:table-cell>
          <table:table-cell office:value-type="float" office:value="0.47368">
            <text:p>0.47368</text:p>
          </table:table-cell>
          <table:table-cell office:value-type="float" office:value="0.473622">
            <text:p>0.473622</text:p>
          </table:table-cell>
          <table:table-cell office:value-type="float" office:value="0.473659">
            <text:p>0.473659</text:p>
          </table:table-cell>
          <table:table-cell office:value-type="float" office:value="0.473631">
            <text:p>0.473631</text:p>
          </table:table-cell>
          <table:table-cell office:value-type="float" office:value="0.473601">
            <text:p>0.473601</text:p>
          </table:table-cell>
          <table:table-cell table:formula="of:=([.B268]/[.B270])" office:value-type="float" office:value="0.244557461218217">
            <text:p>0.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28918">
            <text:p>0.928918</text:p>
          </table:table-cell>
          <table:table-cell office:value-type="float" office:value="0.000057">
            <text:p>0.000057</text:p>
          </table:table-cell>
          <table:table-cell office:value-type="float" office:value="0.928975">
            <text:p>0.928975</text:p>
          </table:table-cell>
          <table:table-cell office:value-type="float" office:value="0.928838">
            <text:p>0.928838</text:p>
          </table:table-cell>
          <table:table-cell office:value-type="float" office:value="0.928916">
            <text:p>0.928916</text:p>
          </table:table-cell>
          <table:table-cell office:value-type="float" office:value="0.928938">
            <text:p>0.928938</text:p>
          </table:table-cell>
          <table:table-cell office:value-type="float" office:value="0.928928">
            <text:p>0.928928</text:p>
          </table:table-cell>
          <table:table-cell office:value-type="float" office:value="0.928962">
            <text:p>0.928962</text:p>
          </table:table-cell>
          <table:table-cell office:value-type="float" office:value="0.929023">
            <text:p>0.929023</text:p>
          </table:table-cell>
          <table:table-cell office:value-type="float" office:value="0.928899">
            <text:p>0.928899</text:p>
          </table:table-cell>
          <table:table-cell office:value-type="float" office:value="0.92886">
            <text:p>0.92886</text:p>
          </table:table-cell>
          <table:table-cell office:value-type="float" office:value="0.928843">
            <text:p>0.928843</text:p>
          </table:table-cell>
          <table:table-cell table:formula="of:=([.B268]/[.B271])" office:value-type="float" office:value="0.124705302297942">
            <text:p>0.1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890771">
            <text:p>1.890771</text:p>
          </table:table-cell>
          <table:table-cell office:value-type="float" office:value="0.000188">
            <text:p>0.000188</text:p>
          </table:table-cell>
          <table:table-cell office:value-type="float" office:value="1.890747">
            <text:p>1.890747</text:p>
          </table:table-cell>
          <table:table-cell office:value-type="float" office:value="1.890603">
            <text:p>1.890603</text:p>
          </table:table-cell>
          <table:table-cell office:value-type="float" office:value="1.890697">
            <text:p>1.890697</text:p>
          </table:table-cell>
          <table:table-cell office:value-type="float" office:value="1.891073">
            <text:p>1.891073</text:p>
          </table:table-cell>
          <table:table-cell office:value-type="float" office:value="1.890428">
            <text:p>1.890428</text:p>
          </table:table-cell>
          <table:table-cell office:value-type="float" office:value="1.890934">
            <text:p>1.890934</text:p>
          </table:table-cell>
          <table:table-cell office:value-type="float" office:value="1.890733">
            <text:p>1.890733</text:p>
          </table:table-cell>
          <table:table-cell office:value-type="float" office:value="1.891023">
            <text:p>1.891023</text:p>
          </table:table-cell>
          <table:table-cell office:value-type="float" office:value="1.89065">
            <text:p>1.89065</text:p>
          </table:table-cell>
          <table:table-cell office:value-type="float" office:value="1.890822">
            <text:p>1.890822</text:p>
          </table:table-cell>
          <table:table-cell table:formula="of:=([.B268]/[.B272])" office:value-type="float" office:value="0.0612665415325283">
            <text:p>0.06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392994">
            <text:p>0.392994</text:p>
          </table:table-cell>
          <table:table-cell office:value-type="float" office:value="0.001687">
            <text:p>0.001687</text:p>
          </table:table-cell>
          <table:table-cell office:value-type="float" office:value="0.392131">
            <text:p>0.392131</text:p>
          </table:table-cell>
          <table:table-cell office:value-type="float" office:value="0.393644">
            <text:p>0.393644</text:p>
          </table:table-cell>
          <table:table-cell office:value-type="float" office:value="0.394547">
            <text:p>0.394547</text:p>
          </table:table-cell>
          <table:table-cell office:value-type="float" office:value="0.393501">
            <text:p>0.393501</text:p>
          </table:table-cell>
          <table:table-cell office:value-type="float" office:value="0.392691">
            <text:p>0.392691</text:p>
          </table:table-cell>
          <table:table-cell office:value-type="float" office:value="0.39366">
            <text:p>0.39366</text:p>
          </table:table-cell>
          <table:table-cell office:value-type="float" office:value="0.394696">
            <text:p>0.394696</text:p>
          </table:table-cell>
          <table:table-cell office:value-type="float" office:value="0.392625">
            <text:p>0.392625</text:p>
          </table:table-cell>
          <table:table-cell office:value-type="float" office:value="0.388504">
            <text:p>0.388504</text:p>
          </table:table-cell>
          <table:table-cell office:value-type="float" office:value="0.393942">
            <text:p>0.39394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27912">
            <text:p>0.727912</text:p>
          </table:table-cell>
          <table:table-cell office:value-type="float" office:value="0.001396">
            <text:p>0.001396</text:p>
          </table:table-cell>
          <table:table-cell office:value-type="float" office:value="0.728618">
            <text:p>0.728618</text:p>
          </table:table-cell>
          <table:table-cell office:value-type="float" office:value="0.729197">
            <text:p>0.729197</text:p>
          </table:table-cell>
          <table:table-cell office:value-type="float" office:value="0.727033">
            <text:p>0.727033</text:p>
          </table:table-cell>
          <table:table-cell office:value-type="float" office:value="0.727222">
            <text:p>0.727222</text:p>
          </table:table-cell>
          <table:table-cell office:value-type="float" office:value="0.728173">
            <text:p>0.728173</text:p>
          </table:table-cell>
          <table:table-cell office:value-type="float" office:value="0.729361">
            <text:p>0.729361</text:p>
          </table:table-cell>
          <table:table-cell office:value-type="float" office:value="0.727169">
            <text:p>0.727169</text:p>
          </table:table-cell>
          <table:table-cell office:value-type="float" office:value="0.726635">
            <text:p>0.726635</text:p>
          </table:table-cell>
          <table:table-cell office:value-type="float" office:value="0.725432">
            <text:p>0.725432</text:p>
          </table:table-cell>
          <table:table-cell office:value-type="float" office:value="0.730276">
            <text:p>0.730276</text:p>
          </table:table-cell>
          <table:table-cell table:formula="of:=([.B274]/[.B275])" office:value-type="float" office:value="0.539892184769587">
            <text:p>0.5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70836">
            <text:p>0.970836</text:p>
          </table:table-cell>
          <table:table-cell office:value-type="float" office:value="0.001613">
            <text:p>0.001613</text:p>
          </table:table-cell>
          <table:table-cell office:value-type="float" office:value="0.971605">
            <text:p>0.971605</text:p>
          </table:table-cell>
          <table:table-cell office:value-type="float" office:value="0.970303">
            <text:p>0.970303</text:p>
          </table:table-cell>
          <table:table-cell office:value-type="float" office:value="0.969337">
            <text:p>0.969337</text:p>
          </table:table-cell>
          <table:table-cell office:value-type="float" office:value="0.97086">
            <text:p>0.97086</text:p>
          </table:table-cell>
          <table:table-cell office:value-type="float" office:value="0.97088">
            <text:p>0.97088</text:p>
          </table:table-cell>
          <table:table-cell office:value-type="float" office:value="0.971172">
            <text:p>0.971172</text:p>
          </table:table-cell>
          <table:table-cell office:value-type="float" office:value="0.974547">
            <text:p>0.974547</text:p>
          </table:table-cell>
          <table:table-cell office:value-type="float" office:value="0.967853">
            <text:p>0.967853</text:p>
          </table:table-cell>
          <table:table-cell office:value-type="float" office:value="0.971114">
            <text:p>0.971114</text:p>
          </table:table-cell>
          <table:table-cell office:value-type="float" office:value="0.970686">
            <text:p>0.970686</text:p>
          </table:table-cell>
          <table:table-cell table:formula="of:=([.B274]/[.B276])" office:value-type="float" office:value="0.404799574799451">
            <text:p>0.4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11687">
            <text:p>1.411687</text:p>
          </table:table-cell>
          <table:table-cell office:value-type="float" office:value="0.00309">
            <text:p>0.00309</text:p>
          </table:table-cell>
          <table:table-cell office:value-type="float" office:value="1.410658">
            <text:p>1.410658</text:p>
          </table:table-cell>
          <table:table-cell office:value-type="float" office:value="1.408899">
            <text:p>1.408899</text:p>
          </table:table-cell>
          <table:table-cell office:value-type="float" office:value="1.409668">
            <text:p>1.409668</text:p>
          </table:table-cell>
          <table:table-cell office:value-type="float" office:value="1.411015">
            <text:p>1.411015</text:p>
          </table:table-cell>
          <table:table-cell office:value-type="float" office:value="1.406325">
            <text:p>1.406325</text:p>
          </table:table-cell>
          <table:table-cell office:value-type="float" office:value="1.412609">
            <text:p>1.412609</text:p>
          </table:table-cell>
          <table:table-cell office:value-type="float" office:value="1.415079">
            <text:p>1.415079</text:p>
          </table:table-cell>
          <table:table-cell office:value-type="float" office:value="1.411011">
            <text:p>1.411011</text:p>
          </table:table-cell>
          <table:table-cell office:value-type="float" office:value="1.413972">
            <text:p>1.413972</text:p>
          </table:table-cell>
          <table:table-cell office:value-type="float" office:value="1.417634">
            <text:p>1.417634</text:p>
          </table:table-cell>
          <table:table-cell table:formula="of:=([.B274]/[.B277])" office:value-type="float" office:value="0.278386072833426">
            <text:p>0.2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338575">
            <text:p>1.338575</text:p>
          </table:table-cell>
          <table:table-cell office:value-type="float" office:value="0.002547">
            <text:p>0.002547</text:p>
          </table:table-cell>
          <table:table-cell office:value-type="float" office:value="1.338063">
            <text:p>1.338063</text:p>
          </table:table-cell>
          <table:table-cell office:value-type="float" office:value="1.336161">
            <text:p>1.336161</text:p>
          </table:table-cell>
          <table:table-cell office:value-type="float" office:value="1.337947">
            <text:p>1.337947</text:p>
          </table:table-cell>
          <table:table-cell office:value-type="float" office:value="1.336943">
            <text:p>1.336943</text:p>
          </table:table-cell>
          <table:table-cell office:value-type="float" office:value="1.344958">
            <text:p>1.344958</text:p>
          </table:table-cell>
          <table:table-cell office:value-type="float" office:value="1.336284">
            <text:p>1.336284</text:p>
          </table:table-cell>
          <table:table-cell office:value-type="float" office:value="1.339646">
            <text:p>1.339646</text:p>
          </table:table-cell>
          <table:table-cell office:value-type="float" office:value="1.338895">
            <text:p>1.338895</text:p>
          </table:table-cell>
          <table:table-cell office:value-type="float" office:value="1.340477">
            <text:p>1.340477</text:p>
          </table:table-cell>
          <table:table-cell office:value-type="float" office:value="1.336372">
            <text:p>1.336372</text:p>
          </table:table-cell>
          <table:table-cell table:formula="of:=([.B274]/[.B278])" office:value-type="float" office:value="0.293591319126683">
            <text:p>0.29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890542">
            <text:p>2.890542</text:p>
          </table:table-cell>
          <table:table-cell office:value-type="float" office:value="0.002852">
            <text:p>0.002852</text:p>
          </table:table-cell>
          <table:table-cell office:value-type="float" office:value="2.897147">
            <text:p>2.897147</text:p>
          </table:table-cell>
          <table:table-cell office:value-type="float" office:value="2.888703">
            <text:p>2.888703</text:p>
          </table:table-cell>
          <table:table-cell office:value-type="float" office:value="2.89059">
            <text:p>2.89059</text:p>
          </table:table-cell>
          <table:table-cell office:value-type="float" office:value="2.888779">
            <text:p>2.888779</text:p>
          </table:table-cell>
          <table:table-cell office:value-type="float" office:value="2.889461">
            <text:p>2.889461</text:p>
          </table:table-cell>
          <table:table-cell office:value-type="float" office:value="2.890815">
            <text:p>2.890815</text:p>
          </table:table-cell>
          <table:table-cell office:value-type="float" office:value="2.889079">
            <text:p>2.889079</text:p>
          </table:table-cell>
          <table:table-cell office:value-type="float" office:value="2.894564">
            <text:p>2.894564</text:p>
          </table:table-cell>
          <table:table-cell office:value-type="float" office:value="2.887856">
            <text:p>2.887856</text:p>
          </table:table-cell>
          <table:table-cell office:value-type="float" office:value="2.888432">
            <text:p>2.88843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789512">
            <text:p>8.789512</text:p>
          </table:table-cell>
          <table:table-cell office:value-type="float" office:value="0.001837">
            <text:p>0.001837</text:p>
          </table:table-cell>
          <table:table-cell office:value-type="float" office:value="8.790251">
            <text:p>8.790251</text:p>
          </table:table-cell>
          <table:table-cell office:value-type="float" office:value="8.784857">
            <text:p>8.784857</text:p>
          </table:table-cell>
          <table:table-cell office:value-type="float" office:value="8.790999">
            <text:p>8.790999</text:p>
          </table:table-cell>
          <table:table-cell office:value-type="float" office:value="8.791056">
            <text:p>8.791056</text:p>
          </table:table-cell>
          <table:table-cell office:value-type="float" office:value="8.787544">
            <text:p>8.787544</text:p>
          </table:table-cell>
          <table:table-cell office:value-type="float" office:value="8.790765">
            <text:p>8.790765</text:p>
          </table:table-cell>
          <table:table-cell office:value-type="float" office:value="8.789797">
            <text:p>8.789797</text:p>
          </table:table-cell>
          <table:table-cell office:value-type="float" office:value="8.790233">
            <text:p>8.790233</text:p>
          </table:table-cell>
          <table:table-cell office:value-type="float" office:value="8.790397">
            <text:p>8.790397</text:p>
          </table:table-cell>
          <table:table-cell office:value-type="float" office:value="8.789217">
            <text:p>8.789217</text:p>
          </table:table-cell>
          <table:table-cell table:formula="of:=([.B280]/[.B281])" office:value-type="float" office:value="0.328862626275497">
            <text:p>0.3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852602">
            <text:p>4.852602</text:p>
          </table:table-cell>
          <table:table-cell office:value-type="float" office:value="0.006587">
            <text:p>0.006587</text:p>
          </table:table-cell>
          <table:table-cell office:value-type="float" office:value="4.871994">
            <text:p>4.871994</text:p>
          </table:table-cell>
          <table:table-cell office:value-type="float" office:value="4.84975">
            <text:p>4.84975</text:p>
          </table:table-cell>
          <table:table-cell office:value-type="float" office:value="4.849378">
            <text:p>4.849378</text:p>
          </table:table-cell>
          <table:table-cell office:value-type="float" office:value="4.850738">
            <text:p>4.850738</text:p>
          </table:table-cell>
          <table:table-cell office:value-type="float" office:value="4.850902">
            <text:p>4.850902</text:p>
          </table:table-cell>
          <table:table-cell office:value-type="float" office:value="4.849667">
            <text:p>4.849667</text:p>
          </table:table-cell>
          <table:table-cell office:value-type="float" office:value="4.849454">
            <text:p>4.849454</text:p>
          </table:table-cell>
          <table:table-cell office:value-type="float" office:value="4.850559">
            <text:p>4.850559</text:p>
          </table:table-cell>
          <table:table-cell office:value-type="float" office:value="4.853906">
            <text:p>4.853906</text:p>
          </table:table-cell>
          <table:table-cell office:value-type="float" office:value="4.849667">
            <text:p>4.849667</text:p>
          </table:table-cell>
          <table:table-cell table:formula="of:=([.B280]/[.B282])" office:value-type="float" office:value="0.595668468174394">
            <text:p>0.6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94572">
            <text:p>4.394572</text:p>
          </table:table-cell>
          <table:table-cell office:value-type="float" office:value="0.001739">
            <text:p>0.001739</text:p>
          </table:table-cell>
          <table:table-cell office:value-type="float" office:value="4.39146">
            <text:p>4.39146</text:p>
          </table:table-cell>
          <table:table-cell office:value-type="float" office:value="4.396185">
            <text:p>4.396185</text:p>
          </table:table-cell>
          <table:table-cell office:value-type="float" office:value="4.395647">
            <text:p>4.395647</text:p>
          </table:table-cell>
          <table:table-cell office:value-type="float" office:value="4.396612">
            <text:p>4.396612</text:p>
          </table:table-cell>
          <table:table-cell office:value-type="float" office:value="4.394094">
            <text:p>4.394094</text:p>
          </table:table-cell>
          <table:table-cell office:value-type="float" office:value="4.393042">
            <text:p>4.393042</text:p>
          </table:table-cell>
          <table:table-cell office:value-type="float" office:value="4.393415">
            <text:p>4.393415</text:p>
          </table:table-cell>
          <table:table-cell office:value-type="float" office:value="4.396506">
            <text:p>4.396506</text:p>
          </table:table-cell>
          <table:table-cell office:value-type="float" office:value="4.392811">
            <text:p>4.392811</text:p>
          </table:table-cell>
          <table:table-cell office:value-type="float" office:value="4.395947">
            <text:p>4.395947</text:p>
          </table:table-cell>
          <table:table-cell table:formula="of:=([.B280]/[.B283])" office:value-type="float" office:value="0.657752791398116">
            <text:p>0.6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935787">
            <text:p>3.935787</text:p>
          </table:table-cell>
          <table:table-cell office:value-type="float" office:value="0.004412">
            <text:p>0.004412</text:p>
          </table:table-cell>
          <table:table-cell office:value-type="float" office:value="3.936174">
            <text:p>3.936174</text:p>
          </table:table-cell>
          <table:table-cell office:value-type="float" office:value="3.933664">
            <text:p>3.933664</text:p>
          </table:table-cell>
          <table:table-cell office:value-type="float" office:value="3.934971">
            <text:p>3.934971</text:p>
          </table:table-cell>
          <table:table-cell office:value-type="float" office:value="3.932667">
            <text:p>3.932667</text:p>
          </table:table-cell>
          <table:table-cell office:value-type="float" office:value="3.948691">
            <text:p>3.948691</text:p>
          </table:table-cell>
          <table:table-cell office:value-type="float" office:value="3.93373">
            <text:p>3.93373</text:p>
          </table:table-cell>
          <table:table-cell office:value-type="float" office:value="3.934985">
            <text:p>3.934985</text:p>
          </table:table-cell>
          <table:table-cell office:value-type="float" office:value="3.933348">
            <text:p>3.933348</text:p>
          </table:table-cell>
          <table:table-cell office:value-type="float" office:value="3.934406">
            <text:p>3.934406</text:p>
          </table:table-cell>
          <table:table-cell office:value-type="float" office:value="3.93524">
            <text:p>3.93524</text:p>
          </table:table-cell>
          <table:table-cell table:formula="of:=([.B280]/[.B284])" office:value-type="float" office:value="0.734425414789977">
            <text:p>0.7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1714">
            <text:p>0.161714</text:p>
          </table:table-cell>
          <table:table-cell office:value-type="float" office:value="0.014553">
            <text:p>0.014553</text:p>
          </table:table-cell>
          <table:table-cell office:value-type="float" office:value="0.131696">
            <text:p>0.131696</text:p>
          </table:table-cell>
          <table:table-cell office:value-type="float" office:value="0.167552">
            <text:p>0.167552</text:p>
          </table:table-cell>
          <table:table-cell office:value-type="float" office:value="0.170841">
            <text:p>0.170841</text:p>
          </table:table-cell>
          <table:table-cell office:value-type="float" office:value="0.155316">
            <text:p>0.155316</text:p>
          </table:table-cell>
          <table:table-cell office:value-type="float" office:value="0.180576">
            <text:p>0.180576</text:p>
          </table:table-cell>
          <table:table-cell office:value-type="float" office:value="0.161064">
            <text:p>0.161064</text:p>
          </table:table-cell>
          <table:table-cell office:value-type="float" office:value="0.16687">
            <text:p>0.16687</text:p>
          </table:table-cell>
          <table:table-cell office:value-type="float" office:value="0.140129">
            <text:p>0.140129</text:p>
          </table:table-cell>
          <table:table-cell office:value-type="float" office:value="0.174412">
            <text:p>0.174412</text:p>
          </table:table-cell>
          <table:table-cell office:value-type="float" office:value="0.168686">
            <text:p>0.16868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96129">
            <text:p>0.096129</text:p>
          </table:table-cell>
          <table:table-cell office:value-type="float" office:value="0.00091">
            <text:p>0.00091</text:p>
          </table:table-cell>
          <table:table-cell office:value-type="float" office:value="0.095891">
            <text:p>0.095891</text:p>
          </table:table-cell>
          <table:table-cell office:value-type="float" office:value="0.095697">
            <text:p>0.095697</text:p>
          </table:table-cell>
          <table:table-cell office:value-type="float" office:value="0.097249">
            <text:p>0.097249</text:p>
          </table:table-cell>
          <table:table-cell office:value-type="float" office:value="0.095286">
            <text:p>0.095286</text:p>
          </table:table-cell>
          <table:table-cell office:value-type="float" office:value="0.096382">
            <text:p>0.096382</text:p>
          </table:table-cell>
          <table:table-cell office:value-type="float" office:value="0.095836">
            <text:p>0.095836</text:p>
          </table:table-cell>
          <table:table-cell office:value-type="float" office:value="0.098184">
            <text:p>0.098184</text:p>
          </table:table-cell>
          <table:table-cell office:value-type="float" office:value="0.094896">
            <text:p>0.094896</text:p>
          </table:table-cell>
          <table:table-cell office:value-type="float" office:value="0.095715">
            <text:p>0.095715</text:p>
          </table:table-cell>
          <table:table-cell office:value-type="float" office:value="0.096155">
            <text:p>0.096155</text:p>
          </table:table-cell>
          <table:table-cell table:formula="of:=([.B286]/[.B287])" office:value-type="float" office:value="1.6822602960605">
            <text:p>1.6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92764">
            <text:p>0.092764</text:p>
          </table:table-cell>
          <table:table-cell office:value-type="float" office:value="0.000065">
            <text:p>0.000065</text:p>
          </table:table-cell>
          <table:table-cell office:value-type="float" office:value="0.092886">
            <text:p>0.092886</text:p>
          </table:table-cell>
          <table:table-cell office:value-type="float" office:value="0.092769">
            <text:p>0.092769</text:p>
          </table:table-cell>
          <table:table-cell office:value-type="float" office:value="0.092811">
            <text:p>0.092811</text:p>
          </table:table-cell>
          <table:table-cell office:value-type="float" office:value="0.092711">
            <text:p>0.092711</text:p>
          </table:table-cell>
          <table:table-cell office:value-type="float" office:value="0.092736">
            <text:p>0.092736</text:p>
          </table:table-cell>
          <table:table-cell office:value-type="float" office:value="0.092802">
            <text:p>0.092802</text:p>
          </table:table-cell>
          <table:table-cell office:value-type="float" office:value="0.092649">
            <text:p>0.092649</text:p>
          </table:table-cell>
          <table:table-cell office:value-type="float" office:value="0.092829">
            <text:p>0.092829</text:p>
          </table:table-cell>
          <table:table-cell office:value-type="float" office:value="0.09272">
            <text:p>0.09272</text:p>
          </table:table-cell>
          <table:table-cell office:value-type="float" office:value="0.092727">
            <text:p>0.092727</text:p>
          </table:table-cell>
          <table:table-cell table:formula="of:=([.B286]/[.B288])" office:value-type="float" office:value="1.74328403259885">
            <text:p>1.7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07954">
            <text:p>0.107954</text:p>
          </table:table-cell>
          <table:table-cell office:value-type="float" office:value="0.000133">
            <text:p>0.000133</text:p>
          </table:table-cell>
          <table:table-cell table:number-columns-repeated="2" office:value-type="float" office:value="0.107976">
            <text:p>0.107976</text:p>
          </table:table-cell>
          <table:table-cell office:value-type="float" office:value="0.107928">
            <text:p>0.107928</text:p>
          </table:table-cell>
          <table:table-cell office:value-type="float" office:value="0.108171">
            <text:p>0.108171</text:p>
          </table:table-cell>
          <table:table-cell office:value-type="float" office:value="0.107771">
            <text:p>0.107771</text:p>
          </table:table-cell>
          <table:table-cell office:value-type="float" office:value="0.107708">
            <text:p>0.107708</text:p>
          </table:table-cell>
          <table:table-cell office:value-type="float" office:value="0.108059">
            <text:p>0.108059</text:p>
          </table:table-cell>
          <table:table-cell office:value-type="float" office:value="0.108051">
            <text:p>0.108051</text:p>
          </table:table-cell>
          <table:table-cell office:value-type="float" office:value="0.10787">
            <text:p>0.10787</text:p>
          </table:table-cell>
          <table:table-cell office:value-type="float" office:value="0.10803">
            <text:p>0.10803</text:p>
          </table:table-cell>
          <table:table-cell table:formula="of:=([.B286]/[.B289])" office:value-type="float" office:value="1.49798988458047">
            <text:p>1.5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15884">
            <text:p>0.215884</text:p>
          </table:table-cell>
          <table:table-cell office:value-type="float" office:value="0.001164">
            <text:p>0.001164</text:p>
          </table:table-cell>
          <table:table-cell office:value-type="float" office:value="0.215624">
            <text:p>0.215624</text:p>
          </table:table-cell>
          <table:table-cell office:value-type="float" office:value="0.217016">
            <text:p>0.217016</text:p>
          </table:table-cell>
          <table:table-cell office:value-type="float" office:value="0.214371">
            <text:p>0.214371</text:p>
          </table:table-cell>
          <table:table-cell office:value-type="float" office:value="0.2156">
            <text:p>0.2156</text:p>
          </table:table-cell>
          <table:table-cell office:value-type="float" office:value="0.215264">
            <text:p>0.215264</text:p>
          </table:table-cell>
          <table:table-cell office:value-type="float" office:value="0.214189">
            <text:p>0.214189</text:p>
          </table:table-cell>
          <table:table-cell office:value-type="float" office:value="0.215733">
            <text:p>0.215733</text:p>
          </table:table-cell>
          <table:table-cell office:value-type="float" office:value="0.216519">
            <text:p>0.216519</text:p>
          </table:table-cell>
          <table:table-cell office:value-type="float" office:value="0.216171">
            <text:p>0.216171</text:p>
          </table:table-cell>
          <table:table-cell office:value-type="float" office:value="0.218349">
            <text:p>0.218349</text:p>
          </table:table-cell>
          <table:table-cell table:formula="of:=([.B286]/[.B290])" office:value-type="float" office:value="0.749078208667618">
            <text:p>0.75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 table:number-columns-repeated="2"/>
          <table:table-cell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</table:table-row>
        <table:table-row table:style-name="ro1">
          <table:table-cell office:value-type="string">
            <text:p>vec2</text:p>
          </table:table-cell>
          <table:table-cell table:style-name="ce4" table:formula="of:=([.N269])" office:value-type="float" office:value="0.240573100653969">
            <text:p>0.24</text:p>
          </table:table-cell>
          <table:table-cell table:style-name="ce4" table:formula="of:=([.N275])" office:value-type="float" office:value="0.539892184769587">
            <text:p>0.54</text:p>
          </table:table-cell>
          <table:table-cell table:style-name="ce4" table:formula="of:=([.N281])" office:value-type="float" office:value="0.328862626275497">
            <text:p>0.33</text:p>
          </table:table-cell>
          <table:table-cell table:style-name="ce4" table:formula="of:=([.N287])" office:value-type="float" office:value="1.6822602960605">
            <text:p>1.68</text:p>
          </table:table-cell>
          <table:table-cell/>
          <table:table-cell office:value-type="string">
            <text:p>vec2</text:p>
          </table:table-cell>
          <table:table-cell office:value-type="float" office:value="0.24">
            <text:p>0.24</text:p>
          </table:table-cell>
          <table:table-cell office:value-type="float" office:value="0.54">
            <text:p>0.54</text:p>
          </table:table-cell>
          <table:table-cell office:value-type="float" office:value="0.33">
            <text:p>0.33</text:p>
          </table:table-cell>
          <table:table-cell office:value-type="float" office:value="1.68">
            <text:p>1.68</text:p>
          </table:table-cell>
          <table:table-cell/>
          <table:table-cell office:value-type="string">
            <text:p>K20</text:p>
          </table:table-cell>
          <table:table-cell table:style-name="Default"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vec4</text:p>
          </table:table-cell>
          <table:table-cell table:style-name="ce4" table:formula="of:=([.N270])" office:value-type="float" office:value="0.244557461218217">
            <text:p>0.24</text:p>
          </table:table-cell>
          <table:table-cell table:style-name="ce4" table:formula="of:=([.N276])" office:value-type="float" office:value="0.404799574799451">
            <text:p>0.40</text:p>
          </table:table-cell>
          <table:table-cell table:style-name="ce4" table:formula="of:=([.N282])" office:value-type="float" office:value="0.595668468174394">
            <text:p>0.60</text:p>
          </table:table-cell>
          <table:table-cell table:style-name="ce4" table:formula="of:=([.N288])" office:value-type="float" office:value="1.74328403259885">
            <text:p>1.74</text:p>
          </table:table-cell>
          <table:table-cell/>
          <table:table-cell office:value-type="string">
            <text:p>vec4</text:p>
          </table:table-cell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MIC</text:p>
          </table:table-cell>
          <table:table-cell table:style-name="Default" office:value-type="float" office:value="0.54">
            <text:p>0.54</text:p>
          </table:table-cell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vec8</text:p>
          </table:table-cell>
          <table:table-cell table:style-name="ce4" table:formula="of:=([.N271])" office:value-type="float" office:value="0.124705302297942">
            <text:p>0.12</text:p>
          </table:table-cell>
          <table:table-cell table:style-name="ce4" table:formula="of:=([.N277])" office:value-type="float" office:value="0.278386072833426">
            <text:p>0.28</text:p>
          </table:table-cell>
          <table:table-cell table:style-name="ce4" table:formula="of:=([.N283])" office:value-type="float" office:value="0.657752791398116">
            <text:p>0.66</text:p>
          </table:table-cell>
          <table:table-cell table:style-name="ce4" table:formula="of:=([.N289])" office:value-type="float" office:value="1.49798988458047">
            <text:p>1.50</text:p>
          </table:table-cell>
          <table:table-cell/>
          <table:table-cell office:value-type="string">
            <text:p>vec8</text:p>
          </table:table-cell>
          <table:table-cell office:value-type="float" office:value="0.12">
            <text:p>0.12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SNB</text:p>
          </table:table-cell>
          <table:table-cell table:style-name="Default" office:value-type="float" office:value="0.33">
            <text:p>0.33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vec16</text:p>
          </table:table-cell>
          <table:table-cell table:style-name="ce4" table:formula="of:=([.N272])" office:value-type="float" office:value="0.0612665415325283">
            <text:p>0.06</text:p>
          </table:table-cell>
          <table:table-cell table:style-name="ce4" table:formula="of:=([.N278])" office:value-type="float" office:value="0.293591319126683">
            <text:p>0.29</text:p>
          </table:table-cell>
          <table:table-cell table:style-name="ce4" table:formula="of:=([.N284])" office:value-type="float" office:value="0.734425414789977">
            <text:p>0.73</text:p>
          </table:table-cell>
          <table:table-cell table:style-name="ce4" table:formula="of:=([.N290])" office:value-type="float" office:value="0.749078208667618">
            <text:p>0.75</text:p>
          </table:table-cell>
          <table:table-cell/>
          <table:table-cell office:value-type="string">
            <text:p>vec16</text:p>
          </table:table-cell>
          <table:table-cell office:value-type="float" office:value="0.06">
            <text:p>0.06</text:p>
          </table:table-cell>
          <table:table-cell office:value-type="float" office:value="0.29">
            <text:p>0.29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Tahiti</text:p>
          </table:table-cell>
          <table:table-cell table:style-name="Default" office:value-type="float" office:value="1.68">
            <text:p>1.68</text:p>
          </table:table-cell>
          <table:table-cell office:value-type="float" office:value="1.74">
            <text:p>1.74</text:p>
          </table:table-cell>
          <table:table-cell office:value-type="float" office:value="1.5">
            <text:p>1.5</text:p>
          </table:table-cell>
          <table:table-cell office:value-type="float" office:value="0.75">
            <text:p>0.75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SOR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2195">
            <text:p>0.072195</text:p>
          </table:table-cell>
          <table:table-cell office:value-type="float" office:value="0.000009">
            <text:p>0.000009</text:p>
          </table:table-cell>
          <table:table-cell office:value-type="float" office:value="0.072202">
            <text:p>0.072202</text:p>
          </table:table-cell>
          <table:table-cell office:value-type="float" office:value="0.072198">
            <text:p>0.072198</text:p>
          </table:table-cell>
          <table:table-cell office:value-type="float" office:value="0.072189">
            <text:p>0.072189</text:p>
          </table:table-cell>
          <table:table-cell office:value-type="float" office:value="0.072183">
            <text:p>0.072183</text:p>
          </table:table-cell>
          <table:table-cell office:value-type="float" office:value="0.072192">
            <text:p>0.072192</text:p>
          </table:table-cell>
          <table:table-cell office:value-type="float" office:value="0.072188">
            <text:p>0.072188</text:p>
          </table:table-cell>
          <table:table-cell office:value-type="float" office:value="0.072212">
            <text:p>0.072212</text:p>
          </table:table-cell>
          <table:table-cell office:value-type="float" office:value="0.072204">
            <text:p>0.072204</text:p>
          </table:table-cell>
          <table:table-cell office:value-type="float" office:value="0.072199">
            <text:p>0.072199</text:p>
          </table:table-cell>
          <table:table-cell office:value-type="float" office:value="0.07218">
            <text:p>0.0721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77479">
            <text:p>0.077479</text:p>
          </table:table-cell>
          <table:table-cell office:value-type="float" office:value="0.00001">
            <text:p>0.00001</text:p>
          </table:table-cell>
          <table:table-cell office:value-type="float" office:value="0.077476">
            <text:p>0.077476</text:p>
          </table:table-cell>
          <table:table-cell office:value-type="float" office:value="0.077491">
            <text:p>0.077491</text:p>
          </table:table-cell>
          <table:table-cell office:value-type="float" office:value="0.077482">
            <text:p>0.077482</text:p>
          </table:table-cell>
          <table:table-cell office:value-type="float" office:value="0.077451">
            <text:p>0.077451</text:p>
          </table:table-cell>
          <table:table-cell office:value-type="float" office:value="0.07748">
            <text:p>0.07748</text:p>
          </table:table-cell>
          <table:table-cell office:value-type="float" office:value="0.077478">
            <text:p>0.077478</text:p>
          </table:table-cell>
          <table:table-cell office:value-type="float" office:value="0.077485">
            <text:p>0.077485</text:p>
          </table:table-cell>
          <table:table-cell office:value-type="float" office:value="0.077484">
            <text:p>0.077484</text:p>
          </table:table-cell>
          <table:table-cell office:value-type="float" office:value="0.07748">
            <text:p>0.07748</text:p>
          </table:table-cell>
          <table:table-cell office:value-type="float" office:value="0.077487">
            <text:p>0.077487</text:p>
          </table:table-cell>
          <table:table-cell table:formula="of:=([.B300]/[.B301])" office:value-type="float" office:value="0.931800875075827">
            <text:p>0.9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83623">
            <text:p>0.083623</text:p>
          </table:table-cell>
          <table:table-cell office:value-type="float" office:value="0.000019">
            <text:p>0.000019</text:p>
          </table:table-cell>
          <table:table-cell office:value-type="float" office:value="0.083597">
            <text:p>0.083597</text:p>
          </table:table-cell>
          <table:table-cell office:value-type="float" office:value="0.083615">
            <text:p>0.083615</text:p>
          </table:table-cell>
          <table:table-cell office:value-type="float" office:value="0.083638">
            <text:p>0.083638</text:p>
          </table:table-cell>
          <table:table-cell office:value-type="float" office:value="0.083621">
            <text:p>0.083621</text:p>
          </table:table-cell>
          <table:table-cell office:value-type="float" office:value="0.083612">
            <text:p>0.083612</text:p>
          </table:table-cell>
          <table:table-cell office:value-type="float" office:value="0.083662">
            <text:p>0.083662</text:p>
          </table:table-cell>
          <table:table-cell office:value-type="float" office:value="0.083636">
            <text:p>0.083636</text:p>
          </table:table-cell>
          <table:table-cell office:value-type="float" office:value="0.083599">
            <text:p>0.083599</text:p>
          </table:table-cell>
          <table:table-cell office:value-type="float" office:value="0.08362">
            <text:p>0.08362</text:p>
          </table:table-cell>
          <table:table-cell office:value-type="float" office:value="0.08363">
            <text:p>0.08363</text:p>
          </table:table-cell>
          <table:table-cell table:formula="of:=([.B300]/[.B302])" office:value-type="float" office:value="0.863339033519486">
            <text:p>0.8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81673">
            <text:p>0.181673</text:p>
          </table:table-cell>
          <table:table-cell office:value-type="float" office:value="0.000015">
            <text:p>0.000015</text:p>
          </table:table-cell>
          <table:table-cell office:value-type="float" office:value="0.181691">
            <text:p>0.181691</text:p>
          </table:table-cell>
          <table:table-cell office:value-type="float" office:value="0.181677">
            <text:p>0.181677</text:p>
          </table:table-cell>
          <table:table-cell office:value-type="float" office:value="0.181641">
            <text:p>0.181641</text:p>
          </table:table-cell>
          <table:table-cell table:number-columns-repeated="2" office:value-type="float" office:value="0.181664">
            <text:p>0.181664</text:p>
          </table:table-cell>
          <table:table-cell office:value-type="float" office:value="0.181683">
            <text:p>0.181683</text:p>
          </table:table-cell>
          <table:table-cell office:value-type="float" office:value="0.181685">
            <text:p>0.181685</text:p>
          </table:table-cell>
          <table:table-cell office:value-type="float" office:value="0.18166">
            <text:p>0.18166</text:p>
          </table:table-cell>
          <table:table-cell office:value-type="float" office:value="0.181694">
            <text:p>0.181694</text:p>
          </table:table-cell>
          <table:table-cell office:value-type="float" office:value="0.181669">
            <text:p>0.181669</text:p>
          </table:table-cell>
          <table:table-cell table:formula="of:=([.B300]/[.B303])" office:value-type="float" office:value="0.397389815767891">
            <text:p>0.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86179">
            <text:p>0.386179</text:p>
          </table:table-cell>
          <table:table-cell office:value-type="float" office:value="0.000053">
            <text:p>0.000053</text:p>
          </table:table-cell>
          <table:table-cell office:value-type="float" office:value="0.386138">
            <text:p>0.386138</text:p>
          </table:table-cell>
          <table:table-cell office:value-type="float" office:value="0.386256">
            <text:p>0.386256</text:p>
          </table:table-cell>
          <table:table-cell office:value-type="float" office:value="0.386168">
            <text:p>0.386168</text:p>
          </table:table-cell>
          <table:table-cell office:value-type="float" office:value="0.386267">
            <text:p>0.386267</text:p>
          </table:table-cell>
          <table:table-cell office:value-type="float" office:value="0.386206">
            <text:p>0.386206</text:p>
          </table:table-cell>
          <table:table-cell office:value-type="float" office:value="0.386198">
            <text:p>0.386198</text:p>
          </table:table-cell>
          <table:table-cell office:value-type="float" office:value="0.386193">
            <text:p>0.386193</text:p>
          </table:table-cell>
          <table:table-cell office:value-type="float" office:value="0.386142">
            <text:p>0.386142</text:p>
          </table:table-cell>
          <table:table-cell office:value-type="float" office:value="0.386129">
            <text:p>0.386129</text:p>
          </table:table-cell>
          <table:table-cell office:value-type="float" office:value="0.386095">
            <text:p>0.386095</text:p>
          </table:table-cell>
          <table:table-cell table:formula="of:=([.B300]/[.B304])" office:value-type="float" office:value="0.186946985724237">
            <text:p>0.19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003">
            <text:p>0.16003</text:p>
          </table:table-cell>
          <table:table-cell office:value-type="float" office:value="0.000992">
            <text:p>0.000992</text:p>
          </table:table-cell>
          <table:table-cell office:value-type="float" office:value="0.160993">
            <text:p>0.160993</text:p>
          </table:table-cell>
          <table:table-cell office:value-type="float" office:value="0.160723">
            <text:p>0.160723</text:p>
          </table:table-cell>
          <table:table-cell office:value-type="float" office:value="0.160388">
            <text:p>0.160388</text:p>
          </table:table-cell>
          <table:table-cell office:value-type="float" office:value="0.160208">
            <text:p>0.160208</text:p>
          </table:table-cell>
          <table:table-cell office:value-type="float" office:value="0.158564">
            <text:p>0.158564</text:p>
          </table:table-cell>
          <table:table-cell office:value-type="float" office:value="0.159153">
            <text:p>0.159153</text:p>
          </table:table-cell>
          <table:table-cell office:value-type="float" office:value="0.158907">
            <text:p>0.158907</text:p>
          </table:table-cell>
          <table:table-cell office:value-type="float" office:value="0.161309">
            <text:p>0.161309</text:p>
          </table:table-cell>
          <table:table-cell office:value-type="float" office:value="0.161136">
            <text:p>0.161136</text:p>
          </table:table-cell>
          <table:table-cell office:value-type="float" office:value="0.158916">
            <text:p>0.15891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46455">
            <text:p>0.446455</text:p>
          </table:table-cell>
          <table:table-cell office:value-type="float" office:value="0.001588">
            <text:p>0.001588</text:p>
          </table:table-cell>
          <table:table-cell office:value-type="float" office:value="0.443482">
            <text:p>0.443482</text:p>
          </table:table-cell>
          <table:table-cell office:value-type="float" office:value="0.444306">
            <text:p>0.444306</text:p>
          </table:table-cell>
          <table:table-cell office:value-type="float" office:value="0.448634">
            <text:p>0.448634</text:p>
          </table:table-cell>
          <table:table-cell office:value-type="float" office:value="0.44757">
            <text:p>0.44757</text:p>
          </table:table-cell>
          <table:table-cell office:value-type="float" office:value="0.448107">
            <text:p>0.448107</text:p>
          </table:table-cell>
          <table:table-cell office:value-type="float" office:value="0.446474">
            <text:p>0.446474</text:p>
          </table:table-cell>
          <table:table-cell office:value-type="float" office:value="0.447225">
            <text:p>0.447225</text:p>
          </table:table-cell>
          <table:table-cell office:value-type="float" office:value="0.447453">
            <text:p>0.447453</text:p>
          </table:table-cell>
          <table:table-cell office:value-type="float" office:value="0.445944">
            <text:p>0.445944</text:p>
          </table:table-cell>
          <table:table-cell office:value-type="float" office:value="0.44536">
            <text:p>0.44536</text:p>
          </table:table-cell>
          <table:table-cell table:formula="of:=([.B306]/[.B307])" office:value-type="float" office:value="0.358445979997984">
            <text:p>0.3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04164">
            <text:p>0.404164</text:p>
          </table:table-cell>
          <table:table-cell office:value-type="float" office:value="0.002108">
            <text:p>0.002108</text:p>
          </table:table-cell>
          <table:table-cell office:value-type="float" office:value="0.405062">
            <text:p>0.405062</text:p>
          </table:table-cell>
          <table:table-cell office:value-type="float" office:value="0.405384">
            <text:p>0.405384</text:p>
          </table:table-cell>
          <table:table-cell office:value-type="float" office:value="0.40131">
            <text:p>0.40131</text:p>
          </table:table-cell>
          <table:table-cell office:value-type="float" office:value="0.401359">
            <text:p>0.401359</text:p>
          </table:table-cell>
          <table:table-cell office:value-type="float" office:value="0.407363">
            <text:p>0.407363</text:p>
          </table:table-cell>
          <table:table-cell office:value-type="float" office:value="0.402715">
            <text:p>0.402715</text:p>
          </table:table-cell>
          <table:table-cell office:value-type="float" office:value="0.403953">
            <text:p>0.403953</text:p>
          </table:table-cell>
          <table:table-cell office:value-type="float" office:value="0.406096">
            <text:p>0.406096</text:p>
          </table:table-cell>
          <table:table-cell office:value-type="float" office:value="0.401963">
            <text:p>0.401963</text:p>
          </table:table-cell>
          <table:table-cell office:value-type="float" office:value="0.406438">
            <text:p>0.406438</text:p>
          </table:table-cell>
          <table:table-cell table:formula="of:=([.B306]/[.B308])" office:value-type="float" office:value="0.395953127938164">
            <text:p>0.4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96424">
            <text:p>0.396424</text:p>
          </table:table-cell>
          <table:table-cell office:value-type="float" office:value="0.002313">
            <text:p>0.002313</text:p>
          </table:table-cell>
          <table:table-cell office:value-type="float" office:value="0.397898">
            <text:p>0.397898</text:p>
          </table:table-cell>
          <table:table-cell office:value-type="float" office:value="0.391624">
            <text:p>0.391624</text:p>
          </table:table-cell>
          <table:table-cell office:value-type="float" office:value="0.397005">
            <text:p>0.397005</text:p>
          </table:table-cell>
          <table:table-cell office:value-type="float" office:value="0.398215">
            <text:p>0.398215</text:p>
          </table:table-cell>
          <table:table-cell office:value-type="float" office:value="0.396596">
            <text:p>0.396596</text:p>
          </table:table-cell>
          <table:table-cell office:value-type="float" office:value="0.39595">
            <text:p>0.39595</text:p>
          </table:table-cell>
          <table:table-cell office:value-type="float" office:value="0.400599">
            <text:p>0.400599</text:p>
          </table:table-cell>
          <table:table-cell office:value-type="float" office:value="0.396987">
            <text:p>0.396987</text:p>
          </table:table-cell>
          <table:table-cell office:value-type="float" office:value="0.395264">
            <text:p>0.395264</text:p>
          </table:table-cell>
          <table:table-cell office:value-type="float" office:value="0.3941">
            <text:p>0.3941</text:p>
          </table:table-cell>
          <table:table-cell table:formula="of:=([.B306]/[.B309])" office:value-type="float" office:value="0.403683934373297">
            <text:p>0.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61202">
            <text:p>0.361202</text:p>
          </table:table-cell>
          <table:table-cell office:value-type="float" office:value="0.001465">
            <text:p>0.001465</text:p>
          </table:table-cell>
          <table:table-cell office:value-type="float" office:value="0.363799">
            <text:p>0.363799</text:p>
          </table:table-cell>
          <table:table-cell office:value-type="float" office:value="0.361993">
            <text:p>0.361993</text:p>
          </table:table-cell>
          <table:table-cell office:value-type="float" office:value="0.361679">
            <text:p>0.361679</text:p>
          </table:table-cell>
          <table:table-cell office:value-type="float" office:value="0.36091">
            <text:p>0.36091</text:p>
          </table:table-cell>
          <table:table-cell office:value-type="float" office:value="0.361258">
            <text:p>0.361258</text:p>
          </table:table-cell>
          <table:table-cell office:value-type="float" office:value="0.361026">
            <text:p>0.361026</text:p>
          </table:table-cell>
          <table:table-cell office:value-type="float" office:value="0.362642">
            <text:p>0.362642</text:p>
          </table:table-cell>
          <table:table-cell office:value-type="float" office:value="0.358008">
            <text:p>0.358008</text:p>
          </table:table-cell>
          <table:table-cell office:value-type="float" office:value="0.360423">
            <text:p>0.360423</text:p>
          </table:table-cell>
          <table:table-cell office:value-type="float" office:value="0.360282">
            <text:p>0.360282</text:p>
          </table:table-cell>
          <table:table-cell table:formula="of:=([.B306]/[.B310])" office:value-type="float" office:value="0.44304848810361">
            <text:p>0.44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8037">
            <text:p>0.178037</text:p>
          </table:table-cell>
          <table:table-cell office:value-type="float" office:value="0.003976">
            <text:p>0.003976</text:p>
          </table:table-cell>
          <table:table-cell office:value-type="float" office:value="0.174578">
            <text:p>0.174578</text:p>
          </table:table-cell>
          <table:table-cell office:value-type="float" office:value="0.175479">
            <text:p>0.175479</text:p>
          </table:table-cell>
          <table:table-cell office:value-type="float" office:value="0.177247">
            <text:p>0.177247</text:p>
          </table:table-cell>
          <table:table-cell office:value-type="float" office:value="0.180319">
            <text:p>0.180319</text:p>
          </table:table-cell>
          <table:table-cell office:value-type="float" office:value="0.176304">
            <text:p>0.176304</text:p>
          </table:table-cell>
          <table:table-cell office:value-type="float" office:value="0.180354">
            <text:p>0.180354</text:p>
          </table:table-cell>
          <table:table-cell office:value-type="float" office:value="0.17446">
            <text:p>0.17446</text:p>
          </table:table-cell>
          <table:table-cell office:value-type="float" office:value="0.176404">
            <text:p>0.176404</text:p>
          </table:table-cell>
          <table:table-cell office:value-type="float" office:value="0.176779">
            <text:p>0.176779</text:p>
          </table:table-cell>
          <table:table-cell office:value-type="float" office:value="0.188445">
            <text:p>0.1884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19352">
            <text:p>0.319352</text:p>
          </table:table-cell>
          <table:table-cell office:value-type="float" office:value="0.000446">
            <text:p>0.000446</text:p>
          </table:table-cell>
          <table:table-cell office:value-type="float" office:value="0.319554">
            <text:p>0.319554</text:p>
          </table:table-cell>
          <table:table-cell office:value-type="float" office:value="0.319504">
            <text:p>0.319504</text:p>
          </table:table-cell>
          <table:table-cell office:value-type="float" office:value="0.318888">
            <text:p>0.318888</text:p>
          </table:table-cell>
          <table:table-cell office:value-type="float" office:value="0.319104">
            <text:p>0.319104</text:p>
          </table:table-cell>
          <table:table-cell office:value-type="float" office:value="0.319769">
            <text:p>0.319769</text:p>
          </table:table-cell>
          <table:table-cell office:value-type="float" office:value="0.319709">
            <text:p>0.319709</text:p>
          </table:table-cell>
          <table:table-cell office:value-type="float" office:value="0.31885">
            <text:p>0.31885</text:p>
          </table:table-cell>
          <table:table-cell office:value-type="float" office:value="0.319289">
            <text:p>0.319289</text:p>
          </table:table-cell>
          <table:table-cell office:value-type="float" office:value="0.320163">
            <text:p>0.320163</text:p>
          </table:table-cell>
          <table:table-cell office:value-type="float" office:value="0.318692">
            <text:p>0.318692</text:p>
          </table:table-cell>
          <table:table-cell table:formula="of:=([.B312]/[.B313])" office:value-type="float" office:value="0.55749455146672">
            <text:p>0.5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170384">
            <text:p>0.170384</text:p>
          </table:table-cell>
          <table:table-cell office:value-type="float" office:value="0.00771">
            <text:p>0.00771</text:p>
          </table:table-cell>
          <table:table-cell office:value-type="float" office:value="0.17111">
            <text:p>0.17111</text:p>
          </table:table-cell>
          <table:table-cell office:value-type="float" office:value="0.167767">
            <text:p>0.167767</text:p>
          </table:table-cell>
          <table:table-cell office:value-type="float" office:value="0.164321">
            <text:p>0.164321</text:p>
          </table:table-cell>
          <table:table-cell office:value-type="float" office:value="0.170759">
            <text:p>0.170759</text:p>
          </table:table-cell>
          <table:table-cell office:value-type="float" office:value="0.165228">
            <text:p>0.165228</text:p>
          </table:table-cell>
          <table:table-cell office:value-type="float" office:value="0.168085">
            <text:p>0.168085</text:p>
          </table:table-cell>
          <table:table-cell office:value-type="float" office:value="0.192717">
            <text:p>0.192717</text:p>
          </table:table-cell>
          <table:table-cell office:value-type="float" office:value="0.168453">
            <text:p>0.168453</text:p>
          </table:table-cell>
          <table:table-cell office:value-type="float" office:value="0.16688">
            <text:p>0.16688</text:p>
          </table:table-cell>
          <table:table-cell office:value-type="float" office:value="0.168522">
            <text:p>0.168522</text:p>
          </table:table-cell>
          <table:table-cell table:formula="of:=([.B312]/[.B314])" office:value-type="float" office:value="1.04491618931355">
            <text:p>1.0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6682">
            <text:p>0.166682</text:p>
          </table:table-cell>
          <table:table-cell office:value-type="float" office:value="0.001591">
            <text:p>0.001591</text:p>
          </table:table-cell>
          <table:table-cell office:value-type="float" office:value="0.167">
            <text:p>0.167</text:p>
          </table:table-cell>
          <table:table-cell office:value-type="float" office:value="0.166228">
            <text:p>0.166228</text:p>
          </table:table-cell>
          <table:table-cell office:value-type="float" office:value="0.166725">
            <text:p>0.166725</text:p>
          </table:table-cell>
          <table:table-cell office:value-type="float" office:value="0.163376">
            <text:p>0.163376</text:p>
          </table:table-cell>
          <table:table-cell office:value-type="float" office:value="0.166565">
            <text:p>0.166565</text:p>
          </table:table-cell>
          <table:table-cell office:value-type="float" office:value="0.168231">
            <text:p>0.168231</text:p>
          </table:table-cell>
          <table:table-cell office:value-type="float" office:value="0.169264">
            <text:p>0.169264</text:p>
          </table:table-cell>
          <table:table-cell office:value-type="float" office:value="0.165653">
            <text:p>0.165653</text:p>
          </table:table-cell>
          <table:table-cell office:value-type="float" office:value="0.168277">
            <text:p>0.168277</text:p>
          </table:table-cell>
          <table:table-cell office:value-type="float" office:value="0.165497">
            <text:p>0.165497</text:p>
          </table:table-cell>
          <table:table-cell table:formula="of:=([.B312]/[.B315])" office:value-type="float" office:value="1.0681237326166">
            <text:p>1.0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5623">
            <text:p>0.165623</text:p>
          </table:table-cell>
          <table:table-cell office:value-type="float" office:value="0.00193">
            <text:p>0.00193</text:p>
          </table:table-cell>
          <table:table-cell office:value-type="float" office:value="0.166267">
            <text:p>0.166267</text:p>
          </table:table-cell>
          <table:table-cell office:value-type="float" office:value="0.166543">
            <text:p>0.166543</text:p>
          </table:table-cell>
          <table:table-cell office:value-type="float" office:value="0.165648">
            <text:p>0.165648</text:p>
          </table:table-cell>
          <table:table-cell office:value-type="float" office:value="0.166299">
            <text:p>0.166299</text:p>
          </table:table-cell>
          <table:table-cell office:value-type="float" office:value="0.162672">
            <text:p>0.162672</text:p>
          </table:table-cell>
          <table:table-cell office:value-type="float" office:value="0.163079">
            <text:p>0.163079</text:p>
          </table:table-cell>
          <table:table-cell office:value-type="float" office:value="0.163958">
            <text:p>0.163958</text:p>
          </table:table-cell>
          <table:table-cell office:value-type="float" office:value="0.165705">
            <text:p>0.165705</text:p>
          </table:table-cell>
          <table:table-cell office:value-type="float" office:value="0.16976">
            <text:p>0.16976</text:p>
          </table:table-cell>
          <table:table-cell office:value-type="float" office:value="0.166296">
            <text:p>0.166296</text:p>
          </table:table-cell>
          <table:table-cell table:formula="of:=([.B312]/[.B316])" office:value-type="float" office:value="1.07495335792734">
            <text:p>1.07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5366">
            <text:p>0.155366</text:p>
          </table:table-cell>
          <table:table-cell office:value-type="float" office:value="0.01894">
            <text:p>0.01894</text:p>
          </table:table-cell>
          <table:table-cell office:value-type="float" office:value="0.158219">
            <text:p>0.158219</text:p>
          </table:table-cell>
          <table:table-cell office:value-type="float" office:value="0.163417">
            <text:p>0.163417</text:p>
          </table:table-cell>
          <table:table-cell office:value-type="float" office:value="0.118188">
            <text:p>0.118188</text:p>
          </table:table-cell>
          <table:table-cell office:value-type="float" office:value="0.177654">
            <text:p>0.177654</text:p>
          </table:table-cell>
          <table:table-cell office:value-type="float" office:value="0.163988">
            <text:p>0.163988</text:p>
          </table:table-cell>
          <table:table-cell office:value-type="float" office:value="0.158269">
            <text:p>0.158269</text:p>
          </table:table-cell>
          <table:table-cell office:value-type="float" office:value="0.15774">
            <text:p>0.15774</text:p>
          </table:table-cell>
          <table:table-cell office:value-type="float" office:value="0.121348">
            <text:p>0.121348</text:p>
          </table:table-cell>
          <table:table-cell office:value-type="float" office:value="0.174466">
            <text:p>0.174466</text:p>
          </table:table-cell>
          <table:table-cell office:value-type="float" office:value="0.160376">
            <text:p>0.16037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78325">
            <text:p>0.078325</text:p>
          </table:table-cell>
          <table:table-cell office:value-type="float" office:value="0.006059">
            <text:p>0.006059</text:p>
          </table:table-cell>
          <table:table-cell office:value-type="float" office:value="0.083656">
            <text:p>0.083656</text:p>
          </table:table-cell>
          <table:table-cell office:value-type="float" office:value="0.078018">
            <text:p>0.078018</text:p>
          </table:table-cell>
          <table:table-cell office:value-type="float" office:value="0.065601">
            <text:p>0.065601</text:p>
          </table:table-cell>
          <table:table-cell office:value-type="float" office:value="0.083053">
            <text:p>0.083053</text:p>
          </table:table-cell>
          <table:table-cell office:value-type="float" office:value="0.083959">
            <text:p>0.083959</text:p>
          </table:table-cell>
          <table:table-cell office:value-type="float" office:value="0.075807">
            <text:p>0.075807</text:p>
          </table:table-cell>
          <table:table-cell office:value-type="float" office:value="0.079086">
            <text:p>0.079086</text:p>
          </table:table-cell>
          <table:table-cell office:value-type="float" office:value="0.08096">
            <text:p>0.08096</text:p>
          </table:table-cell>
          <table:table-cell office:value-type="float" office:value="0.069396">
            <text:p>0.069396</text:p>
          </table:table-cell>
          <table:table-cell office:value-type="float" office:value="0.083714">
            <text:p>0.083714</text:p>
          </table:table-cell>
          <table:table-cell table:formula="of:=([.B318]/[.B319])" office:value-type="float" office:value="1.98360676667731">
            <text:p>1.9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0.043423">
            <text:p>0.043423</text:p>
          </table:table-cell>
          <table:table-cell office:value-type="float" office:value="0.00088">
            <text:p>0.00088</text:p>
          </table:table-cell>
          <table:table-cell office:value-type="float" office:value="0.044162">
            <text:p>0.044162</text:p>
          </table:table-cell>
          <table:table-cell office:value-type="float" office:value="0.04441">
            <text:p>0.04441</text:p>
          </table:table-cell>
          <table:table-cell office:value-type="float" office:value="0.043049">
            <text:p>0.043049</text:p>
          </table:table-cell>
          <table:table-cell office:value-type="float" office:value="0.043879">
            <text:p>0.043879</text:p>
          </table:table-cell>
          <table:table-cell office:value-type="float" office:value="0.042855">
            <text:p>0.042855</text:p>
          </table:table-cell>
          <table:table-cell office:value-type="float" office:value="0.044607">
            <text:p>0.044607</text:p>
          </table:table-cell>
          <table:table-cell office:value-type="float" office:value="0.043801">
            <text:p>0.043801</text:p>
          </table:table-cell>
          <table:table-cell office:value-type="float" office:value="0.042901">
            <text:p>0.042901</text:p>
          </table:table-cell>
          <table:table-cell office:value-type="float" office:value="0.043047">
            <text:p>0.043047</text:p>
          </table:table-cell>
          <table:table-cell office:value-type="float" office:value="0.041525">
            <text:p>0.041525</text:p>
          </table:table-cell>
          <table:table-cell table:formula="of:=([.B318]/[.B320])" office:value-type="float" office:value="3.57796559427032">
            <text:p>3.5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8876">
            <text:p>0.058876</text:p>
          </table:table-cell>
          <table:table-cell office:value-type="float" office:value="0.001257">
            <text:p>0.001257</text:p>
          </table:table-cell>
          <table:table-cell office:value-type="float" office:value="0.060183">
            <text:p>0.060183</text:p>
          </table:table-cell>
          <table:table-cell office:value-type="float" office:value="0.058301">
            <text:p>0.058301</text:p>
          </table:table-cell>
          <table:table-cell office:value-type="float" office:value="0.058719">
            <text:p>0.058719</text:p>
          </table:table-cell>
          <table:table-cell office:value-type="float" office:value="0.060237">
            <text:p>0.060237</text:p>
          </table:table-cell>
          <table:table-cell office:value-type="float" office:value="0.057919">
            <text:p>0.057919</text:p>
          </table:table-cell>
          <table:table-cell office:value-type="float" office:value="0.057274">
            <text:p>0.057274</text:p>
          </table:table-cell>
          <table:table-cell office:value-type="float" office:value="0.061181">
            <text:p>0.061181</text:p>
          </table:table-cell>
          <table:table-cell office:value-type="float" office:value="0.057575">
            <text:p>0.057575</text:p>
          </table:table-cell>
          <table:table-cell office:value-type="float" office:value="0.0595">
            <text:p>0.0595</text:p>
          </table:table-cell>
          <table:table-cell office:value-type="float" office:value="0.057867">
            <text:p>0.057867</text:p>
          </table:table-cell>
          <table:table-cell table:formula="of:=([.B318]/[.B321])" office:value-type="float" office:value="2.63886812962837">
            <text:p>2.6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77564">
            <text:p>0.177564</text:p>
          </table:table-cell>
          <table:table-cell office:value-type="float" office:value="0.00023">
            <text:p>0.00023</text:p>
          </table:table-cell>
          <table:table-cell office:value-type="float" office:value="0.177223">
            <text:p>0.177223</text:p>
          </table:table-cell>
          <table:table-cell office:value-type="float" office:value="0.177265">
            <text:p>0.177265</text:p>
          </table:table-cell>
          <table:table-cell office:value-type="float" office:value="0.177963">
            <text:p>0.177963</text:p>
          </table:table-cell>
          <table:table-cell office:value-type="float" office:value="0.177587">
            <text:p>0.177587</text:p>
          </table:table-cell>
          <table:table-cell office:value-type="float" office:value="0.177754">
            <text:p>0.177754</text:p>
          </table:table-cell>
          <table:table-cell office:value-type="float" office:value="0.177757">
            <text:p>0.177757</text:p>
          </table:table-cell>
          <table:table-cell office:value-type="float" office:value="0.177633">
            <text:p>0.177633</text:p>
          </table:table-cell>
          <table:table-cell office:value-type="float" office:value="0.177664">
            <text:p>0.177664</text:p>
          </table:table-cell>
          <table:table-cell office:value-type="float" office:value="0.177509">
            <text:p>0.177509</text:p>
          </table:table-cell>
          <table:table-cell office:value-type="float" office:value="0.17729">
            <text:p>0.17729</text:p>
          </table:table-cell>
          <table:table-cell table:formula="of:=([.B318]/[.B322])" office:value-type="float" office:value="0.874985920569485">
            <text:p>0.87</text:p>
          </table:table-cell>
          <table:table-cell table:number-columns-repeated="3"/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>
            <text:p>vec2</text:p>
          </table:table-cell>
          <table:table-cell table:style-name="ce4" table:formula="of:=([.N301])" office:value-type="float" office:value="0.931800875075827">
            <text:p>0.93</text:p>
          </table:table-cell>
          <table:table-cell table:style-name="ce4" table:formula="of:=([.N307])" office:value-type="float" office:value="0.358445979997984">
            <text:p>0.36</text:p>
          </table:table-cell>
          <table:table-cell table:style-name="ce4" table:formula="of:=([.N313])" office:value-type="float" office:value="0.55749455146672">
            <text:p>0.56</text:p>
          </table:table-cell>
          <table:table-cell table:style-name="ce4" table:formula="of:=([.N319])" office:value-type="float" office:value="1.98360676667731">
            <text:p>1.98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>
            <text:p>vec4</text:p>
          </table:table-cell>
          <table:table-cell table:style-name="ce4" table:formula="of:=([.N302])" office:value-type="float" office:value="0.863339033519486">
            <text:p>0.86</text:p>
          </table:table-cell>
          <table:table-cell table:style-name="ce4" table:formula="of:=([.N308])" office:value-type="float" office:value="0.395953127938164">
            <text:p>0.40</text:p>
          </table:table-cell>
          <table:table-cell table:style-name="ce4" table:formula="of:=([.N314])" office:value-type="float" office:value="1.04491618931355">
            <text:p>1.04</text:p>
          </table:table-cell>
          <table:table-cell table:style-name="ce4" table:formula="of:=([.N320])" office:value-type="float" office:value="3.57796559427032">
            <text:p>3.58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>
            <text:p>vec8</text:p>
          </table:table-cell>
          <table:table-cell table:style-name="ce4" table:formula="of:=([.N303])" office:value-type="float" office:value="0.397389815767891">
            <text:p>0.40</text:p>
          </table:table-cell>
          <table:table-cell table:style-name="ce4" table:formula="of:=([.N309])" office:value-type="float" office:value="0.403683934373297">
            <text:p>0.40</text:p>
          </table:table-cell>
          <table:table-cell table:style-name="ce4" table:formula="of:=([.N315])" office:value-type="float" office:value="1.0681237326166">
            <text:p>1.07</text:p>
          </table:table-cell>
          <table:table-cell table:style-name="ce4" table:formula="of:=([.N321])" office:value-type="float" office:value="2.63886812962837">
            <text:p>2.6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>
            <text:p>vec16</text:p>
          </table:table-cell>
          <table:table-cell table:style-name="ce4" table:formula="of:=([.N304])" office:value-type="float" office:value="0.186946985724237">
            <text:p>0.19</text:p>
          </table:table-cell>
          <table:table-cell table:style-name="ce4" table:formula="of:=([.N310])" office:value-type="float" office:value="0.44304848810361">
            <text:p>0.44</text:p>
          </table:table-cell>
          <table:table-cell table:style-name="ce4" table:formula="of:=([.N316])" office:value-type="float" office:value="1.07495335792734">
            <text:p>1.07</text:p>
          </table:table-cell>
          <table:table-cell table:style-name="ce4" table:formula="of:=([.N322])" office:value-type="float" office:value="0.874985920569485">
            <text:p>0.87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K20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BS</text:p>
          </table:table-cell>
          <table:table-cell office:value-type="string">
            <text:p>SOR</text:p>
          </table:table-cell>
          <table:table-cell table:number-columns-repeated="2"/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BS</text:p>
          </table:table-cell>
          <table:table-cell office:value-type="string">
            <text:p>SOR</text:p>
          </table:table-cell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</table:table-row>
        <table:table-row table:style-name="ro1">
          <table:table-cell office:value-type="string">
            <text:p>vec2</text:p>
          </table:table-cell>
          <table:table-cell table:style-name="ce4" table:formula="of:=([.B230])" office:value-type="float" office:value="0.96484381805195">
            <text:p>0.96</text:p>
          </table:table-cell>
          <table:table-cell table:style-name="ce4" table:formula="of:=([.B261])" office:value-type="float" office:value="0.725190748454175">
            <text:p>0.73</text:p>
          </table:table-cell>
          <table:table-cell table:style-name="ce4" table:formula="of:=([.B293])" office:value-type="float" office:value="0.240573100653969">
            <text:p>0.24</text:p>
          </table:table-cell>
          <table:table-cell table:style-name="ce4" table:formula="of:=([.B325])" office:value-type="float" office:value="0.931800875075827">
            <text:p>0.93</text:p>
          </table:table-cell>
          <table:table-cell/>
          <table:table-cell office:value-type="string">
            <text:p>vec2</text:p>
          </table:table-cell>
          <table:table-cell table:style-name="ce4" office:value-type="float" office:value="0.96">
            <text:p>0.96</text:p>
          </table:table-cell>
          <table:table-cell table:style-name="ce4" office:value-type="float" office:value="0.73">
            <text:p>0.73</text:p>
          </table:table-cell>
          <table:table-cell table:style-name="ce4" office:value-type="float" office:value="0.24">
            <text:p>0.24</text:p>
          </table:table-cell>
          <table:table-cell table:style-name="ce4" office:value-type="float" office:value="0.93">
            <text:p>0.93</text:p>
          </table:table-cell>
          <table:table-cell/>
          <table:table-cell office:value-type="string">
            <text:p>MM</text:p>
          </table:table-cell>
          <table:table-cell office:value-type="float" office:value="0.96">
            <text:p>0.96</text:p>
          </table:table-cell>
          <table:table-cell table:style-name="ce4" office:value-type="float" office:value="0.57">
            <text:p>0.57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0.11">
            <text:p>0.11</text:p>
          </table:table-cell>
        </table:table-row>
        <table:table-row table:style-name="ro1">
          <table:table-cell office:value-type="string">
            <text:p>vec4</text:p>
          </table:table-cell>
          <table:table-cell table:style-name="ce4" table:formula="of:=([.B231])" office:value-type="float" office:value="0.56848419611266">
            <text:p>0.57</text:p>
          </table:table-cell>
          <table:table-cell table:style-name="ce4" table:formula="of:=([.B262])" office:value-type="float" office:value="0.395595571088952">
            <text:p>0.40</text:p>
          </table:table-cell>
          <table:table-cell table:style-name="ce4" table:formula="of:=([.B294])" office:value-type="float" office:value="0.244557461218217">
            <text:p>0.24</text:p>
          </table:table-cell>
          <table:table-cell table:style-name="ce4" table:formula="of:=([.B326])" office:value-type="float" office:value="0.863339033519486">
            <text:p>0.86</text:p>
          </table:table-cell>
          <table:table-cell/>
          <table:table-cell office:value-type="string">
            <text:p>vec4</text:p>
          </table:table-cell>
          <table:table-cell table:style-name="ce4" office:value-type="float" office:value="0.57">
            <text:p>0.57</text:p>
          </table:table-cell>
          <table:table-cell table:style-name="ce4" office:value-type="float" office:value="0.4">
            <text:p>0.40</text:p>
          </table:table-cell>
          <table:table-cell table:style-name="ce4" office:value-type="float" office:value="0.24">
            <text:p>0.24</text:p>
          </table:table-cell>
          <table:table-cell table:style-name="ce4" office:value-type="float" office:value="0.86">
            <text:p>0.86</text:p>
          </table:table-cell>
          <table:table-cell/>
          <table:table-cell office:value-type="string">
            <text:p>IC</text:p>
          </table:table-cell>
          <table:table-cell office:value-type="float" office:value="0.73">
            <text:p>0.73</text:p>
          </table:table-cell>
          <table:table-cell table:style-name="ce4" office:value-type="float" office:value="0.4">
            <text:p>0.40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0.06">
            <text:p>0.06</text:p>
          </table:table-cell>
        </table:table-row>
        <table:table-row table:style-name="ro1">
          <table:table-cell office:value-type="string">
            <text:p>vec8</text:p>
          </table:table-cell>
          <table:table-cell table:style-name="ce4" table:formula="of:=([.B232])" office:value-type="float" office:value="0.254137735987007">
            <text:p>0.25</text:p>
          </table:table-cell>
          <table:table-cell table:style-name="ce4" table:formula="of:=([.B263])" office:value-type="float" office:value="0.147786422064426">
            <text:p>0.15</text:p>
          </table:table-cell>
          <table:table-cell table:style-name="ce4" table:formula="of:=([.B295])" office:value-type="float" office:value="0.124705302297942">
            <text:p>0.12</text:p>
          </table:table-cell>
          <table:table-cell table:style-name="ce4" table:formula="of:=([.B327])" office:value-type="float" office:value="0.397389815767891">
            <text:p>0.40</text:p>
          </table:table-cell>
          <table:table-cell/>
          <table:table-cell office:value-type="string">
            <text:p>vec8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0.4">
            <text:p>0.40</text:p>
          </table:table-cell>
          <table:table-cell/>
          <table:table-cell office:value-type="string">
            <text:p>BS</text:p>
          </table:table-cell>
          <table:table-cell office:value-type="float" office:value="0.24">
            <text:p>0.24</text:p>
          </table:table-cell>
          <table:table-cell table:style-name="ce4" office:value-type="float" office:value="0.24">
            <text:p>0.24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0.06">
            <text:p>0.06</text:p>
          </table:table-cell>
        </table:table-row>
        <table:table-row table:style-name="ro1">
          <table:table-cell office:value-type="string">
            <text:p>vec16</text:p>
          </table:table-cell>
          <table:table-cell table:style-name="ce4" table:formula="of:=([.B233])" office:value-type="float" office:value="0.10628057024043">
            <text:p>0.11</text:p>
          </table:table-cell>
          <table:table-cell table:style-name="ce4" table:formula="of:=([.B264])" office:value-type="float" office:value="0.0579573980981472">
            <text:p>0.06</text:p>
          </table:table-cell>
          <table:table-cell table:style-name="ce4" table:formula="of:=([.B296])" office:value-type="float" office:value="0.0612665415325283">
            <text:p>0.06</text:p>
          </table:table-cell>
          <table:table-cell table:style-name="ce4" table:formula="of:=([.B328])" office:value-type="float" office:value="0.186946985724237">
            <text:p>0.19</text:p>
          </table:table-cell>
          <table:table-cell/>
          <table:table-cell office:value-type="string">
            <text:p>vec16</text:p>
          </table:table-cell>
          <table:table-cell table:style-name="ce4" office:value-type="float" office:value="0.11">
            <text:p>0.11</text:p>
          </table:table-cell>
          <table:table-cell table:number-columns-repeated="2" table:style-name="ce4" office:value-type="float" office:value="0.06">
            <text:p>0.06</text:p>
          </table:table-cell>
          <table:table-cell table:style-name="ce4" office:value-type="float" office:value="0.19">
            <text:p>0.19</text:p>
          </table:table-cell>
          <table:table-cell/>
          <table:table-cell office:value-type="string">
            <text:p>SOR</text:p>
          </table:table-cell>
          <table:table-cell office:value-type="float" office:value="0.93">
            <text:p>0.93</text:p>
          </table:table-cell>
          <table:table-cell table:style-name="ce4" office:value-type="float" office:value="0.86">
            <text:p>0.86</text:p>
          </table:table-cell>
          <table:table-cell table:style-name="ce4" office:value-type="float" office:value="0.4">
            <text:p>0.40</text:p>
          </table:table-cell>
          <table:table-cell table:style-name="ce4" office:value-type="float" office:value="0.19">
            <text:p>0.19</text:p>
          </table:table-cell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MIC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BS</text:p>
          </table:table-cell>
          <table:table-cell office:value-type="string">
            <text:p>SOR</text:p>
          </table:table-cell>
          <table:table-cell table:number-columns-repeated="2"/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BS</text:p>
          </table:table-cell>
          <table:table-cell office:value-type="string">
            <text:p>SOR</text:p>
          </table:table-cell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</table:table-row>
        <table:table-row table:style-name="ro1">
          <table:table-cell office:value-type="string">
            <text:p>vec2</text:p>
          </table:table-cell>
          <table:table-cell table:style-name="ce4" table:formula="of:=([.C230])" office:value-type="float" office:value="0.323936631385455">
            <text:p>0.32</text:p>
          </table:table-cell>
          <table:table-cell table:style-name="ce4" table:formula="of:=([.C261])" office:value-type="float" office:value="0.200826470792782">
            <text:p>0.20</text:p>
          </table:table-cell>
          <table:table-cell table:style-name="ce4" table:formula="of:=([.C293])" office:value-type="float" office:value="0.539892184769587">
            <text:p>0.54</text:p>
          </table:table-cell>
          <table:table-cell table:style-name="ce4" table:formula="of:=([.C325])" office:value-type="float" office:value="0.358445979997984">
            <text:p>0.36</text:p>
          </table:table-cell>
          <table:table-cell/>
          <table:table-cell office:value-type="string">
            <text:p>vec2</text:p>
          </table:table-cell>
          <table:table-cell office:value-type="float" office:value="0.32">
            <text:p>0.32</text:p>
          </table:table-cell>
          <table:table-cell office:value-type="float" office:value="0.2">
            <text:p>0.2</text:p>
          </table:table-cell>
          <table:table-cell office:value-type="float" office:value="0.54">
            <text:p>0.54</text:p>
          </table:table-cell>
          <table:table-cell office:value-type="float" office:value="0.36">
            <text:p>0.36</text:p>
          </table:table-cell>
          <table:table-cell/>
          <table:table-cell office:value-type="string">
            <text:p>MM</text:p>
          </table:table-cell>
          <table:table-cell table:style-name="Default" office:value-type="float" office:value="0.32">
            <text:p>0.32</text:p>
          </table:table-cell>
          <table:table-cell office:value-type="float" office:value="0.46">
            <text:p>0.46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vec4</text:p>
          </table:table-cell>
          <table:table-cell table:style-name="ce4" table:formula="of:=([.C231])" office:value-type="float" office:value="0.45980208855853">
            <text:p>0.46</text:p>
          </table:table-cell>
          <table:table-cell table:style-name="ce4" table:formula="of:=([.C262])" office:value-type="float" office:value="0.315126499949626">
            <text:p>0.32</text:p>
          </table:table-cell>
          <table:table-cell table:style-name="ce4" table:formula="of:=([.C294])" office:value-type="float" office:value="0.404799574799451">
            <text:p>0.40</text:p>
          </table:table-cell>
          <table:table-cell table:style-name="ce4" table:formula="of:=([.C326])" office:value-type="float" office:value="0.395953127938164">
            <text:p>0.40</text:p>
          </table:table-cell>
          <table:table-cell/>
          <table:table-cell office:value-type="string">
            <text:p>vec4</text:p>
          </table:table-cell>
          <table:table-cell office:value-type="float" office:value="0.46">
            <text:p>0.46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.4">
            <text:p>0.4</text:p>
          </table:table-cell>
          <table:table-cell/>
          <table:table-cell office:value-type="string">
            <text:p>IC</text:p>
          </table:table-cell>
          <table:table-cell table:style-name="Default"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string">
            <text:p>vec8</text:p>
          </table:table-cell>
          <table:table-cell table:style-name="ce4" table:formula="of:=([.C232])" office:value-type="float" office:value="0.682378257900553">
            <text:p>0.68</text:p>
          </table:table-cell>
          <table:table-cell table:style-name="ce4" table:formula="of:=([.C263])" office:value-type="float" office:value="0.438294096296543">
            <text:p>0.44</text:p>
          </table:table-cell>
          <table:table-cell table:style-name="ce4" table:formula="of:=([.C295])" office:value-type="float" office:value="0.278386072833426">
            <text:p>0.28</text:p>
          </table:table-cell>
          <table:table-cell table:style-name="ce4" table:formula="of:=([.C327])" office:value-type="float" office:value="0.403683934373297">
            <text:p>0.40</text:p>
          </table:table-cell>
          <table:table-cell/>
          <table:table-cell office:value-type="string">
            <text:p>vec8</text:p>
          </table:table-cell>
          <table:table-cell office:value-type="float" office:value="0.68">
            <text:p>0.68</text:p>
          </table:table-cell>
          <table:table-cell office:value-type="float" office:value="0.44">
            <text:p>0.44</text:p>
          </table:table-cell>
          <table:table-cell office:value-type="float" office:value="0.28">
            <text:p>0.28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BS</text:p>
          </table:table-cell>
          <table:table-cell table:style-name="Default" office:value-type="float" office:value="0.54">
            <text:p>0.54</text:p>
          </table:table-cell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vec16</text:p>
          </table:table-cell>
          <table:table-cell table:style-name="ce4" table:formula="of:=([.C233])" office:value-type="float" office:value="0.562276579946655">
            <text:p>0.56</text:p>
          </table:table-cell>
          <table:table-cell table:style-name="ce4" table:formula="of:=([.C264])" office:value-type="float" office:value="0.669551143438265">
            <text:p>0.67</text:p>
          </table:table-cell>
          <table:table-cell table:style-name="ce4" table:formula="of:=([.C296])" office:value-type="float" office:value="0.293591319126683">
            <text:p>0.29</text:p>
          </table:table-cell>
          <table:table-cell table:style-name="ce4" table:formula="of:=([.C328])" office:value-type="float" office:value="0.44304848810361">
            <text:p>0.44</text:p>
          </table:table-cell>
          <table:table-cell/>
          <table:table-cell office:value-type="string">
            <text:p>vec16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  <table:table-cell office:value-type="float" office:value="0.29">
            <text:p>0.29</text:p>
          </table:table-cell>
          <table:table-cell office:value-type="float" office:value="0.44">
            <text:p>0.44</text:p>
          </table:table-cell>
          <table:table-cell/>
          <table:table-cell office:value-type="string">
            <text:p>SOR</text:p>
          </table:table-cell>
          <table:table-cell table:style-name="Default" office:value-type="float" office:value="0.36">
            <text:p>0.36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SNB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BS</text:p>
          </table:table-cell>
          <table:table-cell office:value-type="string">
            <text:p>SOR</text:p>
          </table:table-cell>
          <table:table-cell table:number-columns-repeated="2"/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BS</text:p>
          </table:table-cell>
          <table:table-cell office:value-type="string">
            <text:p>SOR</text:p>
          </table:table-cell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</table:table-row>
        <table:table-row table:style-name="ro1">
          <table:table-cell office:value-type="string">
            <text:p>vec2</text:p>
          </table:table-cell>
          <table:table-cell table:style-name="ce4" table:formula="of:=([.D230])" office:value-type="float" office:value="1.06162059111019">
            <text:p>1.06</text:p>
          </table:table-cell>
          <table:table-cell table:style-name="ce4" table:formula="of:=([.D261])" office:value-type="float" office:value="0.480581324235801">
            <text:p>0.48</text:p>
          </table:table-cell>
          <table:table-cell table:style-name="ce4" table:formula="of:=([.D293])" office:value-type="float" office:value="0.328862626275497">
            <text:p>0.33</text:p>
          </table:table-cell>
          <table:table-cell table:style-name="ce4" table:formula="of:=([.D325])" office:value-type="float" office:value="0.55749455146672">
            <text:p>0.56</text:p>
          </table:table-cell>
          <table:table-cell/>
          <table:table-cell office:value-type="string">
            <text:p>vec2</text:p>
          </table:table-cell>
          <table:table-cell office:value-type="float" office:value="1.06">
            <text:p>1.06</text:p>
          </table:table-cell>
          <table:table-cell office:value-type="float" office:value="0.48">
            <text:p>0.48</text:p>
          </table:table-cell>
          <table:table-cell office:value-type="float" office:value="0.33">
            <text:p>0.33</text:p>
          </table:table-cell>
          <table:table-cell office:value-type="float" office:value="0.56">
            <text:p>0.56</text:p>
          </table:table-cell>
          <table:table-cell/>
          <table:table-cell office:value-type="string">
            <text:p>MM</text:p>
          </table:table-cell>
          <table:table-cell table:style-name="Default" office:value-type="float" office:value="1.06">
            <text:p>1.06</text:p>
          </table:table-cell>
          <table:table-cell office:value-type="float" office:value="1.52">
            <text:p>1.52</text:p>
          </table:table-cell>
          <table:table-cell office:value-type="float" office:value="2.01">
            <text:p>2.01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string">
            <text:p>vec4</text:p>
          </table:table-cell>
          <table:table-cell table:style-name="ce4" table:formula="of:=([.D231])" office:value-type="float" office:value="1.51526481514983">
            <text:p>1.52</text:p>
          </table:table-cell>
          <table:table-cell table:style-name="ce4" table:formula="of:=([.D262])" office:value-type="float" office:value="0.681346360325196">
            <text:p>0.68</text:p>
          </table:table-cell>
          <table:table-cell table:style-name="ce4" table:formula="of:=([.D294])" office:value-type="float" office:value="0.595668468174394">
            <text:p>0.60</text:p>
          </table:table-cell>
          <table:table-cell table:style-name="ce4" table:formula="of:=([.D326])" office:value-type="float" office:value="1.04491618931355">
            <text:p>1.04</text:p>
          </table:table-cell>
          <table:table-cell/>
          <table:table-cell office:value-type="string">
            <text:p>vec4</text:p>
          </table:table-cell>
          <table:table-cell office:value-type="float" office:value="1.52">
            <text:p>1.52</text:p>
          </table:table-cell>
          <table:table-cell office:value-type="float" office:value="0.68">
            <text:p>0.68</text:p>
          </table:table-cell>
          <table:table-cell office:value-type="float" office:value="0.6">
            <text:p>0.6</text:p>
          </table:table-cell>
          <table:table-cell office:value-type="float" office:value="1.04">
            <text:p>1.04</text:p>
          </table:table-cell>
          <table:table-cell/>
          <table:table-cell office:value-type="string">
            <text:p>IC</text:p>
          </table:table-cell>
          <table:table-cell table:style-name="Default" office:value-type="float" office:value="0.48">
            <text:p>0.48</text:p>
          </table:table-cell>
          <table:table-cell table:number-columns-repeated="2" office:value-type="float" office:value="0.68">
            <text:p>0.68</text:p>
          </table:table-cell>
          <table:table-cell office:value-type="float" office:value="2.14">
            <text:p>2.14</text:p>
          </table:table-cell>
        </table:table-row>
        <table:table-row table:style-name="ro1">
          <table:table-cell office:value-type="string">
            <text:p>vec8</text:p>
          </table:table-cell>
          <table:table-cell table:style-name="ce4" table:formula="of:=([.D232])" office:value-type="float" office:value="2.01426742345516">
            <text:p>2.01</text:p>
          </table:table-cell>
          <table:table-cell table:style-name="ce4" table:formula="of:=([.D263])" office:value-type="float" office:value="0.681346360325196">
            <text:p>0.68</text:p>
          </table:table-cell>
          <table:table-cell table:style-name="ce4" table:formula="of:=([.D295])" office:value-type="float" office:value="0.657752791398116">
            <text:p>0.66</text:p>
          </table:table-cell>
          <table:table-cell table:style-name="ce4" table:formula="of:=([.D327])" office:value-type="float" office:value="1.0681237326166">
            <text:p>1.07</text:p>
          </table:table-cell>
          <table:table-cell/>
          <table:table-cell office:value-type="string">
            <text:p>vec8</text:p>
          </table:table-cell>
          <table:table-cell office:value-type="float" office:value="2.01">
            <text:p>2.01</text:p>
          </table:table-cell>
          <table:table-cell office:value-type="float" office:value="0.68">
            <text:p>0.68</text:p>
          </table:table-cell>
          <table:table-cell office:value-type="float" office:value="0.66">
            <text:p>0.66</text:p>
          </table:table-cell>
          <table:table-cell office:value-type="float" office:value="1.07">
            <text:p>1.07</text:p>
          </table:table-cell>
          <table:table-cell/>
          <table:table-cell office:value-type="string">
            <text:p>BS</text:p>
          </table:table-cell>
          <table:table-cell table:style-name="Default" office:value-type="float" office:value="0.33">
            <text:p>0.33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vec16</text:p>
          </table:table-cell>
          <table:table-cell table:style-name="ce4" table:formula="of:=([.D233])" office:value-type="float" office:value="3.96643637836538">
            <text:p>3.97</text:p>
          </table:table-cell>
          <table:table-cell table:style-name="ce4" table:formula="of:=([.D264])" office:value-type="float" office:value="2.14172726091779">
            <text:p>2.14</text:p>
          </table:table-cell>
          <table:table-cell table:style-name="ce4" table:formula="of:=([.D296])" office:value-type="float" office:value="0.734425414789977">
            <text:p>0.73</text:p>
          </table:table-cell>
          <table:table-cell table:style-name="ce4" table:formula="of:=([.D328])" office:value-type="float" office:value="1.07495335792734">
            <text:p>1.07</text:p>
          </table:table-cell>
          <table:table-cell/>
          <table:table-cell office:value-type="string">
            <text:p>vec16</text:p>
          </table:table-cell>
          <table:table-cell office:value-type="float" office:value="3.97">
            <text:p>3.97</text:p>
          </table:table-cell>
          <table:table-cell office:value-type="float" office:value="2.14">
            <text:p>2.14</text:p>
          </table:table-cell>
          <table:table-cell office:value-type="float" office:value="0.73">
            <text:p>0.73</text:p>
          </table:table-cell>
          <table:table-cell office:value-type="float" office:value="1.07">
            <text:p>1.07</text:p>
          </table:table-cell>
          <table:table-cell/>
          <table:table-cell office:value-type="string">
            <text:p>SOR</text:p>
          </table:table-cell>
          <table:table-cell table:style-name="Default" office:value-type="float" office:value="0.56">
            <text:p>0.56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1.07">
            <text:p>1.07</text:p>
          </table:table-cell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Tahiti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BS</text:p>
          </table:table-cell>
          <table:table-cell office:value-type="string">
            <text:p>SOR</text:p>
          </table:table-cell>
          <table:table-cell table:number-columns-repeated="2"/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BS</text:p>
          </table:table-cell>
          <table:table-cell office:value-type="string">
            <text:p>SOR</text:p>
          </table:table-cell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</table:table-row>
        <table:table-row table:style-name="ro1">
          <table:table-cell office:value-type="string">
            <text:p>vec2</text:p>
          </table:table-cell>
          <table:table-cell table:style-name="ce4" table:formula="of:=([.E230])" office:value-type="float" office:value="1.02459349817817">
            <text:p>1.02</text:p>
          </table:table-cell>
          <table:table-cell table:style-name="ce4" table:formula="of:=([.E261])" office:value-type="float" office:value="1.49023999453588">
            <text:p>1.49</text:p>
          </table:table-cell>
          <table:table-cell table:style-name="ce4" table:formula="of:=([.E293])" office:value-type="float" office:value="1.6822602960605">
            <text:p>1.68</text:p>
          </table:table-cell>
          <table:table-cell table:style-name="ce4" table:formula="of:=([.E325])" office:value-type="float" office:value="1.98360676667731">
            <text:p>1.98</text:p>
          </table:table-cell>
          <table:table-cell/>
          <table:table-cell office:value-type="string">
            <text:p>vec2</text:p>
          </table:table-cell>
          <table:table-cell office:value-type="float" office:value="1.02">
            <text:p>1.02</text:p>
          </table:table-cell>
          <table:table-cell office:value-type="float" office:value="1.49">
            <text:p>1.49</text:p>
          </table:table-cell>
          <table:table-cell office:value-type="float" office:value="1.68">
            <text:p>1.68</text:p>
          </table:table-cell>
          <table:table-cell office:value-type="float" office:value="1.98">
            <text:p>1.98</text:p>
          </table:table-cell>
          <table:table-cell/>
          <table:table-cell office:value-type="string">
            <text:p>MM</text:p>
          </table:table-cell>
          <table:table-cell table:style-name="Default" office:value-type="float" office:value="1.02">
            <text:p>1.02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office:value-type="float" office:value="1.29">
            <text:p>1.29</text:p>
          </table:table-cell>
        </table:table-row>
        <table:table-row table:style-name="ro1">
          <table:table-cell office:value-type="string">
            <text:p>vec4</text:p>
          </table:table-cell>
          <table:table-cell table:style-name="ce4" table:formula="of:=([.E231])" office:value-type="float" office:value="1.06150802887635">
            <text:p>1.06</text:p>
          </table:table-cell>
          <table:table-cell table:style-name="ce4" table:formula="of:=([.E262])" office:value-type="float" office:value="2.21916385904689">
            <text:p>2.22</text:p>
          </table:table-cell>
          <table:table-cell table:style-name="ce4" table:formula="of:=([.E294])" office:value-type="float" office:value="1.74328403259885">
            <text:p>1.74</text:p>
          </table:table-cell>
          <table:table-cell table:style-name="ce4" table:formula="of:=([.E326])" office:value-type="float" office:value="3.57796559427032">
            <text:p>3.58</text:p>
          </table:table-cell>
          <table:table-cell/>
          <table:table-cell office:value-type="string">
            <text:p>vec4</text:p>
          </table:table-cell>
          <table:table-cell office:value-type="float" office:value="1.06">
            <text:p>1.06</text:p>
          </table:table-cell>
          <table:table-cell office:value-type="float" office:value="2.22">
            <text:p>2.22</text:p>
          </table:table-cell>
          <table:table-cell office:value-type="float" office:value="1.74">
            <text:p>1.74</text:p>
          </table:table-cell>
          <table:table-cell office:value-type="float" office:value="3.58">
            <text:p>3.58</text:p>
          </table:table-cell>
          <table:table-cell/>
          <table:table-cell office:value-type="string">
            <text:p>IC</text:p>
          </table:table-cell>
          <table:table-cell table:style-name="Default" office:value-type="float" office:value="1.49">
            <text:p>1.49</text:p>
          </table:table-cell>
          <table:table-cell office:value-type="float" office:value="2.22">
            <text:p>2.22</text:p>
          </table:table-cell>
          <table:table-cell office:value-type="float" office:value="1.14">
            <text:p>1.14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string">
            <text:p>vec8</text:p>
          </table:table-cell>
          <table:table-cell table:style-name="ce4" table:formula="of:=([.E232])" office:value-type="float" office:value="1.09388429446015">
            <text:p>1.09</text:p>
          </table:table-cell>
          <table:table-cell table:style-name="ce4" table:formula="of:=([.E263])" office:value-type="float" office:value="1.14269846569471">
            <text:p>1.14</text:p>
          </table:table-cell>
          <table:table-cell table:style-name="ce4" table:formula="of:=([.E295])" office:value-type="float" office:value="1.49798988458047">
            <text:p>1.50</text:p>
          </table:table-cell>
          <table:table-cell table:style-name="ce4" table:formula="of:=([.E327])" office:value-type="float" office:value="2.63886812962837">
            <text:p>2.64</text:p>
          </table:table-cell>
          <table:table-cell/>
          <table:table-cell office:value-type="string">
            <text:p>vec8</text:p>
          </table:table-cell>
          <table:table-cell office:value-type="float" office:value="1.09">
            <text:p>1.09</text:p>
          </table:table-cell>
          <table:table-cell office:value-type="float" office:value="1.14">
            <text:p>1.14</text:p>
          </table:table-cell>
          <table:table-cell office:value-type="float" office:value="1.5">
            <text:p>1.5</text:p>
          </table:table-cell>
          <table:table-cell office:value-type="float" office:value="2.64">
            <text:p>2.64</text:p>
          </table:table-cell>
          <table:table-cell/>
          <table:table-cell office:value-type="string">
            <text:p>BS</text:p>
          </table:table-cell>
          <table:table-cell table:style-name="Default" office:value-type="float" office:value="1.68">
            <text:p>1.68</text:p>
          </table:table-cell>
          <table:table-cell office:value-type="float" office:value="1.74">
            <text:p>1.74</text:p>
          </table:table-cell>
          <table:table-cell office:value-type="float" office:value="1.5">
            <text:p>1.5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vec16</text:p>
          </table:table-cell>
          <table:table-cell table:style-name="ce4" table:formula="of:=([.E233])" office:value-type="float" office:value="1.29291390906351">
            <text:p>1.29</text:p>
          </table:table-cell>
          <table:table-cell table:style-name="ce4" table:formula="of:=([.E264])" office:value-type="float" office:value="0.524864785762111">
            <text:p>0.52</text:p>
          </table:table-cell>
          <table:table-cell table:style-name="ce4" table:formula="of:=([.E296])" office:value-type="float" office:value="0.749078208667618">
            <text:p>0.75</text:p>
          </table:table-cell>
          <table:table-cell table:style-name="ce4" table:formula="of:=([.E328])" office:value-type="float" office:value="0.874985920569485">
            <text:p>0.87</text:p>
          </table:table-cell>
          <table:table-cell/>
          <table:table-cell office:value-type="string">
            <text:p>vec16</text:p>
          </table:table-cell>
          <table:table-cell office:value-type="float" office:value="1.29">
            <text:p>1.29</text:p>
          </table:table-cell>
          <table:table-cell office:value-type="float" office:value="0.52">
            <text:p>0.52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SOR</text:p>
          </table:table-cell>
          <table:table-cell table:style-name="Default" office:value-type="float" office:value="1.98">
            <text:p>1.98</text:p>
          </table:table-cell>
          <table:table-cell office:value-type="float" office:value="3.58">
            <text:p>3.58</text:p>
          </table:table-cell>
          <table:table-cell office:value-type="float" office:value="2.64">
            <text:p>2.64</text:p>
          </table:table-cell>
          <table:table-cell office:value-type="float" office:value="0.87">
            <text:p>0.87</text:p>
          </table:table-cell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BS</text:p>
          </table:table-cell>
          <table:table-cell office:value-type="string">
            <text:p>SOR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>
            <text:p>K20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string">
            <text:p>MIC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string">
            <text:p>SNB</text:p>
          </table:table-cell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office:value-type="string">
            <text:p>Tahiti</text:p>
          </table:table-cell>
          <table:table-cell table:number-columns-repeated="12"/>
          <table:table-cell table:style-name="Default"/>
          <table:table-cell table:number-columns-repeated="3"/>
        </table:table-row>
      </table:table>
      <table:table table:name="intra" table:style-name="ta1">
        <table:table-column table:style-name="co1" table:number-columns-repeated="1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table:style-name="ce1" office:value-type="float" office:value="1.665392">
            <text:p>1.665392</text:p>
          </table:table-cell>
          <table:table-cell office:value-type="float" office:value="0.000128">
            <text:p>0.000128</text:p>
          </table:table-cell>
          <table:table-cell office:value-type="float" office:value="1.665402">
            <text:p>1.665402</text:p>
          </table:table-cell>
          <table:table-cell office:value-type="float" office:value="1.665693">
            <text:p>1.665693</text:p>
          </table:table-cell>
          <table:table-cell office:value-type="float" office:value="1.665302">
            <text:p>1.665302</text:p>
          </table:table-cell>
          <table:table-cell office:value-type="float" office:value="1.665334">
            <text:p>1.665334</text:p>
          </table:table-cell>
          <table:table-cell office:value-type="float" office:value="1.665259">
            <text:p>1.665259</text:p>
          </table:table-cell>
          <table:table-cell office:value-type="float" office:value="1.66529">
            <text:p>1.66529</text:p>
          </table:table-cell>
          <table:table-cell office:value-type="float" office:value="1.665566">
            <text:p>1.665566</text:p>
          </table:table-cell>
          <table:table-cell office:value-type="float" office:value="1.665353">
            <text:p>1.665353</text:p>
          </table:table-cell>
          <table:table-cell office:value-type="float" office:value="1.665346">
            <text:p>1.665346</text:p>
          </table:table-cell>
          <table:table-cell office:value-type="float" office:value="1.665378">
            <text:p>1.66537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648332">
            <text:p>1.648332</text:p>
          </table:table-cell>
          <table:table-cell office:value-type="float" office:value="0.000137">
            <text:p>0.000137</text:p>
          </table:table-cell>
          <table:table-cell office:value-type="float" office:value="1.648457">
            <text:p>1.648457</text:p>
          </table:table-cell>
          <table:table-cell office:value-type="float" office:value="1.648267">
            <text:p>1.648267</text:p>
          </table:table-cell>
          <table:table-cell office:value-type="float" office:value="1.648409">
            <text:p>1.648409</text:p>
          </table:table-cell>
          <table:table-cell office:value-type="float" office:value="1.648189">
            <text:p>1.648189</text:p>
          </table:table-cell>
          <table:table-cell office:value-type="float" office:value="1.64807">
            <text:p>1.64807</text:p>
          </table:table-cell>
          <table:table-cell office:value-type="float" office:value="1.648482">
            <text:p>1.648482</text:p>
          </table:table-cell>
          <table:table-cell office:value-type="float" office:value="1.64822">
            <text:p>1.64822</text:p>
          </table:table-cell>
          <table:table-cell office:value-type="float" office:value="1.648404">
            <text:p>1.648404</text:p>
          </table:table-cell>
          <table:table-cell office:value-type="float" office:value="1.64832">
            <text:p>1.64832</text:p>
          </table:table-cell>
          <table:table-cell office:value-type="float" office:value="1.648508">
            <text:p>1.648508</text:p>
          </table:table-cell>
          <table:table-cell table:formula="of:=([.B1]/[.B2])" office:value-type="float" office:value="1.01034985670363">
            <text:p>1.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048369">
            <text:p>2.048369</text:p>
          </table:table-cell>
          <table:table-cell office:value-type="float" office:value="0.00016">
            <text:p>0.00016</text:p>
          </table:table-cell>
          <table:table-cell office:value-type="float" office:value="2.048448">
            <text:p>2.048448</text:p>
          </table:table-cell>
          <table:table-cell office:value-type="float" office:value="2.048296">
            <text:p>2.048296</text:p>
          </table:table-cell>
          <table:table-cell office:value-type="float" office:value="2.048305">
            <text:p>2.048305</text:p>
          </table:table-cell>
          <table:table-cell office:value-type="float" office:value="2.048703">
            <text:p>2.048703</text:p>
          </table:table-cell>
          <table:table-cell office:value-type="float" office:value="2.048611">
            <text:p>2.048611</text:p>
          </table:table-cell>
          <table:table-cell office:value-type="float" office:value="2.048351">
            <text:p>2.048351</text:p>
          </table:table-cell>
          <table:table-cell office:value-type="float" office:value="2.048294">
            <text:p>2.048294</text:p>
          </table:table-cell>
          <table:table-cell office:value-type="float" office:value="2.048207">
            <text:p>2.048207</text:p>
          </table:table-cell>
          <table:table-cell office:value-type="float" office:value="2.048278">
            <text:p>2.048278</text:p>
          </table:table-cell>
          <table:table-cell office:value-type="float" office:value="2.048193">
            <text:p>2.048193</text:p>
          </table:table-cell>
          <table:table-cell table:formula="of:=([.B1]/[.B3])" office:value-type="float" office:value="0.813033198608258">
            <text:p>0.8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984934">
            <text:p>1.984934</text:p>
          </table:table-cell>
          <table:table-cell office:value-type="float" office:value="0.000141">
            <text:p>0.000141</text:p>
          </table:table-cell>
          <table:table-cell office:value-type="float" office:value="1.984844">
            <text:p>1.984844</text:p>
          </table:table-cell>
          <table:table-cell office:value-type="float" office:value="1.985042">
            <text:p>1.985042</text:p>
          </table:table-cell>
          <table:table-cell office:value-type="float" office:value="1.985256">
            <text:p>1.985256</text:p>
          </table:table-cell>
          <table:table-cell office:value-type="float" office:value="1.98492">
            <text:p>1.98492</text:p>
          </table:table-cell>
          <table:table-cell office:value-type="float" office:value="1.984998">
            <text:p>1.984998</text:p>
          </table:table-cell>
          <table:table-cell office:value-type="float" office:value="1.984785">
            <text:p>1.984785</text:p>
          </table:table-cell>
          <table:table-cell office:value-type="float" office:value="1.984844">
            <text:p>1.984844</text:p>
          </table:table-cell>
          <table:table-cell office:value-type="float" office:value="1.984737">
            <text:p>1.984737</text:p>
          </table:table-cell>
          <table:table-cell office:value-type="float" office:value="1.98496">
            <text:p>1.98496</text:p>
          </table:table-cell>
          <table:table-cell office:value-type="float" office:value="1.984956">
            <text:p>1.984956</text:p>
          </table:table-cell>
          <table:table-cell table:formula="of:=([.B1]/[.B4])" office:value-type="float" office:value="0.839016309862192">
            <text:p>0.8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034802">
            <text:p>2.034802</text:p>
          </table:table-cell>
          <table:table-cell office:value-type="float" office:value="0.000145">
            <text:p>0.000145</text:p>
          </table:table-cell>
          <table:table-cell office:value-type="float" office:value="2.034973">
            <text:p>2.034973</text:p>
          </table:table-cell>
          <table:table-cell office:value-type="float" office:value="2.034833">
            <text:p>2.034833</text:p>
          </table:table-cell>
          <table:table-cell office:value-type="float" office:value="2.034805">
            <text:p>2.034805</text:p>
          </table:table-cell>
          <table:table-cell office:value-type="float" office:value="2.034708">
            <text:p>2.034708</text:p>
          </table:table-cell>
          <table:table-cell office:value-type="float" office:value="2.034615">
            <text:p>2.034615</text:p>
          </table:table-cell>
          <table:table-cell office:value-type="float" office:value="2.034586">
            <text:p>2.034586</text:p>
          </table:table-cell>
          <table:table-cell office:value-type="float" office:value="2.034798">
            <text:p>2.034798</text:p>
          </table:table-cell>
          <table:table-cell office:value-type="float" office:value="2.034754">
            <text:p>2.034754</text:p>
          </table:table-cell>
          <table:table-cell office:value-type="float" office:value="2.035093">
            <text:p>2.035093</text:p>
          </table:table-cell>
          <table:table-cell office:value-type="float" office:value="2.034859">
            <text:p>2.034859</text:p>
          </table:table-cell>
          <table:table-cell table:formula="of:=([.B1]/[.B5])" office:value-type="float" office:value="0.818454080544446">
            <text:p>0.8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575992">
            <text:p>4.575992</text:p>
          </table:table-cell>
          <table:table-cell office:value-type="float" office:value="0.011869">
            <text:p>0.011869</text:p>
          </table:table-cell>
          <table:table-cell office:value-type="float" office:value="4.554561">
            <text:p>4.554561</text:p>
          </table:table-cell>
          <table:table-cell office:value-type="float" office:value="4.574963">
            <text:p>4.574963</text:p>
          </table:table-cell>
          <table:table-cell office:value-type="float" office:value="4.570428">
            <text:p>4.570428</text:p>
          </table:table-cell>
          <table:table-cell office:value-type="float" office:value="4.597458">
            <text:p>4.597458</text:p>
          </table:table-cell>
          <table:table-cell office:value-type="float" office:value="4.591464">
            <text:p>4.591464</text:p>
          </table:table-cell>
          <table:table-cell office:value-type="float" office:value="4.569046">
            <text:p>4.569046</text:p>
          </table:table-cell>
          <table:table-cell office:value-type="float" office:value="4.583754">
            <text:p>4.583754</text:p>
          </table:table-cell>
          <table:table-cell office:value-type="float" office:value="4.566233">
            <text:p>4.566233</text:p>
          </table:table-cell>
          <table:table-cell office:value-type="float" office:value="4.573417">
            <text:p>4.573417</text:p>
          </table:table-cell>
          <table:table-cell office:value-type="float" office:value="4.5786">
            <text:p>4.578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440806">
            <text:p>6.440806</text:p>
          </table:table-cell>
          <table:table-cell office:value-type="float" office:value="0.005496">
            <text:p>0.005496</text:p>
          </table:table-cell>
          <table:table-cell office:value-type="float" office:value="6.440349">
            <text:p>6.440349</text:p>
          </table:table-cell>
          <table:table-cell office:value-type="float" office:value="6.436008">
            <text:p>6.436008</text:p>
          </table:table-cell>
          <table:table-cell office:value-type="float" office:value="6.442151">
            <text:p>6.442151</text:p>
          </table:table-cell>
          <table:table-cell office:value-type="float" office:value="6.434343">
            <text:p>6.434343</text:p>
          </table:table-cell>
          <table:table-cell office:value-type="float" office:value="6.435819">
            <text:p>6.435819</text:p>
          </table:table-cell>
          <table:table-cell office:value-type="float" office:value="6.446087">
            <text:p>6.446087</text:p>
          </table:table-cell>
          <table:table-cell office:value-type="float" office:value="6.439409">
            <text:p>6.439409</text:p>
          </table:table-cell>
          <table:table-cell office:value-type="float" office:value="6.452466">
            <text:p>6.452466</text:p>
          </table:table-cell>
          <table:table-cell office:value-type="float" office:value="6.435994">
            <text:p>6.435994</text:p>
          </table:table-cell>
          <table:table-cell office:value-type="float" office:value="6.445437">
            <text:p>6.445437</text:p>
          </table:table-cell>
          <table:table-cell table:formula="of:=([.B7]/[.B8])" office:value-type="float" office:value="0.710468845048275">
            <text:p>0.7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810806">
            <text:p>5.810806</text:p>
          </table:table-cell>
          <table:table-cell office:value-type="float" office:value="0.003958">
            <text:p>0.003958</text:p>
          </table:table-cell>
          <table:table-cell office:value-type="float" office:value="5.810615">
            <text:p>5.810615</text:p>
          </table:table-cell>
          <table:table-cell office:value-type="float" office:value="5.804756">
            <text:p>5.804756</text:p>
          </table:table-cell>
          <table:table-cell office:value-type="float" office:value="5.81218">
            <text:p>5.81218</text:p>
          </table:table-cell>
          <table:table-cell office:value-type="float" office:value="5.808559">
            <text:p>5.808559</text:p>
          </table:table-cell>
          <table:table-cell office:value-type="float" office:value="5.806481">
            <text:p>5.806481</text:p>
          </table:table-cell>
          <table:table-cell office:value-type="float" office:value="5.820374">
            <text:p>5.820374</text:p>
          </table:table-cell>
          <table:table-cell office:value-type="float" office:value="5.811091">
            <text:p>5.811091</text:p>
          </table:table-cell>
          <table:table-cell office:value-type="float" office:value="5.810227">
            <text:p>5.810227</text:p>
          </table:table-cell>
          <table:table-cell office:value-type="float" office:value="5.811669">
            <text:p>5.811669</text:p>
          </table:table-cell>
          <table:table-cell office:value-type="float" office:value="5.812107">
            <text:p>5.812107</text:p>
          </table:table-cell>
          <table:table-cell table:formula="of:=([.B7]/[.B9])" office:value-type="float" office:value="0.787496949648638">
            <text:p>0.7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074873">
            <text:p>5.074873</text:p>
          </table:table-cell>
          <table:table-cell office:value-type="float" office:value="0.005465">
            <text:p>0.005465</text:p>
          </table:table-cell>
          <table:table-cell office:value-type="float" office:value="5.067238">
            <text:p>5.067238</text:p>
          </table:table-cell>
          <table:table-cell office:value-type="float" office:value="5.068879">
            <text:p>5.068879</text:p>
          </table:table-cell>
          <table:table-cell office:value-type="float" office:value="5.075356">
            <text:p>5.075356</text:p>
          </table:table-cell>
          <table:table-cell office:value-type="float" office:value="5.08044">
            <text:p>5.08044</text:p>
          </table:table-cell>
          <table:table-cell office:value-type="float" office:value="5.067365">
            <text:p>5.067365</text:p>
          </table:table-cell>
          <table:table-cell office:value-type="float" office:value="5.081454">
            <text:p>5.081454</text:p>
          </table:table-cell>
          <table:table-cell office:value-type="float" office:value="5.072664">
            <text:p>5.072664</text:p>
          </table:table-cell>
          <table:table-cell office:value-type="float" office:value="5.079149">
            <text:p>5.079149</text:p>
          </table:table-cell>
          <table:table-cell office:value-type="float" office:value="5.081944">
            <text:p>5.081944</text:p>
          </table:table-cell>
          <table:table-cell office:value-type="float" office:value="5.074239">
            <text:p>5.074239</text:p>
          </table:table-cell>
          <table:table-cell table:formula="of:=([.B7]/[.B10])" office:value-type="float" office:value="0.901695865098496">
            <text:p>0.9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840167">
            <text:p>5.840167</text:p>
          </table:table-cell>
          <table:table-cell office:value-type="float" office:value="0.007951">
            <text:p>0.007951</text:p>
          </table:table-cell>
          <table:table-cell office:value-type="float" office:value="5.83591">
            <text:p>5.83591</text:p>
          </table:table-cell>
          <table:table-cell office:value-type="float" office:value="5.844489">
            <text:p>5.844489</text:p>
          </table:table-cell>
          <table:table-cell office:value-type="float" office:value="5.833201">
            <text:p>5.833201</text:p>
          </table:table-cell>
          <table:table-cell office:value-type="float" office:value="5.8441">
            <text:p>5.8441</text:p>
          </table:table-cell>
          <table:table-cell office:value-type="float" office:value="5.829462">
            <text:p>5.829462</text:p>
          </table:table-cell>
          <table:table-cell office:value-type="float" office:value="5.8532">
            <text:p>5.8532</text:p>
          </table:table-cell>
          <table:table-cell office:value-type="float" office:value="5.8529">
            <text:p>5.8529</text:p>
          </table:table-cell>
          <table:table-cell office:value-type="float" office:value="5.83759">
            <text:p>5.83759</text:p>
          </table:table-cell>
          <table:table-cell office:value-type="float" office:value="5.831357">
            <text:p>5.831357</text:p>
          </table:table-cell>
          <table:table-cell office:value-type="float" office:value="5.839463">
            <text:p>5.839463</text:p>
          </table:table-cell>
          <table:table-cell table:formula="of:=([.B7]/[.B11])" office:value-type="float" office:value="0.783537868009596">
            <text:p>0.7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70723">
            <text:p>20.270723</text:p>
          </table:table-cell>
          <table:table-cell office:value-type="float" office:value="1.418935">
            <text:p>1.418935</text:p>
          </table:table-cell>
          <table:table-cell office:value-type="float" office:value="21.786574">
            <text:p>21.786574</text:p>
          </table:table-cell>
          <table:table-cell office:value-type="float" office:value="21.848409">
            <text:p>21.848409</text:p>
          </table:table-cell>
          <table:table-cell office:value-type="float" office:value="18.575915">
            <text:p>18.575915</text:p>
          </table:table-cell>
          <table:table-cell office:value-type="float" office:value="20.094713">
            <text:p>20.094713</text:p>
          </table:table-cell>
          <table:table-cell office:value-type="float" office:value="18.652989">
            <text:p>18.652989</text:p>
          </table:table-cell>
          <table:table-cell office:value-type="float" office:value="22.863868">
            <text:p>22.863868</text:p>
          </table:table-cell>
          <table:table-cell office:value-type="float" office:value="19.356471">
            <text:p>19.356471</text:p>
          </table:table-cell>
          <table:table-cell office:value-type="float" office:value="20.816135">
            <text:p>20.816135</text:p>
          </table:table-cell>
          <table:table-cell office:value-type="float" office:value="19.740509">
            <text:p>19.740509</text:p>
          </table:table-cell>
          <table:table-cell office:value-type="float" office:value="18.971647">
            <text:p>18.97164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.290888">
            <text:p>22.290888</text:p>
          </table:table-cell>
          <table:table-cell office:value-type="float" office:value="0.899189">
            <text:p>0.899189</text:p>
          </table:table-cell>
          <table:table-cell office:value-type="float" office:value="22.377452">
            <text:p>22.377452</text:p>
          </table:table-cell>
          <table:table-cell office:value-type="float" office:value="23.859">
            <text:p>23.859</text:p>
          </table:table-cell>
          <table:table-cell office:value-type="float" office:value="23.753048">
            <text:p>23.753048</text:p>
          </table:table-cell>
          <table:table-cell office:value-type="float" office:value="21.966257">
            <text:p>21.966257</text:p>
          </table:table-cell>
          <table:table-cell office:value-type="float" office:value="22.431479">
            <text:p>22.431479</text:p>
          </table:table-cell>
          <table:table-cell office:value-type="float" office:value="22.315152">
            <text:p>22.315152</text:p>
          </table:table-cell>
          <table:table-cell office:value-type="float" office:value="21.097446">
            <text:p>21.097446</text:p>
          </table:table-cell>
          <table:table-cell office:value-type="float" office:value="22.399102">
            <text:p>22.399102</text:p>
          </table:table-cell>
          <table:table-cell office:value-type="float" office:value="21.065665">
            <text:p>21.065665</text:p>
          </table:table-cell>
          <table:table-cell office:value-type="float" office:value="21.644286">
            <text:p>21.644286</text:p>
          </table:table-cell>
          <table:table-cell table:formula="of:=([.B13]/[.B14])" office:value-type="float" office:value="0.909372610009974">
            <text:p>0.9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264189">
            <text:p>20.264189</text:p>
          </table:table-cell>
          <table:table-cell office:value-type="float" office:value="0.484465">
            <text:p>0.484465</text:p>
          </table:table-cell>
          <table:table-cell office:value-type="float" office:value="19.81483">
            <text:p>19.81483</text:p>
          </table:table-cell>
          <table:table-cell office:value-type="float" office:value="20.279514">
            <text:p>20.279514</text:p>
          </table:table-cell>
          <table:table-cell office:value-type="float" office:value="20.574776">
            <text:p>20.574776</text:p>
          </table:table-cell>
          <table:table-cell office:value-type="float" office:value="20.824848">
            <text:p>20.824848</text:p>
          </table:table-cell>
          <table:table-cell office:value-type="float" office:value="19.994746">
            <text:p>19.994746</text:p>
          </table:table-cell>
          <table:table-cell office:value-type="float" office:value="19.540819">
            <text:p>19.540819</text:p>
          </table:table-cell>
          <table:table-cell office:value-type="float" office:value="20.763939">
            <text:p>20.763939</text:p>
          </table:table-cell>
          <table:table-cell office:value-type="float" office:value="20.46863">
            <text:p>20.46863</text:p>
          </table:table-cell>
          <table:table-cell office:value-type="float" office:value="19.5435">
            <text:p>19.5435</text:p>
          </table:table-cell>
          <table:table-cell office:value-type="float" office:value="20.836287">
            <text:p>20.836287</text:p>
          </table:table-cell>
          <table:table-cell table:formula="of:=([.B13]/[.B15])" office:value-type="float" office:value="1.00032244073523">
            <text:p>1.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.19138">
            <text:p>20.19138</text:p>
          </table:table-cell>
          <table:table-cell office:value-type="float" office:value="0.6766">
            <text:p>0.6766</text:p>
          </table:table-cell>
          <table:table-cell office:value-type="float" office:value="18.961633">
            <text:p>18.961633</text:p>
          </table:table-cell>
          <table:table-cell office:value-type="float" office:value="19.704507">
            <text:p>19.704507</text:p>
          </table:table-cell>
          <table:table-cell office:value-type="float" office:value="21.193028">
            <text:p>21.193028</text:p>
          </table:table-cell>
          <table:table-cell office:value-type="float" office:value="21.255025">
            <text:p>21.255025</text:p>
          </table:table-cell>
          <table:table-cell office:value-type="float" office:value="19.458382">
            <text:p>19.458382</text:p>
          </table:table-cell>
          <table:table-cell office:value-type="float" office:value="20.126729">
            <text:p>20.126729</text:p>
          </table:table-cell>
          <table:table-cell office:value-type="float" office:value="20.146829">
            <text:p>20.146829</text:p>
          </table:table-cell>
          <table:table-cell office:value-type="float" office:value="20.401926">
            <text:p>20.401926</text:p>
          </table:table-cell>
          <table:table-cell office:value-type="float" office:value="20.514656">
            <text:p>20.514656</text:p>
          </table:table-cell>
          <table:table-cell office:value-type="float" office:value="20.151081">
            <text:p>20.151081</text:p>
          </table:table-cell>
          <table:table-cell table:formula="of:=([.B13]/[.B16])" office:value-type="float" office:value="1.00392954815372">
            <text:p>1.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22.031034">
            <text:p>22.031034</text:p>
          </table:table-cell>
          <table:table-cell office:value-type="float" office:value="0.845875">
            <text:p>0.845875</text:p>
          </table:table-cell>
          <table:table-cell office:value-type="float" office:value="22.157653">
            <text:p>22.157653</text:p>
          </table:table-cell>
          <table:table-cell office:value-type="float" office:value="21.772092">
            <text:p>21.772092</text:p>
          </table:table-cell>
          <table:table-cell office:value-type="float" office:value="21.47926">
            <text:p>21.47926</text:p>
          </table:table-cell>
          <table:table-cell office:value-type="float" office:value="22.26041">
            <text:p>22.26041</text:p>
          </table:table-cell>
          <table:table-cell office:value-type="float" office:value="22.003817">
            <text:p>22.003817</text:p>
          </table:table-cell>
          <table:table-cell office:value-type="float" office:value="21.189809">
            <text:p>21.189809</text:p>
          </table:table-cell>
          <table:table-cell office:value-type="float" office:value="21.585357">
            <text:p>21.585357</text:p>
          </table:table-cell>
          <table:table-cell office:value-type="float" office:value="23.436066">
            <text:p>23.436066</text:p>
          </table:table-cell>
          <table:table-cell office:value-type="float" office:value="23.585448">
            <text:p>23.585448</text:p>
          </table:table-cell>
          <table:table-cell office:value-type="float" office:value="20.840428">
            <text:p>20.840428</text:p>
          </table:table-cell>
          <table:table-cell table:formula="of:=([.B13]/[.B17])" office:value-type="float" office:value="0.920098575491282">
            <text:p>0.9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97997">
            <text:p>1.297997</text:p>
          </table:table-cell>
          <table:table-cell office:value-type="float" office:value="0.004104">
            <text:p>0.004104</text:p>
          </table:table-cell>
          <table:table-cell office:value-type="float" office:value="1.294345">
            <text:p>1.294345</text:p>
          </table:table-cell>
          <table:table-cell office:value-type="float" office:value="1.293428">
            <text:p>1.293428</text:p>
          </table:table-cell>
          <table:table-cell office:value-type="float" office:value="1.293824">
            <text:p>1.293824</text:p>
          </table:table-cell>
          <table:table-cell office:value-type="float" office:value="1.295009">
            <text:p>1.295009</text:p>
          </table:table-cell>
          <table:table-cell office:value-type="float" office:value="1.295172">
            <text:p>1.295172</text:p>
          </table:table-cell>
          <table:table-cell office:value-type="float" office:value="1.299296">
            <text:p>1.299296</text:p>
          </table:table-cell>
          <table:table-cell office:value-type="float" office:value="1.297985">
            <text:p>1.297985</text:p>
          </table:table-cell>
          <table:table-cell office:value-type="float" office:value="1.303789">
            <text:p>1.303789</text:p>
          </table:table-cell>
          <table:table-cell office:value-type="float" office:value="1.302402">
            <text:p>1.302402</text:p>
          </table:table-cell>
          <table:table-cell office:value-type="float" office:value="1.304724">
            <text:p>1.30472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331396">
            <text:p>1.331396</text:p>
          </table:table-cell>
          <table:table-cell office:value-type="float" office:value="0.000369">
            <text:p>0.000369</text:p>
          </table:table-cell>
          <table:table-cell office:value-type="float" office:value="1.331835">
            <text:p>1.331835</text:p>
          </table:table-cell>
          <table:table-cell office:value-type="float" office:value="1.331605">
            <text:p>1.331605</text:p>
          </table:table-cell>
          <table:table-cell office:value-type="float" office:value="1.330909">
            <text:p>1.330909</text:p>
          </table:table-cell>
          <table:table-cell office:value-type="float" office:value="1.3311">
            <text:p>1.3311</text:p>
          </table:table-cell>
          <table:table-cell office:value-type="float" office:value="1.331059">
            <text:p>1.331059</text:p>
          </table:table-cell>
          <table:table-cell office:value-type="float" office:value="1.331641">
            <text:p>1.331641</text:p>
          </table:table-cell>
          <table:table-cell office:value-type="float" office:value="1.331289">
            <text:p>1.331289</text:p>
          </table:table-cell>
          <table:table-cell office:value-type="float" office:value="1.331575">
            <text:p>1.331575</text:p>
          </table:table-cell>
          <table:table-cell office:value-type="float" office:value="1.332007">
            <text:p>1.332007</text:p>
          </table:table-cell>
          <table:table-cell office:value-type="float" office:value="1.330935">
            <text:p>1.330935</text:p>
          </table:table-cell>
          <table:table-cell table:formula="of:=([.B19]/[.B20])" office:value-type="float" office:value="0.974914300478595">
            <text:p>0.9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5288">
            <text:p>1.35288</text:p>
          </table:table-cell>
          <table:table-cell office:value-type="float" office:value="0.000852">
            <text:p>0.000852</text:p>
          </table:table-cell>
          <table:table-cell office:value-type="float" office:value="1.35351">
            <text:p>1.35351</text:p>
          </table:table-cell>
          <table:table-cell office:value-type="float" office:value="1.352438">
            <text:p>1.352438</text:p>
          </table:table-cell>
          <table:table-cell office:value-type="float" office:value="1.351592">
            <text:p>1.351592</text:p>
          </table:table-cell>
          <table:table-cell office:value-type="float" office:value="1.352421">
            <text:p>1.352421</text:p>
          </table:table-cell>
          <table:table-cell office:value-type="float" office:value="1.352096">
            <text:p>1.352096</text:p>
          </table:table-cell>
          <table:table-cell office:value-type="float" office:value="1.353298">
            <text:p>1.353298</text:p>
          </table:table-cell>
          <table:table-cell office:value-type="float" office:value="1.352981">
            <text:p>1.352981</text:p>
          </table:table-cell>
          <table:table-cell office:value-type="float" office:value="1.354459">
            <text:p>1.354459</text:p>
          </table:table-cell>
          <table:table-cell office:value-type="float" office:value="1.352143">
            <text:p>1.352143</text:p>
          </table:table-cell>
          <table:table-cell office:value-type="float" office:value="1.35386">
            <text:p>1.35386</text:p>
          </table:table-cell>
          <table:table-cell table:formula="of:=([.B19]/[.B21])" office:value-type="float" office:value="0.959432469989947">
            <text:p>0.9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333246">
            <text:p>1.333246</text:p>
          </table:table-cell>
          <table:table-cell office:value-type="float" office:value="0.001009">
            <text:p>0.001009</text:p>
          </table:table-cell>
          <table:table-cell office:value-type="float" office:value="1.333927">
            <text:p>1.333927</text:p>
          </table:table-cell>
          <table:table-cell office:value-type="float" office:value="1.331786">
            <text:p>1.331786</text:p>
          </table:table-cell>
          <table:table-cell office:value-type="float" office:value="1.3336">
            <text:p>1.3336</text:p>
          </table:table-cell>
          <table:table-cell office:value-type="float" office:value="1.334748">
            <text:p>1.334748</text:p>
          </table:table-cell>
          <table:table-cell office:value-type="float" office:value="1.332657">
            <text:p>1.332657</text:p>
          </table:table-cell>
          <table:table-cell office:value-type="float" office:value="1.333198">
            <text:p>1.333198</text:p>
          </table:table-cell>
          <table:table-cell office:value-type="float" office:value="1.333383">
            <text:p>1.333383</text:p>
          </table:table-cell>
          <table:table-cell office:value-type="float" office:value="1.333253">
            <text:p>1.333253</text:p>
          </table:table-cell>
          <table:table-cell office:value-type="float" office:value="1.334482">
            <text:p>1.334482</text:p>
          </table:table-cell>
          <table:table-cell office:value-type="float" office:value="1.331427">
            <text:p>1.331427</text:p>
          </table:table-cell>
          <table:table-cell table:formula="of:=([.B19]/[.B22])" office:value-type="float" office:value="0.973561518279447">
            <text:p>0.9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1.337721">
            <text:p>1.337721</text:p>
          </table:table-cell>
          <table:table-cell office:value-type="float" office:value="0.000288">
            <text:p>0.000288</text:p>
          </table:table-cell>
          <table:table-cell office:value-type="float" office:value="1.337343">
            <text:p>1.337343</text:p>
          </table:table-cell>
          <table:table-cell office:value-type="float" office:value="1.337804">
            <text:p>1.337804</text:p>
          </table:table-cell>
          <table:table-cell office:value-type="float" office:value="1.337936">
            <text:p>1.337936</text:p>
          </table:table-cell>
          <table:table-cell office:value-type="float" office:value="1.337689">
            <text:p>1.337689</text:p>
          </table:table-cell>
          <table:table-cell office:value-type="float" office:value="1.337848">
            <text:p>1.337848</text:p>
          </table:table-cell>
          <table:table-cell office:value-type="float" office:value="1.338292">
            <text:p>1.338292</text:p>
          </table:table-cell>
          <table:table-cell office:value-type="float" office:value="1.337492">
            <text:p>1.337492</text:p>
          </table:table-cell>
          <table:table-cell office:value-type="float" office:value="1.337313">
            <text:p>1.337313</text:p>
          </table:table-cell>
          <table:table-cell office:value-type="float" office:value="1.337557">
            <text:p>1.337557</text:p>
          </table:table-cell>
          <table:table-cell office:value-type="float" office:value="1.337936">
            <text:p>1.337936</text:p>
          </table:table-cell>
          <table:table-cell table:formula="of:=([.B19]/[.B23])" office:value-type="float" office:value="0.970304719743504">
            <text:p>0.9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 table:number-columns-repeated="2"/>
          <table:table-cell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/>
          <table:table-cell office:value-type="string">
            <text:p>vec2</text:p>
          </table:table-cell>
          <table:table-cell table:style-name="Default"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</table:table-row>
        <table:table-row table:style-name="ro1">
          <table:table-cell office:value-type="string">
            <text:p>vec2</text:p>
          </table:table-cell>
          <table:table-cell table:style-name="ce4" table:formula="of:=([.N2])" office:value-type="float" office:value="1.01034985670363">
            <text:p>1.01</text:p>
          </table:table-cell>
          <table:table-cell table:style-name="ce4" table:formula="of:=([.N8])" office:value-type="float" office:value="0.710468845048275">
            <text:p>0.71</text:p>
          </table:table-cell>
          <table:table-cell table:style-name="ce4" table:formula="of:=([.N14])" office:value-type="float" office:value="0.909372610009974">
            <text:p>0.91</text:p>
          </table:table-cell>
          <table:table-cell table:style-name="ce4" table:formula="of:=([.N20])" office:value-type="float" office:value="0.974914300478595">
            <text:p>0.97</text:p>
          </table:table-cell>
          <table:table-cell/>
          <table:table-cell office:value-type="string">
            <text:p>vec2</text:p>
          </table:table-cell>
          <table:table-cell office:value-type="float" office:value="1.01">
            <text:p>1.01</text:p>
          </table:table-cell>
          <table:table-cell office:value-type="float" office:value="0.71">
            <text:p>0.71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string">
            <text:p>K20</text:p>
          </table:table-cell>
          <table:table-cell office:value-type="float" office:value="1.01">
            <text:p>1.01</text:p>
          </table:table-cell>
          <table:table-cell table:style-name="Default"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vec4</text:p>
          </table:table-cell>
          <table:table-cell table:style-name="ce4" table:formula="of:=([.N3])" office:value-type="float" office:value="0.813033198608258">
            <text:p>0.81</text:p>
          </table:table-cell>
          <table:table-cell table:style-name="ce4" table:formula="of:=([.N9])" office:value-type="float" office:value="0.787496949648638">
            <text:p>0.79</text:p>
          </table:table-cell>
          <table:table-cell table:style-name="ce4" table:formula="of:=([.N15])" office:value-type="float" office:value="1.00032244073523">
            <text:p>1.00</text:p>
          </table:table-cell>
          <table:table-cell table:style-name="ce4" table:formula="of:=([.N21])" office:value-type="float" office:value="0.959432469989947">
            <text:p>0.96</text:p>
          </table:table-cell>
          <table:table-cell/>
          <table:table-cell office:value-type="string">
            <text:p>vec4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string">
            <text:p>MIC</text:p>
          </table:table-cell>
          <table:table-cell office:value-type="float" office:value="0.71">
            <text:p>0.71</text:p>
          </table:table-cell>
          <table:table-cell table:style-name="Default"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vec8</text:p>
          </table:table-cell>
          <table:table-cell table:style-name="ce4" table:formula="of:=([.N4])" office:value-type="float" office:value="0.839016309862192">
            <text:p>0.84</text:p>
          </table:table-cell>
          <table:table-cell table:style-name="ce4" table:formula="of:=([.N10])" office:value-type="float" office:value="0.901695865098496">
            <text:p>0.90</text:p>
          </table:table-cell>
          <table:table-cell table:style-name="ce4" table:formula="of:=([.N16])" office:value-type="float" office:value="1.00392954815372">
            <text:p>1.00</text:p>
          </table:table-cell>
          <table:table-cell table:style-name="ce4" table:formula="of:=([.N22])" office:value-type="float" office:value="0.973561518279447">
            <text:p>0.97</text:p>
          </table:table-cell>
          <table:table-cell/>
          <table:table-cell office:value-type="string">
            <text:p>vec8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string">
            <text:p>SNB</text:p>
          </table:table-cell>
          <table:table-cell office:value-type="float" office:value="0.91">
            <text:p>0.91</text:p>
          </table:table-cell>
          <table:table-cell table:style-name="Default"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vec16</text:p>
          </table:table-cell>
          <table:table-cell table:style-name="ce4" table:formula="of:=([.N5])" office:value-type="float" office:value="0.818454080544446">
            <text:p>0.82</text:p>
          </table:table-cell>
          <table:table-cell table:style-name="ce4" table:formula="of:=([.N11])" office:value-type="float" office:value="0.783537868009596">
            <text:p>0.78</text:p>
          </table:table-cell>
          <table:table-cell table:style-name="ce4" table:formula="of:=([.N17])" office:value-type="float" office:value="0.920098575491282">
            <text:p>0.92</text:p>
          </table:table-cell>
          <table:table-cell table:style-name="ce4" table:formula="of:=([.N23])" office:value-type="float" office:value="0.970304719743504">
            <text:p>0.97</text:p>
          </table:table-cell>
          <table:table-cell/>
          <table:table-cell office:value-type="string">
            <text:p>vec16</text:p>
          </table:table-cell>
          <table:table-cell office:value-type="float" office:value="0.82">
            <text:p>0.82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string">
            <text:p>Tahiti</text:p>
          </table:table-cell>
          <table:table-cell office:value-type="float" office:value="0.97">
            <text:p>0.97</text:p>
          </table:table-cell>
          <table:table-cell table:style-name="Default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IC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80987">
            <text:p>1.880987</text:p>
          </table:table-cell>
          <table:table-cell office:value-type="float" office:value="0.000057">
            <text:p>0.000057</text:p>
          </table:table-cell>
          <table:table-cell office:value-type="float" office:value="1.880933">
            <text:p>1.880933</text:p>
          </table:table-cell>
          <table:table-cell office:value-type="float" office:value="1.881038">
            <text:p>1.881038</text:p>
          </table:table-cell>
          <table:table-cell office:value-type="float" office:value="1.880938">
            <text:p>1.880938</text:p>
          </table:table-cell>
          <table:table-cell office:value-type="float" office:value="1.880998">
            <text:p>1.880998</text:p>
          </table:table-cell>
          <table:table-cell office:value-type="float" office:value="1.880923">
            <text:p>1.880923</text:p>
          </table:table-cell>
          <table:table-cell office:value-type="float" office:value="1.88104">
            <text:p>1.88104</text:p>
          </table:table-cell>
          <table:table-cell office:value-type="float" office:value="1.880951">
            <text:p>1.880951</text:p>
          </table:table-cell>
          <table:table-cell office:value-type="float" office:value="1.881051">
            <text:p>1.881051</text:p>
          </table:table-cell>
          <table:table-cell office:value-type="float" office:value="1.881075">
            <text:p>1.881075</text:p>
          </table:table-cell>
          <table:table-cell office:value-type="float" office:value="1.880919">
            <text:p>1.88091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.007309">
            <text:p>2.007309</text:p>
          </table:table-cell>
          <table:table-cell office:value-type="float" office:value="0.000033">
            <text:p>0.000033</text:p>
          </table:table-cell>
          <table:table-cell office:value-type="float" office:value="2.007327">
            <text:p>2.007327</text:p>
          </table:table-cell>
          <table:table-cell office:value-type="float" office:value="2.007303">
            <text:p>2.007303</text:p>
          </table:table-cell>
          <table:table-cell office:value-type="float" office:value="2.007311">
            <text:p>2.007311</text:p>
          </table:table-cell>
          <table:table-cell office:value-type="float" office:value="2.00736">
            <text:p>2.00736</text:p>
          </table:table-cell>
          <table:table-cell office:value-type="float" office:value="2.007303">
            <text:p>2.007303</text:p>
          </table:table-cell>
          <table:table-cell office:value-type="float" office:value="2.007326">
            <text:p>2.007326</text:p>
          </table:table-cell>
          <table:table-cell office:value-type="float" office:value="2.007293">
            <text:p>2.007293</text:p>
          </table:table-cell>
          <table:table-cell office:value-type="float" office:value="2.007225">
            <text:p>2.007225</text:p>
          </table:table-cell>
          <table:table-cell office:value-type="float" office:value="2.007312">
            <text:p>2.007312</text:p>
          </table:table-cell>
          <table:table-cell office:value-type="float" office:value="2.007333">
            <text:p>2.007333</text:p>
          </table:table-cell>
          <table:table-cell table:formula="of:=([.B31]/[.B32])" office:value-type="float" office:value="0.937068981407447">
            <text:p>0.9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61548">
            <text:p>1.961548</text:p>
          </table:table-cell>
          <table:table-cell office:value-type="float" office:value="0.000026">
            <text:p>0.000026</text:p>
          </table:table-cell>
          <table:table-cell office:value-type="float" office:value="1.961532">
            <text:p>1.961532</text:p>
          </table:table-cell>
          <table:table-cell office:value-type="float" office:value="1.961513">
            <text:p>1.961513</text:p>
          </table:table-cell>
          <table:table-cell office:value-type="float" office:value="1.961527">
            <text:p>1.961527</text:p>
          </table:table-cell>
          <table:table-cell office:value-type="float" office:value="1.961517">
            <text:p>1.961517</text:p>
          </table:table-cell>
          <table:table-cell office:value-type="float" office:value="1.961598">
            <text:p>1.961598</text:p>
          </table:table-cell>
          <table:table-cell office:value-type="float" office:value="1.961558">
            <text:p>1.961558</text:p>
          </table:table-cell>
          <table:table-cell office:value-type="float" office:value="1.961556">
            <text:p>1.961556</text:p>
          </table:table-cell>
          <table:table-cell office:value-type="float" office:value="1.961557">
            <text:p>1.961557</text:p>
          </table:table-cell>
          <table:table-cell office:value-type="float" office:value="1.961583">
            <text:p>1.961583</text:p>
          </table:table-cell>
          <table:table-cell office:value-type="float" office:value="1.961537">
            <text:p>1.961537</text:p>
          </table:table-cell>
          <table:table-cell table:formula="of:=([.B31]/[.B33])" office:value-type="float" office:value="0.958929885988005">
            <text:p>0.9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21683">
            <text:p>1.721683</text:p>
          </table:table-cell>
          <table:table-cell office:value-type="float" office:value="0.000059">
            <text:p>0.000059</text:p>
          </table:table-cell>
          <table:table-cell office:value-type="float" office:value="1.721708">
            <text:p>1.721708</text:p>
          </table:table-cell>
          <table:table-cell office:value-type="float" office:value="1.721707">
            <text:p>1.721707</text:p>
          </table:table-cell>
          <table:table-cell office:value-type="float" office:value="1.721743">
            <text:p>1.721743</text:p>
          </table:table-cell>
          <table:table-cell office:value-type="float" office:value="1.721707">
            <text:p>1.721707</text:p>
          </table:table-cell>
          <table:table-cell office:value-type="float" office:value="1.721753">
            <text:p>1.721753</text:p>
          </table:table-cell>
          <table:table-cell office:value-type="float" office:value="1.721678">
            <text:p>1.721678</text:p>
          </table:table-cell>
          <table:table-cell office:value-type="float" office:value="1.721537">
            <text:p>1.721537</text:p>
          </table:table-cell>
          <table:table-cell office:value-type="float" office:value="1.721684">
            <text:p>1.721684</text:p>
          </table:table-cell>
          <table:table-cell office:value-type="float" office:value="1.721686">
            <text:p>1.721686</text:p>
          </table:table-cell>
          <table:table-cell office:value-type="float" office:value="1.721631">
            <text:p>1.721631</text:p>
          </table:table-cell>
          <table:table-cell table:formula="of:=([.B31]/[.B34])" office:value-type="float" office:value="1.0925280670135">
            <text:p>1.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717034">
            <text:p>1.717034</text:p>
          </table:table-cell>
          <table:table-cell office:value-type="float" office:value="0.000058">
            <text:p>0.000058</text:p>
          </table:table-cell>
          <table:table-cell office:value-type="float" office:value="1.717029">
            <text:p>1.717029</text:p>
          </table:table-cell>
          <table:table-cell office:value-type="float" office:value="1.716948">
            <text:p>1.716948</text:p>
          </table:table-cell>
          <table:table-cell office:value-type="float" office:value="1.717128">
            <text:p>1.717128</text:p>
          </table:table-cell>
          <table:table-cell office:value-type="float" office:value="1.717059">
            <text:p>1.717059</text:p>
          </table:table-cell>
          <table:table-cell office:value-type="float" office:value="1.717031">
            <text:p>1.717031</text:p>
          </table:table-cell>
          <table:table-cell office:value-type="float" office:value="1.717118">
            <text:p>1.717118</text:p>
          </table:table-cell>
          <table:table-cell office:value-type="float" office:value="1.717046">
            <text:p>1.717046</text:p>
          </table:table-cell>
          <table:table-cell office:value-type="float" office:value="1.71699">
            <text:p>1.71699</text:p>
          </table:table-cell>
          <table:table-cell office:value-type="float" office:value="1.716944">
            <text:p>1.716944</text:p>
          </table:table-cell>
          <table:table-cell office:value-type="float" office:value="1.717042">
            <text:p>1.717042</text:p>
          </table:table-cell>
          <table:table-cell table:formula="of:=([.B31]/[.B35])" office:value-type="float" office:value="1.09548616975552">
            <text:p>1.1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540159">
            <text:p>3.540159</text:p>
          </table:table-cell>
          <table:table-cell office:value-type="float" office:value="0.006801">
            <text:p>0.006801</text:p>
          </table:table-cell>
          <table:table-cell office:value-type="float" office:value="3.541132">
            <text:p>3.541132</text:p>
          </table:table-cell>
          <table:table-cell office:value-type="float" office:value="3.545363">
            <text:p>3.545363</text:p>
          </table:table-cell>
          <table:table-cell office:value-type="float" office:value="3.537954">
            <text:p>3.537954</text:p>
          </table:table-cell>
          <table:table-cell office:value-type="float" office:value="3.535976">
            <text:p>3.535976</text:p>
          </table:table-cell>
          <table:table-cell office:value-type="float" office:value="3.556382">
            <text:p>3.556382</text:p>
          </table:table-cell>
          <table:table-cell office:value-type="float" office:value="3.53389">
            <text:p>3.53389</text:p>
          </table:table-cell>
          <table:table-cell office:value-type="float" office:value="3.543757">
            <text:p>3.543757</text:p>
          </table:table-cell>
          <table:table-cell office:value-type="float" office:value="3.536018">
            <text:p>3.536018</text:p>
          </table:table-cell>
          <table:table-cell office:value-type="float" office:value="3.531246">
            <text:p>3.531246</text:p>
          </table:table-cell>
          <table:table-cell office:value-type="float" office:value="3.539867">
            <text:p>3.53986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.016159">
            <text:p>24.016159</text:p>
          </table:table-cell>
          <table:table-cell office:value-type="float" office:value="0.017396">
            <text:p>0.017396</text:p>
          </table:table-cell>
          <table:table-cell office:value-type="float" office:value="24.050563">
            <text:p>24.050563</text:p>
          </table:table-cell>
          <table:table-cell office:value-type="float" office:value="24.020601">
            <text:p>24.020601</text:p>
          </table:table-cell>
          <table:table-cell office:value-type="float" office:value="24.003298">
            <text:p>24.003298</text:p>
          </table:table-cell>
          <table:table-cell office:value-type="float" office:value="24.019971">
            <text:p>24.019971</text:p>
          </table:table-cell>
          <table:table-cell office:value-type="float" office:value="24.01544">
            <text:p>24.01544</text:p>
          </table:table-cell>
          <table:table-cell office:value-type="float" office:value="23.998633">
            <text:p>23.998633</text:p>
          </table:table-cell>
          <table:table-cell office:value-type="float" office:value="24.024269">
            <text:p>24.024269</text:p>
          </table:table-cell>
          <table:table-cell office:value-type="float" office:value="24.02986">
            <text:p>24.02986</text:p>
          </table:table-cell>
          <table:table-cell office:value-type="float" office:value="23.983274">
            <text:p>23.983274</text:p>
          </table:table-cell>
          <table:table-cell office:value-type="float" office:value="24.015685">
            <text:p>24.015685</text:p>
          </table:table-cell>
          <table:table-cell table:formula="of:=([.B37]/[.B38])" office:value-type="float" office:value="0.147407376841567">
            <text:p>0.1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541568">
            <text:p>17.541568</text:p>
          </table:table-cell>
          <table:table-cell office:value-type="float" office:value="0.022339">
            <text:p>0.022339</text:p>
          </table:table-cell>
          <table:table-cell office:value-type="float" office:value="17.543756">
            <text:p>17.543756</text:p>
          </table:table-cell>
          <table:table-cell office:value-type="float" office:value="17.533203">
            <text:p>17.533203</text:p>
          </table:table-cell>
          <table:table-cell office:value-type="float" office:value="17.511616">
            <text:p>17.511616</text:p>
          </table:table-cell>
          <table:table-cell office:value-type="float" office:value="17.541733">
            <text:p>17.541733</text:p>
          </table:table-cell>
          <table:table-cell office:value-type="float" office:value="17.526221">
            <text:p>17.526221</text:p>
          </table:table-cell>
          <table:table-cell office:value-type="float" office:value="17.519742">
            <text:p>17.519742</text:p>
          </table:table-cell>
          <table:table-cell office:value-type="float" office:value="17.585861">
            <text:p>17.585861</text:p>
          </table:table-cell>
          <table:table-cell office:value-type="float" office:value="17.562297">
            <text:p>17.562297</text:p>
          </table:table-cell>
          <table:table-cell office:value-type="float" office:value="17.524621">
            <text:p>17.524621</text:p>
          </table:table-cell>
          <table:table-cell office:value-type="float" office:value="17.566625">
            <text:p>17.566625</text:p>
          </table:table-cell>
          <table:table-cell table:formula="of:=([.B37]/[.B39])" office:value-type="float" office:value="0.201815424938067">
            <text:p>0.2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547313">
            <text:p>14.547313</text:p>
          </table:table-cell>
          <table:table-cell office:value-type="float" office:value="0.013142">
            <text:p>0.013142</text:p>
          </table:table-cell>
          <table:table-cell office:value-type="float" office:value="14.52387">
            <text:p>14.52387</text:p>
          </table:table-cell>
          <table:table-cell office:value-type="float" office:value="14.557468">
            <text:p>14.557468</text:p>
          </table:table-cell>
          <table:table-cell office:value-type="float" office:value="14.564506">
            <text:p>14.564506</text:p>
          </table:table-cell>
          <table:table-cell office:value-type="float" office:value="14.537009">
            <text:p>14.537009</text:p>
          </table:table-cell>
          <table:table-cell office:value-type="float" office:value="14.543537">
            <text:p>14.543537</text:p>
          </table:table-cell>
          <table:table-cell office:value-type="float" office:value="14.565271">
            <text:p>14.565271</text:p>
          </table:table-cell>
          <table:table-cell office:value-type="float" office:value="14.556391">
            <text:p>14.556391</text:p>
          </table:table-cell>
          <table:table-cell office:value-type="float" office:value="14.551934">
            <text:p>14.551934</text:p>
          </table:table-cell>
          <table:table-cell office:value-type="float" office:value="14.537413">
            <text:p>14.537413</text:p>
          </table:table-cell>
          <table:table-cell office:value-type="float" office:value="14.535735">
            <text:p>14.535735</text:p>
          </table:table-cell>
          <table:table-cell table:formula="of:=([.B37]/[.B40])" office:value-type="float" office:value="0.243354838106529">
            <text:p>0.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4.631328">
            <text:p>14.631328</text:p>
          </table:table-cell>
          <table:table-cell office:value-type="float" office:value="0.010557">
            <text:p>0.010557</text:p>
          </table:table-cell>
          <table:table-cell office:value-type="float" office:value="14.629403">
            <text:p>14.629403</text:p>
          </table:table-cell>
          <table:table-cell office:value-type="float" office:value="14.643704">
            <text:p>14.643704</text:p>
          </table:table-cell>
          <table:table-cell office:value-type="float" office:value="14.617541">
            <text:p>14.617541</text:p>
          </table:table-cell>
          <table:table-cell office:value-type="float" office:value="14.635781">
            <text:p>14.635781</text:p>
          </table:table-cell>
          <table:table-cell office:value-type="float" office:value="14.626329">
            <text:p>14.626329</text:p>
          </table:table-cell>
          <table:table-cell office:value-type="float" office:value="14.645273">
            <text:p>14.645273</text:p>
          </table:table-cell>
          <table:table-cell office:value-type="float" office:value="14.646535">
            <text:p>14.646535</text:p>
          </table:table-cell>
          <table:table-cell office:value-type="float" office:value="14.617776">
            <text:p>14.617776</text:p>
          </table:table-cell>
          <table:table-cell office:value-type="float" office:value="14.620746">
            <text:p>14.620746</text:p>
          </table:table-cell>
          <table:table-cell office:value-type="float" office:value="14.630187">
            <text:p>14.630187</text:p>
          </table:table-cell>
          <table:table-cell table:formula="of:=([.B37]/[.B41])" office:value-type="float" office:value="0.241957462781232">
            <text:p>0.2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.916326">
            <text:p>5.916326</text:p>
          </table:table-cell>
          <table:table-cell office:value-type="float" office:value="0.017575">
            <text:p>0.017575</text:p>
          </table:table-cell>
          <table:table-cell office:value-type="float" office:value="5.911384">
            <text:p>5.911384</text:p>
          </table:table-cell>
          <table:table-cell office:value-type="float" office:value="5.90264">
            <text:p>5.90264</text:p>
          </table:table-cell>
          <table:table-cell office:value-type="float" office:value="5.908327">
            <text:p>5.908327</text:p>
          </table:table-cell>
          <table:table-cell office:value-type="float" office:value="5.923995">
            <text:p>5.923995</text:p>
          </table:table-cell>
          <table:table-cell office:value-type="float" office:value="5.956159">
            <text:p>5.956159</text:p>
          </table:table-cell>
          <table:table-cell office:value-type="float" office:value="5.904131">
            <text:p>5.904131</text:p>
          </table:table-cell>
          <table:table-cell office:value-type="float" office:value="5.941068">
            <text:p>5.941068</text:p>
          </table:table-cell>
          <table:table-cell office:value-type="float" office:value="5.909978">
            <text:p>5.909978</text:p>
          </table:table-cell>
          <table:table-cell office:value-type="float" office:value="5.902749">
            <text:p>5.902749</text:p>
          </table:table-cell>
          <table:table-cell office:value-type="float" office:value="5.902827">
            <text:p>5.90282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629978">
            <text:p>12.629978</text:p>
          </table:table-cell>
          <table:table-cell office:value-type="float" office:value="0.00554">
            <text:p>0.00554</text:p>
          </table:table-cell>
          <table:table-cell office:value-type="float" office:value="12.6252">
            <text:p>12.6252</text:p>
          </table:table-cell>
          <table:table-cell office:value-type="float" office:value="12.627142">
            <text:p>12.627142</text:p>
          </table:table-cell>
          <table:table-cell office:value-type="float" office:value="12.626404">
            <text:p>12.626404</text:p>
          </table:table-cell>
          <table:table-cell office:value-type="float" office:value="12.625269">
            <text:p>12.625269</text:p>
          </table:table-cell>
          <table:table-cell office:value-type="float" office:value="12.627379">
            <text:p>12.627379</text:p>
          </table:table-cell>
          <table:table-cell office:value-type="float" office:value="12.627516">
            <text:p>12.627516</text:p>
          </table:table-cell>
          <table:table-cell office:value-type="float" office:value="12.629458">
            <text:p>12.629458</text:p>
          </table:table-cell>
          <table:table-cell office:value-type="float" office:value="12.642069">
            <text:p>12.642069</text:p>
          </table:table-cell>
          <table:table-cell office:value-type="float" office:value="12.639016">
            <text:p>12.639016</text:p>
          </table:table-cell>
          <table:table-cell office:value-type="float" office:value="12.63033">
            <text:p>12.63033</text:p>
          </table:table-cell>
          <table:table-cell table:formula="of:=([.B43]/[.B44])" office:value-type="float" office:value="0.468435178588593">
            <text:p>0.4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339453">
            <text:p>7.339453</text:p>
          </table:table-cell>
          <table:table-cell office:value-type="float" office:value="0.023238">
            <text:p>0.023238</text:p>
          </table:table-cell>
          <table:table-cell office:value-type="float" office:value="7.329106">
            <text:p>7.329106</text:p>
          </table:table-cell>
          <table:table-cell office:value-type="float" office:value="7.329725">
            <text:p>7.329725</text:p>
          </table:table-cell>
          <table:table-cell office:value-type="float" office:value="7.33342">
            <text:p>7.33342</text:p>
          </table:table-cell>
          <table:table-cell office:value-type="float" office:value="7.330043">
            <text:p>7.330043</text:p>
          </table:table-cell>
          <table:table-cell office:value-type="float" office:value="7.330978">
            <text:p>7.330978</text:p>
          </table:table-cell>
          <table:table-cell office:value-type="float" office:value="7.335143">
            <text:p>7.335143</text:p>
          </table:table-cell>
          <table:table-cell office:value-type="float" office:value="7.338377">
            <text:p>7.338377</text:p>
          </table:table-cell>
          <table:table-cell office:value-type="float" office:value="7.328608">
            <text:p>7.328608</text:p>
          </table:table-cell>
          <table:table-cell office:value-type="float" office:value="7.40862">
            <text:p>7.40862</text:p>
          </table:table-cell>
          <table:table-cell office:value-type="float" office:value="7.330506">
            <text:p>7.330506</text:p>
          </table:table-cell>
          <table:table-cell table:formula="of:=([.B43]/[.B45])" office:value-type="float" office:value="0.806099037625828">
            <text:p>0.8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577287">
            <text:p>5.577287</text:p>
          </table:table-cell>
          <table:table-cell office:value-type="float" office:value="0.008188">
            <text:p>0.008188</text:p>
          </table:table-cell>
          <table:table-cell office:value-type="float" office:value="5.571745">
            <text:p>5.571745</text:p>
          </table:table-cell>
          <table:table-cell office:value-type="float" office:value="5.590648">
            <text:p>5.590648</text:p>
          </table:table-cell>
          <table:table-cell office:value-type="float" office:value="5.570175">
            <text:p>5.570175</text:p>
          </table:table-cell>
          <table:table-cell office:value-type="float" office:value="5.574416">
            <text:p>5.574416</text:p>
          </table:table-cell>
          <table:table-cell office:value-type="float" office:value="5.573028">
            <text:p>5.573028</text:p>
          </table:table-cell>
          <table:table-cell office:value-type="float" office:value="5.580978">
            <text:p>5.580978</text:p>
          </table:table-cell>
          <table:table-cell office:value-type="float" office:value="5.571843">
            <text:p>5.571843</text:p>
          </table:table-cell>
          <table:table-cell office:value-type="float" office:value="5.572299">
            <text:p>5.572299</text:p>
          </table:table-cell>
          <table:table-cell office:value-type="float" office:value="5.59458">
            <text:p>5.59458</text:p>
          </table:table-cell>
          <table:table-cell office:value-type="float" office:value="5.573155">
            <text:p>5.573155</text:p>
          </table:table-cell>
          <table:table-cell table:formula="of:=([.B43]/[.B45])" office:value-type="float" office:value="0.806099037625828">
            <text:p>0.8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5.189771">
            <text:p>5.189771</text:p>
          </table:table-cell>
          <table:table-cell office:value-type="float" office:value="0.0097">
            <text:p>0.0097</text:p>
          </table:table-cell>
          <table:table-cell office:value-type="float" office:value="5.185358">
            <text:p>5.185358</text:p>
          </table:table-cell>
          <table:table-cell office:value-type="float" office:value="5.1852">
            <text:p>5.1852</text:p>
          </table:table-cell>
          <table:table-cell office:value-type="float" office:value="5.185293">
            <text:p>5.185293</text:p>
          </table:table-cell>
          <table:table-cell office:value-type="float" office:value="5.191231">
            <text:p>5.191231</text:p>
          </table:table-cell>
          <table:table-cell office:value-type="float" office:value="5.186724">
            <text:p>5.186724</text:p>
          </table:table-cell>
          <table:table-cell office:value-type="float" office:value="5.218401">
            <text:p>5.218401</text:p>
          </table:table-cell>
          <table:table-cell office:value-type="float" office:value="5.185172">
            <text:p>5.185172</text:p>
          </table:table-cell>
          <table:table-cell office:value-type="float" office:value="5.187718">
            <text:p>5.187718</text:p>
          </table:table-cell>
          <table:table-cell office:value-type="float" office:value="5.186197">
            <text:p>5.186197</text:p>
          </table:table-cell>
          <table:table-cell office:value-type="float" office:value="5.186413">
            <text:p>5.186413</text:p>
          </table:table-cell>
          <table:table-cell table:formula="of:=([.B43]/[.B47])" office:value-type="float" office:value="1.13999750663372">
            <text:p>1.1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6993">
            <text:p>1.046993</text:p>
          </table:table-cell>
          <table:table-cell office:value-type="float" office:value="0.000228">
            <text:p>0.000228</text:p>
          </table:table-cell>
          <table:table-cell office:value-type="float" office:value="1.046907">
            <text:p>1.046907</text:p>
          </table:table-cell>
          <table:table-cell office:value-type="float" office:value="1.047001">
            <text:p>1.047001</text:p>
          </table:table-cell>
          <table:table-cell office:value-type="float" office:value="1.046669">
            <text:p>1.046669</text:p>
          </table:table-cell>
          <table:table-cell office:value-type="float" office:value="1.047082">
            <text:p>1.047082</text:p>
          </table:table-cell>
          <table:table-cell office:value-type="float" office:value="1.046742">
            <text:p>1.046742</text:p>
          </table:table-cell>
          <table:table-cell office:value-type="float" office:value="1.046879">
            <text:p>1.046879</text:p>
          </table:table-cell>
          <table:table-cell office:value-type="float" office:value="1.047395">
            <text:p>1.047395</text:p>
          </table:table-cell>
          <table:table-cell office:value-type="float" office:value="1.047135">
            <text:p>1.047135</text:p>
          </table:table-cell>
          <table:table-cell office:value-type="float" office:value="1.047318">
            <text:p>1.047318</text:p>
          </table:table-cell>
          <table:table-cell office:value-type="float" office:value="1.046802">
            <text:p>1.04680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.961479">
            <text:p>0.961479</text:p>
          </table:table-cell>
          <table:table-cell office:value-type="float" office:value="0.000699">
            <text:p>0.000699</text:p>
          </table:table-cell>
          <table:table-cell office:value-type="float" office:value="0.960817">
            <text:p>0.960817</text:p>
          </table:table-cell>
          <table:table-cell office:value-type="float" office:value="0.96111">
            <text:p>0.96111</text:p>
          </table:table-cell>
          <table:table-cell office:value-type="float" office:value="0.961278">
            <text:p>0.961278</text:p>
          </table:table-cell>
          <table:table-cell office:value-type="float" office:value="0.963249">
            <text:p>0.963249</text:p>
          </table:table-cell>
          <table:table-cell office:value-type="float" office:value="0.961866">
            <text:p>0.961866</text:p>
          </table:table-cell>
          <table:table-cell office:value-type="float" office:value="0.961124">
            <text:p>0.961124</text:p>
          </table:table-cell>
          <table:table-cell office:value-type="float" office:value="0.961371">
            <text:p>0.961371</text:p>
          </table:table-cell>
          <table:table-cell office:value-type="float" office:value="0.961486">
            <text:p>0.961486</text:p>
          </table:table-cell>
          <table:table-cell office:value-type="float" office:value="0.961856">
            <text:p>0.961856</text:p>
          </table:table-cell>
          <table:table-cell office:value-type="float" office:value="0.960636">
            <text:p>0.960636</text:p>
          </table:table-cell>
          <table:table-cell table:formula="of:=([.B49]/[.B50])" office:value-type="float" office:value="1.08894006005331">
            <text:p>1.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21871">
            <text:p>0.921871</text:p>
          </table:table-cell>
          <table:table-cell office:value-type="float" office:value="0.000426">
            <text:p>0.000426</text:p>
          </table:table-cell>
          <table:table-cell office:value-type="float" office:value="0.922854">
            <text:p>0.922854</text:p>
          </table:table-cell>
          <table:table-cell office:value-type="float" office:value="0.921738">
            <text:p>0.921738</text:p>
          </table:table-cell>
          <table:table-cell office:value-type="float" office:value="0.921453">
            <text:p>0.921453</text:p>
          </table:table-cell>
          <table:table-cell office:value-type="float" office:value="0.922495">
            <text:p>0.922495</text:p>
          </table:table-cell>
          <table:table-cell office:value-type="float" office:value="0.921692">
            <text:p>0.921692</text:p>
          </table:table-cell>
          <table:table-cell office:value-type="float" office:value="0.921572">
            <text:p>0.921572</text:p>
          </table:table-cell>
          <table:table-cell office:value-type="float" office:value="0.921915">
            <text:p>0.921915</text:p>
          </table:table-cell>
          <table:table-cell office:value-type="float" office:value="0.921653">
            <text:p>0.921653</text:p>
          </table:table-cell>
          <table:table-cell office:value-type="float" office:value="0.921582">
            <text:p>0.921582</text:p>
          </table:table-cell>
          <table:table-cell office:value-type="float" office:value="0.921753">
            <text:p>0.921753</text:p>
          </table:table-cell>
          <table:table-cell table:formula="of:=([.B49]/[.B51])" office:value-type="float" office:value="1.13572614823549">
            <text:p>1.1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03674">
            <text:p>0.903674</text:p>
          </table:table-cell>
          <table:table-cell office:value-type="float" office:value="0.000208">
            <text:p>0.000208</text:p>
          </table:table-cell>
          <table:table-cell office:value-type="float" office:value="0.904144">
            <text:p>0.904144</text:p>
          </table:table-cell>
          <table:table-cell office:value-type="float" office:value="0.903656">
            <text:p>0.903656</text:p>
          </table:table-cell>
          <table:table-cell office:value-type="float" office:value="0.903815">
            <text:p>0.903815</text:p>
          </table:table-cell>
          <table:table-cell office:value-type="float" office:value="0.903556">
            <text:p>0.903556</text:p>
          </table:table-cell>
          <table:table-cell office:value-type="float" office:value="0.903826">
            <text:p>0.903826</text:p>
          </table:table-cell>
          <table:table-cell office:value-type="float" office:value="0.903538">
            <text:p>0.903538</text:p>
          </table:table-cell>
          <table:table-cell office:value-type="float" office:value="0.903541">
            <text:p>0.903541</text:p>
          </table:table-cell>
          <table:table-cell office:value-type="float" office:value="0.903475">
            <text:p>0.903475</text:p>
          </table:table-cell>
          <table:table-cell office:value-type="float" office:value="0.903416">
            <text:p>0.903416</text:p>
          </table:table-cell>
          <table:table-cell office:value-type="float" office:value="0.903778">
            <text:p>0.903778</text:p>
          </table:table-cell>
          <table:table-cell table:formula="of:=([.B49]/[.B52])" office:value-type="float" office:value="1.15859590958686">
            <text:p>1.1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92741">
            <text:p>0.892741</text:p>
          </table:table-cell>
          <table:table-cell office:value-type="float" office:value="0.000343">
            <text:p>0.000343</text:p>
          </table:table-cell>
          <table:table-cell office:value-type="float" office:value="0.893676">
            <text:p>0.893676</text:p>
          </table:table-cell>
          <table:table-cell office:value-type="float" office:value="0.892697">
            <text:p>0.892697</text:p>
          </table:table-cell>
          <table:table-cell office:value-type="float" office:value="0.892514">
            <text:p>0.892514</text:p>
          </table:table-cell>
          <table:table-cell office:value-type="float" office:value="0.892401">
            <text:p>0.892401</text:p>
          </table:table-cell>
          <table:table-cell office:value-type="float" office:value="0.892545">
            <text:p>0.892545</text:p>
          </table:table-cell>
          <table:table-cell office:value-type="float" office:value="0.892779">
            <text:p>0.892779</text:p>
          </table:table-cell>
          <table:table-cell office:value-type="float" office:value="0.892644">
            <text:p>0.892644</text:p>
          </table:table-cell>
          <table:table-cell office:value-type="float" office:value="0.892884">
            <text:p>0.892884</text:p>
          </table:table-cell>
          <table:table-cell office:value-type="float" office:value="0.892777">
            <text:p>0.892777</text:p>
          </table:table-cell>
          <table:table-cell office:value-type="float" office:value="0.892493">
            <text:p>0.892493</text:p>
          </table:table-cell>
          <table:table-cell table:formula="of:=([.B49]/[.B53])" office:value-type="float" office:value="1.17278471583584">
            <text:p>1.1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>
            <text:p>K20</text:p>
          </table:table-cell>
          <table:table-cell office:value-type="string">
            <text:p>MIC</text:p>
          </table:table-cell>
          <table:table-cell office:value-type="string">
            <text:p>SNB</text:p>
          </table:table-cell>
          <table:table-cell office:value-type="string">
            <text:p>Tahiti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>
            <text:p>vec2</text:p>
          </table:table-cell>
          <table:table-cell table:style-name="ce4" table:formula="of:=([.N32])" office:value-type="float" office:value="0.937068981407447">
            <text:p>0.94</text:p>
          </table:table-cell>
          <table:table-cell table:style-name="ce4" table:formula="of:=([.N38])" office:value-type="float" office:value="0.147407376841567">
            <text:p>0.15</text:p>
          </table:table-cell>
          <table:table-cell table:style-name="ce4" table:formula="of:=([.N44])" office:value-type="float" office:value="0.468435178588593">
            <text:p>0.47</text:p>
          </table:table-cell>
          <table:table-cell table:style-name="ce4" table:formula="of:=([.N50])" office:value-type="float" office:value="1.08894006005331">
            <text:p>1.09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>
            <text:p>vec4</text:p>
          </table:table-cell>
          <table:table-cell table:style-name="ce4" table:formula="of:=([.N33])" office:value-type="float" office:value="0.958929885988005">
            <text:p>0.96</text:p>
          </table:table-cell>
          <table:table-cell table:style-name="ce4" table:formula="of:=([.N39])" office:value-type="float" office:value="0.201815424938067">
            <text:p>0.20</text:p>
          </table:table-cell>
          <table:table-cell table:style-name="ce4" table:formula="of:=([.N45])" office:value-type="float" office:value="0.806099037625828">
            <text:p>0.81</text:p>
          </table:table-cell>
          <table:table-cell table:style-name="ce4" table:formula="of:=([.N51])" office:value-type="float" office:value="1.13572614823549">
            <text:p>1.1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>
            <text:p>vec8</text:p>
          </table:table-cell>
          <table:table-cell table:style-name="ce4" table:formula="of:=([.N34])" office:value-type="float" office:value="1.0925280670135">
            <text:p>1.09</text:p>
          </table:table-cell>
          <table:table-cell table:style-name="ce4" table:formula="of:=([.N40])" office:value-type="float" office:value="0.243354838106529">
            <text:p>0.24</text:p>
          </table:table-cell>
          <table:table-cell table:style-name="ce4" table:formula="of:=([.N46])" office:value-type="float" office:value="0.806099037625828">
            <text:p>0.81</text:p>
          </table:table-cell>
          <table:table-cell table:style-name="ce4" table:formula="of:=([.N52])" office:value-type="float" office:value="1.15859590958686">
            <text:p>1.1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>
            <text:p>vec16</text:p>
          </table:table-cell>
          <table:table-cell table:style-name="ce4" table:formula="of:=([.N35])" office:value-type="float" office:value="1.09548616975552">
            <text:p>1.10</text:p>
          </table:table-cell>
          <table:table-cell table:style-name="ce4" table:formula="of:=([.N41])" office:value-type="float" office:value="0.241957462781232">
            <text:p>0.24</text:p>
          </table:table-cell>
          <table:table-cell table:style-name="ce4" table:formula="of:=([.N47])" office:value-type="float" office:value="1.13999750663372">
            <text:p>1.14</text:p>
          </table:table-cell>
          <table:table-cell table:style-name="ce4" table:formula="of:=([.N53])" office:value-type="float" office:value="1.17278471583584">
            <text:p>1.1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K20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/>
          <table:table-cell office:value-type="string">
            <text:p>K20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/>
          <table:table-cell office:value-type="string">
            <text:p>K20</text:p>
          </table:table-cell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2</text:p>
          </table:table-cell>
          <table:table-cell table:style-name="ce4" table:formula="of:=([.B25])" office:value-type="float" office:value="1.01034985670363">
            <text:p>1.01</text:p>
          </table:table-cell>
          <table:table-cell table:style-name="ce4" table:formula="of:=([.B56])" office:value-type="float" office:value="0.937068981407447">
            <text:p>0.94</text:p>
          </table:table-cell>
          <table:table-cell/>
          <table:table-cell office:value-type="string">
            <text:p>vec2</text:p>
          </table:table-cell>
          <table:table-cell office:value-type="float" office:value="1.01">
            <text:p>1.01</text:p>
          </table:table-cell>
          <table:table-cell office:value-type="float" office:value="0.94">
            <text:p>0.94</text:p>
          </table:table-cell>
          <table:table-cell/>
          <table:table-cell office:value-type="string">
            <text:p>MM</text:p>
          </table:table-cell>
          <table:table-cell office:value-type="float" office:value="1.01">
            <text:p>1.01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4</text:p>
          </table:table-cell>
          <table:table-cell table:style-name="ce4" table:formula="of:=([.B26])" office:value-type="float" office:value="0.813033198608258">
            <text:p>0.81</text:p>
          </table:table-cell>
          <table:table-cell table:style-name="ce4" table:formula="of:=([.B57])" office:value-type="float" office:value="0.958929885988005">
            <text:p>0.96</text:p>
          </table:table-cell>
          <table:table-cell/>
          <table:table-cell office:value-type="string">
            <text:p>vec4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/>
          <table:table-cell office:value-type="string">
            <text:p>IC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1.09">
            <text:p>1.09</text:p>
          </table:table-cell>
          <table:table-cell office:value-type="float" office:value="1.1">
            <text:p>1.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8</text:p>
          </table:table-cell>
          <table:table-cell table:style-name="ce4" table:formula="of:=([.B27])" office:value-type="float" office:value="0.839016309862192">
            <text:p>0.84</text:p>
          </table:table-cell>
          <table:table-cell table:style-name="ce4" table:formula="of:=([.B58])" office:value-type="float" office:value="1.0925280670135">
            <text:p>1.09</text:p>
          </table:table-cell>
          <table:table-cell/>
          <table:table-cell office:value-type="string">
            <text:p>vec8</text:p>
          </table:table-cell>
          <table:table-cell office:value-type="float" office:value="0.84">
            <text:p>0.84</text:p>
          </table:table-cell>
          <table:table-cell office:value-type="float" office:value="1.09">
            <text:p>1.09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>
            <text:p>vec16</text:p>
          </table:table-cell>
          <table:table-cell table:style-name="ce4" table:formula="of:=([.B28])" office:value-type="float" office:value="0.818454080544446">
            <text:p>0.82</text:p>
          </table:table-cell>
          <table:table-cell table:style-name="ce4" table:formula="of:=([.B59])" office:value-type="float" office:value="1.09548616975552">
            <text:p>1.10</text:p>
          </table:table-cell>
          <table:table-cell/>
          <table:table-cell office:value-type="string">
            <text:p>vec16</text:p>
          </table:table-cell>
          <table:table-cell office:value-type="float" office:value="0.82">
            <text:p>0.82</text:p>
          </table:table-cell>
          <table:table-cell office:value-type="float" office:value="1.1">
            <text:p>1.1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MIC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/>
          <table:table-cell office:value-type="string">
            <text:p>MIC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/>
          <table:table-cell office:value-type="string">
            <text:p>MIC</text:p>
          </table:table-cell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2</text:p>
          </table:table-cell>
          <table:table-cell table:style-name="ce4" table:formula="of:=([.C25])" office:value-type="float" office:value="0.710468845048275">
            <text:p>0.71</text:p>
          </table:table-cell>
          <table:table-cell table:style-name="ce4" table:formula="of:=([.C56])" office:value-type="float" office:value="0.147407376841567">
            <text:p>0.15</text:p>
          </table:table-cell>
          <table:table-cell/>
          <table:table-cell office:value-type="string">
            <text:p>vec2</text:p>
          </table:table-cell>
          <table:table-cell office:value-type="float" office:value="0.71">
            <text:p>0.71</text:p>
          </table:table-cell>
          <table:table-cell office:value-type="float" office:value="0.15">
            <text:p>0.15</text:p>
          </table:table-cell>
          <table:table-cell/>
          <table:table-cell office:value-type="string">
            <text:p>MM</text:p>
          </table:table-cell>
          <table:table-cell office:value-type="float" office:value="0.71">
            <text:p>0.71</text:p>
          </table:table-cell>
          <table:table-cell office:value-type="float" office:value="0.79">
            <text:p>0.79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4</text:p>
          </table:table-cell>
          <table:table-cell table:style-name="ce4" table:formula="of:=([.C26])" office:value-type="float" office:value="0.787496949648638">
            <text:p>0.79</text:p>
          </table:table-cell>
          <table:table-cell table:style-name="ce4" table:formula="of:=([.C57])" office:value-type="float" office:value="0.201815424938067">
            <text:p>0.20</text:p>
          </table:table-cell>
          <table:table-cell/>
          <table:table-cell office:value-type="string">
            <text:p>vec4</text:p>
          </table:table-cell>
          <table:table-cell office:value-type="float" office:value="0.79">
            <text:p>0.79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IC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24">
            <text:p>0.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8</text:p>
          </table:table-cell>
          <table:table-cell table:style-name="ce4" table:formula="of:=([.C27])" office:value-type="float" office:value="0.901695865098496">
            <text:p>0.90</text:p>
          </table:table-cell>
          <table:table-cell table:style-name="ce4" table:formula="of:=([.C58])" office:value-type="float" office:value="0.243354838106529">
            <text:p>0.24</text:p>
          </table:table-cell>
          <table:table-cell/>
          <table:table-cell office:value-type="string">
            <text:p>vec8</text:p>
          </table:table-cell>
          <table:table-cell office:value-type="float" office:value="0.9">
            <text:p>0.9</text:p>
          </table:table-cell>
          <table:table-cell office:value-type="float" office:value="0.24">
            <text:p>0.24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>
            <text:p>vec16</text:p>
          </table:table-cell>
          <table:table-cell table:style-name="ce4" table:formula="of:=([.C28])" office:value-type="float" office:value="0.783537868009596">
            <text:p>0.78</text:p>
          </table:table-cell>
          <table:table-cell table:style-name="ce4" table:formula="of:=([.C59])" office:value-type="float" office:value="0.241957462781232">
            <text:p>0.24</text:p>
          </table:table-cell>
          <table:table-cell/>
          <table:table-cell office:value-type="string">
            <text:p>vec16</text:p>
          </table:table-cell>
          <table:table-cell office:value-type="float" office:value="0.78">
            <text:p>0.78</text:p>
          </table:table-cell>
          <table:table-cell office:value-type="float" office:value="0.24">
            <text:p>0.24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NB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/>
          <table:table-cell office:value-type="string">
            <text:p>SNB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/>
          <table:table-cell office:value-type="string">
            <text:p>SNB</text:p>
          </table:table-cell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2</text:p>
          </table:table-cell>
          <table:table-cell table:style-name="ce4" table:formula="of:=([.D25])" office:value-type="float" office:value="0.909372610009974">
            <text:p>0.91</text:p>
          </table:table-cell>
          <table:table-cell table:style-name="ce4" table:formula="of:=([.D56])" office:value-type="float" office:value="0.468435178588593">
            <text:p>0.47</text:p>
          </table:table-cell>
          <table:table-cell/>
          <table:table-cell office:value-type="string">
            <text:p>vec2</text:p>
          </table:table-cell>
          <table:table-cell office:value-type="float" office:value="0.91">
            <text:p>0.91</text:p>
          </table:table-cell>
          <table:table-cell office:value-type="float" office:value="0.47">
            <text:p>0.47</text:p>
          </table:table-cell>
          <table:table-cell/>
          <table:table-cell office:value-type="string">
            <text:p>MM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</text:p>
          </table:table-cell>
          <table:table-cell office:value-type="float" office:value="0.92">
            <text:p>0.9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4</text:p>
          </table:table-cell>
          <table:table-cell table:style-name="ce4" table:formula="of:=([.D26])" office:value-type="float" office:value="1.00032244073523">
            <text:p>1.00</text:p>
          </table:table-cell>
          <table:table-cell table:style-name="ce4" table:formula="of:=([.D57])" office:value-type="float" office:value="0.806099037625828">
            <text:p>0.81</text:p>
          </table:table-cell>
          <table:table-cell/>
          <table:table-cell office:value-type="string">
            <text:p>vec4</text:p>
          </table:table-cell>
          <table:table-cell office:value-type="float" office:value="1">
            <text:p>1</text:p>
          </table:table-cell>
          <table:table-cell office:value-type="float" office:value="0.81">
            <text:p>0.81</text:p>
          </table:table-cell>
          <table:table-cell/>
          <table:table-cell office:value-type="string">
            <text:p>IC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1.14">
            <text:p>1.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8</text:p>
          </table:table-cell>
          <table:table-cell table:style-name="ce4" table:formula="of:=([.D27])" office:value-type="float" office:value="1.00392954815372">
            <text:p>1.00</text:p>
          </table:table-cell>
          <table:table-cell table:style-name="ce4" table:formula="of:=([.D58])" office:value-type="float" office:value="0.806099037625828">
            <text:p>0.81</text:p>
          </table:table-cell>
          <table:table-cell/>
          <table:table-cell office:value-type="string">
            <text:p>vec8</text:p>
          </table:table-cell>
          <table:table-cell office:value-type="float" office:value="1">
            <text:p>1</text:p>
          </table:table-cell>
          <table:table-cell office:value-type="float" office:value="0.81">
            <text:p>0.81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>
            <text:p>vec16</text:p>
          </table:table-cell>
          <table:table-cell table:style-name="ce4" table:formula="of:=([.D28])" office:value-type="float" office:value="0.920098575491282">
            <text:p>0.92</text:p>
          </table:table-cell>
          <table:table-cell table:style-name="ce4" table:formula="of:=([.D59])" office:value-type="float" office:value="1.13999750663372">
            <text:p>1.14</text:p>
          </table:table-cell>
          <table:table-cell/>
          <table:table-cell office:value-type="string">
            <text:p>vec16</text:p>
          </table:table-cell>
          <table:table-cell office:value-type="float" office:value="0.92">
            <text:p>0.92</text:p>
          </table:table-cell>
          <table:table-cell office:value-type="float" office:value="1.14">
            <text:p>1.14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Tahiti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/>
          <table:table-cell office:value-type="string">
            <text:p>Tahiti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/>
          <table:table-cell office:value-type="string">
            <text:p>Tahiti</text:p>
          </table:table-cell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2</text:p>
          </table:table-cell>
          <table:table-cell table:style-name="ce4" table:formula="of:=([.E25])" office:value-type="float" office:value="0.974914300478595">
            <text:p>0.97</text:p>
          </table:table-cell>
          <table:table-cell table:style-name="ce4" table:formula="of:=([.E56])" office:value-type="float" office:value="1.08894006005331">
            <text:p>1.09</text:p>
          </table:table-cell>
          <table:table-cell/>
          <table:table-cell office:value-type="string">
            <text:p>vec2</text:p>
          </table:table-cell>
          <table:table-cell office:value-type="float" office:value="0.97">
            <text:p>0.97</text:p>
          </table:table-cell>
          <table:table-cell office:value-type="float" office:value="1.09">
            <text:p>1.09</text:p>
          </table:table-cell>
          <table:table-cell/>
          <table:table-cell office:value-type="string">
            <text:p>MM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4</text:p>
          </table:table-cell>
          <table:table-cell table:style-name="ce4" table:formula="of:=([.E26])" office:value-type="float" office:value="0.959432469989947">
            <text:p>0.96</text:p>
          </table:table-cell>
          <table:table-cell table:style-name="ce4" table:formula="of:=([.E57])" office:value-type="float" office:value="1.13572614823549">
            <text:p>1.14</text:p>
          </table:table-cell>
          <table:table-cell/>
          <table:table-cell office:value-type="string">
            <text:p>vec4</text:p>
          </table:table-cell>
          <table:table-cell office:value-type="float" office:value="0.96">
            <text:p>0.96</text:p>
          </table:table-cell>
          <table:table-cell office:value-type="float" office:value="1.14">
            <text:p>1.14</text:p>
          </table:table-cell>
          <table:table-cell/>
          <table:table-cell office:value-type="string">
            <text:p>IC</text:p>
          </table:table-cell>
          <table:table-cell office:value-type="float" office:value="1.09">
            <text:p>1.09</text:p>
          </table:table-cell>
          <table:table-cell office:value-type="float" office:value="1.14">
            <text:p>1.14</text:p>
          </table:table-cell>
          <table:table-cell office:value-type="float" office:value="1.16">
            <text:p>1.16</text:p>
          </table:table-cell>
          <table:table-cell office:value-type="float" office:value="1.17">
            <text:p>1.1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vec8</text:p>
          </table:table-cell>
          <table:table-cell table:style-name="ce4" table:formula="of:=([.E27])" office:value-type="float" office:value="0.973561518279447">
            <text:p>0.97</text:p>
          </table:table-cell>
          <table:table-cell table:style-name="ce4" table:formula="of:=([.E58])" office:value-type="float" office:value="1.15859590958686">
            <text:p>1.16</text:p>
          </table:table-cell>
          <table:table-cell/>
          <table:table-cell office:value-type="string">
            <text:p>vec8</text:p>
          </table:table-cell>
          <table:table-cell office:value-type="float" office:value="0.97">
            <text:p>0.97</text:p>
          </table:table-cell>
          <table:table-cell office:value-type="float" office:value="1.16">
            <text:p>1.16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>
            <text:p>vec16</text:p>
          </table:table-cell>
          <table:table-cell table:style-name="ce4" table:formula="of:=([.E28])" office:value-type="float" office:value="0.970304719743504">
            <text:p>0.97</text:p>
          </table:table-cell>
          <table:table-cell table:style-name="ce4" table:formula="of:=([.E59])" office:value-type="float" office:value="1.17278471583584">
            <text:p>1.17</text:p>
          </table:table-cell>
          <table:table-cell/>
          <table:table-cell office:value-type="string">
            <text:p>vec16</text:p>
          </table:table-cell>
          <table:table-cell office:value-type="float" office:value="0.97">
            <text:p>0.97</text:p>
          </table:table-cell>
          <table:table-cell office:value-type="float" office:value="1.17">
            <text:p>1.17</text:p>
          </table:table-cell>
          <table:table-cell table:number-columns-repeated="6"/>
          <table:table-cell table:style-name="Default"/>
          <table:table-cell table:number-columns-repeated="2"/>
        </table:table-row>
      </table:table>
      <table:table table:name="mm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table:number-columns-spanned="13" table:number-rows-spanned="1">
            <text:p>MM</text:p>
          </table:table-cell>
          <table:covered-table-cell table:style-name="ce1"/>
          <table:covered-table-cell table:number-columns-repeated="11"/>
          <table:table-cell table:number-columns-repeated="10"/>
        </table:table-row>
        <table:table-row table:style-name="ro1">
          <table:table-cell table:style-name="ce5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4" office:value-type="float" office:value="0.643787">
            <text:p>0.64</text:p>
          </table:table-cell>
          <table:table-cell office:value-type="float" office:value="0.006785">
            <text:p>0.006785</text:p>
          </table:table-cell>
          <table:table-cell office:value-type="float" office:value="0.652018">
            <text:p>0.652018</text:p>
          </table:table-cell>
          <table:table-cell office:value-type="float" office:value="0.640762">
            <text:p>0.640762</text:p>
          </table:table-cell>
          <table:table-cell office:value-type="float" office:value="0.636604">
            <text:p>0.636604</text:p>
          </table:table-cell>
          <table:table-cell office:value-type="float" office:value="0.655963">
            <text:p>0.655963</text:p>
          </table:table-cell>
          <table:table-cell office:value-type="float" office:value="0.641512">
            <text:p>0.641512</text:p>
          </table:table-cell>
          <table:table-cell office:value-type="float" office:value="0.641189">
            <text:p>0.641189</text:p>
          </table:table-cell>
          <table:table-cell office:value-type="float" office:value="0.648753">
            <text:p>0.648753</text:p>
          </table:table-cell>
          <table:table-cell office:value-type="float" office:value="0.64044">
            <text:p>0.64044</text:p>
          </table:table-cell>
          <table:table-cell office:value-type="float" office:value="0.635688">
            <text:p>0.635688</text:p>
          </table:table-cell>
          <table:table-cell office:value-type="float" office:value="0.664011">
            <text:p>0.664011</text:p>
          </table:table-cell>
          <table:table-cell office:value-type="float" office:value="0.641807">
            <text:p>0.641807</text:p>
          </table:table-cell>
          <table:table-cell office:value-type="float" office:value="0.644083">
            <text:p>0.644083</text:p>
          </table:table-cell>
          <table:table-cell office:value-type="float" office:value="0.639067">
            <text:p>0.639067</text:p>
          </table:table-cell>
          <table:table-cell office:value-type="float" office:value="0.641389">
            <text:p>0.641389</text:p>
          </table:table-cell>
          <table:table-cell office:value-type="float" office:value="0.644108">
            <text:p>0.644108</text:p>
          </table:table-cell>
          <table:table-cell office:value-type="float" office:value="0.638207">
            <text:p>0.638207</text:p>
          </table:table-cell>
          <table:table-cell office:value-type="float" office:value="0.645289">
            <text:p>0.645289</text:p>
          </table:table-cell>
          <table:table-cell office:value-type="float" office:value="0.641706">
            <text:p>0.641706</text:p>
          </table:table-cell>
          <table:table-cell office:value-type="float" office:value="0.636994">
            <text:p>0.636994</text:p>
          </table:table-cell>
          <table:table-cell office:value-type="float" office:value="0.646161">
            <text:p>0.646161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885095">
            <text:p>0.89</text:p>
          </table:table-cell>
          <table:table-cell office:value-type="float" office:value="0.006154">
            <text:p>0.006154</text:p>
          </table:table-cell>
          <table:table-cell office:value-type="float" office:value="0.87909">
            <text:p>0.87909</text:p>
          </table:table-cell>
          <table:table-cell office:value-type="float" office:value="0.888257">
            <text:p>0.888257</text:p>
          </table:table-cell>
          <table:table-cell office:value-type="float" office:value="0.888559">
            <text:p>0.888559</text:p>
          </table:table-cell>
          <table:table-cell office:value-type="float" office:value="0.89023">
            <text:p>0.89023</text:p>
          </table:table-cell>
          <table:table-cell office:value-type="float" office:value="0.881927">
            <text:p>0.881927</text:p>
          </table:table-cell>
          <table:table-cell office:value-type="float" office:value="0.884833">
            <text:p>0.884833</text:p>
          </table:table-cell>
          <table:table-cell office:value-type="float" office:value="0.879305">
            <text:p>0.879305</text:p>
          </table:table-cell>
          <table:table-cell office:value-type="float" office:value="0.87886">
            <text:p>0.87886</text:p>
          </table:table-cell>
          <table:table-cell office:value-type="float" office:value="0.878612">
            <text:p>0.878612</text:p>
          </table:table-cell>
          <table:table-cell office:value-type="float" office:value="0.879146">
            <text:p>0.879146</text:p>
          </table:table-cell>
          <table:table-cell table:style-name="ce4" office:value-type="float" office:value="0.883033">
            <text:p>0.88</text:p>
          </table:table-cell>
          <table:table-cell office:value-type="float" office:value="0.896148">
            <text:p>0.896148</text:p>
          </table:table-cell>
          <table:table-cell office:value-type="float" office:value="0.879992">
            <text:p>0.879992</text:p>
          </table:table-cell>
          <table:table-cell office:value-type="float" office:value="0.895736">
            <text:p>0.895736</text:p>
          </table:table-cell>
          <table:table-cell office:value-type="float" office:value="0.887676">
            <text:p>0.887676</text:p>
          </table:table-cell>
          <table:table-cell office:value-type="float" office:value="0.886318">
            <text:p>0.886318</text:p>
          </table:table-cell>
          <table:table-cell office:value-type="float" office:value="0.882149">
            <text:p>0.882149</text:p>
          </table:table-cell>
          <table:table-cell office:value-type="float" office:value="0.875894">
            <text:p>0.875894</text:p>
          </table:table-cell>
          <table:table-cell office:value-type="float" office:value="0.89002">
            <text:p>0.89002</text:p>
          </table:table-cell>
          <table:table-cell office:value-type="float" office:value="0.896124">
            <text:p>0.89612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1.611831">
            <text:p>1.61</text:p>
          </table:table-cell>
          <table:table-cell office:value-type="float" office:value="0.001402">
            <text:p>0.001402</text:p>
          </table:table-cell>
          <table:table-cell office:value-type="float" office:value="1.61051">
            <text:p>1.61051</text:p>
          </table:table-cell>
          <table:table-cell office:value-type="float" office:value="1.613722">
            <text:p>1.613722</text:p>
          </table:table-cell>
          <table:table-cell office:value-type="float" office:value="1.612232">
            <text:p>1.612232</text:p>
          </table:table-cell>
          <table:table-cell office:value-type="float" office:value="1.613161">
            <text:p>1.613161</text:p>
          </table:table-cell>
          <table:table-cell office:value-type="float" office:value="1.611972">
            <text:p>1.611972</text:p>
          </table:table-cell>
          <table:table-cell office:value-type="float" office:value="1.611836">
            <text:p>1.611836</text:p>
          </table:table-cell>
          <table:table-cell office:value-type="float" office:value="1.611572">
            <text:p>1.611572</text:p>
          </table:table-cell>
          <table:table-cell office:value-type="float" office:value="1.611243">
            <text:p>1.611243</text:p>
          </table:table-cell>
          <table:table-cell office:value-type="float" office:value="1.608968">
            <text:p>1.608968</text:p>
          </table:table-cell>
          <table:table-cell office:value-type="float" office:value="1.614393">
            <text:p>1.614393</text:p>
          </table:table-cell>
          <table:table-cell table:style-name="ce4" office:value-type="float" office:value="1.611896">
            <text:p>1.61</text:p>
          </table:table-cell>
          <table:table-cell office:value-type="float" office:value="1.608844">
            <text:p>1.608844</text:p>
          </table:table-cell>
          <table:table-cell office:value-type="float" office:value="1.614137">
            <text:p>1.614137</text:p>
          </table:table-cell>
          <table:table-cell office:value-type="float" office:value="1.612428">
            <text:p>1.612428</text:p>
          </table:table-cell>
          <table:table-cell office:value-type="float" office:value="1.611262">
            <text:p>1.611262</text:p>
          </table:table-cell>
          <table:table-cell office:value-type="float" office:value="1.611095">
            <text:p>1.611095</text:p>
          </table:table-cell>
          <table:table-cell office:value-type="float" office:value="1.611936">
            <text:p>1.611936</text:p>
          </table:table-cell>
          <table:table-cell office:value-type="float" office:value="1.612772">
            <text:p>1.612772</text:p>
          </table:table-cell>
          <table:table-cell office:value-type="float" office:value="1.611357">
            <text:p>1.611357</text:p>
          </table:table-cell>
          <table:table-cell office:value-type="float" office:value="1.611294">
            <text:p>1.61129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3.156722">
            <text:p>3.16</text:p>
          </table:table-cell>
          <table:table-cell office:value-type="float" office:value="0.00459">
            <text:p>0.00459</text:p>
          </table:table-cell>
          <table:table-cell office:value-type="float" office:value="3.156412">
            <text:p>3.156412</text:p>
          </table:table-cell>
          <table:table-cell office:value-type="float" office:value="3.15309">
            <text:p>3.15309</text:p>
          </table:table-cell>
          <table:table-cell office:value-type="float" office:value="3.153627">
            <text:p>3.153627</text:p>
          </table:table-cell>
          <table:table-cell office:value-type="float" office:value="3.161592">
            <text:p>3.161592</text:p>
          </table:table-cell>
          <table:table-cell office:value-type="float" office:value="3.1632">
            <text:p>3.1632</text:p>
          </table:table-cell>
          <table:table-cell office:value-type="float" office:value="3.165967">
            <text:p>3.165967</text:p>
          </table:table-cell>
          <table:table-cell office:value-type="float" office:value="3.156">
            <text:p>3.156</text:p>
          </table:table-cell>
          <table:table-cell office:value-type="float" office:value="3.152536">
            <text:p>3.152536</text:p>
          </table:table-cell>
          <table:table-cell office:value-type="float" office:value="3.152662">
            <text:p>3.152662</text:p>
          </table:table-cell>
          <table:table-cell office:value-type="float" office:value="3.156582">
            <text:p>3.156582</text:p>
          </table:table-cell>
          <table:table-cell table:style-name="ce4" office:value-type="float" office:value="3.154239">
            <text:p>3.15</text:p>
          </table:table-cell>
          <table:table-cell office:value-type="float" office:value="3.154981">
            <text:p>3.154981</text:p>
          </table:table-cell>
          <table:table-cell office:value-type="float" office:value="3.164144">
            <text:p>3.164144</text:p>
          </table:table-cell>
          <table:table-cell office:value-type="float" office:value="3.153838">
            <text:p>3.153838</text:p>
          </table:table-cell>
          <table:table-cell office:value-type="float" office:value="3.155381">
            <text:p>3.155381</text:p>
          </table:table-cell>
          <table:table-cell office:value-type="float" office:value="3.148962">
            <text:p>3.148962</text:p>
          </table:table-cell>
          <table:table-cell office:value-type="float" office:value="3.151699">
            <text:p>3.151699</text:p>
          </table:table-cell>
          <table:table-cell office:value-type="float" office:value="3.163731">
            <text:p>3.163731</text:p>
          </table:table-cell>
          <table:table-cell office:value-type="float" office:value="3.158646">
            <text:p>3.158646</text:p>
          </table:table-cell>
          <table:table-cell office:value-type="float" office:value="3.157161">
            <text:p>3.15716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6.369055">
            <text:p>6.37</text:p>
          </table:table-cell>
          <table:table-cell office:value-type="float" office:value="0.013834">
            <text:p>0.013834</text:p>
          </table:table-cell>
          <table:table-cell office:value-type="float" office:value="6.336636">
            <text:p>6.336636</text:p>
          </table:table-cell>
          <table:table-cell office:value-type="float" office:value="6.340727">
            <text:p>6.340727</text:p>
          </table:table-cell>
          <table:table-cell office:value-type="float" office:value="6.365242">
            <text:p>6.365242</text:p>
          </table:table-cell>
          <table:table-cell office:value-type="float" office:value="6.377889">
            <text:p>6.377889</text:p>
          </table:table-cell>
          <table:table-cell office:value-type="float" office:value="6.370401">
            <text:p>6.370401</text:p>
          </table:table-cell>
          <table:table-cell office:value-type="float" office:value="6.372602">
            <text:p>6.372602</text:p>
          </table:table-cell>
          <table:table-cell office:value-type="float" office:value="6.376876">
            <text:p>6.376876</text:p>
          </table:table-cell>
          <table:table-cell office:value-type="float" office:value="6.36907">
            <text:p>6.36907</text:p>
          </table:table-cell>
          <table:table-cell office:value-type="float" office:value="6.37414">
            <text:p>6.37414</text:p>
          </table:table-cell>
          <table:table-cell office:value-type="float" office:value="6.37159">
            <text:p>6.37159</text:p>
          </table:table-cell>
          <table:table-cell table:style-name="ce4" office:value-type="float" office:value="6.345745">
            <text:p>6.35</text:p>
          </table:table-cell>
          <table:table-cell office:value-type="float" office:value="6.35333">
            <text:p>6.35333</text:p>
          </table:table-cell>
          <table:table-cell office:value-type="float" office:value="6.381592">
            <text:p>6.381592</text:p>
          </table:table-cell>
          <table:table-cell office:value-type="float" office:value="6.379252">
            <text:p>6.379252</text:p>
          </table:table-cell>
          <table:table-cell office:value-type="float" office:value="6.372625">
            <text:p>6.372625</text:p>
          </table:table-cell>
          <table:table-cell office:value-type="float" office:value="6.384817">
            <text:p>6.384817</text:p>
          </table:table-cell>
          <table:table-cell office:value-type="float" office:value="6.388892">
            <text:p>6.388892</text:p>
          </table:table-cell>
          <table:table-cell office:value-type="float" office:value="6.370046">
            <text:p>6.370046</text:p>
          </table:table-cell>
          <table:table-cell office:value-type="float" office:value="6.374577">
            <text:p>6.374577</text:p>
          </table:table-cell>
          <table:table-cell office:value-type="float" office:value="6.375054">
            <text:p>6.375054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4" office:value-type="float" office:value="0.165878">
            <text:p>0.17</text:p>
          </table:table-cell>
          <table:table-cell office:value-type="float" office:value="0.000031">
            <text:p>0.000031</text:p>
          </table:table-cell>
          <table:table-cell office:value-type="float" office:value="0.165875">
            <text:p>0.165875</text:p>
          </table:table-cell>
          <table:table-cell office:value-type="float" office:value="0.165815">
            <text:p>0.165815</text:p>
          </table:table-cell>
          <table:table-cell office:value-type="float" office:value="0.165867">
            <text:p>0.165867</text:p>
          </table:table-cell>
          <table:table-cell office:value-type="float" office:value="0.165889">
            <text:p>0.165889</text:p>
          </table:table-cell>
          <table:table-cell office:value-type="float" office:value="0.165911">
            <text:p>0.165911</text:p>
          </table:table-cell>
          <table:table-cell office:value-type="float" office:value="0.165953">
            <text:p>0.165953</text:p>
          </table:table-cell>
          <table:table-cell office:value-type="float" office:value="0.165924">
            <text:p>0.165924</text:p>
          </table:table-cell>
          <table:table-cell office:value-type="float" office:value="0.165873">
            <text:p>0.165873</text:p>
          </table:table-cell>
          <table:table-cell office:value-type="float" office:value="0.165911">
            <text:p>0.165911</text:p>
          </table:table-cell>
          <table:table-cell office:value-type="float" office:value="0.165866">
            <text:p>0.165866</text:p>
          </table:table-cell>
          <table:table-cell table:style-name="ce4" office:value-type="float" office:value="0.165836">
            <text:p>0.17</text:p>
          </table:table-cell>
          <table:table-cell office:value-type="float" office:value="0.165851">
            <text:p>0.165851</text:p>
          </table:table-cell>
          <table:table-cell office:value-type="float" office:value="0.165887">
            <text:p>0.165887</text:p>
          </table:table-cell>
          <table:table-cell office:value-type="float" office:value="0.165894">
            <text:p>0.165894</text:p>
          </table:table-cell>
          <table:table-cell office:value-type="float" office:value="0.165857">
            <text:p>0.165857</text:p>
          </table:table-cell>
          <table:table-cell office:value-type="float" office:value="0.16588">
            <text:p>0.16588</text:p>
          </table:table-cell>
          <table:table-cell office:value-type="float" office:value="0.165838">
            <text:p>0.165838</text:p>
          </table:table-cell>
          <table:table-cell office:value-type="float" office:value="0.165892">
            <text:p>0.165892</text:p>
          </table:table-cell>
          <table:table-cell office:value-type="float" office:value="0.165886">
            <text:p>0.165886</text:p>
          </table:table-cell>
          <table:table-cell office:value-type="float" office:value="0.165861">
            <text:p>0.165861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169231">
            <text:p>0.17</text:p>
          </table:table-cell>
          <table:table-cell office:value-type="float" office:value="0.000033">
            <text:p>0.000033</text:p>
          </table:table-cell>
          <table:table-cell office:value-type="float" office:value="0.169257">
            <text:p>0.169257</text:p>
          </table:table-cell>
          <table:table-cell office:value-type="float" office:value="0.169272">
            <text:p>0.169272</text:p>
          </table:table-cell>
          <table:table-cell office:value-type="float" office:value="0.169245">
            <text:p>0.169245</text:p>
          </table:table-cell>
          <table:table-cell office:value-type="float" office:value="0.16919">
            <text:p>0.16919</text:p>
          </table:table-cell>
          <table:table-cell office:value-type="float" office:value="0.169203">
            <text:p>0.169203</text:p>
          </table:table-cell>
          <table:table-cell office:value-type="float" office:value="0.169238">
            <text:p>0.169238</text:p>
          </table:table-cell>
          <table:table-cell office:value-type="float" office:value="0.169229">
            <text:p>0.169229</text:p>
          </table:table-cell>
          <table:table-cell office:value-type="float" office:value="0.169187">
            <text:p>0.169187</text:p>
          </table:table-cell>
          <table:table-cell office:value-type="float" office:value="0.169261">
            <text:p>0.169261</text:p>
          </table:table-cell>
          <table:table-cell office:value-type="float" office:value="0.169242">
            <text:p>0.169242</text:p>
          </table:table-cell>
          <table:table-cell table:style-name="ce4" office:value-type="float" office:value="0.169228">
            <text:p>0.17</text:p>
          </table:table-cell>
          <table:table-cell office:value-type="float" office:value="0.169271">
            <text:p>0.169271</text:p>
          </table:table-cell>
          <table:table-cell office:value-type="float" office:value="0.169191">
            <text:p>0.169191</text:p>
          </table:table-cell>
          <table:table-cell office:value-type="float" office:value="0.169186">
            <text:p>0.169186</text:p>
          </table:table-cell>
          <table:table-cell office:value-type="float" office:value="0.16928">
            <text:p>0.16928</text:p>
          </table:table-cell>
          <table:table-cell office:value-type="float" office:value="0.169235">
            <text:p>0.169235</text:p>
          </table:table-cell>
          <table:table-cell office:value-type="float" office:value="0.169293">
            <text:p>0.169293</text:p>
          </table:table-cell>
          <table:table-cell office:value-type="float" office:value="0.169203">
            <text:p>0.169203</text:p>
          </table:table-cell>
          <table:table-cell office:value-type="float" office:value="0.169207">
            <text:p>0.169207</text:p>
          </table:table-cell>
          <table:table-cell office:value-type="float" office:value="0.169205">
            <text:p>0.16920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302068">
            <text:p>0.30</text:p>
          </table:table-cell>
          <table:table-cell office:value-type="float" office:value="0.000229">
            <text:p>0.000229</text:p>
          </table:table-cell>
          <table:table-cell office:value-type="float" office:value="0.302265">
            <text:p>0.302265</text:p>
          </table:table-cell>
          <table:table-cell office:value-type="float" office:value="0.302264">
            <text:p>0.302264</text:p>
          </table:table-cell>
          <table:table-cell office:value-type="float" office:value="0.302145">
            <text:p>0.302145</text:p>
          </table:table-cell>
          <table:table-cell office:value-type="float" office:value="0.301907">
            <text:p>0.301907</text:p>
          </table:table-cell>
          <table:table-cell office:value-type="float" office:value="0.301806">
            <text:p>0.301806</text:p>
          </table:table-cell>
          <table:table-cell office:value-type="float" office:value="0.301944">
            <text:p>0.301944</text:p>
          </table:table-cell>
          <table:table-cell office:value-type="float" office:value="0.302256">
            <text:p>0.302256</text:p>
          </table:table-cell>
          <table:table-cell office:value-type="float" office:value="0.302063">
            <text:p>0.302063</text:p>
          </table:table-cell>
          <table:table-cell office:value-type="float" office:value="0.301785">
            <text:p>0.301785</text:p>
          </table:table-cell>
          <table:table-cell office:value-type="float" office:value="0.30225">
            <text:p>0.30225</text:p>
          </table:table-cell>
          <table:table-cell table:style-name="ce4" office:value-type="float" office:value="0.302084">
            <text:p>0.30</text:p>
          </table:table-cell>
          <table:table-cell office:value-type="float" office:value="0.302365">
            <text:p>0.302365</text:p>
          </table:table-cell>
          <table:table-cell office:value-type="float" office:value="0.302111">
            <text:p>0.302111</text:p>
          </table:table-cell>
          <table:table-cell office:value-type="float" office:value="0.301928">
            <text:p>0.301928</text:p>
          </table:table-cell>
          <table:table-cell office:value-type="float" office:value="0.301405">
            <text:p>0.301405</text:p>
          </table:table-cell>
          <table:table-cell office:value-type="float" office:value="0.302079">
            <text:p>0.302079</text:p>
          </table:table-cell>
          <table:table-cell office:value-type="float" office:value="0.302017">
            <text:p>0.302017</text:p>
          </table:table-cell>
          <table:table-cell office:value-type="float" office:value="0.302154">
            <text:p>0.302154</text:p>
          </table:table-cell>
          <table:table-cell office:value-type="float" office:value="0.302448">
            <text:p>0.302448</text:p>
          </table:table-cell>
          <table:table-cell office:value-type="float" office:value="0.302084">
            <text:p>0.30208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652041">
            <text:p>0.65</text:p>
          </table:table-cell>
          <table:table-cell office:value-type="float" office:value="0.000557">
            <text:p>0.000557</text:p>
          </table:table-cell>
          <table:table-cell office:value-type="float" office:value="0.651272">
            <text:p>0.651272</text:p>
          </table:table-cell>
          <table:table-cell office:value-type="float" office:value="0.650615">
            <text:p>0.650615</text:p>
          </table:table-cell>
          <table:table-cell office:value-type="float" office:value="0.651654">
            <text:p>0.651654</text:p>
          </table:table-cell>
          <table:table-cell office:value-type="float" office:value="0.651539">
            <text:p>0.651539</text:p>
          </table:table-cell>
          <table:table-cell office:value-type="float" office:value="0.651922">
            <text:p>0.651922</text:p>
          </table:table-cell>
          <table:table-cell office:value-type="float" office:value="0.652329">
            <text:p>0.652329</text:p>
          </table:table-cell>
          <table:table-cell office:value-type="float" office:value="0.652698">
            <text:p>0.652698</text:p>
          </table:table-cell>
          <table:table-cell office:value-type="float" office:value="0.651987">
            <text:p>0.651987</text:p>
          </table:table-cell>
          <table:table-cell office:value-type="float" office:value="0.651921">
            <text:p>0.651921</text:p>
          </table:table-cell>
          <table:table-cell office:value-type="float" office:value="0.651857">
            <text:p>0.651857</text:p>
          </table:table-cell>
          <table:table-cell table:style-name="ce4" office:value-type="float" office:value="0.652471">
            <text:p>0.65</text:p>
          </table:table-cell>
          <table:table-cell office:value-type="float" office:value="0.652372">
            <text:p>0.652372</text:p>
          </table:table-cell>
          <table:table-cell office:value-type="float" office:value="0.651422">
            <text:p>0.651422</text:p>
          </table:table-cell>
          <table:table-cell office:value-type="float" office:value="0.651749">
            <text:p>0.651749</text:p>
          </table:table-cell>
          <table:table-cell office:value-type="float" office:value="0.652075">
            <text:p>0.652075</text:p>
          </table:table-cell>
          <table:table-cell office:value-type="float" office:value="0.652792">
            <text:p>0.652792</text:p>
          </table:table-cell>
          <table:table-cell office:value-type="float" office:value="0.652395">
            <text:p>0.652395</text:p>
          </table:table-cell>
          <table:table-cell office:value-type="float" office:value="0.652889">
            <text:p>0.652889</text:p>
          </table:table-cell>
          <table:table-cell office:value-type="float" office:value="0.652172">
            <text:p>0.652172</text:p>
          </table:table-cell>
          <table:table-cell office:value-type="float" office:value="0.652684">
            <text:p>0.65268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1.561167">
            <text:p>1.56</text:p>
          </table:table-cell>
          <table:table-cell office:value-type="float" office:value="0.00147">
            <text:p>0.00147</text:p>
          </table:table-cell>
          <table:table-cell office:value-type="float" office:value="1.562838">
            <text:p>1.562838</text:p>
          </table:table-cell>
          <table:table-cell office:value-type="float" office:value="1.561931">
            <text:p>1.561931</text:p>
          </table:table-cell>
          <table:table-cell office:value-type="float" office:value="1.561961">
            <text:p>1.561961</text:p>
          </table:table-cell>
          <table:table-cell office:value-type="float" office:value="1.564326">
            <text:p>1.564326</text:p>
          </table:table-cell>
          <table:table-cell office:value-type="float" office:value="1.559624">
            <text:p>1.559624</text:p>
          </table:table-cell>
          <table:table-cell office:value-type="float" office:value="1.559899">
            <text:p>1.559899</text:p>
          </table:table-cell>
          <table:table-cell office:value-type="float" office:value="1.56229">
            <text:p>1.56229</text:p>
          </table:table-cell>
          <table:table-cell office:value-type="float" office:value="1.560598">
            <text:p>1.560598</text:p>
          </table:table-cell>
          <table:table-cell office:value-type="float" office:value="1.563498">
            <text:p>1.563498</text:p>
          </table:table-cell>
          <table:table-cell office:value-type="float" office:value="1.562097">
            <text:p>1.562097</text:p>
          </table:table-cell>
          <table:table-cell table:style-name="ce4" office:value-type="float" office:value="1.558222">
            <text:p>1.56</text:p>
          </table:table-cell>
          <table:table-cell office:value-type="float" office:value="1.560547">
            <text:p>1.560547</text:p>
          </table:table-cell>
          <table:table-cell office:value-type="float" office:value="1.561432">
            <text:p>1.561432</text:p>
          </table:table-cell>
          <table:table-cell office:value-type="float" office:value="1.560809">
            <text:p>1.560809</text:p>
          </table:table-cell>
          <table:table-cell office:value-type="float" office:value="1.561735">
            <text:p>1.561735</text:p>
          </table:table-cell>
          <table:table-cell office:value-type="float" office:value="1.558778">
            <text:p>1.558778</text:p>
          </table:table-cell>
          <table:table-cell office:value-type="float" office:value="1.55976">
            <text:p>1.55976</text:p>
          </table:table-cell>
          <table:table-cell office:value-type="float" office:value="1.560951">
            <text:p>1.560951</text:p>
          </table:table-cell>
          <table:table-cell office:value-type="float" office:value="1.561146">
            <text:p>1.561146</text:p>
          </table:table-cell>
          <table:table-cell office:value-type="float" office:value="1.560891">
            <text:p>1.560891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4" office:value-type="float" office:value="0.129945">
            <text:p>0.13</text:p>
          </table:table-cell>
          <table:table-cell office:value-type="float" office:value="0.00103">
            <text:p>0.00103</text:p>
          </table:table-cell>
          <table:table-cell office:value-type="float" office:value="0.128642">
            <text:p>0.128642</text:p>
          </table:table-cell>
          <table:table-cell office:value-type="float" office:value="0.130796">
            <text:p>0.130796</text:p>
          </table:table-cell>
          <table:table-cell office:value-type="float" office:value="0.12979">
            <text:p>0.12979</text:p>
          </table:table-cell>
          <table:table-cell office:value-type="float" office:value="0.130904">
            <text:p>0.130904</text:p>
          </table:table-cell>
          <table:table-cell office:value-type="float" office:value="0.130595">
            <text:p>0.130595</text:p>
          </table:table-cell>
          <table:table-cell office:value-type="float" office:value="0.130651">
            <text:p>0.130651</text:p>
          </table:table-cell>
          <table:table-cell office:value-type="float" office:value="0.130089">
            <text:p>0.130089</text:p>
          </table:table-cell>
          <table:table-cell office:value-type="float" office:value="0.129432">
            <text:p>0.129432</text:p>
          </table:table-cell>
          <table:table-cell office:value-type="float" office:value="0.130414">
            <text:p>0.130414</text:p>
          </table:table-cell>
          <table:table-cell office:value-type="float" office:value="0.131119">
            <text:p>0.131119</text:p>
          </table:table-cell>
          <table:table-cell table:style-name="ce4" office:value-type="float" office:value="0.12954">
            <text:p>0.13</text:p>
          </table:table-cell>
          <table:table-cell office:value-type="float" office:value="0.129782">
            <text:p>0.129782</text:p>
          </table:table-cell>
          <table:table-cell office:value-type="float" office:value="0.129489">
            <text:p>0.129489</text:p>
          </table:table-cell>
          <table:table-cell office:value-type="float" office:value="0.129208">
            <text:p>0.129208</text:p>
          </table:table-cell>
          <table:table-cell office:value-type="float" office:value="0.126786">
            <text:p>0.126786</text:p>
          </table:table-cell>
          <table:table-cell office:value-type="float" office:value="0.129192">
            <text:p>0.129192</text:p>
          </table:table-cell>
          <table:table-cell office:value-type="float" office:value="0.131169">
            <text:p>0.131169</text:p>
          </table:table-cell>
          <table:table-cell office:value-type="float" office:value="0.131126">
            <text:p>0.131126</text:p>
          </table:table-cell>
          <table:table-cell office:value-type="float" office:value="0.130637">
            <text:p>0.130637</text:p>
          </table:table-cell>
          <table:table-cell office:value-type="float" office:value="0.129529">
            <text:p>0.129529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126946">
            <text:p>0.13</text:p>
          </table:table-cell>
          <table:table-cell office:value-type="float" office:value="0.000267">
            <text:p>0.000267</text:p>
          </table:table-cell>
          <table:table-cell office:value-type="float" office:value="0.127241">
            <text:p>0.127241</text:p>
          </table:table-cell>
          <table:table-cell office:value-type="float" office:value="0.126092">
            <text:p>0.126092</text:p>
          </table:table-cell>
          <table:table-cell office:value-type="float" office:value="0.126774">
            <text:p>0.126774</text:p>
          </table:table-cell>
          <table:table-cell office:value-type="float" office:value="0.126907">
            <text:p>0.126907</text:p>
          </table:table-cell>
          <table:table-cell office:value-type="float" office:value="0.126761">
            <text:p>0.126761</text:p>
          </table:table-cell>
          <table:table-cell office:value-type="float" office:value="0.127119">
            <text:p>0.127119</text:p>
          </table:table-cell>
          <table:table-cell office:value-type="float" office:value="0.127225">
            <text:p>0.127225</text:p>
          </table:table-cell>
          <table:table-cell office:value-type="float" office:value="0.126727">
            <text:p>0.126727</text:p>
          </table:table-cell>
          <table:table-cell office:value-type="float" office:value="0.127057">
            <text:p>0.127057</text:p>
          </table:table-cell>
          <table:table-cell office:value-type="float" office:value="0.126805">
            <text:p>0.126805</text:p>
          </table:table-cell>
          <table:table-cell table:style-name="ce4" office:value-type="float" office:value="0.127184">
            <text:p>0.13</text:p>
          </table:table-cell>
          <table:table-cell office:value-type="float" office:value="0.127141">
            <text:p>0.127141</text:p>
          </table:table-cell>
          <table:table-cell office:value-type="float" office:value="0.127354">
            <text:p>0.127354</text:p>
          </table:table-cell>
          <table:table-cell office:value-type="float" office:value="0.127011">
            <text:p>0.127011</text:p>
          </table:table-cell>
          <table:table-cell office:value-type="float" office:value="0.126977">
            <text:p>0.126977</text:p>
          </table:table-cell>
          <table:table-cell office:value-type="float" office:value="0.12674">
            <text:p>0.12674</text:p>
          </table:table-cell>
          <table:table-cell office:value-type="float" office:value="0.127132">
            <text:p>0.127132</text:p>
          </table:table-cell>
          <table:table-cell office:value-type="float" office:value="0.126876">
            <text:p>0.126876</text:p>
          </table:table-cell>
          <table:table-cell office:value-type="float" office:value="0.126914">
            <text:p>0.126914</text:p>
          </table:table-cell>
          <table:table-cell office:value-type="float" office:value="0.12689">
            <text:p>0.1268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122525">
            <text:p>0.12</text:p>
          </table:table-cell>
          <table:table-cell office:value-type="float" office:value="0.001467">
            <text:p>0.001467</text:p>
          </table:table-cell>
          <table:table-cell office:value-type="float" office:value="0.116378">
            <text:p>0.116378</text:p>
          </table:table-cell>
          <table:table-cell office:value-type="float" office:value="0.122132">
            <text:p>0.122132</text:p>
          </table:table-cell>
          <table:table-cell office:value-type="float" office:value="0.122961">
            <text:p>0.122961</text:p>
          </table:table-cell>
          <table:table-cell office:value-type="float" office:value="0.123584">
            <text:p>0.123584</text:p>
          </table:table-cell>
          <table:table-cell office:value-type="float" office:value="0.122729">
            <text:p>0.122729</text:p>
          </table:table-cell>
          <table:table-cell office:value-type="float" office:value="0.12206">
            <text:p>0.12206</text:p>
          </table:table-cell>
          <table:table-cell office:value-type="float" office:value="0.122991">
            <text:p>0.122991</text:p>
          </table:table-cell>
          <table:table-cell office:value-type="float" office:value="0.123314">
            <text:p>0.123314</text:p>
          </table:table-cell>
          <table:table-cell office:value-type="float" office:value="0.122766">
            <text:p>0.122766</text:p>
          </table:table-cell>
          <table:table-cell office:value-type="float" office:value="0.122956">
            <text:p>0.122956</text:p>
          </table:table-cell>
          <table:table-cell table:style-name="ce4" office:value-type="float" office:value="0.123011">
            <text:p>0.12</text:p>
          </table:table-cell>
          <table:table-cell office:value-type="float" office:value="0.12328">
            <text:p>0.12328</text:p>
          </table:table-cell>
          <table:table-cell office:value-type="float" office:value="0.12363">
            <text:p>0.12363</text:p>
          </table:table-cell>
          <table:table-cell office:value-type="float" office:value="0.122574">
            <text:p>0.122574</text:p>
          </table:table-cell>
          <table:table-cell office:value-type="float" office:value="0.122628">
            <text:p>0.122628</text:p>
          </table:table-cell>
          <table:table-cell office:value-type="float" office:value="0.122974">
            <text:p>0.122974</text:p>
          </table:table-cell>
          <table:table-cell office:value-type="float" office:value="0.122884">
            <text:p>0.122884</text:p>
          </table:table-cell>
          <table:table-cell office:value-type="float" office:value="0.122597">
            <text:p>0.122597</text:p>
          </table:table-cell>
          <table:table-cell office:value-type="float" office:value="0.122703">
            <text:p>0.122703</text:p>
          </table:table-cell>
          <table:table-cell office:value-type="float" office:value="0.122352">
            <text:p>0.12235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118668">
            <text:p>0.12</text:p>
          </table:table-cell>
          <table:table-cell office:value-type="float" office:value="0.001525">
            <text:p>0.001525</text:p>
          </table:table-cell>
          <table:table-cell office:value-type="float" office:value="0.119508">
            <text:p>0.119508</text:p>
          </table:table-cell>
          <table:table-cell office:value-type="float" office:value="0.119653">
            <text:p>0.119653</text:p>
          </table:table-cell>
          <table:table-cell office:value-type="float" office:value="0.117193">
            <text:p>0.117193</text:p>
          </table:table-cell>
          <table:table-cell office:value-type="float" office:value="0.11866">
            <text:p>0.11866</text:p>
          </table:table-cell>
          <table:table-cell office:value-type="float" office:value="0.11712">
            <text:p>0.11712</text:p>
          </table:table-cell>
          <table:table-cell office:value-type="float" office:value="0.120581">
            <text:p>0.120581</text:p>
          </table:table-cell>
          <table:table-cell office:value-type="float" office:value="0.113355">
            <text:p>0.113355</text:p>
          </table:table-cell>
          <table:table-cell office:value-type="float" office:value="0.119307">
            <text:p>0.119307</text:p>
          </table:table-cell>
          <table:table-cell office:value-type="float" office:value="0.118919">
            <text:p>0.118919</text:p>
          </table:table-cell>
          <table:table-cell office:value-type="float" office:value="0.119146">
            <text:p>0.119146</text:p>
          </table:table-cell>
          <table:table-cell table:style-name="ce4" office:value-type="float" office:value="0.11881">
            <text:p>0.12</text:p>
          </table:table-cell>
          <table:table-cell office:value-type="float" office:value="0.119488">
            <text:p>0.119488</text:p>
          </table:table-cell>
          <table:table-cell office:value-type="float" office:value="0.118375">
            <text:p>0.118375</text:p>
          </table:table-cell>
          <table:table-cell office:value-type="float" office:value="0.119961">
            <text:p>0.119961</text:p>
          </table:table-cell>
          <table:table-cell office:value-type="float" office:value="0.117479">
            <text:p>0.117479</text:p>
          </table:table-cell>
          <table:table-cell office:value-type="float" office:value="0.118017">
            <text:p>0.118017</text:p>
          </table:table-cell>
          <table:table-cell office:value-type="float" office:value="0.119247">
            <text:p>0.119247</text:p>
          </table:table-cell>
          <table:table-cell office:value-type="float" office:value="0.118741">
            <text:p>0.118741</text:p>
          </table:table-cell>
          <table:table-cell office:value-type="float" office:value="0.119742">
            <text:p>0.119742</text:p>
          </table:table-cell>
          <table:table-cell office:value-type="float" office:value="0.120051">
            <text:p>0.12005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100446">
            <text:p>0.10</text:p>
          </table:table-cell>
          <table:table-cell office:value-type="float" office:value="0.001559">
            <text:p>0.001559</text:p>
          </table:table-cell>
          <table:table-cell office:value-type="float" office:value="0.100355">
            <text:p>0.100355</text:p>
          </table:table-cell>
          <table:table-cell office:value-type="float" office:value="0.099879">
            <text:p>0.099879</text:p>
          </table:table-cell>
          <table:table-cell office:value-type="float" office:value="0.101928">
            <text:p>0.101928</text:p>
          </table:table-cell>
          <table:table-cell office:value-type="float" office:value="0.101326">
            <text:p>0.101326</text:p>
          </table:table-cell>
          <table:table-cell office:value-type="float" office:value="0.102125">
            <text:p>0.102125</text:p>
          </table:table-cell>
          <table:table-cell office:value-type="float" office:value="0.098257">
            <text:p>0.098257</text:p>
          </table:table-cell>
          <table:table-cell office:value-type="float" office:value="0.102959">
            <text:p>0.102959</text:p>
          </table:table-cell>
          <table:table-cell office:value-type="float" office:value="0.100669">
            <text:p>0.100669</text:p>
          </table:table-cell>
          <table:table-cell office:value-type="float" office:value="0.100341">
            <text:p>0.100341</text:p>
          </table:table-cell>
          <table:table-cell office:value-type="float" office:value="0.101133">
            <text:p>0.101133</text:p>
          </table:table-cell>
          <table:table-cell table:style-name="ce4" office:value-type="float" office:value="0.100225">
            <text:p>0.10</text:p>
          </table:table-cell>
          <table:table-cell office:value-type="float" office:value="0.099026">
            <text:p>0.099026</text:p>
          </table:table-cell>
          <table:table-cell office:value-type="float" office:value="0.097318">
            <text:p>0.097318</text:p>
          </table:table-cell>
          <table:table-cell office:value-type="float" office:value="0.098957">
            <text:p>0.098957</text:p>
          </table:table-cell>
          <table:table-cell office:value-type="float" office:value="0.101092">
            <text:p>0.101092</text:p>
          </table:table-cell>
          <table:table-cell office:value-type="float" office:value="0.099824">
            <text:p>0.099824</text:p>
          </table:table-cell>
          <table:table-cell office:value-type="float" office:value="0.103772">
            <text:p>0.103772</text:p>
          </table:table-cell>
          <table:table-cell office:value-type="float" office:value="0.098695">
            <text:p>0.098695</text:p>
          </table:table-cell>
          <table:table-cell office:value-type="float" office:value="0.101478">
            <text:p>0.101478</text:p>
          </table:table-cell>
          <table:table-cell office:value-type="float" office:value="0.099553">
            <text:p>0.099553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4" office:value-type="float" office:value="8.548204">
            <text:p>8.55</text:p>
          </table:table-cell>
          <table:table-cell office:value-type="float" office:value="0.934123">
            <text:p>0.934123</text:p>
          </table:table-cell>
          <table:table-cell office:value-type="float" office:value="9.051948">
            <text:p>9.051948</text:p>
          </table:table-cell>
          <table:table-cell office:value-type="float" office:value="9.597957">
            <text:p>9.597957</text:p>
          </table:table-cell>
          <table:table-cell office:value-type="float" office:value="8.806006">
            <text:p>8.806006</text:p>
          </table:table-cell>
          <table:table-cell office:value-type="float" office:value="7.137986">
            <text:p>7.137986</text:p>
          </table:table-cell>
          <table:table-cell office:value-type="float" office:value="10.13528">
            <text:p>10.13528</text:p>
          </table:table-cell>
          <table:table-cell office:value-type="float" office:value="9.230383">
            <text:p>9.230383</text:p>
          </table:table-cell>
          <table:table-cell office:value-type="float" office:value="8.638689">
            <text:p>8.638689</text:p>
          </table:table-cell>
          <table:table-cell office:value-type="float" office:value="7.98396">
            <text:p>7.98396</text:p>
          </table:table-cell>
          <table:table-cell office:value-type="float" office:value="7.501462">
            <text:p>7.501462</text:p>
          </table:table-cell>
          <table:table-cell office:value-type="float" office:value="8.592663">
            <text:p>8.592663</text:p>
          </table:table-cell>
          <table:table-cell table:style-name="ce4" office:value-type="float" office:value="8.436207">
            <text:p>8.44</text:p>
          </table:table-cell>
          <table:table-cell office:value-type="float" office:value="9.403323">
            <text:p>9.403323</text:p>
          </table:table-cell>
          <table:table-cell office:value-type="float" office:value="7.629049">
            <text:p>7.629049</text:p>
          </table:table-cell>
          <table:table-cell office:value-type="float" office:value="7.276776">
            <text:p>7.276776</text:p>
          </table:table-cell>
          <table:table-cell office:value-type="float" office:value="7.048581">
            <text:p>7.048581</text:p>
          </table:table-cell>
          <table:table-cell office:value-type="float" office:value="9.056312">
            <text:p>9.056312</text:p>
          </table:table-cell>
          <table:table-cell office:value-type="float" office:value="10.326716">
            <text:p>10.326716</text:p>
          </table:table-cell>
          <table:table-cell office:value-type="float" office:value="7.820222">
            <text:p>7.820222</text:p>
          </table:table-cell>
          <table:table-cell office:value-type="float" office:value="8.322531">
            <text:p>8.322531</text:p>
          </table:table-cell>
          <table:table-cell office:value-type="float" office:value="8.968019">
            <text:p>8.968019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4.295406">
            <text:p>4.30</text:p>
          </table:table-cell>
          <table:table-cell office:value-type="float" office:value="0.357142">
            <text:p>0.357142</text:p>
          </table:table-cell>
          <table:table-cell office:value-type="float" office:value="4.867847">
            <text:p>4.867847</text:p>
          </table:table-cell>
          <table:table-cell office:value-type="float" office:value="4.987877">
            <text:p>4.987877</text:p>
          </table:table-cell>
          <table:table-cell office:value-type="float" office:value="4.901063">
            <text:p>4.901063</text:p>
          </table:table-cell>
          <table:table-cell office:value-type="float" office:value="4.182627">
            <text:p>4.182627</text:p>
          </table:table-cell>
          <table:table-cell office:value-type="float" office:value="4.489358">
            <text:p>4.489358</text:p>
          </table:table-cell>
          <table:table-cell office:value-type="float" office:value="4.024273">
            <text:p>4.024273</text:p>
          </table:table-cell>
          <table:table-cell office:value-type="float" office:value="3.69918">
            <text:p>3.69918</text:p>
          </table:table-cell>
          <table:table-cell office:value-type="float" office:value="4.290667">
            <text:p>4.290667</text:p>
          </table:table-cell>
          <table:table-cell office:value-type="float" office:value="4.447887">
            <text:p>4.447887</text:p>
          </table:table-cell>
          <table:table-cell office:value-type="float" office:value="4.418254">
            <text:p>4.418254</text:p>
          </table:table-cell>
          <table:table-cell table:style-name="ce4" office:value-type="float" office:value="4.236408">
            <text:p>4.24</text:p>
          </table:table-cell>
          <table:table-cell office:value-type="float" office:value="4.010996">
            <text:p>4.010996</text:p>
          </table:table-cell>
          <table:table-cell office:value-type="float" office:value="4.320933">
            <text:p>4.320933</text:p>
          </table:table-cell>
          <table:table-cell office:value-type="float" office:value="4.493868">
            <text:p>4.493868</text:p>
          </table:table-cell>
          <table:table-cell office:value-type="float" office:value="4.159126">
            <text:p>4.159126</text:p>
          </table:table-cell>
          <table:table-cell office:value-type="float" office:value="4.433192">
            <text:p>4.433192</text:p>
          </table:table-cell>
          <table:table-cell office:value-type="float" office:value="3.819994">
            <text:p>3.819994</text:p>
          </table:table-cell>
          <table:table-cell office:value-type="float" office:value="3.614954">
            <text:p>3.614954</text:p>
          </table:table-cell>
          <table:table-cell office:value-type="float" office:value="4.204852">
            <text:p>4.204852</text:p>
          </table:table-cell>
          <table:table-cell office:value-type="float" office:value="4.304766">
            <text:p>4.30476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2.110518">
            <text:p>2.11</text:p>
          </table:table-cell>
          <table:table-cell office:value-type="float" office:value="0.137645">
            <text:p>0.137645</text:p>
          </table:table-cell>
          <table:table-cell office:value-type="float" office:value="1.970558">
            <text:p>1.970558</text:p>
          </table:table-cell>
          <table:table-cell office:value-type="float" office:value="2.057733">
            <text:p>2.057733</text:p>
          </table:table-cell>
          <table:table-cell office:value-type="float" office:value="2.095371">
            <text:p>2.095371</text:p>
          </table:table-cell>
          <table:table-cell office:value-type="float" office:value="2.05516">
            <text:p>2.05516</text:p>
          </table:table-cell>
          <table:table-cell office:value-type="float" office:value="2.169495">
            <text:p>2.169495</text:p>
          </table:table-cell>
          <table:table-cell office:value-type="float" office:value="2.184749">
            <text:p>2.184749</text:p>
          </table:table-cell>
          <table:table-cell office:value-type="float" office:value="2.131819">
            <text:p>2.131819</text:p>
          </table:table-cell>
          <table:table-cell office:value-type="float" office:value="2.134757">
            <text:p>2.134757</text:p>
          </table:table-cell>
          <table:table-cell office:value-type="float" office:value="2.158348">
            <text:p>2.158348</text:p>
          </table:table-cell>
          <table:table-cell office:value-type="float" office:value="2.003184">
            <text:p>2.003184</text:p>
          </table:table-cell>
          <table:table-cell table:style-name="ce4" office:value-type="float" office:value="2.297035">
            <text:p>2.30</text:p>
          </table:table-cell>
          <table:table-cell office:value-type="float" office:value="2.035065">
            <text:p>2.035065</text:p>
          </table:table-cell>
          <table:table-cell office:value-type="float" office:value="2.307615">
            <text:p>2.307615</text:p>
          </table:table-cell>
          <table:table-cell office:value-type="float" office:value="2.371674">
            <text:p>2.371674</text:p>
          </table:table-cell>
          <table:table-cell office:value-type="float" office:value="1.972768">
            <text:p>1.972768</text:p>
          </table:table-cell>
          <table:table-cell office:value-type="float" office:value="1.922945">
            <text:p>1.922945</text:p>
          </table:table-cell>
          <table:table-cell office:value-type="float" office:value="2.191542">
            <text:p>2.191542</text:p>
          </table:table-cell>
          <table:table-cell office:value-type="float" office:value="2.319927">
            <text:p>2.319927</text:p>
          </table:table-cell>
          <table:table-cell office:value-type="float" office:value="1.938649">
            <text:p>1.938649</text:p>
          </table:table-cell>
          <table:table-cell office:value-type="float" office:value="1.891958">
            <text:p>1.89195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1.011398">
            <text:p>1.01</text:p>
          </table:table-cell>
          <table:table-cell office:value-type="float" office:value="0.030805">
            <text:p>0.030805</text:p>
          </table:table-cell>
          <table:table-cell office:value-type="float" office:value="1.037453">
            <text:p>1.037453</text:p>
          </table:table-cell>
          <table:table-cell office:value-type="float" office:value="1.004364">
            <text:p>1.004364</text:p>
          </table:table-cell>
          <table:table-cell office:value-type="float" office:value="1.038376">
            <text:p>1.038376</text:p>
          </table:table-cell>
          <table:table-cell office:value-type="float" office:value="1.061122">
            <text:p>1.061122</text:p>
          </table:table-cell>
          <table:table-cell office:value-type="float" office:value="1.024316">
            <text:p>1.024316</text:p>
          </table:table-cell>
          <table:table-cell office:value-type="float" office:value="0.979339">
            <text:p>0.979339</text:p>
          </table:table-cell>
          <table:table-cell office:value-type="float" office:value="1.021716">
            <text:p>1.021716</text:p>
          </table:table-cell>
          <table:table-cell office:value-type="float" office:value="1.049647">
            <text:p>1.049647</text:p>
          </table:table-cell>
          <table:table-cell office:value-type="float" office:value="1.047469">
            <text:p>1.047469</text:p>
          </table:table-cell>
          <table:table-cell office:value-type="float" office:value="1.001488">
            <text:p>1.001488</text:p>
          </table:table-cell>
          <table:table-cell table:style-name="ce4" office:value-type="float" office:value="1.015074">
            <text:p>1.02</text:p>
          </table:table-cell>
          <table:table-cell office:value-type="float" office:value="0.989472">
            <text:p>0.989472</text:p>
          </table:table-cell>
          <table:table-cell office:value-type="float" office:value="0.972636">
            <text:p>0.972636</text:p>
          </table:table-cell>
          <table:table-cell office:value-type="float" office:value="0.9481">
            <text:p>0.9481</text:p>
          </table:table-cell>
          <table:table-cell office:value-type="float" office:value="0.991149">
            <text:p>0.991149</text:p>
          </table:table-cell>
          <table:table-cell office:value-type="float" office:value="1.021059">
            <text:p>1.021059</text:p>
          </table:table-cell>
          <table:table-cell office:value-type="float" office:value="1.021862">
            <text:p>1.021862</text:p>
          </table:table-cell>
          <table:table-cell office:value-type="float" office:value="1.001663">
            <text:p>1.001663</text:p>
          </table:table-cell>
          <table:table-cell office:value-type="float" office:value="1.045281">
            <text:p>1.045281</text:p>
          </table:table-cell>
          <table:table-cell office:value-type="float" office:value="0.956368">
            <text:p>0.95636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526152">
            <text:p>0.53</text:p>
          </table:table-cell>
          <table:table-cell office:value-type="float" office:value="0.037537">
            <text:p>0.037537</text:p>
          </table:table-cell>
          <table:table-cell office:value-type="float" office:value="0.496191">
            <text:p>0.496191</text:p>
          </table:table-cell>
          <table:table-cell office:value-type="float" office:value="0.55408">
            <text:p>0.55408</text:p>
          </table:table-cell>
          <table:table-cell office:value-type="float" office:value="0.560752">
            <text:p>0.560752</text:p>
          </table:table-cell>
          <table:table-cell office:value-type="float" office:value="0.539302">
            <text:p>0.539302</text:p>
          </table:table-cell>
          <table:table-cell office:value-type="float" office:value="0.621455">
            <text:p>0.621455</text:p>
          </table:table-cell>
          <table:table-cell office:value-type="float" office:value="0.475286">
            <text:p>0.475286</text:p>
          </table:table-cell>
          <table:table-cell office:value-type="float" office:value="0.507607">
            <text:p>0.507607</text:p>
          </table:table-cell>
          <table:table-cell office:value-type="float" office:value="0.504922">
            <text:p>0.504922</text:p>
          </table:table-cell>
          <table:table-cell office:value-type="float" office:value="0.513285">
            <text:p>0.513285</text:p>
          </table:table-cell>
          <table:table-cell office:value-type="float" office:value="0.51716">
            <text:p>0.51716</text:p>
          </table:table-cell>
          <table:table-cell table:style-name="ce4" office:value-type="float" office:value="0.503894">
            <text:p>0.50</text:p>
          </table:table-cell>
          <table:table-cell office:value-type="float" office:value="0.581232">
            <text:p>0.581232</text:p>
          </table:table-cell>
          <table:table-cell office:value-type="float" office:value="0.487414">
            <text:p>0.487414</text:p>
          </table:table-cell>
          <table:table-cell office:value-type="float" office:value="0.538647">
            <text:p>0.538647</text:p>
          </table:table-cell>
          <table:table-cell office:value-type="float" office:value="0.570925">
            <text:p>0.570925</text:p>
          </table:table-cell>
          <table:table-cell office:value-type="float" office:value="0.539507">
            <text:p>0.539507</text:p>
          </table:table-cell>
          <table:table-cell office:value-type="float" office:value="0.546549">
            <text:p>0.546549</text:p>
          </table:table-cell>
          <table:table-cell office:value-type="float" office:value="0.50044">
            <text:p>0.50044</text:p>
          </table:table-cell>
          <table:table-cell office:value-type="float" office:value="0.489628">
            <text:p>0.489628</text:p>
          </table:table-cell>
          <table:table-cell office:value-type="float" office:value="0.474758">
            <text:p>0.474758</text:p>
          </table:table-cell>
        </table:table-row>
        <table:table-row table:style-name="ro5">
          <table:covered-table-cell/>
          <table:table-cell table:style-name="ce7" office:value-type="string">
            <text:p>cav</text:p>
          </table:table-cell>
          <table:table-cell table:style-name="ce4" office:value-type="float" office:value="2.055303">
            <text:p>2.06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4" office:value-type="float" office:value="13.311108">
            <text:p>13.31</text:p>
          </table:table-cell>
          <table:table-cell office:value-type="float" office:value="0.051212">
            <text:p>0.051212</text:p>
          </table:table-cell>
          <table:table-cell office:value-type="float" office:value="13.324522">
            <text:p>13.324522</text:p>
          </table:table-cell>
          <table:table-cell office:value-type="float" office:value="13.329238">
            <text:p>13.329238</text:p>
          </table:table-cell>
          <table:table-cell office:value-type="float" office:value="13.262614">
            <text:p>13.262614</text:p>
          </table:table-cell>
          <table:table-cell office:value-type="float" office:value="13.264614">
            <text:p>13.264614</text:p>
          </table:table-cell>
          <table:table-cell office:value-type="float" office:value="13.316407">
            <text:p>13.316407</text:p>
          </table:table-cell>
          <table:table-cell office:value-type="float" office:value="13.304692">
            <text:p>13.304692</text:p>
          </table:table-cell>
          <table:table-cell office:value-type="float" office:value="13.298358">
            <text:p>13.298358</text:p>
          </table:table-cell>
          <table:table-cell office:value-type="float" office:value="13.313809">
            <text:p>13.313809</text:p>
          </table:table-cell>
          <table:table-cell office:value-type="float" office:value="13.370486">
            <text:p>13.370486</text:p>
          </table:table-cell>
          <table:table-cell office:value-type="float" office:value="13.358256">
            <text:p>13.358256</text:p>
          </table:table-cell>
          <table:table-cell table:style-name="ce4" office:value-type="float" office:value="13.203617">
            <text:p>13.20</text:p>
          </table:table-cell>
          <table:table-cell office:value-type="float" office:value="13.312929">
            <text:p>13.312929</text:p>
          </table:table-cell>
          <table:table-cell office:value-type="float" office:value="13.345259">
            <text:p>13.345259</text:p>
          </table:table-cell>
          <table:table-cell office:value-type="float" office:value="13.262569">
            <text:p>13.262569</text:p>
          </table:table-cell>
          <table:table-cell office:value-type="float" office:value="13.270767">
            <text:p>13.270767</text:p>
          </table:table-cell>
          <table:table-cell office:value-type="float" office:value="13.313424">
            <text:p>13.313424</text:p>
          </table:table-cell>
          <table:table-cell office:value-type="float" office:value="13.408795">
            <text:p>13.408795</text:p>
          </table:table-cell>
          <table:table-cell office:value-type="float" office:value="13.42019">
            <text:p>13.42019</text:p>
          </table:table-cell>
          <table:table-cell office:value-type="float" office:value="13.266281">
            <text:p>13.266281</text:p>
          </table:table-cell>
          <table:table-cell office:value-type="float" office:value="13.275339">
            <text:p>13.275339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6.945372">
            <text:p>6.95</text:p>
          </table:table-cell>
          <table:table-cell office:value-type="float" office:value="0.032645">
            <text:p>0.032645</text:p>
          </table:table-cell>
          <table:table-cell office:value-type="float" office:value="6.899322">
            <text:p>6.899322</text:p>
          </table:table-cell>
          <table:table-cell office:value-type="float" office:value="7.009042">
            <text:p>7.009042</text:p>
          </table:table-cell>
          <table:table-cell office:value-type="float" office:value="6.924526">
            <text:p>6.924526</text:p>
          </table:table-cell>
          <table:table-cell office:value-type="float" office:value="6.933335">
            <text:p>6.933335</text:p>
          </table:table-cell>
          <table:table-cell office:value-type="float" office:value="6.993891">
            <text:p>6.993891</text:p>
          </table:table-cell>
          <table:table-cell office:value-type="float" office:value="6.934776">
            <text:p>6.934776</text:p>
          </table:table-cell>
          <table:table-cell office:value-type="float" office:value="6.916498">
            <text:p>6.916498</text:p>
          </table:table-cell>
          <table:table-cell office:value-type="float" office:value="6.988777">
            <text:p>6.988777</text:p>
          </table:table-cell>
          <table:table-cell office:value-type="float" office:value="6.972078">
            <text:p>6.972078</text:p>
          </table:table-cell>
          <table:table-cell office:value-type="float" office:value="6.963988">
            <text:p>6.963988</text:p>
          </table:table-cell>
          <table:table-cell table:style-name="ce4" office:value-type="float" office:value="6.879214">
            <text:p>6.88</text:p>
          </table:table-cell>
          <table:table-cell office:value-type="float" office:value="6.940215">
            <text:p>6.940215</text:p>
          </table:table-cell>
          <table:table-cell office:value-type="float" office:value="6.905492">
            <text:p>6.905492</text:p>
          </table:table-cell>
          <table:table-cell office:value-type="float" office:value="6.935128">
            <text:p>6.935128</text:p>
          </table:table-cell>
          <table:table-cell office:value-type="float" office:value="6.917513">
            <text:p>6.917513</text:p>
          </table:table-cell>
          <table:table-cell office:value-type="float" office:value="6.97337">
            <text:p>6.97337</text:p>
          </table:table-cell>
          <table:table-cell office:value-type="float" office:value="6.949432">
            <text:p>6.949432</text:p>
          </table:table-cell>
          <table:table-cell office:value-type="float" office:value="6.949105">
            <text:p>6.949105</text:p>
          </table:table-cell>
          <table:table-cell office:value-type="float" office:value="6.952325">
            <text:p>6.952325</text:p>
          </table:table-cell>
          <table:table-cell office:value-type="float" office:value="6.969419">
            <text:p>6.96941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3.501484">
            <text:p>3.50</text:p>
          </table:table-cell>
          <table:table-cell office:value-type="float" office:value="0.027136">
            <text:p>0.027136</text:p>
          </table:table-cell>
          <table:table-cell office:value-type="float" office:value="3.482528">
            <text:p>3.482528</text:p>
          </table:table-cell>
          <table:table-cell office:value-type="float" office:value="3.497843">
            <text:p>3.497843</text:p>
          </table:table-cell>
          <table:table-cell office:value-type="float" office:value="3.518795">
            <text:p>3.518795</text:p>
          </table:table-cell>
          <table:table-cell office:value-type="float" office:value="3.49602">
            <text:p>3.49602</text:p>
          </table:table-cell>
          <table:table-cell office:value-type="float" office:value="3.584473">
            <text:p>3.584473</text:p>
          </table:table-cell>
          <table:table-cell office:value-type="float" office:value="3.485391">
            <text:p>3.485391</text:p>
          </table:table-cell>
          <table:table-cell office:value-type="float" office:value="3.498762">
            <text:p>3.498762</text:p>
          </table:table-cell>
          <table:table-cell office:value-type="float" office:value="3.489635">
            <text:p>3.489635</text:p>
          </table:table-cell>
          <table:table-cell office:value-type="float" office:value="3.481908">
            <text:p>3.481908</text:p>
          </table:table-cell>
          <table:table-cell office:value-type="float" office:value="3.531515">
            <text:p>3.531515</text:p>
          </table:table-cell>
          <table:table-cell table:style-name="ce4" office:value-type="float" office:value="3.525493">
            <text:p>3.53</text:p>
          </table:table-cell>
          <table:table-cell office:value-type="float" office:value="3.533896">
            <text:p>3.533896</text:p>
          </table:table-cell>
          <table:table-cell office:value-type="float" office:value="3.521122">
            <text:p>3.521122</text:p>
          </table:table-cell>
          <table:table-cell office:value-type="float" office:value="3.49">
            <text:p>3.49</text:p>
          </table:table-cell>
          <table:table-cell office:value-type="float" office:value="3.495415">
            <text:p>3.495415</text:p>
          </table:table-cell>
          <table:table-cell office:value-type="float" office:value="3.472741">
            <text:p>3.472741</text:p>
          </table:table-cell>
          <table:table-cell office:value-type="float" office:value="3.484218">
            <text:p>3.484218</text:p>
          </table:table-cell>
          <table:table-cell office:value-type="float" office:value="3.499446">
            <text:p>3.499446</text:p>
          </table:table-cell>
          <table:table-cell office:value-type="float" office:value="3.479823">
            <text:p>3.479823</text:p>
          </table:table-cell>
          <table:table-cell office:value-type="float" office:value="3.460648">
            <text:p>3.46064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1.775182">
            <text:p>1.78</text:p>
          </table:table-cell>
          <table:table-cell office:value-type="float" office:value="0.018104">
            <text:p>0.018104</text:p>
          </table:table-cell>
          <table:table-cell office:value-type="float" office:value="1.805445">
            <text:p>1.805445</text:p>
          </table:table-cell>
          <table:table-cell office:value-type="float" office:value="1.767533">
            <text:p>1.767533</text:p>
          </table:table-cell>
          <table:table-cell office:value-type="float" office:value="1.751463">
            <text:p>1.751463</text:p>
          </table:table-cell>
          <table:table-cell office:value-type="float" office:value="1.78589">
            <text:p>1.78589</text:p>
          </table:table-cell>
          <table:table-cell office:value-type="float" office:value="1.756181">
            <text:p>1.756181</text:p>
          </table:table-cell>
          <table:table-cell office:value-type="float" office:value="1.760547">
            <text:p>1.760547</text:p>
          </table:table-cell>
          <table:table-cell office:value-type="float" office:value="1.771024">
            <text:p>1.771024</text:p>
          </table:table-cell>
          <table:table-cell office:value-type="float" office:value="1.765813">
            <text:p>1.765813</text:p>
          </table:table-cell>
          <table:table-cell office:value-type="float" office:value="1.761049">
            <text:p>1.761049</text:p>
          </table:table-cell>
          <table:table-cell office:value-type="float" office:value="1.798914">
            <text:p>1.798914</text:p>
          </table:table-cell>
          <table:table-cell table:style-name="ce4" office:value-type="float" office:value="1.771107">
            <text:p>1.77</text:p>
          </table:table-cell>
          <table:table-cell office:value-type="float" office:value="1.777466">
            <text:p>1.777466</text:p>
          </table:table-cell>
          <table:table-cell office:value-type="float" office:value="1.762769">
            <text:p>1.762769</text:p>
          </table:table-cell>
          <table:table-cell office:value-type="float" office:value="1.8086">
            <text:p>1.8086</text:p>
          </table:table-cell>
          <table:table-cell office:value-type="float" office:value="1.76494">
            <text:p>1.76494</text:p>
          </table:table-cell>
          <table:table-cell office:value-type="float" office:value="1.798798">
            <text:p>1.798798</text:p>
          </table:table-cell>
          <table:table-cell office:value-type="float" office:value="1.761734">
            <text:p>1.761734</text:p>
          </table:table-cell>
          <table:table-cell office:value-type="float" office:value="1.765148">
            <text:p>1.765148</text:p>
          </table:table-cell>
          <table:table-cell office:value-type="float" office:value="1.807472">
            <text:p>1.807472</text:p>
          </table:table-cell>
          <table:table-cell office:value-type="float" office:value="1.761737">
            <text:p>1.76173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889195">
            <text:p>0.89</text:p>
          </table:table-cell>
          <table:table-cell office:value-type="float" office:value="0.012555">
            <text:p>0.012555</text:p>
          </table:table-cell>
          <table:table-cell office:value-type="float" office:value="0.891457">
            <text:p>0.891457</text:p>
          </table:table-cell>
          <table:table-cell office:value-type="float" office:value="0.889997">
            <text:p>0.889997</text:p>
          </table:table-cell>
          <table:table-cell office:value-type="float" office:value="0.895823">
            <text:p>0.895823</text:p>
          </table:table-cell>
          <table:table-cell office:value-type="float" office:value="0.894003">
            <text:p>0.894003</text:p>
          </table:table-cell>
          <table:table-cell office:value-type="float" office:value="0.89229">
            <text:p>0.89229</text:p>
          </table:table-cell>
          <table:table-cell office:value-type="float" office:value="0.850519">
            <text:p>0.850519</text:p>
          </table:table-cell>
          <table:table-cell office:value-type="float" office:value="0.892006">
            <text:p>0.892006</text:p>
          </table:table-cell>
          <table:table-cell office:value-type="float" office:value="0.895379">
            <text:p>0.895379</text:p>
          </table:table-cell>
          <table:table-cell office:value-type="float" office:value="0.892891">
            <text:p>0.892891</text:p>
          </table:table-cell>
          <table:table-cell office:value-type="float" office:value="0.893314">
            <text:p>0.893314</text:p>
          </table:table-cell>
          <table:table-cell table:style-name="ce4" office:value-type="float" office:value="0.890336">
            <text:p>0.89</text:p>
          </table:table-cell>
          <table:table-cell office:value-type="float" office:value="0.89651">
            <text:p>0.89651</text:p>
          </table:table-cell>
          <table:table-cell office:value-type="float" office:value="0.890838">
            <text:p>0.890838</text:p>
          </table:table-cell>
          <table:table-cell office:value-type="float" office:value="0.895101">
            <text:p>0.895101</text:p>
          </table:table-cell>
          <table:table-cell office:value-type="float" office:value="0.892839">
            <text:p>0.892839</text:p>
          </table:table-cell>
          <table:table-cell office:value-type="float" office:value="0.892849">
            <text:p>0.892849</text:p>
          </table:table-cell>
          <table:table-cell office:value-type="float" office:value="0.89262">
            <text:p>0.89262</text:p>
          </table:table-cell>
          <table:table-cell office:value-type="float" office:value="0.893327">
            <text:p>0.893327</text:p>
          </table:table-cell>
          <table:table-cell office:value-type="float" office:value="0.898216">
            <text:p>0.898216</text:p>
          </table:table-cell>
          <table:table-cell office:value-type="float" office:value="0.853583">
            <text:p>0.853583</text:p>
          </table:table-cell>
        </table:table-row>
        <table:table-row table:style-name="ro5">
          <table:covered-table-cell/>
          <table:table-cell table:style-name="ce7" office:value-type="string">
            <text:p>cav</text:p>
          </table:table-cell>
          <table:table-cell table:style-name="ce4" office:value-type="float" office:value="0.456083">
            <text:p>0.46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/>
          <table:table-cell table:style-name="ce6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4" table:formula="of:=([.C2]/[.C3])" office:value-type="float" office:value="0.727364859139414">
            <text:p>0.73</text:p>
          </table:table-cell>
          <table:table-cell table:style-name="ce4" table:formula="of:=([.C9]/[.C10])" office:value-type="float" office:value="0.980186845199757">
            <text:p>0.98</text:p>
          </table:table-cell>
          <table:table-cell table:style-name="ce4" table:formula="of:=([.C16]/[.C17])" office:value-type="float" office:value="1.02362421817151">
            <text:p>1.02</text:p>
          </table:table-cell>
          <table:table-cell table:style-name="ce4" table:formula="of:=([.C23]/[.C24])" office:value-type="float" office:value="1.99008056514332">
            <text:p>1.99</text:p>
          </table:table-cell>
          <table:table-cell table:style-name="ce4" table:formula="of:=([.C30]/[.C31])" office:value-type="float" office:value="1.91654356310936">
            <text:p>1.92</text:p>
          </table:table-cell>
          <table:table-cell/>
          <table:table-cell office:value-type="string">
            <text:p>vec2</text:p>
          </table:table-cell>
          <table:table-cell office:value-type="float" office:value="0.73">
            <text:p>0.73</text:p>
          </table:table-cell>
          <table:table-cell office:value-type="float" office:value="0.98">
            <text:p>0.98</text:p>
          </table:table-cell>
          <table:table-cell office:value-type="float" office:value="1.02">
            <text:p>1.02</text:p>
          </table:table-cell>
          <table:table-cell office:value-type="float" office:value="1.99">
            <text:p>1.99</text:p>
          </table:table-cell>
          <table:table-cell office:value-type="float" office:value="1.92">
            <text:p>1.9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4" table:formula="of:=([.C2]/[.C4])" office:value-type="float" office:value="0.399413462081322">
            <text:p>0.40</text:p>
          </table:table-cell>
          <table:table-cell table:style-name="ce4" table:formula="of:=([.C9]/[.C11])" office:value-type="float" office:value="0.549141252962909">
            <text:p>0.55</text:p>
          </table:table-cell>
          <table:table-cell table:style-name="ce4" table:formula="of:=([.C16]/[.C18])" office:value-type="float" office:value="1.06055906957764">
            <text:p>1.06</text:p>
          </table:table-cell>
          <table:table-cell table:style-name="ce4" table:formula="of:=([.C23]/[.C25])" office:value-type="float" office:value="4.05028718068266">
            <text:p>4.05</text:p>
          </table:table-cell>
          <table:table-cell table:style-name="ce4" table:formula="of:=([.C30]/[.C32])" office:value-type="float" office:value="3.80156185206044">
            <text:p>3.80</text:p>
          </table:table-cell>
          <table:table-cell/>
          <table:table-cell office:value-type="string">
            <text:p>vec4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1.06">
            <text:p>1.06</text:p>
          </table:table-cell>
          <table:table-cell office:value-type="float" office:value="4.05">
            <text:p>4.05</text:p>
          </table:table-cell>
          <table:table-cell office:value-type="float" office:value="3.8">
            <text:p>3.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4" table:formula="of:=([.C2]/[.C5])" office:value-type="float" office:value="0.203941620453116">
            <text:p>0.20</text:p>
          </table:table-cell>
          <table:table-cell table:style-name="ce4" table:formula="of:=([.C9]/[.C12])" office:value-type="float" office:value="0.254398113002096">
            <text:p>0.25</text:p>
          </table:table-cell>
          <table:table-cell table:style-name="ce4" table:formula="of:=([.C16]/[.C19])" office:value-type="float" office:value="1.09502983112549">
            <text:p>1.10</text:p>
          </table:table-cell>
          <table:table-cell table:style-name="ce4" table:formula="of:=([.C23]/[.C26])" office:value-type="float" office:value="8.45186959040852">
            <text:p>8.45</text:p>
          </table:table-cell>
          <table:table-cell table:style-name="ce4" table:formula="of:=([.C30]/[.C33])" office:value-type="float" office:value="7.49844691980879">
            <text:p>7.50</text:p>
          </table:table-cell>
          <table:table-cell/>
          <table:table-cell office:value-type="string">
            <text:p>vec8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1.1">
            <text:p>1.1</text:p>
          </table:table-cell>
          <table:table-cell office:value-type="float" office:value="8.45">
            <text:p>8.45</text:p>
          </table:table-cell>
          <table:table-cell office:value-type="float" office:value="7.5">
            <text:p>7.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4" table:formula="of:=([.C2]/[.C6])" office:value-type="float" office:value="0.101080458560964">
            <text:p>0.10</text:p>
          </table:table-cell>
          <table:table-cell table:style-name="ce4" table:formula="of:=([.C9]/[.C13])" office:value-type="float" office:value="0.106252566189267">
            <text:p>0.11</text:p>
          </table:table-cell>
          <table:table-cell table:style-name="ce4" table:formula="of:=([.C16]/[.C20])" office:value-type="float" office:value="1.2936801863688">
            <text:p>1.29</text:p>
          </table:table-cell>
          <table:table-cell table:style-name="ce4" table:formula="of:=([.C23]/[.C27])" office:value-type="float" office:value="16.2466435554745">
            <text:p>16.25</text:p>
          </table:table-cell>
          <table:table-cell table:style-name="ce4" table:formula="of:=([.C30]/[.C34])" office:value-type="float" office:value="14.9698412609158">
            <text:p>14.97</text:p>
          </table:table-cell>
          <table:table-cell/>
          <table:table-cell office:value-type="string">
            <text:p>vec16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29">
            <text:p>1.29</text:p>
          </table:table-cell>
          <table:table-cell office:value-type="float" office:value="16.25">
            <text:p>16.25</text:p>
          </table:table-cell>
          <table:table-cell office:value-type="float" office:value="14.97">
            <text:p>14.97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cav</text:p>
          </table:table-cell>
          <table:table-cell table:style-name="ce4" table:formula="of:=([.C2]/[.C7])" office:value-type="float" office:value="0.000000643787">
            <text:p>0.00</text:p>
          </table:table-cell>
          <table:table-cell table:style-name="ce4" table:formula="of:=([.C9]/[.C14])" office:value-type="float" office:value="0.000000165878">
            <text:p>0.00</text:p>
          </table:table-cell>
          <table:table-cell table:style-name="ce4" table:formula="of:=([.C26]/[.C21])" office:value-type="float" office:value="0.000001011398">
            <text:p>0.00</text:p>
          </table:table-cell>
          <table:table-cell table:style-name="ce4" table:formula="of:=([.C23]/[.C28])" office:value-type="float" office:value="4.15909673658823">
            <text:p>4.16</text:p>
          </table:table-cell>
          <table:table-cell table:style-name="ce4" table:formula="of:=([.C30]/[.C35])" office:value-type="float" office:value="29.1857140038107">
            <text:p>29.19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4.16">
            <text:p>4.16</text:p>
          </table:table-cell>
          <table:table-cell office:value-type="float" office:value="29.19">
            <text:p>29.19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4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73">
            <text:p>0.7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98">
            <text:p>0.98</text:p>
          </table:table-cell>
          <table:table-cell office:value-type="float" office:value="0.55">
            <text:p>0.55</text:p>
          </table:table-cell>
          <table:table-cell office:value-type="float" office:value="0.25">
            <text:p>0.25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02">
            <text:p>1.02</text:p>
          </table:table-cell>
          <table:table-cell office:value-type="float" office:value="1.06">
            <text:p>1.06</text:p>
          </table:table-cell>
          <table:table-cell office:value-type="float" office:value="1.1">
            <text:p>1.1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1.99">
            <text:p>1.99</text:p>
          </table:table-cell>
          <table:table-cell office:value-type="float" office:value="4.05">
            <text:p>4.05</text:p>
          </table:table-cell>
          <table:table-cell office:value-type="float" office:value="8.45">
            <text:p>8.45</text:p>
          </table:table-cell>
          <table:table-cell office:value-type="float" office:value="16.25">
            <text:p>16.25</text:p>
          </table:table-cell>
          <table:table-cell office:value-type="float" office:value="4.16">
            <text:p>4.1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92">
            <text:p>1.92</text:p>
          </table:table-cell>
          <table:table-cell office:value-type="float" office:value="3.8">
            <text:p>3.8</text:p>
          </table:table-cell>
          <table:table-cell office:value-type="float" office:value="7.5">
            <text:p>7.5</text:p>
          </table:table-cell>
          <table:table-cell office:value-type="float" office:value="14.97">
            <text:p>14.97</text:p>
          </table:table-cell>
          <table:table-cell office:value-type="float" office:value="29.19">
            <text:p>29.19</text:p>
          </table:table-cell>
          <table:table-cell table:number-columns-repeated="17"/>
        </table:table-row>
        <table:table-row table:style-name="ro1" table:number-rows-repeated="104843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m_v2.9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table:number-columns-spanned="13" table:number-rows-spanned="1">
            <text:p>MM</text:p>
          </table:table-cell>
          <table:covered-table-cell table:style-name="ce1"/>
          <table:covered-table-cell table:number-columns-repeated="11"/>
          <table:table-cell table:number-columns-repeated="10"/>
        </table:table-row>
        <table:table-row table:style-name="ro1">
          <table:table-cell table:style-name="ce5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4" office:value-type="float" office:value="0.643787">
            <text:p>0.64</text:p>
          </table:table-cell>
          <table:table-cell office:value-type="float" office:value="0.006785">
            <text:p>0.006785</text:p>
          </table:table-cell>
          <table:table-cell office:value-type="float" office:value="0.652018">
            <text:p>0.652018</text:p>
          </table:table-cell>
          <table:table-cell office:value-type="float" office:value="0.640762">
            <text:p>0.640762</text:p>
          </table:table-cell>
          <table:table-cell office:value-type="float" office:value="0.636604">
            <text:p>0.636604</text:p>
          </table:table-cell>
          <table:table-cell office:value-type="float" office:value="0.655963">
            <text:p>0.655963</text:p>
          </table:table-cell>
          <table:table-cell office:value-type="float" office:value="0.641512">
            <text:p>0.641512</text:p>
          </table:table-cell>
          <table:table-cell office:value-type="float" office:value="0.641189">
            <text:p>0.641189</text:p>
          </table:table-cell>
          <table:table-cell office:value-type="float" office:value="0.648753">
            <text:p>0.648753</text:p>
          </table:table-cell>
          <table:table-cell office:value-type="float" office:value="0.64044">
            <text:p>0.64044</text:p>
          </table:table-cell>
          <table:table-cell office:value-type="float" office:value="0.635688">
            <text:p>0.635688</text:p>
          </table:table-cell>
          <table:table-cell office:value-type="float" office:value="0.664011">
            <text:p>0.664011</text:p>
          </table:table-cell>
          <table:table-cell office:value-type="float" office:value="0.641807">
            <text:p>0.641807</text:p>
          </table:table-cell>
          <table:table-cell office:value-type="float" office:value="0.644083">
            <text:p>0.644083</text:p>
          </table:table-cell>
          <table:table-cell office:value-type="float" office:value="0.639067">
            <text:p>0.639067</text:p>
          </table:table-cell>
          <table:table-cell office:value-type="float" office:value="0.641389">
            <text:p>0.641389</text:p>
          </table:table-cell>
          <table:table-cell office:value-type="float" office:value="0.644108">
            <text:p>0.644108</text:p>
          </table:table-cell>
          <table:table-cell office:value-type="float" office:value="0.638207">
            <text:p>0.638207</text:p>
          </table:table-cell>
          <table:table-cell office:value-type="float" office:value="0.645289">
            <text:p>0.645289</text:p>
          </table:table-cell>
          <table:table-cell office:value-type="float" office:value="0.641706">
            <text:p>0.641706</text:p>
          </table:table-cell>
          <table:table-cell office:value-type="float" office:value="0.636994">
            <text:p>0.636994</text:p>
          </table:table-cell>
          <table:table-cell office:value-type="float" office:value="0.646161">
            <text:p>0.646161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885095">
            <text:p>0.89</text:p>
          </table:table-cell>
          <table:table-cell office:value-type="float" office:value="0.006154">
            <text:p>0.006154</text:p>
          </table:table-cell>
          <table:table-cell office:value-type="float" office:value="0.87909">
            <text:p>0.87909</text:p>
          </table:table-cell>
          <table:table-cell office:value-type="float" office:value="0.888257">
            <text:p>0.888257</text:p>
          </table:table-cell>
          <table:table-cell office:value-type="float" office:value="0.888559">
            <text:p>0.888559</text:p>
          </table:table-cell>
          <table:table-cell office:value-type="float" office:value="0.89023">
            <text:p>0.89023</text:p>
          </table:table-cell>
          <table:table-cell office:value-type="float" office:value="0.881927">
            <text:p>0.881927</text:p>
          </table:table-cell>
          <table:table-cell office:value-type="float" office:value="0.884833">
            <text:p>0.884833</text:p>
          </table:table-cell>
          <table:table-cell office:value-type="float" office:value="0.879305">
            <text:p>0.879305</text:p>
          </table:table-cell>
          <table:table-cell office:value-type="float" office:value="0.87886">
            <text:p>0.87886</text:p>
          </table:table-cell>
          <table:table-cell office:value-type="float" office:value="0.878612">
            <text:p>0.878612</text:p>
          </table:table-cell>
          <table:table-cell office:value-type="float" office:value="0.879146">
            <text:p>0.879146</text:p>
          </table:table-cell>
          <table:table-cell table:style-name="ce4" office:value-type="float" office:value="0.883033">
            <text:p>0.88</text:p>
          </table:table-cell>
          <table:table-cell office:value-type="float" office:value="0.896148">
            <text:p>0.896148</text:p>
          </table:table-cell>
          <table:table-cell office:value-type="float" office:value="0.879992">
            <text:p>0.879992</text:p>
          </table:table-cell>
          <table:table-cell office:value-type="float" office:value="0.895736">
            <text:p>0.895736</text:p>
          </table:table-cell>
          <table:table-cell office:value-type="float" office:value="0.887676">
            <text:p>0.887676</text:p>
          </table:table-cell>
          <table:table-cell office:value-type="float" office:value="0.886318">
            <text:p>0.886318</text:p>
          </table:table-cell>
          <table:table-cell office:value-type="float" office:value="0.882149">
            <text:p>0.882149</text:p>
          </table:table-cell>
          <table:table-cell office:value-type="float" office:value="0.875894">
            <text:p>0.875894</text:p>
          </table:table-cell>
          <table:table-cell office:value-type="float" office:value="0.89002">
            <text:p>0.89002</text:p>
          </table:table-cell>
          <table:table-cell office:value-type="float" office:value="0.896124">
            <text:p>0.89612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1.611831">
            <text:p>1.61</text:p>
          </table:table-cell>
          <table:table-cell office:value-type="float" office:value="0.001402">
            <text:p>0.001402</text:p>
          </table:table-cell>
          <table:table-cell office:value-type="float" office:value="1.61051">
            <text:p>1.61051</text:p>
          </table:table-cell>
          <table:table-cell office:value-type="float" office:value="1.613722">
            <text:p>1.613722</text:p>
          </table:table-cell>
          <table:table-cell office:value-type="float" office:value="1.612232">
            <text:p>1.612232</text:p>
          </table:table-cell>
          <table:table-cell office:value-type="float" office:value="1.613161">
            <text:p>1.613161</text:p>
          </table:table-cell>
          <table:table-cell office:value-type="float" office:value="1.611972">
            <text:p>1.611972</text:p>
          </table:table-cell>
          <table:table-cell office:value-type="float" office:value="1.611836">
            <text:p>1.611836</text:p>
          </table:table-cell>
          <table:table-cell office:value-type="float" office:value="1.611572">
            <text:p>1.611572</text:p>
          </table:table-cell>
          <table:table-cell office:value-type="float" office:value="1.611243">
            <text:p>1.611243</text:p>
          </table:table-cell>
          <table:table-cell office:value-type="float" office:value="1.608968">
            <text:p>1.608968</text:p>
          </table:table-cell>
          <table:table-cell office:value-type="float" office:value="1.614393">
            <text:p>1.614393</text:p>
          </table:table-cell>
          <table:table-cell table:style-name="ce4" office:value-type="float" office:value="1.611896">
            <text:p>1.61</text:p>
          </table:table-cell>
          <table:table-cell office:value-type="float" office:value="1.608844">
            <text:p>1.608844</text:p>
          </table:table-cell>
          <table:table-cell office:value-type="float" office:value="1.614137">
            <text:p>1.614137</text:p>
          </table:table-cell>
          <table:table-cell office:value-type="float" office:value="1.612428">
            <text:p>1.612428</text:p>
          </table:table-cell>
          <table:table-cell office:value-type="float" office:value="1.611262">
            <text:p>1.611262</text:p>
          </table:table-cell>
          <table:table-cell office:value-type="float" office:value="1.611095">
            <text:p>1.611095</text:p>
          </table:table-cell>
          <table:table-cell office:value-type="float" office:value="1.611936">
            <text:p>1.611936</text:p>
          </table:table-cell>
          <table:table-cell office:value-type="float" office:value="1.612772">
            <text:p>1.612772</text:p>
          </table:table-cell>
          <table:table-cell office:value-type="float" office:value="1.611357">
            <text:p>1.611357</text:p>
          </table:table-cell>
          <table:table-cell office:value-type="float" office:value="1.611294">
            <text:p>1.61129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3.156722">
            <text:p>3.16</text:p>
          </table:table-cell>
          <table:table-cell office:value-type="float" office:value="0.00459">
            <text:p>0.00459</text:p>
          </table:table-cell>
          <table:table-cell office:value-type="float" office:value="3.156412">
            <text:p>3.156412</text:p>
          </table:table-cell>
          <table:table-cell office:value-type="float" office:value="3.15309">
            <text:p>3.15309</text:p>
          </table:table-cell>
          <table:table-cell office:value-type="float" office:value="3.153627">
            <text:p>3.153627</text:p>
          </table:table-cell>
          <table:table-cell office:value-type="float" office:value="3.161592">
            <text:p>3.161592</text:p>
          </table:table-cell>
          <table:table-cell office:value-type="float" office:value="3.1632">
            <text:p>3.1632</text:p>
          </table:table-cell>
          <table:table-cell office:value-type="float" office:value="3.165967">
            <text:p>3.165967</text:p>
          </table:table-cell>
          <table:table-cell office:value-type="float" office:value="3.156">
            <text:p>3.156</text:p>
          </table:table-cell>
          <table:table-cell office:value-type="float" office:value="3.152536">
            <text:p>3.152536</text:p>
          </table:table-cell>
          <table:table-cell office:value-type="float" office:value="3.152662">
            <text:p>3.152662</text:p>
          </table:table-cell>
          <table:table-cell office:value-type="float" office:value="3.156582">
            <text:p>3.156582</text:p>
          </table:table-cell>
          <table:table-cell table:style-name="ce4" office:value-type="float" office:value="3.154239">
            <text:p>3.15</text:p>
          </table:table-cell>
          <table:table-cell office:value-type="float" office:value="3.154981">
            <text:p>3.154981</text:p>
          </table:table-cell>
          <table:table-cell office:value-type="float" office:value="3.164144">
            <text:p>3.164144</text:p>
          </table:table-cell>
          <table:table-cell office:value-type="float" office:value="3.153838">
            <text:p>3.153838</text:p>
          </table:table-cell>
          <table:table-cell office:value-type="float" office:value="3.155381">
            <text:p>3.155381</text:p>
          </table:table-cell>
          <table:table-cell office:value-type="float" office:value="3.148962">
            <text:p>3.148962</text:p>
          </table:table-cell>
          <table:table-cell office:value-type="float" office:value="3.151699">
            <text:p>3.151699</text:p>
          </table:table-cell>
          <table:table-cell office:value-type="float" office:value="3.163731">
            <text:p>3.163731</text:p>
          </table:table-cell>
          <table:table-cell office:value-type="float" office:value="3.158646">
            <text:p>3.158646</text:p>
          </table:table-cell>
          <table:table-cell office:value-type="float" office:value="3.157161">
            <text:p>3.15716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6.369055">
            <text:p>6.37</text:p>
          </table:table-cell>
          <table:table-cell office:value-type="float" office:value="0.013834">
            <text:p>0.013834</text:p>
          </table:table-cell>
          <table:table-cell office:value-type="float" office:value="6.336636">
            <text:p>6.336636</text:p>
          </table:table-cell>
          <table:table-cell office:value-type="float" office:value="6.340727">
            <text:p>6.340727</text:p>
          </table:table-cell>
          <table:table-cell office:value-type="float" office:value="6.365242">
            <text:p>6.365242</text:p>
          </table:table-cell>
          <table:table-cell office:value-type="float" office:value="6.377889">
            <text:p>6.377889</text:p>
          </table:table-cell>
          <table:table-cell office:value-type="float" office:value="6.370401">
            <text:p>6.370401</text:p>
          </table:table-cell>
          <table:table-cell office:value-type="float" office:value="6.372602">
            <text:p>6.372602</text:p>
          </table:table-cell>
          <table:table-cell office:value-type="float" office:value="6.376876">
            <text:p>6.376876</text:p>
          </table:table-cell>
          <table:table-cell office:value-type="float" office:value="6.36907">
            <text:p>6.36907</text:p>
          </table:table-cell>
          <table:table-cell office:value-type="float" office:value="6.37414">
            <text:p>6.37414</text:p>
          </table:table-cell>
          <table:table-cell office:value-type="float" office:value="6.37159">
            <text:p>6.37159</text:p>
          </table:table-cell>
          <table:table-cell table:style-name="ce4" office:value-type="float" office:value="6.345745">
            <text:p>6.35</text:p>
          </table:table-cell>
          <table:table-cell office:value-type="float" office:value="6.35333">
            <text:p>6.35333</text:p>
          </table:table-cell>
          <table:table-cell office:value-type="float" office:value="6.381592">
            <text:p>6.381592</text:p>
          </table:table-cell>
          <table:table-cell office:value-type="float" office:value="6.379252">
            <text:p>6.379252</text:p>
          </table:table-cell>
          <table:table-cell office:value-type="float" office:value="6.372625">
            <text:p>6.372625</text:p>
          </table:table-cell>
          <table:table-cell office:value-type="float" office:value="6.384817">
            <text:p>6.384817</text:p>
          </table:table-cell>
          <table:table-cell office:value-type="float" office:value="6.388892">
            <text:p>6.388892</text:p>
          </table:table-cell>
          <table:table-cell office:value-type="float" office:value="6.370046">
            <text:p>6.370046</text:p>
          </table:table-cell>
          <table:table-cell office:value-type="float" office:value="6.374577">
            <text:p>6.374577</text:p>
          </table:table-cell>
          <table:table-cell office:value-type="float" office:value="6.375054">
            <text:p>6.375054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4" office:value-type="float" office:value="0.165878">
            <text:p>0.17</text:p>
          </table:table-cell>
          <table:table-cell office:value-type="float" office:value="0.000031">
            <text:p>0.000031</text:p>
          </table:table-cell>
          <table:table-cell office:value-type="float" office:value="0.165875">
            <text:p>0.165875</text:p>
          </table:table-cell>
          <table:table-cell office:value-type="float" office:value="0.165815">
            <text:p>0.165815</text:p>
          </table:table-cell>
          <table:table-cell office:value-type="float" office:value="0.165867">
            <text:p>0.165867</text:p>
          </table:table-cell>
          <table:table-cell office:value-type="float" office:value="0.165889">
            <text:p>0.165889</text:p>
          </table:table-cell>
          <table:table-cell office:value-type="float" office:value="0.165911">
            <text:p>0.165911</text:p>
          </table:table-cell>
          <table:table-cell office:value-type="float" office:value="0.165953">
            <text:p>0.165953</text:p>
          </table:table-cell>
          <table:table-cell office:value-type="float" office:value="0.165924">
            <text:p>0.165924</text:p>
          </table:table-cell>
          <table:table-cell office:value-type="float" office:value="0.165873">
            <text:p>0.165873</text:p>
          </table:table-cell>
          <table:table-cell office:value-type="float" office:value="0.165911">
            <text:p>0.165911</text:p>
          </table:table-cell>
          <table:table-cell office:value-type="float" office:value="0.165866">
            <text:p>0.165866</text:p>
          </table:table-cell>
          <table:table-cell table:style-name="ce4" office:value-type="float" office:value="0.165836">
            <text:p>0.17</text:p>
          </table:table-cell>
          <table:table-cell office:value-type="float" office:value="0.165851">
            <text:p>0.165851</text:p>
          </table:table-cell>
          <table:table-cell office:value-type="float" office:value="0.165887">
            <text:p>0.165887</text:p>
          </table:table-cell>
          <table:table-cell office:value-type="float" office:value="0.165894">
            <text:p>0.165894</text:p>
          </table:table-cell>
          <table:table-cell office:value-type="float" office:value="0.165857">
            <text:p>0.165857</text:p>
          </table:table-cell>
          <table:table-cell office:value-type="float" office:value="0.16588">
            <text:p>0.16588</text:p>
          </table:table-cell>
          <table:table-cell office:value-type="float" office:value="0.165838">
            <text:p>0.165838</text:p>
          </table:table-cell>
          <table:table-cell office:value-type="float" office:value="0.165892">
            <text:p>0.165892</text:p>
          </table:table-cell>
          <table:table-cell office:value-type="float" office:value="0.165886">
            <text:p>0.165886</text:p>
          </table:table-cell>
          <table:table-cell office:value-type="float" office:value="0.165861">
            <text:p>0.165861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169231">
            <text:p>0.17</text:p>
          </table:table-cell>
          <table:table-cell office:value-type="float" office:value="0.000033">
            <text:p>0.000033</text:p>
          </table:table-cell>
          <table:table-cell office:value-type="float" office:value="0.169257">
            <text:p>0.169257</text:p>
          </table:table-cell>
          <table:table-cell office:value-type="float" office:value="0.169272">
            <text:p>0.169272</text:p>
          </table:table-cell>
          <table:table-cell office:value-type="float" office:value="0.169245">
            <text:p>0.169245</text:p>
          </table:table-cell>
          <table:table-cell office:value-type="float" office:value="0.16919">
            <text:p>0.16919</text:p>
          </table:table-cell>
          <table:table-cell office:value-type="float" office:value="0.169203">
            <text:p>0.169203</text:p>
          </table:table-cell>
          <table:table-cell office:value-type="float" office:value="0.169238">
            <text:p>0.169238</text:p>
          </table:table-cell>
          <table:table-cell office:value-type="float" office:value="0.169229">
            <text:p>0.169229</text:p>
          </table:table-cell>
          <table:table-cell office:value-type="float" office:value="0.169187">
            <text:p>0.169187</text:p>
          </table:table-cell>
          <table:table-cell office:value-type="float" office:value="0.169261">
            <text:p>0.169261</text:p>
          </table:table-cell>
          <table:table-cell office:value-type="float" office:value="0.169242">
            <text:p>0.169242</text:p>
          </table:table-cell>
          <table:table-cell table:style-name="ce4" office:value-type="float" office:value="0.169228">
            <text:p>0.17</text:p>
          </table:table-cell>
          <table:table-cell office:value-type="float" office:value="0.169271">
            <text:p>0.169271</text:p>
          </table:table-cell>
          <table:table-cell office:value-type="float" office:value="0.169191">
            <text:p>0.169191</text:p>
          </table:table-cell>
          <table:table-cell office:value-type="float" office:value="0.169186">
            <text:p>0.169186</text:p>
          </table:table-cell>
          <table:table-cell office:value-type="float" office:value="0.16928">
            <text:p>0.16928</text:p>
          </table:table-cell>
          <table:table-cell office:value-type="float" office:value="0.169235">
            <text:p>0.169235</text:p>
          </table:table-cell>
          <table:table-cell office:value-type="float" office:value="0.169293">
            <text:p>0.169293</text:p>
          </table:table-cell>
          <table:table-cell office:value-type="float" office:value="0.169203">
            <text:p>0.169203</text:p>
          </table:table-cell>
          <table:table-cell office:value-type="float" office:value="0.169207">
            <text:p>0.169207</text:p>
          </table:table-cell>
          <table:table-cell office:value-type="float" office:value="0.169205">
            <text:p>0.16920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302068">
            <text:p>0.30</text:p>
          </table:table-cell>
          <table:table-cell office:value-type="float" office:value="0.000229">
            <text:p>0.000229</text:p>
          </table:table-cell>
          <table:table-cell office:value-type="float" office:value="0.302265">
            <text:p>0.302265</text:p>
          </table:table-cell>
          <table:table-cell office:value-type="float" office:value="0.302264">
            <text:p>0.302264</text:p>
          </table:table-cell>
          <table:table-cell office:value-type="float" office:value="0.302145">
            <text:p>0.302145</text:p>
          </table:table-cell>
          <table:table-cell office:value-type="float" office:value="0.301907">
            <text:p>0.301907</text:p>
          </table:table-cell>
          <table:table-cell office:value-type="float" office:value="0.301806">
            <text:p>0.301806</text:p>
          </table:table-cell>
          <table:table-cell office:value-type="float" office:value="0.301944">
            <text:p>0.301944</text:p>
          </table:table-cell>
          <table:table-cell office:value-type="float" office:value="0.302256">
            <text:p>0.302256</text:p>
          </table:table-cell>
          <table:table-cell office:value-type="float" office:value="0.302063">
            <text:p>0.302063</text:p>
          </table:table-cell>
          <table:table-cell office:value-type="float" office:value="0.301785">
            <text:p>0.301785</text:p>
          </table:table-cell>
          <table:table-cell office:value-type="float" office:value="0.30225">
            <text:p>0.30225</text:p>
          </table:table-cell>
          <table:table-cell table:style-name="ce4" office:value-type="float" office:value="0.302084">
            <text:p>0.30</text:p>
          </table:table-cell>
          <table:table-cell office:value-type="float" office:value="0.302365">
            <text:p>0.302365</text:p>
          </table:table-cell>
          <table:table-cell office:value-type="float" office:value="0.302111">
            <text:p>0.302111</text:p>
          </table:table-cell>
          <table:table-cell office:value-type="float" office:value="0.301928">
            <text:p>0.301928</text:p>
          </table:table-cell>
          <table:table-cell office:value-type="float" office:value="0.301405">
            <text:p>0.301405</text:p>
          </table:table-cell>
          <table:table-cell office:value-type="float" office:value="0.302079">
            <text:p>0.302079</text:p>
          </table:table-cell>
          <table:table-cell office:value-type="float" office:value="0.302017">
            <text:p>0.302017</text:p>
          </table:table-cell>
          <table:table-cell office:value-type="float" office:value="0.302154">
            <text:p>0.302154</text:p>
          </table:table-cell>
          <table:table-cell office:value-type="float" office:value="0.302448">
            <text:p>0.302448</text:p>
          </table:table-cell>
          <table:table-cell office:value-type="float" office:value="0.302084">
            <text:p>0.30208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652041">
            <text:p>0.65</text:p>
          </table:table-cell>
          <table:table-cell office:value-type="float" office:value="0.000557">
            <text:p>0.000557</text:p>
          </table:table-cell>
          <table:table-cell office:value-type="float" office:value="0.651272">
            <text:p>0.651272</text:p>
          </table:table-cell>
          <table:table-cell office:value-type="float" office:value="0.650615">
            <text:p>0.650615</text:p>
          </table:table-cell>
          <table:table-cell office:value-type="float" office:value="0.651654">
            <text:p>0.651654</text:p>
          </table:table-cell>
          <table:table-cell office:value-type="float" office:value="0.651539">
            <text:p>0.651539</text:p>
          </table:table-cell>
          <table:table-cell office:value-type="float" office:value="0.651922">
            <text:p>0.651922</text:p>
          </table:table-cell>
          <table:table-cell office:value-type="float" office:value="0.652329">
            <text:p>0.652329</text:p>
          </table:table-cell>
          <table:table-cell office:value-type="float" office:value="0.652698">
            <text:p>0.652698</text:p>
          </table:table-cell>
          <table:table-cell office:value-type="float" office:value="0.651987">
            <text:p>0.651987</text:p>
          </table:table-cell>
          <table:table-cell office:value-type="float" office:value="0.651921">
            <text:p>0.651921</text:p>
          </table:table-cell>
          <table:table-cell office:value-type="float" office:value="0.651857">
            <text:p>0.651857</text:p>
          </table:table-cell>
          <table:table-cell table:style-name="ce4" office:value-type="float" office:value="0.652471">
            <text:p>0.65</text:p>
          </table:table-cell>
          <table:table-cell office:value-type="float" office:value="0.652372">
            <text:p>0.652372</text:p>
          </table:table-cell>
          <table:table-cell office:value-type="float" office:value="0.651422">
            <text:p>0.651422</text:p>
          </table:table-cell>
          <table:table-cell office:value-type="float" office:value="0.651749">
            <text:p>0.651749</text:p>
          </table:table-cell>
          <table:table-cell office:value-type="float" office:value="0.652075">
            <text:p>0.652075</text:p>
          </table:table-cell>
          <table:table-cell office:value-type="float" office:value="0.652792">
            <text:p>0.652792</text:p>
          </table:table-cell>
          <table:table-cell office:value-type="float" office:value="0.652395">
            <text:p>0.652395</text:p>
          </table:table-cell>
          <table:table-cell office:value-type="float" office:value="0.652889">
            <text:p>0.652889</text:p>
          </table:table-cell>
          <table:table-cell office:value-type="float" office:value="0.652172">
            <text:p>0.652172</text:p>
          </table:table-cell>
          <table:table-cell office:value-type="float" office:value="0.652684">
            <text:p>0.65268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1.561167">
            <text:p>1.56</text:p>
          </table:table-cell>
          <table:table-cell office:value-type="float" office:value="0.00147">
            <text:p>0.00147</text:p>
          </table:table-cell>
          <table:table-cell office:value-type="float" office:value="1.562838">
            <text:p>1.562838</text:p>
          </table:table-cell>
          <table:table-cell office:value-type="float" office:value="1.561931">
            <text:p>1.561931</text:p>
          </table:table-cell>
          <table:table-cell office:value-type="float" office:value="1.561961">
            <text:p>1.561961</text:p>
          </table:table-cell>
          <table:table-cell office:value-type="float" office:value="1.564326">
            <text:p>1.564326</text:p>
          </table:table-cell>
          <table:table-cell office:value-type="float" office:value="1.559624">
            <text:p>1.559624</text:p>
          </table:table-cell>
          <table:table-cell office:value-type="float" office:value="1.559899">
            <text:p>1.559899</text:p>
          </table:table-cell>
          <table:table-cell office:value-type="float" office:value="1.56229">
            <text:p>1.56229</text:p>
          </table:table-cell>
          <table:table-cell office:value-type="float" office:value="1.560598">
            <text:p>1.560598</text:p>
          </table:table-cell>
          <table:table-cell office:value-type="float" office:value="1.563498">
            <text:p>1.563498</text:p>
          </table:table-cell>
          <table:table-cell office:value-type="float" office:value="1.562097">
            <text:p>1.562097</text:p>
          </table:table-cell>
          <table:table-cell table:style-name="ce4" office:value-type="float" office:value="1.558222">
            <text:p>1.56</text:p>
          </table:table-cell>
          <table:table-cell office:value-type="float" office:value="1.560547">
            <text:p>1.560547</text:p>
          </table:table-cell>
          <table:table-cell office:value-type="float" office:value="1.561432">
            <text:p>1.561432</text:p>
          </table:table-cell>
          <table:table-cell office:value-type="float" office:value="1.560809">
            <text:p>1.560809</text:p>
          </table:table-cell>
          <table:table-cell office:value-type="float" office:value="1.561735">
            <text:p>1.561735</text:p>
          </table:table-cell>
          <table:table-cell office:value-type="float" office:value="1.558778">
            <text:p>1.558778</text:p>
          </table:table-cell>
          <table:table-cell office:value-type="float" office:value="1.55976">
            <text:p>1.55976</text:p>
          </table:table-cell>
          <table:table-cell office:value-type="float" office:value="1.560951">
            <text:p>1.560951</text:p>
          </table:table-cell>
          <table:table-cell office:value-type="float" office:value="1.561146">
            <text:p>1.561146</text:p>
          </table:table-cell>
          <table:table-cell office:value-type="float" office:value="1.560891">
            <text:p>1.560891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4" office:value-type="float" office:value="0.130511">
            <text:p>0.13</text:p>
          </table:table-cell>
          <table:table-cell office:value-type="float" office:value="0.000785">
            <text:p>0.000785</text:p>
          </table:table-cell>
          <table:table-cell office:value-type="float" office:value="0.129124">
            <text:p>0.129124</text:p>
          </table:table-cell>
          <table:table-cell office:value-type="float" office:value="0.131335">
            <text:p>0.131335</text:p>
          </table:table-cell>
          <table:table-cell office:value-type="float" office:value="0.130061">
            <text:p>0.130061</text:p>
          </table:table-cell>
          <table:table-cell office:value-type="float" office:value="0.129911">
            <text:p>0.129911</text:p>
          </table:table-cell>
          <table:table-cell office:value-type="float" office:value="0.129258">
            <text:p>0.129258</text:p>
          </table:table-cell>
          <table:table-cell office:value-type="float" office:value="0.131244">
            <text:p>0.131244</text:p>
          </table:table-cell>
          <table:table-cell office:value-type="float" office:value="0.131074">
            <text:p>0.131074</text:p>
          </table:table-cell>
          <table:table-cell office:value-type="float" office:value="0.129981">
            <text:p>0.129981</text:p>
          </table:table-cell>
          <table:table-cell office:value-type="float" office:value="0.131193">
            <text:p>0.131193</text:p>
          </table:table-cell>
          <table:table-cell office:value-type="float" office:value="0.131149">
            <text:p>0.131149</text:p>
          </table:table-cell>
          <table:table-cell table:style-name="ce4" office:value-type="float" office:value="0.130037">
            <text:p>0.13</text:p>
          </table:table-cell>
          <table:table-cell office:value-type="float" office:value="0.1305">
            <text:p>0.1305</text:p>
          </table:table-cell>
          <table:table-cell office:value-type="float" office:value="0.129974">
            <text:p>0.129974</text:p>
          </table:table-cell>
          <table:table-cell office:value-type="float" office:value="0.131279">
            <text:p>0.131279</text:p>
          </table:table-cell>
          <table:table-cell office:value-type="float" office:value="0.131317">
            <text:p>0.131317</text:p>
          </table:table-cell>
          <table:table-cell office:value-type="float" office:value="0.129538">
            <text:p>0.129538</text:p>
          </table:table-cell>
          <table:table-cell office:value-type="float" office:value="0.129435">
            <text:p>0.129435</text:p>
          </table:table-cell>
          <table:table-cell office:value-type="float" office:value="0.131221">
            <text:p>0.131221</text:p>
          </table:table-cell>
          <table:table-cell office:value-type="float" office:value="0.131325">
            <text:p>0.131325</text:p>
          </table:table-cell>
          <table:table-cell office:value-type="float" office:value="0.131257">
            <text:p>0.13125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12715">
            <text:p>0.13</text:p>
          </table:table-cell>
          <table:table-cell office:value-type="float" office:value="0.000248">
            <text:p>0.000248</text:p>
          </table:table-cell>
          <table:table-cell office:value-type="float" office:value="0.126665">
            <text:p>0.126665</text:p>
          </table:table-cell>
          <table:table-cell office:value-type="float" office:value="0.1273">
            <text:p>0.1273</text:p>
          </table:table-cell>
          <table:table-cell office:value-type="float" office:value="0.127045">
            <text:p>0.127045</text:p>
          </table:table-cell>
          <table:table-cell office:value-type="float" office:value="0.127309">
            <text:p>0.127309</text:p>
          </table:table-cell>
          <table:table-cell office:value-type="float" office:value="0.127171">
            <text:p>0.127171</text:p>
          </table:table-cell>
          <table:table-cell office:value-type="float" office:value="0.127584">
            <text:p>0.127584</text:p>
          </table:table-cell>
          <table:table-cell office:value-type="float" office:value="0.127071">
            <text:p>0.127071</text:p>
          </table:table-cell>
          <table:table-cell office:value-type="float" office:value="0.12739">
            <text:p>0.12739</text:p>
          </table:table-cell>
          <table:table-cell office:value-type="float" office:value="0.12692">
            <text:p>0.12692</text:p>
          </table:table-cell>
          <table:table-cell office:value-type="float" office:value="0.126699">
            <text:p>0.126699</text:p>
          </table:table-cell>
          <table:table-cell table:style-name="ce4" office:value-type="float" office:value="0.127229">
            <text:p>0.13</text:p>
          </table:table-cell>
          <table:table-cell office:value-type="float" office:value="0.127383">
            <text:p>0.127383</text:p>
          </table:table-cell>
          <table:table-cell office:value-type="float" office:value="0.127286">
            <text:p>0.127286</text:p>
          </table:table-cell>
          <table:table-cell office:value-type="float" office:value="0.127103">
            <text:p>0.127103</text:p>
          </table:table-cell>
          <table:table-cell office:value-type="float" office:value="0.12718">
            <text:p>0.12718</text:p>
          </table:table-cell>
          <table:table-cell office:value-type="float" office:value="0.127108">
            <text:p>0.127108</text:p>
          </table:table-cell>
          <table:table-cell office:value-type="float" office:value="0.126651">
            <text:p>0.126651</text:p>
          </table:table-cell>
          <table:table-cell office:value-type="float" office:value="0.127318">
            <text:p>0.127318</text:p>
          </table:table-cell>
          <table:table-cell office:value-type="float" office:value="0.127177">
            <text:p>0.127177</text:p>
          </table:table-cell>
          <table:table-cell office:value-type="float" office:value="0.1274">
            <text:p>0.127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138952">
            <text:p>0.14</text:p>
          </table:table-cell>
          <table:table-cell office:value-type="float" office:value="0.002897">
            <text:p>0.002897</text:p>
          </table:table-cell>
          <table:table-cell office:value-type="float" office:value="0.132696">
            <text:p>0.132696</text:p>
          </table:table-cell>
          <table:table-cell office:value-type="float" office:value="0.143593">
            <text:p>0.143593</text:p>
          </table:table-cell>
          <table:table-cell office:value-type="float" office:value="0.140057">
            <text:p>0.140057</text:p>
          </table:table-cell>
          <table:table-cell office:value-type="float" office:value="0.13785">
            <text:p>0.13785</text:p>
          </table:table-cell>
          <table:table-cell office:value-type="float" office:value="0.139043">
            <text:p>0.139043</text:p>
          </table:table-cell>
          <table:table-cell office:value-type="float" office:value="0.135083">
            <text:p>0.135083</text:p>
          </table:table-cell>
          <table:table-cell office:value-type="float" office:value="0.139322">
            <text:p>0.139322</text:p>
          </table:table-cell>
          <table:table-cell office:value-type="float" office:value="0.141683">
            <text:p>0.141683</text:p>
          </table:table-cell>
          <table:table-cell office:value-type="float" office:value="0.13595">
            <text:p>0.13595</text:p>
          </table:table-cell>
          <table:table-cell office:value-type="float" office:value="0.139816">
            <text:p>0.139816</text:p>
          </table:table-cell>
          <table:table-cell table:style-name="ce4" office:value-type="float" office:value="0.1432">
            <text:p>0.14</text:p>
          </table:table-cell>
          <table:table-cell office:value-type="float" office:value="0.136072">
            <text:p>0.136072</text:p>
          </table:table-cell>
          <table:table-cell office:value-type="float" office:value="0.139523">
            <text:p>0.139523</text:p>
          </table:table-cell>
          <table:table-cell office:value-type="float" office:value="0.137073">
            <text:p>0.137073</text:p>
          </table:table-cell>
          <table:table-cell office:value-type="float" office:value="0.143295">
            <text:p>0.143295</text:p>
          </table:table-cell>
          <table:table-cell office:value-type="float" office:value="0.142605">
            <text:p>0.142605</text:p>
          </table:table-cell>
          <table:table-cell office:value-type="float" office:value="0.138741">
            <text:p>0.138741</text:p>
          </table:table-cell>
          <table:table-cell office:value-type="float" office:value="0.13909">
            <text:p>0.13909</text:p>
          </table:table-cell>
          <table:table-cell office:value-type="float" office:value="0.138522">
            <text:p>0.138522</text:p>
          </table:table-cell>
          <table:table-cell office:value-type="float" office:value="0.135821">
            <text:p>0.135821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11889">
            <text:p>0.12</text:p>
          </table:table-cell>
          <table:table-cell office:value-type="float" office:value="0.001087">
            <text:p>0.001087</text:p>
          </table:table-cell>
          <table:table-cell office:value-type="float" office:value="0.120852">
            <text:p>0.120852</text:p>
          </table:table-cell>
          <table:table-cell office:value-type="float" office:value="0.116896">
            <text:p>0.116896</text:p>
          </table:table-cell>
          <table:table-cell office:value-type="float" office:value="0.119911">
            <text:p>0.119911</text:p>
          </table:table-cell>
          <table:table-cell office:value-type="float" office:value="0.118458">
            <text:p>0.118458</text:p>
          </table:table-cell>
          <table:table-cell office:value-type="float" office:value="0.119862">
            <text:p>0.119862</text:p>
          </table:table-cell>
          <table:table-cell office:value-type="float" office:value="0.116329">
            <text:p>0.116329</text:p>
          </table:table-cell>
          <table:table-cell office:value-type="float" office:value="0.118151">
            <text:p>0.118151</text:p>
          </table:table-cell>
          <table:table-cell office:value-type="float" office:value="0.119899">
            <text:p>0.119899</text:p>
          </table:table-cell>
          <table:table-cell office:value-type="float" office:value="0.119059">
            <text:p>0.119059</text:p>
          </table:table-cell>
          <table:table-cell office:value-type="float" office:value="0.118735">
            <text:p>0.118735</text:p>
          </table:table-cell>
          <table:table-cell table:style-name="ce4" office:value-type="float" office:value="0.118527">
            <text:p>0.12</text:p>
          </table:table-cell>
          <table:table-cell office:value-type="float" office:value="0.117812">
            <text:p>0.117812</text:p>
          </table:table-cell>
          <table:table-cell office:value-type="float" office:value="0.118203">
            <text:p>0.118203</text:p>
          </table:table-cell>
          <table:table-cell office:value-type="float" office:value="0.119373">
            <text:p>0.119373</text:p>
          </table:table-cell>
          <table:table-cell office:value-type="float" office:value="0.119076">
            <text:p>0.119076</text:p>
          </table:table-cell>
          <table:table-cell office:value-type="float" office:value="0.118409">
            <text:p>0.118409</text:p>
          </table:table-cell>
          <table:table-cell office:value-type="float" office:value="0.120275">
            <text:p>0.120275</text:p>
          </table:table-cell>
          <table:table-cell office:value-type="float" office:value="0.118648">
            <text:p>0.118648</text:p>
          </table:table-cell>
          <table:table-cell office:value-type="float" office:value="0.119662">
            <text:p>0.119662</text:p>
          </table:table-cell>
          <table:table-cell office:value-type="float" office:value="0.119669">
            <text:p>0.119669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101846">
            <text:p>0.10</text:p>
          </table:table-cell>
          <table:table-cell office:value-type="float" office:value="0.001051">
            <text:p>0.001051</text:p>
          </table:table-cell>
          <table:table-cell office:value-type="float" office:value="0.102784">
            <text:p>0.102784</text:p>
          </table:table-cell>
          <table:table-cell office:value-type="float" office:value="0.104305">
            <text:p>0.104305</text:p>
          </table:table-cell>
          <table:table-cell office:value-type="float" office:value="0.102198">
            <text:p>0.102198</text:p>
          </table:table-cell>
          <table:table-cell office:value-type="float" office:value="0.101503">
            <text:p>0.101503</text:p>
          </table:table-cell>
          <table:table-cell office:value-type="float" office:value="0.103541">
            <text:p>0.103541</text:p>
          </table:table-cell>
          <table:table-cell office:value-type="float" office:value="0.100902">
            <text:p>0.100902</text:p>
          </table:table-cell>
          <table:table-cell office:value-type="float" office:value="0.103376">
            <text:p>0.103376</text:p>
          </table:table-cell>
          <table:table-cell office:value-type="float" office:value="0.100685">
            <text:p>0.100685</text:p>
          </table:table-cell>
          <table:table-cell office:value-type="float" office:value="0.101425">
            <text:p>0.101425</text:p>
          </table:table-cell>
          <table:table-cell office:value-type="float" office:value="0.101689">
            <text:p>0.101689</text:p>
          </table:table-cell>
          <table:table-cell table:style-name="ce4" office:value-type="float" office:value="0.101769">
            <text:p>0.10</text:p>
          </table:table-cell>
          <table:table-cell office:value-type="float" office:value="0.1001">
            <text:p>0.1001</text:p>
          </table:table-cell>
          <table:table-cell office:value-type="float" office:value="0.102588">
            <text:p>0.102588</text:p>
          </table:table-cell>
          <table:table-cell office:value-type="float" office:value="0.100743">
            <text:p>0.100743</text:p>
          </table:table-cell>
          <table:table-cell office:value-type="float" office:value="0.101486">
            <text:p>0.101486</text:p>
          </table:table-cell>
          <table:table-cell office:value-type="float" office:value="0.102447">
            <text:p>0.102447</text:p>
          </table:table-cell>
          <table:table-cell office:value-type="float" office:value="0.100634">
            <text:p>0.100634</text:p>
          </table:table-cell>
          <table:table-cell office:value-type="float" office:value="0.101209">
            <text:p>0.101209</text:p>
          </table:table-cell>
          <table:table-cell office:value-type="float" office:value="0.101976">
            <text:p>0.101976</text:p>
          </table:table-cell>
          <table:table-cell office:value-type="float" office:value="0.101555">
            <text:p>0.101555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4" office:value-type="float" office:value="8.548204">
            <text:p>8.55</text:p>
          </table:table-cell>
          <table:table-cell office:value-type="float" office:value="0.934123">
            <text:p>0.934123</text:p>
          </table:table-cell>
          <table:table-cell office:value-type="float" office:value="9.051948">
            <text:p>9.051948</text:p>
          </table:table-cell>
          <table:table-cell office:value-type="float" office:value="9.597957">
            <text:p>9.597957</text:p>
          </table:table-cell>
          <table:table-cell office:value-type="float" office:value="8.806006">
            <text:p>8.806006</text:p>
          </table:table-cell>
          <table:table-cell office:value-type="float" office:value="7.137986">
            <text:p>7.137986</text:p>
          </table:table-cell>
          <table:table-cell office:value-type="float" office:value="10.13528">
            <text:p>10.13528</text:p>
          </table:table-cell>
          <table:table-cell office:value-type="float" office:value="9.230383">
            <text:p>9.230383</text:p>
          </table:table-cell>
          <table:table-cell office:value-type="float" office:value="8.638689">
            <text:p>8.638689</text:p>
          </table:table-cell>
          <table:table-cell office:value-type="float" office:value="7.98396">
            <text:p>7.98396</text:p>
          </table:table-cell>
          <table:table-cell office:value-type="float" office:value="7.501462">
            <text:p>7.501462</text:p>
          </table:table-cell>
          <table:table-cell office:value-type="float" office:value="8.592663">
            <text:p>8.592663</text:p>
          </table:table-cell>
          <table:table-cell table:style-name="ce4" office:value-type="float" office:value="8.436207">
            <text:p>8.44</text:p>
          </table:table-cell>
          <table:table-cell office:value-type="float" office:value="9.403323">
            <text:p>9.403323</text:p>
          </table:table-cell>
          <table:table-cell office:value-type="float" office:value="7.629049">
            <text:p>7.629049</text:p>
          </table:table-cell>
          <table:table-cell office:value-type="float" office:value="7.276776">
            <text:p>7.276776</text:p>
          </table:table-cell>
          <table:table-cell office:value-type="float" office:value="7.048581">
            <text:p>7.048581</text:p>
          </table:table-cell>
          <table:table-cell office:value-type="float" office:value="9.056312">
            <text:p>9.056312</text:p>
          </table:table-cell>
          <table:table-cell office:value-type="float" office:value="10.326716">
            <text:p>10.326716</text:p>
          </table:table-cell>
          <table:table-cell office:value-type="float" office:value="7.820222">
            <text:p>7.820222</text:p>
          </table:table-cell>
          <table:table-cell office:value-type="float" office:value="8.322531">
            <text:p>8.322531</text:p>
          </table:table-cell>
          <table:table-cell office:value-type="float" office:value="8.968019">
            <text:p>8.968019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4.295406">
            <text:p>4.30</text:p>
          </table:table-cell>
          <table:table-cell office:value-type="float" office:value="0.357142">
            <text:p>0.357142</text:p>
          </table:table-cell>
          <table:table-cell office:value-type="float" office:value="4.867847">
            <text:p>4.867847</text:p>
          </table:table-cell>
          <table:table-cell office:value-type="float" office:value="4.987877">
            <text:p>4.987877</text:p>
          </table:table-cell>
          <table:table-cell office:value-type="float" office:value="4.901063">
            <text:p>4.901063</text:p>
          </table:table-cell>
          <table:table-cell office:value-type="float" office:value="4.182627">
            <text:p>4.182627</text:p>
          </table:table-cell>
          <table:table-cell office:value-type="float" office:value="4.489358">
            <text:p>4.489358</text:p>
          </table:table-cell>
          <table:table-cell office:value-type="float" office:value="4.024273">
            <text:p>4.024273</text:p>
          </table:table-cell>
          <table:table-cell office:value-type="float" office:value="3.69918">
            <text:p>3.69918</text:p>
          </table:table-cell>
          <table:table-cell office:value-type="float" office:value="4.290667">
            <text:p>4.290667</text:p>
          </table:table-cell>
          <table:table-cell office:value-type="float" office:value="4.447887">
            <text:p>4.447887</text:p>
          </table:table-cell>
          <table:table-cell office:value-type="float" office:value="4.418254">
            <text:p>4.418254</text:p>
          </table:table-cell>
          <table:table-cell table:style-name="ce4" office:value-type="float" office:value="4.236408">
            <text:p>4.24</text:p>
          </table:table-cell>
          <table:table-cell office:value-type="float" office:value="4.010996">
            <text:p>4.010996</text:p>
          </table:table-cell>
          <table:table-cell office:value-type="float" office:value="4.320933">
            <text:p>4.320933</text:p>
          </table:table-cell>
          <table:table-cell office:value-type="float" office:value="4.493868">
            <text:p>4.493868</text:p>
          </table:table-cell>
          <table:table-cell office:value-type="float" office:value="4.159126">
            <text:p>4.159126</text:p>
          </table:table-cell>
          <table:table-cell office:value-type="float" office:value="4.433192">
            <text:p>4.433192</text:p>
          </table:table-cell>
          <table:table-cell office:value-type="float" office:value="3.819994">
            <text:p>3.819994</text:p>
          </table:table-cell>
          <table:table-cell office:value-type="float" office:value="3.614954">
            <text:p>3.614954</text:p>
          </table:table-cell>
          <table:table-cell office:value-type="float" office:value="4.204852">
            <text:p>4.204852</text:p>
          </table:table-cell>
          <table:table-cell office:value-type="float" office:value="4.304766">
            <text:p>4.30476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2.110518">
            <text:p>2.11</text:p>
          </table:table-cell>
          <table:table-cell office:value-type="float" office:value="0.137645">
            <text:p>0.137645</text:p>
          </table:table-cell>
          <table:table-cell office:value-type="float" office:value="1.970558">
            <text:p>1.970558</text:p>
          </table:table-cell>
          <table:table-cell office:value-type="float" office:value="2.057733">
            <text:p>2.057733</text:p>
          </table:table-cell>
          <table:table-cell office:value-type="float" office:value="2.095371">
            <text:p>2.095371</text:p>
          </table:table-cell>
          <table:table-cell office:value-type="float" office:value="2.05516">
            <text:p>2.05516</text:p>
          </table:table-cell>
          <table:table-cell office:value-type="float" office:value="2.169495">
            <text:p>2.169495</text:p>
          </table:table-cell>
          <table:table-cell office:value-type="float" office:value="2.184749">
            <text:p>2.184749</text:p>
          </table:table-cell>
          <table:table-cell office:value-type="float" office:value="2.131819">
            <text:p>2.131819</text:p>
          </table:table-cell>
          <table:table-cell office:value-type="float" office:value="2.134757">
            <text:p>2.134757</text:p>
          </table:table-cell>
          <table:table-cell office:value-type="float" office:value="2.158348">
            <text:p>2.158348</text:p>
          </table:table-cell>
          <table:table-cell office:value-type="float" office:value="2.003184">
            <text:p>2.003184</text:p>
          </table:table-cell>
          <table:table-cell table:style-name="ce4" office:value-type="float" office:value="2.297035">
            <text:p>2.30</text:p>
          </table:table-cell>
          <table:table-cell office:value-type="float" office:value="2.035065">
            <text:p>2.035065</text:p>
          </table:table-cell>
          <table:table-cell office:value-type="float" office:value="2.307615">
            <text:p>2.307615</text:p>
          </table:table-cell>
          <table:table-cell office:value-type="float" office:value="2.371674">
            <text:p>2.371674</text:p>
          </table:table-cell>
          <table:table-cell office:value-type="float" office:value="1.972768">
            <text:p>1.972768</text:p>
          </table:table-cell>
          <table:table-cell office:value-type="float" office:value="1.922945">
            <text:p>1.922945</text:p>
          </table:table-cell>
          <table:table-cell office:value-type="float" office:value="2.191542">
            <text:p>2.191542</text:p>
          </table:table-cell>
          <table:table-cell office:value-type="float" office:value="2.319927">
            <text:p>2.319927</text:p>
          </table:table-cell>
          <table:table-cell office:value-type="float" office:value="1.938649">
            <text:p>1.938649</text:p>
          </table:table-cell>
          <table:table-cell office:value-type="float" office:value="1.891958">
            <text:p>1.89195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1.011398">
            <text:p>1.01</text:p>
          </table:table-cell>
          <table:table-cell office:value-type="float" office:value="0.030805">
            <text:p>0.030805</text:p>
          </table:table-cell>
          <table:table-cell office:value-type="float" office:value="1.037453">
            <text:p>1.037453</text:p>
          </table:table-cell>
          <table:table-cell office:value-type="float" office:value="1.004364">
            <text:p>1.004364</text:p>
          </table:table-cell>
          <table:table-cell office:value-type="float" office:value="1.038376">
            <text:p>1.038376</text:p>
          </table:table-cell>
          <table:table-cell office:value-type="float" office:value="1.061122">
            <text:p>1.061122</text:p>
          </table:table-cell>
          <table:table-cell office:value-type="float" office:value="1.024316">
            <text:p>1.024316</text:p>
          </table:table-cell>
          <table:table-cell office:value-type="float" office:value="0.979339">
            <text:p>0.979339</text:p>
          </table:table-cell>
          <table:table-cell office:value-type="float" office:value="1.021716">
            <text:p>1.021716</text:p>
          </table:table-cell>
          <table:table-cell office:value-type="float" office:value="1.049647">
            <text:p>1.049647</text:p>
          </table:table-cell>
          <table:table-cell office:value-type="float" office:value="1.047469">
            <text:p>1.047469</text:p>
          </table:table-cell>
          <table:table-cell office:value-type="float" office:value="1.001488">
            <text:p>1.001488</text:p>
          </table:table-cell>
          <table:table-cell table:style-name="ce4" office:value-type="float" office:value="1.015074">
            <text:p>1.02</text:p>
          </table:table-cell>
          <table:table-cell office:value-type="float" office:value="0.989472">
            <text:p>0.989472</text:p>
          </table:table-cell>
          <table:table-cell office:value-type="float" office:value="0.972636">
            <text:p>0.972636</text:p>
          </table:table-cell>
          <table:table-cell office:value-type="float" office:value="0.9481">
            <text:p>0.9481</text:p>
          </table:table-cell>
          <table:table-cell office:value-type="float" office:value="0.991149">
            <text:p>0.991149</text:p>
          </table:table-cell>
          <table:table-cell office:value-type="float" office:value="1.021059">
            <text:p>1.021059</text:p>
          </table:table-cell>
          <table:table-cell office:value-type="float" office:value="1.021862">
            <text:p>1.021862</text:p>
          </table:table-cell>
          <table:table-cell office:value-type="float" office:value="1.001663">
            <text:p>1.001663</text:p>
          </table:table-cell>
          <table:table-cell office:value-type="float" office:value="1.045281">
            <text:p>1.045281</text:p>
          </table:table-cell>
          <table:table-cell office:value-type="float" office:value="0.956368">
            <text:p>0.95636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526152">
            <text:p>0.53</text:p>
          </table:table-cell>
          <table:table-cell office:value-type="float" office:value="0.037537">
            <text:p>0.037537</text:p>
          </table:table-cell>
          <table:table-cell office:value-type="float" office:value="0.496191">
            <text:p>0.496191</text:p>
          </table:table-cell>
          <table:table-cell office:value-type="float" office:value="0.55408">
            <text:p>0.55408</text:p>
          </table:table-cell>
          <table:table-cell office:value-type="float" office:value="0.560752">
            <text:p>0.560752</text:p>
          </table:table-cell>
          <table:table-cell office:value-type="float" office:value="0.539302">
            <text:p>0.539302</text:p>
          </table:table-cell>
          <table:table-cell office:value-type="float" office:value="0.621455">
            <text:p>0.621455</text:p>
          </table:table-cell>
          <table:table-cell office:value-type="float" office:value="0.475286">
            <text:p>0.475286</text:p>
          </table:table-cell>
          <table:table-cell office:value-type="float" office:value="0.507607">
            <text:p>0.507607</text:p>
          </table:table-cell>
          <table:table-cell office:value-type="float" office:value="0.504922">
            <text:p>0.504922</text:p>
          </table:table-cell>
          <table:table-cell office:value-type="float" office:value="0.513285">
            <text:p>0.513285</text:p>
          </table:table-cell>
          <table:table-cell office:value-type="float" office:value="0.51716">
            <text:p>0.51716</text:p>
          </table:table-cell>
          <table:table-cell table:style-name="ce4" office:value-type="float" office:value="0.503894">
            <text:p>0.50</text:p>
          </table:table-cell>
          <table:table-cell office:value-type="float" office:value="0.581232">
            <text:p>0.581232</text:p>
          </table:table-cell>
          <table:table-cell office:value-type="float" office:value="0.487414">
            <text:p>0.487414</text:p>
          </table:table-cell>
          <table:table-cell office:value-type="float" office:value="0.538647">
            <text:p>0.538647</text:p>
          </table:table-cell>
          <table:table-cell office:value-type="float" office:value="0.570925">
            <text:p>0.570925</text:p>
          </table:table-cell>
          <table:table-cell office:value-type="float" office:value="0.539507">
            <text:p>0.539507</text:p>
          </table:table-cell>
          <table:table-cell office:value-type="float" office:value="0.546549">
            <text:p>0.546549</text:p>
          </table:table-cell>
          <table:table-cell office:value-type="float" office:value="0.50044">
            <text:p>0.50044</text:p>
          </table:table-cell>
          <table:table-cell office:value-type="float" office:value="0.489628">
            <text:p>0.489628</text:p>
          </table:table-cell>
          <table:table-cell office:value-type="float" office:value="0.474758">
            <text:p>0.474758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2.055303">
            <text:p>2.06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4" office:value-type="float" office:value="13.311108">
            <text:p>13.31</text:p>
          </table:table-cell>
          <table:table-cell office:value-type="float" office:value="0.051212">
            <text:p>0.051212</text:p>
          </table:table-cell>
          <table:table-cell office:value-type="float" office:value="13.324522">
            <text:p>13.324522</text:p>
          </table:table-cell>
          <table:table-cell office:value-type="float" office:value="13.329238">
            <text:p>13.329238</text:p>
          </table:table-cell>
          <table:table-cell office:value-type="float" office:value="13.262614">
            <text:p>13.262614</text:p>
          </table:table-cell>
          <table:table-cell office:value-type="float" office:value="13.264614">
            <text:p>13.264614</text:p>
          </table:table-cell>
          <table:table-cell office:value-type="float" office:value="13.316407">
            <text:p>13.316407</text:p>
          </table:table-cell>
          <table:table-cell office:value-type="float" office:value="13.304692">
            <text:p>13.304692</text:p>
          </table:table-cell>
          <table:table-cell office:value-type="float" office:value="13.298358">
            <text:p>13.298358</text:p>
          </table:table-cell>
          <table:table-cell office:value-type="float" office:value="13.313809">
            <text:p>13.313809</text:p>
          </table:table-cell>
          <table:table-cell office:value-type="float" office:value="13.370486">
            <text:p>13.370486</text:p>
          </table:table-cell>
          <table:table-cell office:value-type="float" office:value="13.358256">
            <text:p>13.358256</text:p>
          </table:table-cell>
          <table:table-cell table:style-name="ce4" office:value-type="float" office:value="13.203617">
            <text:p>13.20</text:p>
          </table:table-cell>
          <table:table-cell office:value-type="float" office:value="13.312929">
            <text:p>13.312929</text:p>
          </table:table-cell>
          <table:table-cell office:value-type="float" office:value="13.345259">
            <text:p>13.345259</text:p>
          </table:table-cell>
          <table:table-cell office:value-type="float" office:value="13.262569">
            <text:p>13.262569</text:p>
          </table:table-cell>
          <table:table-cell office:value-type="float" office:value="13.270767">
            <text:p>13.270767</text:p>
          </table:table-cell>
          <table:table-cell office:value-type="float" office:value="13.313424">
            <text:p>13.313424</text:p>
          </table:table-cell>
          <table:table-cell office:value-type="float" office:value="13.408795">
            <text:p>13.408795</text:p>
          </table:table-cell>
          <table:table-cell office:value-type="float" office:value="13.42019">
            <text:p>13.42019</text:p>
          </table:table-cell>
          <table:table-cell office:value-type="float" office:value="13.266281">
            <text:p>13.266281</text:p>
          </table:table-cell>
          <table:table-cell office:value-type="float" office:value="13.275339">
            <text:p>13.275339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6.945372">
            <text:p>6.95</text:p>
          </table:table-cell>
          <table:table-cell office:value-type="float" office:value="0.032645">
            <text:p>0.032645</text:p>
          </table:table-cell>
          <table:table-cell office:value-type="float" office:value="6.899322">
            <text:p>6.899322</text:p>
          </table:table-cell>
          <table:table-cell office:value-type="float" office:value="7.009042">
            <text:p>7.009042</text:p>
          </table:table-cell>
          <table:table-cell office:value-type="float" office:value="6.924526">
            <text:p>6.924526</text:p>
          </table:table-cell>
          <table:table-cell office:value-type="float" office:value="6.933335">
            <text:p>6.933335</text:p>
          </table:table-cell>
          <table:table-cell office:value-type="float" office:value="6.993891">
            <text:p>6.993891</text:p>
          </table:table-cell>
          <table:table-cell office:value-type="float" office:value="6.934776">
            <text:p>6.934776</text:p>
          </table:table-cell>
          <table:table-cell office:value-type="float" office:value="6.916498">
            <text:p>6.916498</text:p>
          </table:table-cell>
          <table:table-cell office:value-type="float" office:value="6.988777">
            <text:p>6.988777</text:p>
          </table:table-cell>
          <table:table-cell office:value-type="float" office:value="6.972078">
            <text:p>6.972078</text:p>
          </table:table-cell>
          <table:table-cell office:value-type="float" office:value="6.963988">
            <text:p>6.963988</text:p>
          </table:table-cell>
          <table:table-cell table:style-name="ce4" office:value-type="float" office:value="6.879214">
            <text:p>6.88</text:p>
          </table:table-cell>
          <table:table-cell office:value-type="float" office:value="6.940215">
            <text:p>6.940215</text:p>
          </table:table-cell>
          <table:table-cell office:value-type="float" office:value="6.905492">
            <text:p>6.905492</text:p>
          </table:table-cell>
          <table:table-cell office:value-type="float" office:value="6.935128">
            <text:p>6.935128</text:p>
          </table:table-cell>
          <table:table-cell office:value-type="float" office:value="6.917513">
            <text:p>6.917513</text:p>
          </table:table-cell>
          <table:table-cell office:value-type="float" office:value="6.97337">
            <text:p>6.97337</text:p>
          </table:table-cell>
          <table:table-cell office:value-type="float" office:value="6.949432">
            <text:p>6.949432</text:p>
          </table:table-cell>
          <table:table-cell office:value-type="float" office:value="6.949105">
            <text:p>6.949105</text:p>
          </table:table-cell>
          <table:table-cell office:value-type="float" office:value="6.952325">
            <text:p>6.952325</text:p>
          </table:table-cell>
          <table:table-cell office:value-type="float" office:value="6.969419">
            <text:p>6.96941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3.501484">
            <text:p>3.50</text:p>
          </table:table-cell>
          <table:table-cell office:value-type="float" office:value="0.027136">
            <text:p>0.027136</text:p>
          </table:table-cell>
          <table:table-cell office:value-type="float" office:value="3.482528">
            <text:p>3.482528</text:p>
          </table:table-cell>
          <table:table-cell office:value-type="float" office:value="3.497843">
            <text:p>3.497843</text:p>
          </table:table-cell>
          <table:table-cell office:value-type="float" office:value="3.518795">
            <text:p>3.518795</text:p>
          </table:table-cell>
          <table:table-cell office:value-type="float" office:value="3.49602">
            <text:p>3.49602</text:p>
          </table:table-cell>
          <table:table-cell office:value-type="float" office:value="3.584473">
            <text:p>3.584473</text:p>
          </table:table-cell>
          <table:table-cell office:value-type="float" office:value="3.485391">
            <text:p>3.485391</text:p>
          </table:table-cell>
          <table:table-cell office:value-type="float" office:value="3.498762">
            <text:p>3.498762</text:p>
          </table:table-cell>
          <table:table-cell office:value-type="float" office:value="3.489635">
            <text:p>3.489635</text:p>
          </table:table-cell>
          <table:table-cell office:value-type="float" office:value="3.481908">
            <text:p>3.481908</text:p>
          </table:table-cell>
          <table:table-cell office:value-type="float" office:value="3.531515">
            <text:p>3.531515</text:p>
          </table:table-cell>
          <table:table-cell table:style-name="ce4" office:value-type="float" office:value="3.525493">
            <text:p>3.53</text:p>
          </table:table-cell>
          <table:table-cell office:value-type="float" office:value="3.533896">
            <text:p>3.533896</text:p>
          </table:table-cell>
          <table:table-cell office:value-type="float" office:value="3.521122">
            <text:p>3.521122</text:p>
          </table:table-cell>
          <table:table-cell office:value-type="float" office:value="3.49">
            <text:p>3.49</text:p>
          </table:table-cell>
          <table:table-cell office:value-type="float" office:value="3.495415">
            <text:p>3.495415</text:p>
          </table:table-cell>
          <table:table-cell office:value-type="float" office:value="3.472741">
            <text:p>3.472741</text:p>
          </table:table-cell>
          <table:table-cell office:value-type="float" office:value="3.484218">
            <text:p>3.484218</text:p>
          </table:table-cell>
          <table:table-cell office:value-type="float" office:value="3.499446">
            <text:p>3.499446</text:p>
          </table:table-cell>
          <table:table-cell office:value-type="float" office:value="3.479823">
            <text:p>3.479823</text:p>
          </table:table-cell>
          <table:table-cell office:value-type="float" office:value="3.460648">
            <text:p>3.46064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1.775182">
            <text:p>1.78</text:p>
          </table:table-cell>
          <table:table-cell office:value-type="float" office:value="0.018104">
            <text:p>0.018104</text:p>
          </table:table-cell>
          <table:table-cell office:value-type="float" office:value="1.805445">
            <text:p>1.805445</text:p>
          </table:table-cell>
          <table:table-cell office:value-type="float" office:value="1.767533">
            <text:p>1.767533</text:p>
          </table:table-cell>
          <table:table-cell office:value-type="float" office:value="1.751463">
            <text:p>1.751463</text:p>
          </table:table-cell>
          <table:table-cell office:value-type="float" office:value="1.78589">
            <text:p>1.78589</text:p>
          </table:table-cell>
          <table:table-cell office:value-type="float" office:value="1.756181">
            <text:p>1.756181</text:p>
          </table:table-cell>
          <table:table-cell office:value-type="float" office:value="1.760547">
            <text:p>1.760547</text:p>
          </table:table-cell>
          <table:table-cell office:value-type="float" office:value="1.771024">
            <text:p>1.771024</text:p>
          </table:table-cell>
          <table:table-cell office:value-type="float" office:value="1.765813">
            <text:p>1.765813</text:p>
          </table:table-cell>
          <table:table-cell office:value-type="float" office:value="1.761049">
            <text:p>1.761049</text:p>
          </table:table-cell>
          <table:table-cell office:value-type="float" office:value="1.798914">
            <text:p>1.798914</text:p>
          </table:table-cell>
          <table:table-cell table:style-name="ce4" office:value-type="float" office:value="1.771107">
            <text:p>1.77</text:p>
          </table:table-cell>
          <table:table-cell office:value-type="float" office:value="1.777466">
            <text:p>1.777466</text:p>
          </table:table-cell>
          <table:table-cell office:value-type="float" office:value="1.762769">
            <text:p>1.762769</text:p>
          </table:table-cell>
          <table:table-cell office:value-type="float" office:value="1.8086">
            <text:p>1.8086</text:p>
          </table:table-cell>
          <table:table-cell office:value-type="float" office:value="1.76494">
            <text:p>1.76494</text:p>
          </table:table-cell>
          <table:table-cell office:value-type="float" office:value="1.798798">
            <text:p>1.798798</text:p>
          </table:table-cell>
          <table:table-cell office:value-type="float" office:value="1.761734">
            <text:p>1.761734</text:p>
          </table:table-cell>
          <table:table-cell office:value-type="float" office:value="1.765148">
            <text:p>1.765148</text:p>
          </table:table-cell>
          <table:table-cell office:value-type="float" office:value="1.807472">
            <text:p>1.807472</text:p>
          </table:table-cell>
          <table:table-cell office:value-type="float" office:value="1.761737">
            <text:p>1.76173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889195">
            <text:p>0.89</text:p>
          </table:table-cell>
          <table:table-cell office:value-type="float" office:value="0.012555">
            <text:p>0.012555</text:p>
          </table:table-cell>
          <table:table-cell office:value-type="float" office:value="0.891457">
            <text:p>0.891457</text:p>
          </table:table-cell>
          <table:table-cell office:value-type="float" office:value="0.889997">
            <text:p>0.889997</text:p>
          </table:table-cell>
          <table:table-cell office:value-type="float" office:value="0.895823">
            <text:p>0.895823</text:p>
          </table:table-cell>
          <table:table-cell office:value-type="float" office:value="0.894003">
            <text:p>0.894003</text:p>
          </table:table-cell>
          <table:table-cell office:value-type="float" office:value="0.89229">
            <text:p>0.89229</text:p>
          </table:table-cell>
          <table:table-cell office:value-type="float" office:value="0.850519">
            <text:p>0.850519</text:p>
          </table:table-cell>
          <table:table-cell office:value-type="float" office:value="0.892006">
            <text:p>0.892006</text:p>
          </table:table-cell>
          <table:table-cell office:value-type="float" office:value="0.895379">
            <text:p>0.895379</text:p>
          </table:table-cell>
          <table:table-cell office:value-type="float" office:value="0.892891">
            <text:p>0.892891</text:p>
          </table:table-cell>
          <table:table-cell office:value-type="float" office:value="0.893314">
            <text:p>0.893314</text:p>
          </table:table-cell>
          <table:table-cell table:style-name="ce4" office:value-type="float" office:value="0.890336">
            <text:p>0.89</text:p>
          </table:table-cell>
          <table:table-cell office:value-type="float" office:value="0.89651">
            <text:p>0.89651</text:p>
          </table:table-cell>
          <table:table-cell office:value-type="float" office:value="0.890838">
            <text:p>0.890838</text:p>
          </table:table-cell>
          <table:table-cell office:value-type="float" office:value="0.895101">
            <text:p>0.895101</text:p>
          </table:table-cell>
          <table:table-cell office:value-type="float" office:value="0.892839">
            <text:p>0.892839</text:p>
          </table:table-cell>
          <table:table-cell office:value-type="float" office:value="0.892849">
            <text:p>0.892849</text:p>
          </table:table-cell>
          <table:table-cell office:value-type="float" office:value="0.89262">
            <text:p>0.89262</text:p>
          </table:table-cell>
          <table:table-cell office:value-type="float" office:value="0.893327">
            <text:p>0.893327</text:p>
          </table:table-cell>
          <table:table-cell office:value-type="float" office:value="0.898216">
            <text:p>0.898216</text:p>
          </table:table-cell>
          <table:table-cell office:value-type="float" office:value="0.853583">
            <text:p>0.853583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0.456083">
            <text:p>0.46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/>
          <table:table-cell table:style-name="ce6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4" table:formula="of:=([.C2]/[.C3])" office:value-type="float" office:value="0.727364859139414">
            <text:p>0.73</text:p>
          </table:table-cell>
          <table:table-cell table:style-name="ce4" table:formula="of:=([.C9]/[.C10])" office:value-type="float" office:value="0.980186845199757">
            <text:p>0.98</text:p>
          </table:table-cell>
          <table:table-cell table:style-name="ce4" table:formula="of:=([.C16]/[.C17])" office:value-type="float" office:value="1.02643334644121">
            <text:p>1.03</text:p>
          </table:table-cell>
          <table:table-cell table:style-name="ce4" table:formula="of:=([.C23]/[.C24])" office:value-type="float" office:value="1.99008056514332">
            <text:p>1.99</text:p>
          </table:table-cell>
          <table:table-cell table:style-name="ce4" table:formula="of:=([.C30]/[.C31])" office:value-type="float" office:value="1.91654356310936">
            <text:p>1.92</text:p>
          </table:table-cell>
          <table:table-cell/>
          <table:table-cell office:value-type="string">
            <text:p>vec2</text:p>
          </table:table-cell>
          <table:table-cell office:value-type="float" office:value="0.73">
            <text:p>0.73</text:p>
          </table:table-cell>
          <table:table-cell office:value-type="float" office:value="0.98">
            <text:p>0.98</text:p>
          </table:table-cell>
          <table:table-cell office:value-type="float" office:value="1.03">
            <text:p>1.03</text:p>
          </table:table-cell>
          <table:table-cell office:value-type="float" office:value="1.99">
            <text:p>1.99</text:p>
          </table:table-cell>
          <table:table-cell office:value-type="float" office:value="1.92">
            <text:p>1.9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4" table:formula="of:=([.C2]/[.C4])" office:value-type="float" office:value="0.399413462081322">
            <text:p>0.40</text:p>
          </table:table-cell>
          <table:table-cell table:style-name="ce4" table:formula="of:=([.C9]/[.C11])" office:value-type="float" office:value="0.549141252962909">
            <text:p>0.55</text:p>
          </table:table-cell>
          <table:table-cell table:style-name="ce4" table:formula="of:=([.C16]/[.C18])" office:value-type="float" office:value="0.939252403707755">
            <text:p>0.94</text:p>
          </table:table-cell>
          <table:table-cell table:style-name="ce4" table:formula="of:=([.C23]/[.C25])" office:value-type="float" office:value="4.05028718068266">
            <text:p>4.05</text:p>
          </table:table-cell>
          <table:table-cell table:style-name="ce4" table:formula="of:=([.C30]/[.C32])" office:value-type="float" office:value="3.80156185206044">
            <text:p>3.80</text:p>
          </table:table-cell>
          <table:table-cell/>
          <table:table-cell office:value-type="string">
            <text:p>vec4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94">
            <text:p>0.94</text:p>
          </table:table-cell>
          <table:table-cell office:value-type="float" office:value="4.05">
            <text:p>4.05</text:p>
          </table:table-cell>
          <table:table-cell office:value-type="float" office:value="3.8">
            <text:p>3.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4" table:formula="of:=([.C2]/[.C5])" office:value-type="float" office:value="0.203941620453116">
            <text:p>0.20</text:p>
          </table:table-cell>
          <table:table-cell table:style-name="ce4" table:formula="of:=([.C9]/[.C12])" office:value-type="float" office:value="0.254398113002096">
            <text:p>0.25</text:p>
          </table:table-cell>
          <table:table-cell table:style-name="ce4" table:formula="of:=([.C16]/[.C19])" office:value-type="float" office:value="1.09774581545967">
            <text:p>1.10</text:p>
          </table:table-cell>
          <table:table-cell table:style-name="ce4" table:formula="of:=([.C23]/[.C26])" office:value-type="float" office:value="8.45186959040852">
            <text:p>8.45</text:p>
          </table:table-cell>
          <table:table-cell table:style-name="ce4" table:formula="of:=([.C30]/[.C33])" office:value-type="float" office:value="7.49844691980879">
            <text:p>7.50</text:p>
          </table:table-cell>
          <table:table-cell/>
          <table:table-cell office:value-type="string">
            <text:p>vec8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1.1">
            <text:p>1.1</text:p>
          </table:table-cell>
          <table:table-cell office:value-type="float" office:value="8.45">
            <text:p>8.45</text:p>
          </table:table-cell>
          <table:table-cell office:value-type="float" office:value="7.5">
            <text:p>7.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4" table:formula="of:=([.C2]/[.C6])" office:value-type="float" office:value="0.101080458560964">
            <text:p>0.10</text:p>
          </table:table-cell>
          <table:table-cell table:style-name="ce4" table:formula="of:=([.C9]/[.C13])" office:value-type="float" office:value="0.106252566189267">
            <text:p>0.11</text:p>
          </table:table-cell>
          <table:table-cell table:style-name="ce4" table:formula="of:=([.C16]/[.C20])" office:value-type="float" office:value="1.28145435265008">
            <text:p>1.28</text:p>
          </table:table-cell>
          <table:table-cell table:style-name="ce4" table:formula="of:=([.C23]/[.C27])" office:value-type="float" office:value="16.2466435554745">
            <text:p>16.25</text:p>
          </table:table-cell>
          <table:table-cell table:style-name="ce4" table:formula="of:=([.C30]/[.C34])" office:value-type="float" office:value="14.9698412609158">
            <text:p>14.97</text:p>
          </table:table-cell>
          <table:table-cell/>
          <table:table-cell office:value-type="string">
            <text:p>vec16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28">
            <text:p>1.28</text:p>
          </table:table-cell>
          <table:table-cell office:value-type="float" office:value="16.25">
            <text:p>16.25</text:p>
          </table:table-cell>
          <table:table-cell office:value-type="float" office:value="14.97">
            <text:p>14.97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cav</text:p>
          </table:table-cell>
          <table:table-cell table:style-name="ce4" table:formula="of:=([.C2]/[.C7])" office:value-type="float" office:value="0.000000643787">
            <text:p>0.00</text:p>
          </table:table-cell>
          <table:table-cell table:style-name="ce4" table:formula="of:=([.C9]/[.C14])" office:value-type="float" office:value="0.000000165878">
            <text:p>0.00</text:p>
          </table:table-cell>
          <table:table-cell table:style-name="ce4" table:formula="of:=([.C26]/[.C21])" office:value-type="float" office:value="0.000001011398">
            <text:p>0.00</text:p>
          </table:table-cell>
          <table:table-cell table:style-name="ce4" table:formula="of:=([.C23]/[.C28])" office:value-type="float" office:value="4.15909673658823">
            <text:p>4.16</text:p>
          </table:table-cell>
          <table:table-cell table:style-name="ce4" table:formula="of:=([.C30]/[.C35])" office:value-type="float" office:value="29.1857140038107">
            <text:p>29.19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4.16">
            <text:p>4.16</text:p>
          </table:table-cell>
          <table:table-cell office:value-type="float" office:value="29.19">
            <text:p>29.19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73">
            <text:p>0.7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98">
            <text:p>0.98</text:p>
          </table:table-cell>
          <table:table-cell office:value-type="float" office:value="0.55">
            <text:p>0.55</text:p>
          </table:table-cell>
          <table:table-cell office:value-type="float" office:value="0.25">
            <text:p>0.25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03">
            <text:p>1.03</text:p>
          </table:table-cell>
          <table:table-cell office:value-type="float" office:value="0.94">
            <text:p>0.94</text:p>
          </table:table-cell>
          <table:table-cell office:value-type="float" office:value="1.1">
            <text:p>1.1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1.99">
            <text:p>1.99</text:p>
          </table:table-cell>
          <table:table-cell office:value-type="float" office:value="4.05">
            <text:p>4.05</text:p>
          </table:table-cell>
          <table:table-cell office:value-type="float" office:value="8.45">
            <text:p>8.45</text:p>
          </table:table-cell>
          <table:table-cell office:value-type="float" office:value="16.25">
            <text:p>16.25</text:p>
          </table:table-cell>
          <table:table-cell office:value-type="float" office:value="4.16">
            <text:p>4.1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92">
            <text:p>1.92</text:p>
          </table:table-cell>
          <table:table-cell office:value-type="float" office:value="3.8">
            <text:p>3.8</text:p>
          </table:table-cell>
          <table:table-cell office:value-type="float" office:value="7.5">
            <text:p>7.5</text:p>
          </table:table-cell>
          <table:table-cell office:value-type="float" office:value="14.97">
            <text:p>14.97</text:p>
          </table:table-cell>
          <table:table-cell office:value-type="float" office:value="29.19">
            <text:p>29.19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ic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table:number-columns-spanned="13" table:number-rows-spanned="1">
            <text:p>IC</text:p>
          </table:table-cell>
          <table:covered-table-cell table:style-name="ce1"/>
          <table:covered-table-cell table:number-columns-repeated="11"/>
          <table:table-cell table:number-columns-repeated="10"/>
        </table:table-row>
        <table:table-row table:style-name="ro1">
          <table:table-cell table:style-name="ce5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4" office:value-type="float" office:value="1.337033">
            <text:p>1.34</text:p>
          </table:table-cell>
          <table:table-cell office:value-type="float" office:value="0.006522">
            <text:p>0.006522</text:p>
          </table:table-cell>
          <table:table-cell office:value-type="float" office:value="1.328781">
            <text:p>1.328781</text:p>
          </table:table-cell>
          <table:table-cell office:value-type="float" office:value="1.344412">
            <text:p>1.344412</text:p>
          </table:table-cell>
          <table:table-cell office:value-type="float" office:value="1.344359">
            <text:p>1.344359</text:p>
          </table:table-cell>
          <table:table-cell office:value-type="float" office:value="1.330281">
            <text:p>1.330281</text:p>
          </table:table-cell>
          <table:table-cell office:value-type="float" office:value="1.328549">
            <text:p>1.328549</text:p>
          </table:table-cell>
          <table:table-cell office:value-type="float" office:value="1.330328">
            <text:p>1.330328</text:p>
          </table:table-cell>
          <table:table-cell office:value-type="float" office:value="1.330765">
            <text:p>1.330765</text:p>
          </table:table-cell>
          <table:table-cell office:value-type="float" office:value="1.345813">
            <text:p>1.345813</text:p>
          </table:table-cell>
          <table:table-cell office:value-type="float" office:value="1.328583">
            <text:p>1.328583</text:p>
          </table:table-cell>
          <table:table-cell office:value-type="float" office:value="1.328657">
            <text:p>1.328657</text:p>
          </table:table-cell>
          <table:table-cell office:value-type="float" office:value="1.336619">
            <text:p>1.336619</text:p>
          </table:table-cell>
          <table:table-cell office:value-type="float" office:value="1.332117">
            <text:p>1.332117</text:p>
          </table:table-cell>
          <table:table-cell office:value-type="float" office:value="1.346869">
            <text:p>1.346869</text:p>
          </table:table-cell>
          <table:table-cell office:value-type="float" office:value="1.338211">
            <text:p>1.338211</text:p>
          </table:table-cell>
          <table:table-cell office:value-type="float" office:value="1.342812">
            <text:p>1.342812</text:p>
          </table:table-cell>
          <table:table-cell office:value-type="float" office:value="1.339744">
            <text:p>1.339744</text:p>
          </table:table-cell>
          <table:table-cell office:value-type="float" office:value="1.336528">
            <text:p>1.336528</text:p>
          </table:table-cell>
          <table:table-cell office:value-type="float" office:value="1.343942">
            <text:p>1.343942</text:p>
          </table:table-cell>
          <table:table-cell office:value-type="float" office:value="1.342089">
            <text:p>1.342089</text:p>
          </table:table-cell>
          <table:table-cell office:value-type="float" office:value="1.341193">
            <text:p>1.34119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2.174321">
            <text:p>2.17</text:p>
          </table:table-cell>
          <table:table-cell office:value-type="float" office:value="0.002793">
            <text:p>0.002793</text:p>
          </table:table-cell>
          <table:table-cell office:value-type="float" office:value="2.172597">
            <text:p>2.172597</text:p>
          </table:table-cell>
          <table:table-cell office:value-type="float" office:value="2.17557">
            <text:p>2.17557</text:p>
          </table:table-cell>
          <table:table-cell office:value-type="float" office:value="2.168638">
            <text:p>2.168638</text:p>
          </table:table-cell>
          <table:table-cell office:value-type="float" office:value="2.169943">
            <text:p>2.169943</text:p>
          </table:table-cell>
          <table:table-cell office:value-type="float" office:value="2.176089">
            <text:p>2.176089</text:p>
          </table:table-cell>
          <table:table-cell office:value-type="float" office:value="2.174485">
            <text:p>2.174485</text:p>
          </table:table-cell>
          <table:table-cell office:value-type="float" office:value="2.176407">
            <text:p>2.176407</text:p>
          </table:table-cell>
          <table:table-cell office:value-type="float" office:value="2.172421">
            <text:p>2.172421</text:p>
          </table:table-cell>
          <table:table-cell office:value-type="float" office:value="2.170885">
            <text:p>2.170885</text:p>
          </table:table-cell>
          <table:table-cell office:value-type="float" office:value="2.177137">
            <text:p>2.177137</text:p>
          </table:table-cell>
          <table:table-cell table:style-name="ce4" office:value-type="float" office:value="2.171057">
            <text:p>2.17</text:p>
          </table:table-cell>
          <table:table-cell office:value-type="float" office:value="2.176775">
            <text:p>2.176775</text:p>
          </table:table-cell>
          <table:table-cell office:value-type="float" office:value="2.176127">
            <text:p>2.176127</text:p>
          </table:table-cell>
          <table:table-cell office:value-type="float" office:value="2.175035">
            <text:p>2.175035</text:p>
          </table:table-cell>
          <table:table-cell office:value-type="float" office:value="2.175368">
            <text:p>2.175368</text:p>
          </table:table-cell>
          <table:table-cell office:value-type="float" office:value="2.173088">
            <text:p>2.173088</text:p>
          </table:table-cell>
          <table:table-cell office:value-type="float" office:value="2.172858">
            <text:p>2.172858</text:p>
          </table:table-cell>
          <table:table-cell office:value-type="float" office:value="2.176637">
            <text:p>2.176637</text:p>
          </table:table-cell>
          <table:table-cell office:value-type="float" office:value="2.174789">
            <text:p>2.174789</text:p>
          </table:table-cell>
          <table:table-cell office:value-type="float" office:value="2.180521">
            <text:p>2.18052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3.540677">
            <text:p>3.54</text:p>
          </table:table-cell>
          <table:table-cell office:value-type="float" office:value="0.000883">
            <text:p>0.000883</text:p>
          </table:table-cell>
          <table:table-cell office:value-type="float" office:value="3.539014">
            <text:p>3.539014</text:p>
          </table:table-cell>
          <table:table-cell office:value-type="float" office:value="3.54015">
            <text:p>3.54015</text:p>
          </table:table-cell>
          <table:table-cell office:value-type="float" office:value="3.540726">
            <text:p>3.540726</text:p>
          </table:table-cell>
          <table:table-cell office:value-type="float" office:value="3.539587">
            <text:p>3.539587</text:p>
          </table:table-cell>
          <table:table-cell office:value-type="float" office:value="3.539334">
            <text:p>3.539334</text:p>
          </table:table-cell>
          <table:table-cell office:value-type="float" office:value="3.541054">
            <text:p>3.541054</text:p>
          </table:table-cell>
          <table:table-cell office:value-type="float" office:value="3.541575">
            <text:p>3.541575</text:p>
          </table:table-cell>
          <table:table-cell office:value-type="float" office:value="3.540643">
            <text:p>3.540643</text:p>
          </table:table-cell>
          <table:table-cell office:value-type="float" office:value="3.540207">
            <text:p>3.540207</text:p>
          </table:table-cell>
          <table:table-cell office:value-type="float" office:value="3.540951">
            <text:p>3.540951</text:p>
          </table:table-cell>
          <table:table-cell table:style-name="ce4" office:value-type="float" office:value="3.542165">
            <text:p>3.54</text:p>
          </table:table-cell>
          <table:table-cell office:value-type="float" office:value="3.541099">
            <text:p>3.541099</text:p>
          </table:table-cell>
          <table:table-cell office:value-type="float" office:value="3.540883">
            <text:p>3.540883</text:p>
          </table:table-cell>
          <table:table-cell office:value-type="float" office:value="3.541387">
            <text:p>3.541387</text:p>
          </table:table-cell>
          <table:table-cell office:value-type="float" office:value="3.542397">
            <text:p>3.542397</text:p>
          </table:table-cell>
          <table:table-cell office:value-type="float" office:value="3.54125">
            <text:p>3.54125</text:p>
          </table:table-cell>
          <table:table-cell office:value-type="float" office:value="3.540189">
            <text:p>3.540189</text:p>
          </table:table-cell>
          <table:table-cell office:value-type="float" office:value="3.539373">
            <text:p>3.539373</text:p>
          </table:table-cell>
          <table:table-cell office:value-type="float" office:value="3.540518">
            <text:p>3.540518</text:p>
          </table:table-cell>
          <table:table-cell office:value-type="float" office:value="3.541032">
            <text:p>3.54103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6.461126">
            <text:p>6.46</text:p>
          </table:table-cell>
          <table:table-cell office:value-type="float" office:value="0.008258">
            <text:p>0.008258</text:p>
          </table:table-cell>
          <table:table-cell office:value-type="float" office:value="6.457944">
            <text:p>6.457944</text:p>
          </table:table-cell>
          <table:table-cell office:value-type="float" office:value="6.456977">
            <text:p>6.456977</text:p>
          </table:table-cell>
          <table:table-cell office:value-type="float" office:value="6.458103">
            <text:p>6.458103</text:p>
          </table:table-cell>
          <table:table-cell office:value-type="float" office:value="6.459303">
            <text:p>6.459303</text:p>
          </table:table-cell>
          <table:table-cell office:value-type="float" office:value="6.457185">
            <text:p>6.457185</text:p>
          </table:table-cell>
          <table:table-cell office:value-type="float" office:value="6.483883">
            <text:p>6.483883</text:p>
          </table:table-cell>
          <table:table-cell office:value-type="float" office:value="6.460012">
            <text:p>6.460012</text:p>
          </table:table-cell>
          <table:table-cell office:value-type="float" office:value="6.45926">
            <text:p>6.45926</text:p>
          </table:table-cell>
          <table:table-cell office:value-type="float" office:value="6.457652">
            <text:p>6.457652</text:p>
          </table:table-cell>
          <table:table-cell office:value-type="float" office:value="6.457878">
            <text:p>6.457878</text:p>
          </table:table-cell>
          <table:table-cell table:style-name="ce4" office:value-type="float" office:value="6.457483">
            <text:p>6.46</text:p>
          </table:table-cell>
          <table:table-cell office:value-type="float" office:value="6.457847">
            <text:p>6.457847</text:p>
          </table:table-cell>
          <table:table-cell office:value-type="float" office:value="6.455609">
            <text:p>6.455609</text:p>
          </table:table-cell>
          <table:table-cell office:value-type="float" office:value="6.460867">
            <text:p>6.460867</text:p>
          </table:table-cell>
          <table:table-cell office:value-type="float" office:value="6.458647">
            <text:p>6.458647</text:p>
          </table:table-cell>
          <table:table-cell office:value-type="float" office:value="6.464568">
            <text:p>6.464568</text:p>
          </table:table-cell>
          <table:table-cell office:value-type="float" office:value="6.461138">
            <text:p>6.461138</text:p>
          </table:table-cell>
          <table:table-cell office:value-type="float" office:value="6.456665">
            <text:p>6.456665</text:p>
          </table:table-cell>
          <table:table-cell office:value-type="float" office:value="6.486333">
            <text:p>6.486333</text:p>
          </table:table-cell>
          <table:table-cell office:value-type="float" office:value="6.455161">
            <text:p>6.45516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12.261561">
            <text:p>12.26</text:p>
          </table:table-cell>
          <table:table-cell office:value-type="float" office:value="0.00423">
            <text:p>0.00423</text:p>
          </table:table-cell>
          <table:table-cell office:value-type="float" office:value="12.256276">
            <text:p>12.256276</text:p>
          </table:table-cell>
          <table:table-cell office:value-type="float" office:value="12.256571">
            <text:p>12.256571</text:p>
          </table:table-cell>
          <table:table-cell office:value-type="float" office:value="12.25764">
            <text:p>12.25764</text:p>
          </table:table-cell>
          <table:table-cell office:value-type="float" office:value="12.259941">
            <text:p>12.259941</text:p>
          </table:table-cell>
          <table:table-cell office:value-type="float" office:value="12.257195">
            <text:p>12.257195</text:p>
          </table:table-cell>
          <table:table-cell office:value-type="float" office:value="12.265826">
            <text:p>12.265826</text:p>
          </table:table-cell>
          <table:table-cell office:value-type="float" office:value="12.258855">
            <text:p>12.258855</text:p>
          </table:table-cell>
          <table:table-cell office:value-type="float" office:value="12.263473">
            <text:p>12.263473</text:p>
          </table:table-cell>
          <table:table-cell office:value-type="float" office:value="12.262133">
            <text:p>12.262133</text:p>
          </table:table-cell>
          <table:table-cell office:value-type="float" office:value="12.261154">
            <text:p>12.261154</text:p>
          </table:table-cell>
          <table:table-cell table:style-name="ce4" office:value-type="float" office:value="12.25915">
            <text:p>12.26</text:p>
          </table:table-cell>
          <table:table-cell office:value-type="float" office:value="12.269861">
            <text:p>12.269861</text:p>
          </table:table-cell>
          <table:table-cell office:value-type="float" office:value="12.260744">
            <text:p>12.260744</text:p>
          </table:table-cell>
          <table:table-cell office:value-type="float" office:value="12.263457">
            <text:p>12.263457</text:p>
          </table:table-cell>
          <table:table-cell office:value-type="float" office:value="12.26607">
            <text:p>12.26607</text:p>
          </table:table-cell>
          <table:table-cell office:value-type="float" office:value="12.255888">
            <text:p>12.255888</text:p>
          </table:table-cell>
          <table:table-cell office:value-type="float" office:value="12.271341">
            <text:p>12.271341</text:p>
          </table:table-cell>
          <table:table-cell office:value-type="float" office:value="12.262372">
            <text:p>12.262372</text:p>
          </table:table-cell>
          <table:table-cell office:value-type="float" office:value="12.259342">
            <text:p>12.259342</text:p>
          </table:table-cell>
          <table:table-cell office:value-type="float" office:value="12.263927">
            <text:p>12.263927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4" office:value-type="float" office:value="0.18812">
            <text:p>0.19</text:p>
          </table:table-cell>
          <table:table-cell office:value-type="float" office:value="0.000044">
            <text:p>0.000044</text:p>
          </table:table-cell>
          <table:table-cell office:value-type="float" office:value="0.188062">
            <text:p>0.188062</text:p>
          </table:table-cell>
          <table:table-cell office:value-type="float" office:value="0.188013">
            <text:p>0.188013</text:p>
          </table:table-cell>
          <table:table-cell office:value-type="float" office:value="0.18815">
            <text:p>0.18815</text:p>
          </table:table-cell>
          <table:table-cell office:value-type="float" office:value="0.188161">
            <text:p>0.188161</text:p>
          </table:table-cell>
          <table:table-cell office:value-type="float" office:value="0.188085">
            <text:p>0.188085</text:p>
          </table:table-cell>
          <table:table-cell office:value-type="float" office:value="0.188118">
            <text:p>0.188118</text:p>
          </table:table-cell>
          <table:table-cell office:value-type="float" office:value="0.188131">
            <text:p>0.188131</text:p>
          </table:table-cell>
          <table:table-cell office:value-type="float" office:value="0.188093">
            <text:p>0.188093</text:p>
          </table:table-cell>
          <table:table-cell office:value-type="float" office:value="0.188177">
            <text:p>0.188177</text:p>
          </table:table-cell>
          <table:table-cell office:value-type="float" office:value="0.188129">
            <text:p>0.188129</text:p>
          </table:table-cell>
          <table:table-cell table:style-name="ce4" office:value-type="float" office:value="0.188159">
            <text:p>0.19</text:p>
          </table:table-cell>
          <table:table-cell office:value-type="float" office:value="0.188123">
            <text:p>0.188123</text:p>
          </table:table-cell>
          <table:table-cell office:value-type="float" office:value="0.188146">
            <text:p>0.188146</text:p>
          </table:table-cell>
          <table:table-cell office:value-type="float" office:value="0.188129">
            <text:p>0.188129</text:p>
          </table:table-cell>
          <table:table-cell office:value-type="float" office:value="0.188087">
            <text:p>0.188087</text:p>
          </table:table-cell>
          <table:table-cell office:value-type="float" office:value="0.188044">
            <text:p>0.188044</text:p>
          </table:table-cell>
          <table:table-cell office:value-type="float" office:value="0.188162">
            <text:p>0.188162</text:p>
          </table:table-cell>
          <table:table-cell office:value-type="float" office:value="0.188186">
            <text:p>0.188186</text:p>
          </table:table-cell>
          <table:table-cell office:value-type="float" office:value="0.188113">
            <text:p>0.188113</text:p>
          </table:table-cell>
          <table:table-cell office:value-type="float" office:value="0.188135">
            <text:p>0.18813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259381">
            <text:p>0.26</text:p>
          </table:table-cell>
          <table:table-cell office:value-type="float" office:value="0.000112">
            <text:p>0.000112</text:p>
          </table:table-cell>
          <table:table-cell office:value-type="float" office:value="0.25963">
            <text:p>0.25963</text:p>
          </table:table-cell>
          <table:table-cell office:value-type="float" office:value="0.259401">
            <text:p>0.259401</text:p>
          </table:table-cell>
          <table:table-cell office:value-type="float" office:value="0.259429">
            <text:p>0.259429</text:p>
          </table:table-cell>
          <table:table-cell office:value-type="float" office:value="0.259476">
            <text:p>0.259476</text:p>
          </table:table-cell>
          <table:table-cell office:value-type="float" office:value="0.259273">
            <text:p>0.259273</text:p>
          </table:table-cell>
          <table:table-cell office:value-type="float" office:value="0.25939">
            <text:p>0.25939</text:p>
          </table:table-cell>
          <table:table-cell office:value-type="float" office:value="0.259173">
            <text:p>0.259173</text:p>
          </table:table-cell>
          <table:table-cell office:value-type="float" office:value="0.25936">
            <text:p>0.25936</text:p>
          </table:table-cell>
          <table:table-cell office:value-type="float" office:value="0.259325">
            <text:p>0.259325</text:p>
          </table:table-cell>
          <table:table-cell office:value-type="float" office:value="0.259277">
            <text:p>0.259277</text:p>
          </table:table-cell>
          <table:table-cell table:style-name="ce4" office:value-type="float" office:value="0.259281">
            <text:p>0.26</text:p>
          </table:table-cell>
          <table:table-cell office:value-type="float" office:value="0.259513">
            <text:p>0.259513</text:p>
          </table:table-cell>
          <table:table-cell office:value-type="float" office:value="0.25947">
            <text:p>0.25947</text:p>
          </table:table-cell>
          <table:table-cell office:value-type="float" office:value="0.259516">
            <text:p>0.259516</text:p>
          </table:table-cell>
          <table:table-cell office:value-type="float" office:value="0.259426">
            <text:p>0.259426</text:p>
          </table:table-cell>
          <table:table-cell office:value-type="float" office:value="0.259353">
            <text:p>0.259353</text:p>
          </table:table-cell>
          <table:table-cell office:value-type="float" office:value="0.259348">
            <text:p>0.259348</text:p>
          </table:table-cell>
          <table:table-cell office:value-type="float" office:value="0.259397">
            <text:p>0.259397</text:p>
          </table:table-cell>
          <table:table-cell office:value-type="float" office:value="0.259424">
            <text:p>0.259424</text:p>
          </table:table-cell>
          <table:table-cell office:value-type="float" office:value="0.259164">
            <text:p>0.25916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475534">
            <text:p>0.48</text:p>
          </table:table-cell>
          <table:table-cell office:value-type="float" office:value="0.000278">
            <text:p>0.000278</text:p>
          </table:table-cell>
          <table:table-cell office:value-type="float" office:value="0.475173">
            <text:p>0.475173</text:p>
          </table:table-cell>
          <table:table-cell office:value-type="float" office:value="0.476015">
            <text:p>0.476015</text:p>
          </table:table-cell>
          <table:table-cell office:value-type="float" office:value="0.475482">
            <text:p>0.475482</text:p>
          </table:table-cell>
          <table:table-cell office:value-type="float" office:value="0.475095">
            <text:p>0.475095</text:p>
          </table:table-cell>
          <table:table-cell office:value-type="float" office:value="0.475779">
            <text:p>0.475779</text:p>
          </table:table-cell>
          <table:table-cell office:value-type="float" office:value="0.475557">
            <text:p>0.475557</text:p>
          </table:table-cell>
          <table:table-cell office:value-type="float" office:value="0.474968">
            <text:p>0.474968</text:p>
          </table:table-cell>
          <table:table-cell office:value-type="float" office:value="0.475629">
            <text:p>0.475629</text:p>
          </table:table-cell>
          <table:table-cell office:value-type="float" office:value="0.475937">
            <text:p>0.475937</text:p>
          </table:table-cell>
          <table:table-cell office:value-type="float" office:value="0.475636">
            <text:p>0.475636</text:p>
          </table:table-cell>
          <table:table-cell table:style-name="ce4" office:value-type="float" office:value="0.475565">
            <text:p>0.48</text:p>
          </table:table-cell>
          <table:table-cell office:value-type="float" office:value="0.475676">
            <text:p>0.475676</text:p>
          </table:table-cell>
          <table:table-cell office:value-type="float" office:value="0.475634">
            <text:p>0.475634</text:p>
          </table:table-cell>
          <table:table-cell office:value-type="float" office:value="0.475625">
            <text:p>0.475625</text:p>
          </table:table-cell>
          <table:table-cell office:value-type="float" office:value="0.475296">
            <text:p>0.475296</text:p>
          </table:table-cell>
          <table:table-cell office:value-type="float" office:value="0.475221">
            <text:p>0.475221</text:p>
          </table:table-cell>
          <table:table-cell office:value-type="float" office:value="0.475979">
            <text:p>0.475979</text:p>
          </table:table-cell>
          <table:table-cell office:value-type="float" office:value="0.475604">
            <text:p>0.475604</text:p>
          </table:table-cell>
          <table:table-cell office:value-type="float" office:value="0.475433">
            <text:p>0.475433</text:p>
          </table:table-cell>
          <table:table-cell office:value-type="float" office:value="0.475383">
            <text:p>0.47538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1.272827">
            <text:p>1.27</text:p>
          </table:table-cell>
          <table:table-cell office:value-type="float" office:value="0.000538">
            <text:p>0.000538</text:p>
          </table:table-cell>
          <table:table-cell office:value-type="float" office:value="1.272776">
            <text:p>1.272776</text:p>
          </table:table-cell>
          <table:table-cell office:value-type="float" office:value="1.272457">
            <text:p>1.272457</text:p>
          </table:table-cell>
          <table:table-cell office:value-type="float" office:value="1.271768">
            <text:p>1.271768</text:p>
          </table:table-cell>
          <table:table-cell office:value-type="float" office:value="1.273304">
            <text:p>1.273304</text:p>
          </table:table-cell>
          <table:table-cell office:value-type="float" office:value="1.274174">
            <text:p>1.274174</text:p>
          </table:table-cell>
          <table:table-cell office:value-type="float" office:value="1.272634">
            <text:p>1.272634</text:p>
          </table:table-cell>
          <table:table-cell office:value-type="float" office:value="1.273245">
            <text:p>1.273245</text:p>
          </table:table-cell>
          <table:table-cell office:value-type="float" office:value="1.272597">
            <text:p>1.272597</text:p>
          </table:table-cell>
          <table:table-cell office:value-type="float" office:value="1.272562">
            <text:p>1.272562</text:p>
          </table:table-cell>
          <table:table-cell office:value-type="float" office:value="1.273192">
            <text:p>1.273192</text:p>
          </table:table-cell>
          <table:table-cell table:style-name="ce4" office:value-type="float" office:value="1.272425">
            <text:p>1.27</text:p>
          </table:table-cell>
          <table:table-cell office:value-type="float" office:value="1.273268">
            <text:p>1.273268</text:p>
          </table:table-cell>
          <table:table-cell office:value-type="float" office:value="1.272273">
            <text:p>1.272273</text:p>
          </table:table-cell>
          <table:table-cell office:value-type="float" office:value="1.272752">
            <text:p>1.272752</text:p>
          </table:table-cell>
          <table:table-cell office:value-type="float" office:value="1.273223">
            <text:p>1.273223</text:p>
          </table:table-cell>
          <table:table-cell office:value-type="float" office:value="1.272684">
            <text:p>1.272684</text:p>
          </table:table-cell>
          <table:table-cell office:value-type="float" office:value="1.272305">
            <text:p>1.272305</text:p>
          </table:table-cell>
          <table:table-cell office:value-type="float" office:value="1.273476">
            <text:p>1.273476</text:p>
          </table:table-cell>
          <table:table-cell office:value-type="float" office:value="1.27224">
            <text:p>1.27224</text:p>
          </table:table-cell>
          <table:table-cell office:value-type="float" office:value="1.273191">
            <text:p>1.27319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3.244725">
            <text:p>3.24</text:p>
          </table:table-cell>
          <table:table-cell office:value-type="float" office:value="0.00184">
            <text:p>0.00184</text:p>
          </table:table-cell>
          <table:table-cell office:value-type="float" office:value="3.243379">
            <text:p>3.243379</text:p>
          </table:table-cell>
          <table:table-cell office:value-type="float" office:value="3.245161">
            <text:p>3.245161</text:p>
          </table:table-cell>
          <table:table-cell office:value-type="float" office:value="3.244588">
            <text:p>3.244588</text:p>
          </table:table-cell>
          <table:table-cell office:value-type="float" office:value="3.245505">
            <text:p>3.245505</text:p>
          </table:table-cell>
          <table:table-cell office:value-type="float" office:value="3.24183">
            <text:p>3.24183</text:p>
          </table:table-cell>
          <table:table-cell office:value-type="float" office:value="3.243839">
            <text:p>3.243839</text:p>
          </table:table-cell>
          <table:table-cell office:value-type="float" office:value="3.240173">
            <text:p>3.240173</text:p>
          </table:table-cell>
          <table:table-cell office:value-type="float" office:value="3.249112">
            <text:p>3.249112</text:p>
          </table:table-cell>
          <table:table-cell office:value-type="float" office:value="3.243637">
            <text:p>3.243637</text:p>
          </table:table-cell>
          <table:table-cell office:value-type="float" office:value="3.245846">
            <text:p>3.245846</text:p>
          </table:table-cell>
          <table:table-cell table:style-name="ce4" office:value-type="float" office:value="3.243993">
            <text:p>3.24</text:p>
          </table:table-cell>
          <table:table-cell office:value-type="float" office:value="3.244637">
            <text:p>3.244637</text:p>
          </table:table-cell>
          <table:table-cell office:value-type="float" office:value="3.246661">
            <text:p>3.246661</text:p>
          </table:table-cell>
          <table:table-cell office:value-type="float" office:value="3.243908">
            <text:p>3.243908</text:p>
          </table:table-cell>
          <table:table-cell office:value-type="float" office:value="3.246175">
            <text:p>3.246175</text:p>
          </table:table-cell>
          <table:table-cell office:value-type="float" office:value="3.246246">
            <text:p>3.246246</text:p>
          </table:table-cell>
          <table:table-cell office:value-type="float" office:value="3.246326">
            <text:p>3.246326</text:p>
          </table:table-cell>
          <table:table-cell office:value-type="float" office:value="3.243797">
            <text:p>3.243797</text:p>
          </table:table-cell>
          <table:table-cell office:value-type="float" office:value="3.245437">
            <text:p>3.245437</text:p>
          </table:table-cell>
          <table:table-cell office:value-type="float" office:value="3.24425">
            <text:p>3.24425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4" office:value-type="float" office:value="0.104745">
            <text:p>0.10</text:p>
          </table:table-cell>
          <table:table-cell office:value-type="float" office:value="0.000116">
            <text:p>0.000116</text:p>
          </table:table-cell>
          <table:table-cell office:value-type="float" office:value="0.104677">
            <text:p>0.104677</text:p>
          </table:table-cell>
          <table:table-cell office:value-type="float" office:value="0.104763">
            <text:p>0.104763</text:p>
          </table:table-cell>
          <table:table-cell office:value-type="float" office:value="0.104709">
            <text:p>0.104709</text:p>
          </table:table-cell>
          <table:table-cell office:value-type="float" office:value="0.104769">
            <text:p>0.104769</text:p>
          </table:table-cell>
          <table:table-cell office:value-type="float" office:value="0.105003">
            <text:p>0.105003</text:p>
          </table:table-cell>
          <table:table-cell office:value-type="float" office:value="0.104736">
            <text:p>0.104736</text:p>
          </table:table-cell>
          <table:table-cell office:value-type="float" office:value="0.104693">
            <text:p>0.104693</text:p>
          </table:table-cell>
          <table:table-cell office:value-type="float" office:value="0.104834">
            <text:p>0.104834</text:p>
          </table:table-cell>
          <table:table-cell office:value-type="float" office:value="0.10467">
            <text:p>0.10467</text:p>
          </table:table-cell>
          <table:table-cell office:value-type="float" office:value="0.104631">
            <text:p>0.104631</text:p>
          </table:table-cell>
          <table:table-cell table:style-name="ce4" office:value-type="float" office:value="0.104727">
            <text:p>0.10</text:p>
          </table:table-cell>
          <table:table-cell office:value-type="float" office:value="0.105126">
            <text:p>0.105126</text:p>
          </table:table-cell>
          <table:table-cell office:value-type="float" office:value="0.104715">
            <text:p>0.104715</text:p>
          </table:table-cell>
          <table:table-cell office:value-type="float" office:value="0.104682">
            <text:p>0.104682</text:p>
          </table:table-cell>
          <table:table-cell office:value-type="float" office:value="0.1047">
            <text:p>0.1047</text:p>
          </table:table-cell>
          <table:table-cell office:value-type="float" office:value="0.104678">
            <text:p>0.104678</text:p>
          </table:table-cell>
          <table:table-cell office:value-type="float" office:value="0.104711">
            <text:p>0.104711</text:p>
          </table:table-cell>
          <table:table-cell office:value-type="float" office:value="0.104681">
            <text:p>0.104681</text:p>
          </table:table-cell>
          <table:table-cell office:value-type="float" office:value="0.104679">
            <text:p>0.104679</text:p>
          </table:table-cell>
          <table:table-cell office:value-type="float" office:value="0.104721">
            <text:p>0.104721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7029">
            <text:p>0.07</text:p>
          </table:table-cell>
          <table:table-cell office:value-type="float" office:value="0.000064">
            <text:p>0.000064</text:p>
          </table:table-cell>
          <table:table-cell office:value-type="float" office:value="0.070256">
            <text:p>0.070256</text:p>
          </table:table-cell>
          <table:table-cell office:value-type="float" office:value="0.070279">
            <text:p>0.070279</text:p>
          </table:table-cell>
          <table:table-cell office:value-type="float" office:value="0.070276">
            <text:p>0.070276</text:p>
          </table:table-cell>
          <table:table-cell office:value-type="float" office:value="0.070266">
            <text:p>0.070266</text:p>
          </table:table-cell>
          <table:table-cell office:value-type="float" office:value="0.070405">
            <text:p>0.070405</text:p>
          </table:table-cell>
          <table:table-cell office:value-type="float" office:value="0.070432">
            <text:p>0.070432</text:p>
          </table:table-cell>
          <table:table-cell office:value-type="float" office:value="0.070343">
            <text:p>0.070343</text:p>
          </table:table-cell>
          <table:table-cell office:value-type="float" office:value="0.070235">
            <text:p>0.070235</text:p>
          </table:table-cell>
          <table:table-cell office:value-type="float" office:value="0.070219">
            <text:p>0.070219</text:p>
          </table:table-cell>
          <table:table-cell office:value-type="float" office:value="0.070337">
            <text:p>0.070337</text:p>
          </table:table-cell>
          <table:table-cell table:style-name="ce4" office:value-type="float" office:value="0.070304">
            <text:p>0.07</text:p>
          </table:table-cell>
          <table:table-cell office:value-type="float" office:value="0.070318">
            <text:p>0.070318</text:p>
          </table:table-cell>
          <table:table-cell office:value-type="float" office:value="0.070302">
            <text:p>0.070302</text:p>
          </table:table-cell>
          <table:table-cell office:value-type="float" office:value="0.070237">
            <text:p>0.070237</text:p>
          </table:table-cell>
          <table:table-cell office:value-type="float" office:value="0.070228">
            <text:p>0.070228</text:p>
          </table:table-cell>
          <table:table-cell office:value-type="float" office:value="0.070288">
            <text:p>0.070288</text:p>
          </table:table-cell>
          <table:table-cell office:value-type="float" office:value="0.070201">
            <text:p>0.070201</text:p>
          </table:table-cell>
          <table:table-cell office:value-type="float" office:value="0.070251">
            <text:p>0.070251</text:p>
          </table:table-cell>
          <table:table-cell office:value-type="float" office:value="0.070395">
            <text:p>0.070395</text:p>
          </table:table-cell>
          <table:table-cell office:value-type="float" office:value="0.070218">
            <text:p>0.07021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46858">
            <text:p>0.05</text:p>
          </table:table-cell>
          <table:table-cell office:value-type="float" office:value="0.004565">
            <text:p>0.004565</text:p>
          </table:table-cell>
          <table:table-cell office:value-type="float" office:value="0.048348">
            <text:p>0.048348</text:p>
          </table:table-cell>
          <table:table-cell office:value-type="float" office:value="0.042707">
            <text:p>0.042707</text:p>
          </table:table-cell>
          <table:table-cell office:value-type="float" office:value="0.044522">
            <text:p>0.044522</text:p>
          </table:table-cell>
          <table:table-cell office:value-type="float" office:value="0.041275">
            <text:p>0.041275</text:p>
          </table:table-cell>
          <table:table-cell office:value-type="float" office:value="0.048017">
            <text:p>0.048017</text:p>
          </table:table-cell>
          <table:table-cell office:value-type="float" office:value="0.043911">
            <text:p>0.043911</text:p>
          </table:table-cell>
          <table:table-cell office:value-type="float" office:value="0.048591">
            <text:p>0.048591</text:p>
          </table:table-cell>
          <table:table-cell office:value-type="float" office:value="0.040894">
            <text:p>0.040894</text:p>
          </table:table-cell>
          <table:table-cell office:value-type="float" office:value="0.057234">
            <text:p>0.057234</text:p>
          </table:table-cell>
          <table:table-cell office:value-type="float" office:value="0.050008">
            <text:p>0.050008</text:p>
          </table:table-cell>
          <table:table-cell table:style-name="ce4" office:value-type="float" office:value="0.041555">
            <text:p>0.04</text:p>
          </table:table-cell>
          <table:table-cell office:value-type="float" office:value="0.047044">
            <text:p>0.047044</text:p>
          </table:table-cell>
          <table:table-cell office:value-type="float" office:value="0.051584">
            <text:p>0.051584</text:p>
          </table:table-cell>
          <table:table-cell office:value-type="float" office:value="0.052051">
            <text:p>0.052051</text:p>
          </table:table-cell>
          <table:table-cell office:value-type="float" office:value="0.053529">
            <text:p>0.053529</text:p>
          </table:table-cell>
          <table:table-cell office:value-type="float" office:value="0.046374">
            <text:p>0.046374</text:p>
          </table:table-cell>
          <table:table-cell office:value-type="float" office:value="0.050266">
            <text:p>0.050266</text:p>
          </table:table-cell>
          <table:table-cell office:value-type="float" office:value="0.046547">
            <text:p>0.046547</text:p>
          </table:table-cell>
          <table:table-cell office:value-type="float" office:value="0.041397">
            <text:p>0.041397</text:p>
          </table:table-cell>
          <table:table-cell office:value-type="float" office:value="0.041315">
            <text:p>0.04131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92274">
            <text:p>0.09</text:p>
          </table:table-cell>
          <table:table-cell office:value-type="float" office:value="0.005136">
            <text:p>0.005136</text:p>
          </table:table-cell>
          <table:table-cell office:value-type="float" office:value="0.08472">
            <text:p>0.08472</text:p>
          </table:table-cell>
          <table:table-cell office:value-type="float" office:value="0.087235">
            <text:p>0.087235</text:p>
          </table:table-cell>
          <table:table-cell office:value-type="float" office:value="0.090197">
            <text:p>0.090197</text:p>
          </table:table-cell>
          <table:table-cell office:value-type="float" office:value="0.083168">
            <text:p>0.083168</text:p>
          </table:table-cell>
          <table:table-cell office:value-type="float" office:value="0.097117">
            <text:p>0.097117</text:p>
          </table:table-cell>
          <table:table-cell office:value-type="float" office:value="0.099076">
            <text:p>0.099076</text:p>
          </table:table-cell>
          <table:table-cell office:value-type="float" office:value="0.091535">
            <text:p>0.091535</text:p>
          </table:table-cell>
          <table:table-cell office:value-type="float" office:value="0.098656">
            <text:p>0.098656</text:p>
          </table:table-cell>
          <table:table-cell office:value-type="float" office:value="0.096569">
            <text:p>0.096569</text:p>
          </table:table-cell>
          <table:table-cell office:value-type="float" office:value="0.087928">
            <text:p>0.087928</text:p>
          </table:table-cell>
          <table:table-cell table:style-name="ce4" office:value-type="float" office:value="0.091027">
            <text:p>0.09</text:p>
          </table:table-cell>
          <table:table-cell office:value-type="float" office:value="0.090228">
            <text:p>0.090228</text:p>
          </table:table-cell>
          <table:table-cell office:value-type="float" office:value="0.100257">
            <text:p>0.100257</text:p>
          </table:table-cell>
          <table:table-cell office:value-type="float" office:value="0.088105">
            <text:p>0.088105</text:p>
          </table:table-cell>
          <table:table-cell office:value-type="float" office:value="0.08804">
            <text:p>0.08804</text:p>
          </table:table-cell>
          <table:table-cell office:value-type="float" office:value="0.100285">
            <text:p>0.100285</text:p>
          </table:table-cell>
          <table:table-cell office:value-type="float" office:value="0.088038">
            <text:p>0.088038</text:p>
          </table:table-cell>
          <table:table-cell office:value-type="float" office:value="0.09556">
            <text:p>0.09556</text:p>
          </table:table-cell>
          <table:table-cell office:value-type="float" office:value="0.092022">
            <text:p>0.092022</text:p>
          </table:table-cell>
          <table:table-cell office:value-type="float" office:value="0.095708">
            <text:p>0.09570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201846">
            <text:p>0.20</text:p>
          </table:table-cell>
          <table:table-cell office:value-type="float" office:value="0.014797">
            <text:p>0.014797</text:p>
          </table:table-cell>
          <table:table-cell office:value-type="float" office:value="0.221969">
            <text:p>0.221969</text:p>
          </table:table-cell>
          <table:table-cell office:value-type="float" office:value="0.206923">
            <text:p>0.206923</text:p>
          </table:table-cell>
          <table:table-cell office:value-type="float" office:value="0.196382">
            <text:p>0.196382</text:p>
          </table:table-cell>
          <table:table-cell office:value-type="float" office:value="0.203591">
            <text:p>0.203591</text:p>
          </table:table-cell>
          <table:table-cell office:value-type="float" office:value="0.217173">
            <text:p>0.217173</text:p>
          </table:table-cell>
          <table:table-cell office:value-type="float" office:value="0.172245">
            <text:p>0.172245</text:p>
          </table:table-cell>
          <table:table-cell office:value-type="float" office:value="0.19516">
            <text:p>0.19516</text:p>
          </table:table-cell>
          <table:table-cell office:value-type="float" office:value="0.207761">
            <text:p>0.207761</text:p>
          </table:table-cell>
          <table:table-cell office:value-type="float" office:value="0.217532">
            <text:p>0.217532</text:p>
          </table:table-cell>
          <table:table-cell office:value-type="float" office:value="0.222297">
            <text:p>0.222297</text:p>
          </table:table-cell>
          <table:table-cell table:style-name="ce4" office:value-type="float" office:value="0.178166">
            <text:p>0.18</text:p>
          </table:table-cell>
          <table:table-cell office:value-type="float" office:value="0.183155">
            <text:p>0.183155</text:p>
          </table:table-cell>
          <table:table-cell office:value-type="float" office:value="0.187284">
            <text:p>0.187284</text:p>
          </table:table-cell>
          <table:table-cell office:value-type="float" office:value="0.1973">
            <text:p>0.1973</text:p>
          </table:table-cell>
          <table:table-cell office:value-type="float" office:value="0.202282">
            <text:p>0.202282</text:p>
          </table:table-cell>
          <table:table-cell office:value-type="float" office:value="0.213073">
            <text:p>0.213073</text:p>
          </table:table-cell>
          <table:table-cell office:value-type="float" office:value="0.202129">
            <text:p>0.202129</text:p>
          </table:table-cell>
          <table:table-cell office:value-type="float" office:value="0.184577">
            <text:p>0.184577</text:p>
          </table:table-cell>
          <table:table-cell office:value-type="float" office:value="0.203987">
            <text:p>0.203987</text:p>
          </table:table-cell>
          <table:table-cell office:value-type="float" office:value="0.223941">
            <text:p>0.223941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4" office:value-type="float" office:value="2.216669">
            <text:p>2.22</text:p>
          </table:table-cell>
          <table:table-cell office:value-type="float" office:value="0.000524">
            <text:p>0.000524</text:p>
          </table:table-cell>
          <table:table-cell office:value-type="float" office:value="2.216438">
            <text:p>2.216438</text:p>
          </table:table-cell>
          <table:table-cell office:value-type="float" office:value="2.216364">
            <text:p>2.216364</text:p>
          </table:table-cell>
          <table:table-cell office:value-type="float" office:value="2.216561">
            <text:p>2.216561</text:p>
          </table:table-cell>
          <table:table-cell office:value-type="float" office:value="2.216504">
            <text:p>2.216504</text:p>
          </table:table-cell>
          <table:table-cell office:value-type="float" office:value="2.216374">
            <text:p>2.216374</text:p>
          </table:table-cell>
          <table:table-cell office:value-type="float" office:value="2.216514">
            <text:p>2.216514</text:p>
          </table:table-cell>
          <table:table-cell office:value-type="float" office:value="2.217041">
            <text:p>2.217041</text:p>
          </table:table-cell>
          <table:table-cell office:value-type="float" office:value="2.216348">
            <text:p>2.216348</text:p>
          </table:table-cell>
          <table:table-cell office:value-type="float" office:value="2.216471">
            <text:p>2.216471</text:p>
          </table:table-cell>
          <table:table-cell office:value-type="float" office:value="2.216806">
            <text:p>2.216806</text:p>
          </table:table-cell>
          <table:table-cell table:style-name="ce4" office:value-type="float" office:value="2.217148">
            <text:p>2.22</text:p>
          </table:table-cell>
          <table:table-cell office:value-type="float" office:value="2.217075">
            <text:p>2.217075</text:p>
          </table:table-cell>
          <table:table-cell office:value-type="float" office:value="2.216365">
            <text:p>2.216365</text:p>
          </table:table-cell>
          <table:table-cell office:value-type="float" office:value="2.216302">
            <text:p>2.216302</text:p>
          </table:table-cell>
          <table:table-cell office:value-type="float" office:value="2.218681">
            <text:p>2.218681</text:p>
          </table:table-cell>
          <table:table-cell office:value-type="float" office:value="2.216425">
            <text:p>2.216425</text:p>
          </table:table-cell>
          <table:table-cell office:value-type="float" office:value="2.216645">
            <text:p>2.216645</text:p>
          </table:table-cell>
          <table:table-cell office:value-type="float" office:value="2.216433">
            <text:p>2.216433</text:p>
          </table:table-cell>
          <table:table-cell office:value-type="float" office:value="2.216493">
            <text:p>2.216493</text:p>
          </table:table-cell>
          <table:table-cell office:value-type="float" office:value="2.216399">
            <text:p>2.216399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1.121717">
            <text:p>1.12</text:p>
          </table:table-cell>
          <table:table-cell office:value-type="float" office:value="0.001555">
            <text:p>0.001555</text:p>
          </table:table-cell>
          <table:table-cell office:value-type="float" office:value="1.121119">
            <text:p>1.121119</text:p>
          </table:table-cell>
          <table:table-cell office:value-type="float" office:value="1.120996">
            <text:p>1.120996</text:p>
          </table:table-cell>
          <table:table-cell office:value-type="float" office:value="1.121046">
            <text:p>1.121046</text:p>
          </table:table-cell>
          <table:table-cell office:value-type="float" office:value="1.121063">
            <text:p>1.121063</text:p>
          </table:table-cell>
          <table:table-cell office:value-type="float" office:value="1.121159">
            <text:p>1.121159</text:p>
          </table:table-cell>
          <table:table-cell office:value-type="float" office:value="1.127917">
            <text:p>1.127917</text:p>
          </table:table-cell>
          <table:table-cell office:value-type="float" office:value="1.121001">
            <text:p>1.121001</text:p>
          </table:table-cell>
          <table:table-cell office:value-type="float" office:value="1.121244">
            <text:p>1.121244</text:p>
          </table:table-cell>
          <table:table-cell office:value-type="float" office:value="1.121265">
            <text:p>1.121265</text:p>
          </table:table-cell>
          <table:table-cell office:value-type="float" office:value="1.121605">
            <text:p>1.121605</text:p>
          </table:table-cell>
          <table:table-cell table:style-name="ce4" office:value-type="float" office:value="1.12115">
            <text:p>1.12</text:p>
          </table:table-cell>
          <table:table-cell office:value-type="float" office:value="1.121289">
            <text:p>1.121289</text:p>
          </table:table-cell>
          <table:table-cell office:value-type="float" office:value="1.123261">
            <text:p>1.123261</text:p>
          </table:table-cell>
          <table:table-cell office:value-type="float" office:value="1.123101">
            <text:p>1.123101</text:p>
          </table:table-cell>
          <table:table-cell office:value-type="float" office:value="1.120964">
            <text:p>1.120964</text:p>
          </table:table-cell>
          <table:table-cell office:value-type="float" office:value="1.121009">
            <text:p>1.121009</text:p>
          </table:table-cell>
          <table:table-cell office:value-type="float" office:value="1.121045">
            <text:p>1.121045</text:p>
          </table:table-cell>
          <table:table-cell office:value-type="float" office:value="1.121679">
            <text:p>1.121679</text:p>
          </table:table-cell>
          <table:table-cell office:value-type="float" office:value="1.121008">
            <text:p>1.121008</text:p>
          </table:table-cell>
          <table:table-cell office:value-type="float" office:value="1.121428">
            <text:p>1.12142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577581">
            <text:p>0.58</text:p>
          </table:table-cell>
          <table:table-cell office:value-type="float" office:value="0.000204">
            <text:p>0.000204</text:p>
          </table:table-cell>
          <table:table-cell office:value-type="float" office:value="0.577455">
            <text:p>0.577455</text:p>
          </table:table-cell>
          <table:table-cell office:value-type="float" office:value="0.577528">
            <text:p>0.577528</text:p>
          </table:table-cell>
          <table:table-cell office:value-type="float" office:value="0.577417">
            <text:p>0.577417</text:p>
          </table:table-cell>
          <table:table-cell office:value-type="float" office:value="0.577568">
            <text:p>0.577568</text:p>
          </table:table-cell>
          <table:table-cell office:value-type="float" office:value="0.577542">
            <text:p>0.577542</text:p>
          </table:table-cell>
          <table:table-cell office:value-type="float" office:value="0.577516">
            <text:p>0.577516</text:p>
          </table:table-cell>
          <table:table-cell office:value-type="float" office:value="0.577546">
            <text:p>0.577546</text:p>
          </table:table-cell>
          <table:table-cell office:value-type="float" office:value="0.577583">
            <text:p>0.577583</text:p>
          </table:table-cell>
          <table:table-cell office:value-type="float" office:value="0.578163">
            <text:p>0.578163</text:p>
          </table:table-cell>
          <table:table-cell office:value-type="float" office:value="0.577406">
            <text:p>0.577406</text:p>
          </table:table-cell>
          <table:table-cell table:style-name="ce4" office:value-type="float" office:value="0.577608">
            <text:p>0.58</text:p>
          </table:table-cell>
          <table:table-cell office:value-type="float" office:value="0.577516">
            <text:p>0.577516</text:p>
          </table:table-cell>
          <table:table-cell office:value-type="float" office:value="0.577499">
            <text:p>0.577499</text:p>
          </table:table-cell>
          <table:table-cell office:value-type="float" office:value="0.578136">
            <text:p>0.578136</text:p>
          </table:table-cell>
          <table:table-cell office:value-type="float" office:value="0.577426">
            <text:p>0.577426</text:p>
          </table:table-cell>
          <table:table-cell office:value-type="float" office:value="0.577612">
            <text:p>0.577612</text:p>
          </table:table-cell>
          <table:table-cell office:value-type="float" office:value="0.577442">
            <text:p>0.577442</text:p>
          </table:table-cell>
          <table:table-cell office:value-type="float" office:value="0.577517">
            <text:p>0.577517</text:p>
          </table:table-cell>
          <table:table-cell office:value-type="float" office:value="0.577723">
            <text:p>0.577723</text:p>
          </table:table-cell>
          <table:table-cell office:value-type="float" office:value="0.577423">
            <text:p>0.57742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36808">
            <text:p>0.37</text:p>
          </table:table-cell>
          <table:table-cell office:value-type="float" office:value="0.001037">
            <text:p>0.001037</text:p>
          </table:table-cell>
          <table:table-cell office:value-type="float" office:value="0.367591">
            <text:p>0.367591</text:p>
          </table:table-cell>
          <table:table-cell office:value-type="float" office:value="0.367584">
            <text:p>0.367584</text:p>
          </table:table-cell>
          <table:table-cell office:value-type="float" office:value="0.36767">
            <text:p>0.36767</text:p>
          </table:table-cell>
          <table:table-cell office:value-type="float" office:value="0.367688">
            <text:p>0.367688</text:p>
          </table:table-cell>
          <table:table-cell office:value-type="float" office:value="0.367492">
            <text:p>0.367492</text:p>
          </table:table-cell>
          <table:table-cell office:value-type="float" office:value="0.367705">
            <text:p>0.367705</text:p>
          </table:table-cell>
          <table:table-cell office:value-type="float" office:value="0.367807">
            <text:p>0.367807</text:p>
          </table:table-cell>
          <table:table-cell office:value-type="float" office:value="0.371659">
            <text:p>0.371659</text:p>
          </table:table-cell>
          <table:table-cell office:value-type="float" office:value="0.36772">
            <text:p>0.36772</text:p>
          </table:table-cell>
          <table:table-cell office:value-type="float" office:value="0.367647">
            <text:p>0.367647</text:p>
          </table:table-cell>
          <table:table-cell table:style-name="ce4" office:value-type="float" office:value="0.367592">
            <text:p>0.37</text:p>
          </table:table-cell>
          <table:table-cell office:value-type="float" office:value="0.370447">
            <text:p>0.370447</text:p>
          </table:table-cell>
          <table:table-cell office:value-type="float" office:value="0.36861">
            <text:p>0.36861</text:p>
          </table:table-cell>
          <table:table-cell office:value-type="float" office:value="0.367711">
            <text:p>0.367711</text:p>
          </table:table-cell>
          <table:table-cell office:value-type="float" office:value="0.367735">
            <text:p>0.367735</text:p>
          </table:table-cell>
          <table:table-cell office:value-type="float" office:value="0.367726">
            <text:p>0.367726</text:p>
          </table:table-cell>
          <table:table-cell office:value-type="float" office:value="0.368197">
            <text:p>0.368197</text:p>
          </table:table-cell>
          <table:table-cell office:value-type="float" office:value="0.367621">
            <text:p>0.367621</text:p>
          </table:table-cell>
          <table:table-cell office:value-type="float" office:value="0.367689">
            <text:p>0.367689</text:p>
          </table:table-cell>
          <table:table-cell office:value-type="float" office:value="0.367704">
            <text:p>0.36770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275714">
            <text:p>0.28</text:p>
          </table:table-cell>
          <table:table-cell office:value-type="float" office:value="0.000711">
            <text:p>0.000711</text:p>
          </table:table-cell>
          <table:table-cell office:value-type="float" office:value="0.275534">
            <text:p>0.275534</text:p>
          </table:table-cell>
          <table:table-cell office:value-type="float" office:value="0.275448">
            <text:p>0.275448</text:p>
          </table:table-cell>
          <table:table-cell office:value-type="float" office:value="0.275377">
            <text:p>0.275377</text:p>
          </table:table-cell>
          <table:table-cell office:value-type="float" office:value="0.275497">
            <text:p>0.275497</text:p>
          </table:table-cell>
          <table:table-cell office:value-type="float" office:value="0.275431">
            <text:p>0.275431</text:p>
          </table:table-cell>
          <table:table-cell office:value-type="float" office:value="0.275473">
            <text:p>0.275473</text:p>
          </table:table-cell>
          <table:table-cell office:value-type="float" office:value="0.275442">
            <text:p>0.275442</text:p>
          </table:table-cell>
          <table:table-cell office:value-type="float" office:value="0.275503">
            <text:p>0.275503</text:p>
          </table:table-cell>
          <table:table-cell office:value-type="float" office:value="0.275358">
            <text:p>0.275358</text:p>
          </table:table-cell>
          <table:table-cell office:value-type="float" office:value="0.275466">
            <text:p>0.275466</text:p>
          </table:table-cell>
          <table:table-cell table:style-name="ce4" office:value-type="float" office:value="0.275434">
            <text:p>0.28</text:p>
          </table:table-cell>
          <table:table-cell office:value-type="float" office:value="0.275397">
            <text:p>0.275397</text:p>
          </table:table-cell>
          <table:table-cell office:value-type="float" office:value="0.275391">
            <text:p>0.275391</text:p>
          </table:table-cell>
          <table:table-cell office:value-type="float" office:value="0.275521">
            <text:p>0.275521</text:p>
          </table:table-cell>
          <table:table-cell office:value-type="float" office:value="0.278316">
            <text:p>0.278316</text:p>
          </table:table-cell>
          <table:table-cell office:value-type="float" office:value="0.276691">
            <text:p>0.276691</text:p>
          </table:table-cell>
          <table:table-cell office:value-type="float" office:value="0.276749">
            <text:p>0.276749</text:p>
          </table:table-cell>
          <table:table-cell office:value-type="float" office:value="0.275434">
            <text:p>0.275434</text:p>
          </table:table-cell>
          <table:table-cell office:value-type="float" office:value="0.27547">
            <text:p>0.27547</text:p>
          </table:table-cell>
          <table:table-cell office:value-type="float" office:value="0.275347">
            <text:p>0.275347</text:p>
          </table:table-cell>
        </table:table-row>
        <table:table-row table:style-name="ro5">
          <table:covered-table-cell/>
          <table:table-cell table:style-name="ce7" office:value-type="string">
            <text:p>cav</text:p>
          </table:table-cell>
          <table:table-cell table:style-name="ce4" office:value-type="float" office:value="0.589745">
            <text:p>0.59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4" office:value-type="float" office:value="1.70507">
            <text:p>1.71</text:p>
          </table:table-cell>
          <table:table-cell office:value-type="float" office:value="0.002547">
            <text:p>0.002547</text:p>
          </table:table-cell>
          <table:table-cell office:value-type="float" office:value="1.703477">
            <text:p>1.703477</text:p>
          </table:table-cell>
          <table:table-cell office:value-type="float" office:value="1.702135">
            <text:p>1.702135</text:p>
          </table:table-cell>
          <table:table-cell office:value-type="float" office:value="1.704548">
            <text:p>1.704548</text:p>
          </table:table-cell>
          <table:table-cell office:value-type="float" office:value="1.707808">
            <text:p>1.707808</text:p>
          </table:table-cell>
          <table:table-cell office:value-type="float" office:value="1.707802">
            <text:p>1.707802</text:p>
          </table:table-cell>
          <table:table-cell office:value-type="float" office:value="1.710188">
            <text:p>1.710188</text:p>
          </table:table-cell>
          <table:table-cell office:value-type="float" office:value="1.705788">
            <text:p>1.705788</text:p>
          </table:table-cell>
          <table:table-cell office:value-type="float" office:value="1.703213">
            <text:p>1.703213</text:p>
          </table:table-cell>
          <table:table-cell office:value-type="float" office:value="1.704614">
            <text:p>1.704614</text:p>
          </table:table-cell>
          <table:table-cell office:value-type="float" office:value="1.703084">
            <text:p>1.703084</text:p>
          </table:table-cell>
          <table:table-cell table:style-name="ce4" office:value-type="float" office:value="1.703387">
            <text:p>1.70</text:p>
          </table:table-cell>
          <table:table-cell office:value-type="float" office:value="1.70351">
            <text:p>1.70351</text:p>
          </table:table-cell>
          <table:table-cell office:value-type="float" office:value="1.703009">
            <text:p>1.703009</text:p>
          </table:table-cell>
          <table:table-cell office:value-type="float" office:value="1.707202">
            <text:p>1.707202</text:p>
          </table:table-cell>
          <table:table-cell office:value-type="float" office:value="1.707489">
            <text:p>1.707489</text:p>
          </table:table-cell>
          <table:table-cell office:value-type="float" office:value="1.704368">
            <text:p>1.704368</text:p>
          </table:table-cell>
          <table:table-cell office:value-type="float" office:value="1.704151">
            <text:p>1.704151</text:p>
          </table:table-cell>
          <table:table-cell office:value-type="float" office:value="1.702681">
            <text:p>1.702681</text:p>
          </table:table-cell>
          <table:table-cell office:value-type="float" office:value="1.710843">
            <text:p>1.710843</text:p>
          </table:table-cell>
          <table:table-cell office:value-type="float" office:value="1.702103">
            <text:p>1.70210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1.664187">
            <text:p>1.66</text:p>
          </table:table-cell>
          <table:table-cell office:value-type="float" office:value="0.004611">
            <text:p>0.004611</text:p>
          </table:table-cell>
          <table:table-cell office:value-type="float" office:value="1.662523">
            <text:p>1.662523</text:p>
          </table:table-cell>
          <table:table-cell office:value-type="float" office:value="1.681082">
            <text:p>1.681082</text:p>
          </table:table-cell>
          <table:table-cell office:value-type="float" office:value="1.668914">
            <text:p>1.668914</text:p>
          </table:table-cell>
          <table:table-cell office:value-type="float" office:value="1.666293">
            <text:p>1.666293</text:p>
          </table:table-cell>
          <table:table-cell office:value-type="float" office:value="1.662113">
            <text:p>1.662113</text:p>
          </table:table-cell>
          <table:table-cell office:value-type="float" office:value="1.661997">
            <text:p>1.661997</text:p>
          </table:table-cell>
          <table:table-cell office:value-type="float" office:value="1.666919">
            <text:p>1.666919</text:p>
          </table:table-cell>
          <table:table-cell office:value-type="float" office:value="1.660176">
            <text:p>1.660176</text:p>
          </table:table-cell>
          <table:table-cell office:value-type="float" office:value="1.662629">
            <text:p>1.662629</text:p>
          </table:table-cell>
          <table:table-cell office:value-type="float" office:value="1.66045">
            <text:p>1.66045</text:p>
          </table:table-cell>
          <table:table-cell table:style-name="ce4" office:value-type="float" office:value="1.664602">
            <text:p>1.66</text:p>
          </table:table-cell>
          <table:table-cell office:value-type="float" office:value="1.664511">
            <text:p>1.664511</text:p>
          </table:table-cell>
          <table:table-cell office:value-type="float" office:value="1.66073">
            <text:p>1.66073</text:p>
          </table:table-cell>
          <table:table-cell office:value-type="float" office:value="1.667653">
            <text:p>1.667653</text:p>
          </table:table-cell>
          <table:table-cell office:value-type="float" office:value="1.662163">
            <text:p>1.662163</text:p>
          </table:table-cell>
          <table:table-cell office:value-type="float" office:value="1.665274">
            <text:p>1.665274</text:p>
          </table:table-cell>
          <table:table-cell office:value-type="float" office:value="1.661067">
            <text:p>1.661067</text:p>
          </table:table-cell>
          <table:table-cell office:value-type="float" office:value="1.661466">
            <text:p>1.661466</text:p>
          </table:table-cell>
          <table:table-cell office:value-type="float" office:value="1.662315">
            <text:p>1.662315</text:p>
          </table:table-cell>
          <table:table-cell office:value-type="float" office:value="1.66086">
            <text:p>1.6608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880751">
            <text:p>0.88</text:p>
          </table:table-cell>
          <table:table-cell office:value-type="float" office:value="0.003875">
            <text:p>0.003875</text:p>
          </table:table-cell>
          <table:table-cell office:value-type="float" office:value="0.879739">
            <text:p>0.879739</text:p>
          </table:table-cell>
          <table:table-cell office:value-type="float" office:value="0.878827">
            <text:p>0.878827</text:p>
          </table:table-cell>
          <table:table-cell office:value-type="float" office:value="0.878228">
            <text:p>0.878228</text:p>
          </table:table-cell>
          <table:table-cell office:value-type="float" office:value="0.884168">
            <text:p>0.884168</text:p>
          </table:table-cell>
          <table:table-cell office:value-type="float" office:value="0.878694">
            <text:p>0.878694</text:p>
          </table:table-cell>
          <table:table-cell office:value-type="float" office:value="0.878481">
            <text:p>0.878481</text:p>
          </table:table-cell>
          <table:table-cell office:value-type="float" office:value="0.879952">
            <text:p>0.879952</text:p>
          </table:table-cell>
          <table:table-cell office:value-type="float" office:value="0.877959">
            <text:p>0.877959</text:p>
          </table:table-cell>
          <table:table-cell office:value-type="float" office:value="0.877052">
            <text:p>0.877052</text:p>
          </table:table-cell>
          <table:table-cell office:value-type="float" office:value="0.880352">
            <text:p>0.880352</text:p>
          </table:table-cell>
          <table:table-cell table:style-name="ce4" office:value-type="float" office:value="0.88079">
            <text:p>0.88</text:p>
          </table:table-cell>
          <table:table-cell office:value-type="float" office:value="0.887009">
            <text:p>0.887009</text:p>
          </table:table-cell>
          <table:table-cell office:value-type="float" office:value="0.879464">
            <text:p>0.879464</text:p>
          </table:table-cell>
          <table:table-cell office:value-type="float" office:value="0.881242">
            <text:p>0.881242</text:p>
          </table:table-cell>
          <table:table-cell office:value-type="float" office:value="0.879766">
            <text:p>0.879766</text:p>
          </table:table-cell>
          <table:table-cell office:value-type="float" office:value="0.878345">
            <text:p>0.878345</text:p>
          </table:table-cell>
          <table:table-cell office:value-type="float" office:value="0.884407">
            <text:p>0.884407</text:p>
          </table:table-cell>
          <table:table-cell office:value-type="float" office:value="0.893826">
            <text:p>0.893826</text:p>
          </table:table-cell>
          <table:table-cell office:value-type="float" office:value="0.877286">
            <text:p>0.877286</text:p>
          </table:table-cell>
          <table:table-cell office:value-type="float" office:value="0.879432">
            <text:p>0.87943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46999">
            <text:p>0.47</text:p>
          </table:table-cell>
          <table:table-cell office:value-type="float" office:value="0.001457">
            <text:p>0.001457</text:p>
          </table:table-cell>
          <table:table-cell office:value-type="float" office:value="0.468394">
            <text:p>0.468394</text:p>
          </table:table-cell>
          <table:table-cell office:value-type="float" office:value="0.470179">
            <text:p>0.470179</text:p>
          </table:table-cell>
          <table:table-cell office:value-type="float" office:value="0.46877">
            <text:p>0.46877</text:p>
          </table:table-cell>
          <table:table-cell office:value-type="float" office:value="0.469348">
            <text:p>0.469348</text:p>
          </table:table-cell>
          <table:table-cell office:value-type="float" office:value="0.472479">
            <text:p>0.472479</text:p>
          </table:table-cell>
          <table:table-cell office:value-type="float" office:value="0.468945">
            <text:p>0.468945</text:p>
          </table:table-cell>
          <table:table-cell office:value-type="float" office:value="0.469277">
            <text:p>0.469277</text:p>
          </table:table-cell>
          <table:table-cell office:value-type="float" office:value="0.469303">
            <text:p>0.469303</text:p>
          </table:table-cell>
          <table:table-cell office:value-type="float" office:value="0.469433">
            <text:p>0.469433</text:p>
          </table:table-cell>
          <table:table-cell office:value-type="float" office:value="0.472141">
            <text:p>0.472141</text:p>
          </table:table-cell>
          <table:table-cell table:style-name="ce4" office:value-type="float" office:value="0.472242">
            <text:p>0.47</text:p>
          </table:table-cell>
          <table:table-cell office:value-type="float" office:value="0.468723">
            <text:p>0.468723</text:p>
          </table:table-cell>
          <table:table-cell office:value-type="float" office:value="0.471577">
            <text:p>0.471577</text:p>
          </table:table-cell>
          <table:table-cell office:value-type="float" office:value="0.469021">
            <text:p>0.469021</text:p>
          </table:table-cell>
          <table:table-cell office:value-type="float" office:value="0.469231">
            <text:p>0.469231</text:p>
          </table:table-cell>
          <table:table-cell office:value-type="float" office:value="0.468521">
            <text:p>0.468521</text:p>
          </table:table-cell>
          <table:table-cell office:value-type="float" office:value="0.473257">
            <text:p>0.473257</text:p>
          </table:table-cell>
          <table:table-cell office:value-type="float" office:value="0.46968">
            <text:p>0.46968</text:p>
          </table:table-cell>
          <table:table-cell office:value-type="float" office:value="0.468975">
            <text:p>0.468975</text:p>
          </table:table-cell>
          <table:table-cell office:value-type="float" office:value="0.470305">
            <text:p>0.470305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195835">
            <text:p>0.20</text:p>
          </table:table-cell>
          <table:table-cell office:value-type="float" office:value="0.000831">
            <text:p>0.000831</text:p>
          </table:table-cell>
          <table:table-cell office:value-type="float" office:value="0.196744">
            <text:p>0.196744</text:p>
          </table:table-cell>
          <table:table-cell office:value-type="float" office:value="0.194415">
            <text:p>0.194415</text:p>
          </table:table-cell>
          <table:table-cell office:value-type="float" office:value="0.194801">
            <text:p>0.194801</text:p>
          </table:table-cell>
          <table:table-cell office:value-type="float" office:value="0.194777">
            <text:p>0.194777</text:p>
          </table:table-cell>
          <table:table-cell office:value-type="float" office:value="0.195837">
            <text:p>0.195837</text:p>
          </table:table-cell>
          <table:table-cell office:value-type="float" office:value="0.196958">
            <text:p>0.196958</text:p>
          </table:table-cell>
          <table:table-cell office:value-type="float" office:value="0.195358">
            <text:p>0.195358</text:p>
          </table:table-cell>
          <table:table-cell office:value-type="float" office:value="0.195744">
            <text:p>0.195744</text:p>
          </table:table-cell>
          <table:table-cell office:value-type="float" office:value="0.19551">
            <text:p>0.19551</text:p>
          </table:table-cell>
          <table:table-cell office:value-type="float" office:value="0.19519">
            <text:p>0.19519</text:p>
          </table:table-cell>
          <table:table-cell table:style-name="ce4" office:value-type="float" office:value="0.194888">
            <text:p>0.19</text:p>
          </table:table-cell>
          <table:table-cell office:value-type="float" office:value="0.196398">
            <text:p>0.196398</text:p>
          </table:table-cell>
          <table:table-cell office:value-type="float" office:value="0.194864">
            <text:p>0.194864</text:p>
          </table:table-cell>
          <table:table-cell office:value-type="float" office:value="0.196914">
            <text:p>0.196914</text:p>
          </table:table-cell>
          <table:table-cell office:value-type="float" office:value="0.196302">
            <text:p>0.196302</text:p>
          </table:table-cell>
          <table:table-cell office:value-type="float" office:value="0.195499">
            <text:p>0.195499</text:p>
          </table:table-cell>
          <table:table-cell office:value-type="float" office:value="0.196385">
            <text:p>0.196385</text:p>
          </table:table-cell>
          <table:table-cell office:value-type="float" office:value="0.196616">
            <text:p>0.196616</text:p>
          </table:table-cell>
          <table:table-cell office:value-type="float" office:value="0.197268">
            <text:p>0.197268</text:p>
          </table:table-cell>
          <table:table-cell office:value-type="float" office:value="0.196223">
            <text:p>0.196223</text:p>
          </table:table-cell>
        </table:table-row>
        <table:table-row table:style-name="ro5">
          <table:covered-table-cell/>
          <table:table-cell table:style-name="ce7" office:value-type="string">
            <text:p>cav</text:p>
          </table:table-cell>
          <table:table-cell table:style-name="ce4" office:value-type="float" office:value="0.353128">
            <text:p>0.35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/>
          <table:table-cell table:style-name="ce6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4" table:formula="of:=([.C2]/[.C3])" office:value-type="float" office:value="0.614919784153306">
            <text:p>0.61</text:p>
          </table:table-cell>
          <table:table-cell table:style-name="ce4" table:formula="of:=([.C9]/[.C10])" office:value-type="float" office:value="0.725265150492904">
            <text:p>0.73</text:p>
          </table:table-cell>
          <table:table-cell table:style-name="ce4" table:formula="of:=([.C16]/[.C17])" office:value-type="float" office:value="1.49018352539479">
            <text:p>1.49</text:p>
          </table:table-cell>
          <table:table-cell table:style-name="ce4" table:formula="of:=([.C23]/[.C24])" office:value-type="float" office:value="1.97613925794117">
            <text:p>1.98</text:p>
          </table:table-cell>
          <table:table-cell table:style-name="ce4" table:formula="of:=([.C30]/[.C31])" office:value-type="float" office:value="1.02456634981526">
            <text:p>1.02</text:p>
          </table:table-cell>
          <table:table-cell/>
          <table:table-cell office:value-type="string">
            <text:p>vec2</text:p>
          </table:table-cell>
          <table:table-cell office:value-type="float" office:value="0.61">
            <text:p>0.61</text:p>
          </table:table-cell>
          <table:table-cell office:value-type="float" office:value="0.73">
            <text:p>0.73</text:p>
          </table:table-cell>
          <table:table-cell office:value-type="float" office:value="1.49">
            <text:p>1.49</text:p>
          </table:table-cell>
          <table:table-cell office:value-type="float" office:value="1.98">
            <text:p>1.98</text:p>
          </table:table-cell>
          <table:table-cell office:value-type="float" office:value="1.02">
            <text:p>1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4" table:formula="of:=([.C2]/[.C4])" office:value-type="float" office:value="0.377620720557114">
            <text:p>0.38</text:p>
          </table:table-cell>
          <table:table-cell table:style-name="ce4" table:formula="of:=([.C9]/[.C11])" office:value-type="float" office:value="0.39559737053502">
            <text:p>0.40</text:p>
          </table:table-cell>
          <table:table-cell table:style-name="ce4" table:formula="of:=([.C16]/[.C18])" office:value-type="float" office:value="2.23537069443852">
            <text:p>2.24</text:p>
          </table:table-cell>
          <table:table-cell table:style-name="ce4" table:formula="of:=([.C23]/[.C25])" office:value-type="float" office:value="3.83784958300221">
            <text:p>3.84</text:p>
          </table:table-cell>
          <table:table-cell table:style-name="ce4" table:formula="of:=([.C30]/[.C32])" office:value-type="float" office:value="1.93592740740573">
            <text:p>1.94</text:p>
          </table:table-cell>
          <table:table-cell/>
          <table:table-cell office:value-type="string">
            <text:p>vec4</text:p>
          </table:table-cell>
          <table:table-cell office:value-type="float" office:value="0.38">
            <text:p>0.38</text:p>
          </table:table-cell>
          <table:table-cell office:value-type="float" office:value="0.4">
            <text:p>0.4</text:p>
          </table:table-cell>
          <table:table-cell office:value-type="float" office:value="2.24">
            <text:p>2.24</text:p>
          </table:table-cell>
          <table:table-cell office:value-type="float" office:value="3.84">
            <text:p>3.84</text:p>
          </table:table-cell>
          <table:table-cell office:value-type="float" office:value="1.94">
            <text:p>1.9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4" table:formula="of:=([.C2]/[.C5])" office:value-type="float" office:value="0.206934983159282">
            <text:p>0.21</text:p>
          </table:table-cell>
          <table:table-cell table:style-name="ce4" table:formula="of:=([.C9]/[.C12])" office:value-type="float" office:value="0.147796990478675">
            <text:p>0.15</text:p>
          </table:table-cell>
          <table:table-cell table:style-name="ce4" table:formula="of:=([.C16]/[.C19])" office:value-type="float" office:value="1.1351518304181">
            <text:p>1.14</text:p>
          </table:table-cell>
          <table:table-cell table:style-name="ce4" table:formula="of:=([.C23]/[.C26])" office:value-type="float" office:value="6.02224788089546">
            <text:p>6.02</text:p>
          </table:table-cell>
          <table:table-cell table:style-name="ce4" table:formula="of:=([.C30]/[.C33])" office:value-type="float" office:value="3.62788569969574">
            <text:p>3.63</text:p>
          </table:table-cell>
          <table:table-cell/>
          <table:table-cell office:value-type="string">
            <text:p>vec8</text:p>
          </table:table-cell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1.14">
            <text:p>1.14</text:p>
          </table:table-cell>
          <table:table-cell office:value-type="float" office:value="6.02">
            <text:p>6.02</text:p>
          </table:table-cell>
          <table:table-cell office:value-type="float" office:value="3.63">
            <text:p>3.6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4" table:formula="of:=([.C2]/[.C6])" office:value-type="float" office:value="0.10904264147118">
            <text:p>0.11</text:p>
          </table:table-cell>
          <table:table-cell table:style-name="ce4" table:formula="of:=([.C9]/[.C13])" office:value-type="float" office:value="0.0579771783433111">
            <text:p>0.06</text:p>
          </table:table-cell>
          <table:table-cell table:style-name="ce4" table:formula="of:=([.C16]/[.C20])" office:value-type="float" office:value="0.518935227846972">
            <text:p>0.52</text:p>
          </table:table-cell>
          <table:table-cell table:style-name="ce4" table:formula="of:=([.C23]/[.C27])" office:value-type="float" office:value="8.03974045568959">
            <text:p>8.04</text:p>
          </table:table-cell>
          <table:table-cell table:style-name="ce4" table:formula="of:=([.C30]/[.C34])" office:value-type="float" office:value="8.70666632624403">
            <text:p>8.71</text:p>
          </table:table-cell>
          <table:table-cell/>
          <table:table-cell office:value-type="string">
            <text:p>vec16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52">
            <text:p>0.52</text:p>
          </table:table-cell>
          <table:table-cell office:value-type="float" office:value="8.04">
            <text:p>8.04</text:p>
          </table:table-cell>
          <table:table-cell office:value-type="float" office:value="8.71">
            <text:p>8.71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cav</text:p>
          </table:table-cell>
          <table:table-cell table:style-name="ce4" table:formula="of:=([.C2]/[.C7])" office:value-type="float" office:value="0.000001337033">
            <text:p>0.00</text:p>
          </table:table-cell>
          <table:table-cell table:style-name="ce4" table:formula="of:=([.C9]/[.C14])" office:value-type="float" office:value="0.00000018812">
            <text:p>0.00</text:p>
          </table:table-cell>
          <table:table-cell table:style-name="ce4" table:formula="of:=([.C26]/[.C21])" office:value-type="float" office:value="0.00000036808">
            <text:p>0.00</text:p>
          </table:table-cell>
          <table:table-cell table:style-name="ce4" table:formula="of:=([.C23]/[.C28])" office:value-type="float" office:value="3.75869062052243">
            <text:p>3.76</text:p>
          </table:table-cell>
          <table:table-cell table:style-name="ce4" table:formula="of:=([.C30]/[.C35])" office:value-type="float" office:value="4.82847579347999">
            <text:p>4.83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3.76">
            <text:p>3.76</text:p>
          </table:table-cell>
          <table:table-cell office:value-type="float" office:value="4.83">
            <text:p>4.83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4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61">
            <text:p>0.61</text:p>
          </table:table-cell>
          <table:table-cell office:value-type="float" office:value="0.38">
            <text:p>0.38</text:p>
          </table:table-cell>
          <table:table-cell office:value-type="float" office:value="0.21">
            <text:p>0.2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73">
            <text:p>0.73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49">
            <text:p>1.49</text:p>
          </table:table-cell>
          <table:table-cell office:value-type="float" office:value="2.24">
            <text:p>2.24</text:p>
          </table:table-cell>
          <table:table-cell office:value-type="float" office:value="1.14">
            <text:p>1.14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1.98">
            <text:p>1.98</text:p>
          </table:table-cell>
          <table:table-cell office:value-type="float" office:value="3.84">
            <text:p>3.84</text:p>
          </table:table-cell>
          <table:table-cell office:value-type="float" office:value="6.02">
            <text:p>6.02</text:p>
          </table:table-cell>
          <table:table-cell office:value-type="float" office:value="8.04">
            <text:p>8.04</text:p>
          </table:table-cell>
          <table:table-cell office:value-type="float" office:value="3.76">
            <text:p>3.7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02">
            <text:p>1.02</text:p>
          </table:table-cell>
          <table:table-cell office:value-type="float" office:value="1.94">
            <text:p>1.94</text:p>
          </table:table-cell>
          <table:table-cell office:value-type="float" office:value="3.63">
            <text:p>3.63</text:p>
          </table:table-cell>
          <table:table-cell office:value-type="float" office:value="8.71">
            <text:p>8.71</text:p>
          </table:table-cell>
          <table:table-cell office:value-type="float" office:value="4.83">
            <text:p>4.83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ic_v2.9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table:number-columns-spanned="13" table:number-rows-spanned="1">
            <text:p>IC</text:p>
          </table:table-cell>
          <table:covered-table-cell table:style-name="ce1"/>
          <table:covered-table-cell table:number-columns-repeated="11"/>
          <table:table-cell table:number-columns-repeated="10"/>
        </table:table-row>
        <table:table-row table:style-name="ro1">
          <table:table-cell table:style-name="ce5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4" office:value-type="float" office:value="1.337033">
            <text:p>1.34</text:p>
          </table:table-cell>
          <table:table-cell office:value-type="float" office:value="0.006522">
            <text:p>0.006522</text:p>
          </table:table-cell>
          <table:table-cell office:value-type="float" office:value="1.328781">
            <text:p>1.328781</text:p>
          </table:table-cell>
          <table:table-cell office:value-type="float" office:value="1.344412">
            <text:p>1.344412</text:p>
          </table:table-cell>
          <table:table-cell office:value-type="float" office:value="1.344359">
            <text:p>1.344359</text:p>
          </table:table-cell>
          <table:table-cell office:value-type="float" office:value="1.330281">
            <text:p>1.330281</text:p>
          </table:table-cell>
          <table:table-cell office:value-type="float" office:value="1.328549">
            <text:p>1.328549</text:p>
          </table:table-cell>
          <table:table-cell office:value-type="float" office:value="1.330328">
            <text:p>1.330328</text:p>
          </table:table-cell>
          <table:table-cell office:value-type="float" office:value="1.330765">
            <text:p>1.330765</text:p>
          </table:table-cell>
          <table:table-cell office:value-type="float" office:value="1.345813">
            <text:p>1.345813</text:p>
          </table:table-cell>
          <table:table-cell office:value-type="float" office:value="1.328583">
            <text:p>1.328583</text:p>
          </table:table-cell>
          <table:table-cell office:value-type="float" office:value="1.328657">
            <text:p>1.328657</text:p>
          </table:table-cell>
          <table:table-cell office:value-type="float" office:value="1.336619">
            <text:p>1.336619</text:p>
          </table:table-cell>
          <table:table-cell office:value-type="float" office:value="1.332117">
            <text:p>1.332117</text:p>
          </table:table-cell>
          <table:table-cell office:value-type="float" office:value="1.346869">
            <text:p>1.346869</text:p>
          </table:table-cell>
          <table:table-cell office:value-type="float" office:value="1.338211">
            <text:p>1.338211</text:p>
          </table:table-cell>
          <table:table-cell office:value-type="float" office:value="1.342812">
            <text:p>1.342812</text:p>
          </table:table-cell>
          <table:table-cell office:value-type="float" office:value="1.339744">
            <text:p>1.339744</text:p>
          </table:table-cell>
          <table:table-cell office:value-type="float" office:value="1.336528">
            <text:p>1.336528</text:p>
          </table:table-cell>
          <table:table-cell office:value-type="float" office:value="1.343942">
            <text:p>1.343942</text:p>
          </table:table-cell>
          <table:table-cell office:value-type="float" office:value="1.342089">
            <text:p>1.342089</text:p>
          </table:table-cell>
          <table:table-cell office:value-type="float" office:value="1.341193">
            <text:p>1.34119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2.174321">
            <text:p>2.17</text:p>
          </table:table-cell>
          <table:table-cell office:value-type="float" office:value="0.002793">
            <text:p>0.002793</text:p>
          </table:table-cell>
          <table:table-cell office:value-type="float" office:value="2.172597">
            <text:p>2.172597</text:p>
          </table:table-cell>
          <table:table-cell office:value-type="float" office:value="2.17557">
            <text:p>2.17557</text:p>
          </table:table-cell>
          <table:table-cell office:value-type="float" office:value="2.168638">
            <text:p>2.168638</text:p>
          </table:table-cell>
          <table:table-cell office:value-type="float" office:value="2.169943">
            <text:p>2.169943</text:p>
          </table:table-cell>
          <table:table-cell office:value-type="float" office:value="2.176089">
            <text:p>2.176089</text:p>
          </table:table-cell>
          <table:table-cell office:value-type="float" office:value="2.174485">
            <text:p>2.174485</text:p>
          </table:table-cell>
          <table:table-cell office:value-type="float" office:value="2.176407">
            <text:p>2.176407</text:p>
          </table:table-cell>
          <table:table-cell office:value-type="float" office:value="2.172421">
            <text:p>2.172421</text:p>
          </table:table-cell>
          <table:table-cell office:value-type="float" office:value="2.170885">
            <text:p>2.170885</text:p>
          </table:table-cell>
          <table:table-cell office:value-type="float" office:value="2.177137">
            <text:p>2.177137</text:p>
          </table:table-cell>
          <table:table-cell table:style-name="ce4" office:value-type="float" office:value="2.171057">
            <text:p>2.17</text:p>
          </table:table-cell>
          <table:table-cell office:value-type="float" office:value="2.176775">
            <text:p>2.176775</text:p>
          </table:table-cell>
          <table:table-cell office:value-type="float" office:value="2.176127">
            <text:p>2.176127</text:p>
          </table:table-cell>
          <table:table-cell office:value-type="float" office:value="2.175035">
            <text:p>2.175035</text:p>
          </table:table-cell>
          <table:table-cell office:value-type="float" office:value="2.175368">
            <text:p>2.175368</text:p>
          </table:table-cell>
          <table:table-cell office:value-type="float" office:value="2.173088">
            <text:p>2.173088</text:p>
          </table:table-cell>
          <table:table-cell office:value-type="float" office:value="2.172858">
            <text:p>2.172858</text:p>
          </table:table-cell>
          <table:table-cell office:value-type="float" office:value="2.176637">
            <text:p>2.176637</text:p>
          </table:table-cell>
          <table:table-cell office:value-type="float" office:value="2.174789">
            <text:p>2.174789</text:p>
          </table:table-cell>
          <table:table-cell office:value-type="float" office:value="2.180521">
            <text:p>2.18052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3.540677">
            <text:p>3.54</text:p>
          </table:table-cell>
          <table:table-cell office:value-type="float" office:value="0.000883">
            <text:p>0.000883</text:p>
          </table:table-cell>
          <table:table-cell office:value-type="float" office:value="3.539014">
            <text:p>3.539014</text:p>
          </table:table-cell>
          <table:table-cell office:value-type="float" office:value="3.54015">
            <text:p>3.54015</text:p>
          </table:table-cell>
          <table:table-cell office:value-type="float" office:value="3.540726">
            <text:p>3.540726</text:p>
          </table:table-cell>
          <table:table-cell office:value-type="float" office:value="3.539587">
            <text:p>3.539587</text:p>
          </table:table-cell>
          <table:table-cell office:value-type="float" office:value="3.539334">
            <text:p>3.539334</text:p>
          </table:table-cell>
          <table:table-cell office:value-type="float" office:value="3.541054">
            <text:p>3.541054</text:p>
          </table:table-cell>
          <table:table-cell office:value-type="float" office:value="3.541575">
            <text:p>3.541575</text:p>
          </table:table-cell>
          <table:table-cell office:value-type="float" office:value="3.540643">
            <text:p>3.540643</text:p>
          </table:table-cell>
          <table:table-cell office:value-type="float" office:value="3.540207">
            <text:p>3.540207</text:p>
          </table:table-cell>
          <table:table-cell office:value-type="float" office:value="3.540951">
            <text:p>3.540951</text:p>
          </table:table-cell>
          <table:table-cell table:style-name="ce4" office:value-type="float" office:value="3.542165">
            <text:p>3.54</text:p>
          </table:table-cell>
          <table:table-cell office:value-type="float" office:value="3.541099">
            <text:p>3.541099</text:p>
          </table:table-cell>
          <table:table-cell office:value-type="float" office:value="3.540883">
            <text:p>3.540883</text:p>
          </table:table-cell>
          <table:table-cell office:value-type="float" office:value="3.541387">
            <text:p>3.541387</text:p>
          </table:table-cell>
          <table:table-cell office:value-type="float" office:value="3.542397">
            <text:p>3.542397</text:p>
          </table:table-cell>
          <table:table-cell office:value-type="float" office:value="3.54125">
            <text:p>3.54125</text:p>
          </table:table-cell>
          <table:table-cell office:value-type="float" office:value="3.540189">
            <text:p>3.540189</text:p>
          </table:table-cell>
          <table:table-cell office:value-type="float" office:value="3.539373">
            <text:p>3.539373</text:p>
          </table:table-cell>
          <table:table-cell office:value-type="float" office:value="3.540518">
            <text:p>3.540518</text:p>
          </table:table-cell>
          <table:table-cell office:value-type="float" office:value="3.541032">
            <text:p>3.54103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6.461126">
            <text:p>6.46</text:p>
          </table:table-cell>
          <table:table-cell office:value-type="float" office:value="0.008258">
            <text:p>0.008258</text:p>
          </table:table-cell>
          <table:table-cell office:value-type="float" office:value="6.457944">
            <text:p>6.457944</text:p>
          </table:table-cell>
          <table:table-cell office:value-type="float" office:value="6.456977">
            <text:p>6.456977</text:p>
          </table:table-cell>
          <table:table-cell office:value-type="float" office:value="6.458103">
            <text:p>6.458103</text:p>
          </table:table-cell>
          <table:table-cell office:value-type="float" office:value="6.459303">
            <text:p>6.459303</text:p>
          </table:table-cell>
          <table:table-cell office:value-type="float" office:value="6.457185">
            <text:p>6.457185</text:p>
          </table:table-cell>
          <table:table-cell office:value-type="float" office:value="6.483883">
            <text:p>6.483883</text:p>
          </table:table-cell>
          <table:table-cell office:value-type="float" office:value="6.460012">
            <text:p>6.460012</text:p>
          </table:table-cell>
          <table:table-cell office:value-type="float" office:value="6.45926">
            <text:p>6.45926</text:p>
          </table:table-cell>
          <table:table-cell office:value-type="float" office:value="6.457652">
            <text:p>6.457652</text:p>
          </table:table-cell>
          <table:table-cell office:value-type="float" office:value="6.457878">
            <text:p>6.457878</text:p>
          </table:table-cell>
          <table:table-cell table:style-name="ce4" office:value-type="float" office:value="6.457483">
            <text:p>6.46</text:p>
          </table:table-cell>
          <table:table-cell office:value-type="float" office:value="6.457847">
            <text:p>6.457847</text:p>
          </table:table-cell>
          <table:table-cell office:value-type="float" office:value="6.455609">
            <text:p>6.455609</text:p>
          </table:table-cell>
          <table:table-cell office:value-type="float" office:value="6.460867">
            <text:p>6.460867</text:p>
          </table:table-cell>
          <table:table-cell office:value-type="float" office:value="6.458647">
            <text:p>6.458647</text:p>
          </table:table-cell>
          <table:table-cell office:value-type="float" office:value="6.464568">
            <text:p>6.464568</text:p>
          </table:table-cell>
          <table:table-cell office:value-type="float" office:value="6.461138">
            <text:p>6.461138</text:p>
          </table:table-cell>
          <table:table-cell office:value-type="float" office:value="6.456665">
            <text:p>6.456665</text:p>
          </table:table-cell>
          <table:table-cell office:value-type="float" office:value="6.486333">
            <text:p>6.486333</text:p>
          </table:table-cell>
          <table:table-cell office:value-type="float" office:value="6.455161">
            <text:p>6.45516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12.261561">
            <text:p>12.26</text:p>
          </table:table-cell>
          <table:table-cell office:value-type="float" office:value="0.00423">
            <text:p>0.00423</text:p>
          </table:table-cell>
          <table:table-cell office:value-type="float" office:value="12.256276">
            <text:p>12.256276</text:p>
          </table:table-cell>
          <table:table-cell office:value-type="float" office:value="12.256571">
            <text:p>12.256571</text:p>
          </table:table-cell>
          <table:table-cell office:value-type="float" office:value="12.25764">
            <text:p>12.25764</text:p>
          </table:table-cell>
          <table:table-cell office:value-type="float" office:value="12.259941">
            <text:p>12.259941</text:p>
          </table:table-cell>
          <table:table-cell office:value-type="float" office:value="12.257195">
            <text:p>12.257195</text:p>
          </table:table-cell>
          <table:table-cell office:value-type="float" office:value="12.265826">
            <text:p>12.265826</text:p>
          </table:table-cell>
          <table:table-cell office:value-type="float" office:value="12.258855">
            <text:p>12.258855</text:p>
          </table:table-cell>
          <table:table-cell office:value-type="float" office:value="12.263473">
            <text:p>12.263473</text:p>
          </table:table-cell>
          <table:table-cell office:value-type="float" office:value="12.262133">
            <text:p>12.262133</text:p>
          </table:table-cell>
          <table:table-cell office:value-type="float" office:value="12.261154">
            <text:p>12.261154</text:p>
          </table:table-cell>
          <table:table-cell table:style-name="ce4" office:value-type="float" office:value="12.25915">
            <text:p>12.26</text:p>
          </table:table-cell>
          <table:table-cell office:value-type="float" office:value="12.269861">
            <text:p>12.269861</text:p>
          </table:table-cell>
          <table:table-cell office:value-type="float" office:value="12.260744">
            <text:p>12.260744</text:p>
          </table:table-cell>
          <table:table-cell office:value-type="float" office:value="12.263457">
            <text:p>12.263457</text:p>
          </table:table-cell>
          <table:table-cell office:value-type="float" office:value="12.26607">
            <text:p>12.26607</text:p>
          </table:table-cell>
          <table:table-cell office:value-type="float" office:value="12.255888">
            <text:p>12.255888</text:p>
          </table:table-cell>
          <table:table-cell office:value-type="float" office:value="12.271341">
            <text:p>12.271341</text:p>
          </table:table-cell>
          <table:table-cell office:value-type="float" office:value="12.262372">
            <text:p>12.262372</text:p>
          </table:table-cell>
          <table:table-cell office:value-type="float" office:value="12.259342">
            <text:p>12.259342</text:p>
          </table:table-cell>
          <table:table-cell office:value-type="float" office:value="12.263927">
            <text:p>12.263927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4" office:value-type="float" office:value="0.18812">
            <text:p>0.19</text:p>
          </table:table-cell>
          <table:table-cell office:value-type="float" office:value="0.000044">
            <text:p>0.000044</text:p>
          </table:table-cell>
          <table:table-cell office:value-type="float" office:value="0.188062">
            <text:p>0.188062</text:p>
          </table:table-cell>
          <table:table-cell office:value-type="float" office:value="0.188013">
            <text:p>0.188013</text:p>
          </table:table-cell>
          <table:table-cell office:value-type="float" office:value="0.18815">
            <text:p>0.18815</text:p>
          </table:table-cell>
          <table:table-cell office:value-type="float" office:value="0.188161">
            <text:p>0.188161</text:p>
          </table:table-cell>
          <table:table-cell office:value-type="float" office:value="0.188085">
            <text:p>0.188085</text:p>
          </table:table-cell>
          <table:table-cell office:value-type="float" office:value="0.188118">
            <text:p>0.188118</text:p>
          </table:table-cell>
          <table:table-cell office:value-type="float" office:value="0.188131">
            <text:p>0.188131</text:p>
          </table:table-cell>
          <table:table-cell office:value-type="float" office:value="0.188093">
            <text:p>0.188093</text:p>
          </table:table-cell>
          <table:table-cell office:value-type="float" office:value="0.188177">
            <text:p>0.188177</text:p>
          </table:table-cell>
          <table:table-cell office:value-type="float" office:value="0.188129">
            <text:p>0.188129</text:p>
          </table:table-cell>
          <table:table-cell table:style-name="ce4" office:value-type="float" office:value="0.188159">
            <text:p>0.19</text:p>
          </table:table-cell>
          <table:table-cell office:value-type="float" office:value="0.188123">
            <text:p>0.188123</text:p>
          </table:table-cell>
          <table:table-cell office:value-type="float" office:value="0.188146">
            <text:p>0.188146</text:p>
          </table:table-cell>
          <table:table-cell office:value-type="float" office:value="0.188129">
            <text:p>0.188129</text:p>
          </table:table-cell>
          <table:table-cell office:value-type="float" office:value="0.188087">
            <text:p>0.188087</text:p>
          </table:table-cell>
          <table:table-cell office:value-type="float" office:value="0.188044">
            <text:p>0.188044</text:p>
          </table:table-cell>
          <table:table-cell office:value-type="float" office:value="0.188162">
            <text:p>0.188162</text:p>
          </table:table-cell>
          <table:table-cell office:value-type="float" office:value="0.188186">
            <text:p>0.188186</text:p>
          </table:table-cell>
          <table:table-cell office:value-type="float" office:value="0.188113">
            <text:p>0.188113</text:p>
          </table:table-cell>
          <table:table-cell office:value-type="float" office:value="0.188135">
            <text:p>0.18813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259381">
            <text:p>0.26</text:p>
          </table:table-cell>
          <table:table-cell office:value-type="float" office:value="0.000112">
            <text:p>0.000112</text:p>
          </table:table-cell>
          <table:table-cell office:value-type="float" office:value="0.25963">
            <text:p>0.25963</text:p>
          </table:table-cell>
          <table:table-cell office:value-type="float" office:value="0.259401">
            <text:p>0.259401</text:p>
          </table:table-cell>
          <table:table-cell office:value-type="float" office:value="0.259429">
            <text:p>0.259429</text:p>
          </table:table-cell>
          <table:table-cell office:value-type="float" office:value="0.259476">
            <text:p>0.259476</text:p>
          </table:table-cell>
          <table:table-cell office:value-type="float" office:value="0.259273">
            <text:p>0.259273</text:p>
          </table:table-cell>
          <table:table-cell office:value-type="float" office:value="0.25939">
            <text:p>0.25939</text:p>
          </table:table-cell>
          <table:table-cell office:value-type="float" office:value="0.259173">
            <text:p>0.259173</text:p>
          </table:table-cell>
          <table:table-cell office:value-type="float" office:value="0.25936">
            <text:p>0.25936</text:p>
          </table:table-cell>
          <table:table-cell office:value-type="float" office:value="0.259325">
            <text:p>0.259325</text:p>
          </table:table-cell>
          <table:table-cell office:value-type="float" office:value="0.259277">
            <text:p>0.259277</text:p>
          </table:table-cell>
          <table:table-cell table:style-name="ce4" office:value-type="float" office:value="0.259281">
            <text:p>0.26</text:p>
          </table:table-cell>
          <table:table-cell office:value-type="float" office:value="0.259513">
            <text:p>0.259513</text:p>
          </table:table-cell>
          <table:table-cell office:value-type="float" office:value="0.25947">
            <text:p>0.25947</text:p>
          </table:table-cell>
          <table:table-cell office:value-type="float" office:value="0.259516">
            <text:p>0.259516</text:p>
          </table:table-cell>
          <table:table-cell office:value-type="float" office:value="0.259426">
            <text:p>0.259426</text:p>
          </table:table-cell>
          <table:table-cell office:value-type="float" office:value="0.259353">
            <text:p>0.259353</text:p>
          </table:table-cell>
          <table:table-cell office:value-type="float" office:value="0.259348">
            <text:p>0.259348</text:p>
          </table:table-cell>
          <table:table-cell office:value-type="float" office:value="0.259397">
            <text:p>0.259397</text:p>
          </table:table-cell>
          <table:table-cell office:value-type="float" office:value="0.259424">
            <text:p>0.259424</text:p>
          </table:table-cell>
          <table:table-cell office:value-type="float" office:value="0.259164">
            <text:p>0.25916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475534">
            <text:p>0.48</text:p>
          </table:table-cell>
          <table:table-cell office:value-type="float" office:value="0.000278">
            <text:p>0.000278</text:p>
          </table:table-cell>
          <table:table-cell office:value-type="float" office:value="0.475173">
            <text:p>0.475173</text:p>
          </table:table-cell>
          <table:table-cell office:value-type="float" office:value="0.476015">
            <text:p>0.476015</text:p>
          </table:table-cell>
          <table:table-cell office:value-type="float" office:value="0.475482">
            <text:p>0.475482</text:p>
          </table:table-cell>
          <table:table-cell office:value-type="float" office:value="0.475095">
            <text:p>0.475095</text:p>
          </table:table-cell>
          <table:table-cell office:value-type="float" office:value="0.475779">
            <text:p>0.475779</text:p>
          </table:table-cell>
          <table:table-cell office:value-type="float" office:value="0.475557">
            <text:p>0.475557</text:p>
          </table:table-cell>
          <table:table-cell office:value-type="float" office:value="0.474968">
            <text:p>0.474968</text:p>
          </table:table-cell>
          <table:table-cell office:value-type="float" office:value="0.475629">
            <text:p>0.475629</text:p>
          </table:table-cell>
          <table:table-cell office:value-type="float" office:value="0.475937">
            <text:p>0.475937</text:p>
          </table:table-cell>
          <table:table-cell office:value-type="float" office:value="0.475636">
            <text:p>0.475636</text:p>
          </table:table-cell>
          <table:table-cell table:style-name="ce4" office:value-type="float" office:value="0.475565">
            <text:p>0.48</text:p>
          </table:table-cell>
          <table:table-cell office:value-type="float" office:value="0.475676">
            <text:p>0.475676</text:p>
          </table:table-cell>
          <table:table-cell office:value-type="float" office:value="0.475634">
            <text:p>0.475634</text:p>
          </table:table-cell>
          <table:table-cell office:value-type="float" office:value="0.475625">
            <text:p>0.475625</text:p>
          </table:table-cell>
          <table:table-cell office:value-type="float" office:value="0.475296">
            <text:p>0.475296</text:p>
          </table:table-cell>
          <table:table-cell office:value-type="float" office:value="0.475221">
            <text:p>0.475221</text:p>
          </table:table-cell>
          <table:table-cell office:value-type="float" office:value="0.475979">
            <text:p>0.475979</text:p>
          </table:table-cell>
          <table:table-cell office:value-type="float" office:value="0.475604">
            <text:p>0.475604</text:p>
          </table:table-cell>
          <table:table-cell office:value-type="float" office:value="0.475433">
            <text:p>0.475433</text:p>
          </table:table-cell>
          <table:table-cell office:value-type="float" office:value="0.475383">
            <text:p>0.47538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1.272827">
            <text:p>1.27</text:p>
          </table:table-cell>
          <table:table-cell office:value-type="float" office:value="0.000538">
            <text:p>0.000538</text:p>
          </table:table-cell>
          <table:table-cell office:value-type="float" office:value="1.272776">
            <text:p>1.272776</text:p>
          </table:table-cell>
          <table:table-cell office:value-type="float" office:value="1.272457">
            <text:p>1.272457</text:p>
          </table:table-cell>
          <table:table-cell office:value-type="float" office:value="1.271768">
            <text:p>1.271768</text:p>
          </table:table-cell>
          <table:table-cell office:value-type="float" office:value="1.273304">
            <text:p>1.273304</text:p>
          </table:table-cell>
          <table:table-cell office:value-type="float" office:value="1.274174">
            <text:p>1.274174</text:p>
          </table:table-cell>
          <table:table-cell office:value-type="float" office:value="1.272634">
            <text:p>1.272634</text:p>
          </table:table-cell>
          <table:table-cell office:value-type="float" office:value="1.273245">
            <text:p>1.273245</text:p>
          </table:table-cell>
          <table:table-cell office:value-type="float" office:value="1.272597">
            <text:p>1.272597</text:p>
          </table:table-cell>
          <table:table-cell office:value-type="float" office:value="1.272562">
            <text:p>1.272562</text:p>
          </table:table-cell>
          <table:table-cell office:value-type="float" office:value="1.273192">
            <text:p>1.273192</text:p>
          </table:table-cell>
          <table:table-cell table:style-name="ce4" office:value-type="float" office:value="1.272425">
            <text:p>1.27</text:p>
          </table:table-cell>
          <table:table-cell office:value-type="float" office:value="1.273268">
            <text:p>1.273268</text:p>
          </table:table-cell>
          <table:table-cell office:value-type="float" office:value="1.272273">
            <text:p>1.272273</text:p>
          </table:table-cell>
          <table:table-cell office:value-type="float" office:value="1.272752">
            <text:p>1.272752</text:p>
          </table:table-cell>
          <table:table-cell office:value-type="float" office:value="1.273223">
            <text:p>1.273223</text:p>
          </table:table-cell>
          <table:table-cell office:value-type="float" office:value="1.272684">
            <text:p>1.272684</text:p>
          </table:table-cell>
          <table:table-cell office:value-type="float" office:value="1.272305">
            <text:p>1.272305</text:p>
          </table:table-cell>
          <table:table-cell office:value-type="float" office:value="1.273476">
            <text:p>1.273476</text:p>
          </table:table-cell>
          <table:table-cell office:value-type="float" office:value="1.27224">
            <text:p>1.27224</text:p>
          </table:table-cell>
          <table:table-cell office:value-type="float" office:value="1.273191">
            <text:p>1.27319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3.244725">
            <text:p>3.24</text:p>
          </table:table-cell>
          <table:table-cell office:value-type="float" office:value="0.00184">
            <text:p>0.00184</text:p>
          </table:table-cell>
          <table:table-cell office:value-type="float" office:value="3.243379">
            <text:p>3.243379</text:p>
          </table:table-cell>
          <table:table-cell office:value-type="float" office:value="3.245161">
            <text:p>3.245161</text:p>
          </table:table-cell>
          <table:table-cell office:value-type="float" office:value="3.244588">
            <text:p>3.244588</text:p>
          </table:table-cell>
          <table:table-cell office:value-type="float" office:value="3.245505">
            <text:p>3.245505</text:p>
          </table:table-cell>
          <table:table-cell office:value-type="float" office:value="3.24183">
            <text:p>3.24183</text:p>
          </table:table-cell>
          <table:table-cell office:value-type="float" office:value="3.243839">
            <text:p>3.243839</text:p>
          </table:table-cell>
          <table:table-cell office:value-type="float" office:value="3.240173">
            <text:p>3.240173</text:p>
          </table:table-cell>
          <table:table-cell office:value-type="float" office:value="3.249112">
            <text:p>3.249112</text:p>
          </table:table-cell>
          <table:table-cell office:value-type="float" office:value="3.243637">
            <text:p>3.243637</text:p>
          </table:table-cell>
          <table:table-cell office:value-type="float" office:value="3.245846">
            <text:p>3.245846</text:p>
          </table:table-cell>
          <table:table-cell table:style-name="ce4" office:value-type="float" office:value="3.243993">
            <text:p>3.24</text:p>
          </table:table-cell>
          <table:table-cell office:value-type="float" office:value="3.244637">
            <text:p>3.244637</text:p>
          </table:table-cell>
          <table:table-cell office:value-type="float" office:value="3.246661">
            <text:p>3.246661</text:p>
          </table:table-cell>
          <table:table-cell office:value-type="float" office:value="3.243908">
            <text:p>3.243908</text:p>
          </table:table-cell>
          <table:table-cell office:value-type="float" office:value="3.246175">
            <text:p>3.246175</text:p>
          </table:table-cell>
          <table:table-cell office:value-type="float" office:value="3.246246">
            <text:p>3.246246</text:p>
          </table:table-cell>
          <table:table-cell office:value-type="float" office:value="3.246326">
            <text:p>3.246326</text:p>
          </table:table-cell>
          <table:table-cell office:value-type="float" office:value="3.243797">
            <text:p>3.243797</text:p>
          </table:table-cell>
          <table:table-cell office:value-type="float" office:value="3.245437">
            <text:p>3.245437</text:p>
          </table:table-cell>
          <table:table-cell office:value-type="float" office:value="3.24425">
            <text:p>3.24425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4" office:value-type="float" office:value="0.104929">
            <text:p>0.10</text:p>
          </table:table-cell>
          <table:table-cell office:value-type="float" office:value="0.000022">
            <text:p>0.000022</text:p>
          </table:table-cell>
          <table:table-cell office:value-type="float" office:value="0.104946">
            <text:p>0.104946</text:p>
          </table:table-cell>
          <table:table-cell office:value-type="float" office:value="0.104935">
            <text:p>0.104935</text:p>
          </table:table-cell>
          <table:table-cell office:value-type="float" office:value="0.104922">
            <text:p>0.104922</text:p>
          </table:table-cell>
          <table:table-cell office:value-type="float" office:value="0.104928">
            <text:p>0.104928</text:p>
          </table:table-cell>
          <table:table-cell office:value-type="float" office:value="0.104945">
            <text:p>0.104945</text:p>
          </table:table-cell>
          <table:table-cell office:value-type="float" office:value="0.104933">
            <text:p>0.104933</text:p>
          </table:table-cell>
          <table:table-cell office:value-type="float" office:value="0.104908">
            <text:p>0.104908</text:p>
          </table:table-cell>
          <table:table-cell office:value-type="float" office:value="0.104929">
            <text:p>0.104929</text:p>
          </table:table-cell>
          <table:table-cell office:value-type="float" office:value="0.104926">
            <text:p>0.104926</text:p>
          </table:table-cell>
          <table:table-cell office:value-type="float" office:value="0.104944">
            <text:p>0.104944</text:p>
          </table:table-cell>
          <table:table-cell table:style-name="ce4" office:value-type="float" office:value="0.104943">
            <text:p>0.10</text:p>
          </table:table-cell>
          <table:table-cell office:value-type="float" office:value="0.104933">
            <text:p>0.104933</text:p>
          </table:table-cell>
          <table:table-cell office:value-type="float" office:value="0.104928">
            <text:p>0.104928</text:p>
          </table:table-cell>
          <table:table-cell office:value-type="float" office:value="0.104943">
            <text:p>0.104943</text:p>
          </table:table-cell>
          <table:table-cell office:value-type="float" office:value="0.104935">
            <text:p>0.104935</text:p>
          </table:table-cell>
          <table:table-cell office:value-type="float" office:value="0.104842">
            <text:p>0.104842</text:p>
          </table:table-cell>
          <table:table-cell office:value-type="float" office:value="0.104943">
            <text:p>0.104943</text:p>
          </table:table-cell>
          <table:table-cell office:value-type="float" office:value="0.104933">
            <text:p>0.104933</text:p>
          </table:table-cell>
          <table:table-cell office:value-type="float" office:value="0.104938">
            <text:p>0.104938</text:p>
          </table:table-cell>
          <table:table-cell office:value-type="float" office:value="0.104934">
            <text:p>0.104934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7044">
            <text:p>0.07</text:p>
          </table:table-cell>
          <table:table-cell office:value-type="float" office:value="0.000017">
            <text:p>0.000017</text:p>
          </table:table-cell>
          <table:table-cell office:value-type="float" office:value="0.070451">
            <text:p>0.070451</text:p>
          </table:table-cell>
          <table:table-cell office:value-type="float" office:value="0.070449">
            <text:p>0.070449</text:p>
          </table:table-cell>
          <table:table-cell office:value-type="float" office:value="0.070457">
            <text:p>0.070457</text:p>
          </table:table-cell>
          <table:table-cell table:number-columns-repeated="2" office:value-type="float" office:value="0.07042">
            <text:p>0.07042</text:p>
          </table:table-cell>
          <table:table-cell office:value-type="float" office:value="0.070439">
            <text:p>0.070439</text:p>
          </table:table-cell>
          <table:table-cell office:value-type="float" office:value="0.070458">
            <text:p>0.070458</text:p>
          </table:table-cell>
          <table:table-cell office:value-type="float" office:value="0.070455">
            <text:p>0.070455</text:p>
          </table:table-cell>
          <table:table-cell office:value-type="float" office:value="0.070465">
            <text:p>0.070465</text:p>
          </table:table-cell>
          <table:table-cell office:value-type="float" office:value="0.070456">
            <text:p>0.070456</text:p>
          </table:table-cell>
          <table:table-cell table:style-name="ce4" office:value-type="float" office:value="0.070438">
            <text:p>0.07</text:p>
          </table:table-cell>
          <table:table-cell office:value-type="float" office:value="0.070443">
            <text:p>0.070443</text:p>
          </table:table-cell>
          <table:table-cell office:value-type="float" office:value="0.070424">
            <text:p>0.070424</text:p>
          </table:table-cell>
          <table:table-cell office:value-type="float" office:value="0.070421">
            <text:p>0.070421</text:p>
          </table:table-cell>
          <table:table-cell office:value-type="float" office:value="0.070404">
            <text:p>0.070404</text:p>
          </table:table-cell>
          <table:table-cell office:value-type="float" office:value="0.070466">
            <text:p>0.070466</text:p>
          </table:table-cell>
          <table:table-cell office:value-type="float" office:value="0.070429">
            <text:p>0.070429</text:p>
          </table:table-cell>
          <table:table-cell office:value-type="float" office:value="0.070447">
            <text:p>0.070447</text:p>
          </table:table-cell>
          <table:table-cell office:value-type="float" office:value="0.070433">
            <text:p>0.070433</text:p>
          </table:table-cell>
          <table:table-cell office:value-type="float" office:value="0.070429">
            <text:p>0.07042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45843">
            <text:p>0.05</text:p>
          </table:table-cell>
          <table:table-cell office:value-type="float" office:value="0.003748">
            <text:p>0.003748</text:p>
          </table:table-cell>
          <table:table-cell office:value-type="float" office:value="0.041744">
            <text:p>0.041744</text:p>
          </table:table-cell>
          <table:table-cell office:value-type="float" office:value="0.041728">
            <text:p>0.041728</text:p>
          </table:table-cell>
          <table:table-cell office:value-type="float" office:value="0.045768">
            <text:p>0.045768</text:p>
          </table:table-cell>
          <table:table-cell office:value-type="float" office:value="0.047722">
            <text:p>0.047722</text:p>
          </table:table-cell>
          <table:table-cell office:value-type="float" office:value="0.044801">
            <text:p>0.044801</text:p>
          </table:table-cell>
          <table:table-cell office:value-type="float" office:value="0.044812">
            <text:p>0.044812</text:p>
          </table:table-cell>
          <table:table-cell office:value-type="float" office:value="0.042302">
            <text:p>0.042302</text:p>
          </table:table-cell>
          <table:table-cell office:value-type="float" office:value="0.04608">
            <text:p>0.04608</text:p>
          </table:table-cell>
          <table:table-cell office:value-type="float" office:value="0.050102">
            <text:p>0.050102</text:p>
          </table:table-cell>
          <table:table-cell office:value-type="float" office:value="0.055852">
            <text:p>0.055852</text:p>
          </table:table-cell>
          <table:table-cell table:style-name="ce4" office:value-type="float" office:value="0.048121">
            <text:p>0.05</text:p>
          </table:table-cell>
          <table:table-cell office:value-type="float" office:value="0.045676">
            <text:p>0.045676</text:p>
          </table:table-cell>
          <table:table-cell office:value-type="float" office:value="0.042102">
            <text:p>0.042102</text:p>
          </table:table-cell>
          <table:table-cell office:value-type="float" office:value="0.051457">
            <text:p>0.051457</text:p>
          </table:table-cell>
          <table:table-cell office:value-type="float" office:value="0.042376">
            <text:p>0.042376</text:p>
          </table:table-cell>
          <table:table-cell office:value-type="float" office:value="0.049465">
            <text:p>0.049465</text:p>
          </table:table-cell>
          <table:table-cell office:value-type="float" office:value="0.041698">
            <text:p>0.041698</text:p>
          </table:table-cell>
          <table:table-cell office:value-type="float" office:value="0.041964">
            <text:p>0.041964</text:p>
          </table:table-cell>
          <table:table-cell office:value-type="float" office:value="0.045679">
            <text:p>0.045679</text:p>
          </table:table-cell>
          <table:table-cell office:value-type="float" office:value="0.047415">
            <text:p>0.04741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9555">
            <text:p>0.10</text:p>
          </table:table-cell>
          <table:table-cell office:value-type="float" office:value="0.005691">
            <text:p>0.005691</text:p>
          </table:table-cell>
          <table:table-cell office:value-type="float" office:value="0.099287">
            <text:p>0.099287</text:p>
          </table:table-cell>
          <table:table-cell office:value-type="float" office:value="0.08764">
            <text:p>0.08764</text:p>
          </table:table-cell>
          <table:table-cell office:value-type="float" office:value="0.092204">
            <text:p>0.092204</text:p>
          </table:table-cell>
          <table:table-cell office:value-type="float" office:value="0.099408">
            <text:p>0.099408</text:p>
          </table:table-cell>
          <table:table-cell office:value-type="float" office:value="0.100724">
            <text:p>0.100724</text:p>
          </table:table-cell>
          <table:table-cell office:value-type="float" office:value="0.084991">
            <text:p>0.084991</text:p>
          </table:table-cell>
          <table:table-cell office:value-type="float" office:value="0.094773">
            <text:p>0.094773</text:p>
          </table:table-cell>
          <table:table-cell office:value-type="float" office:value="0.093158">
            <text:p>0.093158</text:p>
          </table:table-cell>
          <table:table-cell office:value-type="float" office:value="0.093886">
            <text:p>0.093886</text:p>
          </table:table-cell>
          <table:table-cell office:value-type="float" office:value="0.094842">
            <text:p>0.094842</text:p>
          </table:table-cell>
          <table:table-cell table:style-name="ce4" office:value-type="float" office:value="0.085175">
            <text:p>0.09</text:p>
          </table:table-cell>
          <table:table-cell office:value-type="float" office:value="0.104289">
            <text:p>0.104289</text:p>
          </table:table-cell>
          <table:table-cell office:value-type="float" office:value="0.090233">
            <text:p>0.090233</text:p>
          </table:table-cell>
          <table:table-cell office:value-type="float" office:value="0.095049">
            <text:p>0.095049</text:p>
          </table:table-cell>
          <table:table-cell office:value-type="float" office:value="0.098733">
            <text:p>0.098733</text:p>
          </table:table-cell>
          <table:table-cell office:value-type="float" office:value="0.102172">
            <text:p>0.102172</text:p>
          </table:table-cell>
          <table:table-cell office:value-type="float" office:value="0.096639">
            <text:p>0.096639</text:p>
          </table:table-cell>
          <table:table-cell office:value-type="float" office:value="0.092095">
            <text:p>0.092095</text:p>
          </table:table-cell>
          <table:table-cell office:value-type="float" office:value="0.100476">
            <text:p>0.100476</text:p>
          </table:table-cell>
          <table:table-cell office:value-type="float" office:value="0.105218">
            <text:p>0.10521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203261">
            <text:p>0.20</text:p>
          </table:table-cell>
          <table:table-cell office:value-type="float" office:value="0.015558">
            <text:p>0.015558</text:p>
          </table:table-cell>
          <table:table-cell office:value-type="float" office:value="0.220302">
            <text:p>0.220302</text:p>
          </table:table-cell>
          <table:table-cell office:value-type="float" office:value="0.203407">
            <text:p>0.203407</text:p>
          </table:table-cell>
          <table:table-cell office:value-type="float" office:value="0.176416">
            <text:p>0.176416</text:p>
          </table:table-cell>
          <table:table-cell office:value-type="float" office:value="0.206421">
            <text:p>0.206421</text:p>
          </table:table-cell>
          <table:table-cell office:value-type="float" office:value="0.213079">
            <text:p>0.213079</text:p>
          </table:table-cell>
          <table:table-cell office:value-type="float" office:value="0.207229">
            <text:p>0.207229</text:p>
          </table:table-cell>
          <table:table-cell office:value-type="float" office:value="0.190625">
            <text:p>0.190625</text:p>
          </table:table-cell>
          <table:table-cell office:value-type="float" office:value="0.173266">
            <text:p>0.173266</text:p>
          </table:table-cell>
          <table:table-cell office:value-type="float" office:value="0.212177">
            <text:p>0.212177</text:p>
          </table:table-cell>
          <table:table-cell office:value-type="float" office:value="0.186991">
            <text:p>0.186991</text:p>
          </table:table-cell>
          <table:table-cell table:style-name="ce4" office:value-type="float" office:value="0.212037">
            <text:p>0.21</text:p>
          </table:table-cell>
          <table:table-cell office:value-type="float" office:value="0.219354">
            <text:p>0.219354</text:p>
          </table:table-cell>
          <table:table-cell office:value-type="float" office:value="0.207604">
            <text:p>0.207604</text:p>
          </table:table-cell>
          <table:table-cell office:value-type="float" office:value="0.214875">
            <text:p>0.214875</text:p>
          </table:table-cell>
          <table:table-cell office:value-type="float" office:value="0.199993">
            <text:p>0.199993</text:p>
          </table:table-cell>
          <table:table-cell office:value-type="float" office:value="0.22019">
            <text:p>0.22019</text:p>
          </table:table-cell>
          <table:table-cell office:value-type="float" office:value="0.189262">
            <text:p>0.189262</text:p>
          </table:table-cell>
          <table:table-cell office:value-type="float" office:value="0.174344">
            <text:p>0.174344</text:p>
          </table:table-cell>
          <table:table-cell office:value-type="float" office:value="0.218259">
            <text:p>0.218259</text:p>
          </table:table-cell>
          <table:table-cell office:value-type="float" office:value="0.219387">
            <text:p>0.219387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4" office:value-type="float" office:value="2.216669">
            <text:p>2.22</text:p>
          </table:table-cell>
          <table:table-cell office:value-type="float" office:value="0.000524">
            <text:p>0.000524</text:p>
          </table:table-cell>
          <table:table-cell office:value-type="float" office:value="2.216438">
            <text:p>2.216438</text:p>
          </table:table-cell>
          <table:table-cell office:value-type="float" office:value="2.216364">
            <text:p>2.216364</text:p>
          </table:table-cell>
          <table:table-cell office:value-type="float" office:value="2.216561">
            <text:p>2.216561</text:p>
          </table:table-cell>
          <table:table-cell office:value-type="float" office:value="2.216504">
            <text:p>2.216504</text:p>
          </table:table-cell>
          <table:table-cell office:value-type="float" office:value="2.216374">
            <text:p>2.216374</text:p>
          </table:table-cell>
          <table:table-cell office:value-type="float" office:value="2.216514">
            <text:p>2.216514</text:p>
          </table:table-cell>
          <table:table-cell office:value-type="float" office:value="2.217041">
            <text:p>2.217041</text:p>
          </table:table-cell>
          <table:table-cell office:value-type="float" office:value="2.216348">
            <text:p>2.216348</text:p>
          </table:table-cell>
          <table:table-cell office:value-type="float" office:value="2.216471">
            <text:p>2.216471</text:p>
          </table:table-cell>
          <table:table-cell office:value-type="float" office:value="2.216806">
            <text:p>2.216806</text:p>
          </table:table-cell>
          <table:table-cell table:style-name="ce4" office:value-type="float" office:value="2.217148">
            <text:p>2.22</text:p>
          </table:table-cell>
          <table:table-cell office:value-type="float" office:value="2.217075">
            <text:p>2.217075</text:p>
          </table:table-cell>
          <table:table-cell office:value-type="float" office:value="2.216365">
            <text:p>2.216365</text:p>
          </table:table-cell>
          <table:table-cell office:value-type="float" office:value="2.216302">
            <text:p>2.216302</text:p>
          </table:table-cell>
          <table:table-cell office:value-type="float" office:value="2.218681">
            <text:p>2.218681</text:p>
          </table:table-cell>
          <table:table-cell office:value-type="float" office:value="2.216425">
            <text:p>2.216425</text:p>
          </table:table-cell>
          <table:table-cell office:value-type="float" office:value="2.216645">
            <text:p>2.216645</text:p>
          </table:table-cell>
          <table:table-cell office:value-type="float" office:value="2.216433">
            <text:p>2.216433</text:p>
          </table:table-cell>
          <table:table-cell office:value-type="float" office:value="2.216493">
            <text:p>2.216493</text:p>
          </table:table-cell>
          <table:table-cell office:value-type="float" office:value="2.216399">
            <text:p>2.216399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1.121717">
            <text:p>1.12</text:p>
          </table:table-cell>
          <table:table-cell office:value-type="float" office:value="0.001555">
            <text:p>0.001555</text:p>
          </table:table-cell>
          <table:table-cell office:value-type="float" office:value="1.121119">
            <text:p>1.121119</text:p>
          </table:table-cell>
          <table:table-cell office:value-type="float" office:value="1.120996">
            <text:p>1.120996</text:p>
          </table:table-cell>
          <table:table-cell office:value-type="float" office:value="1.121046">
            <text:p>1.121046</text:p>
          </table:table-cell>
          <table:table-cell office:value-type="float" office:value="1.121063">
            <text:p>1.121063</text:p>
          </table:table-cell>
          <table:table-cell office:value-type="float" office:value="1.121159">
            <text:p>1.121159</text:p>
          </table:table-cell>
          <table:table-cell office:value-type="float" office:value="1.127917">
            <text:p>1.127917</text:p>
          </table:table-cell>
          <table:table-cell office:value-type="float" office:value="1.121001">
            <text:p>1.121001</text:p>
          </table:table-cell>
          <table:table-cell office:value-type="float" office:value="1.121244">
            <text:p>1.121244</text:p>
          </table:table-cell>
          <table:table-cell office:value-type="float" office:value="1.121265">
            <text:p>1.121265</text:p>
          </table:table-cell>
          <table:table-cell office:value-type="float" office:value="1.121605">
            <text:p>1.121605</text:p>
          </table:table-cell>
          <table:table-cell table:style-name="ce4" office:value-type="float" office:value="1.12115">
            <text:p>1.12</text:p>
          </table:table-cell>
          <table:table-cell office:value-type="float" office:value="1.121289">
            <text:p>1.121289</text:p>
          </table:table-cell>
          <table:table-cell office:value-type="float" office:value="1.123261">
            <text:p>1.123261</text:p>
          </table:table-cell>
          <table:table-cell office:value-type="float" office:value="1.123101">
            <text:p>1.123101</text:p>
          </table:table-cell>
          <table:table-cell office:value-type="float" office:value="1.120964">
            <text:p>1.120964</text:p>
          </table:table-cell>
          <table:table-cell office:value-type="float" office:value="1.121009">
            <text:p>1.121009</text:p>
          </table:table-cell>
          <table:table-cell office:value-type="float" office:value="1.121045">
            <text:p>1.121045</text:p>
          </table:table-cell>
          <table:table-cell office:value-type="float" office:value="1.121679">
            <text:p>1.121679</text:p>
          </table:table-cell>
          <table:table-cell office:value-type="float" office:value="1.121008">
            <text:p>1.121008</text:p>
          </table:table-cell>
          <table:table-cell office:value-type="float" office:value="1.121428">
            <text:p>1.12142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577581">
            <text:p>0.58</text:p>
          </table:table-cell>
          <table:table-cell office:value-type="float" office:value="0.000204">
            <text:p>0.000204</text:p>
          </table:table-cell>
          <table:table-cell office:value-type="float" office:value="0.577455">
            <text:p>0.577455</text:p>
          </table:table-cell>
          <table:table-cell office:value-type="float" office:value="0.577528">
            <text:p>0.577528</text:p>
          </table:table-cell>
          <table:table-cell office:value-type="float" office:value="0.577417">
            <text:p>0.577417</text:p>
          </table:table-cell>
          <table:table-cell office:value-type="float" office:value="0.577568">
            <text:p>0.577568</text:p>
          </table:table-cell>
          <table:table-cell office:value-type="float" office:value="0.577542">
            <text:p>0.577542</text:p>
          </table:table-cell>
          <table:table-cell office:value-type="float" office:value="0.577516">
            <text:p>0.577516</text:p>
          </table:table-cell>
          <table:table-cell office:value-type="float" office:value="0.577546">
            <text:p>0.577546</text:p>
          </table:table-cell>
          <table:table-cell office:value-type="float" office:value="0.577583">
            <text:p>0.577583</text:p>
          </table:table-cell>
          <table:table-cell office:value-type="float" office:value="0.578163">
            <text:p>0.578163</text:p>
          </table:table-cell>
          <table:table-cell office:value-type="float" office:value="0.577406">
            <text:p>0.577406</text:p>
          </table:table-cell>
          <table:table-cell table:style-name="ce4" office:value-type="float" office:value="0.577608">
            <text:p>0.58</text:p>
          </table:table-cell>
          <table:table-cell office:value-type="float" office:value="0.577516">
            <text:p>0.577516</text:p>
          </table:table-cell>
          <table:table-cell office:value-type="float" office:value="0.577499">
            <text:p>0.577499</text:p>
          </table:table-cell>
          <table:table-cell office:value-type="float" office:value="0.578136">
            <text:p>0.578136</text:p>
          </table:table-cell>
          <table:table-cell office:value-type="float" office:value="0.577426">
            <text:p>0.577426</text:p>
          </table:table-cell>
          <table:table-cell office:value-type="float" office:value="0.577612">
            <text:p>0.577612</text:p>
          </table:table-cell>
          <table:table-cell office:value-type="float" office:value="0.577442">
            <text:p>0.577442</text:p>
          </table:table-cell>
          <table:table-cell office:value-type="float" office:value="0.577517">
            <text:p>0.577517</text:p>
          </table:table-cell>
          <table:table-cell office:value-type="float" office:value="0.577723">
            <text:p>0.577723</text:p>
          </table:table-cell>
          <table:table-cell office:value-type="float" office:value="0.577423">
            <text:p>0.57742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36808">
            <text:p>0.37</text:p>
          </table:table-cell>
          <table:table-cell office:value-type="float" office:value="0.001037">
            <text:p>0.001037</text:p>
          </table:table-cell>
          <table:table-cell office:value-type="float" office:value="0.367591">
            <text:p>0.367591</text:p>
          </table:table-cell>
          <table:table-cell office:value-type="float" office:value="0.367584">
            <text:p>0.367584</text:p>
          </table:table-cell>
          <table:table-cell office:value-type="float" office:value="0.36767">
            <text:p>0.36767</text:p>
          </table:table-cell>
          <table:table-cell office:value-type="float" office:value="0.367688">
            <text:p>0.367688</text:p>
          </table:table-cell>
          <table:table-cell office:value-type="float" office:value="0.367492">
            <text:p>0.367492</text:p>
          </table:table-cell>
          <table:table-cell office:value-type="float" office:value="0.367705">
            <text:p>0.367705</text:p>
          </table:table-cell>
          <table:table-cell office:value-type="float" office:value="0.367807">
            <text:p>0.367807</text:p>
          </table:table-cell>
          <table:table-cell office:value-type="float" office:value="0.371659">
            <text:p>0.371659</text:p>
          </table:table-cell>
          <table:table-cell office:value-type="float" office:value="0.36772">
            <text:p>0.36772</text:p>
          </table:table-cell>
          <table:table-cell office:value-type="float" office:value="0.367647">
            <text:p>0.367647</text:p>
          </table:table-cell>
          <table:table-cell table:style-name="ce4" office:value-type="float" office:value="0.367592">
            <text:p>0.37</text:p>
          </table:table-cell>
          <table:table-cell office:value-type="float" office:value="0.370447">
            <text:p>0.370447</text:p>
          </table:table-cell>
          <table:table-cell office:value-type="float" office:value="0.36861">
            <text:p>0.36861</text:p>
          </table:table-cell>
          <table:table-cell office:value-type="float" office:value="0.367711">
            <text:p>0.367711</text:p>
          </table:table-cell>
          <table:table-cell office:value-type="float" office:value="0.367735">
            <text:p>0.367735</text:p>
          </table:table-cell>
          <table:table-cell office:value-type="float" office:value="0.367726">
            <text:p>0.367726</text:p>
          </table:table-cell>
          <table:table-cell office:value-type="float" office:value="0.368197">
            <text:p>0.368197</text:p>
          </table:table-cell>
          <table:table-cell office:value-type="float" office:value="0.367621">
            <text:p>0.367621</text:p>
          </table:table-cell>
          <table:table-cell office:value-type="float" office:value="0.367689">
            <text:p>0.367689</text:p>
          </table:table-cell>
          <table:table-cell office:value-type="float" office:value="0.367704">
            <text:p>0.36770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275714">
            <text:p>0.28</text:p>
          </table:table-cell>
          <table:table-cell office:value-type="float" office:value="0.000711">
            <text:p>0.000711</text:p>
          </table:table-cell>
          <table:table-cell office:value-type="float" office:value="0.275534">
            <text:p>0.275534</text:p>
          </table:table-cell>
          <table:table-cell office:value-type="float" office:value="0.275448">
            <text:p>0.275448</text:p>
          </table:table-cell>
          <table:table-cell office:value-type="float" office:value="0.275377">
            <text:p>0.275377</text:p>
          </table:table-cell>
          <table:table-cell office:value-type="float" office:value="0.275497">
            <text:p>0.275497</text:p>
          </table:table-cell>
          <table:table-cell office:value-type="float" office:value="0.275431">
            <text:p>0.275431</text:p>
          </table:table-cell>
          <table:table-cell office:value-type="float" office:value="0.275473">
            <text:p>0.275473</text:p>
          </table:table-cell>
          <table:table-cell office:value-type="float" office:value="0.275442">
            <text:p>0.275442</text:p>
          </table:table-cell>
          <table:table-cell office:value-type="float" office:value="0.275503">
            <text:p>0.275503</text:p>
          </table:table-cell>
          <table:table-cell office:value-type="float" office:value="0.275358">
            <text:p>0.275358</text:p>
          </table:table-cell>
          <table:table-cell office:value-type="float" office:value="0.275466">
            <text:p>0.275466</text:p>
          </table:table-cell>
          <table:table-cell table:style-name="ce4" office:value-type="float" office:value="0.275434">
            <text:p>0.28</text:p>
          </table:table-cell>
          <table:table-cell office:value-type="float" office:value="0.275397">
            <text:p>0.275397</text:p>
          </table:table-cell>
          <table:table-cell office:value-type="float" office:value="0.275391">
            <text:p>0.275391</text:p>
          </table:table-cell>
          <table:table-cell office:value-type="float" office:value="0.275521">
            <text:p>0.275521</text:p>
          </table:table-cell>
          <table:table-cell office:value-type="float" office:value="0.278316">
            <text:p>0.278316</text:p>
          </table:table-cell>
          <table:table-cell office:value-type="float" office:value="0.276691">
            <text:p>0.276691</text:p>
          </table:table-cell>
          <table:table-cell office:value-type="float" office:value="0.276749">
            <text:p>0.276749</text:p>
          </table:table-cell>
          <table:table-cell office:value-type="float" office:value="0.275434">
            <text:p>0.275434</text:p>
          </table:table-cell>
          <table:table-cell office:value-type="float" office:value="0.27547">
            <text:p>0.27547</text:p>
          </table:table-cell>
          <table:table-cell office:value-type="float" office:value="0.275347">
            <text:p>0.275347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0.589745">
            <text:p>0.59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4" office:value-type="float" office:value="1.70507">
            <text:p>1.71</text:p>
          </table:table-cell>
          <table:table-cell office:value-type="float" office:value="0.002547">
            <text:p>0.002547</text:p>
          </table:table-cell>
          <table:table-cell office:value-type="float" office:value="1.703477">
            <text:p>1.703477</text:p>
          </table:table-cell>
          <table:table-cell office:value-type="float" office:value="1.702135">
            <text:p>1.702135</text:p>
          </table:table-cell>
          <table:table-cell office:value-type="float" office:value="1.704548">
            <text:p>1.704548</text:p>
          </table:table-cell>
          <table:table-cell office:value-type="float" office:value="1.707808">
            <text:p>1.707808</text:p>
          </table:table-cell>
          <table:table-cell office:value-type="float" office:value="1.707802">
            <text:p>1.707802</text:p>
          </table:table-cell>
          <table:table-cell office:value-type="float" office:value="1.710188">
            <text:p>1.710188</text:p>
          </table:table-cell>
          <table:table-cell office:value-type="float" office:value="1.705788">
            <text:p>1.705788</text:p>
          </table:table-cell>
          <table:table-cell office:value-type="float" office:value="1.703213">
            <text:p>1.703213</text:p>
          </table:table-cell>
          <table:table-cell office:value-type="float" office:value="1.704614">
            <text:p>1.704614</text:p>
          </table:table-cell>
          <table:table-cell office:value-type="float" office:value="1.703084">
            <text:p>1.703084</text:p>
          </table:table-cell>
          <table:table-cell table:style-name="ce4" office:value-type="float" office:value="1.703387">
            <text:p>1.70</text:p>
          </table:table-cell>
          <table:table-cell office:value-type="float" office:value="1.70351">
            <text:p>1.70351</text:p>
          </table:table-cell>
          <table:table-cell office:value-type="float" office:value="1.703009">
            <text:p>1.703009</text:p>
          </table:table-cell>
          <table:table-cell office:value-type="float" office:value="1.707202">
            <text:p>1.707202</text:p>
          </table:table-cell>
          <table:table-cell office:value-type="float" office:value="1.707489">
            <text:p>1.707489</text:p>
          </table:table-cell>
          <table:table-cell office:value-type="float" office:value="1.704368">
            <text:p>1.704368</text:p>
          </table:table-cell>
          <table:table-cell office:value-type="float" office:value="1.704151">
            <text:p>1.704151</text:p>
          </table:table-cell>
          <table:table-cell office:value-type="float" office:value="1.702681">
            <text:p>1.702681</text:p>
          </table:table-cell>
          <table:table-cell office:value-type="float" office:value="1.710843">
            <text:p>1.710843</text:p>
          </table:table-cell>
          <table:table-cell office:value-type="float" office:value="1.702103">
            <text:p>1.70210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1.664187">
            <text:p>1.66</text:p>
          </table:table-cell>
          <table:table-cell office:value-type="float" office:value="0.004611">
            <text:p>0.004611</text:p>
          </table:table-cell>
          <table:table-cell office:value-type="float" office:value="1.662523">
            <text:p>1.662523</text:p>
          </table:table-cell>
          <table:table-cell office:value-type="float" office:value="1.681082">
            <text:p>1.681082</text:p>
          </table:table-cell>
          <table:table-cell office:value-type="float" office:value="1.668914">
            <text:p>1.668914</text:p>
          </table:table-cell>
          <table:table-cell office:value-type="float" office:value="1.666293">
            <text:p>1.666293</text:p>
          </table:table-cell>
          <table:table-cell office:value-type="float" office:value="1.662113">
            <text:p>1.662113</text:p>
          </table:table-cell>
          <table:table-cell office:value-type="float" office:value="1.661997">
            <text:p>1.661997</text:p>
          </table:table-cell>
          <table:table-cell office:value-type="float" office:value="1.666919">
            <text:p>1.666919</text:p>
          </table:table-cell>
          <table:table-cell office:value-type="float" office:value="1.660176">
            <text:p>1.660176</text:p>
          </table:table-cell>
          <table:table-cell office:value-type="float" office:value="1.662629">
            <text:p>1.662629</text:p>
          </table:table-cell>
          <table:table-cell office:value-type="float" office:value="1.66045">
            <text:p>1.66045</text:p>
          </table:table-cell>
          <table:table-cell table:style-name="ce4" office:value-type="float" office:value="1.664602">
            <text:p>1.66</text:p>
          </table:table-cell>
          <table:table-cell office:value-type="float" office:value="1.664511">
            <text:p>1.664511</text:p>
          </table:table-cell>
          <table:table-cell office:value-type="float" office:value="1.66073">
            <text:p>1.66073</text:p>
          </table:table-cell>
          <table:table-cell office:value-type="float" office:value="1.667653">
            <text:p>1.667653</text:p>
          </table:table-cell>
          <table:table-cell office:value-type="float" office:value="1.662163">
            <text:p>1.662163</text:p>
          </table:table-cell>
          <table:table-cell office:value-type="float" office:value="1.665274">
            <text:p>1.665274</text:p>
          </table:table-cell>
          <table:table-cell office:value-type="float" office:value="1.661067">
            <text:p>1.661067</text:p>
          </table:table-cell>
          <table:table-cell office:value-type="float" office:value="1.661466">
            <text:p>1.661466</text:p>
          </table:table-cell>
          <table:table-cell office:value-type="float" office:value="1.662315">
            <text:p>1.662315</text:p>
          </table:table-cell>
          <table:table-cell office:value-type="float" office:value="1.66086">
            <text:p>1.6608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880751">
            <text:p>0.88</text:p>
          </table:table-cell>
          <table:table-cell office:value-type="float" office:value="0.003875">
            <text:p>0.003875</text:p>
          </table:table-cell>
          <table:table-cell office:value-type="float" office:value="0.879739">
            <text:p>0.879739</text:p>
          </table:table-cell>
          <table:table-cell office:value-type="float" office:value="0.878827">
            <text:p>0.878827</text:p>
          </table:table-cell>
          <table:table-cell office:value-type="float" office:value="0.878228">
            <text:p>0.878228</text:p>
          </table:table-cell>
          <table:table-cell office:value-type="float" office:value="0.884168">
            <text:p>0.884168</text:p>
          </table:table-cell>
          <table:table-cell office:value-type="float" office:value="0.878694">
            <text:p>0.878694</text:p>
          </table:table-cell>
          <table:table-cell office:value-type="float" office:value="0.878481">
            <text:p>0.878481</text:p>
          </table:table-cell>
          <table:table-cell office:value-type="float" office:value="0.879952">
            <text:p>0.879952</text:p>
          </table:table-cell>
          <table:table-cell office:value-type="float" office:value="0.877959">
            <text:p>0.877959</text:p>
          </table:table-cell>
          <table:table-cell office:value-type="float" office:value="0.877052">
            <text:p>0.877052</text:p>
          </table:table-cell>
          <table:table-cell office:value-type="float" office:value="0.880352">
            <text:p>0.880352</text:p>
          </table:table-cell>
          <table:table-cell table:style-name="ce4" office:value-type="float" office:value="0.88079">
            <text:p>0.88</text:p>
          </table:table-cell>
          <table:table-cell office:value-type="float" office:value="0.887009">
            <text:p>0.887009</text:p>
          </table:table-cell>
          <table:table-cell office:value-type="float" office:value="0.879464">
            <text:p>0.879464</text:p>
          </table:table-cell>
          <table:table-cell office:value-type="float" office:value="0.881242">
            <text:p>0.881242</text:p>
          </table:table-cell>
          <table:table-cell office:value-type="float" office:value="0.879766">
            <text:p>0.879766</text:p>
          </table:table-cell>
          <table:table-cell office:value-type="float" office:value="0.878345">
            <text:p>0.878345</text:p>
          </table:table-cell>
          <table:table-cell office:value-type="float" office:value="0.884407">
            <text:p>0.884407</text:p>
          </table:table-cell>
          <table:table-cell office:value-type="float" office:value="0.893826">
            <text:p>0.893826</text:p>
          </table:table-cell>
          <table:table-cell office:value-type="float" office:value="0.877286">
            <text:p>0.877286</text:p>
          </table:table-cell>
          <table:table-cell office:value-type="float" office:value="0.879432">
            <text:p>0.87943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46999">
            <text:p>0.47</text:p>
          </table:table-cell>
          <table:table-cell office:value-type="float" office:value="0.001457">
            <text:p>0.001457</text:p>
          </table:table-cell>
          <table:table-cell office:value-type="float" office:value="0.468394">
            <text:p>0.468394</text:p>
          </table:table-cell>
          <table:table-cell office:value-type="float" office:value="0.470179">
            <text:p>0.470179</text:p>
          </table:table-cell>
          <table:table-cell office:value-type="float" office:value="0.46877">
            <text:p>0.46877</text:p>
          </table:table-cell>
          <table:table-cell office:value-type="float" office:value="0.469348">
            <text:p>0.469348</text:p>
          </table:table-cell>
          <table:table-cell office:value-type="float" office:value="0.472479">
            <text:p>0.472479</text:p>
          </table:table-cell>
          <table:table-cell office:value-type="float" office:value="0.468945">
            <text:p>0.468945</text:p>
          </table:table-cell>
          <table:table-cell office:value-type="float" office:value="0.469277">
            <text:p>0.469277</text:p>
          </table:table-cell>
          <table:table-cell office:value-type="float" office:value="0.469303">
            <text:p>0.469303</text:p>
          </table:table-cell>
          <table:table-cell office:value-type="float" office:value="0.469433">
            <text:p>0.469433</text:p>
          </table:table-cell>
          <table:table-cell office:value-type="float" office:value="0.472141">
            <text:p>0.472141</text:p>
          </table:table-cell>
          <table:table-cell table:style-name="ce4" office:value-type="float" office:value="0.472242">
            <text:p>0.47</text:p>
          </table:table-cell>
          <table:table-cell office:value-type="float" office:value="0.468723">
            <text:p>0.468723</text:p>
          </table:table-cell>
          <table:table-cell office:value-type="float" office:value="0.471577">
            <text:p>0.471577</text:p>
          </table:table-cell>
          <table:table-cell office:value-type="float" office:value="0.469021">
            <text:p>0.469021</text:p>
          </table:table-cell>
          <table:table-cell office:value-type="float" office:value="0.469231">
            <text:p>0.469231</text:p>
          </table:table-cell>
          <table:table-cell office:value-type="float" office:value="0.468521">
            <text:p>0.468521</text:p>
          </table:table-cell>
          <table:table-cell office:value-type="float" office:value="0.473257">
            <text:p>0.473257</text:p>
          </table:table-cell>
          <table:table-cell office:value-type="float" office:value="0.46968">
            <text:p>0.46968</text:p>
          </table:table-cell>
          <table:table-cell office:value-type="float" office:value="0.468975">
            <text:p>0.468975</text:p>
          </table:table-cell>
          <table:table-cell office:value-type="float" office:value="0.470305">
            <text:p>0.470305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195835">
            <text:p>0.20</text:p>
          </table:table-cell>
          <table:table-cell office:value-type="float" office:value="0.000831">
            <text:p>0.000831</text:p>
          </table:table-cell>
          <table:table-cell office:value-type="float" office:value="0.196744">
            <text:p>0.196744</text:p>
          </table:table-cell>
          <table:table-cell office:value-type="float" office:value="0.194415">
            <text:p>0.194415</text:p>
          </table:table-cell>
          <table:table-cell office:value-type="float" office:value="0.194801">
            <text:p>0.194801</text:p>
          </table:table-cell>
          <table:table-cell office:value-type="float" office:value="0.194777">
            <text:p>0.194777</text:p>
          </table:table-cell>
          <table:table-cell office:value-type="float" office:value="0.195837">
            <text:p>0.195837</text:p>
          </table:table-cell>
          <table:table-cell office:value-type="float" office:value="0.196958">
            <text:p>0.196958</text:p>
          </table:table-cell>
          <table:table-cell office:value-type="float" office:value="0.195358">
            <text:p>0.195358</text:p>
          </table:table-cell>
          <table:table-cell office:value-type="float" office:value="0.195744">
            <text:p>0.195744</text:p>
          </table:table-cell>
          <table:table-cell office:value-type="float" office:value="0.19551">
            <text:p>0.19551</text:p>
          </table:table-cell>
          <table:table-cell office:value-type="float" office:value="0.19519">
            <text:p>0.19519</text:p>
          </table:table-cell>
          <table:table-cell table:style-name="ce4" office:value-type="float" office:value="0.194888">
            <text:p>0.19</text:p>
          </table:table-cell>
          <table:table-cell office:value-type="float" office:value="0.196398">
            <text:p>0.196398</text:p>
          </table:table-cell>
          <table:table-cell office:value-type="float" office:value="0.194864">
            <text:p>0.194864</text:p>
          </table:table-cell>
          <table:table-cell office:value-type="float" office:value="0.196914">
            <text:p>0.196914</text:p>
          </table:table-cell>
          <table:table-cell office:value-type="float" office:value="0.196302">
            <text:p>0.196302</text:p>
          </table:table-cell>
          <table:table-cell office:value-type="float" office:value="0.195499">
            <text:p>0.195499</text:p>
          </table:table-cell>
          <table:table-cell office:value-type="float" office:value="0.196385">
            <text:p>0.196385</text:p>
          </table:table-cell>
          <table:table-cell office:value-type="float" office:value="0.196616">
            <text:p>0.196616</text:p>
          </table:table-cell>
          <table:table-cell office:value-type="float" office:value="0.197268">
            <text:p>0.197268</text:p>
          </table:table-cell>
          <table:table-cell office:value-type="float" office:value="0.196223">
            <text:p>0.196223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0.353128">
            <text:p>0.35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/>
          <table:table-cell table:style-name="ce6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4" table:formula="of:=([.C2]/[.C3])" office:value-type="float" office:value="0.614919784153306">
            <text:p>0.61</text:p>
          </table:table-cell>
          <table:table-cell table:style-name="ce4" table:formula="of:=([.C9]/[.C10])" office:value-type="float" office:value="0.725265150492904">
            <text:p>0.73</text:p>
          </table:table-cell>
          <table:table-cell table:style-name="ce4" table:formula="of:=([.C16]/[.C17])" office:value-type="float" office:value="1.48962237365133">
            <text:p>1.49</text:p>
          </table:table-cell>
          <table:table-cell table:style-name="ce4" table:formula="of:=([.C23]/[.C24])" office:value-type="float" office:value="1.97613925794117">
            <text:p>1.98</text:p>
          </table:table-cell>
          <table:table-cell table:style-name="ce4" table:formula="of:=([.C30]/[.C31])" office:value-type="float" office:value="1.02456634981526">
            <text:p>1.02</text:p>
          </table:table-cell>
          <table:table-cell/>
          <table:table-cell office:value-type="string">
            <text:p>vec2</text:p>
          </table:table-cell>
          <table:table-cell office:value-type="float" office:value="0.61">
            <text:p>0.61</text:p>
          </table:table-cell>
          <table:table-cell office:value-type="float" office:value="0.73">
            <text:p>0.73</text:p>
          </table:table-cell>
          <table:table-cell office:value-type="float" office:value="1.49">
            <text:p>1.49</text:p>
          </table:table-cell>
          <table:table-cell office:value-type="float" office:value="1.98">
            <text:p>1.98</text:p>
          </table:table-cell>
          <table:table-cell office:value-type="float" office:value="1.02">
            <text:p>1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4" table:formula="of:=([.C2]/[.C4])" office:value-type="float" office:value="0.377620720557114">
            <text:p>0.38</text:p>
          </table:table-cell>
          <table:table-cell table:style-name="ce4" table:formula="of:=([.C9]/[.C11])" office:value-type="float" office:value="0.39559737053502">
            <text:p>0.40</text:p>
          </table:table-cell>
          <table:table-cell table:style-name="ce4" table:formula="of:=([.C16]/[.C18])" office:value-type="float" office:value="2.28887725497895">
            <text:p>2.29</text:p>
          </table:table-cell>
          <table:table-cell table:style-name="ce4" table:formula="of:=([.C23]/[.C25])" office:value-type="float" office:value="3.83784958300221">
            <text:p>3.84</text:p>
          </table:table-cell>
          <table:table-cell table:style-name="ce4" table:formula="of:=([.C30]/[.C32])" office:value-type="float" office:value="1.93592740740573">
            <text:p>1.94</text:p>
          </table:table-cell>
          <table:table-cell/>
          <table:table-cell office:value-type="string">
            <text:p>vec4</text:p>
          </table:table-cell>
          <table:table-cell office:value-type="float" office:value="0.38">
            <text:p>0.38</text:p>
          </table:table-cell>
          <table:table-cell office:value-type="float" office:value="0.4">
            <text:p>0.4</text:p>
          </table:table-cell>
          <table:table-cell office:value-type="float" office:value="2.29">
            <text:p>2.29</text:p>
          </table:table-cell>
          <table:table-cell office:value-type="float" office:value="3.84">
            <text:p>3.84</text:p>
          </table:table-cell>
          <table:table-cell office:value-type="float" office:value="1.94">
            <text:p>1.9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4" table:formula="of:=([.C2]/[.C5])" office:value-type="float" office:value="0.206934983159282">
            <text:p>0.21</text:p>
          </table:table-cell>
          <table:table-cell table:style-name="ce4" table:formula="of:=([.C9]/[.C12])" office:value-type="float" office:value="0.147796990478675">
            <text:p>0.15</text:p>
          </table:table-cell>
          <table:table-cell table:style-name="ce4" table:formula="of:=([.C16]/[.C19])" office:value-type="float" office:value="1.09815803244375">
            <text:p>1.10</text:p>
          </table:table-cell>
          <table:table-cell table:style-name="ce4" table:formula="of:=([.C23]/[.C26])" office:value-type="float" office:value="6.02224788089546">
            <text:p>6.02</text:p>
          </table:table-cell>
          <table:table-cell table:style-name="ce4" table:formula="of:=([.C30]/[.C33])" office:value-type="float" office:value="3.62788569969574">
            <text:p>3.63</text:p>
          </table:table-cell>
          <table:table-cell/>
          <table:table-cell office:value-type="string">
            <text:p>vec8</text:p>
          </table:table-cell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6.02">
            <text:p>6.02</text:p>
          </table:table-cell>
          <table:table-cell office:value-type="float" office:value="3.63">
            <text:p>3.6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4" table:formula="of:=([.C2]/[.C6])" office:value-type="float" office:value="0.10904264147118">
            <text:p>0.11</text:p>
          </table:table-cell>
          <table:table-cell table:style-name="ce4" table:formula="of:=([.C9]/[.C13])" office:value-type="float" office:value="0.0579771783433111">
            <text:p>0.06</text:p>
          </table:table-cell>
          <table:table-cell table:style-name="ce4" table:formula="of:=([.C16]/[.C20])" office:value-type="float" office:value="0.516227904024874">
            <text:p>0.52</text:p>
          </table:table-cell>
          <table:table-cell table:style-name="ce4" table:formula="of:=([.C23]/[.C27])" office:value-type="float" office:value="8.03974045568959">
            <text:p>8.04</text:p>
          </table:table-cell>
          <table:table-cell table:style-name="ce4" table:formula="of:=([.C30]/[.C34])" office:value-type="float" office:value="8.70666632624403">
            <text:p>8.71</text:p>
          </table:table-cell>
          <table:table-cell/>
          <table:table-cell office:value-type="string">
            <text:p>vec16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52">
            <text:p>0.52</text:p>
          </table:table-cell>
          <table:table-cell office:value-type="float" office:value="8.04">
            <text:p>8.04</text:p>
          </table:table-cell>
          <table:table-cell office:value-type="float" office:value="8.71">
            <text:p>8.71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cav</text:p>
          </table:table-cell>
          <table:table-cell table:style-name="ce4" table:formula="of:=([.C2]/[.C7])" office:value-type="float" office:value="0.000001337033">
            <text:p>0.00</text:p>
          </table:table-cell>
          <table:table-cell table:style-name="ce4" table:formula="of:=([.C9]/[.C14])" office:value-type="float" office:value="0.00000018812">
            <text:p>0.00</text:p>
          </table:table-cell>
          <table:table-cell table:style-name="ce4" table:formula="of:=([.C26]/[.C21])" office:value-type="float" office:value="0.00000036808">
            <text:p>0.00</text:p>
          </table:table-cell>
          <table:table-cell table:style-name="ce4" table:formula="of:=([.C23]/[.C28])" office:value-type="float" office:value="3.75869062052243">
            <text:p>3.76</text:p>
          </table:table-cell>
          <table:table-cell table:style-name="ce4" table:formula="of:=([.C30]/[.C35])" office:value-type="float" office:value="4.82847579347999">
            <text:p>4.83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3.76">
            <text:p>3.76</text:p>
          </table:table-cell>
          <table:table-cell office:value-type="float" office:value="4.83">
            <text:p>4.83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4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61">
            <text:p>0.61</text:p>
          </table:table-cell>
          <table:table-cell office:value-type="float" office:value="0.38">
            <text:p>0.38</text:p>
          </table:table-cell>
          <table:table-cell office:value-type="float" office:value="0.21">
            <text:p>0.2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73">
            <text:p>0.73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49">
            <text:p>1.49</text:p>
          </table:table-cell>
          <table:table-cell office:value-type="float" office:value="2.29">
            <text:p>2.29</text:p>
          </table:table-cell>
          <table:table-cell office:value-type="float" office:value="1.1">
            <text:p>1.1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1.98">
            <text:p>1.98</text:p>
          </table:table-cell>
          <table:table-cell office:value-type="float" office:value="3.84">
            <text:p>3.84</text:p>
          </table:table-cell>
          <table:table-cell office:value-type="float" office:value="6.02">
            <text:p>6.02</text:p>
          </table:table-cell>
          <table:table-cell office:value-type="float" office:value="8.04">
            <text:p>8.04</text:p>
          </table:table-cell>
          <table:table-cell office:value-type="float" office:value="3.76">
            <text:p>3.7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02">
            <text:p>1.02</text:p>
          </table:table-cell>
          <table:table-cell office:value-type="float" office:value="1.94">
            <text:p>1.94</text:p>
          </table:table-cell>
          <table:table-cell office:value-type="float" office:value="3.63">
            <text:p>3.63</text:p>
          </table:table-cell>
          <table:table-cell office:value-type="float" office:value="8.71">
            <text:p>8.71</text:p>
          </table:table-cell>
          <table:table-cell office:value-type="float" office:value="4.83">
            <text:p>4.83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bs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table:number-columns-spanned="13" table:number-rows-spanned="1">
            <text:p>BS</text:p>
          </table:table-cell>
          <table:covered-table-cell table:style-name="ce1"/>
          <table:covered-table-cell table:number-columns-repeated="11"/>
          <table:table-cell table:number-columns-repeated="10"/>
        </table:table-row>
        <table:table-row table:style-name="ro1">
          <table:table-cell table:style-name="ce5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4" office:value-type="float" office:value="0.040942">
            <text:p>0.04</text:p>
          </table:table-cell>
          <table:table-cell office:value-type="float" office:value="0.000012">
            <text:p>0.000012</text:p>
          </table:table-cell>
          <table:table-cell office:value-type="float" office:value="0.040927">
            <text:p>0.040927</text:p>
          </table:table-cell>
          <table:table-cell office:value-type="float" office:value="0.040949">
            <text:p>0.040949</text:p>
          </table:table-cell>
          <table:table-cell office:value-type="float" office:value="0.040952">
            <text:p>0.040952</text:p>
          </table:table-cell>
          <table:table-cell office:value-type="float" office:value="0.040933">
            <text:p>0.040933</text:p>
          </table:table-cell>
          <table:table-cell office:value-type="float" office:value="0.040927">
            <text:p>0.040927</text:p>
          </table:table-cell>
          <table:table-cell office:value-type="float" office:value="0.040922">
            <text:p>0.040922</text:p>
          </table:table-cell>
          <table:table-cell office:value-type="float" office:value="0.040952">
            <text:p>0.040952</text:p>
          </table:table-cell>
          <table:table-cell office:value-type="float" office:value="0.040937">
            <text:p>0.040937</text:p>
          </table:table-cell>
          <table:table-cell office:value-type="float" office:value="0.040945">
            <text:p>0.040945</text:p>
          </table:table-cell>
          <table:table-cell office:value-type="float" office:value="0.040971">
            <text:p>0.040971</text:p>
          </table:table-cell>
          <table:table-cell office:value-type="float" office:value="0.040936">
            <text:p>0.040936</text:p>
          </table:table-cell>
          <table:table-cell office:value-type="float" office:value="0.040952">
            <text:p>0.040952</text:p>
          </table:table-cell>
          <table:table-cell table:number-columns-repeated="2" office:value-type="float" office:value="0.040941">
            <text:p>0.040941</text:p>
          </table:table-cell>
          <table:table-cell office:value-type="float" office:value="0.040956">
            <text:p>0.040956</text:p>
          </table:table-cell>
          <table:table-cell office:value-type="float" office:value="0.040946">
            <text:p>0.040946</text:p>
          </table:table-cell>
          <table:table-cell office:value-type="float" office:value="0.040928">
            <text:p>0.040928</text:p>
          </table:table-cell>
          <table:table-cell office:value-type="float" office:value="0.040945">
            <text:p>0.040945</text:p>
          </table:table-cell>
          <table:table-cell office:value-type="float" office:value="0.040927">
            <text:p>0.040927</text:p>
          </table:table-cell>
          <table:table-cell office:value-type="float" office:value="0.040946">
            <text:p>0.040946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4508">
            <text:p>0.05</text:p>
          </table:table-cell>
          <table:table-cell office:value-type="float" office:value="0.000015">
            <text:p>0.000015</text:p>
          </table:table-cell>
          <table:table-cell office:value-type="float" office:value="0.045088">
            <text:p>0.045088</text:p>
          </table:table-cell>
          <table:table-cell office:value-type="float" office:value="0.045082">
            <text:p>0.045082</text:p>
          </table:table-cell>
          <table:table-cell office:value-type="float" office:value="0.045075">
            <text:p>0.045075</text:p>
          </table:table-cell>
          <table:table-cell office:value-type="float" office:value="0.045073">
            <text:p>0.045073</text:p>
          </table:table-cell>
          <table:table-cell table:number-columns-repeated="2" office:value-type="float" office:value="0.045069">
            <text:p>0.045069</text:p>
          </table:table-cell>
          <table:table-cell office:value-type="float" office:value="0.045078">
            <text:p>0.045078</text:p>
          </table:table-cell>
          <table:table-cell office:value-type="float" office:value="0.045096">
            <text:p>0.045096</text:p>
          </table:table-cell>
          <table:table-cell office:value-type="float" office:value="0.045113">
            <text:p>0.045113</text:p>
          </table:table-cell>
          <table:table-cell office:value-type="float" office:value="0.045067">
            <text:p>0.045067</text:p>
          </table:table-cell>
          <table:table-cell table:style-name="ce4" office:value-type="float" office:value="0.045063">
            <text:p>0.05</text:p>
          </table:table-cell>
          <table:table-cell office:value-type="float" office:value="0.045083">
            <text:p>0.045083</text:p>
          </table:table-cell>
          <table:table-cell office:value-type="float" office:value="0.045086">
            <text:p>0.045086</text:p>
          </table:table-cell>
          <table:table-cell office:value-type="float" office:value="0.04506">
            <text:p>0.04506</text:p>
          </table:table-cell>
          <table:table-cell office:value-type="float" office:value="0.045064">
            <text:p>0.045064</text:p>
          </table:table-cell>
          <table:table-cell office:value-type="float" office:value="0.045078">
            <text:p>0.045078</text:p>
          </table:table-cell>
          <table:table-cell office:value-type="float" office:value="0.045106">
            <text:p>0.045106</text:p>
          </table:table-cell>
          <table:table-cell office:value-type="float" office:value="0.04507">
            <text:p>0.04507</text:p>
          </table:table-cell>
          <table:table-cell office:value-type="float" office:value="0.045082">
            <text:p>0.045082</text:p>
          </table:table-cell>
          <table:table-cell office:value-type="float" office:value="0.045104">
            <text:p>0.04510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62502">
            <text:p>0.06</text:p>
          </table:table-cell>
          <table:table-cell office:value-type="float" office:value="0.000151">
            <text:p>0.000151</text:p>
          </table:table-cell>
          <table:table-cell office:value-type="float" office:value="0.062619">
            <text:p>0.062619</text:p>
          </table:table-cell>
          <table:table-cell office:value-type="float" office:value="0.062714">
            <text:p>0.062714</text:p>
          </table:table-cell>
          <table:table-cell office:value-type="float" office:value="0.062598">
            <text:p>0.062598</text:p>
          </table:table-cell>
          <table:table-cell office:value-type="float" office:value="0.062591">
            <text:p>0.062591</text:p>
          </table:table-cell>
          <table:table-cell office:value-type="float" office:value="0.0623">
            <text:p>0.0623</text:p>
          </table:table-cell>
          <table:table-cell office:value-type="float" office:value="0.062563">
            <text:p>0.062563</text:p>
          </table:table-cell>
          <table:table-cell office:value-type="float" office:value="0.062331">
            <text:p>0.062331</text:p>
          </table:table-cell>
          <table:table-cell office:value-type="float" office:value="0.062629">
            <text:p>0.062629</text:p>
          </table:table-cell>
          <table:table-cell office:value-type="float" office:value="0.062474">
            <text:p>0.062474</text:p>
          </table:table-cell>
          <table:table-cell office:value-type="float" office:value="0.062591">
            <text:p>0.062591</text:p>
          </table:table-cell>
          <table:table-cell table:style-name="ce4" office:value-type="float" office:value="0.062633">
            <text:p>0.06</text:p>
          </table:table-cell>
          <table:table-cell office:value-type="float" office:value="0.062376">
            <text:p>0.062376</text:p>
          </table:table-cell>
          <table:table-cell office:value-type="float" office:value="0.062281">
            <text:p>0.062281</text:p>
          </table:table-cell>
          <table:table-cell office:value-type="float" office:value="0.062461">
            <text:p>0.062461</text:p>
          </table:table-cell>
          <table:table-cell office:value-type="float" office:value="0.062595">
            <text:p>0.062595</text:p>
          </table:table-cell>
          <table:table-cell office:value-type="float" office:value="0.06271">
            <text:p>0.06271</text:p>
          </table:table-cell>
          <table:table-cell office:value-type="float" office:value="0.062499">
            <text:p>0.062499</text:p>
          </table:table-cell>
          <table:table-cell office:value-type="float" office:value="0.06242">
            <text:p>0.06242</text:p>
          </table:table-cell>
          <table:table-cell office:value-type="float" office:value="0.062132">
            <text:p>0.062132</text:p>
          </table:table-cell>
          <table:table-cell office:value-type="float" office:value="0.062527">
            <text:p>0.06252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138602">
            <text:p>0.14</text:p>
          </table:table-cell>
          <table:table-cell office:value-type="float" office:value="0.00054">
            <text:p>0.00054</text:p>
          </table:table-cell>
          <table:table-cell office:value-type="float" office:value="0.138913">
            <text:p>0.138913</text:p>
          </table:table-cell>
          <table:table-cell office:value-type="float" office:value="0.138535">
            <text:p>0.138535</text:p>
          </table:table-cell>
          <table:table-cell office:value-type="float" office:value="0.139452">
            <text:p>0.139452</text:p>
          </table:table-cell>
          <table:table-cell office:value-type="float" office:value="0.13938">
            <text:p>0.13938</text:p>
          </table:table-cell>
          <table:table-cell office:value-type="float" office:value="0.138929">
            <text:p>0.138929</text:p>
          </table:table-cell>
          <table:table-cell office:value-type="float" office:value="0.139367">
            <text:p>0.139367</text:p>
          </table:table-cell>
          <table:table-cell office:value-type="float" office:value="0.138388">
            <text:p>0.138388</text:p>
          </table:table-cell>
          <table:table-cell office:value-type="float" office:value="0.138235">
            <text:p>0.138235</text:p>
          </table:table-cell>
          <table:table-cell office:value-type="float" office:value="0.13872">
            <text:p>0.13872</text:p>
          </table:table-cell>
          <table:table-cell office:value-type="float" office:value="0.137599">
            <text:p>0.137599</text:p>
          </table:table-cell>
          <table:table-cell table:style-name="ce4" office:value-type="float" office:value="0.138922">
            <text:p>0.14</text:p>
          </table:table-cell>
          <table:table-cell office:value-type="float" office:value="0.138665">
            <text:p>0.138665</text:p>
          </table:table-cell>
          <table:table-cell office:value-type="float" office:value="0.138558">
            <text:p>0.138558</text:p>
          </table:table-cell>
          <table:table-cell office:value-type="float" office:value="0.137473">
            <text:p>0.137473</text:p>
          </table:table-cell>
          <table:table-cell office:value-type="float" office:value="0.137763">
            <text:p>0.137763</text:p>
          </table:table-cell>
          <table:table-cell office:value-type="float" office:value="0.138725">
            <text:p>0.138725</text:p>
          </table:table-cell>
          <table:table-cell office:value-type="float" office:value="0.138054">
            <text:p>0.138054</text:p>
          </table:table-cell>
          <table:table-cell office:value-type="float" office:value="0.138881">
            <text:p>0.138881</text:p>
          </table:table-cell>
          <table:table-cell office:value-type="float" office:value="0.138729">
            <text:p>0.138729</text:p>
          </table:table-cell>
          <table:table-cell office:value-type="float" office:value="0.138761">
            <text:p>0.13876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31522">
            <text:p>0.32</text:p>
          </table:table-cell>
          <table:table-cell office:value-type="float" office:value="0.000315">
            <text:p>0.000315</text:p>
          </table:table-cell>
          <table:table-cell office:value-type="float" office:value="0.314984">
            <text:p>0.314984</text:p>
          </table:table-cell>
          <table:table-cell office:value-type="float" office:value="0.315643">
            <text:p>0.315643</text:p>
          </table:table-cell>
          <table:table-cell office:value-type="float" office:value="0.314677">
            <text:p>0.314677</text:p>
          </table:table-cell>
          <table:table-cell office:value-type="float" office:value="0.315386">
            <text:p>0.315386</text:p>
          </table:table-cell>
          <table:table-cell office:value-type="float" office:value="0.315072">
            <text:p>0.315072</text:p>
          </table:table-cell>
          <table:table-cell office:value-type="float" office:value="0.315621">
            <text:p>0.315621</text:p>
          </table:table-cell>
          <table:table-cell office:value-type="float" office:value="0.315402">
            <text:p>0.315402</text:p>
          </table:table-cell>
          <table:table-cell office:value-type="float" office:value="0.31573">
            <text:p>0.31573</text:p>
          </table:table-cell>
          <table:table-cell office:value-type="float" office:value="0.315281">
            <text:p>0.315281</text:p>
          </table:table-cell>
          <table:table-cell office:value-type="float" office:value="0.315453">
            <text:p>0.315453</text:p>
          </table:table-cell>
          <table:table-cell table:style-name="ce4" office:value-type="float" office:value="0.315203">
            <text:p>0.32</text:p>
          </table:table-cell>
          <table:table-cell office:value-type="float" office:value="0.315402">
            <text:p>0.315402</text:p>
          </table:table-cell>
          <table:table-cell office:value-type="float" office:value="0.314778">
            <text:p>0.314778</text:p>
          </table:table-cell>
          <table:table-cell office:value-type="float" office:value="0.315027">
            <text:p>0.315027</text:p>
          </table:table-cell>
          <table:table-cell office:value-type="float" office:value="0.315257">
            <text:p>0.315257</text:p>
          </table:table-cell>
          <table:table-cell office:value-type="float" office:value="0.315002">
            <text:p>0.315002</text:p>
          </table:table-cell>
          <table:table-cell office:value-type="float" office:value="0.315528">
            <text:p>0.315528</text:p>
          </table:table-cell>
          <table:table-cell office:value-type="float" office:value="0.314627">
            <text:p>0.314627</text:p>
          </table:table-cell>
          <table:table-cell office:value-type="float" office:value="0.315406">
            <text:p>0.315406</text:p>
          </table:table-cell>
          <table:table-cell office:value-type="float" office:value="0.314916">
            <text:p>0.314916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4" office:value-type="float" office:value="0.011579">
            <text:p>0.01</text:p>
          </table:table-cell>
          <table:table-cell office:value-type="float" office:value="0.000005">
            <text:p>0.000005</text:p>
          </table:table-cell>
          <table:table-cell office:value-type="float" office:value="0.011586">
            <text:p>0.011586</text:p>
          </table:table-cell>
          <table:table-cell office:value-type="float" office:value="0.011587">
            <text:p>0.011587</text:p>
          </table:table-cell>
          <table:table-cell office:value-type="float" office:value="0.011572">
            <text:p>0.011572</text:p>
          </table:table-cell>
          <table:table-cell office:value-type="float" office:value="0.011583">
            <text:p>0.011583</text:p>
          </table:table-cell>
          <table:table-cell office:value-type="float" office:value="0.011574">
            <text:p>0.011574</text:p>
          </table:table-cell>
          <table:table-cell office:value-type="float" office:value="0.011578">
            <text:p>0.011578</text:p>
          </table:table-cell>
          <table:table-cell office:value-type="float" office:value="0.011573">
            <text:p>0.011573</text:p>
          </table:table-cell>
          <table:table-cell office:value-type="float" office:value="0.01158">
            <text:p>0.01158</text:p>
          </table:table-cell>
          <table:table-cell office:value-type="float" office:value="0.011574">
            <text:p>0.011574</text:p>
          </table:table-cell>
          <table:table-cell office:value-type="float" office:value="0.011581">
            <text:p>0.011581</text:p>
          </table:table-cell>
          <table:table-cell table:style-name="ce4" office:value-type="float" office:value="0.011582">
            <text:p>0.01</text:p>
          </table:table-cell>
          <table:table-cell office:value-type="float" office:value="0.011587">
            <text:p>0.011587</text:p>
          </table:table-cell>
          <table:table-cell office:value-type="float" office:value="0.011582">
            <text:p>0.011582</text:p>
          </table:table-cell>
          <table:table-cell office:value-type="float" office:value="0.011574">
            <text:p>0.011574</text:p>
          </table:table-cell>
          <table:table-cell office:value-type="float" office:value="0.011572">
            <text:p>0.011572</text:p>
          </table:table-cell>
          <table:table-cell table:number-columns-repeated="2" office:value-type="float" office:value="0.011575">
            <text:p>0.011575</text:p>
          </table:table-cell>
          <table:table-cell office:value-type="float" office:value="0.011581">
            <text:p>0.011581</text:p>
          </table:table-cell>
          <table:table-cell office:value-type="float" office:value="0.011584">
            <text:p>0.011584</text:p>
          </table:table-cell>
          <table:table-cell office:value-type="float" office:value="0.011575">
            <text:p>0.01157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48152">
            <text:p>0.05</text:p>
          </table:table-cell>
          <table:table-cell office:value-type="float" office:value="0.000003">
            <text:p>0.000003</text:p>
          </table:table-cell>
          <table:table-cell office:value-type="float" office:value="0.048154">
            <text:p>0.048154</text:p>
          </table:table-cell>
          <table:table-cell office:value-type="float" office:value="0.048155">
            <text:p>0.048155</text:p>
          </table:table-cell>
          <table:table-cell office:value-type="float" office:value="0.048156">
            <text:p>0.048156</text:p>
          </table:table-cell>
          <table:table-cell office:value-type="float" office:value="0.048153">
            <text:p>0.048153</text:p>
          </table:table-cell>
          <table:table-cell office:value-type="float" office:value="0.048147">
            <text:p>0.048147</text:p>
          </table:table-cell>
          <table:table-cell office:value-type="float" office:value="0.048149">
            <text:p>0.048149</text:p>
          </table:table-cell>
          <table:table-cell table:number-columns-repeated="2" office:value-type="float" office:value="0.048148">
            <text:p>0.048148</text:p>
          </table:table-cell>
          <table:table-cell office:value-type="float" office:value="0.04815">
            <text:p>0.04815</text:p>
          </table:table-cell>
          <table:table-cell office:value-type="float" office:value="0.048151">
            <text:p>0.048151</text:p>
          </table:table-cell>
          <table:table-cell table:style-name="ce4" office:value-type="float" office:value="0.048155">
            <text:p>0.05</text:p>
          </table:table-cell>
          <table:table-cell office:value-type="float" office:value="0.048153">
            <text:p>0.048153</text:p>
          </table:table-cell>
          <table:table-cell office:value-type="float" office:value="0.048154">
            <text:p>0.048154</text:p>
          </table:table-cell>
          <table:table-cell office:value-type="float" office:value="0.048153">
            <text:p>0.048153</text:p>
          </table:table-cell>
          <table:table-cell office:value-type="float" office:value="0.048154">
            <text:p>0.048154</text:p>
          </table:table-cell>
          <table:table-cell office:value-type="float" office:value="0.048147">
            <text:p>0.048147</text:p>
          </table:table-cell>
          <table:table-cell office:value-type="float" office:value="0.048153">
            <text:p>0.048153</text:p>
          </table:table-cell>
          <table:table-cell office:value-type="float" office:value="0.048155">
            <text:p>0.048155</text:p>
          </table:table-cell>
          <table:table-cell table:number-columns-repeated="2" office:value-type="float" office:value="0.048154">
            <text:p>0.04815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47332">
            <text:p>0.05</text:p>
          </table:table-cell>
          <table:table-cell office:value-type="float" office:value="0.000007">
            <text:p>0.000007</text:p>
          </table:table-cell>
          <table:table-cell office:value-type="float" office:value="0.047348">
            <text:p>0.047348</text:p>
          </table:table-cell>
          <table:table-cell office:value-type="float" office:value="0.047334">
            <text:p>0.047334</text:p>
          </table:table-cell>
          <table:table-cell office:value-type="float" office:value="0.047327">
            <text:p>0.047327</text:p>
          </table:table-cell>
          <table:table-cell office:value-type="float" office:value="0.047328">
            <text:p>0.047328</text:p>
          </table:table-cell>
          <table:table-cell office:value-type="float" office:value="0.047329">
            <text:p>0.047329</text:p>
          </table:table-cell>
          <table:table-cell office:value-type="float" office:value="0.047332">
            <text:p>0.047332</text:p>
          </table:table-cell>
          <table:table-cell office:value-type="float" office:value="0.047329">
            <text:p>0.047329</text:p>
          </table:table-cell>
          <table:table-cell office:value-type="float" office:value="0.047342">
            <text:p>0.047342</text:p>
          </table:table-cell>
          <table:table-cell office:value-type="float" office:value="0.047344">
            <text:p>0.047344</text:p>
          </table:table-cell>
          <table:table-cell office:value-type="float" office:value="0.04733">
            <text:p>0.04733</text:p>
          </table:table-cell>
          <table:table-cell table:style-name="ce4" office:value-type="float" office:value="0.047328">
            <text:p>0.05</text:p>
          </table:table-cell>
          <table:table-cell office:value-type="float" office:value="0.047343">
            <text:p>0.047343</text:p>
          </table:table-cell>
          <table:table-cell office:value-type="float" office:value="0.04733">
            <text:p>0.04733</text:p>
          </table:table-cell>
          <table:table-cell office:value-type="float" office:value="0.047333">
            <text:p>0.047333</text:p>
          </table:table-cell>
          <table:table-cell office:value-type="float" office:value="0.047325">
            <text:p>0.047325</text:p>
          </table:table-cell>
          <table:table-cell office:value-type="float" office:value="0.047326">
            <text:p>0.047326</text:p>
          </table:table-cell>
          <table:table-cell office:value-type="float" office:value="0.04734">
            <text:p>0.04734</text:p>
          </table:table-cell>
          <table:table-cell office:value-type="float" office:value="0.04733">
            <text:p>0.04733</text:p>
          </table:table-cell>
          <table:table-cell table:number-columns-repeated="2" office:value-type="float" office:value="0.047325">
            <text:p>0.04732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92868">
            <text:p>0.09</text:p>
          </table:table-cell>
          <table:table-cell office:value-type="float" office:value="0.000013">
            <text:p>0.000013</text:p>
          </table:table-cell>
          <table:table-cell office:value-type="float" office:value="0.09288">
            <text:p>0.09288</text:p>
          </table:table-cell>
          <table:table-cell office:value-type="float" office:value="0.092864">
            <text:p>0.092864</text:p>
          </table:table-cell>
          <table:table-cell office:value-type="float" office:value="0.092875">
            <text:p>0.092875</text:p>
          </table:table-cell>
          <table:table-cell office:value-type="float" office:value="0.092862">
            <text:p>0.092862</text:p>
          </table:table-cell>
          <table:table-cell office:value-type="float" office:value="0.092863">
            <text:p>0.092863</text:p>
          </table:table-cell>
          <table:table-cell office:value-type="float" office:value="0.092876">
            <text:p>0.092876</text:p>
          </table:table-cell>
          <table:table-cell office:value-type="float" office:value="0.092856">
            <text:p>0.092856</text:p>
          </table:table-cell>
          <table:table-cell office:value-type="float" office:value="0.092858">
            <text:p>0.092858</text:p>
          </table:table-cell>
          <table:table-cell office:value-type="float" office:value="0.092863">
            <text:p>0.092863</text:p>
          </table:table-cell>
          <table:table-cell office:value-type="float" office:value="0.092896">
            <text:p>0.092896</text:p>
          </table:table-cell>
          <table:table-cell table:style-name="ce4" office:value-type="float" office:value="0.092858">
            <text:p>0.09</text:p>
          </table:table-cell>
          <table:table-cell office:value-type="float" office:value="0.092849">
            <text:p>0.092849</text:p>
          </table:table-cell>
          <table:table-cell office:value-type="float" office:value="0.092884">
            <text:p>0.092884</text:p>
          </table:table-cell>
          <table:table-cell office:value-type="float" office:value="0.092859">
            <text:p>0.092859</text:p>
          </table:table-cell>
          <table:table-cell office:value-type="float" office:value="0.092892">
            <text:p>0.092892</text:p>
          </table:table-cell>
          <table:table-cell table:number-columns-repeated="2" office:value-type="float" office:value="0.092853">
            <text:p>0.092853</text:p>
          </table:table-cell>
          <table:table-cell office:value-type="float" office:value="0.092871">
            <text:p>0.092871</text:p>
          </table:table-cell>
          <table:table-cell office:value-type="float" office:value="0.092878">
            <text:p>0.092878</text:p>
          </table:table-cell>
          <table:table-cell office:value-type="float" office:value="0.092859">
            <text:p>0.092859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189103">
            <text:p>0.19</text:p>
          </table:table-cell>
          <table:table-cell office:value-type="float" office:value="0.000126">
            <text:p>0.000126</text:p>
          </table:table-cell>
          <table:table-cell office:value-type="float" office:value="0.189129">
            <text:p>0.189129</text:p>
          </table:table-cell>
          <table:table-cell office:value-type="float" office:value="0.189341">
            <text:p>0.189341</text:p>
          </table:table-cell>
          <table:table-cell office:value-type="float" office:value="0.189236">
            <text:p>0.189236</text:p>
          </table:table-cell>
          <table:table-cell office:value-type="float" office:value="0.189075">
            <text:p>0.189075</text:p>
          </table:table-cell>
          <table:table-cell office:value-type="float" office:value="0.188964">
            <text:p>0.188964</text:p>
          </table:table-cell>
          <table:table-cell office:value-type="float" office:value="0.18902">
            <text:p>0.18902</text:p>
          </table:table-cell>
          <table:table-cell office:value-type="float" office:value="0.189003">
            <text:p>0.189003</text:p>
          </table:table-cell>
          <table:table-cell office:value-type="float" office:value="0.189013">
            <text:p>0.189013</text:p>
          </table:table-cell>
          <table:table-cell office:value-type="float" office:value="0.188995">
            <text:p>0.188995</text:p>
          </table:table-cell>
          <table:table-cell office:value-type="float" office:value="0.189022">
            <text:p>0.189022</text:p>
          </table:table-cell>
          <table:table-cell table:style-name="ce4" office:value-type="float" office:value="0.189125">
            <text:p>0.19</text:p>
          </table:table-cell>
          <table:table-cell office:value-type="float" office:value="0.189343">
            <text:p>0.189343</text:p>
          </table:table-cell>
          <table:table-cell office:value-type="float" office:value="0.189034">
            <text:p>0.189034</text:p>
          </table:table-cell>
          <table:table-cell office:value-type="float" office:value="0.188987">
            <text:p>0.188987</text:p>
          </table:table-cell>
          <table:table-cell office:value-type="float" office:value="0.189202">
            <text:p>0.189202</text:p>
          </table:table-cell>
          <table:table-cell office:value-type="float" office:value="0.189092">
            <text:p>0.189092</text:p>
          </table:table-cell>
          <table:table-cell office:value-type="float" office:value="0.189094">
            <text:p>0.189094</text:p>
          </table:table-cell>
          <table:table-cell office:value-type="float" office:value="0.188992">
            <text:p>0.188992</text:p>
          </table:table-cell>
          <table:table-cell office:value-type="float" office:value="0.18901">
            <text:p>0.18901</text:p>
          </table:table-cell>
          <table:table-cell office:value-type="float" office:value="0.189375">
            <text:p>0.189375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4" office:value-type="float" office:value="0.01698">
            <text:p>0.02</text:p>
          </table:table-cell>
          <table:table-cell office:value-type="float" office:value="0.000946">
            <text:p>0.000946</text:p>
          </table:table-cell>
          <table:table-cell office:value-type="float" office:value="0.017886">
            <text:p>0.017886</text:p>
          </table:table-cell>
          <table:table-cell table:number-columns-repeated="2" office:value-type="float" office:value="0.016095">
            <text:p>0.016095</text:p>
          </table:table-cell>
          <table:table-cell office:value-type="float" office:value="0.016721">
            <text:p>0.016721</text:p>
          </table:table-cell>
          <table:table-cell office:value-type="float" office:value="0.017098">
            <text:p>0.017098</text:p>
          </table:table-cell>
          <table:table-cell office:value-type="float" office:value="0.016842">
            <text:p>0.016842</text:p>
          </table:table-cell>
          <table:table-cell office:value-type="float" office:value="0.018885">
            <text:p>0.018885</text:p>
          </table:table-cell>
          <table:table-cell office:value-type="float" office:value="0.015264">
            <text:p>0.015264</text:p>
          </table:table-cell>
          <table:table-cell office:value-type="float" office:value="0.015841">
            <text:p>0.015841</text:p>
          </table:table-cell>
          <table:table-cell office:value-type="float" office:value="0.016455">
            <text:p>0.016455</text:p>
          </table:table-cell>
          <table:table-cell table:style-name="ce4" office:value-type="float" office:value="0.01882">
            <text:p>0.02</text:p>
          </table:table-cell>
          <table:table-cell office:value-type="float" office:value="0.01682">
            <text:p>0.01682</text:p>
          </table:table-cell>
          <table:table-cell office:value-type="float" office:value="0.016629">
            <text:p>0.016629</text:p>
          </table:table-cell>
          <table:table-cell office:value-type="float" office:value="0.017642">
            <text:p>0.017642</text:p>
          </table:table-cell>
          <table:table-cell office:value-type="float" office:value="0.016255">
            <text:p>0.016255</text:p>
          </table:table-cell>
          <table:table-cell office:value-type="float" office:value="0.01705">
            <text:p>0.01705</text:p>
          </table:table-cell>
          <table:table-cell office:value-type="float" office:value="0.017087">
            <text:p>0.017087</text:p>
          </table:table-cell>
          <table:table-cell office:value-type="float" office:value="0.017617">
            <text:p>0.017617</text:p>
          </table:table-cell>
          <table:table-cell office:value-type="float" office:value="0.018303">
            <text:p>0.018303</text:p>
          </table:table-cell>
          <table:table-cell office:value-type="float" office:value="0.016203">
            <text:p>0.01620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1042">
            <text:p>0.01</text:p>
          </table:table-cell>
          <table:table-cell office:value-type="float" office:value="0.000297">
            <text:p>0.000297</text:p>
          </table:table-cell>
          <table:table-cell office:value-type="float" office:value="0.010374">
            <text:p>0.010374</text:p>
          </table:table-cell>
          <table:table-cell office:value-type="float" office:value="0.010516">
            <text:p>0.010516</text:p>
          </table:table-cell>
          <table:table-cell office:value-type="float" office:value="0.009823">
            <text:p>0.009823</text:p>
          </table:table-cell>
          <table:table-cell office:value-type="float" office:value="0.010924">
            <text:p>0.010924</text:p>
          </table:table-cell>
          <table:table-cell office:value-type="float" office:value="0.010469">
            <text:p>0.010469</text:p>
          </table:table-cell>
          <table:table-cell office:value-type="float" office:value="0.010627">
            <text:p>0.010627</text:p>
          </table:table-cell>
          <table:table-cell office:value-type="float" office:value="0.010863">
            <text:p>0.010863</text:p>
          </table:table-cell>
          <table:table-cell office:value-type="float" office:value="0.01">
            <text:p>0.01</text:p>
          </table:table-cell>
          <table:table-cell office:value-type="float" office:value="0.010834">
            <text:p>0.010834</text:p>
          </table:table-cell>
          <table:table-cell office:value-type="float" office:value="0.010153">
            <text:p>0.010153</text:p>
          </table:table-cell>
          <table:table-cell table:style-name="ce4" office:value-type="float" office:value="0.010196">
            <text:p>0.01</text:p>
          </table:table-cell>
          <table:table-cell office:value-type="float" office:value="0.010445">
            <text:p>0.010445</text:p>
          </table:table-cell>
          <table:table-cell office:value-type="float" office:value="0.010618">
            <text:p>0.010618</text:p>
          </table:table-cell>
          <table:table-cell office:value-type="float" office:value="0.010539">
            <text:p>0.010539</text:p>
          </table:table-cell>
          <table:table-cell office:value-type="float" office:value="0.009961">
            <text:p>0.009961</text:p>
          </table:table-cell>
          <table:table-cell office:value-type="float" office:value="0.010311">
            <text:p>0.010311</text:p>
          </table:table-cell>
          <table:table-cell office:value-type="float" office:value="0.010282">
            <text:p>0.010282</text:p>
          </table:table-cell>
          <table:table-cell office:value-type="float" office:value="0.010243">
            <text:p>0.010243</text:p>
          </table:table-cell>
          <table:table-cell office:value-type="float" office:value="0.010463">
            <text:p>0.010463</text:p>
          </table:table-cell>
          <table:table-cell office:value-type="float" office:value="0.01075">
            <text:p>0.0107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09273">
            <text:p>0.01</text:p>
          </table:table-cell>
          <table:table-cell office:value-type="float" office:value="0.000017">
            <text:p>0.000017</text:p>
          </table:table-cell>
          <table:table-cell office:value-type="float" office:value="0.009261">
            <text:p>0.009261</text:p>
          </table:table-cell>
          <table:table-cell office:value-type="float" office:value="0.009277">
            <text:p>0.009277</text:p>
          </table:table-cell>
          <table:table-cell office:value-type="float" office:value="0.009308">
            <text:p>0.009308</text:p>
          </table:table-cell>
          <table:table-cell office:value-type="float" office:value="0.009258">
            <text:p>0.009258</text:p>
          </table:table-cell>
          <table:table-cell office:value-type="float" office:value="0.009302">
            <text:p>0.009302</text:p>
          </table:table-cell>
          <table:table-cell office:value-type="float" office:value="0.009264">
            <text:p>0.009264</text:p>
          </table:table-cell>
          <table:table-cell office:value-type="float" office:value="0.009299">
            <text:p>0.009299</text:p>
          </table:table-cell>
          <table:table-cell office:value-type="float" office:value="0.009262">
            <text:p>0.009262</text:p>
          </table:table-cell>
          <table:table-cell office:value-type="float" office:value="0.00926">
            <text:p>0.00926</text:p>
          </table:table-cell>
          <table:table-cell office:value-type="float" office:value="0.009236">
            <text:p>0.009236</text:p>
          </table:table-cell>
          <table:table-cell table:style-name="ce4" office:value-type="float" office:value="0.00928">
            <text:p>0.01</text:p>
          </table:table-cell>
          <table:table-cell office:value-type="float" office:value="0.009298">
            <text:p>0.009298</text:p>
          </table:table-cell>
          <table:table-cell office:value-type="float" office:value="0.00926">
            <text:p>0.00926</text:p>
          </table:table-cell>
          <table:table-cell office:value-type="float" office:value="0.00928">
            <text:p>0.00928</text:p>
          </table:table-cell>
          <table:table-cell office:value-type="float" office:value="0.00926">
            <text:p>0.00926</text:p>
          </table:table-cell>
          <table:table-cell office:value-type="float" office:value="0.009278">
            <text:p>0.009278</text:p>
          </table:table-cell>
          <table:table-cell office:value-type="float" office:value="0.00927">
            <text:p>0.00927</text:p>
          </table:table-cell>
          <table:table-cell office:value-type="float" office:value="0.009271">
            <text:p>0.009271</text:p>
          </table:table-cell>
          <table:table-cell office:value-type="float" office:value="0.009266">
            <text:p>0.009266</text:p>
          </table:table-cell>
          <table:table-cell office:value-type="float" office:value="0.009267">
            <text:p>0.00926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10752">
            <text:p>0.01</text:p>
          </table:table-cell>
          <table:table-cell office:value-type="float" office:value="0.000062">
            <text:p>0.000062</text:p>
          </table:table-cell>
          <table:table-cell office:value-type="float" office:value="0.010655">
            <text:p>0.010655</text:p>
          </table:table-cell>
          <table:table-cell office:value-type="float" office:value="0.010869">
            <text:p>0.010869</text:p>
          </table:table-cell>
          <table:table-cell office:value-type="float" office:value="0.010744">
            <text:p>0.010744</text:p>
          </table:table-cell>
          <table:table-cell office:value-type="float" office:value="0.010718">
            <text:p>0.010718</text:p>
          </table:table-cell>
          <table:table-cell office:value-type="float" office:value="0.010795">
            <text:p>0.010795</text:p>
          </table:table-cell>
          <table:table-cell office:value-type="float" office:value="0.010655">
            <text:p>0.010655</text:p>
          </table:table-cell>
          <table:table-cell office:value-type="float" office:value="0.010851">
            <text:p>0.010851</text:p>
          </table:table-cell>
          <table:table-cell office:value-type="float" office:value="0.010739">
            <text:p>0.010739</text:p>
          </table:table-cell>
          <table:table-cell office:value-type="float" office:value="0.010701">
            <text:p>0.010701</text:p>
          </table:table-cell>
          <table:table-cell office:value-type="float" office:value="0.010825">
            <text:p>0.010825</text:p>
          </table:table-cell>
          <table:table-cell table:style-name="ce4" office:value-type="float" office:value="0.010736">
            <text:p>0.01</text:p>
          </table:table-cell>
          <table:table-cell office:value-type="float" office:value="0.010767">
            <text:p>0.010767</text:p>
          </table:table-cell>
          <table:table-cell office:value-type="float" office:value="0.010655">
            <text:p>0.010655</text:p>
          </table:table-cell>
          <table:table-cell office:value-type="float" office:value="0.010777">
            <text:p>0.010777</text:p>
          </table:table-cell>
          <table:table-cell office:value-type="float" office:value="0.010735">
            <text:p>0.010735</text:p>
          </table:table-cell>
          <table:table-cell office:value-type="float" office:value="0.010757">
            <text:p>0.010757</text:p>
          </table:table-cell>
          <table:table-cell office:value-type="float" office:value="0.010771">
            <text:p>0.010771</text:p>
          </table:table-cell>
          <table:table-cell office:value-type="float" office:value="0.010712">
            <text:p>0.010712</text:p>
          </table:table-cell>
          <table:table-cell office:value-type="float" office:value="0.010849">
            <text:p>0.010849</text:p>
          </table:table-cell>
          <table:table-cell office:value-type="float" office:value="0.010737">
            <text:p>0.01073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21459">
            <text:p>0.02</text:p>
          </table:table-cell>
          <table:table-cell office:value-type="float" office:value="0.000536">
            <text:p>0.000536</text:p>
          </table:table-cell>
          <table:table-cell office:value-type="float" office:value="0.021972">
            <text:p>0.021972</text:p>
          </table:table-cell>
          <table:table-cell office:value-type="float" office:value="0.020708">
            <text:p>0.020708</text:p>
          </table:table-cell>
          <table:table-cell office:value-type="float" office:value="0.021447">
            <text:p>0.021447</text:p>
          </table:table-cell>
          <table:table-cell office:value-type="float" office:value="0.021193">
            <text:p>0.021193</text:p>
          </table:table-cell>
          <table:table-cell office:value-type="float" office:value="0.021859">
            <text:p>0.021859</text:p>
          </table:table-cell>
          <table:table-cell office:value-type="float" office:value="0.021766">
            <text:p>0.021766</text:p>
          </table:table-cell>
          <table:table-cell office:value-type="float" office:value="0.021628">
            <text:p>0.021628</text:p>
          </table:table-cell>
          <table:table-cell office:value-type="float" office:value="0.022683">
            <text:p>0.022683</text:p>
          </table:table-cell>
          <table:table-cell office:value-type="float" office:value="0.021565">
            <text:p>0.021565</text:p>
          </table:table-cell>
          <table:table-cell office:value-type="float" office:value="0.021947">
            <text:p>0.021947</text:p>
          </table:table-cell>
          <table:table-cell table:style-name="ce4" office:value-type="float" office:value="0.021092">
            <text:p>0.02</text:p>
          </table:table-cell>
          <table:table-cell office:value-type="float" office:value="0.021044">
            <text:p>0.021044</text:p>
          </table:table-cell>
          <table:table-cell office:value-type="float" office:value="0.021125">
            <text:p>0.021125</text:p>
          </table:table-cell>
          <table:table-cell office:value-type="float" office:value="0.021773">
            <text:p>0.021773</text:p>
          </table:table-cell>
          <table:table-cell office:value-type="float" office:value="0.021103">
            <text:p>0.021103</text:p>
          </table:table-cell>
          <table:table-cell office:value-type="float" office:value="0.02183">
            <text:p>0.02183</text:p>
          </table:table-cell>
          <table:table-cell office:value-type="float" office:value="0.020383">
            <text:p>0.020383</text:p>
          </table:table-cell>
          <table:table-cell office:value-type="float" office:value="0.022005">
            <text:p>0.022005</text:p>
          </table:table-cell>
          <table:table-cell office:value-type="float" office:value="0.020698">
            <text:p>0.020698</text:p>
          </table:table-cell>
          <table:table-cell office:value-type="float" office:value="0.021353">
            <text:p>0.021353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4" office:value-type="float" office:value="1.349132">
            <text:p>1.35</text:p>
          </table:table-cell>
          <table:table-cell office:value-type="float" office:value="0.00023">
            <text:p>0.00023</text:p>
          </table:table-cell>
          <table:table-cell office:value-type="float" office:value="1.349166">
            <text:p>1.349166</text:p>
          </table:table-cell>
          <table:table-cell office:value-type="float" office:value="1.349156">
            <text:p>1.349156</text:p>
          </table:table-cell>
          <table:table-cell office:value-type="float" office:value="1.348995">
            <text:p>1.348995</text:p>
          </table:table-cell>
          <table:table-cell office:value-type="float" office:value="1.349414">
            <text:p>1.349414</text:p>
          </table:table-cell>
          <table:table-cell office:value-type="float" office:value="1.348929">
            <text:p>1.348929</text:p>
          </table:table-cell>
          <table:table-cell office:value-type="float" office:value="1.348813">
            <text:p>1.348813</text:p>
          </table:table-cell>
          <table:table-cell office:value-type="float" office:value="1.348817">
            <text:p>1.348817</text:p>
          </table:table-cell>
          <table:table-cell office:value-type="float" office:value="1.349086">
            <text:p>1.349086</text:p>
          </table:table-cell>
          <table:table-cell office:value-type="float" office:value="1.349143">
            <text:p>1.349143</text:p>
          </table:table-cell>
          <table:table-cell office:value-type="float" office:value="1.348952">
            <text:p>1.348952</text:p>
          </table:table-cell>
          <table:table-cell table:style-name="ce4" office:value-type="float" office:value="1.349199">
            <text:p>1.35</text:p>
          </table:table-cell>
          <table:table-cell office:value-type="float" office:value="1.349">
            <text:p>1.349</text:p>
          </table:table-cell>
          <table:table-cell office:value-type="float" office:value="1.349648">
            <text:p>1.349648</text:p>
          </table:table-cell>
          <table:table-cell office:value-type="float" office:value="1.34901">
            <text:p>1.34901</text:p>
          </table:table-cell>
          <table:table-cell office:value-type="float" office:value="1.349544">
            <text:p>1.349544</text:p>
          </table:table-cell>
          <table:table-cell office:value-type="float" office:value="1.349046">
            <text:p>1.349046</text:p>
          </table:table-cell>
          <table:table-cell office:value-type="float" office:value="1.348987">
            <text:p>1.348987</text:p>
          </table:table-cell>
          <table:table-cell office:value-type="float" office:value="1.349534">
            <text:p>1.349534</text:p>
          </table:table-cell>
          <table:table-cell office:value-type="float" office:value="1.349019">
            <text:p>1.349019</text:p>
          </table:table-cell>
          <table:table-cell office:value-type="float" office:value="1.349174">
            <text:p>1.349174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1.927168">
            <text:p>1.93</text:p>
          </table:table-cell>
          <table:table-cell office:value-type="float" office:value="0.001475">
            <text:p>0.001475</text:p>
          </table:table-cell>
          <table:table-cell office:value-type="float" office:value="1.926587">
            <text:p>1.926587</text:p>
          </table:table-cell>
          <table:table-cell office:value-type="float" office:value="1.92744">
            <text:p>1.92744</text:p>
          </table:table-cell>
          <table:table-cell office:value-type="float" office:value="1.927871">
            <text:p>1.927871</text:p>
          </table:table-cell>
          <table:table-cell office:value-type="float" office:value="1.926693">
            <text:p>1.926693</text:p>
          </table:table-cell>
          <table:table-cell office:value-type="float" office:value="1.925865">
            <text:p>1.925865</text:p>
          </table:table-cell>
          <table:table-cell office:value-type="float" office:value="1.927595">
            <text:p>1.927595</text:p>
          </table:table-cell>
          <table:table-cell office:value-type="float" office:value="1.924802">
            <text:p>1.924802</text:p>
          </table:table-cell>
          <table:table-cell office:value-type="float" office:value="1.926567">
            <text:p>1.926567</text:p>
          </table:table-cell>
          <table:table-cell office:value-type="float" office:value="1.926117">
            <text:p>1.926117</text:p>
          </table:table-cell>
          <table:table-cell office:value-type="float" office:value="1.926505">
            <text:p>1.926505</text:p>
          </table:table-cell>
          <table:table-cell table:style-name="ce4" office:value-type="float" office:value="1.925077">
            <text:p>1.93</text:p>
          </table:table-cell>
          <table:table-cell office:value-type="float" office:value="1.928426">
            <text:p>1.928426</text:p>
          </table:table-cell>
          <table:table-cell office:value-type="float" office:value="1.929131">
            <text:p>1.929131</text:p>
          </table:table-cell>
          <table:table-cell office:value-type="float" office:value="1.929282">
            <text:p>1.929282</text:p>
          </table:table-cell>
          <table:table-cell office:value-type="float" office:value="1.927662">
            <text:p>1.927662</text:p>
          </table:table-cell>
          <table:table-cell office:value-type="float" office:value="1.926205">
            <text:p>1.926205</text:p>
          </table:table-cell>
          <table:table-cell office:value-type="float" office:value="1.925716">
            <text:p>1.925716</text:p>
          </table:table-cell>
          <table:table-cell office:value-type="float" office:value="1.926663">
            <text:p>1.926663</text:p>
          </table:table-cell>
          <table:table-cell office:value-type="float" office:value="1.928245">
            <text:p>1.928245</text:p>
          </table:table-cell>
          <table:table-cell office:value-type="float" office:value="1.930915">
            <text:p>1.93091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651001">
            <text:p>0.65</text:p>
          </table:table-cell>
          <table:table-cell office:value-type="float" office:value="0.001567">
            <text:p>0.001567</text:p>
          </table:table-cell>
          <table:table-cell office:value-type="float" office:value="0.650491">
            <text:p>0.650491</text:p>
          </table:table-cell>
          <table:table-cell office:value-type="float" office:value="0.650781">
            <text:p>0.650781</text:p>
          </table:table-cell>
          <table:table-cell office:value-type="float" office:value="0.650342">
            <text:p>0.650342</text:p>
          </table:table-cell>
          <table:table-cell office:value-type="float" office:value="0.650266">
            <text:p>0.650266</text:p>
          </table:table-cell>
          <table:table-cell office:value-type="float" office:value="0.650541">
            <text:p>0.650541</text:p>
          </table:table-cell>
          <table:table-cell office:value-type="float" office:value="0.650878">
            <text:p>0.650878</text:p>
          </table:table-cell>
          <table:table-cell office:value-type="float" office:value="0.650422">
            <text:p>0.650422</text:p>
          </table:table-cell>
          <table:table-cell office:value-type="float" office:value="0.650242">
            <text:p>0.650242</text:p>
          </table:table-cell>
          <table:table-cell office:value-type="float" office:value="0.650484">
            <text:p>0.650484</text:p>
          </table:table-cell>
          <table:table-cell office:value-type="float" office:value="0.650272">
            <text:p>0.650272</text:p>
          </table:table-cell>
          <table:table-cell table:style-name="ce4" office:value-type="float" office:value="0.650445">
            <text:p>0.65</text:p>
          </table:table-cell>
          <table:table-cell office:value-type="float" office:value="0.650478">
            <text:p>0.650478</text:p>
          </table:table-cell>
          <table:table-cell office:value-type="float" office:value="0.650602">
            <text:p>0.650602</text:p>
          </table:table-cell>
          <table:table-cell office:value-type="float" office:value="0.650286">
            <text:p>0.650286</text:p>
          </table:table-cell>
          <table:table-cell office:value-type="float" office:value="0.65042">
            <text:p>0.65042</text:p>
          </table:table-cell>
          <table:table-cell office:value-type="float" office:value="0.655862">
            <text:p>0.655862</text:p>
          </table:table-cell>
          <table:table-cell office:value-type="float" office:value="0.650622">
            <text:p>0.650622</text:p>
          </table:table-cell>
          <table:table-cell office:value-type="float" office:value="0.655484">
            <text:p>0.655484</text:p>
          </table:table-cell>
          <table:table-cell office:value-type="float" office:value="0.650662">
            <text:p>0.650662</text:p>
          </table:table-cell>
          <table:table-cell office:value-type="float" office:value="0.65043">
            <text:p>0.6504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438129">
            <text:p>0.44</text:p>
          </table:table-cell>
          <table:table-cell office:value-type="float" office:value="0.00091">
            <text:p>0.00091</text:p>
          </table:table-cell>
          <table:table-cell office:value-type="float" office:value="0.437165">
            <text:p>0.437165</text:p>
          </table:table-cell>
          <table:table-cell office:value-type="float" office:value="0.439401">
            <text:p>0.439401</text:p>
          </table:table-cell>
          <table:table-cell office:value-type="float" office:value="0.439338">
            <text:p>0.439338</text:p>
          </table:table-cell>
          <table:table-cell office:value-type="float" office:value="0.438851">
            <text:p>0.438851</text:p>
          </table:table-cell>
          <table:table-cell office:value-type="float" office:value="0.436628">
            <text:p>0.436628</text:p>
          </table:table-cell>
          <table:table-cell office:value-type="float" office:value="0.438067">
            <text:p>0.438067</text:p>
          </table:table-cell>
          <table:table-cell office:value-type="float" office:value="0.436949">
            <text:p>0.436949</text:p>
          </table:table-cell>
          <table:table-cell office:value-type="float" office:value="0.439002">
            <text:p>0.439002</text:p>
          </table:table-cell>
          <table:table-cell office:value-type="float" office:value="0.438692">
            <text:p>0.438692</text:p>
          </table:table-cell>
          <table:table-cell office:value-type="float" office:value="0.437404">
            <text:p>0.437404</text:p>
          </table:table-cell>
          <table:table-cell table:style-name="ce4" office:value-type="float" office:value="0.438933">
            <text:p>0.44</text:p>
          </table:table-cell>
          <table:table-cell office:value-type="float" office:value="0.438921">
            <text:p>0.438921</text:p>
          </table:table-cell>
          <table:table-cell office:value-type="float" office:value="0.438781">
            <text:p>0.438781</text:p>
          </table:table-cell>
          <table:table-cell office:value-type="float" office:value="0.438887">
            <text:p>0.438887</text:p>
          </table:table-cell>
          <table:table-cell office:value-type="float" office:value="0.437569">
            <text:p>0.437569</text:p>
          </table:table-cell>
          <table:table-cell office:value-type="float" office:value="0.4373">
            <text:p>0.4373</text:p>
          </table:table-cell>
          <table:table-cell office:value-type="float" office:value="0.437859">
            <text:p>0.437859</text:p>
          </table:table-cell>
          <table:table-cell office:value-type="float" office:value="0.438927">
            <text:p>0.438927</text:p>
          </table:table-cell>
          <table:table-cell office:value-type="float" office:value="0.436841">
            <text:p>0.436841</text:p>
          </table:table-cell>
          <table:table-cell office:value-type="float" office:value="0.437068">
            <text:p>0.43706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395213">
            <text:p>0.40</text:p>
          </table:table-cell>
          <table:table-cell office:value-type="float" office:value="0.000324">
            <text:p>0.000324</text:p>
          </table:table-cell>
          <table:table-cell office:value-type="float" office:value="0.395094">
            <text:p>0.395094</text:p>
          </table:table-cell>
          <table:table-cell office:value-type="float" office:value="0.394534">
            <text:p>0.394534</text:p>
          </table:table-cell>
          <table:table-cell office:value-type="float" office:value="0.395242">
            <text:p>0.395242</text:p>
          </table:table-cell>
          <table:table-cell office:value-type="float" office:value="0.39511">
            <text:p>0.39511</text:p>
          </table:table-cell>
          <table:table-cell office:value-type="float" office:value="0.394909">
            <text:p>0.394909</text:p>
          </table:table-cell>
          <table:table-cell office:value-type="float" office:value="0.395262">
            <text:p>0.395262</text:p>
          </table:table-cell>
          <table:table-cell office:value-type="float" office:value="0.395104">
            <text:p>0.395104</text:p>
          </table:table-cell>
          <table:table-cell office:value-type="float" office:value="0.395437">
            <text:p>0.395437</text:p>
          </table:table-cell>
          <table:table-cell office:value-type="float" office:value="0.395115">
            <text:p>0.395115</text:p>
          </table:table-cell>
          <table:table-cell office:value-type="float" office:value="0.395551">
            <text:p>0.395551</text:p>
          </table:table-cell>
          <table:table-cell table:style-name="ce4" office:value-type="float" office:value="0.395205">
            <text:p>0.40</text:p>
          </table:table-cell>
          <table:table-cell office:value-type="float" office:value="0.395027">
            <text:p>0.395027</text:p>
          </table:table-cell>
          <table:table-cell office:value-type="float" office:value="0.396041">
            <text:p>0.396041</text:p>
          </table:table-cell>
          <table:table-cell office:value-type="float" office:value="0.395018">
            <text:p>0.395018</text:p>
          </table:table-cell>
          <table:table-cell office:value-type="float" office:value="0.395329">
            <text:p>0.395329</text:p>
          </table:table-cell>
          <table:table-cell office:value-type="float" office:value="0.395012">
            <text:p>0.395012</text:p>
          </table:table-cell>
          <table:table-cell office:value-type="float" office:value="0.395212">
            <text:p>0.395212</text:p>
          </table:table-cell>
          <table:table-cell office:value-type="float" office:value="0.395002">
            <text:p>0.395002</text:p>
          </table:table-cell>
          <table:table-cell office:value-type="float" office:value="0.39516">
            <text:p>0.39516</text:p>
          </table:table-cell>
          <table:table-cell office:value-type="float" office:value="0.395901">
            <text:p>0.395901</text:p>
          </table:table-cell>
        </table:table-row>
        <table:table-row table:style-name="ro5">
          <table:covered-table-cell/>
          <table:table-cell table:style-name="ce7" office:value-type="string">
            <text:p>cav</text:p>
          </table:table-cell>
          <table:table-cell table:style-name="ce4" office:value-type="float" office:value="0.289961">
            <text:p>0.29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4" office:value-type="float" office:value="0.684234">
            <text:p>0.68</text:p>
          </table:table-cell>
          <table:table-cell office:value-type="float" office:value="0.018359">
            <text:p>0.018359</text:p>
          </table:table-cell>
          <table:table-cell office:value-type="float" office:value="0.697083">
            <text:p>0.697083</text:p>
          </table:table-cell>
          <table:table-cell office:value-type="float" office:value="0.708693">
            <text:p>0.708693</text:p>
          </table:table-cell>
          <table:table-cell office:value-type="float" office:value="0.664896">
            <text:p>0.664896</text:p>
          </table:table-cell>
          <table:table-cell office:value-type="float" office:value="0.682868">
            <text:p>0.682868</text:p>
          </table:table-cell>
          <table:table-cell office:value-type="float" office:value="0.680682">
            <text:p>0.680682</text:p>
          </table:table-cell>
          <table:table-cell office:value-type="float" office:value="0.63717">
            <text:p>0.63717</text:p>
          </table:table-cell>
          <table:table-cell office:value-type="float" office:value="0.689255">
            <text:p>0.689255</text:p>
          </table:table-cell>
          <table:table-cell office:value-type="float" office:value="0.675291">
            <text:p>0.675291</text:p>
          </table:table-cell>
          <table:table-cell office:value-type="float" office:value="0.68331">
            <text:p>0.68331</text:p>
          </table:table-cell>
          <table:table-cell office:value-type="float" office:value="0.697411">
            <text:p>0.697411</text:p>
          </table:table-cell>
          <table:table-cell table:style-name="ce4" office:value-type="float" office:value="0.691074">
            <text:p>0.69</text:p>
          </table:table-cell>
          <table:table-cell office:value-type="float" office:value="0.646321">
            <text:p>0.646321</text:p>
          </table:table-cell>
          <table:table-cell office:value-type="float" office:value="0.683989">
            <text:p>0.683989</text:p>
          </table:table-cell>
          <table:table-cell office:value-type="float" office:value="0.686305">
            <text:p>0.686305</text:p>
          </table:table-cell>
          <table:table-cell office:value-type="float" office:value="0.699643">
            <text:p>0.699643</text:p>
          </table:table-cell>
          <table:table-cell office:value-type="float" office:value="0.671894">
            <text:p>0.671894</text:p>
          </table:table-cell>
          <table:table-cell office:value-type="float" office:value="0.694136">
            <text:p>0.694136</text:p>
          </table:table-cell>
          <table:table-cell office:value-type="float" office:value="0.693147">
            <text:p>0.693147</text:p>
          </table:table-cell>
          <table:table-cell office:value-type="float" office:value="0.71645">
            <text:p>0.71645</text:p>
          </table:table-cell>
          <table:table-cell office:value-type="float" office:value="0.685052">
            <text:p>0.68505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67328">
            <text:p>0.67</text:p>
          </table:table-cell>
          <table:table-cell office:value-type="float" office:value="0.003288">
            <text:p>0.003288</text:p>
          </table:table-cell>
          <table:table-cell office:value-type="float" office:value="0.674997">
            <text:p>0.674997</text:p>
          </table:table-cell>
          <table:table-cell office:value-type="float" office:value="0.670461">
            <text:p>0.670461</text:p>
          </table:table-cell>
          <table:table-cell office:value-type="float" office:value="0.674178">
            <text:p>0.674178</text:p>
          </table:table-cell>
          <table:table-cell office:value-type="float" office:value="0.675329">
            <text:p>0.675329</text:p>
          </table:table-cell>
          <table:table-cell office:value-type="float" office:value="0.671708">
            <text:p>0.671708</text:p>
          </table:table-cell>
          <table:table-cell office:value-type="float" office:value="0.671145">
            <text:p>0.671145</text:p>
          </table:table-cell>
          <table:table-cell office:value-type="float" office:value="0.671628">
            <text:p>0.671628</text:p>
          </table:table-cell>
          <table:table-cell office:value-type="float" office:value="0.684633">
            <text:p>0.684633</text:p>
          </table:table-cell>
          <table:table-cell office:value-type="float" office:value="0.670879">
            <text:p>0.670879</text:p>
          </table:table-cell>
          <table:table-cell office:value-type="float" office:value="0.676017">
            <text:p>0.676017</text:p>
          </table:table-cell>
          <table:table-cell table:style-name="ce4" office:value-type="float" office:value="0.670802">
            <text:p>0.67</text:p>
          </table:table-cell>
          <table:table-cell office:value-type="float" office:value="0.671319">
            <text:p>0.671319</text:p>
          </table:table-cell>
          <table:table-cell office:value-type="float" office:value="0.671399">
            <text:p>0.671399</text:p>
          </table:table-cell>
          <table:table-cell office:value-type="float" office:value="0.671718">
            <text:p>0.671718</text:p>
          </table:table-cell>
          <table:table-cell office:value-type="float" office:value="0.676386">
            <text:p>0.676386</text:p>
          </table:table-cell>
          <table:table-cell office:value-type="float" office:value="0.675789">
            <text:p>0.675789</text:p>
          </table:table-cell>
          <table:table-cell office:value-type="float" office:value="0.671085">
            <text:p>0.671085</text:p>
          </table:table-cell>
          <table:table-cell office:value-type="float" office:value="0.669942">
            <text:p>0.669942</text:p>
          </table:table-cell>
          <table:table-cell office:value-type="float" office:value="0.673607">
            <text:p>0.673607</text:p>
          </table:table-cell>
          <table:table-cell office:value-type="float" office:value="0.672585">
            <text:p>0.67258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587673">
            <text:p>0.59</text:p>
          </table:table-cell>
          <table:table-cell office:value-type="float" office:value="0.002631">
            <text:p>0.002631</text:p>
          </table:table-cell>
          <table:table-cell office:value-type="float" office:value="0.585029">
            <text:p>0.585029</text:p>
          </table:table-cell>
          <table:table-cell office:value-type="float" office:value="0.586581">
            <text:p>0.586581</text:p>
          </table:table-cell>
          <table:table-cell office:value-type="float" office:value="0.585405">
            <text:p>0.585405</text:p>
          </table:table-cell>
          <table:table-cell office:value-type="float" office:value="0.596253">
            <text:p>0.596253</text:p>
          </table:table-cell>
          <table:table-cell office:value-type="float" office:value="0.590412">
            <text:p>0.590412</text:p>
          </table:table-cell>
          <table:table-cell office:value-type="float" office:value="0.588323">
            <text:p>0.588323</text:p>
          </table:table-cell>
          <table:table-cell office:value-type="float" office:value="0.58612">
            <text:p>0.58612</text:p>
          </table:table-cell>
          <table:table-cell office:value-type="float" office:value="0.587376">
            <text:p>0.587376</text:p>
          </table:table-cell>
          <table:table-cell office:value-type="float" office:value="0.585522">
            <text:p>0.585522</text:p>
          </table:table-cell>
          <table:table-cell office:value-type="float" office:value="0.589646">
            <text:p>0.589646</text:p>
          </table:table-cell>
          <table:table-cell table:style-name="ce4" office:value-type="float" office:value="0.586292">
            <text:p>0.59</text:p>
          </table:table-cell>
          <table:table-cell office:value-type="float" office:value="0.58588">
            <text:p>0.58588</text:p>
          </table:table-cell>
          <table:table-cell office:value-type="float" office:value="0.586302">
            <text:p>0.586302</text:p>
          </table:table-cell>
          <table:table-cell office:value-type="float" office:value="0.58824">
            <text:p>0.58824</text:p>
          </table:table-cell>
          <table:table-cell office:value-type="float" office:value="0.588462">
            <text:p>0.588462</text:p>
          </table:table-cell>
          <table:table-cell office:value-type="float" office:value="0.587673">
            <text:p>0.587673</text:p>
          </table:table-cell>
          <table:table-cell office:value-type="float" office:value="0.587068">
            <text:p>0.587068</text:p>
          </table:table-cell>
          <table:table-cell office:value-type="float" office:value="0.591597">
            <text:p>0.591597</text:p>
          </table:table-cell>
          <table:table-cell office:value-type="float" office:value="0.586136">
            <text:p>0.586136</text:p>
          </table:table-cell>
          <table:table-cell office:value-type="float" office:value="0.585138">
            <text:p>0.58513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599109">
            <text:p>0.60</text:p>
          </table:table-cell>
          <table:table-cell office:value-type="float" office:value="0.002767">
            <text:p>0.002767</text:p>
          </table:table-cell>
          <table:table-cell office:value-type="float" office:value="0.600616">
            <text:p>0.600616</text:p>
          </table:table-cell>
          <table:table-cell office:value-type="float" office:value="0.600999">
            <text:p>0.600999</text:p>
          </table:table-cell>
          <table:table-cell office:value-type="float" office:value="0.597934">
            <text:p>0.597934</text:p>
          </table:table-cell>
          <table:table-cell office:value-type="float" office:value="0.597577">
            <text:p>0.597577</text:p>
          </table:table-cell>
          <table:table-cell office:value-type="float" office:value="0.598357">
            <text:p>0.598357</text:p>
          </table:table-cell>
          <table:table-cell office:value-type="float" office:value="0.600354">
            <text:p>0.600354</text:p>
          </table:table-cell>
          <table:table-cell office:value-type="float" office:value="0.598506">
            <text:p>0.598506</text:p>
          </table:table-cell>
          <table:table-cell office:value-type="float" office:value="0.597211">
            <text:p>0.597211</text:p>
          </table:table-cell>
          <table:table-cell office:value-type="float" office:value="0.597522">
            <text:p>0.597522</text:p>
          </table:table-cell>
          <table:table-cell office:value-type="float" office:value="0.598458">
            <text:p>0.598458</text:p>
          </table:table-cell>
          <table:table-cell table:style-name="ce4" office:value-type="float" office:value="0.598012">
            <text:p>0.60</text:p>
          </table:table-cell>
          <table:table-cell office:value-type="float" office:value="0.603164">
            <text:p>0.603164</text:p>
          </table:table-cell>
          <table:table-cell office:value-type="float" office:value="0.595743">
            <text:p>0.595743</text:p>
          </table:table-cell>
          <table:table-cell office:value-type="float" office:value="0.597437">
            <text:p>0.597437</text:p>
          </table:table-cell>
          <table:table-cell office:value-type="float" office:value="0.6085">
            <text:p>0.6085</text:p>
          </table:table-cell>
          <table:table-cell office:value-type="float" office:value="0.598444">
            <text:p>0.598444</text:p>
          </table:table-cell>
          <table:table-cell office:value-type="float" office:value="0.597318">
            <text:p>0.597318</text:p>
          </table:table-cell>
          <table:table-cell office:value-type="float" office:value="0.597224">
            <text:p>0.597224</text:p>
          </table:table-cell>
          <table:table-cell office:value-type="float" office:value="0.597496">
            <text:p>0.597496</text:p>
          </table:table-cell>
          <table:table-cell office:value-type="float" office:value="0.6013">
            <text:p>0.601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41117">
            <text:p>0.04</text:p>
          </table:table-cell>
          <table:table-cell office:value-type="float" office:value="0.000268">
            <text:p>0.000268</text:p>
          </table:table-cell>
          <table:table-cell office:value-type="float" office:value="0.041301">
            <text:p>0.041301</text:p>
          </table:table-cell>
          <table:table-cell office:value-type="float" office:value="0.040865">
            <text:p>0.040865</text:p>
          </table:table-cell>
          <table:table-cell office:value-type="float" office:value="0.040981">
            <text:p>0.040981</text:p>
          </table:table-cell>
          <table:table-cell office:value-type="float" office:value="0.040908">
            <text:p>0.040908</text:p>
          </table:table-cell>
          <table:table-cell office:value-type="float" office:value="0.041257">
            <text:p>0.041257</text:p>
          </table:table-cell>
          <table:table-cell office:value-type="float" office:value="0.041018">
            <text:p>0.041018</text:p>
          </table:table-cell>
          <table:table-cell office:value-type="float" office:value="0.041625">
            <text:p>0.041625</text:p>
          </table:table-cell>
          <table:table-cell office:value-type="float" office:value="0.041694">
            <text:p>0.041694</text:p>
          </table:table-cell>
          <table:table-cell office:value-type="float" office:value="0.041504">
            <text:p>0.041504</text:p>
          </table:table-cell>
          <table:table-cell office:value-type="float" office:value="0.04077">
            <text:p>0.04077</text:p>
          </table:table-cell>
          <table:table-cell table:style-name="ce4" office:value-type="float" office:value="0.040828">
            <text:p>0.04</text:p>
          </table:table-cell>
          <table:table-cell office:value-type="float" office:value="0.041098">
            <text:p>0.041098</text:p>
          </table:table-cell>
          <table:table-cell office:value-type="float" office:value="0.04124">
            <text:p>0.04124</text:p>
          </table:table-cell>
          <table:table-cell office:value-type="float" office:value="0.040773">
            <text:p>0.040773</text:p>
          </table:table-cell>
          <table:table-cell office:value-type="float" office:value="0.040959">
            <text:p>0.040959</text:p>
          </table:table-cell>
          <table:table-cell office:value-type="float" office:value="0.040868">
            <text:p>0.040868</text:p>
          </table:table-cell>
          <table:table-cell office:value-type="float" office:value="0.041291">
            <text:p>0.041291</text:p>
          </table:table-cell>
          <table:table-cell office:value-type="float" office:value="0.041009">
            <text:p>0.041009</text:p>
          </table:table-cell>
          <table:table-cell office:value-type="float" office:value="0.041035">
            <text:p>0.041035</text:p>
          </table:table-cell>
          <table:table-cell office:value-type="float" office:value="0.041313">
            <text:p>0.041313</text:p>
          </table:table-cell>
        </table:table-row>
        <table:table-row table:style-name="ro5">
          <table:covered-table-cell/>
          <table:table-cell table:style-name="ce7" office:value-type="string">
            <text:p>cav</text:p>
          </table:table-cell>
          <table:table-cell table:style-name="ce4" office:value-type="float" office:value="0.038405">
            <text:p>0.04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/>
          <table:table-cell table:style-name="ce6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4" table:formula="of:=([.C2]/[.C3])" office:value-type="float" office:value="0.908207630878438">
            <text:p>0.91</text:p>
          </table:table-cell>
          <table:table-cell table:style-name="ce4" table:formula="of:=([.C9]/[.C10])" office:value-type="float" office:value="0.24046768566207">
            <text:p>0.24</text:p>
          </table:table-cell>
          <table:table-cell table:style-name="ce4" table:formula="of:=([.C16]/[.C17])" office:value-type="float" office:value="1.62955854126679">
            <text:p>1.63</text:p>
          </table:table-cell>
          <table:table-cell table:style-name="ce4" table:formula="of:=([.C23]/[.C24])" office:value-type="float" office:value="0.700059361716259">
            <text:p>0.70</text:p>
          </table:table-cell>
          <table:table-cell table:style-name="ce4" table:formula="of:=([.C30]/[.C31])" office:value-type="float" office:value="1.01626960551331">
            <text:p>1.02</text:p>
          </table:table-cell>
          <table:table-cell/>
          <table:table-cell office:value-type="string">
            <text:p>vec2</text:p>
          </table:table-cell>
          <table:table-cell office:value-type="float" office:value="0.91">
            <text:p>0.91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0.7">
            <text:p>0.7</text:p>
          </table:table-cell>
          <table:table-cell office:value-type="float" office:value="1.02">
            <text:p>1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4" table:formula="of:=([.C2]/[.C4])" office:value-type="float" office:value="0.655051038366772">
            <text:p>0.66</text:p>
          </table:table-cell>
          <table:table-cell table:style-name="ce4" table:formula="of:=([.C9]/[.C11])" office:value-type="float" office:value="0.244633651652159">
            <text:p>0.24</text:p>
          </table:table-cell>
          <table:table-cell table:style-name="ce4" table:formula="of:=([.C16]/[.C18])" office:value-type="float" office:value="1.83112261404076">
            <text:p>1.83</text:p>
          </table:table-cell>
          <table:table-cell table:style-name="ce4" table:formula="of:=([.C23]/[.C25])" office:value-type="float" office:value="2.07239620215637">
            <text:p>2.07</text:p>
          </table:table-cell>
          <table:table-cell table:style-name="ce4" table:formula="of:=([.C30]/[.C32])" office:value-type="float" office:value="1.16431076465994">
            <text:p>1.16</text:p>
          </table:table-cell>
          <table:table-cell/>
          <table:table-cell office:value-type="string">
            <text:p>vec4</text:p>
          </table:table-cell>
          <table:table-cell office:value-type="float" office:value="0.66">
            <text:p>0.66</text:p>
          </table:table-cell>
          <table:table-cell office:value-type="float" office:value="0.24">
            <text:p>0.24</text:p>
          </table:table-cell>
          <table:table-cell office:value-type="float" office:value="1.83">
            <text:p>1.83</text:p>
          </table:table-cell>
          <table:table-cell office:value-type="float" office:value="2.07">
            <text:p>2.07</text:p>
          </table:table-cell>
          <table:table-cell office:value-type="float" office:value="1.16">
            <text:p>1.1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4" table:formula="of:=([.C2]/[.C5])" office:value-type="float" office:value="0.29539256287788">
            <text:p>0.30</text:p>
          </table:table-cell>
          <table:table-cell table:style-name="ce4" table:formula="of:=([.C9]/[.C12])" office:value-type="float" office:value="0.124682344833527">
            <text:p>0.12</text:p>
          </table:table-cell>
          <table:table-cell table:style-name="ce4" table:formula="of:=([.C16]/[.C19])" office:value-type="float" office:value="1.57924107142857">
            <text:p>1.58</text:p>
          </table:table-cell>
          <table:table-cell table:style-name="ce4" table:formula="of:=([.C23]/[.C26])" office:value-type="float" office:value="3.07930312761767">
            <text:p>3.08</text:p>
          </table:table-cell>
          <table:table-cell table:style-name="ce4" table:formula="of:=([.C30]/[.C33])" office:value-type="float" office:value="1.14208599770659">
            <text:p>1.14</text:p>
          </table:table-cell>
          <table:table-cell/>
          <table:table-cell office:value-type="string">
            <text:p>vec8</text:p>
          </table:table-cell>
          <table:table-cell office:value-type="float" office:value="0.3">
            <text:p>0.3</text:p>
          </table:table-cell>
          <table:table-cell office:value-type="float" office:value="0.12">
            <text:p>0.12</text:p>
          </table:table-cell>
          <table:table-cell office:value-type="float" office:value="1.58">
            <text:p>1.58</text:p>
          </table:table-cell>
          <table:table-cell office:value-type="float" office:value="3.08">
            <text:p>3.08</text:p>
          </table:table-cell>
          <table:table-cell office:value-type="float" office:value="1.14">
            <text:p>1.1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4" table:formula="of:=([.C2]/[.C6])" office:value-type="float" office:value="0.129883890616078">
            <text:p>0.13</text:p>
          </table:table-cell>
          <table:table-cell table:style-name="ce4" table:formula="of:=([.C9]/[.C13])" office:value-type="float" office:value="0.0612311808908373">
            <text:p>0.06</text:p>
          </table:table-cell>
          <table:table-cell table:style-name="ce4" table:formula="of:=([.C16]/[.C20])" office:value-type="float" office:value="0.791276387529708">
            <text:p>0.79</text:p>
          </table:table-cell>
          <table:table-cell table:style-name="ce4" table:formula="of:=([.C23]/[.C27])" office:value-type="float" office:value="3.41368325434639">
            <text:p>3.41</text:p>
          </table:table-cell>
          <table:table-cell table:style-name="ce4" table:formula="of:=([.C30]/[.C34])" office:value-type="float" office:value="16.6411459980057">
            <text:p>16.64</text:p>
          </table:table-cell>
          <table:table-cell/>
          <table:table-cell office:value-type="string">
            <text:p>vec16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79">
            <text:p>0.79</text:p>
          </table:table-cell>
          <table:table-cell office:value-type="float" office:value="3.41">
            <text:p>3.41</text:p>
          </table:table-cell>
          <table:table-cell office:value-type="float" office:value="16.64">
            <text:p>16.64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cav</text:p>
          </table:table-cell>
          <table:table-cell table:style-name="ce4" table:formula="of:=([.C2]/[.C7])" office:value-type="float" office:value="0.000000040942">
            <text:p>0.00</text:p>
          </table:table-cell>
          <table:table-cell table:style-name="ce4" table:formula="of:=([.C9]/[.C14])" office:value-type="float" office:value="0.000000011579">
            <text:p>0.00</text:p>
          </table:table-cell>
          <table:table-cell table:style-name="ce4" table:formula="of:=([.C26]/[.C21])" office:value-type="float" office:value="0.000000438129">
            <text:p>0.00</text:p>
          </table:table-cell>
          <table:table-cell table:style-name="ce4" table:formula="of:=([.C23]/[.C28])" office:value-type="float" office:value="4.65280503240091">
            <text:p>4.65</text:p>
          </table:table-cell>
          <table:table-cell table:style-name="ce4" table:formula="of:=([.C30]/[.C35])" office:value-type="float" office:value="17.8162739226663">
            <text:p>17.82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4.65">
            <text:p>4.65</text:p>
          </table:table-cell>
          <table:table-cell office:value-type="float" office:value="17.82">
            <text:p>17.82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91">
            <text:p>0.91</text:p>
          </table:table-cell>
          <table:table-cell office:value-type="float" office:value="0.66">
            <text:p>0.66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63">
            <text:p>1.63</text:p>
          </table:table-cell>
          <table:table-cell office:value-type="float" office:value="1.83">
            <text:p>1.83</text:p>
          </table:table-cell>
          <table:table-cell office:value-type="float" office:value="1.58">
            <text:p>1.58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0.7">
            <text:p>0.7</text:p>
          </table:table-cell>
          <table:table-cell office:value-type="float" office:value="2.07">
            <text:p>2.07</text:p>
          </table:table-cell>
          <table:table-cell office:value-type="float" office:value="3.08">
            <text:p>3.08</text:p>
          </table:table-cell>
          <table:table-cell office:value-type="float" office:value="3.41">
            <text:p>3.41</text:p>
          </table:table-cell>
          <table:table-cell office:value-type="float" office:value="4.65">
            <text:p>4.65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02">
            <text:p>1.02</text:p>
          </table:table-cell>
          <table:table-cell office:value-type="float" office:value="1.16">
            <text:p>1.16</text:p>
          </table:table-cell>
          <table:table-cell office:value-type="float" office:value="1.14">
            <text:p>1.14</text:p>
          </table:table-cell>
          <table:table-cell office:value-type="float" office:value="16.64">
            <text:p>16.64</text:p>
          </table:table-cell>
          <table:table-cell office:value-type="float" office:value="17.82">
            <text:p>17.82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bs_v2.9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table:number-columns-spanned="13" table:number-rows-spanned="1">
            <text:p>BS</text:p>
          </table:table-cell>
          <table:covered-table-cell table:style-name="ce1"/>
          <table:covered-table-cell table:number-columns-repeated="11"/>
          <table:table-cell table:number-columns-repeated="10"/>
        </table:table-row>
        <table:table-row table:style-name="ro1">
          <table:table-cell table:style-name="ce5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4" office:value-type="float" office:value="0.040942">
            <text:p>0.04</text:p>
          </table:table-cell>
          <table:table-cell office:value-type="float" office:value="0.000012">
            <text:p>0.000012</text:p>
          </table:table-cell>
          <table:table-cell office:value-type="float" office:value="0.040927">
            <text:p>0.040927</text:p>
          </table:table-cell>
          <table:table-cell office:value-type="float" office:value="0.040949">
            <text:p>0.040949</text:p>
          </table:table-cell>
          <table:table-cell office:value-type="float" office:value="0.040952">
            <text:p>0.040952</text:p>
          </table:table-cell>
          <table:table-cell office:value-type="float" office:value="0.040933">
            <text:p>0.040933</text:p>
          </table:table-cell>
          <table:table-cell office:value-type="float" office:value="0.040927">
            <text:p>0.040927</text:p>
          </table:table-cell>
          <table:table-cell office:value-type="float" office:value="0.040922">
            <text:p>0.040922</text:p>
          </table:table-cell>
          <table:table-cell office:value-type="float" office:value="0.040952">
            <text:p>0.040952</text:p>
          </table:table-cell>
          <table:table-cell office:value-type="float" office:value="0.040937">
            <text:p>0.040937</text:p>
          </table:table-cell>
          <table:table-cell office:value-type="float" office:value="0.040945">
            <text:p>0.040945</text:p>
          </table:table-cell>
          <table:table-cell office:value-type="float" office:value="0.040971">
            <text:p>0.040971</text:p>
          </table:table-cell>
          <table:table-cell office:value-type="float" office:value="0.040936">
            <text:p>0.040936</text:p>
          </table:table-cell>
          <table:table-cell office:value-type="float" office:value="0.040952">
            <text:p>0.040952</text:p>
          </table:table-cell>
          <table:table-cell table:number-columns-repeated="2" office:value-type="float" office:value="0.040941">
            <text:p>0.040941</text:p>
          </table:table-cell>
          <table:table-cell office:value-type="float" office:value="0.040956">
            <text:p>0.040956</text:p>
          </table:table-cell>
          <table:table-cell office:value-type="float" office:value="0.040946">
            <text:p>0.040946</text:p>
          </table:table-cell>
          <table:table-cell office:value-type="float" office:value="0.040928">
            <text:p>0.040928</text:p>
          </table:table-cell>
          <table:table-cell office:value-type="float" office:value="0.040945">
            <text:p>0.040945</text:p>
          </table:table-cell>
          <table:table-cell office:value-type="float" office:value="0.040927">
            <text:p>0.040927</text:p>
          </table:table-cell>
          <table:table-cell office:value-type="float" office:value="0.040946">
            <text:p>0.040946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4508">
            <text:p>0.05</text:p>
          </table:table-cell>
          <table:table-cell office:value-type="float" office:value="0.000015">
            <text:p>0.000015</text:p>
          </table:table-cell>
          <table:table-cell office:value-type="float" office:value="0.045088">
            <text:p>0.045088</text:p>
          </table:table-cell>
          <table:table-cell office:value-type="float" office:value="0.045082">
            <text:p>0.045082</text:p>
          </table:table-cell>
          <table:table-cell office:value-type="float" office:value="0.045075">
            <text:p>0.045075</text:p>
          </table:table-cell>
          <table:table-cell office:value-type="float" office:value="0.045073">
            <text:p>0.045073</text:p>
          </table:table-cell>
          <table:table-cell table:number-columns-repeated="2" office:value-type="float" office:value="0.045069">
            <text:p>0.045069</text:p>
          </table:table-cell>
          <table:table-cell office:value-type="float" office:value="0.045078">
            <text:p>0.045078</text:p>
          </table:table-cell>
          <table:table-cell office:value-type="float" office:value="0.045096">
            <text:p>0.045096</text:p>
          </table:table-cell>
          <table:table-cell office:value-type="float" office:value="0.045113">
            <text:p>0.045113</text:p>
          </table:table-cell>
          <table:table-cell office:value-type="float" office:value="0.045067">
            <text:p>0.045067</text:p>
          </table:table-cell>
          <table:table-cell table:style-name="ce4" office:value-type="float" office:value="0.045063">
            <text:p>0.05</text:p>
          </table:table-cell>
          <table:table-cell office:value-type="float" office:value="0.045083">
            <text:p>0.045083</text:p>
          </table:table-cell>
          <table:table-cell office:value-type="float" office:value="0.045086">
            <text:p>0.045086</text:p>
          </table:table-cell>
          <table:table-cell office:value-type="float" office:value="0.04506">
            <text:p>0.04506</text:p>
          </table:table-cell>
          <table:table-cell office:value-type="float" office:value="0.045064">
            <text:p>0.045064</text:p>
          </table:table-cell>
          <table:table-cell office:value-type="float" office:value="0.045078">
            <text:p>0.045078</text:p>
          </table:table-cell>
          <table:table-cell office:value-type="float" office:value="0.045106">
            <text:p>0.045106</text:p>
          </table:table-cell>
          <table:table-cell office:value-type="float" office:value="0.04507">
            <text:p>0.04507</text:p>
          </table:table-cell>
          <table:table-cell office:value-type="float" office:value="0.045082">
            <text:p>0.045082</text:p>
          </table:table-cell>
          <table:table-cell office:value-type="float" office:value="0.045104">
            <text:p>0.04510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62502">
            <text:p>0.06</text:p>
          </table:table-cell>
          <table:table-cell office:value-type="float" office:value="0.000151">
            <text:p>0.000151</text:p>
          </table:table-cell>
          <table:table-cell office:value-type="float" office:value="0.062619">
            <text:p>0.062619</text:p>
          </table:table-cell>
          <table:table-cell office:value-type="float" office:value="0.062714">
            <text:p>0.062714</text:p>
          </table:table-cell>
          <table:table-cell office:value-type="float" office:value="0.062598">
            <text:p>0.062598</text:p>
          </table:table-cell>
          <table:table-cell office:value-type="float" office:value="0.062591">
            <text:p>0.062591</text:p>
          </table:table-cell>
          <table:table-cell office:value-type="float" office:value="0.0623">
            <text:p>0.0623</text:p>
          </table:table-cell>
          <table:table-cell office:value-type="float" office:value="0.062563">
            <text:p>0.062563</text:p>
          </table:table-cell>
          <table:table-cell office:value-type="float" office:value="0.062331">
            <text:p>0.062331</text:p>
          </table:table-cell>
          <table:table-cell office:value-type="float" office:value="0.062629">
            <text:p>0.062629</text:p>
          </table:table-cell>
          <table:table-cell office:value-type="float" office:value="0.062474">
            <text:p>0.062474</text:p>
          </table:table-cell>
          <table:table-cell office:value-type="float" office:value="0.062591">
            <text:p>0.062591</text:p>
          </table:table-cell>
          <table:table-cell table:style-name="ce4" office:value-type="float" office:value="0.062633">
            <text:p>0.06</text:p>
          </table:table-cell>
          <table:table-cell office:value-type="float" office:value="0.062376">
            <text:p>0.062376</text:p>
          </table:table-cell>
          <table:table-cell office:value-type="float" office:value="0.062281">
            <text:p>0.062281</text:p>
          </table:table-cell>
          <table:table-cell office:value-type="float" office:value="0.062461">
            <text:p>0.062461</text:p>
          </table:table-cell>
          <table:table-cell office:value-type="float" office:value="0.062595">
            <text:p>0.062595</text:p>
          </table:table-cell>
          <table:table-cell office:value-type="float" office:value="0.06271">
            <text:p>0.06271</text:p>
          </table:table-cell>
          <table:table-cell office:value-type="float" office:value="0.062499">
            <text:p>0.062499</text:p>
          </table:table-cell>
          <table:table-cell office:value-type="float" office:value="0.06242">
            <text:p>0.06242</text:p>
          </table:table-cell>
          <table:table-cell office:value-type="float" office:value="0.062132">
            <text:p>0.062132</text:p>
          </table:table-cell>
          <table:table-cell office:value-type="float" office:value="0.062527">
            <text:p>0.06252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138602">
            <text:p>0.14</text:p>
          </table:table-cell>
          <table:table-cell office:value-type="float" office:value="0.00054">
            <text:p>0.00054</text:p>
          </table:table-cell>
          <table:table-cell office:value-type="float" office:value="0.138913">
            <text:p>0.138913</text:p>
          </table:table-cell>
          <table:table-cell office:value-type="float" office:value="0.138535">
            <text:p>0.138535</text:p>
          </table:table-cell>
          <table:table-cell office:value-type="float" office:value="0.139452">
            <text:p>0.139452</text:p>
          </table:table-cell>
          <table:table-cell office:value-type="float" office:value="0.13938">
            <text:p>0.13938</text:p>
          </table:table-cell>
          <table:table-cell office:value-type="float" office:value="0.138929">
            <text:p>0.138929</text:p>
          </table:table-cell>
          <table:table-cell office:value-type="float" office:value="0.139367">
            <text:p>0.139367</text:p>
          </table:table-cell>
          <table:table-cell office:value-type="float" office:value="0.138388">
            <text:p>0.138388</text:p>
          </table:table-cell>
          <table:table-cell office:value-type="float" office:value="0.138235">
            <text:p>0.138235</text:p>
          </table:table-cell>
          <table:table-cell office:value-type="float" office:value="0.13872">
            <text:p>0.13872</text:p>
          </table:table-cell>
          <table:table-cell office:value-type="float" office:value="0.137599">
            <text:p>0.137599</text:p>
          </table:table-cell>
          <table:table-cell table:style-name="ce4" office:value-type="float" office:value="0.138922">
            <text:p>0.14</text:p>
          </table:table-cell>
          <table:table-cell office:value-type="float" office:value="0.138665">
            <text:p>0.138665</text:p>
          </table:table-cell>
          <table:table-cell office:value-type="float" office:value="0.138558">
            <text:p>0.138558</text:p>
          </table:table-cell>
          <table:table-cell office:value-type="float" office:value="0.137473">
            <text:p>0.137473</text:p>
          </table:table-cell>
          <table:table-cell office:value-type="float" office:value="0.137763">
            <text:p>0.137763</text:p>
          </table:table-cell>
          <table:table-cell office:value-type="float" office:value="0.138725">
            <text:p>0.138725</text:p>
          </table:table-cell>
          <table:table-cell office:value-type="float" office:value="0.138054">
            <text:p>0.138054</text:p>
          </table:table-cell>
          <table:table-cell office:value-type="float" office:value="0.138881">
            <text:p>0.138881</text:p>
          </table:table-cell>
          <table:table-cell office:value-type="float" office:value="0.138729">
            <text:p>0.138729</text:p>
          </table:table-cell>
          <table:table-cell office:value-type="float" office:value="0.138761">
            <text:p>0.13876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31522">
            <text:p>0.32</text:p>
          </table:table-cell>
          <table:table-cell office:value-type="float" office:value="0.000315">
            <text:p>0.000315</text:p>
          </table:table-cell>
          <table:table-cell office:value-type="float" office:value="0.314984">
            <text:p>0.314984</text:p>
          </table:table-cell>
          <table:table-cell office:value-type="float" office:value="0.315643">
            <text:p>0.315643</text:p>
          </table:table-cell>
          <table:table-cell office:value-type="float" office:value="0.314677">
            <text:p>0.314677</text:p>
          </table:table-cell>
          <table:table-cell office:value-type="float" office:value="0.315386">
            <text:p>0.315386</text:p>
          </table:table-cell>
          <table:table-cell office:value-type="float" office:value="0.315072">
            <text:p>0.315072</text:p>
          </table:table-cell>
          <table:table-cell office:value-type="float" office:value="0.315621">
            <text:p>0.315621</text:p>
          </table:table-cell>
          <table:table-cell office:value-type="float" office:value="0.315402">
            <text:p>0.315402</text:p>
          </table:table-cell>
          <table:table-cell office:value-type="float" office:value="0.31573">
            <text:p>0.31573</text:p>
          </table:table-cell>
          <table:table-cell office:value-type="float" office:value="0.315281">
            <text:p>0.315281</text:p>
          </table:table-cell>
          <table:table-cell office:value-type="float" office:value="0.315453">
            <text:p>0.315453</text:p>
          </table:table-cell>
          <table:table-cell table:style-name="ce4" office:value-type="float" office:value="0.315203">
            <text:p>0.32</text:p>
          </table:table-cell>
          <table:table-cell office:value-type="float" office:value="0.315402">
            <text:p>0.315402</text:p>
          </table:table-cell>
          <table:table-cell office:value-type="float" office:value="0.314778">
            <text:p>0.314778</text:p>
          </table:table-cell>
          <table:table-cell office:value-type="float" office:value="0.315027">
            <text:p>0.315027</text:p>
          </table:table-cell>
          <table:table-cell office:value-type="float" office:value="0.315257">
            <text:p>0.315257</text:p>
          </table:table-cell>
          <table:table-cell office:value-type="float" office:value="0.315002">
            <text:p>0.315002</text:p>
          </table:table-cell>
          <table:table-cell office:value-type="float" office:value="0.315528">
            <text:p>0.315528</text:p>
          </table:table-cell>
          <table:table-cell office:value-type="float" office:value="0.314627">
            <text:p>0.314627</text:p>
          </table:table-cell>
          <table:table-cell office:value-type="float" office:value="0.315406">
            <text:p>0.315406</text:p>
          </table:table-cell>
          <table:table-cell office:value-type="float" office:value="0.314916">
            <text:p>0.314916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4" office:value-type="float" office:value="0.011579">
            <text:p>0.01</text:p>
          </table:table-cell>
          <table:table-cell office:value-type="float" office:value="0.000005">
            <text:p>0.000005</text:p>
          </table:table-cell>
          <table:table-cell office:value-type="float" office:value="0.011586">
            <text:p>0.011586</text:p>
          </table:table-cell>
          <table:table-cell office:value-type="float" office:value="0.011587">
            <text:p>0.011587</text:p>
          </table:table-cell>
          <table:table-cell office:value-type="float" office:value="0.011572">
            <text:p>0.011572</text:p>
          </table:table-cell>
          <table:table-cell office:value-type="float" office:value="0.011583">
            <text:p>0.011583</text:p>
          </table:table-cell>
          <table:table-cell office:value-type="float" office:value="0.011574">
            <text:p>0.011574</text:p>
          </table:table-cell>
          <table:table-cell office:value-type="float" office:value="0.011578">
            <text:p>0.011578</text:p>
          </table:table-cell>
          <table:table-cell office:value-type="float" office:value="0.011573">
            <text:p>0.011573</text:p>
          </table:table-cell>
          <table:table-cell office:value-type="float" office:value="0.01158">
            <text:p>0.01158</text:p>
          </table:table-cell>
          <table:table-cell office:value-type="float" office:value="0.011574">
            <text:p>0.011574</text:p>
          </table:table-cell>
          <table:table-cell office:value-type="float" office:value="0.011581">
            <text:p>0.011581</text:p>
          </table:table-cell>
          <table:table-cell table:style-name="ce4" office:value-type="float" office:value="0.011582">
            <text:p>0.01</text:p>
          </table:table-cell>
          <table:table-cell office:value-type="float" office:value="0.011587">
            <text:p>0.011587</text:p>
          </table:table-cell>
          <table:table-cell office:value-type="float" office:value="0.011582">
            <text:p>0.011582</text:p>
          </table:table-cell>
          <table:table-cell office:value-type="float" office:value="0.011574">
            <text:p>0.011574</text:p>
          </table:table-cell>
          <table:table-cell office:value-type="float" office:value="0.011572">
            <text:p>0.011572</text:p>
          </table:table-cell>
          <table:table-cell table:number-columns-repeated="2" office:value-type="float" office:value="0.011575">
            <text:p>0.011575</text:p>
          </table:table-cell>
          <table:table-cell office:value-type="float" office:value="0.011581">
            <text:p>0.011581</text:p>
          </table:table-cell>
          <table:table-cell office:value-type="float" office:value="0.011584">
            <text:p>0.011584</text:p>
          </table:table-cell>
          <table:table-cell office:value-type="float" office:value="0.011575">
            <text:p>0.01157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48152">
            <text:p>0.05</text:p>
          </table:table-cell>
          <table:table-cell office:value-type="float" office:value="0.000003">
            <text:p>0.000003</text:p>
          </table:table-cell>
          <table:table-cell office:value-type="float" office:value="0.048154">
            <text:p>0.048154</text:p>
          </table:table-cell>
          <table:table-cell office:value-type="float" office:value="0.048155">
            <text:p>0.048155</text:p>
          </table:table-cell>
          <table:table-cell office:value-type="float" office:value="0.048156">
            <text:p>0.048156</text:p>
          </table:table-cell>
          <table:table-cell office:value-type="float" office:value="0.048153">
            <text:p>0.048153</text:p>
          </table:table-cell>
          <table:table-cell office:value-type="float" office:value="0.048147">
            <text:p>0.048147</text:p>
          </table:table-cell>
          <table:table-cell office:value-type="float" office:value="0.048149">
            <text:p>0.048149</text:p>
          </table:table-cell>
          <table:table-cell table:number-columns-repeated="2" office:value-type="float" office:value="0.048148">
            <text:p>0.048148</text:p>
          </table:table-cell>
          <table:table-cell office:value-type="float" office:value="0.04815">
            <text:p>0.04815</text:p>
          </table:table-cell>
          <table:table-cell office:value-type="float" office:value="0.048151">
            <text:p>0.048151</text:p>
          </table:table-cell>
          <table:table-cell table:style-name="ce4" office:value-type="float" office:value="0.048155">
            <text:p>0.05</text:p>
          </table:table-cell>
          <table:table-cell office:value-type="float" office:value="0.048153">
            <text:p>0.048153</text:p>
          </table:table-cell>
          <table:table-cell office:value-type="float" office:value="0.048154">
            <text:p>0.048154</text:p>
          </table:table-cell>
          <table:table-cell office:value-type="float" office:value="0.048153">
            <text:p>0.048153</text:p>
          </table:table-cell>
          <table:table-cell office:value-type="float" office:value="0.048154">
            <text:p>0.048154</text:p>
          </table:table-cell>
          <table:table-cell office:value-type="float" office:value="0.048147">
            <text:p>0.048147</text:p>
          </table:table-cell>
          <table:table-cell office:value-type="float" office:value="0.048153">
            <text:p>0.048153</text:p>
          </table:table-cell>
          <table:table-cell office:value-type="float" office:value="0.048155">
            <text:p>0.048155</text:p>
          </table:table-cell>
          <table:table-cell table:number-columns-repeated="2" office:value-type="float" office:value="0.048154">
            <text:p>0.04815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47332">
            <text:p>0.05</text:p>
          </table:table-cell>
          <table:table-cell office:value-type="float" office:value="0.000007">
            <text:p>0.000007</text:p>
          </table:table-cell>
          <table:table-cell office:value-type="float" office:value="0.047348">
            <text:p>0.047348</text:p>
          </table:table-cell>
          <table:table-cell office:value-type="float" office:value="0.047334">
            <text:p>0.047334</text:p>
          </table:table-cell>
          <table:table-cell office:value-type="float" office:value="0.047327">
            <text:p>0.047327</text:p>
          </table:table-cell>
          <table:table-cell office:value-type="float" office:value="0.047328">
            <text:p>0.047328</text:p>
          </table:table-cell>
          <table:table-cell office:value-type="float" office:value="0.047329">
            <text:p>0.047329</text:p>
          </table:table-cell>
          <table:table-cell office:value-type="float" office:value="0.047332">
            <text:p>0.047332</text:p>
          </table:table-cell>
          <table:table-cell office:value-type="float" office:value="0.047329">
            <text:p>0.047329</text:p>
          </table:table-cell>
          <table:table-cell office:value-type="float" office:value="0.047342">
            <text:p>0.047342</text:p>
          </table:table-cell>
          <table:table-cell office:value-type="float" office:value="0.047344">
            <text:p>0.047344</text:p>
          </table:table-cell>
          <table:table-cell office:value-type="float" office:value="0.04733">
            <text:p>0.04733</text:p>
          </table:table-cell>
          <table:table-cell table:style-name="ce4" office:value-type="float" office:value="0.047328">
            <text:p>0.05</text:p>
          </table:table-cell>
          <table:table-cell office:value-type="float" office:value="0.047343">
            <text:p>0.047343</text:p>
          </table:table-cell>
          <table:table-cell office:value-type="float" office:value="0.04733">
            <text:p>0.04733</text:p>
          </table:table-cell>
          <table:table-cell office:value-type="float" office:value="0.047333">
            <text:p>0.047333</text:p>
          </table:table-cell>
          <table:table-cell office:value-type="float" office:value="0.047325">
            <text:p>0.047325</text:p>
          </table:table-cell>
          <table:table-cell office:value-type="float" office:value="0.047326">
            <text:p>0.047326</text:p>
          </table:table-cell>
          <table:table-cell office:value-type="float" office:value="0.04734">
            <text:p>0.04734</text:p>
          </table:table-cell>
          <table:table-cell office:value-type="float" office:value="0.04733">
            <text:p>0.04733</text:p>
          </table:table-cell>
          <table:table-cell table:number-columns-repeated="2" office:value-type="float" office:value="0.047325">
            <text:p>0.04732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92868">
            <text:p>0.09</text:p>
          </table:table-cell>
          <table:table-cell office:value-type="float" office:value="0.000013">
            <text:p>0.000013</text:p>
          </table:table-cell>
          <table:table-cell office:value-type="float" office:value="0.09288">
            <text:p>0.09288</text:p>
          </table:table-cell>
          <table:table-cell office:value-type="float" office:value="0.092864">
            <text:p>0.092864</text:p>
          </table:table-cell>
          <table:table-cell office:value-type="float" office:value="0.092875">
            <text:p>0.092875</text:p>
          </table:table-cell>
          <table:table-cell office:value-type="float" office:value="0.092862">
            <text:p>0.092862</text:p>
          </table:table-cell>
          <table:table-cell office:value-type="float" office:value="0.092863">
            <text:p>0.092863</text:p>
          </table:table-cell>
          <table:table-cell office:value-type="float" office:value="0.092876">
            <text:p>0.092876</text:p>
          </table:table-cell>
          <table:table-cell office:value-type="float" office:value="0.092856">
            <text:p>0.092856</text:p>
          </table:table-cell>
          <table:table-cell office:value-type="float" office:value="0.092858">
            <text:p>0.092858</text:p>
          </table:table-cell>
          <table:table-cell office:value-type="float" office:value="0.092863">
            <text:p>0.092863</text:p>
          </table:table-cell>
          <table:table-cell office:value-type="float" office:value="0.092896">
            <text:p>0.092896</text:p>
          </table:table-cell>
          <table:table-cell table:style-name="ce4" office:value-type="float" office:value="0.092858">
            <text:p>0.09</text:p>
          </table:table-cell>
          <table:table-cell office:value-type="float" office:value="0.092849">
            <text:p>0.092849</text:p>
          </table:table-cell>
          <table:table-cell office:value-type="float" office:value="0.092884">
            <text:p>0.092884</text:p>
          </table:table-cell>
          <table:table-cell office:value-type="float" office:value="0.092859">
            <text:p>0.092859</text:p>
          </table:table-cell>
          <table:table-cell office:value-type="float" office:value="0.092892">
            <text:p>0.092892</text:p>
          </table:table-cell>
          <table:table-cell table:number-columns-repeated="2" office:value-type="float" office:value="0.092853">
            <text:p>0.092853</text:p>
          </table:table-cell>
          <table:table-cell office:value-type="float" office:value="0.092871">
            <text:p>0.092871</text:p>
          </table:table-cell>
          <table:table-cell office:value-type="float" office:value="0.092878">
            <text:p>0.092878</text:p>
          </table:table-cell>
          <table:table-cell office:value-type="float" office:value="0.092859">
            <text:p>0.092859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189103">
            <text:p>0.19</text:p>
          </table:table-cell>
          <table:table-cell office:value-type="float" office:value="0.000126">
            <text:p>0.000126</text:p>
          </table:table-cell>
          <table:table-cell office:value-type="float" office:value="0.189129">
            <text:p>0.189129</text:p>
          </table:table-cell>
          <table:table-cell office:value-type="float" office:value="0.189341">
            <text:p>0.189341</text:p>
          </table:table-cell>
          <table:table-cell office:value-type="float" office:value="0.189236">
            <text:p>0.189236</text:p>
          </table:table-cell>
          <table:table-cell office:value-type="float" office:value="0.189075">
            <text:p>0.189075</text:p>
          </table:table-cell>
          <table:table-cell office:value-type="float" office:value="0.188964">
            <text:p>0.188964</text:p>
          </table:table-cell>
          <table:table-cell office:value-type="float" office:value="0.18902">
            <text:p>0.18902</text:p>
          </table:table-cell>
          <table:table-cell office:value-type="float" office:value="0.189003">
            <text:p>0.189003</text:p>
          </table:table-cell>
          <table:table-cell office:value-type="float" office:value="0.189013">
            <text:p>0.189013</text:p>
          </table:table-cell>
          <table:table-cell office:value-type="float" office:value="0.188995">
            <text:p>0.188995</text:p>
          </table:table-cell>
          <table:table-cell office:value-type="float" office:value="0.189022">
            <text:p>0.189022</text:p>
          </table:table-cell>
          <table:table-cell table:style-name="ce4" office:value-type="float" office:value="0.189125">
            <text:p>0.19</text:p>
          </table:table-cell>
          <table:table-cell office:value-type="float" office:value="0.189343">
            <text:p>0.189343</text:p>
          </table:table-cell>
          <table:table-cell office:value-type="float" office:value="0.189034">
            <text:p>0.189034</text:p>
          </table:table-cell>
          <table:table-cell office:value-type="float" office:value="0.188987">
            <text:p>0.188987</text:p>
          </table:table-cell>
          <table:table-cell office:value-type="float" office:value="0.189202">
            <text:p>0.189202</text:p>
          </table:table-cell>
          <table:table-cell office:value-type="float" office:value="0.189092">
            <text:p>0.189092</text:p>
          </table:table-cell>
          <table:table-cell office:value-type="float" office:value="0.189094">
            <text:p>0.189094</text:p>
          </table:table-cell>
          <table:table-cell office:value-type="float" office:value="0.188992">
            <text:p>0.188992</text:p>
          </table:table-cell>
          <table:table-cell office:value-type="float" office:value="0.18901">
            <text:p>0.18901</text:p>
          </table:table-cell>
          <table:table-cell office:value-type="float" office:value="0.189375">
            <text:p>0.189375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4" office:value-type="float" office:value="0.009883">
            <text:p>0.01</text:p>
          </table:table-cell>
          <table:table-cell office:value-type="float" office:value="0.00004">
            <text:p>0.00004</text:p>
          </table:table-cell>
          <table:table-cell office:value-type="float" office:value="0.009864">
            <text:p>0.009864</text:p>
          </table:table-cell>
          <table:table-cell office:value-type="float" office:value="0.010007">
            <text:p>0.010007</text:p>
          </table:table-cell>
          <table:table-cell office:value-type="float" office:value="0.009892">
            <text:p>0.009892</text:p>
          </table:table-cell>
          <table:table-cell office:value-type="float" office:value="0.009896">
            <text:p>0.009896</text:p>
          </table:table-cell>
          <table:table-cell office:value-type="float" office:value="0.009887">
            <text:p>0.009887</text:p>
          </table:table-cell>
          <table:table-cell office:value-type="float" office:value="0.009897">
            <text:p>0.009897</text:p>
          </table:table-cell>
          <table:table-cell office:value-type="float" office:value="0.009872">
            <text:p>0.009872</text:p>
          </table:table-cell>
          <table:table-cell office:value-type="float" office:value="0.009947">
            <text:p>0.009947</text:p>
          </table:table-cell>
          <table:table-cell office:value-type="float" office:value="0.009893">
            <text:p>0.009893</text:p>
          </table:table-cell>
          <table:table-cell office:value-type="float" office:value="0.009862">
            <text:p>0.009862</text:p>
          </table:table-cell>
          <table:table-cell table:style-name="ce4" office:value-type="float" office:value="0.009869">
            <text:p>0.01</text:p>
          </table:table-cell>
          <table:table-cell office:value-type="float" office:value="0.009828">
            <text:p>0.009828</text:p>
          </table:table-cell>
          <table:table-cell office:value-type="float" office:value="0.009831">
            <text:p>0.009831</text:p>
          </table:table-cell>
          <table:table-cell office:value-type="float" office:value="0.009861">
            <text:p>0.009861</text:p>
          </table:table-cell>
          <table:table-cell office:value-type="float" office:value="0.009933">
            <text:p>0.009933</text:p>
          </table:table-cell>
          <table:table-cell office:value-type="float" office:value="0.009867">
            <text:p>0.009867</text:p>
          </table:table-cell>
          <table:table-cell office:value-type="float" office:value="0.009855">
            <text:p>0.009855</text:p>
          </table:table-cell>
          <table:table-cell office:value-type="float" office:value="0.00986">
            <text:p>0.00986</text:p>
          </table:table-cell>
          <table:table-cell office:value-type="float" office:value="0.009868">
            <text:p>0.009868</text:p>
          </table:table-cell>
          <table:table-cell office:value-type="float" office:value="0.009864">
            <text:p>0.009864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09511">
            <text:p>0.01</text:p>
          </table:table-cell>
          <table:table-cell office:value-type="float" office:value="0.000073">
            <text:p>0.000073</text:p>
          </table:table-cell>
          <table:table-cell office:value-type="float" office:value="0.009472">
            <text:p>0.009472</text:p>
          </table:table-cell>
          <table:table-cell office:value-type="float" office:value="0.009407">
            <text:p>0.009407</text:p>
          </table:table-cell>
          <table:table-cell office:value-type="float" office:value="0.009599">
            <text:p>0.009599</text:p>
          </table:table-cell>
          <table:table-cell office:value-type="float" office:value="0.009415">
            <text:p>0.009415</text:p>
          </table:table-cell>
          <table:table-cell office:value-type="float" office:value="0.009509">
            <text:p>0.009509</text:p>
          </table:table-cell>
          <table:table-cell office:value-type="float" office:value="0.009448">
            <text:p>0.009448</text:p>
          </table:table-cell>
          <table:table-cell office:value-type="float" office:value="0.00944">
            <text:p>0.00944</text:p>
          </table:table-cell>
          <table:table-cell office:value-type="float" office:value="0.009422">
            <text:p>0.009422</text:p>
          </table:table-cell>
          <table:table-cell office:value-type="float" office:value="0.009413">
            <text:p>0.009413</text:p>
          </table:table-cell>
          <table:table-cell office:value-type="float" office:value="0.009603">
            <text:p>0.009603</text:p>
          </table:table-cell>
          <table:table-cell table:style-name="ce4" office:value-type="float" office:value="0.009524">
            <text:p>0.01</text:p>
          </table:table-cell>
          <table:table-cell office:value-type="float" office:value="0.009559">
            <text:p>0.009559</text:p>
          </table:table-cell>
          <table:table-cell office:value-type="float" office:value="0.009408">
            <text:p>0.009408</text:p>
          </table:table-cell>
          <table:table-cell office:value-type="float" office:value="0.009583">
            <text:p>0.009583</text:p>
          </table:table-cell>
          <table:table-cell office:value-type="float" office:value="0.009569">
            <text:p>0.009569</text:p>
          </table:table-cell>
          <table:table-cell office:value-type="float" office:value="0.009549">
            <text:p>0.009549</text:p>
          </table:table-cell>
          <table:table-cell office:value-type="float" office:value="0.009587">
            <text:p>0.009587</text:p>
          </table:table-cell>
          <table:table-cell office:value-type="float" office:value="0.009583">
            <text:p>0.009583</text:p>
          </table:table-cell>
          <table:table-cell office:value-type="float" office:value="0.009532">
            <text:p>0.009532</text:p>
          </table:table-cell>
          <table:table-cell office:value-type="float" office:value="0.009594">
            <text:p>0.00959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10516">
            <text:p>0.01</text:p>
          </table:table-cell>
          <table:table-cell office:value-type="float" office:value="0.000014">
            <text:p>0.000014</text:p>
          </table:table-cell>
          <table:table-cell office:value-type="float" office:value="0.01054">
            <text:p>0.01054</text:p>
          </table:table-cell>
          <table:table-cell office:value-type="float" office:value="0.010536">
            <text:p>0.010536</text:p>
          </table:table-cell>
          <table:table-cell office:value-type="float" office:value="0.010509">
            <text:p>0.010509</text:p>
          </table:table-cell>
          <table:table-cell office:value-type="float" office:value="0.010535">
            <text:p>0.010535</text:p>
          </table:table-cell>
          <table:table-cell office:value-type="float" office:value="0.010524">
            <text:p>0.010524</text:p>
          </table:table-cell>
          <table:table-cell office:value-type="float" office:value="0.010519">
            <text:p>0.010519</text:p>
          </table:table-cell>
          <table:table-cell office:value-type="float" office:value="0.010495">
            <text:p>0.010495</text:p>
          </table:table-cell>
          <table:table-cell office:value-type="float" office:value="0.010527">
            <text:p>0.010527</text:p>
          </table:table-cell>
          <table:table-cell office:value-type="float" office:value="0.010518">
            <text:p>0.010518</text:p>
          </table:table-cell>
          <table:table-cell office:value-type="float" office:value="0.010492">
            <text:p>0.010492</text:p>
          </table:table-cell>
          <table:table-cell table:style-name="ce4" office:value-type="float" office:value="0.010512">
            <text:p>0.01</text:p>
          </table:table-cell>
          <table:table-cell office:value-type="float" office:value="0.010518">
            <text:p>0.010518</text:p>
          </table:table-cell>
          <table:table-cell office:value-type="float" office:value="0.0105">
            <text:p>0.0105</text:p>
          </table:table-cell>
          <table:table-cell office:value-type="float" office:value="0.01053">
            <text:p>0.01053</text:p>
          </table:table-cell>
          <table:table-cell office:value-type="float" office:value="0.010515">
            <text:p>0.010515</text:p>
          </table:table-cell>
          <table:table-cell office:value-type="float" office:value="0.010507">
            <text:p>0.010507</text:p>
          </table:table-cell>
          <table:table-cell office:value-type="float" office:value="0.010495">
            <text:p>0.010495</text:p>
          </table:table-cell>
          <table:table-cell office:value-type="float" office:value="0.010502">
            <text:p>0.010502</text:p>
          </table:table-cell>
          <table:table-cell office:value-type="float" office:value="0.010526">
            <text:p>0.010526</text:p>
          </table:table-cell>
          <table:table-cell office:value-type="float" office:value="0.010515">
            <text:p>0.01051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11301">
            <text:p>0.01</text:p>
          </table:table-cell>
          <table:table-cell office:value-type="float" office:value="0.000015">
            <text:p>0.000015</text:p>
          </table:table-cell>
          <table:table-cell office:value-type="float" office:value="0.011313">
            <text:p>0.011313</text:p>
          </table:table-cell>
          <table:table-cell office:value-type="float" office:value="0.011286">
            <text:p>0.011286</text:p>
          </table:table-cell>
          <table:table-cell office:value-type="float" office:value="0.011307">
            <text:p>0.011307</text:p>
          </table:table-cell>
          <table:table-cell office:value-type="float" office:value="0.011318">
            <text:p>0.011318</text:p>
          </table:table-cell>
          <table:table-cell office:value-type="float" office:value="0.011314">
            <text:p>0.011314</text:p>
          </table:table-cell>
          <table:table-cell office:value-type="float" office:value="0.01129">
            <text:p>0.01129</text:p>
          </table:table-cell>
          <table:table-cell office:value-type="float" office:value="0.011292">
            <text:p>0.011292</text:p>
          </table:table-cell>
          <table:table-cell office:value-type="float" office:value="0.011317">
            <text:p>0.011317</text:p>
          </table:table-cell>
          <table:table-cell office:value-type="float" office:value="0.011314">
            <text:p>0.011314</text:p>
          </table:table-cell>
          <table:table-cell office:value-type="float" office:value="0.011277">
            <text:p>0.011277</text:p>
          </table:table-cell>
          <table:table-cell table:style-name="ce4" office:value-type="float" office:value="0.011289">
            <text:p>0.01</text:p>
          </table:table-cell>
          <table:table-cell office:value-type="float" office:value="0.011316">
            <text:p>0.011316</text:p>
          </table:table-cell>
          <table:table-cell office:value-type="float" office:value="0.011306">
            <text:p>0.011306</text:p>
          </table:table-cell>
          <table:table-cell office:value-type="float" office:value="0.011307">
            <text:p>0.011307</text:p>
          </table:table-cell>
          <table:table-cell office:value-type="float" office:value="0.011283">
            <text:p>0.011283</text:p>
          </table:table-cell>
          <table:table-cell office:value-type="float" office:value="0.011309">
            <text:p>0.011309</text:p>
          </table:table-cell>
          <table:table-cell office:value-type="float" office:value="0.011268">
            <text:p>0.011268</text:p>
          </table:table-cell>
          <table:table-cell office:value-type="float" office:value="0.0113">
            <text:p>0.0113</text:p>
          </table:table-cell>
          <table:table-cell office:value-type="float" office:value="0.011313">
            <text:p>0.011313</text:p>
          </table:table-cell>
          <table:table-cell office:value-type="float" office:value="0.011309">
            <text:p>0.011309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2326">
            <text:p>0.02</text:p>
          </table:table-cell>
          <table:table-cell office:value-type="float" office:value="0.000784">
            <text:p>0.000784</text:p>
          </table:table-cell>
          <table:table-cell office:value-type="float" office:value="0.023124">
            <text:p>0.023124</text:p>
          </table:table-cell>
          <table:table-cell office:value-type="float" office:value="0.023458">
            <text:p>0.023458</text:p>
          </table:table-cell>
          <table:table-cell office:value-type="float" office:value="0.022726">
            <text:p>0.022726</text:p>
          </table:table-cell>
          <table:table-cell office:value-type="float" office:value="0.023806">
            <text:p>0.023806</text:p>
          </table:table-cell>
          <table:table-cell office:value-type="float" office:value="0.024022">
            <text:p>0.024022</text:p>
          </table:table-cell>
          <table:table-cell office:value-type="float" office:value="0.022687">
            <text:p>0.022687</text:p>
          </table:table-cell>
          <table:table-cell office:value-type="float" office:value="0.022629">
            <text:p>0.022629</text:p>
          </table:table-cell>
          <table:table-cell office:value-type="float" office:value="0.021988">
            <text:p>0.021988</text:p>
          </table:table-cell>
          <table:table-cell office:value-type="float" office:value="0.024098">
            <text:p>0.024098</text:p>
          </table:table-cell>
          <table:table-cell office:value-type="float" office:value="0.024585">
            <text:p>0.024585</text:p>
          </table:table-cell>
          <table:table-cell table:style-name="ce4" office:value-type="float" office:value="0.022089">
            <text:p>0.02</text:p>
          </table:table-cell>
          <table:table-cell office:value-type="float" office:value="0.022833">
            <text:p>0.022833</text:p>
          </table:table-cell>
          <table:table-cell office:value-type="float" office:value="0.024171">
            <text:p>0.024171</text:p>
          </table:table-cell>
          <table:table-cell office:value-type="float" office:value="0.022967">
            <text:p>0.022967</text:p>
          </table:table-cell>
          <table:table-cell office:value-type="float" office:value="0.023103">
            <text:p>0.023103</text:p>
          </table:table-cell>
          <table:table-cell office:value-type="float" office:value="0.023307">
            <text:p>0.023307</text:p>
          </table:table-cell>
          <table:table-cell office:value-type="float" office:value="0.023868">
            <text:p>0.023868</text:p>
          </table:table-cell>
          <table:table-cell office:value-type="float" office:value="0.022056">
            <text:p>0.022056</text:p>
          </table:table-cell>
          <table:table-cell office:value-type="float" office:value="0.024638">
            <text:p>0.024638</text:p>
          </table:table-cell>
          <table:table-cell office:value-type="float" office:value="0.023046">
            <text:p>0.023046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4" office:value-type="float" office:value="1.349132">
            <text:p>1.35</text:p>
          </table:table-cell>
          <table:table-cell office:value-type="float" office:value="0.00023">
            <text:p>0.00023</text:p>
          </table:table-cell>
          <table:table-cell office:value-type="float" office:value="1.349166">
            <text:p>1.349166</text:p>
          </table:table-cell>
          <table:table-cell office:value-type="float" office:value="1.349156">
            <text:p>1.349156</text:p>
          </table:table-cell>
          <table:table-cell office:value-type="float" office:value="1.348995">
            <text:p>1.348995</text:p>
          </table:table-cell>
          <table:table-cell office:value-type="float" office:value="1.349414">
            <text:p>1.349414</text:p>
          </table:table-cell>
          <table:table-cell office:value-type="float" office:value="1.348929">
            <text:p>1.348929</text:p>
          </table:table-cell>
          <table:table-cell office:value-type="float" office:value="1.348813">
            <text:p>1.348813</text:p>
          </table:table-cell>
          <table:table-cell office:value-type="float" office:value="1.348817">
            <text:p>1.348817</text:p>
          </table:table-cell>
          <table:table-cell office:value-type="float" office:value="1.349086">
            <text:p>1.349086</text:p>
          </table:table-cell>
          <table:table-cell office:value-type="float" office:value="1.349143">
            <text:p>1.349143</text:p>
          </table:table-cell>
          <table:table-cell office:value-type="float" office:value="1.348952">
            <text:p>1.348952</text:p>
          </table:table-cell>
          <table:table-cell table:style-name="ce4" office:value-type="float" office:value="1.349199">
            <text:p>1.35</text:p>
          </table:table-cell>
          <table:table-cell office:value-type="float" office:value="1.349">
            <text:p>1.349</text:p>
          </table:table-cell>
          <table:table-cell office:value-type="float" office:value="1.349648">
            <text:p>1.349648</text:p>
          </table:table-cell>
          <table:table-cell office:value-type="float" office:value="1.34901">
            <text:p>1.34901</text:p>
          </table:table-cell>
          <table:table-cell office:value-type="float" office:value="1.349544">
            <text:p>1.349544</text:p>
          </table:table-cell>
          <table:table-cell office:value-type="float" office:value="1.349046">
            <text:p>1.349046</text:p>
          </table:table-cell>
          <table:table-cell office:value-type="float" office:value="1.348987">
            <text:p>1.348987</text:p>
          </table:table-cell>
          <table:table-cell office:value-type="float" office:value="1.349534">
            <text:p>1.349534</text:p>
          </table:table-cell>
          <table:table-cell office:value-type="float" office:value="1.349019">
            <text:p>1.349019</text:p>
          </table:table-cell>
          <table:table-cell office:value-type="float" office:value="1.349174">
            <text:p>1.349174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1.927168">
            <text:p>1.93</text:p>
          </table:table-cell>
          <table:table-cell office:value-type="float" office:value="0.001475">
            <text:p>0.001475</text:p>
          </table:table-cell>
          <table:table-cell office:value-type="float" office:value="1.926587">
            <text:p>1.926587</text:p>
          </table:table-cell>
          <table:table-cell office:value-type="float" office:value="1.92744">
            <text:p>1.92744</text:p>
          </table:table-cell>
          <table:table-cell office:value-type="float" office:value="1.927871">
            <text:p>1.927871</text:p>
          </table:table-cell>
          <table:table-cell office:value-type="float" office:value="1.926693">
            <text:p>1.926693</text:p>
          </table:table-cell>
          <table:table-cell office:value-type="float" office:value="1.925865">
            <text:p>1.925865</text:p>
          </table:table-cell>
          <table:table-cell office:value-type="float" office:value="1.927595">
            <text:p>1.927595</text:p>
          </table:table-cell>
          <table:table-cell office:value-type="float" office:value="1.924802">
            <text:p>1.924802</text:p>
          </table:table-cell>
          <table:table-cell office:value-type="float" office:value="1.926567">
            <text:p>1.926567</text:p>
          </table:table-cell>
          <table:table-cell office:value-type="float" office:value="1.926117">
            <text:p>1.926117</text:p>
          </table:table-cell>
          <table:table-cell office:value-type="float" office:value="1.926505">
            <text:p>1.926505</text:p>
          </table:table-cell>
          <table:table-cell table:style-name="ce4" office:value-type="float" office:value="1.925077">
            <text:p>1.93</text:p>
          </table:table-cell>
          <table:table-cell office:value-type="float" office:value="1.928426">
            <text:p>1.928426</text:p>
          </table:table-cell>
          <table:table-cell office:value-type="float" office:value="1.929131">
            <text:p>1.929131</text:p>
          </table:table-cell>
          <table:table-cell office:value-type="float" office:value="1.929282">
            <text:p>1.929282</text:p>
          </table:table-cell>
          <table:table-cell office:value-type="float" office:value="1.927662">
            <text:p>1.927662</text:p>
          </table:table-cell>
          <table:table-cell office:value-type="float" office:value="1.926205">
            <text:p>1.926205</text:p>
          </table:table-cell>
          <table:table-cell office:value-type="float" office:value="1.925716">
            <text:p>1.925716</text:p>
          </table:table-cell>
          <table:table-cell office:value-type="float" office:value="1.926663">
            <text:p>1.926663</text:p>
          </table:table-cell>
          <table:table-cell office:value-type="float" office:value="1.928245">
            <text:p>1.928245</text:p>
          </table:table-cell>
          <table:table-cell office:value-type="float" office:value="1.930915">
            <text:p>1.93091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651001">
            <text:p>0.65</text:p>
          </table:table-cell>
          <table:table-cell office:value-type="float" office:value="0.001567">
            <text:p>0.001567</text:p>
          </table:table-cell>
          <table:table-cell office:value-type="float" office:value="0.650491">
            <text:p>0.650491</text:p>
          </table:table-cell>
          <table:table-cell office:value-type="float" office:value="0.650781">
            <text:p>0.650781</text:p>
          </table:table-cell>
          <table:table-cell office:value-type="float" office:value="0.650342">
            <text:p>0.650342</text:p>
          </table:table-cell>
          <table:table-cell office:value-type="float" office:value="0.650266">
            <text:p>0.650266</text:p>
          </table:table-cell>
          <table:table-cell office:value-type="float" office:value="0.650541">
            <text:p>0.650541</text:p>
          </table:table-cell>
          <table:table-cell office:value-type="float" office:value="0.650878">
            <text:p>0.650878</text:p>
          </table:table-cell>
          <table:table-cell office:value-type="float" office:value="0.650422">
            <text:p>0.650422</text:p>
          </table:table-cell>
          <table:table-cell office:value-type="float" office:value="0.650242">
            <text:p>0.650242</text:p>
          </table:table-cell>
          <table:table-cell office:value-type="float" office:value="0.650484">
            <text:p>0.650484</text:p>
          </table:table-cell>
          <table:table-cell office:value-type="float" office:value="0.650272">
            <text:p>0.650272</text:p>
          </table:table-cell>
          <table:table-cell table:style-name="ce4" office:value-type="float" office:value="0.650445">
            <text:p>0.65</text:p>
          </table:table-cell>
          <table:table-cell office:value-type="float" office:value="0.650478">
            <text:p>0.650478</text:p>
          </table:table-cell>
          <table:table-cell office:value-type="float" office:value="0.650602">
            <text:p>0.650602</text:p>
          </table:table-cell>
          <table:table-cell office:value-type="float" office:value="0.650286">
            <text:p>0.650286</text:p>
          </table:table-cell>
          <table:table-cell office:value-type="float" office:value="0.65042">
            <text:p>0.65042</text:p>
          </table:table-cell>
          <table:table-cell office:value-type="float" office:value="0.655862">
            <text:p>0.655862</text:p>
          </table:table-cell>
          <table:table-cell office:value-type="float" office:value="0.650622">
            <text:p>0.650622</text:p>
          </table:table-cell>
          <table:table-cell office:value-type="float" office:value="0.655484">
            <text:p>0.655484</text:p>
          </table:table-cell>
          <table:table-cell office:value-type="float" office:value="0.650662">
            <text:p>0.650662</text:p>
          </table:table-cell>
          <table:table-cell office:value-type="float" office:value="0.65043">
            <text:p>0.6504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438129">
            <text:p>0.44</text:p>
          </table:table-cell>
          <table:table-cell office:value-type="float" office:value="0.00091">
            <text:p>0.00091</text:p>
          </table:table-cell>
          <table:table-cell office:value-type="float" office:value="0.437165">
            <text:p>0.437165</text:p>
          </table:table-cell>
          <table:table-cell office:value-type="float" office:value="0.439401">
            <text:p>0.439401</text:p>
          </table:table-cell>
          <table:table-cell office:value-type="float" office:value="0.439338">
            <text:p>0.439338</text:p>
          </table:table-cell>
          <table:table-cell office:value-type="float" office:value="0.438851">
            <text:p>0.438851</text:p>
          </table:table-cell>
          <table:table-cell office:value-type="float" office:value="0.436628">
            <text:p>0.436628</text:p>
          </table:table-cell>
          <table:table-cell office:value-type="float" office:value="0.438067">
            <text:p>0.438067</text:p>
          </table:table-cell>
          <table:table-cell office:value-type="float" office:value="0.436949">
            <text:p>0.436949</text:p>
          </table:table-cell>
          <table:table-cell office:value-type="float" office:value="0.439002">
            <text:p>0.439002</text:p>
          </table:table-cell>
          <table:table-cell office:value-type="float" office:value="0.438692">
            <text:p>0.438692</text:p>
          </table:table-cell>
          <table:table-cell office:value-type="float" office:value="0.437404">
            <text:p>0.437404</text:p>
          </table:table-cell>
          <table:table-cell table:style-name="ce4" office:value-type="float" office:value="0.438933">
            <text:p>0.44</text:p>
          </table:table-cell>
          <table:table-cell office:value-type="float" office:value="0.438921">
            <text:p>0.438921</text:p>
          </table:table-cell>
          <table:table-cell office:value-type="float" office:value="0.438781">
            <text:p>0.438781</text:p>
          </table:table-cell>
          <table:table-cell office:value-type="float" office:value="0.438887">
            <text:p>0.438887</text:p>
          </table:table-cell>
          <table:table-cell office:value-type="float" office:value="0.437569">
            <text:p>0.437569</text:p>
          </table:table-cell>
          <table:table-cell office:value-type="float" office:value="0.4373">
            <text:p>0.4373</text:p>
          </table:table-cell>
          <table:table-cell office:value-type="float" office:value="0.437859">
            <text:p>0.437859</text:p>
          </table:table-cell>
          <table:table-cell office:value-type="float" office:value="0.438927">
            <text:p>0.438927</text:p>
          </table:table-cell>
          <table:table-cell office:value-type="float" office:value="0.436841">
            <text:p>0.436841</text:p>
          </table:table-cell>
          <table:table-cell office:value-type="float" office:value="0.437068">
            <text:p>0.43706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395213">
            <text:p>0.40</text:p>
          </table:table-cell>
          <table:table-cell office:value-type="float" office:value="0.000324">
            <text:p>0.000324</text:p>
          </table:table-cell>
          <table:table-cell office:value-type="float" office:value="0.395094">
            <text:p>0.395094</text:p>
          </table:table-cell>
          <table:table-cell office:value-type="float" office:value="0.394534">
            <text:p>0.394534</text:p>
          </table:table-cell>
          <table:table-cell office:value-type="float" office:value="0.395242">
            <text:p>0.395242</text:p>
          </table:table-cell>
          <table:table-cell office:value-type="float" office:value="0.39511">
            <text:p>0.39511</text:p>
          </table:table-cell>
          <table:table-cell office:value-type="float" office:value="0.394909">
            <text:p>0.394909</text:p>
          </table:table-cell>
          <table:table-cell office:value-type="float" office:value="0.395262">
            <text:p>0.395262</text:p>
          </table:table-cell>
          <table:table-cell office:value-type="float" office:value="0.395104">
            <text:p>0.395104</text:p>
          </table:table-cell>
          <table:table-cell office:value-type="float" office:value="0.395437">
            <text:p>0.395437</text:p>
          </table:table-cell>
          <table:table-cell office:value-type="float" office:value="0.395115">
            <text:p>0.395115</text:p>
          </table:table-cell>
          <table:table-cell office:value-type="float" office:value="0.395551">
            <text:p>0.395551</text:p>
          </table:table-cell>
          <table:table-cell table:style-name="ce4" office:value-type="float" office:value="0.395205">
            <text:p>0.40</text:p>
          </table:table-cell>
          <table:table-cell office:value-type="float" office:value="0.395027">
            <text:p>0.395027</text:p>
          </table:table-cell>
          <table:table-cell office:value-type="float" office:value="0.396041">
            <text:p>0.396041</text:p>
          </table:table-cell>
          <table:table-cell office:value-type="float" office:value="0.395018">
            <text:p>0.395018</text:p>
          </table:table-cell>
          <table:table-cell office:value-type="float" office:value="0.395329">
            <text:p>0.395329</text:p>
          </table:table-cell>
          <table:table-cell office:value-type="float" office:value="0.395012">
            <text:p>0.395012</text:p>
          </table:table-cell>
          <table:table-cell office:value-type="float" office:value="0.395212">
            <text:p>0.395212</text:p>
          </table:table-cell>
          <table:table-cell office:value-type="float" office:value="0.395002">
            <text:p>0.395002</text:p>
          </table:table-cell>
          <table:table-cell office:value-type="float" office:value="0.39516">
            <text:p>0.39516</text:p>
          </table:table-cell>
          <table:table-cell office:value-type="float" office:value="0.395901">
            <text:p>0.395901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0.289961">
            <text:p>0.29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4" office:value-type="float" office:value="0.684234">
            <text:p>0.68</text:p>
          </table:table-cell>
          <table:table-cell office:value-type="float" office:value="0.018359">
            <text:p>0.018359</text:p>
          </table:table-cell>
          <table:table-cell office:value-type="float" office:value="0.697083">
            <text:p>0.697083</text:p>
          </table:table-cell>
          <table:table-cell office:value-type="float" office:value="0.708693">
            <text:p>0.708693</text:p>
          </table:table-cell>
          <table:table-cell office:value-type="float" office:value="0.664896">
            <text:p>0.664896</text:p>
          </table:table-cell>
          <table:table-cell office:value-type="float" office:value="0.682868">
            <text:p>0.682868</text:p>
          </table:table-cell>
          <table:table-cell office:value-type="float" office:value="0.680682">
            <text:p>0.680682</text:p>
          </table:table-cell>
          <table:table-cell office:value-type="float" office:value="0.63717">
            <text:p>0.63717</text:p>
          </table:table-cell>
          <table:table-cell office:value-type="float" office:value="0.689255">
            <text:p>0.689255</text:p>
          </table:table-cell>
          <table:table-cell office:value-type="float" office:value="0.675291">
            <text:p>0.675291</text:p>
          </table:table-cell>
          <table:table-cell office:value-type="float" office:value="0.68331">
            <text:p>0.68331</text:p>
          </table:table-cell>
          <table:table-cell office:value-type="float" office:value="0.697411">
            <text:p>0.697411</text:p>
          </table:table-cell>
          <table:table-cell table:style-name="ce4" office:value-type="float" office:value="0.691074">
            <text:p>0.69</text:p>
          </table:table-cell>
          <table:table-cell office:value-type="float" office:value="0.646321">
            <text:p>0.646321</text:p>
          </table:table-cell>
          <table:table-cell office:value-type="float" office:value="0.683989">
            <text:p>0.683989</text:p>
          </table:table-cell>
          <table:table-cell office:value-type="float" office:value="0.686305">
            <text:p>0.686305</text:p>
          </table:table-cell>
          <table:table-cell office:value-type="float" office:value="0.699643">
            <text:p>0.699643</text:p>
          </table:table-cell>
          <table:table-cell office:value-type="float" office:value="0.671894">
            <text:p>0.671894</text:p>
          </table:table-cell>
          <table:table-cell office:value-type="float" office:value="0.694136">
            <text:p>0.694136</text:p>
          </table:table-cell>
          <table:table-cell office:value-type="float" office:value="0.693147">
            <text:p>0.693147</text:p>
          </table:table-cell>
          <table:table-cell office:value-type="float" office:value="0.71645">
            <text:p>0.71645</text:p>
          </table:table-cell>
          <table:table-cell office:value-type="float" office:value="0.685052">
            <text:p>0.68505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67328">
            <text:p>0.67</text:p>
          </table:table-cell>
          <table:table-cell office:value-type="float" office:value="0.003288">
            <text:p>0.003288</text:p>
          </table:table-cell>
          <table:table-cell office:value-type="float" office:value="0.674997">
            <text:p>0.674997</text:p>
          </table:table-cell>
          <table:table-cell office:value-type="float" office:value="0.670461">
            <text:p>0.670461</text:p>
          </table:table-cell>
          <table:table-cell office:value-type="float" office:value="0.674178">
            <text:p>0.674178</text:p>
          </table:table-cell>
          <table:table-cell office:value-type="float" office:value="0.675329">
            <text:p>0.675329</text:p>
          </table:table-cell>
          <table:table-cell office:value-type="float" office:value="0.671708">
            <text:p>0.671708</text:p>
          </table:table-cell>
          <table:table-cell office:value-type="float" office:value="0.671145">
            <text:p>0.671145</text:p>
          </table:table-cell>
          <table:table-cell office:value-type="float" office:value="0.671628">
            <text:p>0.671628</text:p>
          </table:table-cell>
          <table:table-cell office:value-type="float" office:value="0.684633">
            <text:p>0.684633</text:p>
          </table:table-cell>
          <table:table-cell office:value-type="float" office:value="0.670879">
            <text:p>0.670879</text:p>
          </table:table-cell>
          <table:table-cell office:value-type="float" office:value="0.676017">
            <text:p>0.676017</text:p>
          </table:table-cell>
          <table:table-cell table:style-name="ce4" office:value-type="float" office:value="0.670802">
            <text:p>0.67</text:p>
          </table:table-cell>
          <table:table-cell office:value-type="float" office:value="0.671319">
            <text:p>0.671319</text:p>
          </table:table-cell>
          <table:table-cell office:value-type="float" office:value="0.671399">
            <text:p>0.671399</text:p>
          </table:table-cell>
          <table:table-cell office:value-type="float" office:value="0.671718">
            <text:p>0.671718</text:p>
          </table:table-cell>
          <table:table-cell office:value-type="float" office:value="0.676386">
            <text:p>0.676386</text:p>
          </table:table-cell>
          <table:table-cell office:value-type="float" office:value="0.675789">
            <text:p>0.675789</text:p>
          </table:table-cell>
          <table:table-cell office:value-type="float" office:value="0.671085">
            <text:p>0.671085</text:p>
          </table:table-cell>
          <table:table-cell office:value-type="float" office:value="0.669942">
            <text:p>0.669942</text:p>
          </table:table-cell>
          <table:table-cell office:value-type="float" office:value="0.673607">
            <text:p>0.673607</text:p>
          </table:table-cell>
          <table:table-cell office:value-type="float" office:value="0.672585">
            <text:p>0.67258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587673">
            <text:p>0.59</text:p>
          </table:table-cell>
          <table:table-cell office:value-type="float" office:value="0.002631">
            <text:p>0.002631</text:p>
          </table:table-cell>
          <table:table-cell office:value-type="float" office:value="0.585029">
            <text:p>0.585029</text:p>
          </table:table-cell>
          <table:table-cell office:value-type="float" office:value="0.586581">
            <text:p>0.586581</text:p>
          </table:table-cell>
          <table:table-cell office:value-type="float" office:value="0.585405">
            <text:p>0.585405</text:p>
          </table:table-cell>
          <table:table-cell office:value-type="float" office:value="0.596253">
            <text:p>0.596253</text:p>
          </table:table-cell>
          <table:table-cell office:value-type="float" office:value="0.590412">
            <text:p>0.590412</text:p>
          </table:table-cell>
          <table:table-cell office:value-type="float" office:value="0.588323">
            <text:p>0.588323</text:p>
          </table:table-cell>
          <table:table-cell office:value-type="float" office:value="0.58612">
            <text:p>0.58612</text:p>
          </table:table-cell>
          <table:table-cell office:value-type="float" office:value="0.587376">
            <text:p>0.587376</text:p>
          </table:table-cell>
          <table:table-cell office:value-type="float" office:value="0.585522">
            <text:p>0.585522</text:p>
          </table:table-cell>
          <table:table-cell office:value-type="float" office:value="0.589646">
            <text:p>0.589646</text:p>
          </table:table-cell>
          <table:table-cell table:style-name="ce4" office:value-type="float" office:value="0.586292">
            <text:p>0.59</text:p>
          </table:table-cell>
          <table:table-cell office:value-type="float" office:value="0.58588">
            <text:p>0.58588</text:p>
          </table:table-cell>
          <table:table-cell office:value-type="float" office:value="0.586302">
            <text:p>0.586302</text:p>
          </table:table-cell>
          <table:table-cell office:value-type="float" office:value="0.58824">
            <text:p>0.58824</text:p>
          </table:table-cell>
          <table:table-cell office:value-type="float" office:value="0.588462">
            <text:p>0.588462</text:p>
          </table:table-cell>
          <table:table-cell office:value-type="float" office:value="0.587673">
            <text:p>0.587673</text:p>
          </table:table-cell>
          <table:table-cell office:value-type="float" office:value="0.587068">
            <text:p>0.587068</text:p>
          </table:table-cell>
          <table:table-cell office:value-type="float" office:value="0.591597">
            <text:p>0.591597</text:p>
          </table:table-cell>
          <table:table-cell office:value-type="float" office:value="0.586136">
            <text:p>0.586136</text:p>
          </table:table-cell>
          <table:table-cell office:value-type="float" office:value="0.585138">
            <text:p>0.58513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599109">
            <text:p>0.60</text:p>
          </table:table-cell>
          <table:table-cell office:value-type="float" office:value="0.002767">
            <text:p>0.002767</text:p>
          </table:table-cell>
          <table:table-cell office:value-type="float" office:value="0.600616">
            <text:p>0.600616</text:p>
          </table:table-cell>
          <table:table-cell office:value-type="float" office:value="0.600999">
            <text:p>0.600999</text:p>
          </table:table-cell>
          <table:table-cell office:value-type="float" office:value="0.597934">
            <text:p>0.597934</text:p>
          </table:table-cell>
          <table:table-cell office:value-type="float" office:value="0.597577">
            <text:p>0.597577</text:p>
          </table:table-cell>
          <table:table-cell office:value-type="float" office:value="0.598357">
            <text:p>0.598357</text:p>
          </table:table-cell>
          <table:table-cell office:value-type="float" office:value="0.600354">
            <text:p>0.600354</text:p>
          </table:table-cell>
          <table:table-cell office:value-type="float" office:value="0.598506">
            <text:p>0.598506</text:p>
          </table:table-cell>
          <table:table-cell office:value-type="float" office:value="0.597211">
            <text:p>0.597211</text:p>
          </table:table-cell>
          <table:table-cell office:value-type="float" office:value="0.597522">
            <text:p>0.597522</text:p>
          </table:table-cell>
          <table:table-cell office:value-type="float" office:value="0.598458">
            <text:p>0.598458</text:p>
          </table:table-cell>
          <table:table-cell table:style-name="ce4" office:value-type="float" office:value="0.598012">
            <text:p>0.60</text:p>
          </table:table-cell>
          <table:table-cell office:value-type="float" office:value="0.603164">
            <text:p>0.603164</text:p>
          </table:table-cell>
          <table:table-cell office:value-type="float" office:value="0.595743">
            <text:p>0.595743</text:p>
          </table:table-cell>
          <table:table-cell office:value-type="float" office:value="0.597437">
            <text:p>0.597437</text:p>
          </table:table-cell>
          <table:table-cell office:value-type="float" office:value="0.6085">
            <text:p>0.6085</text:p>
          </table:table-cell>
          <table:table-cell office:value-type="float" office:value="0.598444">
            <text:p>0.598444</text:p>
          </table:table-cell>
          <table:table-cell office:value-type="float" office:value="0.597318">
            <text:p>0.597318</text:p>
          </table:table-cell>
          <table:table-cell office:value-type="float" office:value="0.597224">
            <text:p>0.597224</text:p>
          </table:table-cell>
          <table:table-cell office:value-type="float" office:value="0.597496">
            <text:p>0.597496</text:p>
          </table:table-cell>
          <table:table-cell office:value-type="float" office:value="0.6013">
            <text:p>0.601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41117">
            <text:p>0.04</text:p>
          </table:table-cell>
          <table:table-cell office:value-type="float" office:value="0.000268">
            <text:p>0.000268</text:p>
          </table:table-cell>
          <table:table-cell office:value-type="float" office:value="0.041301">
            <text:p>0.041301</text:p>
          </table:table-cell>
          <table:table-cell office:value-type="float" office:value="0.040865">
            <text:p>0.040865</text:p>
          </table:table-cell>
          <table:table-cell office:value-type="float" office:value="0.040981">
            <text:p>0.040981</text:p>
          </table:table-cell>
          <table:table-cell office:value-type="float" office:value="0.040908">
            <text:p>0.040908</text:p>
          </table:table-cell>
          <table:table-cell office:value-type="float" office:value="0.041257">
            <text:p>0.041257</text:p>
          </table:table-cell>
          <table:table-cell office:value-type="float" office:value="0.041018">
            <text:p>0.041018</text:p>
          </table:table-cell>
          <table:table-cell office:value-type="float" office:value="0.041625">
            <text:p>0.041625</text:p>
          </table:table-cell>
          <table:table-cell office:value-type="float" office:value="0.041694">
            <text:p>0.041694</text:p>
          </table:table-cell>
          <table:table-cell office:value-type="float" office:value="0.041504">
            <text:p>0.041504</text:p>
          </table:table-cell>
          <table:table-cell office:value-type="float" office:value="0.04077">
            <text:p>0.04077</text:p>
          </table:table-cell>
          <table:table-cell table:style-name="ce4" office:value-type="float" office:value="0.040828">
            <text:p>0.04</text:p>
          </table:table-cell>
          <table:table-cell office:value-type="float" office:value="0.041098">
            <text:p>0.041098</text:p>
          </table:table-cell>
          <table:table-cell office:value-type="float" office:value="0.04124">
            <text:p>0.04124</text:p>
          </table:table-cell>
          <table:table-cell office:value-type="float" office:value="0.040773">
            <text:p>0.040773</text:p>
          </table:table-cell>
          <table:table-cell office:value-type="float" office:value="0.040959">
            <text:p>0.040959</text:p>
          </table:table-cell>
          <table:table-cell office:value-type="float" office:value="0.040868">
            <text:p>0.040868</text:p>
          </table:table-cell>
          <table:table-cell office:value-type="float" office:value="0.041291">
            <text:p>0.041291</text:p>
          </table:table-cell>
          <table:table-cell office:value-type="float" office:value="0.041009">
            <text:p>0.041009</text:p>
          </table:table-cell>
          <table:table-cell office:value-type="float" office:value="0.041035">
            <text:p>0.041035</text:p>
          </table:table-cell>
          <table:table-cell office:value-type="float" office:value="0.041313">
            <text:p>0.041313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0.038405">
            <text:p>0.04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/>
          <table:table-cell table:style-name="ce6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4" table:formula="of:=([.C2]/[.C3])" office:value-type="float" office:value="0.908207630878438">
            <text:p>0.91</text:p>
          </table:table-cell>
          <table:table-cell table:style-name="ce4" table:formula="of:=([.C9]/[.C10])" office:value-type="float" office:value="0.24046768566207">
            <text:p>0.24</text:p>
          </table:table-cell>
          <table:table-cell table:style-name="ce4" table:formula="of:=([.C16]/[.C17])" office:value-type="float" office:value="1.03911260645568">
            <text:p>1.04</text:p>
          </table:table-cell>
          <table:table-cell table:style-name="ce4" table:formula="of:=([.C23]/[.C24])" office:value-type="float" office:value="0.700059361716259">
            <text:p>0.70</text:p>
          </table:table-cell>
          <table:table-cell table:style-name="ce4" table:formula="of:=([.C30]/[.C31])" office:value-type="float" office:value="1.01626960551331">
            <text:p>1.02</text:p>
          </table:table-cell>
          <table:table-cell/>
          <table:table-cell office:value-type="string">
            <text:p>vec2</text:p>
          </table:table-cell>
          <table:table-cell office:value-type="float" office:value="0.91">
            <text:p>0.91</text:p>
          </table:table-cell>
          <table:table-cell office:value-type="float" office:value="0.24">
            <text:p>0.24</text:p>
          </table:table-cell>
          <table:table-cell office:value-type="float" office:value="1.04">
            <text:p>1.04</text:p>
          </table:table-cell>
          <table:table-cell office:value-type="float" office:value="0.7">
            <text:p>0.7</text:p>
          </table:table-cell>
          <table:table-cell office:value-type="float" office:value="1.02">
            <text:p>1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4" table:formula="of:=([.C2]/[.C4])" office:value-type="float" office:value="0.655051038366772">
            <text:p>0.66</text:p>
          </table:table-cell>
          <table:table-cell table:style-name="ce4" table:formula="of:=([.C9]/[.C11])" office:value-type="float" office:value="0.244633651652159">
            <text:p>0.24</text:p>
          </table:table-cell>
          <table:table-cell table:style-name="ce4" table:formula="of:=([.C16]/[.C18])" office:value-type="float" office:value="0.939806009889692">
            <text:p>0.94</text:p>
          </table:table-cell>
          <table:table-cell table:style-name="ce4" table:formula="of:=([.C23]/[.C25])" office:value-type="float" office:value="2.07239620215637">
            <text:p>2.07</text:p>
          </table:table-cell>
          <table:table-cell table:style-name="ce4" table:formula="of:=([.C30]/[.C32])" office:value-type="float" office:value="1.16431076465994">
            <text:p>1.16</text:p>
          </table:table-cell>
          <table:table-cell/>
          <table:table-cell office:value-type="string">
            <text:p>vec4</text:p>
          </table:table-cell>
          <table:table-cell office:value-type="float" office:value="0.66">
            <text:p>0.66</text:p>
          </table:table-cell>
          <table:table-cell office:value-type="float" office:value="0.24">
            <text:p>0.24</text:p>
          </table:table-cell>
          <table:table-cell office:value-type="float" office:value="0.94">
            <text:p>0.94</text:p>
          </table:table-cell>
          <table:table-cell office:value-type="float" office:value="2.07">
            <text:p>2.07</text:p>
          </table:table-cell>
          <table:table-cell office:value-type="float" office:value="1.16">
            <text:p>1.1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4" table:formula="of:=([.C2]/[.C5])" office:value-type="float" office:value="0.29539256287788">
            <text:p>0.30</text:p>
          </table:table-cell>
          <table:table-cell table:style-name="ce4" table:formula="of:=([.C9]/[.C12])" office:value-type="float" office:value="0.124682344833527">
            <text:p>0.12</text:p>
          </table:table-cell>
          <table:table-cell table:style-name="ce4" table:formula="of:=([.C16]/[.C19])" office:value-type="float" office:value="0.874524378373595">
            <text:p>0.87</text:p>
          </table:table-cell>
          <table:table-cell table:style-name="ce4" table:formula="of:=([.C23]/[.C26])" office:value-type="float" office:value="3.07930312761767">
            <text:p>3.08</text:p>
          </table:table-cell>
          <table:table-cell table:style-name="ce4" table:formula="of:=([.C30]/[.C33])" office:value-type="float" office:value="1.14208599770659">
            <text:p>1.14</text:p>
          </table:table-cell>
          <table:table-cell/>
          <table:table-cell office:value-type="string">
            <text:p>vec8</text:p>
          </table:table-cell>
          <table:table-cell office:value-type="float" office:value="0.3">
            <text:p>0.3</text:p>
          </table:table-cell>
          <table:table-cell office:value-type="float" office:value="0.12">
            <text:p>0.12</text:p>
          </table:table-cell>
          <table:table-cell office:value-type="float" office:value="0.87">
            <text:p>0.87</text:p>
          </table:table-cell>
          <table:table-cell office:value-type="float" office:value="3.08">
            <text:p>3.08</text:p>
          </table:table-cell>
          <table:table-cell office:value-type="float" office:value="1.14">
            <text:p>1.1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4" table:formula="of:=([.C2]/[.C6])" office:value-type="float" office:value="0.129883890616078">
            <text:p>0.13</text:p>
          </table:table-cell>
          <table:table-cell table:style-name="ce4" table:formula="of:=([.C9]/[.C13])" office:value-type="float" office:value="0.0612311808908373">
            <text:p>0.06</text:p>
          </table:table-cell>
          <table:table-cell table:style-name="ce4" table:formula="of:=([.C16]/[.C20])" office:value-type="float" office:value="0.424892519346518">
            <text:p>0.42</text:p>
          </table:table-cell>
          <table:table-cell table:style-name="ce4" table:formula="of:=([.C23]/[.C27])" office:value-type="float" office:value="3.41368325434639">
            <text:p>3.41</text:p>
          </table:table-cell>
          <table:table-cell table:style-name="ce4" table:formula="of:=([.C30]/[.C34])" office:value-type="float" office:value="16.6411459980057">
            <text:p>16.64</text:p>
          </table:table-cell>
          <table:table-cell/>
          <table:table-cell office:value-type="string">
            <text:p>vec16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42">
            <text:p>0.42</text:p>
          </table:table-cell>
          <table:table-cell office:value-type="float" office:value="3.41">
            <text:p>3.41</text:p>
          </table:table-cell>
          <table:table-cell office:value-type="float" office:value="16.64">
            <text:p>16.64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cav</text:p>
          </table:table-cell>
          <table:table-cell table:style-name="ce4" table:formula="of:=([.C2]/[.C7])" office:value-type="float" office:value="0.000000040942">
            <text:p>0.00</text:p>
          </table:table-cell>
          <table:table-cell table:style-name="ce4" table:formula="of:=([.C9]/[.C14])" office:value-type="float" office:value="0.000000011579">
            <text:p>0.00</text:p>
          </table:table-cell>
          <table:table-cell table:style-name="ce4" table:formula="of:=([.C26]/[.C21])" office:value-type="float" office:value="0.000000438129">
            <text:p>0.00</text:p>
          </table:table-cell>
          <table:table-cell table:style-name="ce4" table:formula="of:=([.C23]/[.C28])" office:value-type="float" office:value="4.65280503240091">
            <text:p>4.65</text:p>
          </table:table-cell>
          <table:table-cell table:style-name="ce4" table:formula="of:=([.C30]/[.C35])" office:value-type="float" office:value="17.8162739226663">
            <text:p>17.82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4.65">
            <text:p>4.65</text:p>
          </table:table-cell>
          <table:table-cell office:value-type="float" office:value="17.82">
            <text:p>17.82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4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91">
            <text:p>0.91</text:p>
          </table:table-cell>
          <table:table-cell office:value-type="float" office:value="0.66">
            <text:p>0.66</text:p>
          </table:table-cell>
          <table:table-cell office:value-type="float" office:value="0.3">
            <text:p>0.3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04">
            <text:p>1.04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0.7">
            <text:p>0.7</text:p>
          </table:table-cell>
          <table:table-cell office:value-type="float" office:value="2.07">
            <text:p>2.07</text:p>
          </table:table-cell>
          <table:table-cell office:value-type="float" office:value="3.08">
            <text:p>3.08</text:p>
          </table:table-cell>
          <table:table-cell office:value-type="float" office:value="3.41">
            <text:p>3.41</text:p>
          </table:table-cell>
          <table:table-cell office:value-type="float" office:value="4.65">
            <text:p>4.65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02">
            <text:p>1.02</text:p>
          </table:table-cell>
          <table:table-cell office:value-type="float" office:value="1.16">
            <text:p>1.16</text:p>
          </table:table-cell>
          <table:table-cell office:value-type="float" office:value="1.14">
            <text:p>1.14</text:p>
          </table:table-cell>
          <table:table-cell office:value-type="float" office:value="16.64">
            <text:p>16.64</text:p>
          </table:table-cell>
          <table:table-cell office:value-type="float" office:value="17.82">
            <text:p>17.82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r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table:number-columns-spanned="13" table:number-rows-spanned="1">
            <text:p>SOR</text:p>
          </table:table-cell>
          <table:covered-table-cell table:style-name="ce1"/>
          <table:covered-table-cell table:number-columns-repeated="11"/>
          <table:table-cell table:number-columns-repeated="10"/>
        </table:table-row>
        <table:table-row table:style-name="ro1">
          <table:table-cell table:style-name="ce5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4" office:value-type="float" office:value="0.026321">
            <text:p>0.03</text:p>
          </table:table-cell>
          <table:table-cell office:value-type="float" office:value="0.000006">
            <text:p>0.000006</text:p>
          </table:table-cell>
          <table:table-cell office:value-type="float" office:value="0.026335">
            <text:p>0.026335</text:p>
          </table:table-cell>
          <table:table-cell office:value-type="float" office:value="0.026323">
            <text:p>0.026323</text:p>
          </table:table-cell>
          <table:table-cell office:value-type="float" office:value="0.02632">
            <text:p>0.02632</text:p>
          </table:table-cell>
          <table:table-cell office:value-type="float" office:value="0.026325">
            <text:p>0.026325</text:p>
          </table:table-cell>
          <table:table-cell office:value-type="float" office:value="0.026324">
            <text:p>0.026324</text:p>
          </table:table-cell>
          <table:table-cell office:value-type="float" office:value="0.026317">
            <text:p>0.026317</text:p>
          </table:table-cell>
          <table:table-cell office:value-type="float" office:value="0.026326">
            <text:p>0.026326</text:p>
          </table:table-cell>
          <table:table-cell office:value-type="float" office:value="0.026324">
            <text:p>0.026324</text:p>
          </table:table-cell>
          <table:table-cell office:value-type="float" office:value="0.026313">
            <text:p>0.026313</text:p>
          </table:table-cell>
          <table:table-cell office:value-type="float" office:value="0.026322">
            <text:p>0.026322</text:p>
          </table:table-cell>
          <table:table-cell office:value-type="float" office:value="0.026323">
            <text:p>0.026323</text:p>
          </table:table-cell>
          <table:table-cell office:value-type="float" office:value="0.026305">
            <text:p>0.026305</text:p>
          </table:table-cell>
          <table:table-cell office:value-type="float" office:value="0.026318">
            <text:p>0.026318</text:p>
          </table:table-cell>
          <table:table-cell office:value-type="float" office:value="0.026319">
            <text:p>0.026319</text:p>
          </table:table-cell>
          <table:table-cell office:value-type="float" office:value="0.02632">
            <text:p>0.02632</text:p>
          </table:table-cell>
          <table:table-cell office:value-type="float" office:value="0.026328">
            <text:p>0.026328</text:p>
          </table:table-cell>
          <table:table-cell office:value-type="float" office:value="0.026319">
            <text:p>0.026319</text:p>
          </table:table-cell>
          <table:table-cell office:value-type="float" office:value="0.02631">
            <text:p>0.02631</text:p>
          </table:table-cell>
          <table:table-cell office:value-type="float" office:value="0.02632">
            <text:p>0.02632</text:p>
          </table:table-cell>
          <table:table-cell office:value-type="float" office:value="0.026322">
            <text:p>0.02632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40723">
            <text:p>0.04</text:p>
          </table:table-cell>
          <table:table-cell office:value-type="float" office:value="0.000013">
            <text:p>0.000013</text:p>
          </table:table-cell>
          <table:table-cell office:value-type="float" office:value="0.040721">
            <text:p>0.040721</text:p>
          </table:table-cell>
          <table:table-cell office:value-type="float" office:value="0.040727">
            <text:p>0.040727</text:p>
          </table:table-cell>
          <table:table-cell office:value-type="float" office:value="0.040741">
            <text:p>0.040741</text:p>
          </table:table-cell>
          <table:table-cell office:value-type="float" office:value="0.040735">
            <text:p>0.040735</text:p>
          </table:table-cell>
          <table:table-cell office:value-type="float" office:value="0.040708">
            <text:p>0.040708</text:p>
          </table:table-cell>
          <table:table-cell office:value-type="float" office:value="0.040717">
            <text:p>0.040717</text:p>
          </table:table-cell>
          <table:table-cell office:value-type="float" office:value="0.040726">
            <text:p>0.040726</text:p>
          </table:table-cell>
          <table:table-cell office:value-type="float" office:value="0.040741">
            <text:p>0.040741</text:p>
          </table:table-cell>
          <table:table-cell office:value-type="float" office:value="0.040713">
            <text:p>0.040713</text:p>
          </table:table-cell>
          <table:table-cell office:value-type="float" office:value="0.040732">
            <text:p>0.040732</text:p>
          </table:table-cell>
          <table:table-cell table:style-name="ce4" office:value-type="float" office:value="0.040708">
            <text:p>0.04</text:p>
          </table:table-cell>
          <table:table-cell office:value-type="float" office:value="0.040697">
            <text:p>0.040697</text:p>
          </table:table-cell>
          <table:table-cell office:value-type="float" office:value="0.040724">
            <text:p>0.040724</text:p>
          </table:table-cell>
          <table:table-cell office:value-type="float" office:value="0.040722">
            <text:p>0.040722</text:p>
          </table:table-cell>
          <table:table-cell office:value-type="float" office:value="0.040705">
            <text:p>0.040705</text:p>
          </table:table-cell>
          <table:table-cell office:value-type="float" office:value="0.040736">
            <text:p>0.040736</text:p>
          </table:table-cell>
          <table:table-cell office:value-type="float" office:value="0.040718">
            <text:p>0.040718</text:p>
          </table:table-cell>
          <table:table-cell office:value-type="float" office:value="0.040724">
            <text:p>0.040724</text:p>
          </table:table-cell>
          <table:table-cell office:value-type="float" office:value="0.040748">
            <text:p>0.040748</text:p>
          </table:table-cell>
          <table:table-cell office:value-type="float" office:value="0.04072">
            <text:p>0.0407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63619">
            <text:p>0.06</text:p>
          </table:table-cell>
          <table:table-cell office:value-type="float" office:value="0.000035">
            <text:p>0.000035</text:p>
          </table:table-cell>
          <table:table-cell office:value-type="float" office:value="0.063644">
            <text:p>0.063644</text:p>
          </table:table-cell>
          <table:table-cell office:value-type="float" office:value="0.063574">
            <text:p>0.063574</text:p>
          </table:table-cell>
          <table:table-cell office:value-type="float" office:value="0.063665">
            <text:p>0.063665</text:p>
          </table:table-cell>
          <table:table-cell office:value-type="float" office:value="0.063608">
            <text:p>0.063608</text:p>
          </table:table-cell>
          <table:table-cell office:value-type="float" office:value="0.063561">
            <text:p>0.063561</text:p>
          </table:table-cell>
          <table:table-cell office:value-type="float" office:value="0.063613">
            <text:p>0.063613</text:p>
          </table:table-cell>
          <table:table-cell office:value-type="float" office:value="0.063615">
            <text:p>0.063615</text:p>
          </table:table-cell>
          <table:table-cell office:value-type="float" office:value="0.063674">
            <text:p>0.063674</text:p>
          </table:table-cell>
          <table:table-cell office:value-type="float" office:value="0.063584">
            <text:p>0.063584</text:p>
          </table:table-cell>
          <table:table-cell office:value-type="float" office:value="0.063624">
            <text:p>0.063624</text:p>
          </table:table-cell>
          <table:table-cell table:style-name="ce4" office:value-type="float" office:value="0.063614">
            <text:p>0.06</text:p>
          </table:table-cell>
          <table:table-cell office:value-type="float" office:value="0.06363">
            <text:p>0.06363</text:p>
          </table:table-cell>
          <table:table-cell office:value-type="float" office:value="0.063541">
            <text:p>0.063541</text:p>
          </table:table-cell>
          <table:table-cell office:value-type="float" office:value="0.063672">
            <text:p>0.063672</text:p>
          </table:table-cell>
          <table:table-cell office:value-type="float" office:value="0.063645">
            <text:p>0.063645</text:p>
          </table:table-cell>
          <table:table-cell office:value-type="float" office:value="0.063589">
            <text:p>0.063589</text:p>
          </table:table-cell>
          <table:table-cell office:value-type="float" office:value="0.063645">
            <text:p>0.063645</text:p>
          </table:table-cell>
          <table:table-cell office:value-type="float" office:value="0.063647">
            <text:p>0.063647</text:p>
          </table:table-cell>
          <table:table-cell office:value-type="float" office:value="0.063606">
            <text:p>0.063606</text:p>
          </table:table-cell>
          <table:table-cell office:value-type="float" office:value="0.063626">
            <text:p>0.06362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114574">
            <text:p>0.11</text:p>
          </table:table-cell>
          <table:table-cell office:value-type="float" office:value="0.000205">
            <text:p>0.000205</text:p>
          </table:table-cell>
          <table:table-cell office:value-type="float" office:value="0.114886">
            <text:p>0.114886</text:p>
          </table:table-cell>
          <table:table-cell office:value-type="float" office:value="0.114468">
            <text:p>0.114468</text:p>
          </table:table-cell>
          <table:table-cell office:value-type="float" office:value="0.114394">
            <text:p>0.114394</text:p>
          </table:table-cell>
          <table:table-cell office:value-type="float" office:value="0.114319">
            <text:p>0.114319</text:p>
          </table:table-cell>
          <table:table-cell office:value-type="float" office:value="0.114706">
            <text:p>0.114706</text:p>
          </table:table-cell>
          <table:table-cell office:value-type="float" office:value="0.114321">
            <text:p>0.114321</text:p>
          </table:table-cell>
          <table:table-cell office:value-type="float" office:value="0.114803">
            <text:p>0.114803</text:p>
          </table:table-cell>
          <table:table-cell office:value-type="float" office:value="0.114839">
            <text:p>0.114839</text:p>
          </table:table-cell>
          <table:table-cell office:value-type="float" office:value="0.114984">
            <text:p>0.114984</text:p>
          </table:table-cell>
          <table:table-cell office:value-type="float" office:value="0.114391">
            <text:p>0.114391</text:p>
          </table:table-cell>
          <table:table-cell table:style-name="ce4" office:value-type="float" office:value="0.114374">
            <text:p>0.11</text:p>
          </table:table-cell>
          <table:table-cell office:value-type="float" office:value="0.114437">
            <text:p>0.114437</text:p>
          </table:table-cell>
          <table:table-cell office:value-type="float" office:value="0.114756">
            <text:p>0.114756</text:p>
          </table:table-cell>
          <table:table-cell office:value-type="float" office:value="0.114689">
            <text:p>0.114689</text:p>
          </table:table-cell>
          <table:table-cell office:value-type="float" office:value="0.114527">
            <text:p>0.114527</text:p>
          </table:table-cell>
          <table:table-cell office:value-type="float" office:value="0.114686">
            <text:p>0.114686</text:p>
          </table:table-cell>
          <table:table-cell office:value-type="float" office:value="0.114644">
            <text:p>0.114644</text:p>
          </table:table-cell>
          <table:table-cell office:value-type="float" office:value="0.114439">
            <text:p>0.114439</text:p>
          </table:table-cell>
          <table:table-cell office:value-type="float" office:value="0.114539">
            <text:p>0.114539</text:p>
          </table:table-cell>
          <table:table-cell office:value-type="float" office:value="0.114282">
            <text:p>0.114282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184953">
            <text:p>0.18</text:p>
          </table:table-cell>
          <table:table-cell office:value-type="float" office:value="0.000677">
            <text:p>0.000677</text:p>
          </table:table-cell>
          <table:table-cell office:value-type="float" office:value="0.184912">
            <text:p>0.184912</text:p>
          </table:table-cell>
          <table:table-cell office:value-type="float" office:value="0.184542">
            <text:p>0.184542</text:p>
          </table:table-cell>
          <table:table-cell office:value-type="float" office:value="0.18469">
            <text:p>0.18469</text:p>
          </table:table-cell>
          <table:table-cell office:value-type="float" office:value="0.184724">
            <text:p>0.184724</text:p>
          </table:table-cell>
          <table:table-cell office:value-type="float" office:value="0.186244">
            <text:p>0.186244</text:p>
          </table:table-cell>
          <table:table-cell office:value-type="float" office:value="0.184826">
            <text:p>0.184826</text:p>
          </table:table-cell>
          <table:table-cell office:value-type="float" office:value="0.184915">
            <text:p>0.184915</text:p>
          </table:table-cell>
          <table:table-cell office:value-type="float" office:value="0.184506">
            <text:p>0.184506</text:p>
          </table:table-cell>
          <table:table-cell office:value-type="float" office:value="0.184987">
            <text:p>0.184987</text:p>
          </table:table-cell>
          <table:table-cell office:value-type="float" office:value="0.184917">
            <text:p>0.184917</text:p>
          </table:table-cell>
          <table:table-cell table:style-name="ce4" office:value-type="float" office:value="0.185043">
            <text:p>0.19</text:p>
          </table:table-cell>
          <table:table-cell office:value-type="float" office:value="0.184464">
            <text:p>0.184464</text:p>
          </table:table-cell>
          <table:table-cell office:value-type="float" office:value="0.18487">
            <text:p>0.18487</text:p>
          </table:table-cell>
          <table:table-cell office:value-type="float" office:value="0.184675">
            <text:p>0.184675</text:p>
          </table:table-cell>
          <table:table-cell office:value-type="float" office:value="0.184929">
            <text:p>0.184929</text:p>
          </table:table-cell>
          <table:table-cell office:value-type="float" office:value="0.184718">
            <text:p>0.184718</text:p>
          </table:table-cell>
          <table:table-cell office:value-type="float" office:value="0.187412">
            <text:p>0.187412</text:p>
          </table:table-cell>
          <table:table-cell office:value-type="float" office:value="0.184587">
            <text:p>0.184587</text:p>
          </table:table-cell>
          <table:table-cell office:value-type="float" office:value="0.184747">
            <text:p>0.184747</text:p>
          </table:table-cell>
          <table:table-cell office:value-type="float" office:value="0.184351">
            <text:p>0.184351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4" office:value-type="float" office:value="0.007218">
            <text:p>0.01</text:p>
          </table:table-cell>
          <table:table-cell office:value-type="float" office:value="0.000002">
            <text:p>0.000002</text:p>
          </table:table-cell>
          <table:table-cell office:value-type="float" office:value="0.007217">
            <text:p>0.007217</text:p>
          </table:table-cell>
          <table:table-cell office:value-type="float" office:value="0.007219">
            <text:p>0.007219</text:p>
          </table:table-cell>
          <table:table-cell office:value-type="float" office:value="0.007222">
            <text:p>0.007222</text:p>
          </table:table-cell>
          <table:table-cell office:value-type="float" office:value="0.00722">
            <text:p>0.00722</text:p>
          </table:table-cell>
          <table:table-cell office:value-type="float" office:value="0.007217">
            <text:p>0.007217</text:p>
          </table:table-cell>
          <table:table-cell office:value-type="float" office:value="0.007219">
            <text:p>0.007219</text:p>
          </table:table-cell>
          <table:table-cell office:value-type="float" office:value="0.007218">
            <text:p>0.007218</text:p>
          </table:table-cell>
          <table:table-cell office:value-type="float" office:value="0.007216">
            <text:p>0.007216</text:p>
          </table:table-cell>
          <table:table-cell table:number-columns-repeated="2" office:value-type="float" office:value="0.00722">
            <text:p>0.00722</text:p>
          </table:table-cell>
          <table:table-cell table:style-name="ce4" office:value-type="float" office:value="0.007218">
            <text:p>0.01</text:p>
          </table:table-cell>
          <table:table-cell office:value-type="float" office:value="0.007222">
            <text:p>0.007222</text:p>
          </table:table-cell>
          <table:table-cell office:value-type="float" office:value="0.007218">
            <text:p>0.007218</text:p>
          </table:table-cell>
          <table:table-cell office:value-type="float" office:value="0.007214">
            <text:p>0.007214</text:p>
          </table:table-cell>
          <table:table-cell office:value-type="float" office:value="0.007213">
            <text:p>0.007213</text:p>
          </table:table-cell>
          <table:table-cell office:value-type="float" office:value="0.00722">
            <text:p>0.00722</text:p>
          </table:table-cell>
          <table:table-cell office:value-type="float" office:value="0.007216">
            <text:p>0.007216</text:p>
          </table:table-cell>
          <table:table-cell office:value-type="float" office:value="0.007218">
            <text:p>0.007218</text:p>
          </table:table-cell>
          <table:table-cell office:value-type="float" office:value="0.00722">
            <text:p>0.00722</text:p>
          </table:table-cell>
          <table:table-cell office:value-type="float" office:value="0.007215">
            <text:p>0.00721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07753">
            <text:p>0.01</text:p>
          </table:table-cell>
          <table:table-cell office:value-type="float" office:value="0.000002">
            <text:p>0.000002</text:p>
          </table:table-cell>
          <table:table-cell office:value-type="float" office:value="0.007754">
            <text:p>0.007754</text:p>
          </table:table-cell>
          <table:table-cell office:value-type="float" office:value="0.007753">
            <text:p>0.007753</text:p>
          </table:table-cell>
          <table:table-cell office:value-type="float" office:value="0.007752">
            <text:p>0.007752</text:p>
          </table:table-cell>
          <table:table-cell office:value-type="float" office:value="0.007753">
            <text:p>0.007753</text:p>
          </table:table-cell>
          <table:table-cell office:value-type="float" office:value="0.007754">
            <text:p>0.007754</text:p>
          </table:table-cell>
          <table:table-cell office:value-type="float" office:value="0.007747">
            <text:p>0.007747</text:p>
          </table:table-cell>
          <table:table-cell table:number-columns-repeated="2" office:value-type="float" office:value="0.007754">
            <text:p>0.007754</text:p>
          </table:table-cell>
          <table:table-cell office:value-type="float" office:value="0.00775">
            <text:p>0.00775</text:p>
          </table:table-cell>
          <table:table-cell office:value-type="float" office:value="0.007756">
            <text:p>0.007756</text:p>
          </table:table-cell>
          <table:table-cell table:style-name="ce4" office:value-type="float" office:value="0.007757">
            <text:p>0.01</text:p>
          </table:table-cell>
          <table:table-cell office:value-type="float" office:value="0.007751">
            <text:p>0.007751</text:p>
          </table:table-cell>
          <table:table-cell office:value-type="float" office:value="0.007754">
            <text:p>0.007754</text:p>
          </table:table-cell>
          <table:table-cell office:value-type="float" office:value="0.007756">
            <text:p>0.007756</text:p>
          </table:table-cell>
          <table:table-cell office:value-type="float" office:value="0.00775">
            <text:p>0.00775</text:p>
          </table:table-cell>
          <table:table-cell table:number-columns-repeated="2" office:value-type="float" office:value="0.007754">
            <text:p>0.007754</text:p>
          </table:table-cell>
          <table:table-cell office:value-type="float" office:value="0.00775">
            <text:p>0.00775</text:p>
          </table:table-cell>
          <table:table-cell office:value-type="float" office:value="0.007752">
            <text:p>0.007752</text:p>
          </table:table-cell>
          <table:table-cell office:value-type="float" office:value="0.007754">
            <text:p>0.00775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08366">
            <text:p>0.01</text:p>
          </table:table-cell>
          <table:table-cell office:value-type="float" office:value="0.000005">
            <text:p>0.000005</text:p>
          </table:table-cell>
          <table:table-cell office:value-type="float" office:value="0.008362">
            <text:p>0.008362</text:p>
          </table:table-cell>
          <table:table-cell office:value-type="float" office:value="0.00837">
            <text:p>0.00837</text:p>
          </table:table-cell>
          <table:table-cell office:value-type="float" office:value="0.00836">
            <text:p>0.00836</text:p>
          </table:table-cell>
          <table:table-cell office:value-type="float" office:value="0.008364">
            <text:p>0.008364</text:p>
          </table:table-cell>
          <table:table-cell table:number-columns-repeated="2" office:value-type="float" office:value="0.008366">
            <text:p>0.008366</text:p>
          </table:table-cell>
          <table:table-cell office:value-type="float" office:value="0.00836">
            <text:p>0.00836</text:p>
          </table:table-cell>
          <table:table-cell office:value-type="float" office:value="0.008372">
            <text:p>0.008372</text:p>
          </table:table-cell>
          <table:table-cell office:value-type="float" office:value="0.008367">
            <text:p>0.008367</text:p>
          </table:table-cell>
          <table:table-cell office:value-type="float" office:value="0.008373">
            <text:p>0.008373</text:p>
          </table:table-cell>
          <table:table-cell table:style-name="ce4" office:value-type="float" office:value="0.00836">
            <text:p>0.01</text:p>
          </table:table-cell>
          <table:table-cell office:value-type="float" office:value="0.008355">
            <text:p>0.008355</text:p>
          </table:table-cell>
          <table:table-cell office:value-type="float" office:value="0.00837">
            <text:p>0.00837</text:p>
          </table:table-cell>
          <table:table-cell office:value-type="float" office:value="0.008369">
            <text:p>0.008369</text:p>
          </table:table-cell>
          <table:table-cell office:value-type="float" office:value="0.008361">
            <text:p>0.008361</text:p>
          </table:table-cell>
          <table:table-cell office:value-type="float" office:value="0.008378">
            <text:p>0.008378</text:p>
          </table:table-cell>
          <table:table-cell office:value-type="float" office:value="0.008357">
            <text:p>0.008357</text:p>
          </table:table-cell>
          <table:table-cell office:value-type="float" office:value="0.00837">
            <text:p>0.00837</text:p>
          </table:table-cell>
          <table:table-cell table:number-columns-repeated="2" office:value-type="float" office:value="0.008365">
            <text:p>0.00836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1817">
            <text:p>0.02</text:p>
          </table:table-cell>
          <table:table-cell office:value-type="float" office:value="0.000007">
            <text:p>0.000007</text:p>
          </table:table-cell>
          <table:table-cell office:value-type="float" office:value="0.018167">
            <text:p>0.018167</text:p>
          </table:table-cell>
          <table:table-cell office:value-type="float" office:value="0.018172">
            <text:p>0.018172</text:p>
          </table:table-cell>
          <table:table-cell office:value-type="float" office:value="0.018173">
            <text:p>0.018173</text:p>
          </table:table-cell>
          <table:table-cell office:value-type="float" office:value="0.018167">
            <text:p>0.018167</text:p>
          </table:table-cell>
          <table:table-cell office:value-type="float" office:value="0.018189">
            <text:p>0.018189</text:p>
          </table:table-cell>
          <table:table-cell office:value-type="float" office:value="0.018172">
            <text:p>0.018172</text:p>
          </table:table-cell>
          <table:table-cell office:value-type="float" office:value="0.018156">
            <text:p>0.018156</text:p>
          </table:table-cell>
          <table:table-cell office:value-type="float" office:value="0.018175">
            <text:p>0.018175</text:p>
          </table:table-cell>
          <table:table-cell office:value-type="float" office:value="0.018167">
            <text:p>0.018167</text:p>
          </table:table-cell>
          <table:table-cell office:value-type="float" office:value="0.018171">
            <text:p>0.018171</text:p>
          </table:table-cell>
          <table:table-cell table:style-name="ce4" office:value-type="float" office:value="0.018178">
            <text:p>0.02</text:p>
          </table:table-cell>
          <table:table-cell office:value-type="float" office:value="0.018156">
            <text:p>0.018156</text:p>
          </table:table-cell>
          <table:table-cell office:value-type="float" office:value="0.018166">
            <text:p>0.018166</text:p>
          </table:table-cell>
          <table:table-cell office:value-type="float" office:value="0.018173">
            <text:p>0.018173</text:p>
          </table:table-cell>
          <table:table-cell office:value-type="float" office:value="0.018167">
            <text:p>0.018167</text:p>
          </table:table-cell>
          <table:table-cell office:value-type="float" office:value="0.018161">
            <text:p>0.018161</text:p>
          </table:table-cell>
          <table:table-cell office:value-type="float" office:value="0.018166">
            <text:p>0.018166</text:p>
          </table:table-cell>
          <table:table-cell office:value-type="float" office:value="0.018179">
            <text:p>0.018179</text:p>
          </table:table-cell>
          <table:table-cell office:value-type="float" office:value="0.018168">
            <text:p>0.018168</text:p>
          </table:table-cell>
          <table:table-cell office:value-type="float" office:value="0.01817">
            <text:p>0.0181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38616">
            <text:p>0.04</text:p>
          </table:table-cell>
          <table:table-cell office:value-type="float" office:value="0.000018">
            <text:p>0.000018</text:p>
          </table:table-cell>
          <table:table-cell office:value-type="float" office:value="0.038634">
            <text:p>0.038634</text:p>
          </table:table-cell>
          <table:table-cell office:value-type="float" office:value="0.038619">
            <text:p>0.038619</text:p>
          </table:table-cell>
          <table:table-cell office:value-type="float" office:value="0.038604">
            <text:p>0.038604</text:p>
          </table:table-cell>
          <table:table-cell office:value-type="float" office:value="0.03858">
            <text:p>0.03858</text:p>
          </table:table-cell>
          <table:table-cell office:value-type="float" office:value="0.0386">
            <text:p>0.0386</text:p>
          </table:table-cell>
          <table:table-cell office:value-type="float" office:value="0.038629">
            <text:p>0.038629</text:p>
          </table:table-cell>
          <table:table-cell office:value-type="float" office:value="0.038627">
            <text:p>0.038627</text:p>
          </table:table-cell>
          <table:table-cell office:value-type="float" office:value="0.038636">
            <text:p>0.038636</text:p>
          </table:table-cell>
          <table:table-cell office:value-type="float" office:value="0.0386">
            <text:p>0.0386</text:p>
          </table:table-cell>
          <table:table-cell office:value-type="float" office:value="0.038623">
            <text:p>0.038623</text:p>
          </table:table-cell>
          <table:table-cell table:style-name="ce4" office:value-type="float" office:value="0.038643">
            <text:p>0.04</text:p>
          </table:table-cell>
          <table:table-cell office:value-type="float" office:value="0.03864">
            <text:p>0.03864</text:p>
          </table:table-cell>
          <table:table-cell office:value-type="float" office:value="0.038616">
            <text:p>0.038616</text:p>
          </table:table-cell>
          <table:table-cell office:value-type="float" office:value="0.038617">
            <text:p>0.038617</text:p>
          </table:table-cell>
          <table:table-cell office:value-type="float" office:value="0.038593">
            <text:p>0.038593</text:p>
          </table:table-cell>
          <table:table-cell office:value-type="float" office:value="0.038596">
            <text:p>0.038596</text:p>
          </table:table-cell>
          <table:table-cell office:value-type="float" office:value="0.038621">
            <text:p>0.038621</text:p>
          </table:table-cell>
          <table:table-cell office:value-type="float" office:value="0.038616">
            <text:p>0.038616</text:p>
          </table:table-cell>
          <table:table-cell office:value-type="float" office:value="0.038593">
            <text:p>0.038593</text:p>
          </table:table-cell>
          <table:table-cell office:value-type="float" office:value="0.038639">
            <text:p>0.038639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4" office:value-type="float" office:value="0.016967">
            <text:p>0.02</text:p>
          </table:table-cell>
          <table:table-cell office:value-type="float" office:value="0.001077">
            <text:p>0.001077</text:p>
          </table:table-cell>
          <table:table-cell office:value-type="float" office:value="0.018079">
            <text:p>0.018079</text:p>
          </table:table-cell>
          <table:table-cell office:value-type="float" office:value="0.016408">
            <text:p>0.016408</text:p>
          </table:table-cell>
          <table:table-cell office:value-type="float" office:value="0.016797">
            <text:p>0.016797</text:p>
          </table:table-cell>
          <table:table-cell office:value-type="float" office:value="0.016441">
            <text:p>0.016441</text:p>
          </table:table-cell>
          <table:table-cell office:value-type="float" office:value="0.016989">
            <text:p>0.016989</text:p>
          </table:table-cell>
          <table:table-cell office:value-type="float" office:value="0.018401">
            <text:p>0.018401</text:p>
          </table:table-cell>
          <table:table-cell office:value-type="float" office:value="0.016783">
            <text:p>0.016783</text:p>
          </table:table-cell>
          <table:table-cell office:value-type="float" office:value="0.014776">
            <text:p>0.014776</text:p>
          </table:table-cell>
          <table:table-cell office:value-type="float" office:value="0.016625">
            <text:p>0.016625</text:p>
          </table:table-cell>
          <table:table-cell office:value-type="float" office:value="0.019259">
            <text:p>0.019259</text:p>
          </table:table-cell>
          <table:table-cell table:style-name="ce4" office:value-type="float" office:value="0.017146">
            <text:p>0.02</text:p>
          </table:table-cell>
          <table:table-cell office:value-type="float" office:value="0.016177">
            <text:p>0.016177</text:p>
          </table:table-cell>
          <table:table-cell office:value-type="float" office:value="0.018033">
            <text:p>0.018033</text:p>
          </table:table-cell>
          <table:table-cell office:value-type="float" office:value="0.01676">
            <text:p>0.01676</text:p>
          </table:table-cell>
          <table:table-cell office:value-type="float" office:value="0.01578">
            <text:p>0.01578</text:p>
          </table:table-cell>
          <table:table-cell office:value-type="float" office:value="0.015318">
            <text:p>0.015318</text:p>
          </table:table-cell>
          <table:table-cell office:value-type="float" office:value="0.018567">
            <text:p>0.018567</text:p>
          </table:table-cell>
          <table:table-cell office:value-type="float" office:value="0.017454">
            <text:p>0.017454</text:p>
          </table:table-cell>
          <table:table-cell office:value-type="float" office:value="0.017119">
            <text:p>0.017119</text:p>
          </table:table-cell>
          <table:table-cell office:value-type="float" office:value="0.016418">
            <text:p>0.01641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09505">
            <text:p>0.01</text:p>
          </table:table-cell>
          <table:table-cell office:value-type="float" office:value="0.000406">
            <text:p>0.000406</text:p>
          </table:table-cell>
          <table:table-cell office:value-type="float" office:value="0.009404">
            <text:p>0.009404</text:p>
          </table:table-cell>
          <table:table-cell office:value-type="float" office:value="0.009303">
            <text:p>0.009303</text:p>
          </table:table-cell>
          <table:table-cell office:value-type="float" office:value="0.009933">
            <text:p>0.009933</text:p>
          </table:table-cell>
          <table:table-cell office:value-type="float" office:value="0.009567">
            <text:p>0.009567</text:p>
          </table:table-cell>
          <table:table-cell office:value-type="float" office:value="0.009508">
            <text:p>0.009508</text:p>
          </table:table-cell>
          <table:table-cell office:value-type="float" office:value="0.009533">
            <text:p>0.009533</text:p>
          </table:table-cell>
          <table:table-cell office:value-type="float" office:value="0.010236">
            <text:p>0.010236</text:p>
          </table:table-cell>
          <table:table-cell office:value-type="float" office:value="0.009496">
            <text:p>0.009496</text:p>
          </table:table-cell>
          <table:table-cell office:value-type="float" office:value="0.009581">
            <text:p>0.009581</text:p>
          </table:table-cell>
          <table:table-cell office:value-type="float" office:value="0.009799">
            <text:p>0.009799</text:p>
          </table:table-cell>
          <table:table-cell table:style-name="ce4" office:value-type="float" office:value="0.009987">
            <text:p>0.01</text:p>
          </table:table-cell>
          <table:table-cell office:value-type="float" office:value="0.009916">
            <text:p>0.009916</text:p>
          </table:table-cell>
          <table:table-cell office:value-type="float" office:value="0.008744">
            <text:p>0.008744</text:p>
          </table:table-cell>
          <table:table-cell office:value-type="float" office:value="0.009555">
            <text:p>0.009555</text:p>
          </table:table-cell>
          <table:table-cell office:value-type="float" office:value="0.008877">
            <text:p>0.008877</text:p>
          </table:table-cell>
          <table:table-cell office:value-type="float" office:value="0.009517">
            <text:p>0.009517</text:p>
          </table:table-cell>
          <table:table-cell office:value-type="float" office:value="0.009243">
            <text:p>0.009243</text:p>
          </table:table-cell>
          <table:table-cell office:value-type="float" office:value="0.009967">
            <text:p>0.009967</text:p>
          </table:table-cell>
          <table:table-cell office:value-type="float" office:value="0.009278">
            <text:p>0.009278</text:p>
          </table:table-cell>
          <table:table-cell office:value-type="float" office:value="0.008658">
            <text:p>0.00865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04793">
            <text:p>0.00</text:p>
          </table:table-cell>
          <table:table-cell office:value-type="float" office:value="0.000152">
            <text:p>0.000152</text:p>
          </table:table-cell>
          <table:table-cell office:value-type="float" office:value="0.004591">
            <text:p>0.004591</text:p>
          </table:table-cell>
          <table:table-cell office:value-type="float" office:value="0.005162">
            <text:p>0.005162</text:p>
          </table:table-cell>
          <table:table-cell office:value-type="float" office:value="0.005073">
            <text:p>0.005073</text:p>
          </table:table-cell>
          <table:table-cell office:value-type="float" office:value="0.004759">
            <text:p>0.004759</text:p>
          </table:table-cell>
          <table:table-cell office:value-type="float" office:value="0.004932">
            <text:p>0.004932</text:p>
          </table:table-cell>
          <table:table-cell office:value-type="float" office:value="0.004843">
            <text:p>0.004843</text:p>
          </table:table-cell>
          <table:table-cell office:value-type="float" office:value="0.004913">
            <text:p>0.004913</text:p>
          </table:table-cell>
          <table:table-cell office:value-type="float" office:value="0.004694">
            <text:p>0.004694</text:p>
          </table:table-cell>
          <table:table-cell office:value-type="float" office:value="0.004881">
            <text:p>0.004881</text:p>
          </table:table-cell>
          <table:table-cell office:value-type="float" office:value="0.004803">
            <text:p>0.004803</text:p>
          </table:table-cell>
          <table:table-cell table:style-name="ce4" office:value-type="float" office:value="0.004865">
            <text:p>0.00</text:p>
          </table:table-cell>
          <table:table-cell office:value-type="float" office:value="0.004676">
            <text:p>0.004676</text:p>
          </table:table-cell>
          <table:table-cell office:value-type="float" office:value="0.004636">
            <text:p>0.004636</text:p>
          </table:table-cell>
          <table:table-cell office:value-type="float" office:value="0.004801">
            <text:p>0.004801</text:p>
          </table:table-cell>
          <table:table-cell office:value-type="float" office:value="0.004688">
            <text:p>0.004688</text:p>
          </table:table-cell>
          <table:table-cell office:value-type="float" office:value="0.00454">
            <text:p>0.00454</text:p>
          </table:table-cell>
          <table:table-cell office:value-type="float" office:value="0.004879">
            <text:p>0.004879</text:p>
          </table:table-cell>
          <table:table-cell office:value-type="float" office:value="0.004725">
            <text:p>0.004725</text:p>
          </table:table-cell>
          <table:table-cell office:value-type="float" office:value="0.004661">
            <text:p>0.004661</text:p>
          </table:table-cell>
          <table:table-cell office:value-type="float" office:value="0.004732">
            <text:p>0.00473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05846">
            <text:p>0.01</text:p>
          </table:table-cell>
          <table:table-cell office:value-type="float" office:value="0.000191">
            <text:p>0.000191</text:p>
          </table:table-cell>
          <table:table-cell office:value-type="float" office:value="0.005762">
            <text:p>0.005762</text:p>
          </table:table-cell>
          <table:table-cell office:value-type="float" office:value="0.005712">
            <text:p>0.005712</text:p>
          </table:table-cell>
          <table:table-cell office:value-type="float" office:value="0.005994">
            <text:p>0.005994</text:p>
          </table:table-cell>
          <table:table-cell office:value-type="float" office:value="0.006074">
            <text:p>0.006074</text:p>
          </table:table-cell>
          <table:table-cell office:value-type="float" office:value="0.005717">
            <text:p>0.005717</text:p>
          </table:table-cell>
          <table:table-cell office:value-type="float" office:value="0.00606">
            <text:p>0.00606</text:p>
          </table:table-cell>
          <table:table-cell office:value-type="float" office:value="0.006035">
            <text:p>0.006035</text:p>
          </table:table-cell>
          <table:table-cell office:value-type="float" office:value="0.00589">
            <text:p>0.00589</text:p>
          </table:table-cell>
          <table:table-cell office:value-type="float" office:value="0.006135">
            <text:p>0.006135</text:p>
          </table:table-cell>
          <table:table-cell office:value-type="float" office:value="0.005464">
            <text:p>0.005464</text:p>
          </table:table-cell>
          <table:table-cell table:style-name="ce4" office:value-type="float" office:value="0.006155">
            <text:p>0.01</text:p>
          </table:table-cell>
          <table:table-cell office:value-type="float" office:value="0.005617">
            <text:p>0.005617</text:p>
          </table:table-cell>
          <table:table-cell office:value-type="float" office:value="0.005721">
            <text:p>0.005721</text:p>
          </table:table-cell>
          <table:table-cell office:value-type="float" office:value="0.006045">
            <text:p>0.006045</text:p>
          </table:table-cell>
          <table:table-cell office:value-type="float" office:value="0.005656">
            <text:p>0.005656</text:p>
          </table:table-cell>
          <table:table-cell office:value-type="float" office:value="0.005724">
            <text:p>0.005724</text:p>
          </table:table-cell>
          <table:table-cell office:value-type="float" office:value="0.00583">
            <text:p>0.00583</text:p>
          </table:table-cell>
          <table:table-cell office:value-type="float" office:value="0.005772">
            <text:p>0.005772</text:p>
          </table:table-cell>
          <table:table-cell office:value-type="float" office:value="0.005907">
            <text:p>0.005907</text:p>
          </table:table-cell>
          <table:table-cell office:value-type="float" office:value="0.005661">
            <text:p>0.00566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17768">
            <text:p>0.02</text:p>
          </table:table-cell>
          <table:table-cell office:value-type="float" office:value="0.000111">
            <text:p>0.000111</text:p>
          </table:table-cell>
          <table:table-cell office:value-type="float" office:value="0.01771">
            <text:p>0.01771</text:p>
          </table:table-cell>
          <table:table-cell office:value-type="float" office:value="0.017813">
            <text:p>0.017813</text:p>
          </table:table-cell>
          <table:table-cell office:value-type="float" office:value="0.017802">
            <text:p>0.017802</text:p>
          </table:table-cell>
          <table:table-cell office:value-type="float" office:value="0.017749">
            <text:p>0.017749</text:p>
          </table:table-cell>
          <table:table-cell office:value-type="float" office:value="0.017684">
            <text:p>0.017684</text:p>
          </table:table-cell>
          <table:table-cell office:value-type="float" office:value="0.017648">
            <text:p>0.017648</text:p>
          </table:table-cell>
          <table:table-cell office:value-type="float" office:value="0.017907">
            <text:p>0.017907</text:p>
          </table:table-cell>
          <table:table-cell office:value-type="float" office:value="0.017815">
            <text:p>0.017815</text:p>
          </table:table-cell>
          <table:table-cell office:value-type="float" office:value="0.017766">
            <text:p>0.017766</text:p>
          </table:table-cell>
          <table:table-cell office:value-type="float" office:value="0.017822">
            <text:p>0.017822</text:p>
          </table:table-cell>
          <table:table-cell table:style-name="ce4" office:value-type="float" office:value="0.01758">
            <text:p>0.02</text:p>
          </table:table-cell>
          <table:table-cell office:value-type="float" office:value="0.017876">
            <text:p>0.017876</text:p>
          </table:table-cell>
          <table:table-cell office:value-type="float" office:value="0.018028">
            <text:p>0.018028</text:p>
          </table:table-cell>
          <table:table-cell office:value-type="float" office:value="0.017563">
            <text:p>0.017563</text:p>
          </table:table-cell>
          <table:table-cell office:value-type="float" office:value="0.017842">
            <text:p>0.017842</text:p>
          </table:table-cell>
          <table:table-cell office:value-type="float" office:value="0.017624">
            <text:p>0.017624</text:p>
          </table:table-cell>
          <table:table-cell office:value-type="float" office:value="0.017758">
            <text:p>0.017758</text:p>
          </table:table-cell>
          <table:table-cell office:value-type="float" office:value="0.017852">
            <text:p>0.017852</text:p>
          </table:table-cell>
          <table:table-cell office:value-type="float" office:value="0.017715">
            <text:p>0.017715</text:p>
          </table:table-cell>
          <table:table-cell office:value-type="float" office:value="0.0178">
            <text:p>0.0178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4" office:value-type="float" office:value="0.022723">
            <text:p>0.02</text:p>
          </table:table-cell>
          <table:table-cell office:value-type="float" office:value="0.000103">
            <text:p>0.000103</text:p>
          </table:table-cell>
          <table:table-cell office:value-type="float" office:value="0.022704">
            <text:p>0.022704</text:p>
          </table:table-cell>
          <table:table-cell office:value-type="float" office:value="0.022725">
            <text:p>0.022725</text:p>
          </table:table-cell>
          <table:table-cell office:value-type="float" office:value="0.022611">
            <text:p>0.022611</text:p>
          </table:table-cell>
          <table:table-cell office:value-type="float" office:value="0.022834">
            <text:p>0.022834</text:p>
          </table:table-cell>
          <table:table-cell office:value-type="float" office:value="0.022586">
            <text:p>0.022586</text:p>
          </table:table-cell>
          <table:table-cell office:value-type="float" office:value="0.022724">
            <text:p>0.022724</text:p>
          </table:table-cell>
          <table:table-cell office:value-type="float" office:value="0.022609">
            <text:p>0.022609</text:p>
          </table:table-cell>
          <table:table-cell office:value-type="float" office:value="0.022704">
            <text:p>0.022704</text:p>
          </table:table-cell>
          <table:table-cell office:value-type="float" office:value="0.022854">
            <text:p>0.022854</text:p>
          </table:table-cell>
          <table:table-cell office:value-type="float" office:value="0.022646">
            <text:p>0.022646</text:p>
          </table:table-cell>
          <table:table-cell table:style-name="ce4" office:value-type="float" office:value="0.022684">
            <text:p>0.02</text:p>
          </table:table-cell>
          <table:table-cell office:value-type="float" office:value="0.022934">
            <text:p>0.022934</text:p>
          </table:table-cell>
          <table:table-cell office:value-type="float" office:value="0.022702">
            <text:p>0.022702</text:p>
          </table:table-cell>
          <table:table-cell office:value-type="float" office:value="0.022581">
            <text:p>0.022581</text:p>
          </table:table-cell>
          <table:table-cell office:value-type="float" office:value="0.022842">
            <text:p>0.022842</text:p>
          </table:table-cell>
          <table:table-cell office:value-type="float" office:value="0.02259">
            <text:p>0.02259</text:p>
          </table:table-cell>
          <table:table-cell office:value-type="float" office:value="0.022781">
            <text:p>0.022781</text:p>
          </table:table-cell>
          <table:table-cell office:value-type="float" office:value="0.0227">
            <text:p>0.0227</text:p>
          </table:table-cell>
          <table:table-cell office:value-type="float" office:value="0.022747">
            <text:p>0.022747</text:p>
          </table:table-cell>
          <table:table-cell office:value-type="float" office:value="0.022897">
            <text:p>0.02289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27562">
            <text:p>0.03</text:p>
          </table:table-cell>
          <table:table-cell office:value-type="float" office:value="0.000055">
            <text:p>0.000055</text:p>
          </table:table-cell>
          <table:table-cell office:value-type="float" office:value="0.027507">
            <text:p>0.027507</text:p>
          </table:table-cell>
          <table:table-cell office:value-type="float" office:value="0.027584">
            <text:p>0.027584</text:p>
          </table:table-cell>
          <table:table-cell office:value-type="float" office:value="0.027512">
            <text:p>0.027512</text:p>
          </table:table-cell>
          <table:table-cell office:value-type="float" office:value="0.027624">
            <text:p>0.027624</text:p>
          </table:table-cell>
          <table:table-cell office:value-type="float" office:value="0.027552">
            <text:p>0.027552</text:p>
          </table:table-cell>
          <table:table-cell office:value-type="float" office:value="0.027559">
            <text:p>0.027559</text:p>
          </table:table-cell>
          <table:table-cell office:value-type="float" office:value="0.027653">
            <text:p>0.027653</text:p>
          </table:table-cell>
          <table:table-cell office:value-type="float" office:value="0.027532">
            <text:p>0.027532</text:p>
          </table:table-cell>
          <table:table-cell office:value-type="float" office:value="0.027591">
            <text:p>0.027591</text:p>
          </table:table-cell>
          <table:table-cell office:value-type="float" office:value="0.027567">
            <text:p>0.027567</text:p>
          </table:table-cell>
          <table:table-cell table:style-name="ce4" office:value-type="float" office:value="0.027532">
            <text:p>0.03</text:p>
          </table:table-cell>
          <table:table-cell office:value-type="float" office:value="0.027544">
            <text:p>0.027544</text:p>
          </table:table-cell>
          <table:table-cell office:value-type="float" office:value="0.027575">
            <text:p>0.027575</text:p>
          </table:table-cell>
          <table:table-cell office:value-type="float" office:value="0.027517">
            <text:p>0.027517</text:p>
          </table:table-cell>
          <table:table-cell office:value-type="float" office:value="0.027474">
            <text:p>0.027474</text:p>
          </table:table-cell>
          <table:table-cell office:value-type="float" office:value="0.027486">
            <text:p>0.027486</text:p>
          </table:table-cell>
          <table:table-cell office:value-type="float" office:value="0.027673">
            <text:p>0.027673</text:p>
          </table:table-cell>
          <table:table-cell office:value-type="float" office:value="0.027516">
            <text:p>0.027516</text:p>
          </table:table-cell>
          <table:table-cell office:value-type="float" office:value="0.027593">
            <text:p>0.027593</text:p>
          </table:table-cell>
          <table:table-cell office:value-type="float" office:value="0.027651">
            <text:p>0.02765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16076">
            <text:p>0.02</text:p>
          </table:table-cell>
          <table:table-cell office:value-type="float" office:value="0.000488">
            <text:p>0.000488</text:p>
          </table:table-cell>
          <table:table-cell office:value-type="float" office:value="0.015756">
            <text:p>0.015756</text:p>
          </table:table-cell>
          <table:table-cell office:value-type="float" office:value="0.01685">
            <text:p>0.01685</text:p>
          </table:table-cell>
          <table:table-cell office:value-type="float" office:value="0.016145">
            <text:p>0.016145</text:p>
          </table:table-cell>
          <table:table-cell office:value-type="float" office:value="0.015948">
            <text:p>0.015948</text:p>
          </table:table-cell>
          <table:table-cell office:value-type="float" office:value="0.015093">
            <text:p>0.015093</text:p>
          </table:table-cell>
          <table:table-cell office:value-type="float" office:value="0.016018">
            <text:p>0.016018</text:p>
          </table:table-cell>
          <table:table-cell office:value-type="float" office:value="0.016032">
            <text:p>0.016032</text:p>
          </table:table-cell>
          <table:table-cell office:value-type="float" office:value="0.016202">
            <text:p>0.016202</text:p>
          </table:table-cell>
          <table:table-cell office:value-type="float" office:value="0.016316">
            <text:p>0.016316</text:p>
          </table:table-cell>
          <table:table-cell office:value-type="float" office:value="0.017085">
            <text:p>0.017085</text:p>
          </table:table-cell>
          <table:table-cell table:style-name="ce4" office:value-type="float" office:value="0.016203">
            <text:p>0.02</text:p>
          </table:table-cell>
          <table:table-cell office:value-type="float" office:value="0.016002">
            <text:p>0.016002</text:p>
          </table:table-cell>
          <table:table-cell office:value-type="float" office:value="0.016353">
            <text:p>0.016353</text:p>
          </table:table-cell>
          <table:table-cell office:value-type="float" office:value="0.015486">
            <text:p>0.015486</text:p>
          </table:table-cell>
          <table:table-cell office:value-type="float" office:value="0.016046">
            <text:p>0.016046</text:p>
          </table:table-cell>
          <table:table-cell office:value-type="float" office:value="0.015372">
            <text:p>0.015372</text:p>
          </table:table-cell>
          <table:table-cell office:value-type="float" office:value="0.015402">
            <text:p>0.015402</text:p>
          </table:table-cell>
          <table:table-cell office:value-type="float" office:value="0.016605">
            <text:p>0.016605</text:p>
          </table:table-cell>
          <table:table-cell office:value-type="float" office:value="0.016005">
            <text:p>0.016005</text:p>
          </table:table-cell>
          <table:table-cell office:value-type="float" office:value="0.016611">
            <text:p>0.016611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15928">
            <text:p>0.02</text:p>
          </table:table-cell>
          <table:table-cell office:value-type="float" office:value="0.000339">
            <text:p>0.000339</text:p>
          </table:table-cell>
          <table:table-cell office:value-type="float" office:value="0.016059">
            <text:p>0.016059</text:p>
          </table:table-cell>
          <table:table-cell office:value-type="float" office:value="0.015662">
            <text:p>0.015662</text:p>
          </table:table-cell>
          <table:table-cell office:value-type="float" office:value="0.015225">
            <text:p>0.015225</text:p>
          </table:table-cell>
          <table:table-cell office:value-type="float" office:value="0.015445">
            <text:p>0.015445</text:p>
          </table:table-cell>
          <table:table-cell office:value-type="float" office:value="0.016096">
            <text:p>0.016096</text:p>
          </table:table-cell>
          <table:table-cell office:value-type="float" office:value="0.016086">
            <text:p>0.016086</text:p>
          </table:table-cell>
          <table:table-cell office:value-type="float" office:value="0.016298">
            <text:p>0.016298</text:p>
          </table:table-cell>
          <table:table-cell office:value-type="float" office:value="0.015654">
            <text:p>0.015654</text:p>
          </table:table-cell>
          <table:table-cell office:value-type="float" office:value="0.016264">
            <text:p>0.016264</text:p>
          </table:table-cell>
          <table:table-cell office:value-type="float" office:value="0.015641">
            <text:p>0.015641</text:p>
          </table:table-cell>
          <table:table-cell table:style-name="ce4" office:value-type="float" office:value="0.015712">
            <text:p>0.02</text:p>
          </table:table-cell>
          <table:table-cell office:value-type="float" office:value="0.016239">
            <text:p>0.016239</text:p>
          </table:table-cell>
          <table:table-cell office:value-type="float" office:value="0.015881">
            <text:p>0.015881</text:p>
          </table:table-cell>
          <table:table-cell office:value-type="float" office:value="0.016256">
            <text:p>0.016256</text:p>
          </table:table-cell>
          <table:table-cell office:value-type="float" office:value="0.015895">
            <text:p>0.015895</text:p>
          </table:table-cell>
          <table:table-cell office:value-type="float" office:value="0.016375">
            <text:p>0.016375</text:p>
          </table:table-cell>
          <table:table-cell office:value-type="float" office:value="0.016045">
            <text:p>0.016045</text:p>
          </table:table-cell>
          <table:table-cell office:value-type="float" office:value="0.015617">
            <text:p>0.015617</text:p>
          </table:table-cell>
          <table:table-cell office:value-type="float" office:value="0.015587">
            <text:p>0.015587</text:p>
          </table:table-cell>
          <table:table-cell office:value-type="float" office:value="0.016516">
            <text:p>0.016516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15847">
            <text:p>0.02</text:p>
          </table:table-cell>
          <table:table-cell office:value-type="float" office:value="0.000343">
            <text:p>0.000343</text:p>
          </table:table-cell>
          <table:table-cell office:value-type="float" office:value="0.015764">
            <text:p>0.015764</text:p>
          </table:table-cell>
          <table:table-cell office:value-type="float" office:value="0.015575">
            <text:p>0.015575</text:p>
          </table:table-cell>
          <table:table-cell office:value-type="float" office:value="0.0166">
            <text:p>0.0166</text:p>
          </table:table-cell>
          <table:table-cell office:value-type="float" office:value="0.01629">
            <text:p>0.01629</text:p>
          </table:table-cell>
          <table:table-cell office:value-type="float" office:value="0.01627">
            <text:p>0.01627</text:p>
          </table:table-cell>
          <table:table-cell office:value-type="float" office:value="0.015722">
            <text:p>0.015722</text:p>
          </table:table-cell>
          <table:table-cell office:value-type="float" office:value="0.016311">
            <text:p>0.016311</text:p>
          </table:table-cell>
          <table:table-cell office:value-type="float" office:value="0.015476">
            <text:p>0.015476</text:p>
          </table:table-cell>
          <table:table-cell office:value-type="float" office:value="0.015769">
            <text:p>0.015769</text:p>
          </table:table-cell>
          <table:table-cell office:value-type="float" office:value="0.015696">
            <text:p>0.015696</text:p>
          </table:table-cell>
          <table:table-cell table:style-name="ce4" office:value-type="float" office:value="0.015262">
            <text:p>0.02</text:p>
          </table:table-cell>
          <table:table-cell office:value-type="float" office:value="0.016073">
            <text:p>0.016073</text:p>
          </table:table-cell>
          <table:table-cell office:value-type="float" office:value="0.016063">
            <text:p>0.016063</text:p>
          </table:table-cell>
          <table:table-cell office:value-type="float" office:value="0.015911">
            <text:p>0.015911</text:p>
          </table:table-cell>
          <table:table-cell office:value-type="float" office:value="0.016064">
            <text:p>0.016064</text:p>
          </table:table-cell>
          <table:table-cell office:value-type="float" office:value="0.015736">
            <text:p>0.015736</text:p>
          </table:table-cell>
          <table:table-cell office:value-type="float" office:value="0.015273">
            <text:p>0.015273</text:p>
          </table:table-cell>
          <table:table-cell office:value-type="float" office:value="0.015592">
            <text:p>0.015592</text:p>
          </table:table-cell>
          <table:table-cell office:value-type="float" office:value="0.015799">
            <text:p>0.015799</text:p>
          </table:table-cell>
          <table:table-cell office:value-type="float" office:value="0.015685">
            <text:p>0.015685</text:p>
          </table:table-cell>
        </table:table-row>
        <table:table-row table:style-name="ro5">
          <table:covered-table-cell/>
          <table:table-cell table:style-name="ce7" office:value-type="string">
            <text:p>cav</text:p>
          </table:table-cell>
          <table:table-cell table:style-name="ce4" office:value-type="float" office:value="0.016718">
            <text:p>0.02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4" office:value-type="float" office:value="0.026198">
            <text:p>0.03</text:p>
          </table:table-cell>
          <table:table-cell office:value-type="float" office:value="0.001079">
            <text:p>0.001079</text:p>
          </table:table-cell>
          <table:table-cell office:value-type="float" office:value="0.02658">
            <text:p>0.02658</text:p>
          </table:table-cell>
          <table:table-cell office:value-type="float" office:value="0.027534">
            <text:p>0.027534</text:p>
          </table:table-cell>
          <table:table-cell office:value-type="float" office:value="0.02626">
            <text:p>0.02626</text:p>
          </table:table-cell>
          <table:table-cell office:value-type="float" office:value="0.024102">
            <text:p>0.024102</text:p>
          </table:table-cell>
          <table:table-cell office:value-type="float" office:value="0.026547">
            <text:p>0.026547</text:p>
          </table:table-cell>
          <table:table-cell office:value-type="float" office:value="0.027221">
            <text:p>0.027221</text:p>
          </table:table-cell>
          <table:table-cell office:value-type="float" office:value="0.026423">
            <text:p>0.026423</text:p>
          </table:table-cell>
          <table:table-cell office:value-type="float" office:value="0.024768">
            <text:p>0.024768</text:p>
          </table:table-cell>
          <table:table-cell office:value-type="float" office:value="0.026032">
            <text:p>0.026032</text:p>
          </table:table-cell>
          <table:table-cell office:value-type="float" office:value="0.027257">
            <text:p>0.027257</text:p>
          </table:table-cell>
          <table:table-cell table:style-name="ce4" office:value-type="float" office:value="0.026465">
            <text:p>0.03</text:p>
          </table:table-cell>
          <table:table-cell office:value-type="float" office:value="0.024713">
            <text:p>0.024713</text:p>
          </table:table-cell>
          <table:table-cell office:value-type="float" office:value="0.02701">
            <text:p>0.02701</text:p>
          </table:table-cell>
          <table:table-cell office:value-type="float" office:value="0.027744">
            <text:p>0.027744</text:p>
          </table:table-cell>
          <table:table-cell office:value-type="float" office:value="0.026404">
            <text:p>0.026404</text:p>
          </table:table-cell>
          <table:table-cell office:value-type="float" office:value="0.024897">
            <text:p>0.024897</text:p>
          </table:table-cell>
          <table:table-cell office:value-type="float" office:value="0.026331">
            <text:p>0.026331</text:p>
          </table:table-cell>
          <table:table-cell office:value-type="float" office:value="0.02736">
            <text:p>0.02736</text:p>
          </table:table-cell>
          <table:table-cell office:value-type="float" office:value="0.026151">
            <text:p>0.026151</text:p>
          </table:table-cell>
          <table:table-cell office:value-type="float" office:value="0.024167">
            <text:p>0.02416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7519">
            <text:p>0.08</text:p>
          </table:table-cell>
          <table:table-cell office:value-type="float" office:value="0.000764">
            <text:p>0.000764</text:p>
          </table:table-cell>
          <table:table-cell office:value-type="float" office:value="0.075417">
            <text:p>0.075417</text:p>
          </table:table-cell>
          <table:table-cell office:value-type="float" office:value="0.076128">
            <text:p>0.076128</text:p>
          </table:table-cell>
          <table:table-cell office:value-type="float" office:value="0.075644">
            <text:p>0.075644</text:p>
          </table:table-cell>
          <table:table-cell office:value-type="float" office:value="0.073723">
            <text:p>0.073723</text:p>
          </table:table-cell>
          <table:table-cell office:value-type="float" office:value="0.07516">
            <text:p>0.07516</text:p>
          </table:table-cell>
          <table:table-cell office:value-type="float" office:value="0.075639">
            <text:p>0.075639</text:p>
          </table:table-cell>
          <table:table-cell office:value-type="float" office:value="0.075428">
            <text:p>0.075428</text:p>
          </table:table-cell>
          <table:table-cell office:value-type="float" office:value="0.074228">
            <text:p>0.074228</text:p>
          </table:table-cell>
          <table:table-cell office:value-type="float" office:value="0.075738">
            <text:p>0.075738</text:p>
          </table:table-cell>
          <table:table-cell office:value-type="float" office:value="0.075198">
            <text:p>0.075198</text:p>
          </table:table-cell>
          <table:table-cell table:style-name="ce4" office:value-type="float" office:value="0.075914">
            <text:p>0.08</text:p>
          </table:table-cell>
          <table:table-cell office:value-type="float" office:value="0.073972">
            <text:p>0.073972</text:p>
          </table:table-cell>
          <table:table-cell office:value-type="float" office:value="0.075912">
            <text:p>0.075912</text:p>
          </table:table-cell>
          <table:table-cell office:value-type="float" office:value="0.07575">
            <text:p>0.07575</text:p>
          </table:table-cell>
          <table:table-cell office:value-type="float" office:value="0.074865">
            <text:p>0.074865</text:p>
          </table:table-cell>
          <table:table-cell office:value-type="float" office:value="0.073912">
            <text:p>0.073912</text:p>
          </table:table-cell>
          <table:table-cell office:value-type="float" office:value="0.075481">
            <text:p>0.075481</text:p>
          </table:table-cell>
          <table:table-cell office:value-type="float" office:value="0.075968">
            <text:p>0.075968</text:p>
          </table:table-cell>
          <table:table-cell office:value-type="float" office:value="0.075705">
            <text:p>0.075705</text:p>
          </table:table-cell>
          <table:table-cell office:value-type="float" office:value="0.074023">
            <text:p>0.07402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62137">
            <text:p>0.06</text:p>
          </table:table-cell>
          <table:table-cell office:value-type="float" office:value="0.00045">
            <text:p>0.00045</text:p>
          </table:table-cell>
          <table:table-cell office:value-type="float" office:value="0.062588">
            <text:p>0.062588</text:p>
          </table:table-cell>
          <table:table-cell office:value-type="float" office:value="0.062509">
            <text:p>0.062509</text:p>
          </table:table-cell>
          <table:table-cell office:value-type="float" office:value="0.062257">
            <text:p>0.062257</text:p>
          </table:table-cell>
          <table:table-cell office:value-type="float" office:value="0.061873">
            <text:p>0.061873</text:p>
          </table:table-cell>
          <table:table-cell office:value-type="float" office:value="0.062275">
            <text:p>0.062275</text:p>
          </table:table-cell>
          <table:table-cell office:value-type="float" office:value="0.062512">
            <text:p>0.062512</text:p>
          </table:table-cell>
          <table:table-cell office:value-type="float" office:value="0.062003">
            <text:p>0.062003</text:p>
          </table:table-cell>
          <table:table-cell office:value-type="float" office:value="0.061841">
            <text:p>0.061841</text:p>
          </table:table-cell>
          <table:table-cell office:value-type="float" office:value="0.062266">
            <text:p>0.062266</text:p>
          </table:table-cell>
          <table:table-cell office:value-type="float" office:value="0.062747">
            <text:p>0.062747</text:p>
          </table:table-cell>
          <table:table-cell table:style-name="ce4" office:value-type="float" office:value="0.061866">
            <text:p>0.06</text:p>
          </table:table-cell>
          <table:table-cell office:value-type="float" office:value="0.06145">
            <text:p>0.06145</text:p>
          </table:table-cell>
          <table:table-cell office:value-type="float" office:value="0.062081">
            <text:p>0.062081</text:p>
          </table:table-cell>
          <table:table-cell office:value-type="float" office:value="0.062089">
            <text:p>0.062089</text:p>
          </table:table-cell>
          <table:table-cell office:value-type="float" office:value="0.062722">
            <text:p>0.062722</text:p>
          </table:table-cell>
          <table:table-cell office:value-type="float" office:value="0.061261">
            <text:p>0.061261</text:p>
          </table:table-cell>
          <table:table-cell office:value-type="float" office:value="0.062012">
            <text:p>0.062012</text:p>
          </table:table-cell>
          <table:table-cell office:value-type="float" office:value="0.063013">
            <text:p>0.063013</text:p>
          </table:table-cell>
          <table:table-cell office:value-type="float" office:value="0.061935">
            <text:p>0.061935</text:p>
          </table:table-cell>
          <table:table-cell office:value-type="float" office:value="0.061446">
            <text:p>0.06144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55976">
            <text:p>0.06</text:p>
          </table:table-cell>
          <table:table-cell office:value-type="float" office:value="0.000451">
            <text:p>0.000451</text:p>
          </table:table-cell>
          <table:table-cell office:value-type="float" office:value="0.056088">
            <text:p>0.056088</text:p>
          </table:table-cell>
          <table:table-cell office:value-type="float" office:value="0.056408">
            <text:p>0.056408</text:p>
          </table:table-cell>
          <table:table-cell office:value-type="float" office:value="0.056001">
            <text:p>0.056001</text:p>
          </table:table-cell>
          <table:table-cell office:value-type="float" office:value="0.055165">
            <text:p>0.055165</text:p>
          </table:table-cell>
          <table:table-cell office:value-type="float" office:value="0.057314">
            <text:p>0.057314</text:p>
          </table:table-cell>
          <table:table-cell office:value-type="float" office:value="0.056188">
            <text:p>0.056188</text:p>
          </table:table-cell>
          <table:table-cell office:value-type="float" office:value="0.056192">
            <text:p>0.056192</text:p>
          </table:table-cell>
          <table:table-cell office:value-type="float" office:value="0.055862">
            <text:p>0.055862</text:p>
          </table:table-cell>
          <table:table-cell office:value-type="float" office:value="0.055949">
            <text:p>0.055949</text:p>
          </table:table-cell>
          <table:table-cell office:value-type="float" office:value="0.055843">
            <text:p>0.055843</text:p>
          </table:table-cell>
          <table:table-cell table:style-name="ce4" office:value-type="float" office:value="0.055473">
            <text:p>0.06</text:p>
          </table:table-cell>
          <table:table-cell office:value-type="float" office:value="0.055623">
            <text:p>0.055623</text:p>
          </table:table-cell>
          <table:table-cell office:value-type="float" office:value="0.056333">
            <text:p>0.056333</text:p>
          </table:table-cell>
          <table:table-cell office:value-type="float" office:value="0.055983">
            <text:p>0.055983</text:p>
          </table:table-cell>
          <table:table-cell office:value-type="float" office:value="0.056401">
            <text:p>0.056401</text:p>
          </table:table-cell>
          <table:table-cell office:value-type="float" office:value="0.055839">
            <text:p>0.055839</text:p>
          </table:table-cell>
          <table:table-cell office:value-type="float" office:value="0.055653">
            <text:p>0.055653</text:p>
          </table:table-cell>
          <table:table-cell office:value-type="float" office:value="0.056195">
            <text:p>0.056195</text:p>
          </table:table-cell>
          <table:table-cell office:value-type="float" office:value="0.055578">
            <text:p>0.055578</text:p>
          </table:table-cell>
          <table:table-cell office:value-type="float" office:value="0.055434">
            <text:p>0.05543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09231">
            <text:p>0.01</text:p>
          </table:table-cell>
          <table:table-cell office:value-type="float" office:value="0.0002">
            <text:p>0.0002</text:p>
          </table:table-cell>
          <table:table-cell office:value-type="float" office:value="0.009065">
            <text:p>0.009065</text:p>
          </table:table-cell>
          <table:table-cell office:value-type="float" office:value="0.009575">
            <text:p>0.009575</text:p>
          </table:table-cell>
          <table:table-cell office:value-type="float" office:value="0.009494">
            <text:p>0.009494</text:p>
          </table:table-cell>
          <table:table-cell office:value-type="float" office:value="0.009213">
            <text:p>0.009213</text:p>
          </table:table-cell>
          <table:table-cell office:value-type="float" office:value="0.009323">
            <text:p>0.009323</text:p>
          </table:table-cell>
          <table:table-cell office:value-type="float" office:value="0.009236">
            <text:p>0.009236</text:p>
          </table:table-cell>
          <table:table-cell office:value-type="float" office:value="0.009253">
            <text:p>0.009253</text:p>
          </table:table-cell>
          <table:table-cell office:value-type="float" office:value="0.00926">
            <text:p>0.00926</text:p>
          </table:table-cell>
          <table:table-cell office:value-type="float" office:value="0.009129">
            <text:p>0.009129</text:p>
          </table:table-cell>
          <table:table-cell office:value-type="float" office:value="0.009408">
            <text:p>0.009408</text:p>
          </table:table-cell>
          <table:table-cell table:style-name="ce4" office:value-type="float" office:value="0.009143">
            <text:p>0.01</text:p>
          </table:table-cell>
          <table:table-cell office:value-type="float" office:value="0.009051">
            <text:p>0.009051</text:p>
          </table:table-cell>
          <table:table-cell office:value-type="float" office:value="0.00856">
            <text:p>0.00856</text:p>
          </table:table-cell>
          <table:table-cell office:value-type="float" office:value="0.009398">
            <text:p>0.009398</text:p>
          </table:table-cell>
          <table:table-cell office:value-type="float" office:value="0.009323">
            <text:p>0.009323</text:p>
          </table:table-cell>
          <table:table-cell office:value-type="float" office:value="0.009173">
            <text:p>0.009173</text:p>
          </table:table-cell>
          <table:table-cell office:value-type="float" office:value="0.009295">
            <text:p>0.009295</text:p>
          </table:table-cell>
          <table:table-cell office:value-type="float" office:value="0.009274">
            <text:p>0.009274</text:p>
          </table:table-cell>
          <table:table-cell office:value-type="float" office:value="0.009226">
            <text:p>0.009226</text:p>
          </table:table-cell>
          <table:table-cell office:value-type="float" office:value="0.009215">
            <text:p>0.009215</text:p>
          </table:table-cell>
        </table:table-row>
        <table:table-row table:style-name="ro5">
          <table:covered-table-cell/>
          <table:table-cell table:style-name="ce7" office:value-type="string">
            <text:p>cav</text:p>
          </table:table-cell>
          <table:table-cell table:style-name="ce4" office:value-type="float" office:value="0.015086">
            <text:p>0.02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/>
          <table:table-cell table:style-name="ce6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4" table:formula="of:=([.C2]/[.C3])" office:value-type="float" office:value="0.646342361810279">
            <text:p>0.65</text:p>
          </table:table-cell>
          <table:table-cell table:style-name="ce4" table:formula="of:=([.C9]/[.C10])" office:value-type="float" office:value="0.930994453759835">
            <text:p>0.93</text:p>
          </table:table-cell>
          <table:table-cell table:style-name="ce4" table:formula="of:=([.C16]/[.C17])" office:value-type="float" office:value="1.78506049447659">
            <text:p>1.79</text:p>
          </table:table-cell>
          <table:table-cell table:style-name="ce4" table:formula="of:=([.C23]/[.C24])" office:value-type="float" office:value="0.824432189246063">
            <text:p>0.82</text:p>
          </table:table-cell>
          <table:table-cell table:style-name="ce4" table:formula="of:=([.C30]/[.C31])" office:value-type="float" office:value="0.348423992552201">
            <text:p>0.35</text:p>
          </table:table-cell>
          <table:table-cell/>
          <table:table-cell office:value-type="string">
            <text:p>vec2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1.79">
            <text:p>1.79</text:p>
          </table:table-cell>
          <table:table-cell office:value-type="float" office:value="0.82">
            <text:p>0.82</text:p>
          </table:table-cell>
          <table:table-cell office:value-type="float" office:value="0.35">
            <text:p>0.3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4" table:formula="of:=([.C2]/[.C4])" office:value-type="float" office:value="0.413728603090272">
            <text:p>0.41</text:p>
          </table:table-cell>
          <table:table-cell table:style-name="ce4" table:formula="of:=([.C9]/[.C11])" office:value-type="float" office:value="0.862777910590485">
            <text:p>0.86</text:p>
          </table:table-cell>
          <table:table-cell table:style-name="ce4" table:formula="of:=([.C16]/[.C18])" office:value-type="float" office:value="3.53995409972877">
            <text:p>3.54</text:p>
          </table:table-cell>
          <table:table-cell table:style-name="ce4" table:formula="of:=([.C23]/[.C25])" office:value-type="float" office:value="1.41347350087086">
            <text:p>1.41</text:p>
          </table:table-cell>
          <table:table-cell table:style-name="ce4" table:formula="of:=([.C30]/[.C32])" office:value-type="float" office:value="0.421616750084491">
            <text:p>0.42</text:p>
          </table:table-cell>
          <table:table-cell/>
          <table:table-cell office:value-type="string">
            <text:p>vec4</text:p>
          </table:table-cell>
          <table:table-cell office:value-type="float" office:value="0.41">
            <text:p>0.41</text:p>
          </table:table-cell>
          <table:table-cell office:value-type="float" office:value="0.86">
            <text:p>0.86</text:p>
          </table:table-cell>
          <table:table-cell office:value-type="float" office:value="3.54">
            <text:p>3.54</text:p>
          </table:table-cell>
          <table:table-cell office:value-type="float" office:value="1.41">
            <text:p>1.41</text:p>
          </table:table-cell>
          <table:table-cell office:value-type="float" office:value="0.42">
            <text:p>0.4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4" table:formula="of:=([.C2]/[.C5])" office:value-type="float" office:value="0.229729257946829">
            <text:p>0.23</text:p>
          </table:table-cell>
          <table:table-cell table:style-name="ce4" table:formula="of:=([.C9]/[.C12])" office:value-type="float" office:value="0.397248211337369">
            <text:p>0.40</text:p>
          </table:table-cell>
          <table:table-cell table:style-name="ce4" table:formula="of:=([.C16]/[.C19])" office:value-type="float" office:value="2.90232637700992">
            <text:p>2.90</text:p>
          </table:table-cell>
          <table:table-cell table:style-name="ce4" table:formula="of:=([.C23]/[.C26])" office:value-type="float" office:value="1.42660723254646">
            <text:p>1.43</text:p>
          </table:table-cell>
          <table:table-cell table:style-name="ce4" table:formula="of:=([.C30]/[.C33])" office:value-type="float" office:value="0.468022009432614">
            <text:p>0.47</text:p>
          </table:table-cell>
          <table:table-cell/>
          <table:table-cell office:value-type="string">
            <text:p>vec8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 office:value-type="float" office:value="2.9">
            <text:p>2.9</text:p>
          </table:table-cell>
          <table:table-cell office:value-type="float" office:value="1.43">
            <text:p>1.43</text:p>
          </table:table-cell>
          <table:table-cell office:value-type="float" office:value="0.47">
            <text:p>0.4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4" table:formula="of:=([.C2]/[.C6])" office:value-type="float" office:value="0.142311830573173">
            <text:p>0.14</text:p>
          </table:table-cell>
          <table:table-cell table:style-name="ce4" table:formula="of:=([.C9]/[.C13])" office:value-type="float" office:value="0.18691733996271">
            <text:p>0.19</text:p>
          </table:table-cell>
          <table:table-cell table:style-name="ce4" table:formula="of:=([.C16]/[.C20])" office:value-type="float" office:value="0.954918955425484">
            <text:p>0.95</text:p>
          </table:table-cell>
          <table:table-cell table:style-name="ce4" table:formula="of:=([.C23]/[.C27])" office:value-type="float" office:value="1.43389916072443">
            <text:p>1.43</text:p>
          </table:table-cell>
          <table:table-cell table:style-name="ce4" table:formula="of:=([.C30]/[.C34])" office:value-type="float" office:value="2.83804571552378">
            <text:p>2.84</text:p>
          </table:table-cell>
          <table:table-cell/>
          <table:table-cell office:value-type="string">
            <text:p>vec16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95">
            <text:p>0.95</text:p>
          </table:table-cell>
          <table:table-cell office:value-type="float" office:value="1.43">
            <text:p>1.43</text:p>
          </table:table-cell>
          <table:table-cell office:value-type="float" office:value="2.84">
            <text:p>2.84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cav</text:p>
          </table:table-cell>
          <table:table-cell table:style-name="ce4" table:formula="of:=([.C2]/[.C7])" office:value-type="float" office:value="0.000000026321">
            <text:p>0.00</text:p>
          </table:table-cell>
          <table:table-cell table:style-name="ce4" table:formula="of:=([.C9]/[.C14])" office:value-type="float" office:value="0.000000007218">
            <text:p>0.00</text:p>
          </table:table-cell>
          <table:table-cell table:style-name="ce4" table:formula="of:=([.C26]/[.C21])" office:value-type="float" office:value="0.000000015928">
            <text:p>0.00</text:p>
          </table:table-cell>
          <table:table-cell table:style-name="ce4" table:formula="of:=([.C23]/[.C28])" office:value-type="float" office:value="1.35919368345496">
            <text:p>1.36</text:p>
          </table:table-cell>
          <table:table-cell table:style-name="ce4" table:formula="of:=([.C30]/[.C35])" office:value-type="float" office:value="1.73657695876972">
            <text:p>1.74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1.74">
            <text:p>1.74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65">
            <text:p>0.65</text:p>
          </table:table-cell>
          <table:table-cell office:value-type="float" office:value="0.41">
            <text:p>0.41</text:p>
          </table:table-cell>
          <table:table-cell office:value-type="float" office:value="0.23">
            <text:p>0.2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4">
            <text:p>0.4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79">
            <text:p>1.79</text:p>
          </table:table-cell>
          <table:table-cell office:value-type="float" office:value="3.54">
            <text:p>3.54</text:p>
          </table:table-cell>
          <table:table-cell office:value-type="float" office:value="2.9">
            <text:p>2.9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0.82">
            <text:p>0.82</text:p>
          </table:table-cell>
          <table:table-cell office:value-type="float" office:value="1.41">
            <text:p>1.41</text:p>
          </table:table-cell>
          <table:table-cell table:number-columns-repeated="2" office:value-type="float" office:value="1.43">
            <text:p>1.43</text:p>
          </table:table-cell>
          <table:table-cell office:value-type="float" office:value="1.36">
            <text:p>1.3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0.47">
            <text:p>0.47</text:p>
          </table:table-cell>
          <table:table-cell office:value-type="float" office:value="2.84">
            <text:p>2.84</text:p>
          </table:table-cell>
          <table:table-cell office:value-type="float" office:value="1.74">
            <text:p>1.74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r_v2.9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table:number-columns-spanned="13" table:number-rows-spanned="1">
            <text:p>SOR</text:p>
          </table:table-cell>
          <table:covered-table-cell table:style-name="ce1"/>
          <table:covered-table-cell table:number-columns-repeated="11"/>
          <table:table-cell table:number-columns-repeated="10"/>
        </table:table-row>
        <table:table-row table:style-name="ro1">
          <table:table-cell table:style-name="ce5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4" office:value-type="float" office:value="0.026321">
            <text:p>0.03</text:p>
          </table:table-cell>
          <table:table-cell office:value-type="float" office:value="0.000006">
            <text:p>0.000006</text:p>
          </table:table-cell>
          <table:table-cell office:value-type="float" office:value="0.026335">
            <text:p>0.026335</text:p>
          </table:table-cell>
          <table:table-cell office:value-type="float" office:value="0.026323">
            <text:p>0.026323</text:p>
          </table:table-cell>
          <table:table-cell office:value-type="float" office:value="0.02632">
            <text:p>0.02632</text:p>
          </table:table-cell>
          <table:table-cell office:value-type="float" office:value="0.026325">
            <text:p>0.026325</text:p>
          </table:table-cell>
          <table:table-cell office:value-type="float" office:value="0.026324">
            <text:p>0.026324</text:p>
          </table:table-cell>
          <table:table-cell office:value-type="float" office:value="0.026317">
            <text:p>0.026317</text:p>
          </table:table-cell>
          <table:table-cell office:value-type="float" office:value="0.026326">
            <text:p>0.026326</text:p>
          </table:table-cell>
          <table:table-cell office:value-type="float" office:value="0.026324">
            <text:p>0.026324</text:p>
          </table:table-cell>
          <table:table-cell office:value-type="float" office:value="0.026313">
            <text:p>0.026313</text:p>
          </table:table-cell>
          <table:table-cell office:value-type="float" office:value="0.026322">
            <text:p>0.026322</text:p>
          </table:table-cell>
          <table:table-cell office:value-type="float" office:value="0.026323">
            <text:p>0.026323</text:p>
          </table:table-cell>
          <table:table-cell office:value-type="float" office:value="0.026305">
            <text:p>0.026305</text:p>
          </table:table-cell>
          <table:table-cell office:value-type="float" office:value="0.026318">
            <text:p>0.026318</text:p>
          </table:table-cell>
          <table:table-cell office:value-type="float" office:value="0.026319">
            <text:p>0.026319</text:p>
          </table:table-cell>
          <table:table-cell office:value-type="float" office:value="0.02632">
            <text:p>0.02632</text:p>
          </table:table-cell>
          <table:table-cell office:value-type="float" office:value="0.026328">
            <text:p>0.026328</text:p>
          </table:table-cell>
          <table:table-cell office:value-type="float" office:value="0.026319">
            <text:p>0.026319</text:p>
          </table:table-cell>
          <table:table-cell office:value-type="float" office:value="0.02631">
            <text:p>0.02631</text:p>
          </table:table-cell>
          <table:table-cell office:value-type="float" office:value="0.02632">
            <text:p>0.02632</text:p>
          </table:table-cell>
          <table:table-cell office:value-type="float" office:value="0.026322">
            <text:p>0.02632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40723">
            <text:p>0.04</text:p>
          </table:table-cell>
          <table:table-cell office:value-type="float" office:value="0.000013">
            <text:p>0.000013</text:p>
          </table:table-cell>
          <table:table-cell office:value-type="float" office:value="0.040721">
            <text:p>0.040721</text:p>
          </table:table-cell>
          <table:table-cell office:value-type="float" office:value="0.040727">
            <text:p>0.040727</text:p>
          </table:table-cell>
          <table:table-cell office:value-type="float" office:value="0.040741">
            <text:p>0.040741</text:p>
          </table:table-cell>
          <table:table-cell office:value-type="float" office:value="0.040735">
            <text:p>0.040735</text:p>
          </table:table-cell>
          <table:table-cell office:value-type="float" office:value="0.040708">
            <text:p>0.040708</text:p>
          </table:table-cell>
          <table:table-cell office:value-type="float" office:value="0.040717">
            <text:p>0.040717</text:p>
          </table:table-cell>
          <table:table-cell office:value-type="float" office:value="0.040726">
            <text:p>0.040726</text:p>
          </table:table-cell>
          <table:table-cell office:value-type="float" office:value="0.040741">
            <text:p>0.040741</text:p>
          </table:table-cell>
          <table:table-cell office:value-type="float" office:value="0.040713">
            <text:p>0.040713</text:p>
          </table:table-cell>
          <table:table-cell office:value-type="float" office:value="0.040732">
            <text:p>0.040732</text:p>
          </table:table-cell>
          <table:table-cell table:style-name="ce4" office:value-type="float" office:value="0.040708">
            <text:p>0.04</text:p>
          </table:table-cell>
          <table:table-cell office:value-type="float" office:value="0.040697">
            <text:p>0.040697</text:p>
          </table:table-cell>
          <table:table-cell office:value-type="float" office:value="0.040724">
            <text:p>0.040724</text:p>
          </table:table-cell>
          <table:table-cell office:value-type="float" office:value="0.040722">
            <text:p>0.040722</text:p>
          </table:table-cell>
          <table:table-cell office:value-type="float" office:value="0.040705">
            <text:p>0.040705</text:p>
          </table:table-cell>
          <table:table-cell office:value-type="float" office:value="0.040736">
            <text:p>0.040736</text:p>
          </table:table-cell>
          <table:table-cell office:value-type="float" office:value="0.040718">
            <text:p>0.040718</text:p>
          </table:table-cell>
          <table:table-cell office:value-type="float" office:value="0.040724">
            <text:p>0.040724</text:p>
          </table:table-cell>
          <table:table-cell office:value-type="float" office:value="0.040748">
            <text:p>0.040748</text:p>
          </table:table-cell>
          <table:table-cell office:value-type="float" office:value="0.04072">
            <text:p>0.0407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63619">
            <text:p>0.06</text:p>
          </table:table-cell>
          <table:table-cell office:value-type="float" office:value="0.000035">
            <text:p>0.000035</text:p>
          </table:table-cell>
          <table:table-cell office:value-type="float" office:value="0.063644">
            <text:p>0.063644</text:p>
          </table:table-cell>
          <table:table-cell office:value-type="float" office:value="0.063574">
            <text:p>0.063574</text:p>
          </table:table-cell>
          <table:table-cell office:value-type="float" office:value="0.063665">
            <text:p>0.063665</text:p>
          </table:table-cell>
          <table:table-cell office:value-type="float" office:value="0.063608">
            <text:p>0.063608</text:p>
          </table:table-cell>
          <table:table-cell office:value-type="float" office:value="0.063561">
            <text:p>0.063561</text:p>
          </table:table-cell>
          <table:table-cell office:value-type="float" office:value="0.063613">
            <text:p>0.063613</text:p>
          </table:table-cell>
          <table:table-cell office:value-type="float" office:value="0.063615">
            <text:p>0.063615</text:p>
          </table:table-cell>
          <table:table-cell office:value-type="float" office:value="0.063674">
            <text:p>0.063674</text:p>
          </table:table-cell>
          <table:table-cell office:value-type="float" office:value="0.063584">
            <text:p>0.063584</text:p>
          </table:table-cell>
          <table:table-cell office:value-type="float" office:value="0.063624">
            <text:p>0.063624</text:p>
          </table:table-cell>
          <table:table-cell table:style-name="ce4" office:value-type="float" office:value="0.063614">
            <text:p>0.06</text:p>
          </table:table-cell>
          <table:table-cell office:value-type="float" office:value="0.06363">
            <text:p>0.06363</text:p>
          </table:table-cell>
          <table:table-cell office:value-type="float" office:value="0.063541">
            <text:p>0.063541</text:p>
          </table:table-cell>
          <table:table-cell office:value-type="float" office:value="0.063672">
            <text:p>0.063672</text:p>
          </table:table-cell>
          <table:table-cell office:value-type="float" office:value="0.063645">
            <text:p>0.063645</text:p>
          </table:table-cell>
          <table:table-cell office:value-type="float" office:value="0.063589">
            <text:p>0.063589</text:p>
          </table:table-cell>
          <table:table-cell office:value-type="float" office:value="0.063645">
            <text:p>0.063645</text:p>
          </table:table-cell>
          <table:table-cell office:value-type="float" office:value="0.063647">
            <text:p>0.063647</text:p>
          </table:table-cell>
          <table:table-cell office:value-type="float" office:value="0.063606">
            <text:p>0.063606</text:p>
          </table:table-cell>
          <table:table-cell office:value-type="float" office:value="0.063626">
            <text:p>0.06362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114574">
            <text:p>0.11</text:p>
          </table:table-cell>
          <table:table-cell office:value-type="float" office:value="0.000205">
            <text:p>0.000205</text:p>
          </table:table-cell>
          <table:table-cell office:value-type="float" office:value="0.114886">
            <text:p>0.114886</text:p>
          </table:table-cell>
          <table:table-cell office:value-type="float" office:value="0.114468">
            <text:p>0.114468</text:p>
          </table:table-cell>
          <table:table-cell office:value-type="float" office:value="0.114394">
            <text:p>0.114394</text:p>
          </table:table-cell>
          <table:table-cell office:value-type="float" office:value="0.114319">
            <text:p>0.114319</text:p>
          </table:table-cell>
          <table:table-cell office:value-type="float" office:value="0.114706">
            <text:p>0.114706</text:p>
          </table:table-cell>
          <table:table-cell office:value-type="float" office:value="0.114321">
            <text:p>0.114321</text:p>
          </table:table-cell>
          <table:table-cell office:value-type="float" office:value="0.114803">
            <text:p>0.114803</text:p>
          </table:table-cell>
          <table:table-cell office:value-type="float" office:value="0.114839">
            <text:p>0.114839</text:p>
          </table:table-cell>
          <table:table-cell office:value-type="float" office:value="0.114984">
            <text:p>0.114984</text:p>
          </table:table-cell>
          <table:table-cell office:value-type="float" office:value="0.114391">
            <text:p>0.114391</text:p>
          </table:table-cell>
          <table:table-cell table:style-name="ce4" office:value-type="float" office:value="0.114374">
            <text:p>0.11</text:p>
          </table:table-cell>
          <table:table-cell office:value-type="float" office:value="0.114437">
            <text:p>0.114437</text:p>
          </table:table-cell>
          <table:table-cell office:value-type="float" office:value="0.114756">
            <text:p>0.114756</text:p>
          </table:table-cell>
          <table:table-cell office:value-type="float" office:value="0.114689">
            <text:p>0.114689</text:p>
          </table:table-cell>
          <table:table-cell office:value-type="float" office:value="0.114527">
            <text:p>0.114527</text:p>
          </table:table-cell>
          <table:table-cell office:value-type="float" office:value="0.114686">
            <text:p>0.114686</text:p>
          </table:table-cell>
          <table:table-cell office:value-type="float" office:value="0.114644">
            <text:p>0.114644</text:p>
          </table:table-cell>
          <table:table-cell office:value-type="float" office:value="0.114439">
            <text:p>0.114439</text:p>
          </table:table-cell>
          <table:table-cell office:value-type="float" office:value="0.114539">
            <text:p>0.114539</text:p>
          </table:table-cell>
          <table:table-cell office:value-type="float" office:value="0.114282">
            <text:p>0.114282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184953">
            <text:p>0.18</text:p>
          </table:table-cell>
          <table:table-cell office:value-type="float" office:value="0.000677">
            <text:p>0.000677</text:p>
          </table:table-cell>
          <table:table-cell office:value-type="float" office:value="0.184912">
            <text:p>0.184912</text:p>
          </table:table-cell>
          <table:table-cell office:value-type="float" office:value="0.184542">
            <text:p>0.184542</text:p>
          </table:table-cell>
          <table:table-cell office:value-type="float" office:value="0.18469">
            <text:p>0.18469</text:p>
          </table:table-cell>
          <table:table-cell office:value-type="float" office:value="0.184724">
            <text:p>0.184724</text:p>
          </table:table-cell>
          <table:table-cell office:value-type="float" office:value="0.186244">
            <text:p>0.186244</text:p>
          </table:table-cell>
          <table:table-cell office:value-type="float" office:value="0.184826">
            <text:p>0.184826</text:p>
          </table:table-cell>
          <table:table-cell office:value-type="float" office:value="0.184915">
            <text:p>0.184915</text:p>
          </table:table-cell>
          <table:table-cell office:value-type="float" office:value="0.184506">
            <text:p>0.184506</text:p>
          </table:table-cell>
          <table:table-cell office:value-type="float" office:value="0.184987">
            <text:p>0.184987</text:p>
          </table:table-cell>
          <table:table-cell office:value-type="float" office:value="0.184917">
            <text:p>0.184917</text:p>
          </table:table-cell>
          <table:table-cell table:style-name="ce4" office:value-type="float" office:value="0.185043">
            <text:p>0.19</text:p>
          </table:table-cell>
          <table:table-cell office:value-type="float" office:value="0.184464">
            <text:p>0.184464</text:p>
          </table:table-cell>
          <table:table-cell office:value-type="float" office:value="0.18487">
            <text:p>0.18487</text:p>
          </table:table-cell>
          <table:table-cell office:value-type="float" office:value="0.184675">
            <text:p>0.184675</text:p>
          </table:table-cell>
          <table:table-cell office:value-type="float" office:value="0.184929">
            <text:p>0.184929</text:p>
          </table:table-cell>
          <table:table-cell office:value-type="float" office:value="0.184718">
            <text:p>0.184718</text:p>
          </table:table-cell>
          <table:table-cell office:value-type="float" office:value="0.187412">
            <text:p>0.187412</text:p>
          </table:table-cell>
          <table:table-cell office:value-type="float" office:value="0.184587">
            <text:p>0.184587</text:p>
          </table:table-cell>
          <table:table-cell office:value-type="float" office:value="0.184747">
            <text:p>0.184747</text:p>
          </table:table-cell>
          <table:table-cell office:value-type="float" office:value="0.184351">
            <text:p>0.184351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4" office:value-type="float" office:value="0.007218">
            <text:p>0.01</text:p>
          </table:table-cell>
          <table:table-cell office:value-type="float" office:value="0.000002">
            <text:p>0.000002</text:p>
          </table:table-cell>
          <table:table-cell office:value-type="float" office:value="0.007217">
            <text:p>0.007217</text:p>
          </table:table-cell>
          <table:table-cell office:value-type="float" office:value="0.007219">
            <text:p>0.007219</text:p>
          </table:table-cell>
          <table:table-cell office:value-type="float" office:value="0.007222">
            <text:p>0.007222</text:p>
          </table:table-cell>
          <table:table-cell office:value-type="float" office:value="0.00722">
            <text:p>0.00722</text:p>
          </table:table-cell>
          <table:table-cell office:value-type="float" office:value="0.007217">
            <text:p>0.007217</text:p>
          </table:table-cell>
          <table:table-cell office:value-type="float" office:value="0.007219">
            <text:p>0.007219</text:p>
          </table:table-cell>
          <table:table-cell office:value-type="float" office:value="0.007218">
            <text:p>0.007218</text:p>
          </table:table-cell>
          <table:table-cell office:value-type="float" office:value="0.007216">
            <text:p>0.007216</text:p>
          </table:table-cell>
          <table:table-cell table:number-columns-repeated="2" office:value-type="float" office:value="0.00722">
            <text:p>0.00722</text:p>
          </table:table-cell>
          <table:table-cell table:style-name="ce4" office:value-type="float" office:value="0.007218">
            <text:p>0.01</text:p>
          </table:table-cell>
          <table:table-cell office:value-type="float" office:value="0.007222">
            <text:p>0.007222</text:p>
          </table:table-cell>
          <table:table-cell office:value-type="float" office:value="0.007218">
            <text:p>0.007218</text:p>
          </table:table-cell>
          <table:table-cell office:value-type="float" office:value="0.007214">
            <text:p>0.007214</text:p>
          </table:table-cell>
          <table:table-cell office:value-type="float" office:value="0.007213">
            <text:p>0.007213</text:p>
          </table:table-cell>
          <table:table-cell office:value-type="float" office:value="0.00722">
            <text:p>0.00722</text:p>
          </table:table-cell>
          <table:table-cell office:value-type="float" office:value="0.007216">
            <text:p>0.007216</text:p>
          </table:table-cell>
          <table:table-cell office:value-type="float" office:value="0.007218">
            <text:p>0.007218</text:p>
          </table:table-cell>
          <table:table-cell office:value-type="float" office:value="0.00722">
            <text:p>0.00722</text:p>
          </table:table-cell>
          <table:table-cell office:value-type="float" office:value="0.007215">
            <text:p>0.00721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07753">
            <text:p>0.01</text:p>
          </table:table-cell>
          <table:table-cell office:value-type="float" office:value="0.000002">
            <text:p>0.000002</text:p>
          </table:table-cell>
          <table:table-cell office:value-type="float" office:value="0.007754">
            <text:p>0.007754</text:p>
          </table:table-cell>
          <table:table-cell office:value-type="float" office:value="0.007753">
            <text:p>0.007753</text:p>
          </table:table-cell>
          <table:table-cell office:value-type="float" office:value="0.007752">
            <text:p>0.007752</text:p>
          </table:table-cell>
          <table:table-cell office:value-type="float" office:value="0.007753">
            <text:p>0.007753</text:p>
          </table:table-cell>
          <table:table-cell office:value-type="float" office:value="0.007754">
            <text:p>0.007754</text:p>
          </table:table-cell>
          <table:table-cell office:value-type="float" office:value="0.007747">
            <text:p>0.007747</text:p>
          </table:table-cell>
          <table:table-cell table:number-columns-repeated="2" office:value-type="float" office:value="0.007754">
            <text:p>0.007754</text:p>
          </table:table-cell>
          <table:table-cell office:value-type="float" office:value="0.00775">
            <text:p>0.00775</text:p>
          </table:table-cell>
          <table:table-cell office:value-type="float" office:value="0.007756">
            <text:p>0.007756</text:p>
          </table:table-cell>
          <table:table-cell table:style-name="ce4" office:value-type="float" office:value="0.007757">
            <text:p>0.01</text:p>
          </table:table-cell>
          <table:table-cell office:value-type="float" office:value="0.007751">
            <text:p>0.007751</text:p>
          </table:table-cell>
          <table:table-cell office:value-type="float" office:value="0.007754">
            <text:p>0.007754</text:p>
          </table:table-cell>
          <table:table-cell office:value-type="float" office:value="0.007756">
            <text:p>0.007756</text:p>
          </table:table-cell>
          <table:table-cell office:value-type="float" office:value="0.00775">
            <text:p>0.00775</text:p>
          </table:table-cell>
          <table:table-cell table:number-columns-repeated="2" office:value-type="float" office:value="0.007754">
            <text:p>0.007754</text:p>
          </table:table-cell>
          <table:table-cell office:value-type="float" office:value="0.00775">
            <text:p>0.00775</text:p>
          </table:table-cell>
          <table:table-cell office:value-type="float" office:value="0.007752">
            <text:p>0.007752</text:p>
          </table:table-cell>
          <table:table-cell office:value-type="float" office:value="0.007754">
            <text:p>0.00775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08366">
            <text:p>0.01</text:p>
          </table:table-cell>
          <table:table-cell office:value-type="float" office:value="0.000005">
            <text:p>0.000005</text:p>
          </table:table-cell>
          <table:table-cell office:value-type="float" office:value="0.008362">
            <text:p>0.008362</text:p>
          </table:table-cell>
          <table:table-cell office:value-type="float" office:value="0.00837">
            <text:p>0.00837</text:p>
          </table:table-cell>
          <table:table-cell office:value-type="float" office:value="0.00836">
            <text:p>0.00836</text:p>
          </table:table-cell>
          <table:table-cell office:value-type="float" office:value="0.008364">
            <text:p>0.008364</text:p>
          </table:table-cell>
          <table:table-cell table:number-columns-repeated="2" office:value-type="float" office:value="0.008366">
            <text:p>0.008366</text:p>
          </table:table-cell>
          <table:table-cell office:value-type="float" office:value="0.00836">
            <text:p>0.00836</text:p>
          </table:table-cell>
          <table:table-cell office:value-type="float" office:value="0.008372">
            <text:p>0.008372</text:p>
          </table:table-cell>
          <table:table-cell office:value-type="float" office:value="0.008367">
            <text:p>0.008367</text:p>
          </table:table-cell>
          <table:table-cell office:value-type="float" office:value="0.008373">
            <text:p>0.008373</text:p>
          </table:table-cell>
          <table:table-cell table:style-name="ce4" office:value-type="float" office:value="0.00836">
            <text:p>0.01</text:p>
          </table:table-cell>
          <table:table-cell office:value-type="float" office:value="0.008355">
            <text:p>0.008355</text:p>
          </table:table-cell>
          <table:table-cell office:value-type="float" office:value="0.00837">
            <text:p>0.00837</text:p>
          </table:table-cell>
          <table:table-cell office:value-type="float" office:value="0.008369">
            <text:p>0.008369</text:p>
          </table:table-cell>
          <table:table-cell office:value-type="float" office:value="0.008361">
            <text:p>0.008361</text:p>
          </table:table-cell>
          <table:table-cell office:value-type="float" office:value="0.008378">
            <text:p>0.008378</text:p>
          </table:table-cell>
          <table:table-cell office:value-type="float" office:value="0.008357">
            <text:p>0.008357</text:p>
          </table:table-cell>
          <table:table-cell office:value-type="float" office:value="0.00837">
            <text:p>0.00837</text:p>
          </table:table-cell>
          <table:table-cell table:number-columns-repeated="2" office:value-type="float" office:value="0.008365">
            <text:p>0.00836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1817">
            <text:p>0.02</text:p>
          </table:table-cell>
          <table:table-cell office:value-type="float" office:value="0.000007">
            <text:p>0.000007</text:p>
          </table:table-cell>
          <table:table-cell office:value-type="float" office:value="0.018167">
            <text:p>0.018167</text:p>
          </table:table-cell>
          <table:table-cell office:value-type="float" office:value="0.018172">
            <text:p>0.018172</text:p>
          </table:table-cell>
          <table:table-cell office:value-type="float" office:value="0.018173">
            <text:p>0.018173</text:p>
          </table:table-cell>
          <table:table-cell office:value-type="float" office:value="0.018167">
            <text:p>0.018167</text:p>
          </table:table-cell>
          <table:table-cell office:value-type="float" office:value="0.018189">
            <text:p>0.018189</text:p>
          </table:table-cell>
          <table:table-cell office:value-type="float" office:value="0.018172">
            <text:p>0.018172</text:p>
          </table:table-cell>
          <table:table-cell office:value-type="float" office:value="0.018156">
            <text:p>0.018156</text:p>
          </table:table-cell>
          <table:table-cell office:value-type="float" office:value="0.018175">
            <text:p>0.018175</text:p>
          </table:table-cell>
          <table:table-cell office:value-type="float" office:value="0.018167">
            <text:p>0.018167</text:p>
          </table:table-cell>
          <table:table-cell office:value-type="float" office:value="0.018171">
            <text:p>0.018171</text:p>
          </table:table-cell>
          <table:table-cell table:style-name="ce4" office:value-type="float" office:value="0.018178">
            <text:p>0.02</text:p>
          </table:table-cell>
          <table:table-cell office:value-type="float" office:value="0.018156">
            <text:p>0.018156</text:p>
          </table:table-cell>
          <table:table-cell office:value-type="float" office:value="0.018166">
            <text:p>0.018166</text:p>
          </table:table-cell>
          <table:table-cell office:value-type="float" office:value="0.018173">
            <text:p>0.018173</text:p>
          </table:table-cell>
          <table:table-cell office:value-type="float" office:value="0.018167">
            <text:p>0.018167</text:p>
          </table:table-cell>
          <table:table-cell office:value-type="float" office:value="0.018161">
            <text:p>0.018161</text:p>
          </table:table-cell>
          <table:table-cell office:value-type="float" office:value="0.018166">
            <text:p>0.018166</text:p>
          </table:table-cell>
          <table:table-cell office:value-type="float" office:value="0.018179">
            <text:p>0.018179</text:p>
          </table:table-cell>
          <table:table-cell office:value-type="float" office:value="0.018168">
            <text:p>0.018168</text:p>
          </table:table-cell>
          <table:table-cell office:value-type="float" office:value="0.01817">
            <text:p>0.0181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38616">
            <text:p>0.04</text:p>
          </table:table-cell>
          <table:table-cell office:value-type="float" office:value="0.000018">
            <text:p>0.000018</text:p>
          </table:table-cell>
          <table:table-cell office:value-type="float" office:value="0.038634">
            <text:p>0.038634</text:p>
          </table:table-cell>
          <table:table-cell office:value-type="float" office:value="0.038619">
            <text:p>0.038619</text:p>
          </table:table-cell>
          <table:table-cell office:value-type="float" office:value="0.038604">
            <text:p>0.038604</text:p>
          </table:table-cell>
          <table:table-cell office:value-type="float" office:value="0.03858">
            <text:p>0.03858</text:p>
          </table:table-cell>
          <table:table-cell office:value-type="float" office:value="0.0386">
            <text:p>0.0386</text:p>
          </table:table-cell>
          <table:table-cell office:value-type="float" office:value="0.038629">
            <text:p>0.038629</text:p>
          </table:table-cell>
          <table:table-cell office:value-type="float" office:value="0.038627">
            <text:p>0.038627</text:p>
          </table:table-cell>
          <table:table-cell office:value-type="float" office:value="0.038636">
            <text:p>0.038636</text:p>
          </table:table-cell>
          <table:table-cell office:value-type="float" office:value="0.0386">
            <text:p>0.0386</text:p>
          </table:table-cell>
          <table:table-cell office:value-type="float" office:value="0.038623">
            <text:p>0.038623</text:p>
          </table:table-cell>
          <table:table-cell table:style-name="ce4" office:value-type="float" office:value="0.038643">
            <text:p>0.04</text:p>
          </table:table-cell>
          <table:table-cell office:value-type="float" office:value="0.03864">
            <text:p>0.03864</text:p>
          </table:table-cell>
          <table:table-cell office:value-type="float" office:value="0.038616">
            <text:p>0.038616</text:p>
          </table:table-cell>
          <table:table-cell office:value-type="float" office:value="0.038617">
            <text:p>0.038617</text:p>
          </table:table-cell>
          <table:table-cell office:value-type="float" office:value="0.038593">
            <text:p>0.038593</text:p>
          </table:table-cell>
          <table:table-cell office:value-type="float" office:value="0.038596">
            <text:p>0.038596</text:p>
          </table:table-cell>
          <table:table-cell office:value-type="float" office:value="0.038621">
            <text:p>0.038621</text:p>
          </table:table-cell>
          <table:table-cell office:value-type="float" office:value="0.038616">
            <text:p>0.038616</text:p>
          </table:table-cell>
          <table:table-cell office:value-type="float" office:value="0.038593">
            <text:p>0.038593</text:p>
          </table:table-cell>
          <table:table-cell office:value-type="float" office:value="0.038639">
            <text:p>0.038639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4" office:value-type="float" office:value="0.002605">
            <text:p>0.00</text:p>
          </table:table-cell>
          <table:table-cell office:value-type="float" office:value="0.000061">
            <text:p>0.000061</text:p>
          </table:table-cell>
          <table:table-cell office:value-type="float" office:value="0.00246">
            <text:p>0.00246</text:p>
          </table:table-cell>
          <table:table-cell office:value-type="float" office:value="0.002467">
            <text:p>0.002467</text:p>
          </table:table-cell>
          <table:table-cell office:value-type="float" office:value="0.002632">
            <text:p>0.002632</text:p>
          </table:table-cell>
          <table:table-cell office:value-type="float" office:value="0.002626">
            <text:p>0.002626</text:p>
          </table:table-cell>
          <table:table-cell office:value-type="float" office:value="0.002632">
            <text:p>0.002632</text:p>
          </table:table-cell>
          <table:table-cell office:value-type="float" office:value="0.002634">
            <text:p>0.002634</text:p>
          </table:table-cell>
          <table:table-cell office:value-type="float" office:value="0.002643">
            <text:p>0.002643</text:p>
          </table:table-cell>
          <table:table-cell office:value-type="float" office:value="0.002636">
            <text:p>0.002636</text:p>
          </table:table-cell>
          <table:table-cell office:value-type="float" office:value="0.002575">
            <text:p>0.002575</text:p>
          </table:table-cell>
          <table:table-cell office:value-type="float" office:value="0.002632">
            <text:p>0.002632</text:p>
          </table:table-cell>
          <table:table-cell table:style-name="ce4" office:value-type="float" office:value="0.002631">
            <text:p>0.00</text:p>
          </table:table-cell>
          <table:table-cell office:value-type="float" office:value="0.002646">
            <text:p>0.002646</text:p>
          </table:table-cell>
          <table:table-cell office:value-type="float" office:value="0.00264">
            <text:p>0.00264</text:p>
          </table:table-cell>
          <table:table-cell office:value-type="float" office:value="0.002628">
            <text:p>0.002628</text:p>
          </table:table-cell>
          <table:table-cell office:value-type="float" office:value="0.002633">
            <text:p>0.002633</text:p>
          </table:table-cell>
          <table:table-cell office:value-type="float" office:value="0.002461">
            <text:p>0.002461</text:p>
          </table:table-cell>
          <table:table-cell office:value-type="float" office:value="0.002634">
            <text:p>0.002634</text:p>
          </table:table-cell>
          <table:table-cell office:value-type="float" office:value="0.002625">
            <text:p>0.002625</text:p>
          </table:table-cell>
          <table:table-cell office:value-type="float" office:value="0.002629">
            <text:p>0.002629</text:p>
          </table:table-cell>
          <table:table-cell office:value-type="float" office:value="0.002628">
            <text:p>0.00262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02884">
            <text:p>0.00</text:p>
          </table:table-cell>
          <table:table-cell office:value-type="float" office:value="0.000048">
            <text:p>0.000048</text:p>
          </table:table-cell>
          <table:table-cell office:value-type="float" office:value="0.002865">
            <text:p>0.002865</text:p>
          </table:table-cell>
          <table:table-cell office:value-type="float" office:value="0.002853">
            <text:p>0.002853</text:p>
          </table:table-cell>
          <table:table-cell office:value-type="float" office:value="0.002955">
            <text:p>0.002955</text:p>
          </table:table-cell>
          <table:table-cell office:value-type="float" office:value="0.002968">
            <text:p>0.002968</text:p>
          </table:table-cell>
          <table:table-cell office:value-type="float" office:value="0.002832">
            <text:p>0.002832</text:p>
          </table:table-cell>
          <table:table-cell office:value-type="float" office:value="0.002864">
            <text:p>0.002864</text:p>
          </table:table-cell>
          <table:table-cell office:value-type="float" office:value="0.002828">
            <text:p>0.002828</text:p>
          </table:table-cell>
          <table:table-cell office:value-type="float" office:value="0.002883">
            <text:p>0.002883</text:p>
          </table:table-cell>
          <table:table-cell office:value-type="float" office:value="0.002857">
            <text:p>0.002857</text:p>
          </table:table-cell>
          <table:table-cell office:value-type="float" office:value="0.002961">
            <text:p>0.002961</text:p>
          </table:table-cell>
          <table:table-cell table:style-name="ce4" office:value-type="float" office:value="0.002865">
            <text:p>0.00</text:p>
          </table:table-cell>
          <table:table-cell office:value-type="float" office:value="0.002887">
            <text:p>0.002887</text:p>
          </table:table-cell>
          <table:table-cell office:value-type="float" office:value="0.002867">
            <text:p>0.002867</text:p>
          </table:table-cell>
          <table:table-cell office:value-type="float" office:value="0.002884">
            <text:p>0.002884</text:p>
          </table:table-cell>
          <table:table-cell office:value-type="float" office:value="0.003011">
            <text:p>0.003011</text:p>
          </table:table-cell>
          <table:table-cell office:value-type="float" office:value="0.002858">
            <text:p>0.002858</text:p>
          </table:table-cell>
          <table:table-cell office:value-type="float" office:value="0.002852">
            <text:p>0.002852</text:p>
          </table:table-cell>
          <table:table-cell office:value-type="float" office:value="0.002857">
            <text:p>0.002857</text:p>
          </table:table-cell>
          <table:table-cell office:value-type="float" office:value="0.002858">
            <text:p>0.002858</text:p>
          </table:table-cell>
          <table:table-cell office:value-type="float" office:value="0.002873">
            <text:p>0.00287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02967">
            <text:p>0.00</text:p>
          </table:table-cell>
          <table:table-cell office:value-type="float" office:value="0.000035">
            <text:p>0.000035</text:p>
          </table:table-cell>
          <table:table-cell office:value-type="float" office:value="0.002927">
            <text:p>0.002927</text:p>
          </table:table-cell>
          <table:table-cell office:value-type="float" office:value="0.00297">
            <text:p>0.00297</text:p>
          </table:table-cell>
          <table:table-cell office:value-type="float" office:value="0.002989">
            <text:p>0.002989</text:p>
          </table:table-cell>
          <table:table-cell office:value-type="float" office:value="0.002968">
            <text:p>0.002968</text:p>
          </table:table-cell>
          <table:table-cell office:value-type="float" office:value="0.002962">
            <text:p>0.002962</text:p>
          </table:table-cell>
          <table:table-cell office:value-type="float" office:value="0.002959">
            <text:p>0.002959</text:p>
          </table:table-cell>
          <table:table-cell office:value-type="float" office:value="0.002965">
            <text:p>0.002965</text:p>
          </table:table-cell>
          <table:table-cell office:value-type="float" office:value="0.002936">
            <text:p>0.002936</text:p>
          </table:table-cell>
          <table:table-cell office:value-type="float" office:value="0.002926">
            <text:p>0.002926</text:p>
          </table:table-cell>
          <table:table-cell office:value-type="float" office:value="0.002964">
            <text:p>0.002964</text:p>
          </table:table-cell>
          <table:table-cell table:style-name="ce4" office:value-type="float" office:value="0.002951">
            <text:p>0.00</text:p>
          </table:table-cell>
          <table:table-cell office:value-type="float" office:value="0.003022">
            <text:p>0.003022</text:p>
          </table:table-cell>
          <table:table-cell office:value-type="float" office:value="0.003027">
            <text:p>0.003027</text:p>
          </table:table-cell>
          <table:table-cell office:value-type="float" office:value="0.00295">
            <text:p>0.00295</text:p>
          </table:table-cell>
          <table:table-cell office:value-type="float" office:value="0.002977">
            <text:p>0.002977</text:p>
          </table:table-cell>
          <table:table-cell office:value-type="float" office:value="0.003065">
            <text:p>0.003065</text:p>
          </table:table-cell>
          <table:table-cell office:value-type="float" office:value="0.002937">
            <text:p>0.002937</text:p>
          </table:table-cell>
          <table:table-cell office:value-type="float" office:value="0.002931">
            <text:p>0.002931</text:p>
          </table:table-cell>
          <table:table-cell office:value-type="float" office:value="0.002973">
            <text:p>0.002973</text:p>
          </table:table-cell>
          <table:table-cell office:value-type="float" office:value="0.002943">
            <text:p>0.00294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06437">
            <text:p>0.01</text:p>
          </table:table-cell>
          <table:table-cell office:value-type="float" office:value="0.000252">
            <text:p>0.000252</text:p>
          </table:table-cell>
          <table:table-cell office:value-type="float" office:value="0.006201">
            <text:p>0.006201</text:p>
          </table:table-cell>
          <table:table-cell office:value-type="float" office:value="0.006556">
            <text:p>0.006556</text:p>
          </table:table-cell>
          <table:table-cell office:value-type="float" office:value="0.006936">
            <text:p>0.006936</text:p>
          </table:table-cell>
          <table:table-cell office:value-type="float" office:value="0.006268">
            <text:p>0.006268</text:p>
          </table:table-cell>
          <table:table-cell office:value-type="float" office:value="0.006012">
            <text:p>0.006012</text:p>
          </table:table-cell>
          <table:table-cell office:value-type="float" office:value="0.006158">
            <text:p>0.006158</text:p>
          </table:table-cell>
          <table:table-cell office:value-type="float" office:value="0.006295">
            <text:p>0.006295</text:p>
          </table:table-cell>
          <table:table-cell office:value-type="float" office:value="0.006404">
            <text:p>0.006404</text:p>
          </table:table-cell>
          <table:table-cell office:value-type="float" office:value="0.006948">
            <text:p>0.006948</text:p>
          </table:table-cell>
          <table:table-cell office:value-type="float" office:value="0.006283">
            <text:p>0.006283</text:p>
          </table:table-cell>
          <table:table-cell table:style-name="ce4" office:value-type="float" office:value="0.006636">
            <text:p>0.01</text:p>
          </table:table-cell>
          <table:table-cell office:value-type="float" office:value="0.006453">
            <text:p>0.006453</text:p>
          </table:table-cell>
          <table:table-cell office:value-type="float" office:value="0.006282">
            <text:p>0.006282</text:p>
          </table:table-cell>
          <table:table-cell office:value-type="float" office:value="0.006885">
            <text:p>0.006885</text:p>
          </table:table-cell>
          <table:table-cell office:value-type="float" office:value="0.006591">
            <text:p>0.006591</text:p>
          </table:table-cell>
          <table:table-cell office:value-type="float" office:value="0.006293">
            <text:p>0.006293</text:p>
          </table:table-cell>
          <table:table-cell office:value-type="float" office:value="0.006449">
            <text:p>0.006449</text:p>
          </table:table-cell>
          <table:table-cell office:value-type="float" office:value="0.006232">
            <text:p>0.006232</text:p>
          </table:table-cell>
          <table:table-cell office:value-type="float" office:value="0.006403">
            <text:p>0.006403</text:p>
          </table:table-cell>
          <table:table-cell office:value-type="float" office:value="0.006455">
            <text:p>0.006455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1788">
            <text:p>0.02</text:p>
          </table:table-cell>
          <table:table-cell office:value-type="float" office:value="0.000132">
            <text:p>0.000132</text:p>
          </table:table-cell>
          <table:table-cell office:value-type="float" office:value="0.017965">
            <text:p>0.017965</text:p>
          </table:table-cell>
          <table:table-cell office:value-type="float" office:value="0.017922">
            <text:p>0.017922</text:p>
          </table:table-cell>
          <table:table-cell office:value-type="float" office:value="0.017806">
            <text:p>0.017806</text:p>
          </table:table-cell>
          <table:table-cell office:value-type="float" office:value="0.017715">
            <text:p>0.017715</text:p>
          </table:table-cell>
          <table:table-cell office:value-type="float" office:value="0.01795">
            <text:p>0.01795</text:p>
          </table:table-cell>
          <table:table-cell office:value-type="float" office:value="0.017727">
            <text:p>0.017727</text:p>
          </table:table-cell>
          <table:table-cell office:value-type="float" office:value="0.01812">
            <text:p>0.01812</text:p>
          </table:table-cell>
          <table:table-cell office:value-type="float" office:value="0.01764">
            <text:p>0.01764</text:p>
          </table:table-cell>
          <table:table-cell office:value-type="float" office:value="0.017842">
            <text:p>0.017842</text:p>
          </table:table-cell>
          <table:table-cell office:value-type="float" office:value="0.018137">
            <text:p>0.018137</text:p>
          </table:table-cell>
          <table:table-cell table:style-name="ce4" office:value-type="float" office:value="0.017909">
            <text:p>0.02</text:p>
          </table:table-cell>
          <table:table-cell office:value-type="float" office:value="0.017772">
            <text:p>0.017772</text:p>
          </table:table-cell>
          <table:table-cell office:value-type="float" office:value="0.017982">
            <text:p>0.017982</text:p>
          </table:table-cell>
          <table:table-cell office:value-type="float" office:value="0.017926">
            <text:p>0.017926</text:p>
          </table:table-cell>
          <table:table-cell office:value-type="float" office:value="0.017999">
            <text:p>0.017999</text:p>
          </table:table-cell>
          <table:table-cell office:value-type="float" office:value="0.017666">
            <text:p>0.017666</text:p>
          </table:table-cell>
          <table:table-cell office:value-type="float" office:value="0.017933">
            <text:p>0.017933</text:p>
          </table:table-cell>
          <table:table-cell office:value-type="float" office:value="0.017839">
            <text:p>0.017839</text:p>
          </table:table-cell>
          <table:table-cell office:value-type="float" office:value="0.017805">
            <text:p>0.017805</text:p>
          </table:table-cell>
          <table:table-cell office:value-type="float" office:value="0.01794">
            <text:p>0.01794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1000000">
            <text:p>1000000.00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4" office:value-type="float" office:value="0.022723">
            <text:p>0.02</text:p>
          </table:table-cell>
          <table:table-cell office:value-type="float" office:value="0.000103">
            <text:p>0.000103</text:p>
          </table:table-cell>
          <table:table-cell office:value-type="float" office:value="0.022704">
            <text:p>0.022704</text:p>
          </table:table-cell>
          <table:table-cell office:value-type="float" office:value="0.022725">
            <text:p>0.022725</text:p>
          </table:table-cell>
          <table:table-cell office:value-type="float" office:value="0.022611">
            <text:p>0.022611</text:p>
          </table:table-cell>
          <table:table-cell office:value-type="float" office:value="0.022834">
            <text:p>0.022834</text:p>
          </table:table-cell>
          <table:table-cell office:value-type="float" office:value="0.022586">
            <text:p>0.022586</text:p>
          </table:table-cell>
          <table:table-cell office:value-type="float" office:value="0.022724">
            <text:p>0.022724</text:p>
          </table:table-cell>
          <table:table-cell office:value-type="float" office:value="0.022609">
            <text:p>0.022609</text:p>
          </table:table-cell>
          <table:table-cell office:value-type="float" office:value="0.022704">
            <text:p>0.022704</text:p>
          </table:table-cell>
          <table:table-cell office:value-type="float" office:value="0.022854">
            <text:p>0.022854</text:p>
          </table:table-cell>
          <table:table-cell office:value-type="float" office:value="0.022646">
            <text:p>0.022646</text:p>
          </table:table-cell>
          <table:table-cell table:style-name="ce4" office:value-type="float" office:value="0.022684">
            <text:p>0.02</text:p>
          </table:table-cell>
          <table:table-cell office:value-type="float" office:value="0.022934">
            <text:p>0.022934</text:p>
          </table:table-cell>
          <table:table-cell office:value-type="float" office:value="0.022702">
            <text:p>0.022702</text:p>
          </table:table-cell>
          <table:table-cell office:value-type="float" office:value="0.022581">
            <text:p>0.022581</text:p>
          </table:table-cell>
          <table:table-cell office:value-type="float" office:value="0.022842">
            <text:p>0.022842</text:p>
          </table:table-cell>
          <table:table-cell office:value-type="float" office:value="0.02259">
            <text:p>0.02259</text:p>
          </table:table-cell>
          <table:table-cell office:value-type="float" office:value="0.022781">
            <text:p>0.022781</text:p>
          </table:table-cell>
          <table:table-cell office:value-type="float" office:value="0.0227">
            <text:p>0.0227</text:p>
          </table:table-cell>
          <table:table-cell office:value-type="float" office:value="0.022747">
            <text:p>0.022747</text:p>
          </table:table-cell>
          <table:table-cell office:value-type="float" office:value="0.022897">
            <text:p>0.02289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27562">
            <text:p>0.03</text:p>
          </table:table-cell>
          <table:table-cell office:value-type="float" office:value="0.000055">
            <text:p>0.000055</text:p>
          </table:table-cell>
          <table:table-cell office:value-type="float" office:value="0.027507">
            <text:p>0.027507</text:p>
          </table:table-cell>
          <table:table-cell office:value-type="float" office:value="0.027584">
            <text:p>0.027584</text:p>
          </table:table-cell>
          <table:table-cell office:value-type="float" office:value="0.027512">
            <text:p>0.027512</text:p>
          </table:table-cell>
          <table:table-cell office:value-type="float" office:value="0.027624">
            <text:p>0.027624</text:p>
          </table:table-cell>
          <table:table-cell office:value-type="float" office:value="0.027552">
            <text:p>0.027552</text:p>
          </table:table-cell>
          <table:table-cell office:value-type="float" office:value="0.027559">
            <text:p>0.027559</text:p>
          </table:table-cell>
          <table:table-cell office:value-type="float" office:value="0.027653">
            <text:p>0.027653</text:p>
          </table:table-cell>
          <table:table-cell office:value-type="float" office:value="0.027532">
            <text:p>0.027532</text:p>
          </table:table-cell>
          <table:table-cell office:value-type="float" office:value="0.027591">
            <text:p>0.027591</text:p>
          </table:table-cell>
          <table:table-cell office:value-type="float" office:value="0.027567">
            <text:p>0.027567</text:p>
          </table:table-cell>
          <table:table-cell table:style-name="ce4" office:value-type="float" office:value="0.027532">
            <text:p>0.03</text:p>
          </table:table-cell>
          <table:table-cell office:value-type="float" office:value="0.027544">
            <text:p>0.027544</text:p>
          </table:table-cell>
          <table:table-cell office:value-type="float" office:value="0.027575">
            <text:p>0.027575</text:p>
          </table:table-cell>
          <table:table-cell office:value-type="float" office:value="0.027517">
            <text:p>0.027517</text:p>
          </table:table-cell>
          <table:table-cell office:value-type="float" office:value="0.027474">
            <text:p>0.027474</text:p>
          </table:table-cell>
          <table:table-cell office:value-type="float" office:value="0.027486">
            <text:p>0.027486</text:p>
          </table:table-cell>
          <table:table-cell office:value-type="float" office:value="0.027673">
            <text:p>0.027673</text:p>
          </table:table-cell>
          <table:table-cell office:value-type="float" office:value="0.027516">
            <text:p>0.027516</text:p>
          </table:table-cell>
          <table:table-cell office:value-type="float" office:value="0.027593">
            <text:p>0.027593</text:p>
          </table:table-cell>
          <table:table-cell office:value-type="float" office:value="0.027651">
            <text:p>0.02765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16076">
            <text:p>0.02</text:p>
          </table:table-cell>
          <table:table-cell office:value-type="float" office:value="0.000488">
            <text:p>0.000488</text:p>
          </table:table-cell>
          <table:table-cell office:value-type="float" office:value="0.015756">
            <text:p>0.015756</text:p>
          </table:table-cell>
          <table:table-cell office:value-type="float" office:value="0.01685">
            <text:p>0.01685</text:p>
          </table:table-cell>
          <table:table-cell office:value-type="float" office:value="0.016145">
            <text:p>0.016145</text:p>
          </table:table-cell>
          <table:table-cell office:value-type="float" office:value="0.015948">
            <text:p>0.015948</text:p>
          </table:table-cell>
          <table:table-cell office:value-type="float" office:value="0.015093">
            <text:p>0.015093</text:p>
          </table:table-cell>
          <table:table-cell office:value-type="float" office:value="0.016018">
            <text:p>0.016018</text:p>
          </table:table-cell>
          <table:table-cell office:value-type="float" office:value="0.016032">
            <text:p>0.016032</text:p>
          </table:table-cell>
          <table:table-cell office:value-type="float" office:value="0.016202">
            <text:p>0.016202</text:p>
          </table:table-cell>
          <table:table-cell office:value-type="float" office:value="0.016316">
            <text:p>0.016316</text:p>
          </table:table-cell>
          <table:table-cell office:value-type="float" office:value="0.017085">
            <text:p>0.017085</text:p>
          </table:table-cell>
          <table:table-cell table:style-name="ce4" office:value-type="float" office:value="0.016203">
            <text:p>0.02</text:p>
          </table:table-cell>
          <table:table-cell office:value-type="float" office:value="0.016002">
            <text:p>0.016002</text:p>
          </table:table-cell>
          <table:table-cell office:value-type="float" office:value="0.016353">
            <text:p>0.016353</text:p>
          </table:table-cell>
          <table:table-cell office:value-type="float" office:value="0.015486">
            <text:p>0.015486</text:p>
          </table:table-cell>
          <table:table-cell office:value-type="float" office:value="0.016046">
            <text:p>0.016046</text:p>
          </table:table-cell>
          <table:table-cell office:value-type="float" office:value="0.015372">
            <text:p>0.015372</text:p>
          </table:table-cell>
          <table:table-cell office:value-type="float" office:value="0.015402">
            <text:p>0.015402</text:p>
          </table:table-cell>
          <table:table-cell office:value-type="float" office:value="0.016605">
            <text:p>0.016605</text:p>
          </table:table-cell>
          <table:table-cell office:value-type="float" office:value="0.016005">
            <text:p>0.016005</text:p>
          </table:table-cell>
          <table:table-cell office:value-type="float" office:value="0.016611">
            <text:p>0.016611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15928">
            <text:p>0.02</text:p>
          </table:table-cell>
          <table:table-cell office:value-type="float" office:value="0.000339">
            <text:p>0.000339</text:p>
          </table:table-cell>
          <table:table-cell office:value-type="float" office:value="0.016059">
            <text:p>0.016059</text:p>
          </table:table-cell>
          <table:table-cell office:value-type="float" office:value="0.015662">
            <text:p>0.015662</text:p>
          </table:table-cell>
          <table:table-cell office:value-type="float" office:value="0.015225">
            <text:p>0.015225</text:p>
          </table:table-cell>
          <table:table-cell office:value-type="float" office:value="0.015445">
            <text:p>0.015445</text:p>
          </table:table-cell>
          <table:table-cell office:value-type="float" office:value="0.016096">
            <text:p>0.016096</text:p>
          </table:table-cell>
          <table:table-cell office:value-type="float" office:value="0.016086">
            <text:p>0.016086</text:p>
          </table:table-cell>
          <table:table-cell office:value-type="float" office:value="0.016298">
            <text:p>0.016298</text:p>
          </table:table-cell>
          <table:table-cell office:value-type="float" office:value="0.015654">
            <text:p>0.015654</text:p>
          </table:table-cell>
          <table:table-cell office:value-type="float" office:value="0.016264">
            <text:p>0.016264</text:p>
          </table:table-cell>
          <table:table-cell office:value-type="float" office:value="0.015641">
            <text:p>0.015641</text:p>
          </table:table-cell>
          <table:table-cell table:style-name="ce4" office:value-type="float" office:value="0.015712">
            <text:p>0.02</text:p>
          </table:table-cell>
          <table:table-cell office:value-type="float" office:value="0.016239">
            <text:p>0.016239</text:p>
          </table:table-cell>
          <table:table-cell office:value-type="float" office:value="0.015881">
            <text:p>0.015881</text:p>
          </table:table-cell>
          <table:table-cell office:value-type="float" office:value="0.016256">
            <text:p>0.016256</text:p>
          </table:table-cell>
          <table:table-cell office:value-type="float" office:value="0.015895">
            <text:p>0.015895</text:p>
          </table:table-cell>
          <table:table-cell office:value-type="float" office:value="0.016375">
            <text:p>0.016375</text:p>
          </table:table-cell>
          <table:table-cell office:value-type="float" office:value="0.016045">
            <text:p>0.016045</text:p>
          </table:table-cell>
          <table:table-cell office:value-type="float" office:value="0.015617">
            <text:p>0.015617</text:p>
          </table:table-cell>
          <table:table-cell office:value-type="float" office:value="0.015587">
            <text:p>0.015587</text:p>
          </table:table-cell>
          <table:table-cell office:value-type="float" office:value="0.016516">
            <text:p>0.016516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15847">
            <text:p>0.02</text:p>
          </table:table-cell>
          <table:table-cell office:value-type="float" office:value="0.000343">
            <text:p>0.000343</text:p>
          </table:table-cell>
          <table:table-cell office:value-type="float" office:value="0.015764">
            <text:p>0.015764</text:p>
          </table:table-cell>
          <table:table-cell office:value-type="float" office:value="0.015575">
            <text:p>0.015575</text:p>
          </table:table-cell>
          <table:table-cell office:value-type="float" office:value="0.0166">
            <text:p>0.0166</text:p>
          </table:table-cell>
          <table:table-cell office:value-type="float" office:value="0.01629">
            <text:p>0.01629</text:p>
          </table:table-cell>
          <table:table-cell office:value-type="float" office:value="0.01627">
            <text:p>0.01627</text:p>
          </table:table-cell>
          <table:table-cell office:value-type="float" office:value="0.015722">
            <text:p>0.015722</text:p>
          </table:table-cell>
          <table:table-cell office:value-type="float" office:value="0.016311">
            <text:p>0.016311</text:p>
          </table:table-cell>
          <table:table-cell office:value-type="float" office:value="0.015476">
            <text:p>0.015476</text:p>
          </table:table-cell>
          <table:table-cell office:value-type="float" office:value="0.015769">
            <text:p>0.015769</text:p>
          </table:table-cell>
          <table:table-cell office:value-type="float" office:value="0.015696">
            <text:p>0.015696</text:p>
          </table:table-cell>
          <table:table-cell table:style-name="ce4" office:value-type="float" office:value="0.015262">
            <text:p>0.02</text:p>
          </table:table-cell>
          <table:table-cell office:value-type="float" office:value="0.016073">
            <text:p>0.016073</text:p>
          </table:table-cell>
          <table:table-cell office:value-type="float" office:value="0.016063">
            <text:p>0.016063</text:p>
          </table:table-cell>
          <table:table-cell office:value-type="float" office:value="0.015911">
            <text:p>0.015911</text:p>
          </table:table-cell>
          <table:table-cell office:value-type="float" office:value="0.016064">
            <text:p>0.016064</text:p>
          </table:table-cell>
          <table:table-cell office:value-type="float" office:value="0.015736">
            <text:p>0.015736</text:p>
          </table:table-cell>
          <table:table-cell office:value-type="float" office:value="0.015273">
            <text:p>0.015273</text:p>
          </table:table-cell>
          <table:table-cell office:value-type="float" office:value="0.015592">
            <text:p>0.015592</text:p>
          </table:table-cell>
          <table:table-cell office:value-type="float" office:value="0.015799">
            <text:p>0.015799</text:p>
          </table:table-cell>
          <table:table-cell office:value-type="float" office:value="0.015685">
            <text:p>0.015685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0.016718">
            <text:p>0.02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style-name="ce5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4" office:value-type="float" office:value="0.026198">
            <text:p>0.03</text:p>
          </table:table-cell>
          <table:table-cell office:value-type="float" office:value="0.001079">
            <text:p>0.001079</text:p>
          </table:table-cell>
          <table:table-cell office:value-type="float" office:value="0.02658">
            <text:p>0.02658</text:p>
          </table:table-cell>
          <table:table-cell office:value-type="float" office:value="0.027534">
            <text:p>0.027534</text:p>
          </table:table-cell>
          <table:table-cell office:value-type="float" office:value="0.02626">
            <text:p>0.02626</text:p>
          </table:table-cell>
          <table:table-cell office:value-type="float" office:value="0.024102">
            <text:p>0.024102</text:p>
          </table:table-cell>
          <table:table-cell office:value-type="float" office:value="0.026547">
            <text:p>0.026547</text:p>
          </table:table-cell>
          <table:table-cell office:value-type="float" office:value="0.027221">
            <text:p>0.027221</text:p>
          </table:table-cell>
          <table:table-cell office:value-type="float" office:value="0.026423">
            <text:p>0.026423</text:p>
          </table:table-cell>
          <table:table-cell office:value-type="float" office:value="0.024768">
            <text:p>0.024768</text:p>
          </table:table-cell>
          <table:table-cell office:value-type="float" office:value="0.026032">
            <text:p>0.026032</text:p>
          </table:table-cell>
          <table:table-cell office:value-type="float" office:value="0.027257">
            <text:p>0.027257</text:p>
          </table:table-cell>
          <table:table-cell table:style-name="ce4" office:value-type="float" office:value="0.026465">
            <text:p>0.03</text:p>
          </table:table-cell>
          <table:table-cell office:value-type="float" office:value="0.024713">
            <text:p>0.024713</text:p>
          </table:table-cell>
          <table:table-cell office:value-type="float" office:value="0.02701">
            <text:p>0.02701</text:p>
          </table:table-cell>
          <table:table-cell office:value-type="float" office:value="0.027744">
            <text:p>0.027744</text:p>
          </table:table-cell>
          <table:table-cell office:value-type="float" office:value="0.026404">
            <text:p>0.026404</text:p>
          </table:table-cell>
          <table:table-cell office:value-type="float" office:value="0.024897">
            <text:p>0.024897</text:p>
          </table:table-cell>
          <table:table-cell office:value-type="float" office:value="0.026331">
            <text:p>0.026331</text:p>
          </table:table-cell>
          <table:table-cell office:value-type="float" office:value="0.02736">
            <text:p>0.02736</text:p>
          </table:table-cell>
          <table:table-cell office:value-type="float" office:value="0.026151">
            <text:p>0.026151</text:p>
          </table:table-cell>
          <table:table-cell office:value-type="float" office:value="0.024167">
            <text:p>0.02416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4" office:value-type="float" office:value="0.07519">
            <text:p>0.08</text:p>
          </table:table-cell>
          <table:table-cell office:value-type="float" office:value="0.000764">
            <text:p>0.000764</text:p>
          </table:table-cell>
          <table:table-cell office:value-type="float" office:value="0.075417">
            <text:p>0.075417</text:p>
          </table:table-cell>
          <table:table-cell office:value-type="float" office:value="0.076128">
            <text:p>0.076128</text:p>
          </table:table-cell>
          <table:table-cell office:value-type="float" office:value="0.075644">
            <text:p>0.075644</text:p>
          </table:table-cell>
          <table:table-cell office:value-type="float" office:value="0.073723">
            <text:p>0.073723</text:p>
          </table:table-cell>
          <table:table-cell office:value-type="float" office:value="0.07516">
            <text:p>0.07516</text:p>
          </table:table-cell>
          <table:table-cell office:value-type="float" office:value="0.075639">
            <text:p>0.075639</text:p>
          </table:table-cell>
          <table:table-cell office:value-type="float" office:value="0.075428">
            <text:p>0.075428</text:p>
          </table:table-cell>
          <table:table-cell office:value-type="float" office:value="0.074228">
            <text:p>0.074228</text:p>
          </table:table-cell>
          <table:table-cell office:value-type="float" office:value="0.075738">
            <text:p>0.075738</text:p>
          </table:table-cell>
          <table:table-cell office:value-type="float" office:value="0.075198">
            <text:p>0.075198</text:p>
          </table:table-cell>
          <table:table-cell table:style-name="ce4" office:value-type="float" office:value="0.075914">
            <text:p>0.08</text:p>
          </table:table-cell>
          <table:table-cell office:value-type="float" office:value="0.073972">
            <text:p>0.073972</text:p>
          </table:table-cell>
          <table:table-cell office:value-type="float" office:value="0.075912">
            <text:p>0.075912</text:p>
          </table:table-cell>
          <table:table-cell office:value-type="float" office:value="0.07575">
            <text:p>0.07575</text:p>
          </table:table-cell>
          <table:table-cell office:value-type="float" office:value="0.074865">
            <text:p>0.074865</text:p>
          </table:table-cell>
          <table:table-cell office:value-type="float" office:value="0.073912">
            <text:p>0.073912</text:p>
          </table:table-cell>
          <table:table-cell office:value-type="float" office:value="0.075481">
            <text:p>0.075481</text:p>
          </table:table-cell>
          <table:table-cell office:value-type="float" office:value="0.075968">
            <text:p>0.075968</text:p>
          </table:table-cell>
          <table:table-cell office:value-type="float" office:value="0.075705">
            <text:p>0.075705</text:p>
          </table:table-cell>
          <table:table-cell office:value-type="float" office:value="0.074023">
            <text:p>0.07402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4" office:value-type="float" office:value="0.062137">
            <text:p>0.06</text:p>
          </table:table-cell>
          <table:table-cell office:value-type="float" office:value="0.00045">
            <text:p>0.00045</text:p>
          </table:table-cell>
          <table:table-cell office:value-type="float" office:value="0.062588">
            <text:p>0.062588</text:p>
          </table:table-cell>
          <table:table-cell office:value-type="float" office:value="0.062509">
            <text:p>0.062509</text:p>
          </table:table-cell>
          <table:table-cell office:value-type="float" office:value="0.062257">
            <text:p>0.062257</text:p>
          </table:table-cell>
          <table:table-cell office:value-type="float" office:value="0.061873">
            <text:p>0.061873</text:p>
          </table:table-cell>
          <table:table-cell office:value-type="float" office:value="0.062275">
            <text:p>0.062275</text:p>
          </table:table-cell>
          <table:table-cell office:value-type="float" office:value="0.062512">
            <text:p>0.062512</text:p>
          </table:table-cell>
          <table:table-cell office:value-type="float" office:value="0.062003">
            <text:p>0.062003</text:p>
          </table:table-cell>
          <table:table-cell office:value-type="float" office:value="0.061841">
            <text:p>0.061841</text:p>
          </table:table-cell>
          <table:table-cell office:value-type="float" office:value="0.062266">
            <text:p>0.062266</text:p>
          </table:table-cell>
          <table:table-cell office:value-type="float" office:value="0.062747">
            <text:p>0.062747</text:p>
          </table:table-cell>
          <table:table-cell table:style-name="ce4" office:value-type="float" office:value="0.061866">
            <text:p>0.06</text:p>
          </table:table-cell>
          <table:table-cell office:value-type="float" office:value="0.06145">
            <text:p>0.06145</text:p>
          </table:table-cell>
          <table:table-cell office:value-type="float" office:value="0.062081">
            <text:p>0.062081</text:p>
          </table:table-cell>
          <table:table-cell office:value-type="float" office:value="0.062089">
            <text:p>0.062089</text:p>
          </table:table-cell>
          <table:table-cell office:value-type="float" office:value="0.062722">
            <text:p>0.062722</text:p>
          </table:table-cell>
          <table:table-cell office:value-type="float" office:value="0.061261">
            <text:p>0.061261</text:p>
          </table:table-cell>
          <table:table-cell office:value-type="float" office:value="0.062012">
            <text:p>0.062012</text:p>
          </table:table-cell>
          <table:table-cell office:value-type="float" office:value="0.063013">
            <text:p>0.063013</text:p>
          </table:table-cell>
          <table:table-cell office:value-type="float" office:value="0.061935">
            <text:p>0.061935</text:p>
          </table:table-cell>
          <table:table-cell office:value-type="float" office:value="0.061446">
            <text:p>0.06144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4" office:value-type="float" office:value="0.055976">
            <text:p>0.06</text:p>
          </table:table-cell>
          <table:table-cell office:value-type="float" office:value="0.000451">
            <text:p>0.000451</text:p>
          </table:table-cell>
          <table:table-cell office:value-type="float" office:value="0.056088">
            <text:p>0.056088</text:p>
          </table:table-cell>
          <table:table-cell office:value-type="float" office:value="0.056408">
            <text:p>0.056408</text:p>
          </table:table-cell>
          <table:table-cell office:value-type="float" office:value="0.056001">
            <text:p>0.056001</text:p>
          </table:table-cell>
          <table:table-cell office:value-type="float" office:value="0.055165">
            <text:p>0.055165</text:p>
          </table:table-cell>
          <table:table-cell office:value-type="float" office:value="0.057314">
            <text:p>0.057314</text:p>
          </table:table-cell>
          <table:table-cell office:value-type="float" office:value="0.056188">
            <text:p>0.056188</text:p>
          </table:table-cell>
          <table:table-cell office:value-type="float" office:value="0.056192">
            <text:p>0.056192</text:p>
          </table:table-cell>
          <table:table-cell office:value-type="float" office:value="0.055862">
            <text:p>0.055862</text:p>
          </table:table-cell>
          <table:table-cell office:value-type="float" office:value="0.055949">
            <text:p>0.055949</text:p>
          </table:table-cell>
          <table:table-cell office:value-type="float" office:value="0.055843">
            <text:p>0.055843</text:p>
          </table:table-cell>
          <table:table-cell table:style-name="ce4" office:value-type="float" office:value="0.055473">
            <text:p>0.06</text:p>
          </table:table-cell>
          <table:table-cell office:value-type="float" office:value="0.055623">
            <text:p>0.055623</text:p>
          </table:table-cell>
          <table:table-cell office:value-type="float" office:value="0.056333">
            <text:p>0.056333</text:p>
          </table:table-cell>
          <table:table-cell office:value-type="float" office:value="0.055983">
            <text:p>0.055983</text:p>
          </table:table-cell>
          <table:table-cell office:value-type="float" office:value="0.056401">
            <text:p>0.056401</text:p>
          </table:table-cell>
          <table:table-cell office:value-type="float" office:value="0.055839">
            <text:p>0.055839</text:p>
          </table:table-cell>
          <table:table-cell office:value-type="float" office:value="0.055653">
            <text:p>0.055653</text:p>
          </table:table-cell>
          <table:table-cell office:value-type="float" office:value="0.056195">
            <text:p>0.056195</text:p>
          </table:table-cell>
          <table:table-cell office:value-type="float" office:value="0.055578">
            <text:p>0.055578</text:p>
          </table:table-cell>
          <table:table-cell office:value-type="float" office:value="0.055434">
            <text:p>0.05543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4" office:value-type="float" office:value="0.009231">
            <text:p>0.01</text:p>
          </table:table-cell>
          <table:table-cell office:value-type="float" office:value="0.0002">
            <text:p>0.0002</text:p>
          </table:table-cell>
          <table:table-cell office:value-type="float" office:value="0.009065">
            <text:p>0.009065</text:p>
          </table:table-cell>
          <table:table-cell office:value-type="float" office:value="0.009575">
            <text:p>0.009575</text:p>
          </table:table-cell>
          <table:table-cell office:value-type="float" office:value="0.009494">
            <text:p>0.009494</text:p>
          </table:table-cell>
          <table:table-cell office:value-type="float" office:value="0.009213">
            <text:p>0.009213</text:p>
          </table:table-cell>
          <table:table-cell office:value-type="float" office:value="0.009323">
            <text:p>0.009323</text:p>
          </table:table-cell>
          <table:table-cell office:value-type="float" office:value="0.009236">
            <text:p>0.009236</text:p>
          </table:table-cell>
          <table:table-cell office:value-type="float" office:value="0.009253">
            <text:p>0.009253</text:p>
          </table:table-cell>
          <table:table-cell office:value-type="float" office:value="0.00926">
            <text:p>0.00926</text:p>
          </table:table-cell>
          <table:table-cell office:value-type="float" office:value="0.009129">
            <text:p>0.009129</text:p>
          </table:table-cell>
          <table:table-cell office:value-type="float" office:value="0.009408">
            <text:p>0.009408</text:p>
          </table:table-cell>
          <table:table-cell table:style-name="ce4" office:value-type="float" office:value="0.009143">
            <text:p>0.01</text:p>
          </table:table-cell>
          <table:table-cell office:value-type="float" office:value="0.009051">
            <text:p>0.009051</text:p>
          </table:table-cell>
          <table:table-cell office:value-type="float" office:value="0.00856">
            <text:p>0.00856</text:p>
          </table:table-cell>
          <table:table-cell office:value-type="float" office:value="0.009398">
            <text:p>0.009398</text:p>
          </table:table-cell>
          <table:table-cell office:value-type="float" office:value="0.009323">
            <text:p>0.009323</text:p>
          </table:table-cell>
          <table:table-cell office:value-type="float" office:value="0.009173">
            <text:p>0.009173</text:p>
          </table:table-cell>
          <table:table-cell office:value-type="float" office:value="0.009295">
            <text:p>0.009295</text:p>
          </table:table-cell>
          <table:table-cell office:value-type="float" office:value="0.009274">
            <text:p>0.009274</text:p>
          </table:table-cell>
          <table:table-cell office:value-type="float" office:value="0.009226">
            <text:p>0.009226</text:p>
          </table:table-cell>
          <table:table-cell office:value-type="float" office:value="0.009215">
            <text:p>0.009215</text:p>
          </table:table-cell>
        </table:table-row>
        <table:table-row table:style-name="ro4">
          <table:covered-table-cell/>
          <table:table-cell table:style-name="ce7" office:value-type="string">
            <text:p>cav</text:p>
          </table:table-cell>
          <table:table-cell table:style-name="ce4" office:value-type="float" office:value="0.015086">
            <text:p>0.02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/>
          <table:table-cell table:style-name="ce6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4" table:formula="of:=([.C2]/[.C3])" office:value-type="float" office:value="0.646342361810279">
            <text:p>0.65</text:p>
          </table:table-cell>
          <table:table-cell table:style-name="ce4" table:formula="of:=([.C9]/[.C10])" office:value-type="float" office:value="0.930994453759835">
            <text:p>0.93</text:p>
          </table:table-cell>
          <table:table-cell table:style-name="ce4" table:formula="of:=([.C16]/[.C17])" office:value-type="float" office:value="0.903259361997226">
            <text:p>0.90</text:p>
          </table:table-cell>
          <table:table-cell table:style-name="ce4" table:formula="of:=([.C23]/[.C24])" office:value-type="float" office:value="0.824432189246063">
            <text:p>0.82</text:p>
          </table:table-cell>
          <table:table-cell table:style-name="ce4" table:formula="of:=([.C30]/[.C31])" office:value-type="float" office:value="0.348423992552201">
            <text:p>0.35</text:p>
          </table:table-cell>
          <table:table-cell/>
          <table:table-cell office:value-type="string">
            <text:p>vec2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0.35">
            <text:p>0.3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4" table:formula="of:=([.C2]/[.C4])" office:value-type="float" office:value="0.413728603090272">
            <text:p>0.41</text:p>
          </table:table-cell>
          <table:table-cell table:style-name="ce4" table:formula="of:=([.C9]/[.C11])" office:value-type="float" office:value="0.862777910590485">
            <text:p>0.86</text:p>
          </table:table-cell>
          <table:table-cell table:style-name="ce4" table:formula="of:=([.C16]/[.C18])" office:value-type="float" office:value="0.87799123693967">
            <text:p>0.88</text:p>
          </table:table-cell>
          <table:table-cell table:style-name="ce4" table:formula="of:=([.C23]/[.C25])" office:value-type="float" office:value="1.41347350087086">
            <text:p>1.41</text:p>
          </table:table-cell>
          <table:table-cell table:style-name="ce4" table:formula="of:=([.C30]/[.C32])" office:value-type="float" office:value="0.421616750084491">
            <text:p>0.42</text:p>
          </table:table-cell>
          <table:table-cell/>
          <table:table-cell office:value-type="string">
            <text:p>vec4</text:p>
          </table:table-cell>
          <table:table-cell office:value-type="float" office:value="0.41">
            <text:p>0.4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1.41">
            <text:p>1.41</text:p>
          </table:table-cell>
          <table:table-cell office:value-type="float" office:value="0.42">
            <text:p>0.4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4" table:formula="of:=([.C2]/[.C5])" office:value-type="float" office:value="0.229729257946829">
            <text:p>0.23</text:p>
          </table:table-cell>
          <table:table-cell table:style-name="ce4" table:formula="of:=([.C9]/[.C12])" office:value-type="float" office:value="0.397248211337369">
            <text:p>0.40</text:p>
          </table:table-cell>
          <table:table-cell table:style-name="ce4" table:formula="of:=([.C16]/[.C19])" office:value-type="float" office:value="0.4046916265341">
            <text:p>0.40</text:p>
          </table:table-cell>
          <table:table-cell table:style-name="ce4" table:formula="of:=([.C23]/[.C26])" office:value-type="float" office:value="1.42660723254646">
            <text:p>1.43</text:p>
          </table:table-cell>
          <table:table-cell table:style-name="ce4" table:formula="of:=([.C30]/[.C33])" office:value-type="float" office:value="0.468022009432614">
            <text:p>0.47</text:p>
          </table:table-cell>
          <table:table-cell/>
          <table:table-cell office:value-type="string">
            <text:p>vec8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.43">
            <text:p>1.43</text:p>
          </table:table-cell>
          <table:table-cell office:value-type="float" office:value="0.47">
            <text:p>0.4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4" table:formula="of:=([.C2]/[.C6])" office:value-type="float" office:value="0.142311830573173">
            <text:p>0.14</text:p>
          </table:table-cell>
          <table:table-cell table:style-name="ce4" table:formula="of:=([.C9]/[.C13])" office:value-type="float" office:value="0.18691733996271">
            <text:p>0.19</text:p>
          </table:table-cell>
          <table:table-cell table:style-name="ce4" table:formula="of:=([.C16]/[.C20])" office:value-type="float" office:value="0.145693512304251">
            <text:p>0.15</text:p>
          </table:table-cell>
          <table:table-cell table:style-name="ce4" table:formula="of:=([.C23]/[.C27])" office:value-type="float" office:value="1.43389916072443">
            <text:p>1.43</text:p>
          </table:table-cell>
          <table:table-cell table:style-name="ce4" table:formula="of:=([.C30]/[.C34])" office:value-type="float" office:value="2.83804571552378">
            <text:p>2.84</text:p>
          </table:table-cell>
          <table:table-cell/>
          <table:table-cell office:value-type="string">
            <text:p>vec16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1.43">
            <text:p>1.43</text:p>
          </table:table-cell>
          <table:table-cell office:value-type="float" office:value="2.84">
            <text:p>2.84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cav</text:p>
          </table:table-cell>
          <table:table-cell table:style-name="ce4" table:formula="of:=([.C2]/[.C7])" office:value-type="float" office:value="0.000000026321">
            <text:p>0.00</text:p>
          </table:table-cell>
          <table:table-cell table:style-name="ce4" table:formula="of:=([.C9]/[.C14])" office:value-type="float" office:value="0.000000007218">
            <text:p>0.00</text:p>
          </table:table-cell>
          <table:table-cell table:style-name="ce4" table:formula="of:=([.C26]/[.C21])" office:value-type="float" office:value="0.000000015928">
            <text:p>0.00</text:p>
          </table:table-cell>
          <table:table-cell table:style-name="ce4" table:formula="of:=([.C23]/[.C28])" office:value-type="float" office:value="1.35919368345496">
            <text:p>1.36</text:p>
          </table:table-cell>
          <table:table-cell table:style-name="ce4" table:formula="of:=([.C30]/[.C35])" office:value-type="float" office:value="1.73657695876972">
            <text:p>1.74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1.74">
            <text:p>1.74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4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65">
            <text:p>0.65</text:p>
          </table:table-cell>
          <table:table-cell office:value-type="float" office:value="0.41">
            <text:p>0.41</text:p>
          </table:table-cell>
          <table:table-cell office:value-type="float" office:value="0.23">
            <text:p>0.2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4">
            <text:p>0.4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0.82">
            <text:p>0.82</text:p>
          </table:table-cell>
          <table:table-cell office:value-type="float" office:value="1.41">
            <text:p>1.41</text:p>
          </table:table-cell>
          <table:table-cell table:number-columns-repeated="2" office:value-type="float" office:value="1.43">
            <text:p>1.43</text:p>
          </table:table-cell>
          <table:table-cell office:value-type="float" office:value="1.36">
            <text:p>1.3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0.47">
            <text:p>0.47</text:p>
          </table:table-cell>
          <table:table-cell office:value-type="float" office:value="2.84">
            <text:p>2.84</text:p>
          </table:table-cell>
          <table:table-cell office:value-type="float" office:value="1.74">
            <text:p>1.74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bin </meta:initial-creator>
    <meta:creation-date>2014-03-30T13:48:36</meta:creation-date>
    <dc:date>2014-06-05T10:14:10</dc:date>
    <dc:creator>jianbin </dc:creator>
    <meta:editing-duration>P1DT8H25M15S</meta:editing-duration>
    <meta:editing-cycles>218</meta:editing-cycles>
    <meta:generator>LibreOffice/3.5$Linux_X86_64 LibreOffice_project/350m1$Build-2</meta:generator>
    <meta:document-statistic meta:table-count="10" meta:cell-count="10136" meta:object-count="0"/>
  </office:meta>
</office:document-meta>
</file>